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F0000005E6D466E6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Courier New" svg:font-family="'Courier New'" style:font-family-generic="modern"/>
    <style:font-face style:name="MS Mincho" svg:font-family="'MS Mincho', 'ＭＳ 明朝'" style:font-family-generic="modern"/>
    <style:font-face style:name="Droid Sans Fallback1" svg:font-family="'Droid Sans Fallback'" style:font-family-generic="roman"/>
    <style:font-face style:name="OpenSymbol" svg:font-family="OpenSymbol, 'Times New Roman'" style:font-family-generic="roman"/>
    <style:font-face style:name="Times New Roman1" svg:font-family="'Times New Roman'" style:font-family-generic="roman"/>
    <style:font-face style:name="Arial2" svg:font-family="Arial" style:font-adornments="Normal" style:font-family-generic="swiss"/>
    <style:font-face style:name="Times New Roman2" svg:font-family="'Times New Roman'"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Droid Sans Fallback2" svg:font-family="'Droid Sans Fallback'"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office:font-face-decls>
  <office:automatic-styles>
    <style:style style:name="Common_5f_Board_5f_Files" style:display-name="Common_Board_Files" style:family="table">
      <style:table-properties style:width="6.65in" table:align="margins" style:writing-mode="lr-tb"/>
    </style:style>
    <style:style style:name="Common_5f_Board_5f_Files.A" style:display-name="Common_Board_Files.A" style:family="table-column">
      <style:table-column-properties style:column-width="2.3542in" style:rel-column-width="23200*"/>
    </style:style>
    <style:style style:name="Common_5f_Board_5f_Files.B" style:display-name="Common_Board_Files.B" style:family="table-column">
      <style:table-column-properties style:column-width="4.2958in" style:rel-column-width="42335*"/>
    </style:style>
    <style:style style:name="Common_5f_Board_5f_Files.A1" style:display-name="Common_Board_Files.A1" style:family="table-cell">
      <style:table-cell-properties fo:background-color="#0066cc" fo:padding="0.0382in" fo:border="0.05pt solid #000000">
        <style:background-image/>
      </style:table-cell-properties>
    </style:style>
    <style:style style:name="Common_5f_Board_5f_Files.A2" style:display-name="Common_Board_Files.A2" style:family="table-cell">
      <style:table-cell-properties fo:padding="0.0382in" fo:border-left="0.05pt solid #000000" fo:border-right="none" fo:border-top="none" fo:border-bottom="0.05pt solid #000000"/>
    </style:style>
    <style:style style:name="Common_5f_Board_5f_Files.B2" style:display-name="Common_Board_Files.B2" style:family="table-cell">
      <style:table-cell-properties fo:padding="0.0382in" fo:border-left="0.05pt solid #000000" fo:border-right="0.05pt solid #000000" fo:border-top="none" fo:border-bottom="0.05pt solid #000000"/>
    </style:style>
    <style:style style:name="Common_5f_Board_5f_Files.A3" style:display-name="Common_Board_Files.A3" style:family="table-cell">
      <style:table-cell-properties fo:padding="0.0382in" fo:border-left="0.05pt solid #000000" fo:border-right="none" fo:border-top="none" fo:border-bottom="0.05pt solid #000000"/>
    </style:style>
    <style:style style:name="Common_5f_Board_5f_Files.B3" style:display-name="Common_Board_Files.B3" style:family="table-cell">
      <style:table-cell-properties fo:padding="0.0382in" fo:border-left="0.05pt solid #000000" fo:border-right="0.05pt solid #000000" fo:border-top="none" fo:border-bottom="0.05pt solid #000000"/>
    </style:style>
    <style:style style:name="Common_5f_Board_5f_Files.A4" style:display-name="Common_Board_Files.A4" style:family="table-cell">
      <style:table-cell-properties fo:padding="0.0382in" fo:border-left="0.05pt solid #000000" fo:border-right="none" fo:border-top="none" fo:border-bottom="0.05pt solid #000000"/>
    </style:style>
    <style:style style:name="Common_5f_Board_5f_Files.B4" style:display-name="Common_Board_Files.B4" style:family="table-cell">
      <style:table-cell-properties fo:padding="0.0382in" fo:border-left="0.05pt solid #000000" fo:border-right="0.05pt solid #000000" fo:border-top="none" fo:border-bottom="0.05pt solid #000000"/>
    </style:style>
    <style:style style:name="Common_5f_Board_5f_Files.A5" style:display-name="Common_Board_Files.A5" style:family="table-cell">
      <style:table-cell-properties fo:padding="0.0382in" fo:border-left="0.05pt solid #000000" fo:border-right="none" fo:border-top="none" fo:border-bottom="0.05pt solid #000000"/>
    </style:style>
    <style:style style:name="Common_5f_Board_5f_Files.B5" style:display-name="Common_Board_Files.B5" style:family="table-cell">
      <style:table-cell-properties fo:padding="0.0382in" fo:border-left="0.05pt solid #000000" fo:border-right="0.05pt solid #000000" fo:border-top="none" fo:border-bottom="0.05pt solid #000000"/>
    </style:style>
    <style:style style:name="Common_5f_Board_5f_Files.A6" style:display-name="Common_Board_Files.A6" style:family="table-cell">
      <style:table-cell-properties fo:padding="0.0382in" fo:border-left="0.05pt solid #000000" fo:border-right="none" fo:border-top="none" fo:border-bottom="0.05pt solid #000000"/>
    </style:style>
    <style:style style:name="Common_5f_Board_5f_Files.B6" style:display-name="Common_Board_Files.B6" style:family="table-cell">
      <style:table-cell-properties fo:padding="0.0382in" fo:border-left="0.05pt solid #000000" fo:border-right="0.05pt solid #000000" fo:border-top="none" fo:border-bottom="0.05pt solid #000000"/>
    </style:style>
    <style:style style:name="Common_5f_Board_5f_Files.A7" style:display-name="Common_Board_Files.A7" style:family="table-cell">
      <style:table-cell-properties fo:padding="0.0382in" fo:border-left="0.05pt solid #000000" fo:border-right="none" fo:border-top="none" fo:border-bottom="0.05pt solid #000000"/>
    </style:style>
    <style:style style:name="Common_5f_Board_5f_Files.B7" style:display-name="Common_Board_Files.B7" style:family="table-cell">
      <style:table-cell-properties fo:padding="0.0382in" fo:border-left="0.05pt solid #000000" fo:border-right="0.05pt solid #000000" fo:border-top="none" fo:border-bottom="0.05pt solid #000000"/>
    </style:style>
    <style:style style:name="Common_5f_Board_5f_Files.A8" style:display-name="Common_Board_Files.A8" style:family="table-cell">
      <style:table-cell-properties fo:padding="0.0382in" fo:border-left="0.05pt solid #000000" fo:border-right="none" fo:border-top="none" fo:border-bottom="0.05pt solid #000000"/>
    </style:style>
    <style:style style:name="Common_5f_Board_5f_Files.B8" style:display-name="Common_Board_Files.B8" style:family="table-cell">
      <style:table-cell-properties fo:padding="0.0382in" fo:border-left="0.05pt solid #000000" fo:border-right="0.05pt solid #000000" fo:border-top="none" fo:border-bottom="0.05pt solid #000000"/>
    </style:style>
    <style:style style:name="Common_5f_Board_5f_Files.A9" style:display-name="Common_Board_Files.A9" style:family="table-cell">
      <style:table-cell-properties fo:padding="0.0382in" fo:border-left="0.05pt solid #000000" fo:border-right="none" fo:border-top="none" fo:border-bottom="0.05pt solid #000000"/>
    </style:style>
    <style:style style:name="Common_5f_Board_5f_Files.B9" style:display-name="Common_Board_Files.B9" style:family="table-cell">
      <style:table-cell-properties fo:padding="0.0382in" fo:border-left="0.05pt solid #000000" fo:border-right="0.05pt solid #000000" fo:border-top="none" fo:border-bottom="0.05pt solid #000000"/>
    </style:style>
    <style:style style:name="Common_5f_Board_5f_Files.A10" style:display-name="Common_Board_Files.A10" style:family="table-cell">
      <style:table-cell-properties fo:padding="0.0382in" fo:border-left="0.05pt solid #000000" fo:border-right="none" fo:border-top="none" fo:border-bottom="0.05pt solid #000000"/>
    </style:style>
    <style:style style:name="Common_5f_Board_5f_Files.B10" style:display-name="Common_Board_Files.B10" style:family="table-cell">
      <style:table-cell-properties fo:padding="0.0382in" fo:border-left="0.05pt solid #000000" fo:border-right="0.05pt solid #000000" fo:border-top="none" fo:border-bottom="0.05pt solid #000000"/>
    </style:style>
    <style:style style:name="Mips_5f_Cpu_5f_Octeon_5f_Files" style:display-name="Mips_Cpu_Octeon_Files" style:family="table">
      <style:table-properties style:width="6.65in" table:align="margins" style:writing-mode="lr-tb"/>
    </style:style>
    <style:style style:name="Mips_5f_Cpu_5f_Octeon_5f_Files.A" style:display-name="Mips_Cpu_Octeon_Files.A" style:family="table-column">
      <style:table-column-properties style:column-width="1.9167in" style:rel-column-width="18888*"/>
    </style:style>
    <style:style style:name="Mips_5f_Cpu_5f_Octeon_5f_Files.B" style:display-name="Mips_Cpu_Octeon_Files.B" style:family="table-column">
      <style:table-column-properties style:column-width="4.7333in" style:rel-column-width="46647*"/>
    </style:style>
    <style:style style:name="Mips_5f_Cpu_5f_Octeon_5f_Files.A1" style:display-name="Mips_Cpu_Octeon_Files.A1" style:family="table-cell">
      <style:table-cell-properties fo:background-color="#0066cc" fo:padding="0.0382in" fo:border="0.05pt solid #000000">
        <style:background-image/>
      </style:table-cell-properties>
    </style:style>
    <style:style style:name="Mips_5f_Cpu_5f_Octeon_5f_Files.A2" style:display-name="Mips_Cpu_Octeon_Files.A2" style:family="table-cell">
      <style:table-cell-properties fo:padding="0.0382in" fo:border-left="0.05pt solid #000000" fo:border-right="none" fo:border-top="none" fo:border-bottom="0.05pt solid #000000"/>
    </style:style>
    <style:style style:name="Mips_5f_Cpu_5f_Octeon_5f_Files.B2" style:display-name="Mips_Cpu_Octeon_Files.B2" style:family="table-cell">
      <style:table-cell-properties fo:padding="0.0382in" fo:border-left="0.05pt solid #000000" fo:border-right="0.05pt solid #000000" fo:border-top="none" fo:border-bottom="0.05pt solid #000000"/>
    </style:style>
    <style:style style:name="Mips_5f_Cpu_5f_Octeon_5f_Files.A3" style:display-name="Mips_Cpu_Octeon_Files.A3" style:family="table-cell">
      <style:table-cell-properties fo:padding="0.0382in" fo:border-left="0.05pt solid #000000" fo:border-right="none" fo:border-top="none" fo:border-bottom="0.05pt solid #000000"/>
    </style:style>
    <style:style style:name="Mips_5f_Cpu_5f_Octeon_5f_Files.B3" style:display-name="Mips_Cpu_Octeon_Files.B3" style:family="table-cell">
      <style:table-cell-properties fo:padding="0.0382in" fo:border-left="0.05pt solid #000000" fo:border-right="0.05pt solid #000000" fo:border-top="none" fo:border-bottom="0.05pt solid #000000"/>
    </style:style>
    <style:style style:name="Mips_5f_Cpu_5f_Octeon_5f_Files.A4" style:display-name="Mips_Cpu_Octeon_Files.A4" style:family="table-cell">
      <style:table-cell-properties fo:padding="0.0382in" fo:border-left="0.05pt solid #000000" fo:border-right="none" fo:border-top="none" fo:border-bottom="0.05pt solid #000000"/>
    </style:style>
    <style:style style:name="Mips_5f_Cpu_5f_Octeon_5f_Files.B4" style:display-name="Mips_Cpu_Octeon_Files.B4" style:family="table-cell">
      <style:table-cell-properties fo:padding="0.0382in" fo:border-left="0.05pt solid #000000" fo:border-right="0.05pt solid #000000" fo:border-top="none" fo:border-bottom="0.05pt solid #000000"/>
    </style:style>
    <style:style style:name="Mips_5f_Cpu_5f_Octeon_5f_Files.A5" style:display-name="Mips_Cpu_Octeon_Files.A5" style:family="table-cell">
      <style:table-cell-properties fo:padding="0.0382in" fo:border-left="0.05pt solid #000000" fo:border-right="none" fo:border-top="none" fo:border-bottom="0.05pt solid #000000"/>
    </style:style>
    <style:style style:name="Mips_5f_Cpu_5f_Octeon_5f_Files.B5" style:display-name="Mips_Cpu_Octeon_Files.B5" style:family="table-cell">
      <style:table-cell-properties fo:padding="0.0382in" fo:border-left="0.05pt solid #000000" fo:border-right="0.05pt solid #000000" fo:border-top="none" fo:border-bottom="0.05pt solid #000000"/>
    </style:style>
    <style:style style:name="Mips_5f_Cpu_5f_Octeon_5f_Files.A6" style:display-name="Mips_Cpu_Octeon_Files.A6" style:family="table-cell">
      <style:table-cell-properties fo:padding="0.0382in" fo:border-left="0.05pt solid #000000" fo:border-right="none" fo:border-top="none" fo:border-bottom="0.05pt solid #000000"/>
    </style:style>
    <style:style style:name="Mips_5f_Cpu_5f_Octeon_5f_Files.B6" style:display-name="Mips_Cpu_Octeon_Files.B6" style:family="table-cell">
      <style:table-cell-properties fo:padding="0.0382in" fo:border-left="0.05pt solid #000000" fo:border-right="0.05pt solid #000000" fo:border-top="none" fo:border-bottom="0.05pt solid #000000"/>
    </style:style>
    <style:style style:name="Mips_5f_Cpu_5f_Octeon_5f_Files.A7" style:display-name="Mips_Cpu_Octeon_Files.A7" style:family="table-cell">
      <style:table-cell-properties fo:padding="0.0382in" fo:border-left="0.05pt solid #000000" fo:border-right="none" fo:border-top="none" fo:border-bottom="0.05pt solid #000000"/>
    </style:style>
    <style:style style:name="Mips_5f_Cpu_5f_Octeon_5f_Files.B7" style:display-name="Mips_Cpu_Octeon_Files.B7" style:family="table-cell">
      <style:table-cell-properties fo:padding="0.0382in" fo:border-left="0.05pt solid #000000" fo:border-right="0.05pt solid #000000" fo:border-top="none" fo:border-bottom="0.05pt solid #000000"/>
    </style:style>
    <style:style style:name="Mips_5f_Cpu_5f_Octeon_5f_Files.A8" style:display-name="Mips_Cpu_Octeon_Files.A8" style:family="table-cell">
      <style:table-cell-properties fo:padding="0.0382in" fo:border-left="0.05pt solid #000000" fo:border-right="none" fo:border-top="none" fo:border-bottom="0.05pt solid #000000"/>
    </style:style>
    <style:style style:name="Mips_5f_Cpu_5f_Octeon_5f_Files.B8" style:display-name="Mips_Cpu_Octeon_Files.B8" style:family="table-cell">
      <style:table-cell-properties fo:padding="0.0382in" fo:border-left="0.05pt solid #000000" fo:border-right="0.05pt solid #000000" fo:border-top="none" fo:border-bottom="0.05pt solid #000000"/>
    </style:style>
    <style:style style:name="Mips_5f_Cpu_5f_Octeon_5f_Files.A9" style:display-name="Mips_Cpu_Octeon_Files.A9" style:family="table-cell">
      <style:table-cell-properties fo:padding="0.0382in" fo:border-left="0.05pt solid #000000" fo:border-right="none" fo:border-top="none" fo:border-bottom="0.05pt solid #000000"/>
    </style:style>
    <style:style style:name="Mips_5f_Cpu_5f_Octeon_5f_Files.B9" style:display-name="Mips_Cpu_Octeon_Files.B9" style:family="table-cell">
      <style:table-cell-properties fo:padding="0.0382in" fo:border-left="0.05pt solid #000000" fo:border-right="0.05pt solid #000000" fo:border-top="none" fo:border-bottom="0.05pt solid #000000"/>
    </style:style>
    <style:style style:name="Mips_5f_Cpu_5f_Octeon_5f_Files.A10" style:display-name="Mips_Cpu_Octeon_Files.A10" style:family="table-cell">
      <style:table-cell-properties fo:padding="0.0382in" fo:border-left="0.05pt solid #000000" fo:border-right="none" fo:border-top="none" fo:border-bottom="0.05pt solid #000000"/>
    </style:style>
    <style:style style:name="Mips_5f_Cpu_5f_Octeon_5f_Files.B10" style:display-name="Mips_Cpu_Octeon_Files.B10" style:family="table-cell">
      <style:table-cell-properties fo:padding="0.0382in" fo:border-left="0.05pt solid #000000" fo:border-right="0.05pt solid #000000" fo:border-top="none" fo:border-bottom="0.05pt solid #000000"/>
    </style:style>
    <style:style style:name="Mips_5f_Cpu_5f_Octeon_5f_Files.A11" style:display-name="Mips_Cpu_Octeon_Files.A11" style:family="table-cell">
      <style:table-cell-properties fo:padding="0.0382in" fo:border-left="0.05pt solid #000000" fo:border-right="none" fo:border-top="none" fo:border-bottom="0.05pt solid #000000"/>
    </style:style>
    <style:style style:name="Mips_5f_Cpu_5f_Octeon_5f_Files.B11" style:display-name="Mips_Cpu_Octeon_Files.B11" style:family="table-cell">
      <style:table-cell-properties fo:padding="0.0382in" fo:border-left="0.05pt solid #000000" fo:border-right="0.05pt solid #000000" fo:border-top="none" fo:border-bottom="0.05pt solid #000000"/>
    </style:style>
    <style:style style:name="Mips_5f_Cpu_5f_Octeon_5f_Files.A12" style:display-name="Mips_Cpu_Octeon_Files.A12" style:family="table-cell">
      <style:table-cell-properties fo:padding="0.0382in" fo:border-left="0.05pt solid #000000" fo:border-right="none" fo:border-top="none" fo:border-bottom="0.05pt solid #000000"/>
    </style:style>
    <style:style style:name="Mips_5f_Cpu_5f_Octeon_5f_Files.B12" style:display-name="Mips_Cpu_Octeon_Files.B12" style:family="table-cell">
      <style:table-cell-properties fo:padding="0.0382in" fo:border-left="0.05pt solid #000000" fo:border-right="0.05pt solid #000000" fo:border-top="none" fo:border-bottom="0.05pt solid #000000"/>
    </style:style>
    <style:style style:name="Mips_5f_Cpu_5f_Octeon_5f_Files.A13" style:display-name="Mips_Cpu_Octeon_Files.A13" style:family="table-cell">
      <style:table-cell-properties fo:padding="0.0382in" fo:border-left="0.05pt solid #000000" fo:border-right="none" fo:border-top="none" fo:border-bottom="0.05pt solid #000000"/>
    </style:style>
    <style:style style:name="Mips_5f_Cpu_5f_Octeon_5f_Files.B13" style:display-name="Mips_Cpu_Octeon_Files.B13" style:family="table-cell">
      <style:table-cell-properties fo:padding="0.0382in" fo:border-left="0.05pt solid #000000" fo:border-right="0.05pt solid #000000" fo:border-top="none" fo:border-bottom="0.05pt solid #000000"/>
    </style:style>
    <style:style style:name="Mips_5f_Cpu_5f_Octeon_5f_Files.A14" style:display-name="Mips_Cpu_Octeon_Files.A14" style:family="table-cell">
      <style:table-cell-properties fo:padding="0.0382in" fo:border-left="0.05pt solid #000000" fo:border-right="none" fo:border-top="none" fo:border-bottom="0.05pt solid #000000"/>
    </style:style>
    <style:style style:name="Mips_5f_Cpu_5f_Octeon_5f_Files.B14" style:display-name="Mips_Cpu_Octeon_Files.B14" style:family="table-cell">
      <style:table-cell-properties fo:padding="0.0382in" fo:border-left="0.05pt solid #000000" fo:border-right="0.05pt solid #000000" fo:border-top="none" fo:border-bottom="0.05pt solid #000000"/>
    </style:style>
    <style:style style:name="Mips_5f_Cpu_5f_Octeon_5f_Files.A15" style:display-name="Mips_Cpu_Octeon_Files.A15" style:family="table-cell">
      <style:table-cell-properties fo:padding="0.0382in" fo:border-left="0.05pt solid #000000" fo:border-right="none" fo:border-top="none" fo:border-bottom="0.05pt solid #000000"/>
    </style:style>
    <style:style style:name="Mips_5f_Cpu_5f_Octeon_5f_Files.B15" style:display-name="Mips_Cpu_Octeon_Files.B15" style:family="table-cell">
      <style:table-cell-properties fo:padding="0.0382in" fo:border-left="0.05pt solid #000000" fo:border-right="0.05pt solid #000000" fo:border-top="none" fo:border-bottom="0.05pt solid #000000"/>
    </style:style>
    <style:style style:name="Mips_5f_Cpu_5f_Octeon_5f_Files.A16" style:display-name="Mips_Cpu_Octeon_Files.A16" style:family="table-cell">
      <style:table-cell-properties fo:padding="0.0382in" fo:border-left="0.05pt solid #000000" fo:border-right="none" fo:border-top="none" fo:border-bottom="0.05pt solid #000000"/>
    </style:style>
    <style:style style:name="Mips_5f_Cpu_5f_Octeon_5f_Files.B16" style:display-name="Mips_Cpu_Octeon_Files.B16" style:family="table-cell">
      <style:table-cell-properties fo:padding="0.0382in" fo:border-left="0.05pt solid #000000" fo:border-right="0.05pt solid #000000" fo:border-top="none" fo:border-bottom="0.05pt solid #000000"/>
    </style:style>
    <style:style style:name="Mips_5f_Cpu_5f_Octeon_5f_Files.A17" style:display-name="Mips_Cpu_Octeon_Files.A17" style:family="table-cell">
      <style:table-cell-properties fo:padding="0.0382in" fo:border-left="0.05pt solid #000000" fo:border-right="none" fo:border-top="none" fo:border-bottom="0.05pt solid #000000"/>
    </style:style>
    <style:style style:name="Mips_5f_Cpu_5f_Octeon_5f_Files.B17" style:display-name="Mips_Cpu_Octeon_Files.B17" style:family="table-cell">
      <style:table-cell-properties fo:padding="0.0382in" fo:border-left="0.05pt solid #000000" fo:border-right="0.05pt solid #000000" fo:border-top="none" fo:border-bottom="0.05pt solid #000000"/>
    </style:style>
    <style:style style:name="Mips_5f_Cpu_5f_Octeon_5f_Files.A18" style:display-name="Mips_Cpu_Octeon_Files.A18" style:family="table-cell">
      <style:table-cell-properties fo:padding="0.0382in" fo:border-left="0.05pt solid #000000" fo:border-right="none" fo:border-top="none" fo:border-bottom="0.05pt solid #000000"/>
    </style:style>
    <style:style style:name="Mips_5f_Cpu_5f_Octeon_5f_Files.B18" style:display-name="Mips_Cpu_Octeon_Files.B18" style:family="table-cell">
      <style:table-cell-properties fo:padding="0.0382in" fo:border-left="0.05pt solid #000000" fo:border-right="0.05pt solid #000000" fo:border-top="none" fo:border-bottom="0.05pt solid #000000"/>
    </style:style>
    <style:style style:name="Mips_5f_Cpu_5f_Octeon_5f_Files.A19" style:display-name="Mips_Cpu_Octeon_Files.A19" style:family="table-cell">
      <style:table-cell-properties fo:padding="0.0382in" fo:border-left="0.05pt solid #000000" fo:border-right="none" fo:border-top="none" fo:border-bottom="0.05pt solid #000000"/>
    </style:style>
    <style:style style:name="Mips_5f_Cpu_5f_Octeon_5f_Files.B19" style:display-name="Mips_Cpu_Octeon_Files.B19" style:family="table-cell">
      <style:table-cell-properties fo:padding="0.0382in" fo:border-left="0.05pt solid #000000" fo:border-right="0.05pt solid #000000" fo:border-top="none" fo:border-bottom="0.05pt solid #000000"/>
    </style:style>
    <style:style style:name="Mips_5f_Cpu_5f_Octeon_5f_Files.A20" style:display-name="Mips_Cpu_Octeon_Files.A20" style:family="table-cell">
      <style:table-cell-properties fo:padding="0.0382in" fo:border-left="0.05pt solid #000000" fo:border-right="none" fo:border-top="none" fo:border-bottom="0.05pt solid #000000"/>
    </style:style>
    <style:style style:name="Mips_5f_Cpu_5f_Octeon_5f_Files.B20" style:display-name="Mips_Cpu_Octeon_Files.B20" style:family="table-cell">
      <style:table-cell-properties fo:padding="0.0382in" fo:border-left="0.05pt solid #000000" fo:border-right="0.05pt solid #000000" fo:border-top="none" fo:border-bottom="0.05pt solid #000000"/>
    </style:style>
    <style:style style:name="Mips_5f_Cpu_5f_Octeon_5f_Files.A21" style:display-name="Mips_Cpu_Octeon_Files.A21" style:family="table-cell">
      <style:table-cell-properties fo:padding="0.0382in" fo:border-left="0.05pt solid #000000" fo:border-right="none" fo:border-top="none" fo:border-bottom="0.05pt solid #000000"/>
    </style:style>
    <style:style style:name="Mips_5f_Cpu_5f_Octeon_5f_Files.B21" style:display-name="Mips_Cpu_Octeon_Files.B21" style:family="table-cell">
      <style:table-cell-properties fo:padding="0.0382in" fo:border-left="0.05pt solid #000000" fo:border-right="0.05pt solid #000000" fo:border-top="none" fo:border-bottom="0.05pt solid #000000"/>
    </style:style>
    <style:style style:name="Mips_5f_Cpu_5f_Octeon_5f_Files.A22" style:display-name="Mips_Cpu_Octeon_Files.A22" style:family="table-cell">
      <style:table-cell-properties fo:padding="0.0382in" fo:border-left="0.05pt solid #000000" fo:border-right="none" fo:border-top="none" fo:border-bottom="0.05pt solid #000000"/>
    </style:style>
    <style:style style:name="Mips_5f_Cpu_5f_Octeon_5f_Files.B22" style:display-name="Mips_Cpu_Octeon_Files.B22" style:family="table-cell">
      <style:table-cell-properties fo:padding="0.0382in" fo:border-left="0.05pt solid #000000" fo:border-right="0.05pt solid #000000" fo:border-top="none" fo:border-bottom="0.05pt solid #000000"/>
    </style:style>
    <style:style style:name="Mips_5f_Cpu_5f_Octeon_5f_Files.A23" style:display-name="Mips_Cpu_Octeon_Files.A23" style:family="table-cell">
      <style:table-cell-properties fo:padding="0.0382in" fo:border-left="0.05pt solid #000000" fo:border-right="none" fo:border-top="none" fo:border-bottom="0.05pt solid #000000"/>
    </style:style>
    <style:style style:name="Mips_5f_Cpu_5f_Octeon_5f_Files.B23" style:display-name="Mips_Cpu_Octeon_Files.B23" style:family="table-cell">
      <style:table-cell-properties fo:padding="0.0382in" fo:border-left="0.05pt solid #000000" fo:border-right="0.05pt solid #000000" fo:border-top="none" fo:border-bottom="0.05pt solid #000000"/>
    </style:style>
    <style:style style:name="Mips_5f_Cpu_5f_Octeon_5f_Files.A24" style:display-name="Mips_Cpu_Octeon_Files.A24" style:family="table-cell">
      <style:table-cell-properties fo:padding="0.0382in" fo:border-left="0.05pt solid #000000" fo:border-right="none" fo:border-top="none" fo:border-bottom="0.05pt solid #000000"/>
    </style:style>
    <style:style style:name="Mips_5f_Cpu_5f_Octeon_5f_Files.B24" style:display-name="Mips_Cpu_Octeon_Files.B24" style:family="table-cell">
      <style:table-cell-properties fo:padding="0.0382in" fo:border-left="0.05pt solid #000000" fo:border-right="0.05pt solid #000000" fo:border-top="none" fo:border-bottom="0.05pt solid #000000"/>
    </style:style>
    <style:style style:name="Mips_5f_Cpu_5f_Octeon_5f_Files.A25" style:display-name="Mips_Cpu_Octeon_Files.A25" style:family="table-cell">
      <style:table-cell-properties fo:padding="0.0382in" fo:border-left="0.05pt solid #000000" fo:border-right="none" fo:border-top="none" fo:border-bottom="0.05pt solid #000000"/>
    </style:style>
    <style:style style:name="Mips_5f_Cpu_5f_Octeon_5f_Files.B25" style:display-name="Mips_Cpu_Octeon_Files.B25" style:family="table-cell">
      <style:table-cell-properties fo:padding="0.0382in" fo:border-left="0.05pt solid #000000" fo:border-right="0.05pt solid #000000" fo:border-top="none" fo:border-bottom="0.05pt solid #000000"/>
    </style:style>
    <style:style style:name="Mips_5f_Cpu_5f_Octeon_5f_Files.A26" style:display-name="Mips_Cpu_Octeon_Files.A26" style:family="table-cell">
      <style:table-cell-properties fo:padding="0.0382in" fo:border-left="0.05pt solid #000000" fo:border-right="none" fo:border-top="none" fo:border-bottom="0.05pt solid #000000"/>
    </style:style>
    <style:style style:name="Mips_5f_Cpu_5f_Octeon_5f_Files.B26" style:display-name="Mips_Cpu_Octeon_Files.B26" style:family="table-cell">
      <style:table-cell-properties fo:padding="0.0382in" fo:border-left="0.05pt solid #000000" fo:border-right="0.05pt solid #000000" fo:border-top="none" fo:border-bottom="0.05pt solid #000000"/>
    </style:style>
    <style:style style:name="Mips_5f_Cpu_5f_Octeon_5f_Files.A27" style:display-name="Mips_Cpu_Octeon_Files.A27" style:family="table-cell">
      <style:table-cell-properties fo:padding="0.0382in" fo:border-left="0.05pt solid #000000" fo:border-right="none" fo:border-top="none" fo:border-bottom="0.05pt solid #000000"/>
    </style:style>
    <style:style style:name="Mips_5f_Cpu_5f_Octeon_5f_Files.B27" style:display-name="Mips_Cpu_Octeon_Files.B27" style:family="table-cell">
      <style:table-cell-properties fo:padding="0.0382in" fo:border-left="0.05pt solid #000000" fo:border-right="0.05pt solid #000000" fo:border-top="none" fo:border-bottom="0.05pt solid #000000"/>
    </style:style>
    <style:style style:name="Mips_5f_Cpu_5f_Octeon_5f_Files.A28" style:display-name="Mips_Cpu_Octeon_Files.A28" style:family="table-cell">
      <style:table-cell-properties fo:padding="0.0382in" fo:border-left="0.05pt solid #000000" fo:border-right="none" fo:border-top="none" fo:border-bottom="0.05pt solid #000000"/>
    </style:style>
    <style:style style:name="Mips_5f_Cpu_5f_Octeon_5f_Files.B28" style:display-name="Mips_Cpu_Octeon_Files.B28" style:family="table-cell">
      <style:table-cell-properties fo:padding="0.0382in" fo:border-left="0.05pt solid #000000" fo:border-right="0.05pt solid #000000" fo:border-top="none" fo:border-bottom="0.05pt solid #000000"/>
    </style:style>
    <style:style style:name="Arch_5f_Mips_5f_Cpu_5f_Octeon_5f_Commands_5f_Files" style:display-name="Arch_Mips_Cpu_Octeon_Commands_Files" style:family="table">
      <style:table-properties style:width="6.65in" table:align="margins" style:writing-mode="lr-tb"/>
    </style:style>
    <style:style style:name="Arch_5f_Mips_5f_Cpu_5f_Octeon_5f_Commands_5f_Files.A" style:display-name="Arch_Mips_Cpu_Octeon_Commands_Files.A" style:family="table-column">
      <style:table-column-properties style:column-width="2.0833in" style:rel-column-width="20531*"/>
    </style:style>
    <style:style style:name="Arch_5f_Mips_5f_Cpu_5f_Octeon_5f_Commands_5f_Files.B" style:display-name="Arch_Mips_Cpu_Octeon_Commands_Files.B" style:family="table-column">
      <style:table-column-properties style:column-width="4.5667in" style:rel-column-width="45004*"/>
    </style:style>
    <style:style style:name="Arch_5f_Mips_5f_Cpu_5f_Octeon_5f_Commands_5f_Files.A1" style:display-name="Arch_Mips_Cpu_Octeon_Commands_Files.A1" style:family="table-cell">
      <style:table-cell-properties fo:background-color="#0066cc" fo:padding="0.0382in" fo:border="0.05pt solid #000000">
        <style:background-image/>
      </style:table-cell-properties>
    </style:style>
    <style:style style:name="Arch_5f_Mips_5f_Cpu_5f_Octeon_5f_Commands_5f_Files.A2" style:display-name="Arch_Mips_Cpu_Octeon_Commands_Files.A2" style:family="table-cell">
      <style:table-cell-properties fo:padding="0.0382in" fo:border-left="0.05pt solid #000000" fo:border-right="none" fo:border-top="none" fo:border-bottom="0.05pt solid #000000"/>
    </style:style>
    <style:style style:name="Arch_5f_Mips_5f_Cpu_5f_Octeon_5f_Commands_5f_Files.B2" style:display-name="Arch_Mips_Cpu_Octeon_Commands_Files.B2" style:family="table-cell">
      <style:table-cell-properties fo:padding="0.0382in" fo:border-left="0.05pt solid #000000" fo:border-right="0.05pt solid #000000" fo:border-top="none" fo:border-bottom="0.05pt solid #000000"/>
    </style:style>
    <style:style style:name="Arch_5f_Mips_5f_Cpu_5f_Octeon_5f_Commands_5f_Files.A3" style:display-name="Arch_Mips_Cpu_Octeon_Commands_Files.A3" style:family="table-cell">
      <style:table-cell-properties fo:padding="0.0382in" fo:border-left="0.05pt solid #000000" fo:border-right="none" fo:border-top="none" fo:border-bottom="0.05pt solid #000000"/>
    </style:style>
    <style:style style:name="Arch_5f_Mips_5f_Cpu_5f_Octeon_5f_Commands_5f_Files.B3" style:display-name="Arch_Mips_Cpu_Octeon_Commands_Files.B3" style:family="table-cell">
      <style:table-cell-properties fo:padding="0.0382in" fo:border-left="0.05pt solid #000000" fo:border-right="0.05pt solid #000000" fo:border-top="none" fo:border-bottom="0.05pt solid #000000"/>
    </style:style>
    <style:style style:name="Arch_5f_Mips_5f_Cpu_5f_Octeon_5f_Commands_5f_Files.A4" style:display-name="Arch_Mips_Cpu_Octeon_Commands_Files.A4" style:family="table-cell">
      <style:table-cell-properties fo:padding="0.0382in" fo:border-left="0.05pt solid #000000" fo:border-right="none" fo:border-top="none" fo:border-bottom="0.05pt solid #000000"/>
    </style:style>
    <style:style style:name="Arch_5f_Mips_5f_Cpu_5f_Octeon_5f_Commands_5f_Files.B4" style:display-name="Arch_Mips_Cpu_Octeon_Commands_Files.B4" style:family="table-cell">
      <style:table-cell-properties fo:padding="0.0382in" fo:border-left="0.05pt solid #000000" fo:border-right="0.05pt solid #000000" fo:border-top="none" fo:border-bottom="0.05pt solid #000000"/>
    </style:style>
    <style:style style:name="Arch_5f_Mips_5f_Cpu_5f_Octeon_5f_Commands_5f_Files.A5" style:display-name="Arch_Mips_Cpu_Octeon_Commands_Files.A5" style:family="table-cell">
      <style:table-cell-properties fo:padding="0.0382in" fo:border-left="0.05pt solid #000000" fo:border-right="none" fo:border-top="none" fo:border-bottom="0.05pt solid #000000"/>
    </style:style>
    <style:style style:name="Arch_5f_Mips_5f_Cpu_5f_Octeon_5f_Commands_5f_Files.B5" style:display-name="Arch_Mips_Cpu_Octeon_Commands_Files.B5" style:family="table-cell">
      <style:table-cell-properties fo:padding="0.0382in" fo:border-left="0.05pt solid #000000" fo:border-right="0.05pt solid #000000" fo:border-top="none" fo:border-bottom="0.05pt solid #000000"/>
    </style:style>
    <style:style style:name="Arch_5f_Mips_5f_Cpu_5f_Octeon_5f_Commands_5f_Files.A6" style:display-name="Arch_Mips_Cpu_Octeon_Commands_Files.A6" style:family="table-cell">
      <style:table-cell-properties fo:padding="0.0382in" fo:border-left="0.05pt solid #000000" fo:border-right="none" fo:border-top="none" fo:border-bottom="0.05pt solid #000000"/>
    </style:style>
    <style:style style:name="Arch_5f_Mips_5f_Cpu_5f_Octeon_5f_Commands_5f_Files.B6" style:display-name="Arch_Mips_Cpu_Octeon_Commands_Files.B6" style:family="table-cell">
      <style:table-cell-properties fo:padding="0.0382in" fo:border-left="0.05pt solid #000000" fo:border-right="0.05pt solid #000000" fo:border-top="none" fo:border-bottom="0.05pt solid #000000"/>
    </style:style>
    <style:style style:name="Arch_5f_Mips_5f_Cpu_5f_Octeon_5f_Commands_5f_Files.A7" style:display-name="Arch_Mips_Cpu_Octeon_Commands_Files.A7" style:family="table-cell">
      <style:table-cell-properties fo:padding="0.0382in" fo:border-left="0.05pt solid #000000" fo:border-right="none" fo:border-top="none" fo:border-bottom="0.05pt solid #000000"/>
    </style:style>
    <style:style style:name="Arch_5f_Mips_5f_Cpu_5f_Octeon_5f_Commands_5f_Files.B7" style:display-name="Arch_Mips_Cpu_Octeon_Commands_Files.B7" style:family="table-cell">
      <style:table-cell-properties fo:padding="0.0382in" fo:border-left="0.05pt solid #000000" fo:border-right="0.05pt solid #000000" fo:border-top="none" fo:border-bottom="0.05pt solid #000000"/>
    </style:style>
    <style:style style:name="Arch_5f_Mips_5f_Cpu_5f_Octeon_5f_Commands_5f_Files.A8" style:display-name="Arch_Mips_Cpu_Octeon_Commands_Files.A8" style:family="table-cell">
      <style:table-cell-properties fo:padding="0.0382in" fo:border-left="0.05pt solid #000000" fo:border-right="none" fo:border-top="none" fo:border-bottom="0.05pt solid #000000"/>
    </style:style>
    <style:style style:name="Arch_5f_Mips_5f_Cpu_5f_Octeon_5f_Commands_5f_Files.B8" style:display-name="Arch_Mips_Cpu_Octeon_Commands_Files.B8" style:family="table-cell">
      <style:table-cell-properties fo:padding="0.0382in" fo:border-left="0.05pt solid #000000" fo:border-right="0.05pt solid #000000" fo:border-top="none" fo:border-bottom="0.05pt solid #000000"/>
    </style:style>
    <style:style style:name="Arch_5f_Mips_5f_Cpu_5f_Octeon_5f_Commands_5f_Files.A9" style:display-name="Arch_Mips_Cpu_Octeon_Commands_Files.A9" style:family="table-cell">
      <style:table-cell-properties fo:padding="0.0382in" fo:border-left="0.05pt solid #000000" fo:border-right="none" fo:border-top="none" fo:border-bottom="0.05pt solid #000000"/>
    </style:style>
    <style:style style:name="Arch_5f_Mips_5f_Cpu_5f_Octeon_5f_Commands_5f_Files.B9" style:display-name="Arch_Mips_Cpu_Octeon_Commands_Files.B9" style:family="table-cell">
      <style:table-cell-properties fo:padding="0.0382in" fo:border-left="0.05pt solid #000000" fo:border-right="0.05pt solid #000000" fo:border-top="none" fo:border-bottom="0.05pt solid #000000"/>
    </style:style>
    <style:style style:name="Arch_5f_Mips_5f_Cpu_5f_Octeon_5f_Commands_5f_Files.A10" style:display-name="Arch_Mips_Cpu_Octeon_Commands_Files.A10" style:family="table-cell">
      <style:table-cell-properties fo:padding="0.0382in" fo:border-left="0.05pt solid #000000" fo:border-right="none" fo:border-top="none" fo:border-bottom="0.05pt solid #000000"/>
    </style:style>
    <style:style style:name="Arch_5f_Mips_5f_Cpu_5f_Octeon_5f_Commands_5f_Files.B10" style:display-name="Arch_Mips_Cpu_Octeon_Commands_Files.B10" style:family="table-cell">
      <style:table-cell-properties fo:padding="0.0382in" fo:border-left="0.05pt solid #000000" fo:border-right="0.05pt solid #000000" fo:border-top="none" fo:border-bottom="0.05pt solid #000000"/>
    </style:style>
    <style:style style:name="Arch_5f_Mips_5f_Cpu_5f_Octeon_5f_Commands_5f_Files.A11" style:display-name="Arch_Mips_Cpu_Octeon_Commands_Files.A11" style:family="table-cell">
      <style:table-cell-properties fo:padding="0.0382in" fo:border-left="0.05pt solid #000000" fo:border-right="none" fo:border-top="none" fo:border-bottom="0.05pt solid #000000"/>
    </style:style>
    <style:style style:name="Arch_5f_Mips_5f_Cpu_5f_Octeon_5f_Commands_5f_Files.B11" style:display-name="Arch_Mips_Cpu_Octeon_Commands_Files.B11" style:family="table-cell">
      <style:table-cell-properties fo:padding="0.0382in" fo:border-left="0.05pt solid #000000" fo:border-right="0.05pt solid #000000" fo:border-top="none" fo:border-bottom="0.05pt solid #000000"/>
    </style:style>
    <style:style style:name="Arch_5f_Mips_5f_Cpu_5f_Octeon_5f_Commands_5f_Files.A12" style:display-name="Arch_Mips_Cpu_Octeon_Commands_Files.A12" style:family="table-cell">
      <style:table-cell-properties fo:padding="0.0382in" fo:border-left="0.05pt solid #000000" fo:border-right="none" fo:border-top="none" fo:border-bottom="0.05pt solid #000000"/>
    </style:style>
    <style:style style:name="Arch_5f_Mips_5f_Cpu_5f_Octeon_5f_Commands_5f_Files.B12" style:display-name="Arch_Mips_Cpu_Octeon_Commands_Files.B12" style:family="table-cell">
      <style:table-cell-properties fo:padding="0.0382in" fo:border-left="0.05pt solid #000000" fo:border-right="0.05pt solid #000000" fo:border-top="none" fo:border-bottom="0.05pt solid #000000"/>
    </style:style>
    <style:style style:name="Arch_5f_Mips_5f_Cpu_5f_Octeon_5f_Commands_5f_Files.A13" style:display-name="Arch_Mips_Cpu_Octeon_Commands_Files.A13" style:family="table-cell">
      <style:table-cell-properties fo:padding="0.0382in" fo:border-left="0.05pt solid #000000" fo:border-right="none" fo:border-top="none" fo:border-bottom="0.05pt solid #000000"/>
    </style:style>
    <style:style style:name="Arch_5f_Mips_5f_Cpu_5f_Octeon_5f_Commands_5f_Files.B13" style:display-name="Arch_Mips_Cpu_Octeon_Commands_Files.B13" style:family="table-cell">
      <style:table-cell-properties fo:padding="0.0382in" fo:border-left="0.05pt solid #000000" fo:border-right="0.05pt solid #000000" fo:border-top="none" fo:border-bottom="0.05pt solid #000000"/>
    </style:style>
    <style:style style:name="Arch_5f_Mips_5f_Cpu_5f_Octeon_5f_Commands_5f_Files.A14" style:display-name="Arch_Mips_Cpu_Octeon_Commands_Files.A14" style:family="table-cell">
      <style:table-cell-properties fo:padding="0.0382in" fo:border-left="0.05pt solid #000000" fo:border-right="none" fo:border-top="none" fo:border-bottom="0.05pt solid #000000"/>
    </style:style>
    <style:style style:name="Arch_5f_Mips_5f_Cpu_5f_Octeon_5f_Commands_5f_Files.B14" style:display-name="Arch_Mips_Cpu_Octeon_Commands_Files.B14" style:family="table-cell">
      <style:table-cell-properties fo:padding="0.0382in" fo:border-left="0.05pt solid #000000" fo:border-right="0.05pt solid #000000" fo:border-top="none" fo:border-bottom="0.05pt solid #000000"/>
    </style:style>
    <style:style style:name="Arch_5f_Mips_5f_Cpu_5f_Octeon_5f_Commands_5f_Files.A15" style:display-name="Arch_Mips_Cpu_Octeon_Commands_Files.A15" style:family="table-cell">
      <style:table-cell-properties fo:padding="0.0382in" fo:border-left="0.05pt solid #000000" fo:border-right="none" fo:border-top="none" fo:border-bottom="0.05pt solid #000000"/>
    </style:style>
    <style:style style:name="Arch_5f_Mips_5f_Cpu_5f_Octeon_5f_Commands_5f_Files.B15" style:display-name="Arch_Mips_Cpu_Octeon_Commands_Files.B15" style:family="table-cell">
      <style:table-cell-properties fo:padding="0.0382in" fo:border-left="0.05pt solid #000000" fo:border-right="0.05pt solid #000000" fo:border-top="none" fo:border-bottom="0.05pt solid #000000"/>
    </style:style>
    <style:style style:name="Arch_5f_Mips_5f_Cpu_5f_Octeon_5f_Commands_5f_Files.A16" style:display-name="Arch_Mips_Cpu_Octeon_Commands_Files.A16" style:family="table-cell">
      <style:table-cell-properties fo:padding="0.0382in" fo:border-left="0.05pt solid #000000" fo:border-right="none" fo:border-top="none" fo:border-bottom="0.05pt solid #000000"/>
    </style:style>
    <style:style style:name="Arch_5f_Mips_5f_Cpu_5f_Octeon_5f_Commands_5f_Files.B16" style:display-name="Arch_Mips_Cpu_Octeon_Commands_Files.B16" style:family="table-cell">
      <style:table-cell-properties fo:padding="0.0382in" fo:border-left="0.05pt solid #000000" fo:border-right="0.05pt solid #000000" fo:border-top="none" fo:border-bottom="0.05pt solid #000000"/>
    </style:style>
    <style:style style:name="Arch_5f_Mips_5f_Cpu_5f_Octeon_5f_Commands_5f_Files.A17" style:display-name="Arch_Mips_Cpu_Octeon_Commands_Files.A17" style:family="table-cell">
      <style:table-cell-properties fo:padding="0.0382in" fo:border-left="0.05pt solid #000000" fo:border-right="none" fo:border-top="none" fo:border-bottom="0.05pt solid #000000"/>
    </style:style>
    <style:style style:name="Arch_5f_Mips_5f_Cpu_5f_Octeon_5f_Commands_5f_Files.B17" style:display-name="Arch_Mips_Cpu_Octeon_Commands_Files.B17" style:family="table-cell">
      <style:table-cell-properties fo:padding="0.0382in" fo:border-left="0.05pt solid #000000" fo:border-right="0.05pt solid #000000" fo:border-top="none" fo:border-bottom="0.05pt solid #000000"/>
    </style:style>
    <style:style style:name="Arch_5f_Mips_5f_Cpu_5f_Octeon_5f_Commands_5f_Files.A18" style:display-name="Arch_Mips_Cpu_Octeon_Commands_Files.A18" style:family="table-cell">
      <style:table-cell-properties fo:padding="0.0382in" fo:border-left="0.05pt solid #000000" fo:border-right="none" fo:border-top="none" fo:border-bottom="0.05pt solid #000000"/>
    </style:style>
    <style:style style:name="Arch_5f_Mips_5f_Cpu_5f_Octeon_5f_Commands_5f_Files.B18" style:display-name="Arch_Mips_Cpu_Octeon_Commands_Files.B18" style:family="table-cell">
      <style:table-cell-properties fo:padding="0.0382in" fo:border-left="0.05pt solid #000000" fo:border-right="0.05pt solid #000000" fo:border-top="none" fo:border-bottom="0.05pt solid #000000"/>
    </style:style>
    <style:style style:name="Virtual_5f_Memory_5f_Map" style:display-name="Virtual_Memory_Map" style:family="table">
      <style:table-properties style:width="6.65in" table:align="margins" style:writing-mode="lr-tb"/>
    </style:style>
    <style:style style:name="Virtual_5f_Memory_5f_Map.A" style:display-name="Virtual_Memory_Map.A" style:family="table-column">
      <style:table-column-properties style:column-width="6.65in" style:rel-column-width="65535*"/>
    </style:style>
    <style:style style:name="Virtual_5f_Memory_5f_Map.A1" style:display-name="Virtual_Memory_Map.A1" style:family="table-cell">
      <style:table-cell-properties fo:background-color="#0066cc" fo:padding="0.0382in" fo:border="0.05pt solid #000000">
        <style:background-image/>
      </style:table-cell-properties>
    </style:style>
    <style:style style:name="Virtual_5f_Memory_5f_Map.A2" style:display-name="Virtual_Memory_Map.A2" style:family="table-cell">
      <style:table-cell-properties fo:padding="0.0382in" fo:border-left="0.05pt solid #000000" fo:border-right="0.05pt solid #000000" fo:border-top="none" fo:border-bottom="0.05pt solid #000000"/>
    </style:style>
    <style:style style:name="Virtual_5f_Memory_5f_Map.A3" style:display-name="Virtual_Memory_Map.A3" style:family="table-cell">
      <style:table-cell-properties fo:padding="0.0382in" fo:border-left="0.05pt solid #000000" fo:border-right="0.05pt solid #000000" fo:border-top="none" fo:border-bottom="0.05pt solid #000000"/>
    </style:style>
    <style:style style:name="Virtual_5f_Memory_5f_Map.A4" style:display-name="Virtual_Memory_Map.A4" style:family="table-cell">
      <style:table-cell-properties fo:padding="0.0382in" fo:border-left="0.05pt solid #000000" fo:border-right="0.05pt solid #000000" fo:border-top="none" fo:border-bottom="0.05pt solid #000000"/>
    </style:style>
    <style:style style:name="Virtual_5f_Memory_5f_Map.A5" style:display-name="Virtual_Memory_Map.A5" style:family="table-cell">
      <style:table-cell-properties fo:padding="0.0382in" fo:border-left="0.05pt solid #000000" fo:border-right="0.05pt solid #000000" fo:border-top="none" fo:border-bottom="0.05pt solid #000000"/>
    </style:style>
    <style:style style:name="Virtual_5f_Memory_5f_Map.A6" style:display-name="Virtual_Memory_Map.A6" style:family="table-cell">
      <style:table-cell-properties fo:padding="0.0382in" fo:border-left="0.05pt solid #000000" fo:border-right="0.05pt solid #000000" fo:border-top="none" fo:border-bottom="0.05pt solid #000000"/>
    </style:style>
    <style:style style:name="Virtual_5f_Memory_5f_Map.A7" style:display-name="Virtual_Memory_Map.A7" style:family="table-cell">
      <style:table-cell-properties fo:padding="0.0382in" fo:border-left="0.05pt solid #000000" fo:border-right="0.05pt solid #000000" fo:border-top="none" fo:border-bottom="0.05pt solid #000000"/>
    </style:style>
    <style:style style:name="Virtual_5f_Memory_5f_Map.A8" style:display-name="Virtual_Memory_Map.A8" style:family="table-cell">
      <style:table-cell-properties fo:padding="0.0382in" fo:border-left="0.05pt solid #000000" fo:border-right="0.05pt solid #000000" fo:border-top="none" fo:border-bottom="0.05pt solid #000000"/>
    </style:style>
    <style:style style:name="Virtual_5f_Memory_5f_Map.A9" style:display-name="Virtual_Memory_Map.A9" style:family="table-cell">
      <style:table-cell-properties fo:padding="0.0382in" fo:border-left="0.05pt solid #000000" fo:border-right="0.05pt solid #000000" fo:border-top="none" fo:border-bottom="0.05pt solid #000000"/>
    </style:style>
    <style:style style:name="Virtual_5f_Memory_5f_Map.A10" style:display-name="Virtual_Memory_Map.A10" style:family="table-cell">
      <style:table-cell-properties fo:padding="0.0382in" fo:border-left="0.05pt solid #000000" fo:border-right="0.05pt solid #000000" fo:border-top="none" fo:border-bottom="0.05pt solid #000000"/>
    </style:style>
    <style:style style:name="Virtual_5f_Memory_5f_Map.A11" style:display-name="Virtual_Memory_Map.A11" style:family="table-cell">
      <style:table-cell-properties fo:padding="0.0382in" fo:border-left="0.05pt solid #000000" fo:border-right="0.05pt solid #000000" fo:border-top="none" fo:border-bottom="0.05pt solid #000000"/>
    </style:style>
    <style:style style:name="Virtual_5f_Memory_5f_Map.A12" style:display-name="Virtual_Memory_Map.A12" style:family="table-cell">
      <style:table-cell-properties fo:padding="0.0382in" fo:border-left="0.05pt solid #000000" fo:border-right="0.05pt solid #000000" fo:border-top="none" fo:border-bottom="0.05pt solid #000000"/>
    </style:style>
    <style:style style:name="Virtual_5f_Memory_5f_Map.A13" style:display-name="Virtual_Memory_Map.A13" style:family="table-cell">
      <style:table-cell-properties fo:padding="0.0382in" fo:border-left="0.05pt solid #000000" fo:border-right="0.05pt solid #000000" fo:border-top="none" fo:border-bottom="0.05pt solid #000000"/>
    </style:style>
    <style:style style:name="Virtual_5f_Memory_5f_Map.A14" style:display-name="Virtual_Memory_Map.A14" style:family="table-cell">
      <style:table-cell-properties fo:padding="0.0382in" fo:border-left="0.05pt solid #000000" fo:border-right="0.05pt solid #000000" fo:border-top="none" fo:border-bottom="0.05pt solid #000000"/>
    </style:style>
    <style:style style:name="Virtual_5f_Memory_5f_Map.A15" style:display-name="Virtual_Memory_Map.A15" style:family="table-cell">
      <style:table-cell-properties fo:padding="0.0382in" fo:border-left="0.05pt solid #000000" fo:border-right="0.05pt solid #000000" fo:border-top="none" fo:border-bottom="0.05pt solid #000000"/>
    </style:style>
    <style:style style:name="Virtual_5f_Memory_5f_Map.A16" style:display-name="Virtual_Memory_Map.A16" style:family="table-cell">
      <style:table-cell-properties fo:padding="0.0382in" fo:border-left="0.05pt solid #000000" fo:border-right="0.05pt solid #000000" fo:border-top="none" fo:border-bottom="0.05pt solid #000000"/>
    </style:style>
    <style:style style:name="Virtual_5f_Memory_5f_Map.A17" style:display-name="Virtual_Memory_Map.A17" style:family="table-cell">
      <style:table-cell-properties fo:padding="0.0382in" fo:border-left="0.05pt solid #000000" fo:border-right="0.05pt solid #000000" fo:border-top="none" fo:border-bottom="0.05pt solid #000000"/>
    </style:style>
    <style:style style:name="Virtual_5f_Memory_5f_Map.A18" style:display-name="Virtual_Memory_Map.A18" style:family="table-cell">
      <style:table-cell-properties fo:padding="0.0382in" fo:border-left="0.05pt solid #000000" fo:border-right="0.05pt solid #000000" fo:border-top="none" fo:border-bottom="0.05pt solid #000000"/>
    </style:style>
    <style:style style:name="Virtual_5f_Memory_5f_Map.A19" style:display-name="Virtual_Memory_Map.A19" style:family="table-cell">
      <style:table-cell-properties fo:padding="0.0382in" fo:border-left="0.05pt solid #000000" fo:border-right="0.05pt solid #000000" fo:border-top="none" fo:border-bottom="0.05pt solid #000000"/>
    </style:style>
    <style:style style:name="Virtual_5f_Memory_5f_Map.A20" style:display-name="Virtual_Memory_Map.A20" style:family="table-cell">
      <style:table-cell-properties fo:padding="0.0382in" fo:border-left="0.05pt solid #000000" fo:border-right="0.05pt solid #000000" fo:border-top="none" fo:border-bottom="0.05pt solid #000000"/>
    </style:style>
    <style:style style:name="Virtual_5f_Memory_5f_Map.A21" style:display-name="Virtual_Memory_Map.A21" style:family="table-cell">
      <style:table-cell-properties fo:padding="0.0382in" fo:border-left="0.05pt solid #000000" fo:border-right="0.05pt solid #000000" fo:border-top="none" fo:border-bottom="0.05pt solid #000000"/>
    </style:style>
    <style:style style:name="Virtual_5f_Memory_5f_Map.A22" style:display-name="Virtual_Memory_Map.A22" style:family="table-cell">
      <style:table-cell-properties fo:padding="0.0382in" fo:border-left="0.05pt solid #000000" fo:border-right="0.05pt solid #000000" fo:border-top="none" fo:border-bottom="0.05pt solid #000000"/>
    </style:style>
    <style:style style:name="Virtual_5f_Memory_5f_Map.A23" style:display-name="Virtual_Memory_Map.A23" style:family="table-cell">
      <style:table-cell-properties fo:padding="0.0382in" fo:border-left="0.05pt solid #000000" fo:border-right="0.05pt solid #000000" fo:border-top="none" fo:border-bottom="0.05pt solid #000000"/>
    </style:style>
    <style:style style:name="Virtual_5f_Memory_5f_Map.A24" style:display-name="Virtual_Memory_Map.A24" style:family="table-cell">
      <style:table-cell-properties fo:padding="0.0382in" fo:border-left="0.05pt solid #000000" fo:border-right="0.05pt solid #000000" fo:border-top="none" fo:border-bottom="0.05pt solid #000000"/>
    </style:style>
    <style:style style:name="Virtual_5f_Memory_5f_Map.A25" style:display-name="Virtual_Memory_Map.A25" style:family="table-cell">
      <style:table-cell-properties fo:padding="0.0382in" fo:border-left="0.05pt solid #000000" fo:border-right="0.05pt solid #000000" fo:border-top="none" fo:border-bottom="0.05pt solid #000000"/>
    </style:style>
    <style:style style:name="Virtual_5f_Memory_5f_Map.A26" style:display-name="Virtual_Memory_Map.A26" style:family="table-cell">
      <style:table-cell-properties fo:padding="0.0382in" fo:border-left="0.05pt solid #000000" fo:border-right="0.05pt solid #000000" fo:border-top="none" fo:border-bottom="0.05pt solid #000000"/>
    </style:style>
    <style:style style:name="Virtual_5f_Memory_5f_Map.A27" style:display-name="Virtual_Memory_Map.A27" style:family="table-cell">
      <style:table-cell-properties fo:padding="0.0382in" fo:border-left="0.05pt solid #000000" fo:border-right="0.05pt solid #000000" fo:border-top="none" fo:border-bottom="0.05pt solid #000000"/>
    </style:style>
    <style:style style:name="Virtual_5f_Memory_5f_Map.A28" style:display-name="Virtual_Memory_Map.A28" style:family="table-cell">
      <style:table-cell-properties fo:padding="0.0382in" fo:border-left="0.05pt solid #000000" fo:border-right="0.05pt solid #000000" fo:border-top="none" fo:border-bottom="0.05pt solid #000000"/>
    </style:style>
    <style:style style:name="Virtual_5f_Memory_5f_Map.A29" style:display-name="Virtual_Memory_Map.A29" style:family="table-cell">
      <style:table-cell-properties fo:padding="0.0382in" fo:border-left="0.05pt solid #000000" fo:border-right="0.05pt solid #000000" fo:border-top="none" fo:border-bottom="0.05pt solid #000000"/>
    </style:style>
    <style:style style:name="Virtual_5f_Memory_5f_Map.A30" style:display-name="Virtual_Memory_Map.A30" style:family="table-cell">
      <style:table-cell-properties fo:padding="0.0382in" fo:border-left="0.05pt solid #000000" fo:border-right="0.05pt solid #000000" fo:border-top="none" fo:border-bottom="0.05pt solid #000000"/>
    </style:style>
    <style:style style:name="Virtual_5f_Memory_5f_Map.A31" style:display-name="Virtual_Memory_Map.A31" style:family="table-cell">
      <style:table-cell-properties fo:padding="0.0382in" fo:border-left="0.05pt solid #000000" fo:border-right="0.05pt solid #000000" fo:border-top="none" fo:border-bottom="0.05pt solid #000000"/>
    </style:style>
    <style:style style:name="Virtual_5f_Memory_5f_Map.A32" style:display-name="Virtual_Memory_Map.A32" style:family="table-cell">
      <style:table-cell-properties fo:padding="0.0382in" fo:border-left="0.05pt solid #000000" fo:border-right="0.05pt solid #000000" fo:border-top="none" fo:border-bottom="0.05pt solid #000000"/>
    </style:style>
    <style:style style:name="Table1" style:family="table">
      <style:table-properties style:width="6.65in" table:align="margins" style:writing-mode="lr-tb"/>
    </style:style>
    <style:style style:name="Table1.A" style:family="table-column">
      <style:table-column-properties style:column-width="1.6021in" style:rel-column-width="15788*"/>
    </style:style>
    <style:style style:name="Table1.B" style:family="table-column">
      <style:table-column-properties style:column-width="5.0479in" style:rel-column-width="49747*"/>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CompactFlashDTParameters" style:family="table">
      <style:table-properties style:width="6.65in" table:align="margins" style:writing-mode="lr-tb"/>
    </style:style>
    <style:style style:name="CompactFlashDTParameters.A" style:family="table-column">
      <style:table-column-properties style:column-width="2.1028in" style:rel-column-width="20722*"/>
    </style:style>
    <style:style style:name="CompactFlashDTParameters.B" style:family="table-column">
      <style:table-column-properties style:column-width="4.5472in" style:rel-column-width="44813*"/>
    </style:style>
    <style:style style:name="CompactFlashDTParameters.A1" style:family="table-cell">
      <style:table-cell-properties fo:background-color="#0066cc" fo:padding="0.0382in" fo:border-left="0.05pt solid #000000" fo:border-right="none" fo:border-top="0.05pt solid #000000" fo:border-bottom="0.05pt solid #000000">
        <style:background-image/>
      </style:table-cell-properties>
    </style:style>
    <style:style style:name="CompactFlashDTParameters.B1" style:family="table-cell">
      <style:table-cell-properties fo:background-color="#0066cc" fo:padding="0.0382in" fo:border="0.05pt solid #000000">
        <style:background-image/>
      </style:table-cell-properties>
    </style:style>
    <style:style style:name="CompactFlashDTParameters.A2" style:family="table-cell">
      <style:table-cell-properties fo:padding="0.0382in" fo:border-left="0.05pt solid #000000" fo:border-right="none" fo:border-top="none" fo:border-bottom="0.05pt solid #000000"/>
    </style:style>
    <style:style style:name="CompactFlashDTParameters.B2" style:family="table-cell">
      <style:table-cell-properties fo:padding="0.0382in" fo:border-left="0.05pt solid #000000" fo:border-right="0.05pt solid #000000" fo:border-top="none" fo:border-bottom="0.05pt solid #000000"/>
    </style:style>
    <style:style style:name="CompactFlashDTParameters.A3" style:family="table-cell">
      <style:table-cell-properties fo:padding="0.0382in" fo:border-left="0.05pt solid #000000" fo:border-right="none" fo:border-top="none" fo:border-bottom="0.05pt solid #000000"/>
    </style:style>
    <style:style style:name="CompactFlashDTParameters.B3" style:family="table-cell">
      <style:table-cell-properties fo:padding="0.0382in" fo:border-left="0.05pt solid #000000" fo:border-right="0.05pt solid #000000" fo:border-top="none" fo:border-bottom="0.05pt solid #000000"/>
    </style:style>
    <style:style style:name="CompactFlashDTParameters.A4" style:family="table-cell">
      <style:table-cell-properties fo:padding="0.0382in" fo:border-left="0.05pt solid #000000" fo:border-right="none" fo:border-top="none" fo:border-bottom="0.05pt solid #000000"/>
    </style:style>
    <style:style style:name="CompactFlashDTParameters.B4" style:family="table-cell">
      <style:table-cell-properties fo:padding="0.0382in" fo:border-left="0.05pt solid #000000" fo:border-right="0.05pt solid #000000" fo:border-top="none" fo:border-bottom="0.05pt solid #000000"/>
    </style:style>
    <style:style style:name="CompactFlashDTParameters.A5" style:family="table-cell">
      <style:table-cell-properties fo:padding="0.0382in" fo:border-left="0.05pt solid #000000" fo:border-right="none" fo:border-top="none" fo:border-bottom="0.05pt solid #000000"/>
    </style:style>
    <style:style style:name="CompactFlashDTParameters.B5" style:family="table-cell">
      <style:table-cell-properties fo:padding="0.0382in" fo:border-left="0.05pt solid #000000" fo:border-right="0.05pt solid #000000" fo:border-top="none" fo:border-bottom="0.05pt solid #000000"/>
    </style:style>
    <style:style style:name="CompactFlashDTParameters.A6" style:family="table-cell">
      <style:table-cell-properties fo:padding="0.0382in" fo:border-left="0.05pt solid #000000" fo:border-right="none" fo:border-top="none" fo:border-bottom="0.05pt solid #000000"/>
    </style:style>
    <style:style style:name="CompactFlashDTParameters.B6" style:family="table-cell">
      <style:table-cell-properties fo:padding="0.0382in" fo:border-left="0.05pt solid #000000" fo:border-right="0.05pt solid #000000" fo:border-top="none" fo:border-bottom="0.05pt solid #000000"/>
    </style:style>
    <style:style style:name="PhyProperties" style:family="table">
      <style:table-properties style:width="6.65in" table:align="margins" style:writing-mode="lr-tb"/>
    </style:style>
    <style:style style:name="PhyProperties.A" style:family="table-column">
      <style:table-column-properties style:column-width="1.5722in" style:rel-column-width="15494*"/>
    </style:style>
    <style:style style:name="PhyProperties.B" style:family="table-column">
      <style:table-column-properties style:column-width="5.0778in" style:rel-column-width="50041*"/>
    </style:style>
    <style:style style:name="PhyProperties.A1" style:family="table-cell">
      <style:table-cell-properties fo:background-color="#0066cc" fo:padding="0.0382in" fo:border-left="0.05pt solid #000000" fo:border-right="none" fo:border-top="0.05pt solid #000000" fo:border-bottom="0.05pt solid #000000">
        <style:background-image/>
      </style:table-cell-properties>
    </style:style>
    <style:style style:name="PhyProperties.B1" style:family="table-cell">
      <style:table-cell-properties fo:background-color="#0066cc" fo:padding="0.0382in" fo:border="0.05pt solid #000000">
        <style:background-image/>
      </style:table-cell-properties>
    </style:style>
    <style:style style:name="PhyProperties.A2" style:family="table-cell">
      <style:table-cell-properties fo:padding="0.0382in" fo:border-left="0.05pt solid #000000" fo:border-right="none" fo:border-top="none" fo:border-bottom="0.05pt solid #000000"/>
    </style:style>
    <style:style style:name="PhyProperties.B2" style:family="table-cell">
      <style:table-cell-properties fo:padding="0.0382in" fo:border-left="0.05pt solid #000000" fo:border-right="0.05pt solid #000000" fo:border-top="none" fo:border-bottom="0.05pt solid #000000"/>
    </style:style>
    <style:style style:name="PhyProperties.A3" style:family="table-cell">
      <style:table-cell-properties fo:padding="0.0382in" fo:border-left="0.05pt solid #000000" fo:border-right="none" fo:border-top="none" fo:border-bottom="0.05pt solid #000000"/>
    </style:style>
    <style:style style:name="PhyProperties.B3" style:family="table-cell">
      <style:table-cell-properties fo:padding="0.0382in" fo:border-left="0.05pt solid #000000" fo:border-right="0.05pt solid #000000" fo:border-top="none" fo:border-bottom="0.05pt solid #000000"/>
    </style:style>
    <style:style style:name="PhyProperties.A4" style:family="table-cell">
      <style:table-cell-properties fo:padding="0.0382in" fo:border-left="0.05pt solid #000000" fo:border-right="none" fo:border-top="none" fo:border-bottom="0.05pt solid #000000"/>
    </style:style>
    <style:style style:name="PhyProperties.B4" style:family="table-cell">
      <style:table-cell-properties fo:padding="0.0382in" fo:border-left="0.05pt solid #000000" fo:border-right="0.05pt solid #000000" fo:border-top="none" fo:border-bottom="0.05pt solid #000000"/>
    </style:style>
    <style:style style:name="PhyProperties.A5" style:family="table-cell">
      <style:table-cell-properties fo:padding="0.0382in" fo:border-left="0.05pt solid #000000" fo:border-right="none" fo:border-top="none" fo:border-bottom="0.05pt solid #000000"/>
    </style:style>
    <style:style style:name="PhyProperties.B5" style:family="table-cell">
      <style:table-cell-properties fo:padding="0.0382in" fo:border-left="0.05pt solid #000000" fo:border-right="0.05pt solid #000000" fo:border-top="none" fo:border-bottom="0.05pt solid #000000"/>
    </style:style>
    <style:style style:name="PhyProperties.A6" style:family="table-cell">
      <style:table-cell-properties fo:padding="0.0382in" fo:border-left="0.05pt solid #000000" fo:border-right="none" fo:border-top="none" fo:border-bottom="0.05pt solid #000000"/>
    </style:style>
    <style:style style:name="PhyProperties.B6" style:family="table-cell">
      <style:table-cell-properties fo:padding="0.0382in" fo:border-left="0.05pt solid #000000" fo:border-right="0.05pt solid #000000" fo:border-top="none" fo:border-bottom="0.05pt solid #000000"/>
    </style:style>
    <style:style style:name="PhyProperties.A7" style:family="table-cell">
      <style:table-cell-properties fo:padding="0.0382in" fo:border-left="0.05pt solid #000000" fo:border-right="none" fo:border-top="none" fo:border-bottom="0.05pt solid #000000"/>
    </style:style>
    <style:style style:name="PhyProperties.B7" style:family="table-cell">
      <style:table-cell-properties fo:padding="0.0382in" fo:border-left="0.05pt solid #000000" fo:border-right="0.05pt solid #000000" fo:border-top="none" fo:border-bottom="0.05pt solid #000000"/>
    </style:style>
    <style:style style:name="PhyProperties.A8" style:family="table-cell">
      <style:table-cell-properties fo:padding="0.0382in" fo:border-left="0.05pt solid #000000" fo:border-right="none" fo:border-top="none" fo:border-bottom="0.05pt solid #000000"/>
    </style:style>
    <style:style style:name="PhyProperties.B8" style:family="table-cell">
      <style:table-cell-properties fo:padding="0.0382in" fo:border-left="0.05pt solid #000000" fo:border-right="0.05pt solid #000000" fo:border-top="none" fo:border-bottom="0.05pt solid #000000"/>
    </style:style>
    <style:style style:name="PhyProperties.A9" style:family="table-cell">
      <style:table-cell-properties fo:padding="0.0382in" fo:border-left="0.05pt solid #000000" fo:border-right="none" fo:border-top="none" fo:border-bottom="0.05pt solid #000000"/>
    </style:style>
    <style:style style:name="PhyProperties.B9" style:family="table-cell">
      <style:table-cell-properties fo:padding="0.0382in" fo:border-left="0.05pt solid #000000" fo:border-right="0.05pt solid #000000" fo:border-top="none" fo:border-bottom="0.05pt solid #000000"/>
    </style:style>
    <style:style style:name="PhyProperties.A10" style:family="table-cell">
      <style:table-cell-properties fo:padding="0.0382in" fo:border-left="0.05pt solid #000000" fo:border-right="none" fo:border-top="none" fo:border-bottom="0.05pt solid #000000"/>
    </style:style>
    <style:style style:name="PhyProperties.B10" style:family="table-cell">
      <style:table-cell-properties fo:padding="0.0382in" fo:border-left="0.05pt solid #000000" fo:border-right="0.05pt solid #000000" fo:border-top="none" fo:border-bottom="0.05pt solid #000000"/>
    </style:style>
    <style:style style:name="PhyProperties.A11" style:family="table-cell">
      <style:table-cell-properties fo:padding="0.0382in" fo:border-left="0.05pt solid #000000" fo:border-right="none" fo:border-top="none" fo:border-bottom="0.05pt solid #000000"/>
    </style:style>
    <style:style style:name="PhyProperties.B11" style:family="table-cell">
      <style:table-cell-properties fo:padding="0.0382in" fo:border-left="0.05pt solid #000000" fo:border-right="0.05pt solid #000000" fo:border-top="none" fo:border-bottom="0.05pt solid #000000"/>
    </style:style>
    <style:style style:name="PhyProperties.A12" style:family="table-cell">
      <style:table-cell-properties fo:padding="0.0382in" fo:border-left="0.05pt solid #000000" fo:border-right="none" fo:border-top="none" fo:border-bottom="0.05pt solid #000000"/>
    </style:style>
    <style:style style:name="PhyProperties.B12" style:family="table-cell">
      <style:table-cell-properties fo:padding="0.0382in" fo:border-left="0.05pt solid #000000" fo:border-right="0.05pt solid #000000" fo:border-top="none" fo:border-bottom="0.05pt solid #000000"/>
    </style:style>
    <style:style style:name="PhyProperties.A13" style:family="table-cell">
      <style:table-cell-properties fo:padding="0.0382in" fo:border-left="0.05pt solid #000000" fo:border-right="none" fo:border-top="none" fo:border-bottom="0.05pt solid #000000"/>
    </style:style>
    <style:style style:name="PhyProperties.B13" style:family="table-cell">
      <style:table-cell-properties fo:padding="0.0382in" fo:border-left="0.05pt solid #000000" fo:border-right="0.05pt solid #000000" fo:border-top="none" fo:border-bottom="0.05pt solid #000000"/>
    </style:style>
    <style:style style:name="PhyProperties.A14" style:family="table-cell">
      <style:table-cell-properties fo:padding="0.0382in" fo:border-left="0.05pt solid #000000" fo:border-right="none" fo:border-top="none" fo:border-bottom="0.05pt solid #000000"/>
    </style:style>
    <style:style style:name="PhyProperties.B14" style:family="table-cell">
      <style:table-cell-properties fo:padding="0.0382in" fo:border-left="0.05pt solid #000000" fo:border-right="0.05pt solid #000000" fo:border-top="none" fo:border-bottom="0.05pt solid #000000"/>
    </style:style>
    <style:style style:name="PhyProperties.A15" style:family="table-cell">
      <style:table-cell-properties fo:padding="0.0382in" fo:border-left="0.05pt solid #000000" fo:border-right="none" fo:border-top="none" fo:border-bottom="0.05pt solid #000000"/>
    </style:style>
    <style:style style:name="PhyProperties.B15" style:family="table-cell">
      <style:table-cell-properties fo:padding="0.0382in" fo:border-left="0.05pt solid #000000" fo:border-right="0.05pt solid #000000" fo:border-top="none" fo:border-bottom="0.05pt solid #000000"/>
    </style:style>
    <style:style style:name="PhyProperties.A16" style:family="table-cell">
      <style:table-cell-properties fo:padding="0.0382in" fo:border-left="0.05pt solid #000000" fo:border-right="none" fo:border-top="none" fo:border-bottom="0.05pt solid #000000"/>
    </style:style>
    <style:style style:name="PhyProperties.B16" style:family="table-cell">
      <style:table-cell-properties fo:padding="0.0382in" fo:border-left="0.05pt solid #000000" fo:border-right="0.05pt solid #000000" fo:border-top="none" fo:border-bottom="0.05pt solid #000000"/>
    </style:style>
    <style:style style:name="PhyProperties.A17" style:family="table-cell">
      <style:table-cell-properties fo:padding="0.0382in" fo:border-left="0.05pt solid #000000" fo:border-right="none" fo:border-top="none" fo:border-bottom="0.05pt solid #000000"/>
    </style:style>
    <style:style style:name="PhyProperties.B17" style:family="table-cell">
      <style:table-cell-properties fo:padding="0.0382in" fo:border-left="0.05pt solid #000000" fo:border-right="0.05pt solid #000000" fo:border-top="none" fo:border-bottom="0.05pt solid #000000"/>
    </style:style>
    <style:style style:name="PhyProperties.A18" style:family="table-cell">
      <style:table-cell-properties fo:padding="0.0382in" fo:border-left="0.05pt solid #000000" fo:border-right="none" fo:border-top="none" fo:border-bottom="0.05pt solid #000000"/>
    </style:style>
    <style:style style:name="PhyProperties.B18" style:family="table-cell">
      <style:table-cell-properties fo:padding="0.0382in" fo:border-left="0.05pt solid #000000" fo:border-right="0.05pt solid #000000" fo:border-top="none" fo:border-bottom="0.05pt solid #000000"/>
    </style:style>
    <style:style style:name="mmc_5f_chip_5f_select" style:display-name="mmc_chip_select" style:family="table">
      <style:table-properties style:width="2.9403in" table:align="center" fo:keep-with-next="always" style:writing-mode="lr-tb"/>
    </style:style>
    <style:style style:name="mmc_5f_chip_5f_select.A" style:display-name="mmc_chip_select.A" style:family="table-column">
      <style:table-column-properties style:column-width="1.5396in"/>
    </style:style>
    <style:style style:name="mmc_5f_chip_5f_select.B" style:display-name="mmc_chip_select.B" style:family="table-column">
      <style:table-column-properties style:column-width="1.4007in"/>
    </style:style>
    <style:style style:name="mmc_5f_chip_5f_select.A1" style:display-name="mmc_chip_select.A1" style:family="table-cell">
      <style:table-cell-properties fo:background-color="#0066cc" fo:padding="0.0382in" fo:border-left="0.05pt solid #000000" fo:border-right="none" fo:border-top="0.05pt solid #000000" fo:border-bottom="0.05pt solid #000000">
        <style:background-image/>
      </style:table-cell-properties>
    </style:style>
    <style:style style:name="mmc_5f_chip_5f_select.B1" style:display-name="mmc_chip_select.B1" style:family="table-cell">
      <style:table-cell-properties fo:background-color="#0066cc" fo:padding="0.0382in" fo:border="0.05pt solid #000000">
        <style:background-image/>
      </style:table-cell-properties>
    </style:style>
    <style:style style:name="mmc_5f_chip_5f_select.A2" style:display-name="mmc_chip_select.A2" style:family="table-cell">
      <style:table-cell-properties fo:padding="0.0382in" fo:border-left="0.05pt solid #000000" fo:border-right="none" fo:border-top="none" fo:border-bottom="0.05pt solid #000000"/>
    </style:style>
    <style:style style:name="mmc_5f_chip_5f_select.B2" style:display-name="mmc_chip_select.B2" style:family="table-cell">
      <style:table-cell-properties fo:padding="0.0382in" fo:border-left="0.05pt solid #000000" fo:border-right="0.05pt solid #000000" fo:border-top="none" fo:border-bottom="0.05pt solid #000000"/>
    </style:style>
    <style:style style:name="mmc_5f_chip_5f_select.A3" style:display-name="mmc_chip_select.A3" style:family="table-cell">
      <style:table-cell-properties fo:padding="0.0382in" fo:border-left="0.05pt solid #000000" fo:border-right="none" fo:border-top="none" fo:border-bottom="0.05pt solid #000000"/>
    </style:style>
    <style:style style:name="mmc_5f_chip_5f_select.B3" style:display-name="mmc_chip_select.B3" style:family="table-cell">
      <style:table-cell-properties fo:padding="0.0382in" fo:border-left="0.05pt solid #000000" fo:border-right="0.05pt solid #000000" fo:border-top="none" fo:border-bottom="0.05pt solid #000000"/>
    </style:style>
    <style:style style:name="mmc_5f_chip_5f_select.A4" style:display-name="mmc_chip_select.A4" style:family="table-cell">
      <style:table-cell-properties fo:padding="0.0382in" fo:border-left="0.05pt solid #000000" fo:border-right="none" fo:border-top="none" fo:border-bottom="0.05pt solid #000000"/>
    </style:style>
    <style:style style:name="mmc_5f_chip_5f_select.B4" style:display-name="mmc_chip_select.B4" style:family="table-cell">
      <style:table-cell-properties fo:padding="0.0382in" fo:border-left="0.05pt solid #000000" fo:border-right="0.05pt solid #000000" fo:border-top="none" fo:border-bottom="0.05pt solid #000000"/>
    </style:style>
    <style:style style:name="mmc_5f_chip_5f_select.A5" style:display-name="mmc_chip_select.A5" style:family="table-cell">
      <style:table-cell-properties fo:padding="0.0382in" fo:border-left="0.05pt solid #000000" fo:border-right="none" fo:border-top="none" fo:border-bottom="0.05pt solid #000000"/>
    </style:style>
    <style:style style:name="mmc_5f_chip_5f_select.B5" style:display-name="mmc_chip_select.B5" style:family="table-cell">
      <style:table-cell-properties fo:padding="0.0382in" fo:border-left="0.05pt solid #000000" fo:border-right="0.05pt solid #000000" fo:border-top="none" fo:border-bottom="0.05pt solid #000000"/>
    </style:style>
    <style:style style:name="Command_5f_Options" style:display-name="Command_Options" style:family="table">
      <style:table-properties style:width="6.6472in" table:align="left" style:writing-mode="lr-tb"/>
    </style:style>
    <style:style style:name="Command_5f_Options.A" style:display-name="Command_Options.A" style:family="table-column">
      <style:table-column-properties style:column-width="2.1444in"/>
    </style:style>
    <style:style style:name="Command_5f_Options.B" style:display-name="Command_Options.B" style:family="table-column">
      <style:table-column-properties style:column-width="4.5028in"/>
    </style:style>
    <style:style style:name="Command_5f_Options.A1" style:display-name="Command_Options.A1" style:family="table-cell">
      <style:table-cell-properties fo:background-color="#0066cc" fo:padding="0.0382in" fo:border="0.05pt solid #000000">
        <style:background-image/>
      </style:table-cell-properties>
    </style:style>
    <style:style style:name="Command_5f_Options.A2" style:display-name="Command_Options.A2" style:family="table-cell">
      <style:table-cell-properties fo:padding="0.0382in" fo:border-left="0.05pt solid #000000" fo:border-right="none" fo:border-top="none" fo:border-bottom="0.05pt solid #000000"/>
    </style:style>
    <style:style style:name="Command_5f_Options.B2" style:display-name="Command_Options.B2" style:family="table-cell">
      <style:table-cell-properties fo:padding="0.0382in" fo:border-left="0.05pt solid #000000" fo:border-right="0.05pt solid #000000" fo:border-top="none" fo:border-bottom="0.05pt solid #000000"/>
    </style:style>
    <style:style style:name="Command_5f_Options.A3" style:display-name="Command_Options.A3" style:family="table-cell">
      <style:table-cell-properties fo:padding="0.0382in" fo:border-left="0.05pt solid #000000" fo:border-right="none" fo:border-top="none" fo:border-bottom="0.05pt solid #000000"/>
    </style:style>
    <style:style style:name="Command_5f_Options.B3" style:display-name="Command_Options.B3" style:family="table-cell">
      <style:table-cell-properties fo:padding="0.0382in" fo:border-left="0.05pt solid #000000" fo:border-right="0.05pt solid #000000" fo:border-top="none" fo:border-bottom="0.05pt solid #000000"/>
    </style:style>
    <style:style style:name="Command_5f_Options.A4" style:display-name="Command_Options.A4" style:family="table-cell">
      <style:table-cell-properties fo:padding="0.0382in" fo:border-left="0.05pt solid #000000" fo:border-right="none" fo:border-top="none" fo:border-bottom="0.05pt solid #000000"/>
    </style:style>
    <style:style style:name="Command_5f_Options.B4" style:display-name="Command_Options.B4" style:family="table-cell">
      <style:table-cell-properties fo:padding="0.0382in" fo:border-left="0.05pt solid #000000" fo:border-right="0.05pt solid #000000" fo:border-top="none" fo:border-bottom="0.05pt solid #000000"/>
    </style:style>
    <style:style style:name="Command_5f_Options.A5" style:display-name="Command_Options.A5" style:family="table-cell">
      <style:table-cell-properties fo:padding="0.0382in" fo:border-left="0.05pt solid #000000" fo:border-right="none" fo:border-top="none" fo:border-bottom="0.05pt solid #000000"/>
    </style:style>
    <style:style style:name="Command_5f_Options.B5" style:display-name="Command_Options.B5" style:family="table-cell">
      <style:table-cell-properties fo:padding="0.0382in" fo:border-left="0.05pt solid #000000" fo:border-right="0.05pt solid #000000" fo:border-top="none" fo:border-bottom="0.05pt solid #000000"/>
    </style:style>
    <style:style style:name="Command_5f_Options.A6" style:display-name="Command_Options.A6" style:family="table-cell">
      <style:table-cell-properties fo:padding="0.0382in" fo:border-left="0.05pt solid #000000" fo:border-right="none" fo:border-top="none" fo:border-bottom="0.05pt solid #000000"/>
    </style:style>
    <style:style style:name="Command_5f_Options.B6" style:display-name="Command_Options.B6" style:family="table-cell">
      <style:table-cell-properties fo:padding="0.0382in" fo:border-left="0.05pt solid #000000" fo:border-right="0.05pt solid #000000" fo:border-top="none" fo:border-bottom="0.05pt solid #000000"/>
    </style:style>
    <style:style style:name="Command_5f_Options.A7" style:display-name="Command_Options.A7" style:family="table-cell">
      <style:table-cell-properties fo:padding="0.0382in" fo:border-left="0.05pt solid #000000" fo:border-right="none" fo:border-top="none" fo:border-bottom="0.05pt solid #000000"/>
    </style:style>
    <style:style style:name="Command_5f_Options.B7" style:display-name="Command_Options.B7" style:family="table-cell">
      <style:table-cell-properties fo:padding="0.0382in" fo:border-left="0.05pt solid #000000" fo:border-right="0.05pt solid #000000" fo:border-top="none" fo:border-bottom="0.05pt solid #000000"/>
    </style:style>
    <style:style style:name="Command_5f_Options.A8" style:display-name="Command_Options.A8" style:family="table-cell">
      <style:table-cell-properties fo:padding="0.0382in" fo:border-left="0.05pt solid #000000" fo:border-right="none" fo:border-top="none" fo:border-bottom="0.05pt solid #000000"/>
    </style:style>
    <style:style style:name="Command_5f_Options.B8" style:display-name="Command_Options.B8" style:family="table-cell">
      <style:table-cell-properties fo:padding="0.0382in" fo:border-left="0.05pt solid #000000" fo:border-right="0.05pt solid #000000" fo:border-top="none" fo:border-bottom="0.05pt solid #000000"/>
    </style:style>
    <style:style style:name="Command_5f_Options.A9" style:display-name="Command_Options.A9" style:family="table-cell">
      <style:table-cell-properties fo:padding="0.0382in" fo:border-left="0.05pt solid #000000" fo:border-right="none" fo:border-top="none" fo:border-bottom="0.05pt solid #000000"/>
    </style:style>
    <style:style style:name="Command_5f_Options.B9" style:display-name="Command_Options.B9" style:family="table-cell">
      <style:table-cell-properties fo:padding="0.0382in" fo:border-left="0.05pt solid #000000" fo:border-right="0.05pt solid #000000" fo:border-top="none" fo:border-bottom="0.05pt solid #000000"/>
    </style:style>
    <style:style style:name="Command_5f_Options.A10" style:display-name="Command_Options.A10" style:family="table-cell">
      <style:table-cell-properties fo:padding="0.0382in" fo:border-left="0.05pt solid #000000" fo:border-right="none" fo:border-top="none" fo:border-bottom="0.05pt solid #000000"/>
    </style:style>
    <style:style style:name="Command_5f_Options.B10" style:display-name="Command_Options.B10" style:family="table-cell">
      <style:table-cell-properties fo:padding="0.0382in" fo:border-left="0.05pt solid #000000" fo:border-right="0.05pt solid #000000" fo:border-top="none" fo:border-bottom="0.05pt solid #000000"/>
    </style:style>
    <style:style style:name="Command_5f_Options.A11" style:display-name="Command_Options.A11" style:family="table-cell">
      <style:table-cell-properties fo:padding="0.0382in" fo:border-left="0.05pt solid #000000" fo:border-right="none" fo:border-top="none" fo:border-bottom="0.05pt solid #000000"/>
    </style:style>
    <style:style style:name="Command_5f_Options.B11" style:display-name="Command_Options.B11" style:family="table-cell">
      <style:table-cell-properties fo:padding="0.0382in" fo:border-left="0.05pt solid #000000" fo:border-right="0.05pt solid #000000" fo:border-top="none" fo:border-bottom="0.05pt solid #000000"/>
    </style:style>
    <style:style style:name="Command_5f_Options.A12" style:display-name="Command_Options.A12" style:family="table-cell">
      <style:table-cell-properties fo:padding="0.0382in" fo:border-left="0.05pt solid #000000" fo:border-right="none" fo:border-top="none" fo:border-bottom="0.05pt solid #000000"/>
    </style:style>
    <style:style style:name="Command_5f_Options.B12" style:display-name="Command_Options.B12" style:family="table-cell">
      <style:table-cell-properties fo:padding="0.0382in" fo:border-left="0.05pt solid #000000" fo:border-right="0.05pt solid #000000" fo:border-top="none" fo:border-bottom="0.05pt solid #000000"/>
    </style:style>
    <style:style style:name="Command_5f_Options.A13" style:display-name="Command_Options.A13" style:family="table-cell">
      <style:table-cell-properties fo:padding="0.0382in" fo:border-left="0.05pt solid #000000" fo:border-right="none" fo:border-top="none" fo:border-bottom="0.05pt solid #000000"/>
    </style:style>
    <style:style style:name="Command_5f_Options.B13" style:display-name="Command_Options.B13" style:family="table-cell">
      <style:table-cell-properties fo:padding="0.0382in" fo:border-left="0.05pt solid #000000" fo:border-right="0.05pt solid #000000" fo:border-top="none" fo:border-bottom="0.05pt solid #000000"/>
    </style:style>
    <style:style style:name="Command_5f_Options.A14" style:display-name="Command_Options.A14" style:family="table-cell">
      <style:table-cell-properties fo:padding="0.0382in" fo:border-left="0.05pt solid #000000" fo:border-right="none" fo:border-top="none" fo:border-bottom="0.05pt solid #000000"/>
    </style:style>
    <style:style style:name="Command_5f_Options.B14" style:display-name="Command_Options.B14" style:family="table-cell">
      <style:table-cell-properties fo:padding="0.0382in" fo:border-left="0.05pt solid #000000" fo:border-right="0.05pt solid #000000" fo:border-top="none" fo:border-bottom="0.05pt solid #000000"/>
    </style:style>
    <style:style style:name="Command_5f_Options.A15" style:display-name="Command_Options.A15" style:family="table-cell">
      <style:table-cell-properties fo:padding="0.0382in" fo:border-left="0.05pt solid #000000" fo:border-right="none" fo:border-top="none" fo:border-bottom="0.05pt solid #000000"/>
    </style:style>
    <style:style style:name="Command_5f_Options.B15" style:display-name="Command_Options.B15" style:family="table-cell">
      <style:table-cell-properties fo:padding="0.0382in" fo:border-left="0.05pt solid #000000" fo:border-right="0.05pt solid #000000" fo:border-top="none" fo:border-bottom="0.05pt solid #000000"/>
    </style:style>
    <style:style style:name="Command_5f_Options.A16" style:display-name="Command_Options.A16" style:family="table-cell">
      <style:table-cell-properties fo:padding="0.0382in" fo:border-left="0.05pt solid #000000" fo:border-right="none" fo:border-top="none" fo:border-bottom="0.05pt solid #000000"/>
    </style:style>
    <style:style style:name="Command_5f_Options.B16" style:display-name="Command_Options.B16" style:family="table-cell">
      <style:table-cell-properties fo:padding="0.0382in" fo:border-left="0.05pt solid #000000" fo:border-right="0.05pt solid #000000" fo:border-top="none" fo:border-bottom="0.05pt solid #000000"/>
    </style:style>
    <style:style style:name="Command_5f_Options.A17" style:display-name="Command_Options.A17" style:family="table-cell">
      <style:table-cell-properties fo:padding="0.0382in" fo:border-left="0.05pt solid #000000" fo:border-right="none" fo:border-top="none" fo:border-bottom="0.05pt solid #000000"/>
    </style:style>
    <style:style style:name="Command_5f_Options.B17" style:display-name="Command_Options.B17" style:family="table-cell">
      <style:table-cell-properties fo:padding="0.0382in" fo:border-left="0.05pt solid #000000" fo:border-right="0.05pt solid #000000" fo:border-top="none" fo:border-bottom="0.05pt solid #000000"/>
    </style:style>
    <style:style style:name="Command_5f_Options.A18" style:display-name="Command_Options.A18" style:family="table-cell">
      <style:table-cell-properties fo:padding="0.0382in" fo:border-left="0.05pt solid #000000" fo:border-right="none" fo:border-top="none" fo:border-bottom="0.05pt solid #000000"/>
    </style:style>
    <style:style style:name="Command_5f_Options.B18" style:display-name="Command_Options.B18" style:family="table-cell">
      <style:table-cell-properties fo:padding="0.0382in" fo:border-left="0.05pt solid #000000" fo:border-right="0.05pt solid #000000" fo:border-top="none" fo:border-bottom="0.05pt solid #000000"/>
    </style:style>
    <style:style style:name="Command_5f_Options.A19" style:display-name="Command_Options.A19" style:family="table-cell">
      <style:table-cell-properties fo:padding="0.0382in" fo:border-left="0.05pt solid #000000" fo:border-right="none" fo:border-top="none" fo:border-bottom="0.05pt solid #000000"/>
    </style:style>
    <style:style style:name="Command_5f_Options.B19" style:display-name="Command_Options.B19" style:family="table-cell">
      <style:table-cell-properties fo:padding="0.0382in" fo:border-left="0.05pt solid #000000" fo:border-right="0.05pt solid #000000" fo:border-top="none" fo:border-bottom="0.05pt solid #000000"/>
    </style:style>
    <style:style style:name="Command_5f_Options.A20" style:display-name="Command_Options.A20" style:family="table-cell">
      <style:table-cell-properties fo:padding="0.0382in" fo:border-left="0.05pt solid #000000" fo:border-right="none" fo:border-top="none" fo:border-bottom="0.05pt solid #000000"/>
    </style:style>
    <style:style style:name="Command_5f_Options.B20" style:display-name="Command_Options.B20" style:family="table-cell">
      <style:table-cell-properties fo:padding="0.0382in" fo:border-left="0.05pt solid #000000" fo:border-right="0.05pt solid #000000" fo:border-top="none" fo:border-bottom="0.05pt solid #000000"/>
    </style:style>
    <style:style style:name="Command_5f_Options.A21" style:display-name="Command_Options.A21" style:family="table-cell">
      <style:table-cell-properties fo:padding="0.0382in" fo:border-left="0.05pt solid #000000" fo:border-right="none" fo:border-top="none" fo:border-bottom="0.05pt solid #000000"/>
    </style:style>
    <style:style style:name="Command_5f_Options.B21" style:display-name="Command_Options.B21" style:family="table-cell">
      <style:table-cell-properties fo:padding="0.0382in" fo:border-left="0.05pt solid #000000" fo:border-right="0.05pt solid #000000" fo:border-top="none" fo:border-bottom="0.05pt solid #000000"/>
    </style:style>
    <style:style style:name="Command_5f_Options.A22" style:display-name="Command_Options.A22" style:family="table-cell">
      <style:table-cell-properties fo:padding="0.0382in" fo:border-left="0.05pt solid #000000" fo:border-right="none" fo:border-top="none" fo:border-bottom="0.05pt solid #000000"/>
    </style:style>
    <style:style style:name="Command_5f_Options.B22" style:display-name="Command_Options.B22" style:family="table-cell">
      <style:table-cell-properties fo:padding="0.0382in" fo:border-left="0.05pt solid #000000" fo:border-right="0.05pt solid #000000" fo:border-top="none" fo:border-bottom="0.05pt solid #000000"/>
    </style:style>
    <style:style style:name="Command_5f_Options.A23" style:display-name="Command_Options.A23" style:family="table-cell">
      <style:table-cell-properties fo:padding="0.0382in" fo:border-left="0.05pt solid #000000" fo:border-right="none" fo:border-top="none" fo:border-bottom="0.05pt solid #000000"/>
    </style:style>
    <style:style style:name="Command_5f_Options.B23" style:display-name="Command_Options.B23" style:family="table-cell">
      <style:table-cell-properties fo:padding="0.0382in" fo:border-left="0.05pt solid #000000" fo:border-right="0.05pt solid #000000" fo:border-top="none" fo:border-bottom="0.05pt solid #000000"/>
    </style:style>
    <style:style style:name="Command_5f_Options.A24" style:display-name="Command_Options.A24" style:family="table-cell">
      <style:table-cell-properties fo:padding="0.0382in" fo:border-left="0.05pt solid #000000" fo:border-right="none" fo:border-top="none" fo:border-bottom="0.05pt solid #000000"/>
    </style:style>
    <style:style style:name="Command_5f_Options.B24" style:display-name="Command_Options.B24" style:family="table-cell">
      <style:table-cell-properties fo:padding="0.0382in" fo:border-left="0.05pt solid #000000" fo:border-right="0.05pt solid #000000" fo:border-top="none" fo:border-bottom="0.05pt solid #000000"/>
    </style:style>
    <style:style style:name="Command_5f_Options.A25" style:display-name="Command_Options.A25" style:family="table-cell">
      <style:table-cell-properties fo:padding="0.0382in" fo:border-left="0.05pt solid #000000" fo:border-right="none" fo:border-top="none" fo:border-bottom="0.05pt solid #000000"/>
    </style:style>
    <style:style style:name="Command_5f_Options.B25" style:display-name="Command_Options.B25" style:family="table-cell">
      <style:table-cell-properties fo:padding="0.0382in" fo:border-left="0.05pt solid #000000" fo:border-right="0.05pt solid #000000" fo:border-top="none" fo:border-bottom="0.05pt solid #000000"/>
    </style:style>
    <style:style style:name="Command_5f_Options.A26" style:display-name="Command_Options.A26" style:family="table-cell">
      <style:table-cell-properties fo:padding="0.0382in" fo:border-left="0.05pt solid #000000" fo:border-right="none" fo:border-top="none" fo:border-bottom="0.05pt solid #000000"/>
    </style:style>
    <style:style style:name="Command_5f_Options.B26" style:display-name="Command_Options.B26" style:family="table-cell">
      <style:table-cell-properties fo:padding="0.0382in" fo:border-left="0.05pt solid #000000" fo:border-right="0.05pt solid #000000" fo:border-top="none" fo:border-bottom="0.05pt solid #000000"/>
    </style:style>
    <style:style style:name="Command_5f_Options.A27" style:display-name="Command_Options.A27" style:family="table-cell">
      <style:table-cell-properties fo:padding="0.0382in" fo:border-left="0.05pt solid #000000" fo:border-right="none" fo:border-top="none" fo:border-bottom="0.05pt solid #000000"/>
    </style:style>
    <style:style style:name="Command_5f_Options.B27" style:display-name="Command_Options.B27" style:family="table-cell">
      <style:table-cell-properties fo:padding="0.0382in" fo:border-left="0.05pt solid #000000" fo:border-right="0.05pt solid #000000" fo:border-top="none" fo:border-bottom="0.05pt solid #000000"/>
    </style:style>
    <style:style style:name="Command_5f_Options.A28" style:display-name="Command_Options.A28" style:family="table-cell">
      <style:table-cell-properties fo:padding="0.0382in" fo:border-left="0.05pt solid #000000" fo:border-right="none" fo:border-top="none" fo:border-bottom="0.05pt solid #000000"/>
    </style:style>
    <style:style style:name="Command_5f_Options.B28" style:display-name="Command_Options.B28" style:family="table-cell">
      <style:table-cell-properties fo:padding="0.0382in" fo:border-left="0.05pt solid #000000" fo:border-right="0.05pt solid #000000" fo:border-top="none" fo:border-bottom="0.05pt solid #000000"/>
    </style:style>
    <style:style style:name="Command_5f_Options.A29" style:display-name="Command_Options.A29" style:family="table-cell">
      <style:table-cell-properties fo:padding="0.0382in" fo:border-left="0.05pt solid #000000" fo:border-right="none" fo:border-top="none" fo:border-bottom="0.05pt solid #000000"/>
    </style:style>
    <style:style style:name="Command_5f_Options.B29" style:display-name="Command_Options.B29" style:family="table-cell">
      <style:table-cell-properties fo:padding="0.0382in" fo:border-left="0.05pt solid #000000" fo:border-right="0.05pt solid #000000" fo:border-top="none" fo:border-bottom="0.05pt solid #000000"/>
    </style:style>
    <style:style style:name="Command_5f_Options.A30" style:display-name="Command_Options.A30" style:family="table-cell">
      <style:table-cell-properties fo:padding="0.0382in" fo:border-left="0.05pt solid #000000" fo:border-right="none" fo:border-top="none" fo:border-bottom="0.05pt solid #000000"/>
    </style:style>
    <style:style style:name="Command_5f_Options.B30" style:display-name="Command_Options.B30" style:family="table-cell">
      <style:table-cell-properties fo:padding="0.0382in" fo:border-left="0.05pt solid #000000" fo:border-right="0.05pt solid #000000" fo:border-top="none" fo:border-bottom="0.05pt solid #000000"/>
    </style:style>
    <style:style style:name="Command_5f_Options.A31" style:display-name="Command_Options.A31" style:family="table-cell">
      <style:table-cell-properties fo:padding="0.0382in" fo:border-left="0.05pt solid #000000" fo:border-right="none" fo:border-top="none" fo:border-bottom="0.05pt solid #000000"/>
    </style:style>
    <style:style style:name="Command_5f_Options.B31" style:display-name="Command_Options.B31" style:family="table-cell">
      <style:table-cell-properties fo:padding="0.0382in" fo:border-left="0.05pt solid #000000" fo:border-right="0.05pt solid #000000" fo:border-top="none" fo:border-bottom="0.05pt solid #000000"/>
    </style:style>
    <style:style style:name="Command_5f_Options.A32" style:display-name="Command_Options.A32" style:family="table-cell">
      <style:table-cell-properties fo:padding="0.0382in" fo:border-left="0.05pt solid #000000" fo:border-right="none" fo:border-top="none" fo:border-bottom="0.05pt solid #000000"/>
    </style:style>
    <style:style style:name="Command_5f_Options.B32" style:display-name="Command_Options.B32" style:family="table-cell">
      <style:table-cell-properties fo:padding="0.0382in" fo:border-left="0.05pt solid #000000" fo:border-right="0.05pt solid #000000" fo:border-top="none" fo:border-bottom="0.05pt solid #000000"/>
    </style:style>
    <style:style style:name="Command_5f_Options.A33" style:display-name="Command_Options.A33" style:family="table-cell">
      <style:table-cell-properties fo:padding="0.0382in" fo:border-left="0.05pt solid #000000" fo:border-right="none" fo:border-top="none" fo:border-bottom="0.05pt solid #000000"/>
    </style:style>
    <style:style style:name="Command_5f_Options.B33" style:display-name="Command_Options.B33" style:family="table-cell">
      <style:table-cell-properties fo:padding="0.0382in" fo:border-left="0.05pt solid #000000" fo:border-right="0.05pt solid #000000" fo:border-top="none" fo:border-bottom="0.05pt solid #000000"/>
    </style:style>
    <style:style style:name="Command_5f_Options.A34" style:display-name="Command_Options.A34" style:family="table-cell">
      <style:table-cell-properties fo:padding="0.0382in" fo:border-left="0.05pt solid #000000" fo:border-right="none" fo:border-top="none" fo:border-bottom="0.05pt solid #000000"/>
    </style:style>
    <style:style style:name="Command_5f_Options.B34" style:display-name="Command_Options.B34" style:family="table-cell">
      <style:table-cell-properties fo:padding="0.0382in" fo:border-left="0.05pt solid #000000" fo:border-right="0.05pt solid #000000" fo:border-top="none" fo:border-bottom="0.05pt solid #000000"/>
    </style:style>
    <style:style style:name="Command_5f_Options.A35" style:display-name="Command_Options.A35" style:family="table-cell">
      <style:table-cell-properties fo:padding="0.0382in" fo:border-left="0.05pt solid #000000" fo:border-right="none" fo:border-top="none" fo:border-bottom="0.05pt solid #000000"/>
    </style:style>
    <style:style style:name="Command_5f_Options.B35" style:display-name="Command_Options.B35" style:family="table-cell">
      <style:table-cell-properties fo:padding="0.0382in" fo:border-left="0.05pt solid #000000" fo:border-right="0.05pt solid #000000" fo:border-top="none" fo:border-bottom="0.05pt solid #000000"/>
    </style:style>
    <style:style style:name="Command_5f_Options.A36" style:display-name="Command_Options.A36" style:family="table-cell">
      <style:table-cell-properties fo:padding="0.0382in" fo:border-left="0.05pt solid #000000" fo:border-right="none" fo:border-top="none" fo:border-bottom="0.05pt solid #000000"/>
    </style:style>
    <style:style style:name="Command_5f_Options.B36" style:display-name="Command_Options.B36" style:family="table-cell">
      <style:table-cell-properties fo:padding="0.0382in" fo:border-left="0.05pt solid #000000" fo:border-right="0.05pt solid #000000" fo:border-top="none" fo:border-bottom="0.05pt solid #000000"/>
    </style:style>
    <style:style style:name="Command_5f_Options.A37" style:display-name="Command_Options.A37" style:family="table-cell">
      <style:table-cell-properties fo:padding="0.0382in" fo:border-left="0.05pt solid #000000" fo:border-right="none" fo:border-top="none" fo:border-bottom="0.05pt solid #000000"/>
    </style:style>
    <style:style style:name="Command_5f_Options.B37" style:display-name="Command_Options.B37" style:family="table-cell">
      <style:table-cell-properties fo:padding="0.0382in" fo:border-left="0.05pt solid #000000" fo:border-right="0.05pt solid #000000" fo:border-top="none" fo:border-bottom="0.05pt solid #000000"/>
    </style:style>
    <style:style style:name="Command_5f_Options.A38" style:display-name="Command_Options.A38" style:family="table-cell">
      <style:table-cell-properties fo:padding="0.0382in" fo:border-left="0.05pt solid #000000" fo:border-right="none" fo:border-top="none" fo:border-bottom="0.05pt solid #000000"/>
    </style:style>
    <style:style style:name="Command_5f_Options.B38" style:display-name="Command_Options.B38" style:family="table-cell">
      <style:table-cell-properties fo:padding="0.0382in" fo:border-left="0.05pt solid #000000" fo:border-right="0.05pt solid #000000" fo:border-top="none" fo:border-bottom="0.05pt solid #000000"/>
    </style:style>
    <style:style style:name="Command_5f_Options.A39" style:display-name="Command_Options.A39" style:family="table-cell">
      <style:table-cell-properties fo:padding="0.0382in" fo:border-left="0.05pt solid #000000" fo:border-right="none" fo:border-top="none" fo:border-bottom="0.05pt solid #000000"/>
    </style:style>
    <style:style style:name="Command_5f_Options.B39" style:display-name="Command_Options.B39" style:family="table-cell">
      <style:table-cell-properties fo:padding="0.0382in" fo:border-left="0.05pt solid #000000" fo:border-right="0.05pt solid #000000" fo:border-top="none" fo:border-bottom="0.05pt solid #000000"/>
    </style:style>
    <style:style style:name="Command_5f_Options.A40" style:display-name="Command_Options.A40" style:family="table-cell">
      <style:table-cell-properties fo:padding="0.0382in" fo:border-left="0.05pt solid #000000" fo:border-right="none" fo:border-top="none" fo:border-bottom="0.05pt solid #000000"/>
    </style:style>
    <style:style style:name="Command_5f_Options.B40" style:display-name="Command_Options.B40" style:family="table-cell">
      <style:table-cell-properties fo:padding="0.0382in" fo:border-left="0.05pt solid #000000" fo:border-right="0.05pt solid #000000" fo:border-top="none" fo:border-bottom="0.05pt solid #000000"/>
    </style:style>
    <style:style style:name="Command_5f_Options.A41" style:display-name="Command_Options.A41" style:family="table-cell">
      <style:table-cell-properties fo:padding="0.0382in" fo:border-left="0.05pt solid #000000" fo:border-right="none" fo:border-top="none" fo:border-bottom="0.05pt solid #000000"/>
    </style:style>
    <style:style style:name="Command_5f_Options.B41" style:display-name="Command_Options.B41" style:family="table-cell">
      <style:table-cell-properties fo:padding="0.0382in" fo:border-left="0.05pt solid #000000" fo:border-right="0.05pt solid #000000" fo:border-top="none" fo:border-bottom="0.05pt solid #000000"/>
    </style:style>
    <style:style style:name="Command_5f_Options.A42" style:display-name="Command_Options.A42" style:family="table-cell">
      <style:table-cell-properties fo:padding="0.0382in" fo:border-left="0.05pt solid #000000" fo:border-right="none" fo:border-top="none" fo:border-bottom="0.05pt solid #000000"/>
    </style:style>
    <style:style style:name="Command_5f_Options.B42" style:display-name="Command_Options.B42" style:family="table-cell">
      <style:table-cell-properties fo:padding="0.0382in" fo:border-left="0.05pt solid #000000" fo:border-right="0.05pt solid #000000" fo:border-top="none" fo:border-bottom="0.05pt solid #000000"/>
    </style:style>
    <style:style style:name="Command_5f_Options.A43" style:display-name="Command_Options.A43" style:family="table-cell">
      <style:table-cell-properties fo:padding="0.0382in" fo:border-left="0.05pt solid #000000" fo:border-right="none" fo:border-top="none" fo:border-bottom="0.05pt solid #000000"/>
    </style:style>
    <style:style style:name="Command_5f_Options.B43" style:display-name="Command_Options.B43" style:family="table-cell">
      <style:table-cell-properties fo:padding="0.0382in" fo:border-left="0.05pt solid #000000" fo:border-right="0.05pt solid #000000" fo:border-top="none" fo:border-bottom="0.05pt solid #000000"/>
    </style:style>
    <style:style style:name="Command_5f_Options.A44" style:display-name="Command_Options.A44" style:family="table-cell">
      <style:table-cell-properties fo:padding="0.0382in" fo:border-left="0.05pt solid #000000" fo:border-right="none" fo:border-top="none" fo:border-bottom="0.05pt solid #000000"/>
    </style:style>
    <style:style style:name="Command_5f_Options.B44" style:display-name="Command_Options.B44" style:family="table-cell">
      <style:table-cell-properties fo:padding="0.0382in" fo:border-left="0.05pt solid #000000" fo:border-right="0.05pt solid #000000" fo:border-top="none" fo:border-bottom="0.05pt solid #000000"/>
    </style:style>
    <style:style style:name="Command_5f_Options.A45" style:display-name="Command_Options.A45" style:family="table-cell">
      <style:table-cell-properties fo:padding="0.0382in" fo:border-left="0.05pt solid #000000" fo:border-right="none" fo:border-top="none" fo:border-bottom="0.05pt solid #000000"/>
    </style:style>
    <style:style style:name="Command_5f_Options.B45" style:display-name="Command_Options.B45" style:family="table-cell">
      <style:table-cell-properties fo:padding="0.0382in" fo:border-left="0.05pt solid #000000" fo:border-right="0.05pt solid #000000" fo:border-top="none" fo:border-bottom="0.05pt solid #000000"/>
    </style:style>
    <style:style style:name="Command_5f_Options.A46" style:display-name="Command_Options.A46" style:family="table-cell">
      <style:table-cell-properties fo:padding="0.0382in" fo:border-left="0.05pt solid #000000" fo:border-right="none" fo:border-top="none" fo:border-bottom="0.05pt solid #000000"/>
    </style:style>
    <style:style style:name="Command_5f_Options.B46" style:display-name="Command_Options.B46" style:family="table-cell">
      <style:table-cell-properties fo:padding="0.0382in" fo:border-left="0.05pt solid #000000" fo:border-right="0.05pt solid #000000" fo:border-top="none" fo:border-bottom="0.05pt solid #000000"/>
    </style:style>
    <style:style style:name="Command_5f_Options.A47" style:display-name="Command_Options.A47" style:family="table-cell">
      <style:table-cell-properties fo:padding="0.0382in" fo:border-left="0.05pt solid #000000" fo:border-right="none" fo:border-top="none" fo:border-bottom="0.05pt solid #000000"/>
    </style:style>
    <style:style style:name="Command_5f_Options.B47" style:display-name="Command_Options.B47" style:family="table-cell">
      <style:table-cell-properties fo:padding="0.0382in" fo:border-left="0.05pt solid #000000" fo:border-right="0.05pt solid #000000" fo:border-top="none" fo:border-bottom="0.05pt solid #000000"/>
    </style:style>
    <style:style style:name="Command_5f_Options.A48" style:display-name="Command_Options.A48" style:family="table-cell">
      <style:table-cell-properties fo:padding="0.0382in" fo:border-left="0.05pt solid #000000" fo:border-right="none" fo:border-top="none" fo:border-bottom="0.05pt solid #000000"/>
    </style:style>
    <style:style style:name="Command_5f_Options.B48" style:display-name="Command_Options.B48" style:family="table-cell">
      <style:table-cell-properties fo:padding="0.0382in" fo:border-left="0.05pt solid #000000" fo:border-right="0.05pt solid #000000" fo:border-top="none" fo:border-bottom="0.05pt solid #000000"/>
    </style:style>
    <style:style style:name="Command_5f_Options.A49" style:display-name="Command_Options.A49" style:family="table-cell">
      <style:table-cell-properties fo:padding="0.0382in" fo:border-left="0.05pt solid #000000" fo:border-right="none" fo:border-top="none" fo:border-bottom="0.05pt solid #000000"/>
    </style:style>
    <style:style style:name="Command_5f_Options.B49" style:display-name="Command_Options.B49" style:family="table-cell">
      <style:table-cell-properties fo:padding="0.0382in" fo:border-left="0.05pt solid #000000" fo:border-right="0.05pt solid #000000" fo:border-top="none" fo:border-bottom="0.05pt solid #000000"/>
    </style:style>
    <style:style style:name="Command_5f_Options.A50" style:display-name="Command_Options.A50" style:family="table-cell">
      <style:table-cell-properties fo:padding="0.0382in" fo:border-left="0.05pt solid #000000" fo:border-right="none" fo:border-top="none" fo:border-bottom="0.05pt solid #000000"/>
    </style:style>
    <style:style style:name="Command_5f_Options.B50" style:display-name="Command_Options.B50" style:family="table-cell">
      <style:table-cell-properties fo:padding="0.0382in" fo:border-left="0.05pt solid #000000" fo:border-right="0.05pt solid #000000" fo:border-top="none" fo:border-bottom="0.05pt solid #000000"/>
    </style:style>
    <style:style style:name="Command_5f_Options.A51" style:display-name="Command_Options.A51" style:family="table-cell">
      <style:table-cell-properties fo:padding="0.0382in" fo:border-left="0.05pt solid #000000" fo:border-right="none" fo:border-top="none" fo:border-bottom="0.05pt solid #000000"/>
    </style:style>
    <style:style style:name="Command_5f_Options.B51" style:display-name="Command_Options.B51" style:family="table-cell">
      <style:table-cell-properties fo:padding="0.0382in" fo:border-left="0.05pt solid #000000" fo:border-right="0.05pt solid #000000" fo:border-top="none" fo:border-bottom="0.05pt solid #000000"/>
    </style:style>
    <style:style style:name="Command_5f_Options.A52" style:display-name="Command_Options.A52" style:family="table-cell">
      <style:table-cell-properties fo:padding="0.0382in" fo:border-left="0.05pt solid #000000" fo:border-right="none" fo:border-top="none" fo:border-bottom="0.05pt solid #000000"/>
    </style:style>
    <style:style style:name="Command_5f_Options.B52" style:display-name="Command_Options.B52" style:family="table-cell">
      <style:table-cell-properties fo:padding="0.0382in" fo:border-left="0.05pt solid #000000" fo:border-right="0.05pt solid #000000" fo:border-top="none" fo:border-bottom="0.05pt solid #000000"/>
    </style:style>
    <style:style style:name="Command_5f_Options.A53" style:display-name="Command_Options.A53" style:family="table-cell">
      <style:table-cell-properties fo:padding="0.0382in" fo:border-left="0.05pt solid #000000" fo:border-right="none" fo:border-top="none" fo:border-bottom="0.05pt solid #000000"/>
    </style:style>
    <style:style style:name="Command_5f_Options.B53" style:display-name="Command_Options.B53" style:family="table-cell">
      <style:table-cell-properties fo:padding="0.0382in" fo:border-left="0.05pt solid #000000" fo:border-right="0.05pt solid #000000" fo:border-top="none" fo:border-bottom="0.05pt solid #000000"/>
    </style:style>
    <style:style style:name="Command_5f_Options.A54" style:display-name="Command_Options.A54" style:family="table-cell">
      <style:table-cell-properties fo:padding="0.0382in" fo:border-left="0.05pt solid #000000" fo:border-right="none" fo:border-top="none" fo:border-bottom="0.05pt solid #000000"/>
    </style:style>
    <style:style style:name="Command_5f_Options.B54" style:display-name="Command_Options.B54" style:family="table-cell">
      <style:table-cell-properties fo:padding="0.0382in" fo:border-left="0.05pt solid #000000" fo:border-right="0.05pt solid #000000" fo:border-top="none" fo:border-bottom="0.05pt solid #000000"/>
    </style:style>
    <style:style style:name="Command_5f_Options.A55" style:display-name="Command_Options.A55" style:family="table-cell">
      <style:table-cell-properties fo:padding="0.0382in" fo:border-left="0.05pt solid #000000" fo:border-right="none" fo:border-top="none" fo:border-bottom="0.05pt solid #000000"/>
    </style:style>
    <style:style style:name="Command_5f_Options.B55" style:display-name="Command_Options.B55" style:family="table-cell">
      <style:table-cell-properties fo:padding="0.0382in" fo:border-left="0.05pt solid #000000" fo:border-right="0.05pt solid #000000" fo:border-top="none" fo:border-bottom="0.05pt solid #000000"/>
    </style:style>
    <style:style style:name="Command_5f_Options.A56" style:display-name="Command_Options.A56" style:family="table-cell">
      <style:table-cell-properties fo:padding="0.0382in" fo:border-left="0.05pt solid #000000" fo:border-right="none" fo:border-top="none" fo:border-bottom="0.05pt solid #000000"/>
    </style:style>
    <style:style style:name="Command_5f_Options.B56" style:display-name="Command_Options.B56" style:family="table-cell">
      <style:table-cell-properties fo:padding="0.0382in" fo:border-left="0.05pt solid #000000" fo:border-right="0.05pt solid #000000" fo:border-top="none" fo:border-bottom="0.05pt solid #000000"/>
    </style:style>
    <style:style style:name="General_5f_Options" style:display-name="General_Options" style:family="table">
      <style:table-properties style:width="6.6431in" table:align="left" style:writing-mode="lr-tb"/>
    </style:style>
    <style:style style:name="General_5f_Options.A" style:display-name="General_Options.A" style:family="table-column">
      <style:table-column-properties style:column-width="2.7319in"/>
    </style:style>
    <style:style style:name="General_5f_Options.B" style:display-name="General_Options.B" style:family="table-column">
      <style:table-column-properties style:column-width="3.9111in"/>
    </style:style>
    <style:style style:name="General_5f_Options.A1" style:display-name="General_Options.A1" style:family="table-cell">
      <style:table-cell-properties fo:padding="0.0382in" fo:border="0.05pt solid #000000"/>
    </style:style>
    <style:style style:name="General_5f_Options.A2" style:display-name="General_Options.A2" style:family="table-cell">
      <style:table-cell-properties fo:background-color="#0066cc" fo:padding="0.0382in" fo:border-left="0.05pt solid #000000" fo:border-right="0.05pt solid #000000" fo:border-top="none" fo:border-bottom="0.05pt solid #000000">
        <style:background-image/>
      </style:table-cell-properties>
    </style:style>
    <style:style style:name="General_5f_Options.A3" style:display-name="General_Options.A3" style:family="table-cell">
      <style:table-cell-properties fo:padding="0.0382in" fo:border-left="0.05pt solid #000000" fo:border-right="none" fo:border-top="none" fo:border-bottom="0.05pt solid #000000"/>
    </style:style>
    <style:style style:name="General_5f_Options.B3" style:display-name="General_Options.B3" style:family="table-cell">
      <style:table-cell-properties fo:padding="0.0382in" fo:border-left="0.05pt solid #000000" fo:border-right="0.05pt solid #000000" fo:border-top="none" fo:border-bottom="0.05pt solid #000000"/>
    </style:style>
    <style:style style:name="General_5f_Options.A4" style:display-name="General_Options.A4" style:family="table-cell">
      <style:table-cell-properties fo:padding="0.0382in" fo:border-left="0.05pt solid #000000" fo:border-right="none" fo:border-top="none" fo:border-bottom="0.05pt solid #000000"/>
    </style:style>
    <style:style style:name="General_5f_Options.B4" style:display-name="General_Options.B4" style:family="table-cell">
      <style:table-cell-properties fo:padding="0.0382in" fo:border-left="0.05pt solid #000000" fo:border-right="0.05pt solid #000000" fo:border-top="none" fo:border-bottom="0.05pt solid #000000"/>
    </style:style>
    <style:style style:name="General_5f_Options.A5" style:display-name="General_Options.A5" style:family="table-cell">
      <style:table-cell-properties fo:padding="0.0382in" fo:border-left="0.05pt solid #000000" fo:border-right="none" fo:border-top="none" fo:border-bottom="0.05pt solid #000000"/>
    </style:style>
    <style:style style:name="General_5f_Options.B5" style:display-name="General_Options.B5" style:family="table-cell">
      <style:table-cell-properties fo:padding="0.0382in" fo:border-left="0.05pt solid #000000" fo:border-right="0.05pt solid #000000" fo:border-top="none" fo:border-bottom="0.05pt solid #000000"/>
    </style:style>
    <style:style style:name="General_5f_Options.A6" style:display-name="General_Options.A6" style:family="table-cell">
      <style:table-cell-properties fo:padding="0.0382in" fo:border-left="0.05pt solid #000000" fo:border-right="none" fo:border-top="none" fo:border-bottom="0.05pt solid #000000"/>
    </style:style>
    <style:style style:name="General_5f_Options.B6" style:display-name="General_Options.B6" style:family="table-cell">
      <style:table-cell-properties fo:padding="0.0382in" fo:border-left="0.05pt solid #000000" fo:border-right="0.05pt solid #000000" fo:border-top="none" fo:border-bottom="0.05pt solid #000000"/>
    </style:style>
    <style:style style:name="General_5f_Options.A7" style:display-name="General_Options.A7" style:family="table-cell">
      <style:table-cell-properties fo:padding="0.0382in" fo:border-left="0.05pt solid #000000" fo:border-right="none" fo:border-top="none" fo:border-bottom="0.05pt solid #000000"/>
    </style:style>
    <style:style style:name="General_5f_Options.B7" style:display-name="General_Options.B7" style:family="table-cell">
      <style:table-cell-properties fo:padding="0.0382in" fo:border-left="0.05pt solid #000000" fo:border-right="0.05pt solid #000000" fo:border-top="none" fo:border-bottom="0.05pt solid #000000"/>
    </style:style>
    <style:style style:name="General_5f_Options.A8" style:display-name="General_Options.A8" style:family="table-cell">
      <style:table-cell-properties fo:padding="0.0382in" fo:border-left="0.05pt solid #000000" fo:border-right="none" fo:border-top="none" fo:border-bottom="0.05pt solid #000000"/>
    </style:style>
    <style:style style:name="General_5f_Options.B8" style:display-name="General_Options.B8" style:family="table-cell">
      <style:table-cell-properties fo:padding="0.0382in" fo:border-left="0.05pt solid #000000" fo:border-right="0.05pt solid #000000" fo:border-top="none" fo:border-bottom="0.05pt solid #000000"/>
    </style:style>
    <style:style style:name="General_5f_Options.A9" style:display-name="General_Options.A9" style:family="table-cell">
      <style:table-cell-properties fo:padding="0.0382in" fo:border-left="0.05pt solid #000000" fo:border-right="none" fo:border-top="none" fo:border-bottom="0.05pt solid #000000"/>
    </style:style>
    <style:style style:name="General_5f_Options.B9" style:display-name="General_Options.B9" style:family="table-cell">
      <style:table-cell-properties fo:padding="0.0382in" fo:border-left="0.05pt solid #000000" fo:border-right="0.05pt solid #000000" fo:border-top="none" fo:border-bottom="0.05pt solid #000000"/>
    </style:style>
    <style:style style:name="General_5f_Options.A10" style:display-name="General_Options.A10" style:family="table-cell">
      <style:table-cell-properties fo:padding="0.0382in" fo:border-left="0.05pt solid #000000" fo:border-right="none" fo:border-top="none" fo:border-bottom="0.05pt solid #000000"/>
    </style:style>
    <style:style style:name="General_5f_Options.B10" style:display-name="General_Options.B10" style:family="table-cell">
      <style:table-cell-properties fo:padding="0.0382in" fo:border-left="0.05pt solid #000000" fo:border-right="0.05pt solid #000000" fo:border-top="none" fo:border-bottom="0.05pt solid #000000"/>
    </style:style>
    <style:style style:name="General_5f_Options.A11" style:display-name="General_Options.A11" style:family="table-cell">
      <style:table-cell-properties fo:padding="0.0382in" fo:border-left="0.05pt solid #000000" fo:border-right="none" fo:border-top="none" fo:border-bottom="0.05pt solid #000000"/>
    </style:style>
    <style:style style:name="General_5f_Options.B11" style:display-name="General_Options.B11" style:family="table-cell">
      <style:table-cell-properties fo:padding="0.0382in" fo:border-left="0.05pt solid #000000" fo:border-right="0.05pt solid #000000" fo:border-top="none" fo:border-bottom="0.05pt solid #000000"/>
    </style:style>
    <style:style style:name="General_5f_Options.A12" style:display-name="General_Options.A12" style:family="table-cell">
      <style:table-cell-properties fo:padding="0.0382in" fo:border-left="0.05pt solid #000000" fo:border-right="none" fo:border-top="none" fo:border-bottom="0.05pt solid #000000"/>
    </style:style>
    <style:style style:name="General_5f_Options.B12" style:display-name="General_Options.B12" style:family="table-cell">
      <style:table-cell-properties fo:padding="0.0382in" fo:border-left="0.05pt solid #000000" fo:border-right="0.05pt solid #000000" fo:border-top="none" fo:border-bottom="0.05pt solid #000000"/>
    </style:style>
    <style:style style:name="General_5f_Options.A13" style:display-name="General_Options.A13" style:family="table-cell">
      <style:table-cell-properties fo:padding="0.0382in" fo:border-left="0.05pt solid #000000" fo:border-right="none" fo:border-top="none" fo:border-bottom="0.05pt solid #000000"/>
    </style:style>
    <style:style style:name="General_5f_Options.B13" style:display-name="General_Options.B13" style:family="table-cell">
      <style:table-cell-properties fo:padding="0.0382in" fo:border-left="0.05pt solid #000000" fo:border-right="0.05pt solid #000000" fo:border-top="none" fo:border-bottom="0.05pt solid #000000"/>
    </style:style>
    <style:style style:name="General_5f_Options.A14" style:display-name="General_Options.A14" style:family="table-cell">
      <style:table-cell-properties fo:padding="0.0382in" fo:border-left="0.05pt solid #000000" fo:border-right="none" fo:border-top="none" fo:border-bottom="0.05pt solid #000000"/>
    </style:style>
    <style:style style:name="General_5f_Options.B14" style:display-name="General_Options.B14" style:family="table-cell">
      <style:table-cell-properties fo:padding="0.0382in" fo:border-left="0.05pt solid #000000" fo:border-right="0.05pt solid #000000" fo:border-top="none" fo:border-bottom="0.05pt solid #000000"/>
    </style:style>
    <style:style style:name="General_5f_Options.A15" style:display-name="General_Options.A15" style:family="table-cell">
      <style:table-cell-properties fo:padding="0.0382in" fo:border-left="0.05pt solid #000000" fo:border-right="none" fo:border-top="none" fo:border-bottom="0.05pt solid #000000"/>
    </style:style>
    <style:style style:name="General_5f_Options.B15" style:display-name="General_Options.B15" style:family="table-cell">
      <style:table-cell-properties fo:padding="0.0382in" fo:border-left="0.05pt solid #000000" fo:border-right="0.05pt solid #000000" fo:border-top="none" fo:border-bottom="0.05pt solid #000000"/>
    </style:style>
    <style:style style:name="General_5f_Options.A16" style:display-name="General_Options.A16" style:family="table-cell">
      <style:table-cell-properties fo:padding="0.0382in" fo:border-left="0.05pt solid #000000" fo:border-right="none" fo:border-top="none" fo:border-bottom="0.05pt solid #000000"/>
    </style:style>
    <style:style style:name="General_5f_Options.B16" style:display-name="General_Options.B16" style:family="table-cell">
      <style:table-cell-properties fo:padding="0.0382in" fo:border-left="0.05pt solid #000000" fo:border-right="0.05pt solid #000000" fo:border-top="none" fo:border-bottom="0.05pt solid #000000"/>
    </style:style>
    <style:style style:name="General_5f_Options.A17" style:display-name="General_Options.A17" style:family="table-cell">
      <style:table-cell-properties fo:padding="0.0382in" fo:border-left="0.05pt solid #000000" fo:border-right="none" fo:border-top="none" fo:border-bottom="0.05pt solid #000000"/>
    </style:style>
    <style:style style:name="General_5f_Options.B17" style:display-name="General_Options.B17" style:family="table-cell">
      <style:table-cell-properties fo:padding="0.0382in" fo:border-left="0.05pt solid #000000" fo:border-right="0.05pt solid #000000" fo:border-top="none" fo:border-bottom="0.05pt solid #000000"/>
    </style:style>
    <style:style style:name="General_5f_Options.A18" style:display-name="General_Options.A18" style:family="table-cell">
      <style:table-cell-properties fo:padding="0.0382in" fo:border-left="0.05pt solid #000000" fo:border-right="none" fo:border-top="none" fo:border-bottom="0.05pt solid #000000"/>
    </style:style>
    <style:style style:name="General_5f_Options.B18" style:display-name="General_Options.B18" style:family="table-cell">
      <style:table-cell-properties fo:padding="0.0382in" fo:border-left="0.05pt solid #000000" fo:border-right="0.05pt solid #000000" fo:border-top="none" fo:border-bottom="0.05pt solid #000000"/>
    </style:style>
    <style:style style:name="General_5f_Options.A19" style:display-name="General_Options.A19" style:family="table-cell">
      <style:table-cell-properties fo:padding="0.0382in" fo:border-left="0.05pt solid #000000" fo:border-right="none" fo:border-top="none" fo:border-bottom="0.05pt solid #000000"/>
    </style:style>
    <style:style style:name="General_5f_Options.B19" style:display-name="General_Options.B19" style:family="table-cell">
      <style:table-cell-properties fo:padding="0.0382in" fo:border-left="0.05pt solid #000000" fo:border-right="0.05pt solid #000000" fo:border-top="none" fo:border-bottom="0.05pt solid #000000"/>
    </style:style>
    <style:style style:name="General_5f_Options.A20" style:display-name="General_Options.A20" style:family="table-cell">
      <style:table-cell-properties fo:padding="0.0382in" fo:border-left="0.05pt solid #000000" fo:border-right="none" fo:border-top="none" fo:border-bottom="0.05pt solid #000000"/>
    </style:style>
    <style:style style:name="General_5f_Options.B20" style:display-name="General_Options.B20" style:family="table-cell">
      <style:table-cell-properties fo:padding="0.0382in" fo:border-left="0.05pt solid #000000" fo:border-right="0.05pt solid #000000" fo:border-top="none" fo:border-bottom="0.05pt solid #000000"/>
    </style:style>
    <style:style style:name="General_5f_Options.A21" style:display-name="General_Options.A21" style:family="table-cell">
      <style:table-cell-properties fo:padding="0.0382in" fo:border-left="0.05pt solid #000000" fo:border-right="none" fo:border-top="none" fo:border-bottom="0.05pt solid #000000"/>
    </style:style>
    <style:style style:name="General_5f_Options.B21" style:display-name="General_Options.B21" style:family="table-cell">
      <style:table-cell-properties fo:padding="0.0382in" fo:border-left="0.05pt solid #000000" fo:border-right="0.05pt solid #000000" fo:border-top="none" fo:border-bottom="0.05pt solid #000000"/>
    </style:style>
    <style:style style:name="General_5f_Options.A22" style:display-name="General_Options.A22" style:family="table-cell">
      <style:table-cell-properties fo:padding="0.0382in" fo:border-left="0.05pt solid #000000" fo:border-right="none" fo:border-top="none" fo:border-bottom="0.05pt solid #000000"/>
    </style:style>
    <style:style style:name="General_5f_Options.B22" style:display-name="General_Options.B22" style:family="table-cell">
      <style:table-cell-properties fo:padding="0.0382in" fo:border-left="0.05pt solid #000000" fo:border-right="0.05pt solid #000000" fo:border-top="none" fo:border-bottom="0.05pt solid #000000"/>
    </style:style>
    <style:style style:name="General_5f_Options.A23" style:display-name="General_Options.A23" style:family="table-cell">
      <style:table-cell-properties fo:padding="0.0382in" fo:border-left="0.05pt solid #000000" fo:border-right="none" fo:border-top="none" fo:border-bottom="0.05pt solid #000000"/>
    </style:style>
    <style:style style:name="General_5f_Options.B23" style:display-name="General_Options.B23" style:family="table-cell">
      <style:table-cell-properties fo:padding="0.0382in" fo:border-left="0.05pt solid #000000" fo:border-right="0.05pt solid #000000" fo:border-top="none" fo:border-bottom="0.05pt solid #000000"/>
    </style:style>
    <style:style style:name="General_5f_Options.A24" style:display-name="General_Options.A24" style:family="table-cell">
      <style:table-cell-properties fo:padding="0.0382in" fo:border-left="0.05pt solid #000000" fo:border-right="none" fo:border-top="none" fo:border-bottom="0.05pt solid #000000"/>
    </style:style>
    <style:style style:name="General_5f_Options.B24" style:display-name="General_Options.B24" style:family="table-cell">
      <style:table-cell-properties fo:padding="0.0382in" fo:border-left="0.05pt solid #000000" fo:border-right="0.05pt solid #000000" fo:border-top="none" fo:border-bottom="0.05pt solid #000000"/>
    </style:style>
    <style:style style:name="General_5f_Options.A25" style:display-name="General_Options.A25" style:family="table-cell">
      <style:table-cell-properties fo:padding="0.0382in" fo:border-left="0.05pt solid #000000" fo:border-right="none" fo:border-top="none" fo:border-bottom="0.05pt solid #000000"/>
    </style:style>
    <style:style style:name="General_5f_Options.B25" style:display-name="General_Options.B25" style:family="table-cell">
      <style:table-cell-properties fo:padding="0.0382in" fo:border-left="0.05pt solid #000000" fo:border-right="0.05pt solid #000000" fo:border-top="none" fo:border-bottom="0.05pt solid #000000"/>
    </style:style>
    <style:style style:name="General_5f_Options.A26" style:display-name="General_Options.A26" style:family="table-cell">
      <style:table-cell-properties fo:padding="0.0382in" fo:border-left="0.05pt solid #000000" fo:border-right="none" fo:border-top="none" fo:border-bottom="0.05pt solid #000000"/>
    </style:style>
    <style:style style:name="General_5f_Options.B26" style:display-name="General_Options.B26" style:family="table-cell">
      <style:table-cell-properties fo:padding="0.0382in" fo:border-left="0.05pt solid #000000" fo:border-right="0.05pt solid #000000" fo:border-top="none" fo:border-bottom="0.05pt solid #000000"/>
    </style:style>
    <style:style style:name="General_5f_Options.A27" style:display-name="General_Options.A27" style:family="table-cell">
      <style:table-cell-properties fo:padding="0.0382in" fo:border-left="0.05pt solid #000000" fo:border-right="none" fo:border-top="none" fo:border-bottom="0.05pt solid #000000"/>
    </style:style>
    <style:style style:name="General_5f_Options.B27" style:display-name="General_Options.B27" style:family="table-cell">
      <style:table-cell-properties fo:padding="0.0382in" fo:border-left="0.05pt solid #000000" fo:border-right="0.05pt solid #000000" fo:border-top="none" fo:border-bottom="0.05pt solid #000000"/>
    </style:style>
    <style:style style:name="General_5f_Options.A28" style:display-name="General_Options.A28" style:family="table-cell">
      <style:table-cell-properties fo:padding="0.0382in" fo:border-left="0.05pt solid #000000" fo:border-right="none" fo:border-top="none" fo:border-bottom="0.05pt solid #000000"/>
    </style:style>
    <style:style style:name="General_5f_Options.B28" style:display-name="General_Options.B28" style:family="table-cell">
      <style:table-cell-properties fo:padding="0.0382in" fo:border-left="0.05pt solid #000000" fo:border-right="0.05pt solid #000000" fo:border-top="none" fo:border-bottom="0.05pt solid #000000"/>
    </style:style>
    <style:style style:name="General_5f_Options.A29" style:display-name="General_Options.A29" style:family="table-cell">
      <style:table-cell-properties fo:padding="0.0382in" fo:border-left="0.05pt solid #000000" fo:border-right="none" fo:border-top="none" fo:border-bottom="0.05pt solid #000000"/>
    </style:style>
    <style:style style:name="General_5f_Options.B29" style:display-name="General_Options.B29" style:family="table-cell">
      <style:table-cell-properties fo:padding="0.0382in" fo:border-left="0.05pt solid #000000" fo:border-right="0.05pt solid #000000" fo:border-top="none" fo:border-bottom="0.05pt solid #000000"/>
    </style:style>
    <style:style style:name="General_5f_Options.A30" style:display-name="General_Options.A30" style:family="table-cell">
      <style:table-cell-properties fo:padding="0.0382in" fo:border-left="0.05pt solid #000000" fo:border-right="none" fo:border-top="none" fo:border-bottom="0.05pt solid #000000"/>
    </style:style>
    <style:style style:name="General_5f_Options.B30" style:display-name="General_Options.B30" style:family="table-cell">
      <style:table-cell-properties fo:padding="0.0382in" fo:border-left="0.05pt solid #000000" fo:border-right="0.05pt solid #000000" fo:border-top="none" fo:border-bottom="0.05pt solid #000000"/>
    </style:style>
    <style:style style:name="General_5f_Options.A31" style:display-name="General_Options.A31" style:family="table-cell">
      <style:table-cell-properties fo:padding="0.0382in" fo:border-left="0.05pt solid #000000" fo:border-right="none" fo:border-top="none" fo:border-bottom="0.05pt solid #000000"/>
    </style:style>
    <style:style style:name="General_5f_Options.B31" style:display-name="General_Options.B31" style:family="table-cell">
      <style:table-cell-properties fo:padding="0.0382in" fo:border-left="0.05pt solid #000000" fo:border-right="0.05pt solid #000000" fo:border-top="none" fo:border-bottom="0.05pt solid #000000"/>
    </style:style>
    <style:style style:name="General_5f_Options.A32" style:display-name="General_Options.A32" style:family="table-cell">
      <style:table-cell-properties fo:padding="0.0382in" fo:border-left="0.05pt solid #000000" fo:border-right="none" fo:border-top="none" fo:border-bottom="0.05pt solid #000000"/>
    </style:style>
    <style:style style:name="General_5f_Options.B32" style:display-name="General_Options.B32" style:family="table-cell">
      <style:table-cell-properties fo:padding="0.0382in" fo:border-left="0.05pt solid #000000" fo:border-right="0.05pt solid #000000" fo:border-top="none" fo:border-bottom="0.05pt solid #000000"/>
    </style:style>
    <style:style style:name="General_5f_Options.A33" style:display-name="General_Options.A33" style:family="table-cell">
      <style:table-cell-properties fo:padding="0.0382in" fo:border-left="0.05pt solid #000000" fo:border-right="none" fo:border-top="none" fo:border-bottom="0.05pt solid #000000"/>
    </style:style>
    <style:style style:name="General_5f_Options.B33" style:display-name="General_Options.B33" style:family="table-cell">
      <style:table-cell-properties fo:padding="0.0382in" fo:border-left="0.05pt solid #000000" fo:border-right="0.05pt solid #000000" fo:border-top="none" fo:border-bottom="0.05pt solid #000000"/>
    </style:style>
    <style:style style:name="General_5f_Options.A34" style:display-name="General_Options.A34" style:family="table-cell">
      <style:table-cell-properties fo:padding="0.0382in" fo:border-left="0.05pt solid #000000" fo:border-right="none" fo:border-top="none" fo:border-bottom="0.05pt solid #000000"/>
    </style:style>
    <style:style style:name="General_5f_Options.B34" style:display-name="General_Options.B34" style:family="table-cell">
      <style:table-cell-properties fo:padding="0.0382in" fo:border-left="0.05pt solid #000000" fo:border-right="0.05pt solid #000000" fo:border-top="none" fo:border-bottom="0.05pt solid #000000"/>
    </style:style>
    <style:style style:name="General_5f_Options.A35" style:display-name="General_Options.A35" style:family="table-cell">
      <style:table-cell-properties fo:padding="0.0382in" fo:border-left="0.05pt solid #000000" fo:border-right="none" fo:border-top="none" fo:border-bottom="0.05pt solid #000000"/>
    </style:style>
    <style:style style:name="General_5f_Options.B35" style:display-name="General_Options.B35" style:family="table-cell">
      <style:table-cell-properties fo:padding="0.0382in" fo:border-left="0.05pt solid #000000" fo:border-right="0.05pt solid #000000" fo:border-top="none" fo:border-bottom="0.05pt solid #000000"/>
    </style:style>
    <style:style style:name="General_5f_Options.A36" style:display-name="General_Options.A36" style:family="table-cell">
      <style:table-cell-properties fo:padding="0.0382in" fo:border-left="0.05pt solid #000000" fo:border-right="none" fo:border-top="none" fo:border-bottom="0.05pt solid #000000"/>
    </style:style>
    <style:style style:name="General_5f_Options.B36" style:display-name="General_Options.B36" style:family="table-cell">
      <style:table-cell-properties fo:padding="0.0382in" fo:border-left="0.05pt solid #000000" fo:border-right="0.05pt solid #000000" fo:border-top="none" fo:border-bottom="0.05pt solid #000000"/>
    </style:style>
    <style:style style:name="General_5f_Options.A37" style:display-name="General_Options.A37" style:family="table-cell">
      <style:table-cell-properties fo:padding="0.0382in" fo:border-left="0.05pt solid #000000" fo:border-right="none" fo:border-top="none" fo:border-bottom="0.05pt solid #000000"/>
    </style:style>
    <style:style style:name="General_5f_Options.B37" style:display-name="General_Options.B37" style:family="table-cell">
      <style:table-cell-properties fo:padding="0.0382in" fo:border-left="0.05pt solid #000000" fo:border-right="0.05pt solid #000000" fo:border-top="none" fo:border-bottom="0.05pt solid #000000"/>
    </style:style>
    <style:style style:name="General_5f_Options.A38" style:display-name="General_Options.A38" style:family="table-cell">
      <style:table-cell-properties fo:padding="0.0382in" fo:border-left="0.05pt solid #000000" fo:border-right="none" fo:border-top="none" fo:border-bottom="0.05pt solid #000000"/>
    </style:style>
    <style:style style:name="General_5f_Options.B38" style:display-name="General_Options.B38" style:family="table-cell">
      <style:table-cell-properties fo:padding="0.0382in" fo:border-left="0.05pt solid #000000" fo:border-right="0.05pt solid #000000" fo:border-top="none" fo:border-bottom="0.05pt solid #000000"/>
    </style:style>
    <style:style style:name="General_5f_Options.A39" style:display-name="General_Options.A39" style:family="table-cell">
      <style:table-cell-properties fo:padding="0.0382in" fo:border-left="0.05pt solid #000000" fo:border-right="none" fo:border-top="none" fo:border-bottom="0.05pt solid #000000"/>
    </style:style>
    <style:style style:name="General_5f_Options.B39" style:display-name="General_Options.B39" style:family="table-cell">
      <style:table-cell-properties fo:padding="0.0382in" fo:border-left="0.05pt solid #000000" fo:border-right="0.05pt solid #000000" fo:border-top="none" fo:border-bottom="0.05pt solid #000000"/>
    </style:style>
    <style:style style:name="General_5f_Options.A40" style:display-name="General_Options.A40" style:family="table-cell">
      <style:table-cell-properties fo:padding="0.0382in" fo:border-left="0.05pt solid #000000" fo:border-right="none" fo:border-top="none" fo:border-bottom="0.05pt solid #000000"/>
    </style:style>
    <style:style style:name="General_5f_Options.B40" style:display-name="General_Options.B40" style:family="table-cell">
      <style:table-cell-properties fo:padding="0.0382in" fo:border-left="0.05pt solid #000000" fo:border-right="0.05pt solid #000000" fo:border-top="none" fo:border-bottom="0.05pt solid #000000"/>
    </style:style>
    <style:style style:name="General_5f_Options.A41" style:display-name="General_Options.A41" style:family="table-cell">
      <style:table-cell-properties fo:padding="0.0382in" fo:border-left="0.05pt solid #000000" fo:border-right="none" fo:border-top="none" fo:border-bottom="0.05pt solid #000000"/>
    </style:style>
    <style:style style:name="General_5f_Options.B41" style:display-name="General_Options.B41" style:family="table-cell">
      <style:table-cell-properties fo:padding="0.0382in" fo:border-left="0.05pt solid #000000" fo:border-right="0.05pt solid #000000" fo:border-top="none" fo:border-bottom="0.05pt solid #000000"/>
    </style:style>
    <style:style style:name="General_5f_Options.A42" style:display-name="General_Options.A42" style:family="table-cell">
      <style:table-cell-properties fo:padding="0.0382in" fo:border-left="0.05pt solid #000000" fo:border-right="none" fo:border-top="none" fo:border-bottom="0.05pt solid #000000"/>
    </style:style>
    <style:style style:name="General_5f_Options.B42" style:display-name="General_Options.B42" style:family="table-cell">
      <style:table-cell-properties fo:padding="0.0382in" fo:border-left="0.05pt solid #000000" fo:border-right="0.05pt solid #000000" fo:border-top="none" fo:border-bottom="0.05pt solid #000000"/>
    </style:style>
    <style:style style:name="General_5f_Options.A43" style:display-name="General_Options.A43" style:family="table-cell">
      <style:table-cell-properties fo:padding="0.0382in" fo:border-left="0.05pt solid #000000" fo:border-right="none" fo:border-top="none" fo:border-bottom="0.05pt solid #000000"/>
    </style:style>
    <style:style style:name="General_5f_Options.B43" style:display-name="General_Options.B43" style:family="table-cell">
      <style:table-cell-properties fo:padding="0.0382in" fo:border-left="0.05pt solid #000000" fo:border-right="0.05pt solid #000000" fo:border-top="none" fo:border-bottom="0.05pt solid #000000"/>
    </style:style>
    <style:style style:name="General_5f_Options.A44" style:display-name="General_Options.A44" style:family="table-cell">
      <style:table-cell-properties fo:padding="0.0382in" fo:border-left="0.05pt solid #000000" fo:border-right="none" fo:border-top="none" fo:border-bottom="0.05pt solid #000000"/>
    </style:style>
    <style:style style:name="General_5f_Options.B44" style:display-name="General_Options.B44" style:family="table-cell">
      <style:table-cell-properties fo:padding="0.0382in" fo:border-left="0.05pt solid #000000" fo:border-right="0.05pt solid #000000" fo:border-top="none" fo:border-bottom="0.05pt solid #000000"/>
    </style:style>
    <style:style style:name="General_5f_Options.A45" style:display-name="General_Options.A45" style:family="table-cell">
      <style:table-cell-properties fo:padding="0.0382in" fo:border-left="0.05pt solid #000000" fo:border-right="none" fo:border-top="none" fo:border-bottom="0.05pt solid #000000"/>
    </style:style>
    <style:style style:name="General_5f_Options.B45" style:display-name="General_Options.B45" style:family="table-cell">
      <style:table-cell-properties fo:padding="0.0382in" fo:border-left="0.05pt solid #000000" fo:border-right="0.05pt solid #000000" fo:border-top="none" fo:border-bottom="0.05pt solid #000000"/>
    </style:style>
    <style:style style:name="General_5f_Options.A46" style:display-name="General_Options.A46" style:family="table-cell">
      <style:table-cell-properties fo:padding="0.0382in" fo:border-left="0.05pt solid #000000" fo:border-right="none" fo:border-top="none" fo:border-bottom="0.05pt solid #000000"/>
    </style:style>
    <style:style style:name="General_5f_Options.B46" style:display-name="General_Options.B46" style:family="table-cell">
      <style:table-cell-properties fo:padding="0.0382in" fo:border-left="0.05pt solid #000000" fo:border-right="0.05pt solid #000000" fo:border-top="none" fo:border-bottom="0.05pt solid #000000"/>
    </style:style>
    <style:style style:name="General_5f_Options.A47" style:display-name="General_Options.A47" style:family="table-cell">
      <style:table-cell-properties fo:padding="0.0382in" fo:border-left="0.05pt solid #000000" fo:border-right="none" fo:border-top="none" fo:border-bottom="0.05pt solid #000000"/>
    </style:style>
    <style:style style:name="General_5f_Options.B47" style:display-name="General_Options.B47" style:family="table-cell">
      <style:table-cell-properties fo:padding="0.0382in" fo:border-left="0.05pt solid #000000" fo:border-right="0.05pt solid #000000" fo:border-top="none" fo:border-bottom="0.05pt solid #000000"/>
    </style:style>
    <style:style style:name="General_5f_Options.A48" style:display-name="General_Options.A48" style:family="table-cell">
      <style:table-cell-properties fo:padding="0.0382in" fo:border-left="0.05pt solid #000000" fo:border-right="none" fo:border-top="none" fo:border-bottom="0.05pt solid #000000"/>
    </style:style>
    <style:style style:name="General_5f_Options.B48" style:display-name="General_Options.B48" style:family="table-cell">
      <style:table-cell-properties fo:padding="0.0382in" fo:border-left="0.05pt solid #000000" fo:border-right="0.05pt solid #000000" fo:border-top="none" fo:border-bottom="0.05pt solid #000000"/>
    </style:style>
    <style:style style:name="General_5f_Options.A49" style:display-name="General_Options.A49" style:family="table-cell">
      <style:table-cell-properties fo:padding="0.0382in" fo:border-left="0.05pt solid #000000" fo:border-right="none" fo:border-top="none" fo:border-bottom="0.05pt solid #000000"/>
    </style:style>
    <style:style style:name="General_5f_Options.B49" style:display-name="General_Options.B49" style:family="table-cell">
      <style:table-cell-properties fo:padding="0.0382in" fo:border-left="0.05pt solid #000000" fo:border-right="0.05pt solid #000000" fo:border-top="none" fo:border-bottom="0.05pt solid #000000"/>
    </style:style>
    <style:style style:name="General_5f_Options.A50" style:display-name="General_Options.A50" style:family="table-cell">
      <style:table-cell-properties fo:padding="0.0382in" fo:border-left="0.05pt solid #000000" fo:border-right="none" fo:border-top="none" fo:border-bottom="0.05pt solid #000000"/>
    </style:style>
    <style:style style:name="General_5f_Options.B50" style:display-name="General_Options.B50" style:family="table-cell">
      <style:table-cell-properties fo:padding="0.0382in" fo:border-left="0.05pt solid #000000" fo:border-right="0.05pt solid #000000" fo:border-top="none" fo:border-bottom="0.05pt solid #000000"/>
    </style:style>
    <style:style style:name="General_5f_Options.A51" style:display-name="General_Options.A51" style:family="table-cell">
      <style:table-cell-properties fo:padding="0.0382in" fo:border-left="0.05pt solid #000000" fo:border-right="none" fo:border-top="none" fo:border-bottom="0.05pt solid #000000"/>
    </style:style>
    <style:style style:name="General_5f_Options.B51" style:display-name="General_Options.B51" style:family="table-cell">
      <style:table-cell-properties fo:padding="0.0382in" fo:border-left="0.05pt solid #000000" fo:border-right="0.05pt solid #000000" fo:border-top="none" fo:border-bottom="0.05pt solid #000000"/>
    </style:style>
    <style:style style:name="General_5f_Options.A52" style:display-name="General_Options.A52" style:family="table-cell">
      <style:table-cell-properties fo:padding="0.0382in" fo:border-left="0.05pt solid #000000" fo:border-right="none" fo:border-top="none" fo:border-bottom="0.05pt solid #000000"/>
    </style:style>
    <style:style style:name="General_5f_Options.B52" style:display-name="General_Options.B52" style:family="table-cell">
      <style:table-cell-properties fo:padding="0.0382in" fo:border-left="0.05pt solid #000000" fo:border-right="0.05pt solid #000000" fo:border-top="none" fo:border-bottom="0.05pt solid #000000"/>
    </style:style>
    <style:style style:name="General_5f_Options.A53" style:display-name="General_Options.A53" style:family="table-cell">
      <style:table-cell-properties fo:padding="0.0382in" fo:border-left="0.05pt solid #000000" fo:border-right="none" fo:border-top="none" fo:border-bottom="0.05pt solid #000000"/>
    </style:style>
    <style:style style:name="General_5f_Options.B53" style:display-name="General_Options.B53" style:family="table-cell">
      <style:table-cell-properties fo:padding="0.0382in" fo:border-left="0.05pt solid #000000" fo:border-right="0.05pt solid #000000" fo:border-top="none" fo:border-bottom="0.05pt solid #000000"/>
    </style:style>
    <style:style style:name="General_5f_Options.A54" style:display-name="General_Options.A54" style:family="table-cell">
      <style:table-cell-properties fo:padding="0.0382in" fo:border-left="0.05pt solid #000000" fo:border-right="none" fo:border-top="none" fo:border-bottom="0.05pt solid #000000"/>
    </style:style>
    <style:style style:name="General_5f_Options.B54" style:display-name="General_Options.B54" style:family="table-cell">
      <style:table-cell-properties fo:padding="0.0382in" fo:border-left="0.05pt solid #000000" fo:border-right="0.05pt solid #000000" fo:border-top="none" fo:border-bottom="0.05pt solid #000000"/>
    </style:style>
    <style:style style:name="General_5f_Options.A55" style:display-name="General_Options.A55" style:family="table-cell">
      <style:table-cell-properties fo:padding="0.0382in" fo:border-left="0.05pt solid #000000" fo:border-right="none" fo:border-top="none" fo:border-bottom="0.05pt solid #000000"/>
    </style:style>
    <style:style style:name="General_5f_Options.B55" style:display-name="General_Options.B55" style:family="table-cell">
      <style:table-cell-properties fo:padding="0.0382in" fo:border-left="0.05pt solid #000000" fo:border-right="0.05pt solid #000000" fo:border-top="none" fo:border-bottom="0.05pt solid #000000"/>
    </style:style>
    <style:style style:name="General_5f_Options.A56" style:display-name="General_Options.A56" style:family="table-cell">
      <style:table-cell-properties fo:padding="0.0382in" fo:border-left="0.05pt solid #000000" fo:border-right="none" fo:border-top="none" fo:border-bottom="0.05pt solid #000000"/>
    </style:style>
    <style:style style:name="General_5f_Options.B56" style:display-name="General_Options.B56" style:family="table-cell">
      <style:table-cell-properties fo:padding="0.0382in" fo:border-left="0.05pt solid #000000" fo:border-right="0.05pt solid #000000" fo:border-top="none" fo:border-bottom="0.05pt solid #000000"/>
    </style:style>
    <style:style style:name="General_5f_Options.A57" style:display-name="General_Options.A57" style:family="table-cell">
      <style:table-cell-properties fo:padding="0.0382in" fo:border-left="0.05pt solid #000000" fo:border-right="none" fo:border-top="none" fo:border-bottom="0.05pt solid #000000"/>
    </style:style>
    <style:style style:name="General_5f_Options.B57" style:display-name="General_Options.B57" style:family="table-cell">
      <style:table-cell-properties fo:padding="0.0382in" fo:border-left="0.05pt solid #000000" fo:border-right="0.05pt solid #000000" fo:border-top="none" fo:border-bottom="0.05pt solid #000000"/>
    </style:style>
    <style:style style:name="General_5f_Options.A58" style:display-name="General_Options.A58" style:family="table-cell">
      <style:table-cell-properties fo:padding="0.0382in" fo:border-left="0.05pt solid #000000" fo:border-right="none" fo:border-top="none" fo:border-bottom="0.05pt solid #000000"/>
    </style:style>
    <style:style style:name="General_5f_Options.B58" style:display-name="General_Options.B58" style:family="table-cell">
      <style:table-cell-properties fo:padding="0.0382in" fo:border-left="0.05pt solid #000000" fo:border-right="0.05pt solid #000000" fo:border-top="none" fo:border-bottom="0.05pt solid #000000"/>
    </style:style>
    <style:style style:name="General_5f_Options.A59" style:display-name="General_Options.A59" style:family="table-cell">
      <style:table-cell-properties fo:padding="0.0382in" fo:border-left="0.05pt solid #000000" fo:border-right="none" fo:border-top="none" fo:border-bottom="0.05pt solid #000000"/>
    </style:style>
    <style:style style:name="General_5f_Options.B59" style:display-name="General_Options.B59" style:family="table-cell">
      <style:table-cell-properties fo:padding="0.0382in" fo:border-left="0.05pt solid #000000" fo:border-right="0.05pt solid #000000" fo:border-top="none" fo:border-bottom="0.05pt solid #000000"/>
    </style:style>
    <style:style style:name="General_5f_Options.A60" style:display-name="General_Options.A60" style:family="table-cell">
      <style:table-cell-properties fo:padding="0.0382in" fo:border-left="0.05pt solid #000000" fo:border-right="none" fo:border-top="none" fo:border-bottom="0.05pt solid #000000"/>
    </style:style>
    <style:style style:name="General_5f_Options.B60" style:display-name="General_Options.B60" style:family="table-cell">
      <style:table-cell-properties fo:padding="0.0382in" fo:border-left="0.05pt solid #000000" fo:border-right="0.05pt solid #000000" fo:border-top="none" fo:border-bottom="0.05pt solid #000000"/>
    </style:style>
    <style:style style:name="General_5f_Options.A61" style:display-name="General_Options.A61" style:family="table-cell">
      <style:table-cell-properties fo:padding="0.0382in" fo:border-left="0.05pt solid #000000" fo:border-right="none" fo:border-top="none" fo:border-bottom="0.05pt solid #000000"/>
    </style:style>
    <style:style style:name="General_5f_Options.B61" style:display-name="General_Options.B61" style:family="table-cell">
      <style:table-cell-properties fo:padding="0.0382in" fo:border-left="0.05pt solid #000000" fo:border-right="0.05pt solid #000000" fo:border-top="none" fo:border-bottom="0.05pt solid #000000"/>
    </style:style>
    <style:style style:name="General_5f_Options.A62" style:display-name="General_Options.A62" style:family="table-cell">
      <style:table-cell-properties fo:padding="0.0382in" fo:border-left="0.05pt solid #000000" fo:border-right="none" fo:border-top="none" fo:border-bottom="0.05pt solid #000000"/>
    </style:style>
    <style:style style:name="General_5f_Options.B62" style:display-name="General_Options.B62" style:family="table-cell">
      <style:table-cell-properties fo:padding="0.0382in" fo:border-left="0.05pt solid #000000" fo:border-right="0.05pt solid #000000" fo:border-top="none" fo:border-bottom="0.05pt solid #000000"/>
    </style:style>
    <style:style style:name="General_5f_Options.A63" style:display-name="General_Options.A63" style:family="table-cell">
      <style:table-cell-properties fo:padding="0.0382in" fo:border-left="0.05pt solid #000000" fo:border-right="none" fo:border-top="none" fo:border-bottom="0.05pt solid #000000"/>
    </style:style>
    <style:style style:name="General_5f_Options.B63" style:display-name="General_Options.B63" style:family="table-cell">
      <style:table-cell-properties fo:padding="0.0382in" fo:border-left="0.05pt solid #000000" fo:border-right="0.05pt solid #000000" fo:border-top="none" fo:border-bottom="0.05pt solid #000000"/>
    </style:style>
    <style:style style:name="General_5f_Options.A64" style:display-name="General_Options.A64" style:family="table-cell">
      <style:table-cell-properties fo:padding="0.0382in" fo:border-left="0.05pt solid #000000" fo:border-right="none" fo:border-top="none" fo:border-bottom="0.05pt solid #000000"/>
    </style:style>
    <style:style style:name="General_5f_Options.B64" style:display-name="General_Options.B64" style:family="table-cell">
      <style:table-cell-properties fo:padding="0.0382in" fo:border-left="0.05pt solid #000000" fo:border-right="0.05pt solid #000000" fo:border-top="none" fo:border-bottom="0.05pt solid #000000"/>
    </style:style>
    <style:style style:name="General_5f_Options.A65" style:display-name="General_Options.A65" style:family="table-cell">
      <style:table-cell-properties fo:padding="0.0382in" fo:border-left="0.05pt solid #000000" fo:border-right="none" fo:border-top="none" fo:border-bottom="0.05pt solid #000000"/>
    </style:style>
    <style:style style:name="General_5f_Options.B65" style:display-name="General_Options.B65" style:family="table-cell">
      <style:table-cell-properties fo:padding="0.0382in" fo:border-left="0.05pt solid #000000" fo:border-right="0.05pt solid #000000" fo:border-top="none" fo:border-bottom="0.05pt solid #000000"/>
    </style:style>
    <style:style style:name="General_5f_Options.A66" style:display-name="General_Options.A66" style:family="table-cell">
      <style:table-cell-properties fo:padding="0.0382in" fo:border-left="0.05pt solid #000000" fo:border-right="none" fo:border-top="none" fo:border-bottom="0.05pt solid #000000"/>
    </style:style>
    <style:style style:name="General_5f_Options.B66" style:display-name="General_Options.B66" style:family="table-cell">
      <style:table-cell-properties fo:padding="0.0382in" fo:border-left="0.05pt solid #000000" fo:border-right="0.05pt solid #000000" fo:border-top="none" fo:border-bottom="0.05pt solid #000000"/>
    </style:style>
    <style:style style:name="General_5f_Options.A67" style:display-name="General_Options.A67" style:family="table-cell">
      <style:table-cell-properties fo:padding="0.0382in" fo:border-left="0.05pt solid #000000" fo:border-right="none" fo:border-top="none" fo:border-bottom="0.05pt solid #000000"/>
    </style:style>
    <style:style style:name="General_5f_Options.B67" style:display-name="General_Options.B67" style:family="table-cell">
      <style:table-cell-properties fo:padding="0.0382in" fo:border-left="0.05pt solid #000000" fo:border-right="0.05pt solid #000000" fo:border-top="none" fo:border-bottom="0.05pt solid #000000"/>
    </style:style>
    <style:style style:name="General_5f_Options.A68" style:display-name="General_Options.A68" style:family="table-cell">
      <style:table-cell-properties fo:padding="0.0382in" fo:border-left="0.05pt solid #000000" fo:border-right="none" fo:border-top="none" fo:border-bottom="0.05pt solid #000000"/>
    </style:style>
    <style:style style:name="General_5f_Options.B68" style:display-name="General_Options.B68" style:family="table-cell">
      <style:table-cell-properties fo:padding="0.0382in" fo:border-left="0.05pt solid #000000" fo:border-right="0.05pt solid #000000" fo:border-top="none" fo:border-bottom="0.05pt solid #000000"/>
    </style:style>
    <style:style style:name="General_5f_Options.A69" style:display-name="General_Options.A69" style:family="table-cell">
      <style:table-cell-properties fo:padding="0.0382in" fo:border-left="0.05pt solid #000000" fo:border-right="none" fo:border-top="none" fo:border-bottom="0.05pt solid #000000"/>
    </style:style>
    <style:style style:name="General_5f_Options.B69" style:display-name="General_Options.B69" style:family="table-cell">
      <style:table-cell-properties fo:padding="0.0382in" fo:border-left="0.05pt solid #000000" fo:border-right="0.05pt solid #000000" fo:border-top="none" fo:border-bottom="0.05pt solid #000000"/>
    </style:style>
    <style:style style:name="General_5f_Options.A70" style:display-name="General_Options.A70" style:family="table-cell">
      <style:table-cell-properties fo:padding="0.0382in" fo:border-left="0.05pt solid #000000" fo:border-right="none" fo:border-top="none" fo:border-bottom="0.05pt solid #000000"/>
    </style:style>
    <style:style style:name="General_5f_Options.B70" style:display-name="General_Options.B70" style:family="table-cell">
      <style:table-cell-properties fo:padding="0.0382in" fo:border-left="0.05pt solid #000000" fo:border-right="0.05pt solid #000000" fo:border-top="none" fo:border-bottom="0.05pt solid #000000"/>
    </style:style>
    <style:style style:name="General_5f_Options.A71" style:display-name="General_Options.A71" style:family="table-cell">
      <style:table-cell-properties fo:padding="0.0382in" fo:border-left="0.05pt solid #000000" fo:border-right="none" fo:border-top="none" fo:border-bottom="0.05pt solid #000000"/>
    </style:style>
    <style:style style:name="General_5f_Options.B71" style:display-name="General_Options.B71" style:family="table-cell">
      <style:table-cell-properties fo:padding="0.0382in" fo:border-left="0.05pt solid #000000" fo:border-right="0.05pt solid #000000" fo:border-top="none" fo:border-bottom="0.05pt solid #000000"/>
    </style:style>
    <style:style style:name="General_5f_Options.A72" style:display-name="General_Options.A72" style:family="table-cell">
      <style:table-cell-properties fo:padding="0.0382in" fo:border-left="0.05pt solid #000000" fo:border-right="none" fo:border-top="none" fo:border-bottom="0.05pt solid #000000"/>
    </style:style>
    <style:style style:name="General_5f_Options.B72" style:display-name="General_Options.B72" style:family="table-cell">
      <style:table-cell-properties fo:padding="0.0382in" fo:border-left="0.05pt solid #000000" fo:border-right="0.05pt solid #000000" fo:border-top="none" fo:border-bottom="0.05pt solid #000000"/>
    </style:style>
    <style:style style:name="Boot_5f_Bus_5f_and_5f_Compact_5f_Flash_5f_Options" style:display-name="Boot_Bus_and_Compact_Flash_Options" style:family="table">
      <style:table-properties style:width="6.6431in" table:align="left" style:writing-mode="lr-tb"/>
    </style:style>
    <style:style style:name="Boot_5f_Bus_5f_and_5f_Compact_5f_Flash_5f_Options.A" style:display-name="Boot_Bus_and_Compact_Flash_Options.A" style:family="table-column">
      <style:table-column-properties style:column-width="2.4958in"/>
    </style:style>
    <style:style style:name="Boot_5f_Bus_5f_and_5f_Compact_5f_Flash_5f_Options.B" style:display-name="Boot_Bus_and_Compact_Flash_Options.B" style:family="table-column">
      <style:table-column-properties style:column-width="4.1472in"/>
    </style:style>
    <style:style style:name="Boot_5f_Bus_5f_and_5f_Compact_5f_Flash_5f_Options.A1" style:display-name="Boot_Bus_and_Compact_Flash_Options.A1" style:family="table-cell">
      <style:table-cell-properties fo:background-color="#0066cc" fo:padding="0.0382in" fo:border="0.05pt solid #000000">
        <style:background-image/>
      </style:table-cell-properties>
    </style:style>
    <style:style style:name="Boot_5f_Bus_5f_and_5f_Compact_5f_Flash_5f_Options.A2" style:display-name="Boot_Bus_and_Compact_Flash_Options.A2" style:family="table-cell">
      <style:table-cell-properties fo:padding="0.0382in" fo:border-left="0.05pt solid #000000" fo:border-right="0.05pt solid #000000" fo:border-top="none" fo:border-bottom="0.05pt solid #000000"/>
    </style:style>
    <style:style style:name="Boot_5f_Bus_5f_and_5f_Compact_5f_Flash_5f_Options.A3" style:display-name="Boot_Bus_and_Compact_Flash_Options.A3" style:family="table-cell">
      <style:table-cell-properties fo:padding="0.0382in" fo:border-left="0.05pt solid #000000" fo:border-right="0.05pt solid #000000" fo:border-top="none" fo:border-bottom="0.05pt solid #000000"/>
    </style:style>
    <style:style style:name="Boot_5f_Bus_5f_and_5f_Compact_5f_Flash_5f_Options.A4" style:display-name="Boot_Bus_and_Compact_Flash_Options.A4" style:family="table-cell">
      <style:table-cell-properties fo:padding="0.0382in" fo:border-left="0.05pt solid #000000" fo:border-right="none" fo:border-top="none" fo:border-bottom="0.05pt solid #000000"/>
    </style:style>
    <style:style style:name="Boot_5f_Bus_5f_and_5f_Compact_5f_Flash_5f_Options.B4" style:display-name="Boot_Bus_and_Compact_Flash_Options.B4" style:family="table-cell">
      <style:table-cell-properties fo:padding="0.0382in" fo:border-left="0.05pt solid #000000" fo:border-right="0.05pt solid #000000" fo:border-top="none" fo:border-bottom="0.05pt solid #000000"/>
    </style:style>
    <style:style style:name="Boot_5f_Bus_5f_and_5f_Compact_5f_Flash_5f_Options.A5" style:display-name="Boot_Bus_and_Compact_Flash_Options.A5" style:family="table-cell">
      <style:table-cell-properties fo:padding="0.0382in" fo:border-left="0.05pt solid #000000" fo:border-right="none" fo:border-top="none" fo:border-bottom="0.05pt solid #000000"/>
    </style:style>
    <style:style style:name="Boot_5f_Bus_5f_and_5f_Compact_5f_Flash_5f_Options.B5" style:display-name="Boot_Bus_and_Compact_Flash_Options.B5" style:family="table-cell">
      <style:table-cell-properties fo:padding="0.0382in" fo:border-left="0.05pt solid #000000" fo:border-right="0.05pt solid #000000" fo:border-top="none" fo:border-bottom="0.05pt solid #000000"/>
    </style:style>
    <style:style style:name="Boot_5f_Bus_5f_and_5f_Compact_5f_Flash_5f_Options.A6" style:display-name="Boot_Bus_and_Compact_Flash_Options.A6" style:family="table-cell">
      <style:table-cell-properties fo:padding="0.0382in" fo:border-left="0.05pt solid #000000" fo:border-right="none" fo:border-top="none" fo:border-bottom="0.05pt solid #000000"/>
    </style:style>
    <style:style style:name="Boot_5f_Bus_5f_and_5f_Compact_5f_Flash_5f_Options.B6" style:display-name="Boot_Bus_and_Compact_Flash_Options.B6" style:family="table-cell">
      <style:table-cell-properties fo:padding="0.0382in" fo:border-left="0.05pt solid #000000" fo:border-right="0.05pt solid #000000" fo:border-top="none" fo:border-bottom="0.05pt solid #000000"/>
    </style:style>
    <style:style style:name="Boot_5f_Bus_5f_and_5f_Compact_5f_Flash_5f_Options.A7" style:display-name="Boot_Bus_and_Compact_Flash_Options.A7" style:family="table-cell">
      <style:table-cell-properties fo:padding="0.0382in" fo:border-left="0.05pt solid #000000" fo:border-right="none" fo:border-top="none" fo:border-bottom="0.05pt solid #000000"/>
    </style:style>
    <style:style style:name="Boot_5f_Bus_5f_and_5f_Compact_5f_Flash_5f_Options.B7" style:display-name="Boot_Bus_and_Compact_Flash_Options.B7" style:family="table-cell">
      <style:table-cell-properties fo:padding="0.0382in" fo:border-left="0.05pt solid #000000" fo:border-right="0.05pt solid #000000" fo:border-top="none" fo:border-bottom="0.05pt solid #000000"/>
    </style:style>
    <style:style style:name="Boot_5f_Bus_5f_and_5f_Compact_5f_Flash_5f_Options.A8" style:display-name="Boot_Bus_and_Compact_Flash_Options.A8" style:family="table-cell">
      <style:table-cell-properties fo:background-color="#0066cc" fo:padding="0.0382in" fo:border-left="0.05pt solid #000000" fo:border-right="0.05pt solid #000000" fo:border-top="none" fo:border-bottom="0.05pt solid #000000">
        <style:background-image/>
      </style:table-cell-properties>
    </style:style>
    <style:style style:name="Boot_5f_Bus_5f_and_5f_Compact_5f_Flash_5f_Options.A9" style:display-name="Boot_Bus_and_Compact_Flash_Options.A9" style:family="table-cell">
      <style:table-cell-properties fo:padding="0.0382in" fo:border-left="0.05pt solid #000000" fo:border-right="0.05pt solid #000000" fo:border-top="none" fo:border-bottom="0.05pt solid #000000"/>
    </style:style>
    <style:style style:name="Boot_5f_Bus_5f_and_5f_Compact_5f_Flash_5f_Options.A10" style:display-name="Boot_Bus_and_Compact_Flash_Options.A10" style:family="table-cell">
      <style:table-cell-properties fo:padding="0.0382in" fo:border-left="0.05pt solid #000000" fo:border-right="0.05pt solid #000000" fo:border-top="none" fo:border-bottom="0.05pt solid #000000"/>
    </style:style>
    <style:style style:name="Boot_5f_Bus_5f_and_5f_Compact_5f_Flash_5f_Options.A11" style:display-name="Boot_Bus_and_Compact_Flash_Options.A11" style:family="table-cell">
      <style:table-cell-properties fo:padding="0.0382in" fo:border-left="0.05pt solid #000000" fo:border-right="none" fo:border-top="none" fo:border-bottom="0.05pt solid #000000"/>
    </style:style>
    <style:style style:name="Boot_5f_Bus_5f_and_5f_Compact_5f_Flash_5f_Options.B11" style:display-name="Boot_Bus_and_Compact_Flash_Options.B11" style:family="table-cell">
      <style:table-cell-properties fo:padding="0.0382in" fo:border-left="0.05pt solid #000000" fo:border-right="0.05pt solid #000000" fo:border-top="none" fo:border-bottom="0.05pt solid #000000"/>
    </style:style>
    <style:style style:name="Boot_5f_Bus_5f_and_5f_Compact_5f_Flash_5f_Options.A12" style:display-name="Boot_Bus_and_Compact_Flash_Options.A12" style:family="table-cell">
      <style:table-cell-properties fo:padding="0.0382in" fo:border-left="0.05pt solid #000000" fo:border-right="none" fo:border-top="none" fo:border-bottom="0.05pt solid #000000"/>
    </style:style>
    <style:style style:name="Boot_5f_Bus_5f_and_5f_Compact_5f_Flash_5f_Options.B12" style:display-name="Boot_Bus_and_Compact_Flash_Options.B12" style:family="table-cell">
      <style:table-cell-properties fo:padding="0.0382in" fo:border-left="0.05pt solid #000000" fo:border-right="0.05pt solid #000000" fo:border-top="none" fo:border-bottom="0.05pt solid #000000"/>
    </style:style>
    <style:style style:name="Boot_5f_Bus_5f_and_5f_Compact_5f_Flash_5f_Options.A13" style:display-name="Boot_Bus_and_Compact_Flash_Options.A13" style:family="table-cell">
      <style:table-cell-properties fo:padding="0.0382in" fo:border-left="0.05pt solid #000000" fo:border-right="none" fo:border-top="none" fo:border-bottom="0.05pt solid #000000"/>
    </style:style>
    <style:style style:name="Boot_5f_Bus_5f_and_5f_Compact_5f_Flash_5f_Options.B13" style:display-name="Boot_Bus_and_Compact_Flash_Options.B13" style:family="table-cell">
      <style:table-cell-properties fo:padding="0.0382in" fo:border-left="0.05pt solid #000000" fo:border-right="0.05pt solid #000000" fo:border-top="none" fo:border-bottom="0.05pt solid #000000"/>
    </style:style>
    <style:style style:name="Boot_5f_Bus_5f_and_5f_Compact_5f_Flash_5f_Options.A14" style:display-name="Boot_Bus_and_Compact_Flash_Options.A14" style:family="table-cell">
      <style:table-cell-properties fo:padding="0.0382in" fo:border-left="0.05pt solid #000000" fo:border-right="none" fo:border-top="none" fo:border-bottom="0.05pt solid #000000"/>
    </style:style>
    <style:style style:name="Boot_5f_Bus_5f_and_5f_Compact_5f_Flash_5f_Options.B14" style:display-name="Boot_Bus_and_Compact_Flash_Options.B14" style:family="table-cell">
      <style:table-cell-properties fo:padding="0.0382in" fo:border-left="0.05pt solid #000000" fo:border-right="0.05pt solid #000000" fo:border-top="none" fo:border-bottom="0.05pt solid #000000"/>
    </style:style>
    <style:style style:name="Boot_5f_Bus_5f_and_5f_Compact_5f_Flash_5f_Options.A15" style:display-name="Boot_Bus_and_Compact_Flash_Options.A15" style:family="table-cell">
      <style:table-cell-properties fo:padding="0.0382in" fo:border-left="0.05pt solid #000000" fo:border-right="none" fo:border-top="none" fo:border-bottom="0.05pt solid #000000"/>
    </style:style>
    <style:style style:name="Boot_5f_Bus_5f_and_5f_Compact_5f_Flash_5f_Options.B15" style:display-name="Boot_Bus_and_Compact_Flash_Options.B15" style:family="table-cell">
      <style:table-cell-properties fo:padding="0.0382in" fo:border-left="0.05pt solid #000000" fo:border-right="0.05pt solid #000000" fo:border-top="none" fo:border-bottom="0.05pt solid #000000"/>
    </style:style>
    <style:style style:name="Boot_5f_Bus_5f_and_5f_Compact_5f_Flash_5f_Options.A16" style:display-name="Boot_Bus_and_Compact_Flash_Options.A16" style:family="table-cell">
      <style:table-cell-properties fo:padding="0.0382in" fo:border-left="0.05pt solid #000000" fo:border-right="none" fo:border-top="none" fo:border-bottom="0.05pt solid #000000"/>
    </style:style>
    <style:style style:name="Boot_5f_Bus_5f_and_5f_Compact_5f_Flash_5f_Options.B16" style:display-name="Boot_Bus_and_Compact_Flash_Options.B16" style:family="table-cell">
      <style:table-cell-properties fo:padding="0.0382in" fo:border-left="0.05pt solid #000000" fo:border-right="0.05pt solid #000000" fo:border-top="none" fo:border-bottom="0.05pt solid #000000"/>
    </style:style>
    <style:style style:name="Boot_5f_Bus_5f_and_5f_Compact_5f_Flash_5f_Options.A17" style:display-name="Boot_Bus_and_Compact_Flash_Options.A17" style:family="table-cell">
      <style:table-cell-properties fo:padding="0.0382in" fo:border-left="0.05pt solid #000000" fo:border-right="none" fo:border-top="none" fo:border-bottom="0.05pt solid #000000"/>
    </style:style>
    <style:style style:name="Boot_5f_Bus_5f_and_5f_Compact_5f_Flash_5f_Options.B17" style:display-name="Boot_Bus_and_Compact_Flash_Options.B17" style:family="table-cell">
      <style:table-cell-properties fo:padding="0.0382in" fo:border-left="0.05pt solid #000000" fo:border-right="0.05pt solid #000000" fo:border-top="none" fo:border-bottom="0.05pt solid #000000"/>
    </style:style>
    <style:style style:name="Boot_5f_Bus_5f_and_5f_Compact_5f_Flash_5f_Options.A18" style:display-name="Boot_Bus_and_Compact_Flash_Options.A18" style:family="table-cell">
      <style:table-cell-properties fo:padding="0.0382in" fo:border-left="0.05pt solid #000000" fo:border-right="none" fo:border-top="none" fo:border-bottom="0.05pt solid #000000"/>
    </style:style>
    <style:style style:name="Boot_5f_Bus_5f_and_5f_Compact_5f_Flash_5f_Options.B18" style:display-name="Boot_Bus_and_Compact_Flash_Options.B18" style:family="table-cell">
      <style:table-cell-properties fo:padding="0.0382in" fo:border-left="0.05pt solid #000000" fo:border-right="0.05pt solid #000000" fo:border-top="none" fo:border-bottom="0.05pt solid #000000"/>
    </style:style>
    <style:style style:name="Boot_5f_Bus_5f_and_5f_Compact_5f_Flash_5f_Options.A19" style:display-name="Boot_Bus_and_Compact_Flash_Options.A19" style:family="table-cell">
      <style:table-cell-properties fo:padding="0.0382in" fo:border-left="0.05pt solid #000000" fo:border-right="none" fo:border-top="none" fo:border-bottom="0.05pt solid #000000"/>
    </style:style>
    <style:style style:name="Boot_5f_Bus_5f_and_5f_Compact_5f_Flash_5f_Options.B19" style:display-name="Boot_Bus_and_Compact_Flash_Options.B19" style:family="table-cell">
      <style:table-cell-properties fo:padding="0.0382in" fo:border-left="0.05pt solid #000000" fo:border-right="0.05pt solid #000000" fo:border-top="none" fo:border-bottom="0.05pt solid #000000"/>
    </style:style>
    <style:style style:name="Boot_5f_Bus_5f_and_5f_Compact_5f_Flash_5f_Options.20" style:display-name="Boot_Bus_and_Compact_Flash_Options.20" style:family="table-row">
      <style:table-row-properties style:min-row-height="0.3847in"/>
    </style:style>
    <style:style style:name="Boot_5f_Bus_5f_and_5f_Compact_5f_Flash_5f_Options.21" style:display-name="Boot_Bus_and_Compact_Flash_Options.21" style:family="table-row">
      <style:table-row-properties style:min-row-height="0.3833in"/>
    </style:style>
    <style:style style:name="Boot_5f_Bus_5f_and_5f_Compact_5f_Flash_5f_Options.A21" style:display-name="Boot_Bus_and_Compact_Flash_Options.A21" style:family="table-cell">
      <style:table-cell-properties fo:padding="0.0382in" fo:border-left="0.05pt solid #000000" fo:border-right="0.05pt solid #000000" fo:border-top="none" fo:border-bottom="0.05pt solid #000000"/>
    </style:style>
    <style:style style:name="Boot_5f_Bus_5f_and_5f_Compact_5f_Flash_5f_Options.A22" style:display-name="Boot_Bus_and_Compact_Flash_Options.A22" style:family="table-cell">
      <style:table-cell-properties fo:padding="0.0382in" fo:border-left="0.05pt solid #000000" fo:border-right="none" fo:border-top="none" fo:border-bottom="0.05pt solid #000000"/>
    </style:style>
    <style:style style:name="Boot_5f_Bus_5f_and_5f_Compact_5f_Flash_5f_Options.B22" style:display-name="Boot_Bus_and_Compact_Flash_Options.B22" style:family="table-cell">
      <style:table-cell-properties fo:padding="0.0382in" fo:border-left="0.05pt solid #000000" fo:border-right="0.05pt solid #000000" fo:border-top="none" fo:border-bottom="0.05pt solid #000000"/>
    </style:style>
    <style:style style:name="Boot_5f_Bus_5f_and_5f_Compact_5f_Flash_5f_Options.A23" style:display-name="Boot_Bus_and_Compact_Flash_Options.A23" style:family="table-cell">
      <style:table-cell-properties fo:padding="0.0382in" fo:border-left="0.05pt solid #000000" fo:border-right="none" fo:border-top="none" fo:border-bottom="0.05pt solid #000000"/>
    </style:style>
    <style:style style:name="Boot_5f_Bus_5f_and_5f_Compact_5f_Flash_5f_Options.B23" style:display-name="Boot_Bus_and_Compact_Flash_Options.B23" style:family="table-cell">
      <style:table-cell-properties fo:padding="0.0382in" fo:border-left="0.05pt solid #000000" fo:border-right="0.05pt solid #000000" fo:border-top="none" fo:border-bottom="0.05pt solid #000000"/>
    </style:style>
    <style:style style:name="Boot_5f_Bus_5f_and_5f_Compact_5f_Flash_5f_Options.A24" style:display-name="Boot_Bus_and_Compact_Flash_Options.A24" style:family="table-cell">
      <style:table-cell-properties fo:padding="0.0382in" fo:border-left="0.05pt solid #000000" fo:border-right="none" fo:border-top="none" fo:border-bottom="0.05pt solid #000000"/>
    </style:style>
    <style:style style:name="Boot_5f_Bus_5f_and_5f_Compact_5f_Flash_5f_Options.B24" style:display-name="Boot_Bus_and_Compact_Flash_Options.B24" style:family="table-cell">
      <style:table-cell-properties fo:padding="0.0382in" fo:border-left="0.05pt solid #000000" fo:border-right="0.05pt solid #000000" fo:border-top="none" fo:border-bottom="0.05pt solid #000000"/>
    </style:style>
    <style:style style:name="Boot_5f_Bus_5f_and_5f_Compact_5f_Flash_5f_Options.A25" style:display-name="Boot_Bus_and_Compact_Flash_Options.A25" style:family="table-cell">
      <style:table-cell-properties fo:padding="0.0382in" fo:border-left="0.05pt solid #000000" fo:border-right="none" fo:border-top="none" fo:border-bottom="0.05pt solid #000000"/>
    </style:style>
    <style:style style:name="Boot_5f_Bus_5f_and_5f_Compact_5f_Flash_5f_Options.B25" style:display-name="Boot_Bus_and_Compact_Flash_Options.B25" style:family="table-cell">
      <style:table-cell-properties fo:padding="0.0382in" fo:border-left="0.05pt solid #000000" fo:border-right="0.05pt solid #000000" fo:border-top="none" fo:border-bottom="0.05pt solid #000000"/>
    </style:style>
    <style:style style:name="Boot_5f_Bus_5f_and_5f_Compact_5f_Flash_5f_Options.A27" style:display-name="Boot_Bus_and_Compact_Flash_Options.A27" style:family="table-cell">
      <style:table-cell-properties fo:padding="0.0382in" fo:border-left="0.05pt solid #000000" fo:border-right="0.05pt solid #000000" fo:border-top="none" fo:border-bottom="0.05pt solid #000000"/>
    </style:style>
    <style:style style:name="Boot_5f_Bus_5f_and_5f_Compact_5f_Flash_5f_Options.A28" style:display-name="Boot_Bus_and_Compact_Flash_Options.A28" style:family="table-cell">
      <style:table-cell-properties fo:padding="0.0382in" fo:border-left="0.05pt solid #000000" fo:border-right="none" fo:border-top="none" fo:border-bottom="0.05pt solid #000000"/>
    </style:style>
    <style:style style:name="Boot_5f_Bus_5f_and_5f_Compact_5f_Flash_5f_Options.B28" style:display-name="Boot_Bus_and_Compact_Flash_Options.B28" style:family="table-cell">
      <style:table-cell-properties fo:padding="0.0382in" fo:border-left="0.05pt solid #000000" fo:border-right="0.05pt solid #000000" fo:border-top="none" fo:border-bottom="0.05pt solid #000000"/>
    </style:style>
    <style:style style:name="Boot_5f_Bus_5f_and_5f_Compact_5f_Flash_5f_Options.A29" style:display-name="Boot_Bus_and_Compact_Flash_Options.A29" style:family="table-cell">
      <style:table-cell-properties fo:padding="0.0382in" fo:border-left="0.05pt solid #000000" fo:border-right="none" fo:border-top="none" fo:border-bottom="0.05pt solid #000000"/>
    </style:style>
    <style:style style:name="Boot_5f_Bus_5f_and_5f_Compact_5f_Flash_5f_Options.B29" style:display-name="Boot_Bus_and_Compact_Flash_Options.B29" style:family="table-cell">
      <style:table-cell-properties fo:padding="0.0382in" fo:border-left="0.05pt solid #000000" fo:border-right="0.05pt solid #000000" fo:border-top="none" fo:border-bottom="0.05pt solid #000000"/>
    </style:style>
    <style:style style:name="Boot_5f_Bus_5f_and_5f_Compact_5f_Flash_5f_Options.A30" style:display-name="Boot_Bus_and_Compact_Flash_Options.A30" style:family="table-cell">
      <style:table-cell-properties fo:padding="0.0382in" fo:border-left="0.05pt solid #000000" fo:border-right="none" fo:border-top="none" fo:border-bottom="0.05pt solid #000000"/>
    </style:style>
    <style:style style:name="Boot_5f_Bus_5f_and_5f_Compact_5f_Flash_5f_Options.B30" style:display-name="Boot_Bus_and_Compact_Flash_Options.B30" style:family="table-cell">
      <style:table-cell-properties fo:padding="0.0382in" fo:border-left="0.05pt solid #000000" fo:border-right="0.05pt solid #000000" fo:border-top="none" fo:border-bottom="0.05pt solid #000000"/>
    </style:style>
    <style:style style:name="Boot_5f_Bus_5f_and_5f_Compact_5f_Flash_5f_Options.A31" style:display-name="Boot_Bus_and_Compact_Flash_Options.A31" style:family="table-cell">
      <style:table-cell-properties fo:padding="0.0382in" fo:border-left="0.05pt solid #000000" fo:border-right="none" fo:border-top="none" fo:border-bottom="0.05pt solid #000000"/>
    </style:style>
    <style:style style:name="Boot_5f_Bus_5f_and_5f_Compact_5f_Flash_5f_Options.B31" style:display-name="Boot_Bus_and_Compact_Flash_Options.B31" style:family="table-cell">
      <style:table-cell-properties fo:padding="0.0382in" fo:border-left="0.05pt solid #000000" fo:border-right="0.05pt solid #000000" fo:border-top="none" fo:border-bottom="0.05pt solid #000000"/>
    </style:style>
    <style:style style:name="Boot_5f_Bus_5f_and_5f_Compact_5f_Flash_5f_Options.A32" style:display-name="Boot_Bus_and_Compact_Flash_Options.A32" style:family="table-cell">
      <style:table-cell-properties fo:padding="0.0382in" fo:border-left="0.05pt solid #000000" fo:border-right="none" fo:border-top="none" fo:border-bottom="0.05pt solid #000000"/>
    </style:style>
    <style:style style:name="Boot_5f_Bus_5f_and_5f_Compact_5f_Flash_5f_Options.B32" style:display-name="Boot_Bus_and_Compact_Flash_Options.B32" style:family="table-cell">
      <style:table-cell-properties fo:padding="0.0382in" fo:border-left="0.05pt solid #000000" fo:border-right="0.05pt solid #000000" fo:border-top="none" fo:border-bottom="0.05pt solid #000000"/>
    </style:style>
    <style:style style:name="Boot_5f_Bus_5f_and_5f_Compact_5f_Flash_5f_Options.A33" style:display-name="Boot_Bus_and_Compact_Flash_Options.A33" style:family="table-cell">
      <style:table-cell-properties fo:padding="0.0382in" fo:border-left="0.05pt solid #000000" fo:border-right="none" fo:border-top="none" fo:border-bottom="0.05pt solid #000000"/>
    </style:style>
    <style:style style:name="Boot_5f_Bus_5f_and_5f_Compact_5f_Flash_5f_Options.B33" style:display-name="Boot_Bus_and_Compact_Flash_Options.B33" style:family="table-cell">
      <style:table-cell-properties fo:padding="0.0382in" fo:border-left="0.05pt solid #000000" fo:border-right="0.05pt solid #000000" fo:border-top="none" fo:border-bottom="0.05pt solid #000000"/>
    </style:style>
    <style:style style:name="Networking_5f_Options" style:display-name="Networking_Options" style:family="table">
      <style:table-properties style:width="6.65in" table:align="margins" style:writing-mode="lr-tb"/>
    </style:style>
    <style:style style:name="Networking_5f_Options.A" style:display-name="Networking_Options.A" style:family="table-column">
      <style:table-column-properties style:column-width="2.2014in" style:rel-column-width="21694*"/>
    </style:style>
    <style:style style:name="Networking_5f_Options.B" style:display-name="Networking_Options.B" style:family="table-column">
      <style:table-column-properties style:column-width="4.4486in" style:rel-column-width="43841*"/>
    </style:style>
    <style:style style:name="Networking_5f_Options.A1" style:display-name="Networking_Options.A1" style:family="table-cell">
      <style:table-cell-properties fo:background-color="#0066cc" fo:padding="0.0382in" fo:border="0.05pt solid #000000">
        <style:background-image/>
      </style:table-cell-properties>
    </style:style>
    <style:style style:name="Networking_5f_Options.A2" style:display-name="Networking_Options.A2" style:family="table-cell">
      <style:table-cell-properties fo:padding="0.0382in" fo:border-left="0.05pt solid #000000" fo:border-right="none" fo:border-top="none" fo:border-bottom="0.05pt solid #000000"/>
    </style:style>
    <style:style style:name="Networking_5f_Options.B2" style:display-name="Networking_Options.B2" style:family="table-cell">
      <style:table-cell-properties fo:padding="0.0382in" fo:border-left="0.05pt solid #000000" fo:border-right="0.05pt solid #000000" fo:border-top="none" fo:border-bottom="0.05pt solid #000000"/>
    </style:style>
    <style:style style:name="Networking_5f_Options.A3" style:display-name="Networking_Options.A3" style:family="table-cell">
      <style:table-cell-properties fo:padding="0.0382in" fo:border-left="0.05pt solid #000000" fo:border-right="none" fo:border-top="none" fo:border-bottom="0.05pt solid #000000"/>
    </style:style>
    <style:style style:name="Networking_5f_Options.B3" style:display-name="Networking_Options.B3" style:family="table-cell">
      <style:table-cell-properties fo:padding="0.0382in" fo:border-left="0.05pt solid #000000" fo:border-right="0.05pt solid #000000" fo:border-top="none" fo:border-bottom="0.05pt solid #000000"/>
    </style:style>
    <style:style style:name="Networking_5f_Options.A4" style:display-name="Networking_Options.A4" style:family="table-cell">
      <style:table-cell-properties fo:padding="0.0382in" fo:border-left="0.05pt solid #000000" fo:border-right="none" fo:border-top="none" fo:border-bottom="0.05pt solid #000000"/>
    </style:style>
    <style:style style:name="Networking_5f_Options.B4" style:display-name="Networking_Options.B4" style:family="table-cell">
      <style:table-cell-properties fo:padding="0.0382in" fo:border-left="0.05pt solid #000000" fo:border-right="0.05pt solid #000000" fo:border-top="none" fo:border-bottom="0.05pt solid #000000"/>
    </style:style>
    <style:style style:name="Networking_5f_Options.A5" style:display-name="Networking_Options.A5" style:family="table-cell">
      <style:table-cell-properties fo:padding="0.0382in" fo:border-left="0.05pt solid #000000" fo:border-right="none" fo:border-top="none" fo:border-bottom="0.05pt solid #000000"/>
    </style:style>
    <style:style style:name="Networking_5f_Options.B5" style:display-name="Networking_Options.B5" style:family="table-cell">
      <style:table-cell-properties fo:padding="0.0382in" fo:border-left="0.05pt solid #000000" fo:border-right="0.05pt solid #000000" fo:border-top="none" fo:border-bottom="0.05pt solid #000000"/>
    </style:style>
    <style:style style:name="Networking_5f_Options.A6" style:display-name="Networking_Options.A6" style:family="table-cell">
      <style:table-cell-properties fo:padding="0.0382in" fo:border-left="0.05pt solid #000000" fo:border-right="none" fo:border-top="none" fo:border-bottom="0.05pt solid #000000"/>
    </style:style>
    <style:style style:name="Networking_5f_Options.B6" style:display-name="Networking_Options.B6" style:family="table-cell">
      <style:table-cell-properties fo:padding="0.0382in" fo:border-left="0.05pt solid #000000" fo:border-right="0.05pt solid #000000" fo:border-top="none" fo:border-bottom="0.05pt solid #000000"/>
    </style:style>
    <style:style style:name="Networking_5f_Options.A7" style:display-name="Networking_Options.A7" style:family="table-cell">
      <style:table-cell-properties fo:padding="0.0382in" fo:border-left="0.05pt solid #000000" fo:border-right="none" fo:border-top="none" fo:border-bottom="0.05pt solid #000000"/>
    </style:style>
    <style:style style:name="Networking_5f_Options.B7" style:display-name="Networking_Options.B7" style:family="table-cell">
      <style:table-cell-properties fo:padding="0.0382in" fo:border-left="0.05pt solid #000000" fo:border-right="0.05pt solid #000000" fo:border-top="none" fo:border-bottom="0.05pt solid #000000"/>
    </style:style>
    <style:style style:name="Networking_5f_Options.A8" style:display-name="Networking_Options.A8" style:family="table-cell">
      <style:table-cell-properties fo:padding="0.0382in" fo:border-left="0.05pt solid #000000" fo:border-right="none" fo:border-top="none" fo:border-bottom="0.05pt solid #000000"/>
    </style:style>
    <style:style style:name="Networking_5f_Options.B8" style:display-name="Networking_Options.B8" style:family="table-cell">
      <style:table-cell-properties fo:padding="0.0382in" fo:border-left="0.05pt solid #000000" fo:border-right="0.05pt solid #000000" fo:border-top="none" fo:border-bottom="0.05pt solid #000000"/>
    </style:style>
    <style:style style:name="Networking_5f_Options.A9" style:display-name="Networking_Options.A9" style:family="table-cell">
      <style:table-cell-properties fo:padding="0.0382in" fo:border-left="0.05pt solid #000000" fo:border-right="none" fo:border-top="none" fo:border-bottom="0.05pt solid #000000"/>
    </style:style>
    <style:style style:name="Networking_5f_Options.B9" style:display-name="Networking_Options.B9" style:family="table-cell">
      <style:table-cell-properties fo:padding="0.0382in" fo:border-left="0.05pt solid #000000" fo:border-right="0.05pt solid #000000" fo:border-top="none" fo:border-bottom="0.05pt solid #000000"/>
    </style:style>
    <style:style style:name="Networking_5f_Options.A10" style:display-name="Networking_Options.A10" style:family="table-cell">
      <style:table-cell-properties fo:padding="0.0382in" fo:border-left="0.05pt solid #000000" fo:border-right="none" fo:border-top="none" fo:border-bottom="0.05pt solid #000000"/>
    </style:style>
    <style:style style:name="Networking_5f_Options.B10" style:display-name="Networking_Options.B10" style:family="table-cell">
      <style:table-cell-properties fo:padding="0.0382in" fo:border-left="0.05pt solid #000000" fo:border-right="0.05pt solid #000000" fo:border-top="none" fo:border-bottom="0.05pt solid #000000"/>
    </style:style>
    <style:style style:name="Networking_5f_Options.A11" style:display-name="Networking_Options.A11" style:family="table-cell">
      <style:table-cell-properties fo:padding="0.0382in" fo:border-left="0.05pt solid #000000" fo:border-right="none" fo:border-top="none" fo:border-bottom="0.05pt solid #000000"/>
    </style:style>
    <style:style style:name="Networking_5f_Options.B11" style:display-name="Networking_Options.B11" style:family="table-cell">
      <style:table-cell-properties fo:padding="0.0382in" fo:border-left="0.05pt solid #000000" fo:border-right="0.05pt solid #000000" fo:border-top="none" fo:border-bottom="0.05pt solid #000000"/>
    </style:style>
    <style:style style:name="Networking_5f_Options.A12" style:display-name="Networking_Options.A12" style:family="table-cell">
      <style:table-cell-properties fo:padding="0.0382in" fo:border-left="0.05pt solid #000000" fo:border-right="none" fo:border-top="none" fo:border-bottom="0.05pt solid #000000"/>
    </style:style>
    <style:style style:name="Networking_5f_Options.B12" style:display-name="Networking_Options.B12" style:family="table-cell">
      <style:table-cell-properties fo:padding="0.0382in" fo:border-left="0.05pt solid #000000" fo:border-right="0.05pt solid #000000" fo:border-top="none" fo:border-bottom="0.05pt solid #000000"/>
    </style:style>
    <style:style style:name="Networking_5f_Options.A13" style:display-name="Networking_Options.A13" style:family="table-cell">
      <style:table-cell-properties fo:padding="0.0382in" fo:border-left="0.05pt solid #000000" fo:border-right="none" fo:border-top="none" fo:border-bottom="0.05pt solid #000000"/>
    </style:style>
    <style:style style:name="Networking_5f_Options.B13" style:display-name="Networking_Options.B13" style:family="table-cell">
      <style:table-cell-properties fo:padding="0.0382in" fo:border-left="0.05pt solid #000000" fo:border-right="0.05pt solid #000000" fo:border-top="none" fo:border-bottom="0.05pt solid #000000"/>
    </style:style>
    <style:style style:name="Networking_5f_Options.A14" style:display-name="Networking_Options.A14" style:family="table-cell">
      <style:table-cell-properties fo:padding="0.0382in" fo:border-left="0.05pt solid #000000" fo:border-right="none" fo:border-top="none" fo:border-bottom="0.05pt solid #000000"/>
    </style:style>
    <style:style style:name="Networking_5f_Options.B14" style:display-name="Networking_Options.B14" style:family="table-cell">
      <style:table-cell-properties fo:padding="0.0382in" fo:border-left="0.05pt solid #000000" fo:border-right="0.05pt solid #000000" fo:border-top="none" fo:border-bottom="0.05pt solid #000000"/>
    </style:style>
    <style:style style:name="Networking_5f_Options.A15" style:display-name="Networking_Options.A15" style:family="table-cell">
      <style:table-cell-properties fo:padding="0.0382in" fo:border-left="0.05pt solid #000000" fo:border-right="none" fo:border-top="none" fo:border-bottom="0.05pt solid #000000"/>
    </style:style>
    <style:style style:name="Networking_5f_Options.B15" style:display-name="Networking_Options.B15" style:family="table-cell">
      <style:table-cell-properties fo:padding="0.0382in" fo:border-left="0.05pt solid #000000" fo:border-right="0.05pt solid #000000" fo:border-top="none" fo:border-bottom="0.05pt solid #000000"/>
    </style:style>
    <style:style style:name="Networking_5f_Options.A16" style:display-name="Networking_Options.A16" style:family="table-cell">
      <style:table-cell-properties fo:padding="0.0382in" fo:border-left="0.05pt solid #000000" fo:border-right="none" fo:border-top="none" fo:border-bottom="0.05pt solid #000000"/>
    </style:style>
    <style:style style:name="Networking_5f_Options.B16" style:display-name="Networking_Options.B16" style:family="table-cell">
      <style:table-cell-properties fo:padding="0.0382in" fo:border-left="0.05pt solid #000000" fo:border-right="0.05pt solid #000000" fo:border-top="none" fo:border-bottom="0.05pt solid #000000"/>
    </style:style>
    <style:style style:name="Networking_5f_Options.A17" style:display-name="Networking_Options.A17" style:family="table-cell">
      <style:table-cell-properties fo:padding="0.0382in" fo:border-left="0.05pt solid #000000" fo:border-right="none" fo:border-top="none" fo:border-bottom="0.05pt solid #000000"/>
    </style:style>
    <style:style style:name="Networking_5f_Options.B17" style:display-name="Networking_Options.B17" style:family="table-cell">
      <style:table-cell-properties fo:padding="0.0382in" fo:border-left="0.05pt solid #000000" fo:border-right="0.05pt solid #000000" fo:border-top="none" fo:border-bottom="0.05pt solid #000000"/>
    </style:style>
    <style:style style:name="Networking_5f_Options.A18" style:display-name="Networking_Options.A18" style:family="table-cell">
      <style:table-cell-properties fo:padding="0.0382in" fo:border-left="0.05pt solid #000000" fo:border-right="none" fo:border-top="none" fo:border-bottom="0.05pt solid #000000"/>
    </style:style>
    <style:style style:name="Networking_5f_Options.B18" style:display-name="Networking_Options.B18" style:family="table-cell">
      <style:table-cell-properties fo:padding="0.0382in" fo:border-left="0.05pt solid #000000" fo:border-right="0.05pt solid #000000" fo:border-top="none" fo:border-bottom="0.05pt solid #000000"/>
    </style:style>
    <style:style style:name="Networking_5f_Options.A19" style:display-name="Networking_Options.A19" style:family="table-cell">
      <style:table-cell-properties fo:padding="0.0382in" fo:border-left="0.05pt solid #000000" fo:border-right="none" fo:border-top="none" fo:border-bottom="0.05pt solid #000000"/>
    </style:style>
    <style:style style:name="Networking_5f_Options.B19" style:display-name="Networking_Options.B19" style:family="table-cell">
      <style:table-cell-properties fo:padding="0.0382in" fo:border-left="0.05pt solid #000000" fo:border-right="0.05pt solid #000000" fo:border-top="none" fo:border-bottom="0.05pt solid #000000"/>
    </style:style>
    <style:style style:name="Networking_5f_Options.A20" style:display-name="Networking_Options.A20" style:family="table-cell">
      <style:table-cell-properties fo:padding="0.0382in" fo:border-left="0.05pt solid #000000" fo:border-right="none" fo:border-top="none" fo:border-bottom="0.05pt solid #000000"/>
    </style:style>
    <style:style style:name="Networking_5f_Options.B20" style:display-name="Networking_Options.B20" style:family="table-cell">
      <style:table-cell-properties fo:padding="0.0382in" fo:border-left="0.05pt solid #000000" fo:border-right="0.05pt solid #000000" fo:border-top="none" fo:border-bottom="0.05pt solid #000000"/>
    </style:style>
    <style:style style:name="Networking_5f_Options.A21" style:display-name="Networking_Options.A21" style:family="table-cell">
      <style:table-cell-properties fo:padding="0.0382in" fo:border-left="0.05pt solid #000000" fo:border-right="none" fo:border-top="none" fo:border-bottom="0.05pt solid #000000"/>
    </style:style>
    <style:style style:name="Networking_5f_Options.B21" style:display-name="Networking_Options.B21" style:family="table-cell">
      <style:table-cell-properties fo:padding="0.0382in" fo:border-left="0.05pt solid #000000" fo:border-right="0.05pt solid #000000" fo:border-top="none" fo:border-bottom="0.05pt solid #000000"/>
    </style:style>
    <style:style style:name="Networking_5f_Options.A22" style:display-name="Networking_Options.A22" style:family="table-cell">
      <style:table-cell-properties fo:padding="0.0382in" fo:border-left="0.05pt solid #000000" fo:border-right="none" fo:border-top="none" fo:border-bottom="0.05pt solid #000000"/>
    </style:style>
    <style:style style:name="Networking_5f_Options.B22" style:display-name="Networking_Options.B22" style:family="table-cell">
      <style:table-cell-properties fo:padding="0.0382in" fo:border-left="0.05pt solid #000000" fo:border-right="0.05pt solid #000000" fo:border-top="none" fo:border-bottom="0.05pt solid #000000"/>
    </style:style>
    <style:style style:name="Networking_5f_Options.A23" style:display-name="Networking_Options.A23" style:family="table-cell">
      <style:table-cell-properties fo:padding="0.0382in" fo:border-left="0.05pt solid #000000" fo:border-right="none" fo:border-top="none" fo:border-bottom="0.05pt solid #000000"/>
    </style:style>
    <style:style style:name="Networking_5f_Options.B23" style:display-name="Networking_Options.B23" style:family="table-cell">
      <style:table-cell-properties fo:padding="0.0382in" fo:border-left="0.05pt solid #000000" fo:border-right="0.05pt solid #000000" fo:border-top="none" fo:border-bottom="0.05pt solid #000000"/>
    </style:style>
    <style:style style:name="Networking_5f_Options.A24" style:display-name="Networking_Options.A24" style:family="table-cell">
      <style:table-cell-properties fo:padding="0.0382in" fo:border-left="0.05pt solid #000000" fo:border-right="none" fo:border-top="none" fo:border-bottom="0.05pt solid #000000"/>
    </style:style>
    <style:style style:name="Networking_5f_Options.B24" style:display-name="Networking_Options.B24" style:family="table-cell">
      <style:table-cell-properties fo:padding="0.0382in" fo:border-left="0.05pt solid #000000" fo:border-right="0.05pt solid #000000" fo:border-top="none" fo:border-bottom="0.05pt solid #000000"/>
    </style:style>
    <style:style style:name="Networking_5f_Options.A25" style:display-name="Networking_Options.A25" style:family="table-cell">
      <style:table-cell-properties fo:padding="0.0382in" fo:border-left="0.05pt solid #000000" fo:border-right="none" fo:border-top="none" fo:border-bottom="0.05pt solid #000000"/>
    </style:style>
    <style:style style:name="Networking_5f_Options.B25" style:display-name="Networking_Options.B25" style:family="table-cell">
      <style:table-cell-properties fo:padding="0.0382in" fo:border-left="0.05pt solid #000000" fo:border-right="0.05pt solid #000000" fo:border-top="none" fo:border-bottom="0.05pt solid #000000"/>
    </style:style>
    <style:style style:name="Networking_5f_Options.A26" style:display-name="Networking_Options.A26" style:family="table-cell">
      <style:table-cell-properties fo:padding="0.0382in" fo:border-left="0.05pt solid #000000" fo:border-right="none" fo:border-top="none" fo:border-bottom="0.05pt solid #000000"/>
    </style:style>
    <style:style style:name="Networking_5f_Options.B26" style:display-name="Networking_Options.B26" style:family="table-cell">
      <style:table-cell-properties fo:padding="0.0382in" fo:border-left="0.05pt solid #000000" fo:border-right="0.05pt solid #000000" fo:border-top="none" fo:border-bottom="0.05pt solid #000000"/>
    </style:style>
    <style:style style:name="Networking_5f_Options.A27" style:display-name="Networking_Options.A27" style:family="table-cell">
      <style:table-cell-properties fo:padding="0.0382in" fo:border-left="0.05pt solid #000000" fo:border-right="none" fo:border-top="none" fo:border-bottom="0.05pt solid #000000"/>
    </style:style>
    <style:style style:name="Networking_5f_Options.B27" style:display-name="Networking_Options.B27" style:family="table-cell">
      <style:table-cell-properties fo:padding="0.0382in" fo:border-left="0.05pt solid #000000" fo:border-right="0.05pt solid #000000" fo:border-top="none" fo:border-bottom="0.05pt solid #000000"/>
    </style:style>
    <style:style style:name="Networking_5f_Options.A28" style:display-name="Networking_Options.A28" style:family="table-cell">
      <style:table-cell-properties fo:padding="0.0382in" fo:border-left="0.05pt solid #000000" fo:border-right="none" fo:border-top="none" fo:border-bottom="0.05pt solid #000000"/>
    </style:style>
    <style:style style:name="Networking_5f_Options.B28" style:display-name="Networking_Options.B28" style:family="table-cell">
      <style:table-cell-properties fo:padding="0.0382in" fo:border-left="0.05pt solid #000000" fo:border-right="0.05pt solid #000000" fo:border-top="none" fo:border-bottom="0.05pt solid #000000"/>
    </style:style>
    <style:style style:name="Networking_5f_Options.A29" style:display-name="Networking_Options.A29" style:family="table-cell">
      <style:table-cell-properties fo:padding="0.0382in" fo:border-left="0.05pt solid #000000" fo:border-right="none" fo:border-top="none" fo:border-bottom="0.05pt solid #000000"/>
    </style:style>
    <style:style style:name="Networking_5f_Options.B29" style:display-name="Networking_Options.B29" style:family="table-cell">
      <style:table-cell-properties fo:padding="0.0382in" fo:border-left="0.05pt solid #000000" fo:border-right="0.05pt solid #000000" fo:border-top="none" fo:border-bottom="0.05pt solid #000000"/>
    </style:style>
    <style:style style:name="Networking_5f_Options.A30" style:display-name="Networking_Options.A30" style:family="table-cell">
      <style:table-cell-properties fo:padding="0.0382in" fo:border-left="0.05pt solid #000000" fo:border-right="none" fo:border-top="none" fo:border-bottom="0.05pt solid #000000"/>
    </style:style>
    <style:style style:name="Networking_5f_Options.B30" style:display-name="Networking_Options.B30" style:family="table-cell">
      <style:table-cell-properties fo:padding="0.0382in" fo:border-left="0.05pt solid #000000" fo:border-right="0.05pt solid #000000" fo:border-top="none" fo:border-bottom="0.05pt solid #000000"/>
    </style:style>
    <style:style style:name="Networking_5f_Options.A31" style:display-name="Networking_Options.A31" style:family="table-cell">
      <style:table-cell-properties fo:padding="0.0382in" fo:border-left="0.05pt solid #000000" fo:border-right="none" fo:border-top="none" fo:border-bottom="0.05pt solid #000000"/>
    </style:style>
    <style:style style:name="Networking_5f_Options.B31" style:display-name="Networking_Options.B31" style:family="table-cell">
      <style:table-cell-properties fo:padding="0.0382in" fo:border-left="0.05pt solid #000000" fo:border-right="0.05pt solid #000000" fo:border-top="none" fo:border-bottom="0.05pt solid #000000"/>
    </style:style>
    <style:style style:name="Networking_5f_Options.A32" style:display-name="Networking_Options.A32" style:family="table-cell">
      <style:table-cell-properties fo:padding="0.0382in" fo:border-left="0.05pt solid #000000" fo:border-right="none" fo:border-top="none" fo:border-bottom="0.05pt solid #000000"/>
    </style:style>
    <style:style style:name="Networking_5f_Options.B32" style:display-name="Networking_Options.B32" style:family="table-cell">
      <style:table-cell-properties fo:padding="0.0382in" fo:border-left="0.05pt solid #000000" fo:border-right="0.05pt solid #000000" fo:border-top="none" fo:border-bottom="0.05pt solid #000000"/>
    </style:style>
    <style:style style:name="USB_5f_Options" style:display-name="USB_Options" style:family="table">
      <style:table-properties style:width="6.65in" table:align="margins" style:writing-mode="lr-tb"/>
    </style:style>
    <style:style style:name="USB_5f_Options.A" style:display-name="USB_Options.A" style:family="table-column">
      <style:table-column-properties style:column-width="2.6438in" style:rel-column-width="26053*"/>
    </style:style>
    <style:style style:name="USB_5f_Options.B" style:display-name="USB_Options.B" style:family="table-column">
      <style:table-column-properties style:column-width="4.0063in" style:rel-column-width="39482*"/>
    </style:style>
    <style:style style:name="USB_5f_Options.A1" style:display-name="USB_Options.A1" style:family="table-cell">
      <style:table-cell-properties fo:background-color="#0066cc" fo:padding="0.0382in" fo:border="0.05pt solid #000000">
        <style:background-image/>
      </style:table-cell-properties>
    </style:style>
    <style:style style:name="USB_5f_Options.A2" style:display-name="USB_Options.A2" style:family="table-cell">
      <style:table-cell-properties fo:padding="0.0382in" fo:border-left="0.05pt solid #000000" fo:border-right="none" fo:border-top="none" fo:border-bottom="0.05pt solid #000000"/>
    </style:style>
    <style:style style:name="USB_5f_Options.B2" style:display-name="USB_Options.B2" style:family="table-cell">
      <style:table-cell-properties fo:padding="0.0382in" fo:border-left="0.05pt solid #000000" fo:border-right="0.05pt solid #000000" fo:border-top="none" fo:border-bottom="0.05pt solid #000000"/>
    </style:style>
    <style:style style:name="USB_5f_Options.A3" style:display-name="USB_Options.A3" style:family="table-cell">
      <style:table-cell-properties fo:padding="0.0382in" fo:border-left="0.05pt solid #000000" fo:border-right="none" fo:border-top="none" fo:border-bottom="0.05pt solid #000000"/>
    </style:style>
    <style:style style:name="USB_5f_Options.B3" style:display-name="USB_Options.B3" style:family="table-cell">
      <style:table-cell-properties fo:padding="0.0382in" fo:border-left="0.05pt solid #000000" fo:border-right="0.05pt solid #000000" fo:border-top="none" fo:border-bottom="0.05pt solid #000000"/>
    </style:style>
    <style:style style:name="USB_5f_Options.A4" style:display-name="USB_Options.A4" style:family="table-cell">
      <style:table-cell-properties fo:padding="0.0382in" fo:border-left="0.05pt solid #000000" fo:border-right="none" fo:border-top="none" fo:border-bottom="0.05pt solid #000000"/>
    </style:style>
    <style:style style:name="USB_5f_Options.B4" style:display-name="USB_Options.B4" style:family="table-cell">
      <style:table-cell-properties fo:padding="0.0382in" fo:border-left="0.05pt solid #000000" fo:border-right="0.05pt solid #000000" fo:border-top="none" fo:border-bottom="0.05pt solid #000000"/>
    </style:style>
    <style:style style:name="USB_5f_Options.A5" style:display-name="USB_Options.A5" style:family="table-cell">
      <style:table-cell-properties fo:padding="0.0382in" fo:border-left="0.05pt solid #000000" fo:border-right="none" fo:border-top="none" fo:border-bottom="0.05pt solid #000000"/>
    </style:style>
    <style:style style:name="USB_5f_Options.B5" style:display-name="USB_Options.B5" style:family="table-cell">
      <style:table-cell-properties fo:padding="0.0382in" fo:border-left="0.05pt solid #000000" fo:border-right="0.05pt solid #000000" fo:border-top="none" fo:border-bottom="0.05pt solid #000000"/>
    </style:style>
    <style:style style:name="USB_5f_Options.A6" style:display-name="USB_Options.A6" style:family="table-cell">
      <style:table-cell-properties fo:padding="0.0382in" fo:border-left="0.05pt solid #000000" fo:border-right="0.05pt solid #000000" fo:border-top="none" fo:border-bottom="0.05pt solid #000000"/>
    </style:style>
    <style:style style:name="USB_5f_Options.A7" style:display-name="USB_Options.A7" style:family="table-cell">
      <style:table-cell-properties fo:padding="0.0382in" fo:border-left="0.05pt solid #000000" fo:border-right="none" fo:border-top="none" fo:border-bottom="0.05pt solid #000000"/>
    </style:style>
    <style:style style:name="USB_5f_Options.B7" style:display-name="USB_Options.B7" style:family="table-cell">
      <style:table-cell-properties fo:padding="0.0382in" fo:border-left="0.05pt solid #000000" fo:border-right="0.05pt solid #000000" fo:border-top="none" fo:border-bottom="0.05pt solid #000000"/>
    </style:style>
    <style:style style:name="USB_5f_Options.A8" style:display-name="USB_Options.A8" style:family="table-cell">
      <style:table-cell-properties fo:padding="0.0382in" fo:border-left="0.05pt solid #000000" fo:border-right="0.05pt solid #000000" fo:border-top="none" fo:border-bottom="0.05pt solid #000000"/>
    </style:style>
    <style:style style:name="USB_5f_Options.A9" style:display-name="USB_Options.A9" style:family="table-cell">
      <style:table-cell-properties fo:padding="0.0382in" fo:border-left="0.05pt solid #000000" fo:border-right="none" fo:border-top="none" fo:border-bottom="0.05pt solid #000000"/>
    </style:style>
    <style:style style:name="USB_5f_Options.B9" style:display-name="USB_Options.B9" style:family="table-cell">
      <style:table-cell-properties fo:padding="0.0382in" fo:border-left="0.05pt solid #000000" fo:border-right="0.05pt solid #000000" fo:border-top="none" fo:border-bottom="0.05pt solid #000000"/>
    </style:style>
    <style:style style:name="USB_5f_Options.A10" style:display-name="USB_Options.A10" style:family="table-cell">
      <style:table-cell-properties fo:padding="0.0382in" fo:border-left="0.05pt solid #000000" fo:border-right="none" fo:border-top="none" fo:border-bottom="0.05pt solid #000000"/>
    </style:style>
    <style:style style:name="USB_5f_Options.B10" style:display-name="USB_Options.B10" style:family="table-cell">
      <style:table-cell-properties fo:padding="0.0382in" fo:border-left="0.05pt solid #000000" fo:border-right="0.05pt solid #000000" fo:border-top="none" fo:border-bottom="0.05pt solid #000000"/>
    </style:style>
    <style:style style:name="USB_5f_Options.A11" style:display-name="USB_Options.A11" style:family="table-cell">
      <style:table-cell-properties fo:padding="0.0382in" fo:border-left="0.05pt solid #000000" fo:border-right="none" fo:border-top="none" fo:border-bottom="0.05pt solid #000000"/>
    </style:style>
    <style:style style:name="USB_5f_Options.B11" style:display-name="USB_Options.B11" style:family="table-cell">
      <style:table-cell-properties fo:padding="0.0382in" fo:border-left="0.05pt solid #000000" fo:border-right="0.05pt solid #000000" fo:border-top="none" fo:border-bottom="0.05pt solid #000000"/>
    </style:style>
    <style:style style:name="USB_5f_Options.A12" style:display-name="USB_Options.A12" style:family="table-cell">
      <style:table-cell-properties fo:padding="0.0382in" fo:border-left="0.05pt solid #000000" fo:border-right="none" fo:border-top="none" fo:border-bottom="0.05pt solid #000000"/>
    </style:style>
    <style:style style:name="USB_5f_Options.B12" style:display-name="USB_Options.B12" style:family="table-cell">
      <style:table-cell-properties fo:padding="0.0382in" fo:border-left="0.05pt solid #000000" fo:border-right="0.05pt solid #000000" fo:border-top="none" fo:border-bottom="0.05pt solid #000000"/>
    </style:style>
    <style:style style:name="TWSI_5f_Options" style:display-name="TWSI_Options" style:family="table">
      <style:table-properties style:width="6.65in" table:align="margins" style:writing-mode="lr-tb"/>
    </style:style>
    <style:style style:name="TWSI_5f_Options.A" style:display-name="TWSI_Options.A" style:family="table-column">
      <style:table-column-properties style:column-width="2.8854in" style:rel-column-width="28435*"/>
    </style:style>
    <style:style style:name="TWSI_5f_Options.B" style:display-name="TWSI_Options.B" style:family="table-column">
      <style:table-column-properties style:column-width="3.7646in" style:rel-column-width="37100*"/>
    </style:style>
    <style:style style:name="TWSI_5f_Options.A1" style:display-name="TWSI_Options.A1" style:family="table-cell">
      <style:table-cell-properties fo:background-color="#0066cc" fo:padding="0.0382in" fo:border="0.05pt solid #000000">
        <style:background-image/>
      </style:table-cell-properties>
    </style:style>
    <style:style style:name="TWSI_5f_Options.A2" style:display-name="TWSI_Options.A2" style:family="table-cell">
      <style:table-cell-properties fo:padding="0.0382in" fo:border-left="0.05pt solid #000000" fo:border-right="none" fo:border-top="none" fo:border-bottom="0.05pt solid #000000"/>
    </style:style>
    <style:style style:name="TWSI_5f_Options.B2" style:display-name="TWSI_Options.B2" style:family="table-cell">
      <style:table-cell-properties fo:padding="0.0382in" fo:border-left="0.05pt solid #000000" fo:border-right="0.05pt solid #000000" fo:border-top="none" fo:border-bottom="0.05pt solid #000000"/>
    </style:style>
    <style:style style:name="TWSI_5f_Options.A3" style:display-name="TWSI_Options.A3" style:family="table-cell">
      <style:table-cell-properties fo:padding="0.0382in" fo:border-left="0.05pt solid #000000" fo:border-right="none" fo:border-top="none" fo:border-bottom="0.05pt solid #000000"/>
    </style:style>
    <style:style style:name="TWSI_5f_Options.B3" style:display-name="TWSI_Options.B3" style:family="table-cell">
      <style:table-cell-properties fo:padding="0.0382in" fo:border-left="0.05pt solid #000000" fo:border-right="0.05pt solid #000000" fo:border-top="none" fo:border-bottom="0.05pt solid #000000"/>
    </style:style>
    <style:style style:name="TWSI_5f_Options.A4" style:display-name="TWSI_Options.A4" style:family="table-cell">
      <style:table-cell-properties fo:padding="0.0382in" fo:border-left="0.05pt solid #000000" fo:border-right="none" fo:border-top="none" fo:border-bottom="0.05pt solid #000000"/>
    </style:style>
    <style:style style:name="TWSI_5f_Options.B4" style:display-name="TWSI_Options.B4" style:family="table-cell">
      <style:table-cell-properties fo:padding="0.0382in" fo:border-left="0.05pt solid #000000" fo:border-right="0.05pt solid #000000" fo:border-top="none" fo:border-bottom="0.05pt solid #000000"/>
    </style:style>
    <style:style style:name="TWSI_5f_Options.A5" style:display-name="TWSI_Options.A5" style:family="table-cell">
      <style:table-cell-properties fo:padding="0.0382in" fo:border-left="0.05pt solid #000000" fo:border-right="none" fo:border-top="none" fo:border-bottom="0.05pt solid #000000"/>
    </style:style>
    <style:style style:name="TWSI_5f_Options.B5" style:display-name="TWSI_Options.B5" style:family="table-cell">
      <style:table-cell-properties fo:padding="0.0382in" fo:border-left="0.05pt solid #000000" fo:border-right="0.05pt solid #000000" fo:border-top="none" fo:border-bottom="0.05pt solid #000000"/>
    </style:style>
    <style:style style:name="TWSI_5f_Options.A6" style:display-name="TWSI_Options.A6" style:family="table-cell">
      <style:table-cell-properties fo:padding="0.0382in" fo:border-left="0.05pt solid #000000" fo:border-right="none" fo:border-top="none" fo:border-bottom="0.05pt solid #000000"/>
    </style:style>
    <style:style style:name="TWSI_5f_Options.B6" style:display-name="TWSI_Options.B6" style:family="table-cell">
      <style:table-cell-properties fo:padding="0.0382in" fo:border-left="0.05pt solid #000000" fo:border-right="0.05pt solid #000000" fo:border-top="none" fo:border-bottom="0.05pt solid #000000"/>
    </style:style>
    <style:style style:name="TWSI_5f_Options.A7" style:display-name="TWSI_Options.A7" style:family="table-cell">
      <style:table-cell-properties fo:padding="0.0382in" fo:border-left="0.05pt solid #000000" fo:border-right="none" fo:border-top="none" fo:border-bottom="0.05pt solid #000000"/>
    </style:style>
    <style:style style:name="TWSI_5f_Options.B7" style:display-name="TWSI_Options.B7" style:family="table-cell">
      <style:table-cell-properties fo:padding="0.0382in" fo:border-left="0.05pt solid #000000" fo:border-right="0.05pt solid #000000" fo:border-top="none" fo:border-bottom="0.05pt solid #000000"/>
    </style:style>
    <style:style style:name="TWSI_5f_Options.A8" style:display-name="TWSI_Options.A8" style:family="table-cell">
      <style:table-cell-properties fo:padding="0.0382in" fo:border-left="0.05pt solid #000000" fo:border-right="none" fo:border-top="none" fo:border-bottom="0.05pt solid #000000"/>
    </style:style>
    <style:style style:name="TWSI_5f_Options.B8" style:display-name="TWSI_Options.B8" style:family="table-cell">
      <style:table-cell-properties fo:padding="0.0382in" fo:border-left="0.05pt solid #000000" fo:border-right="0.05pt solid #000000" fo:border-top="none" fo:border-bottom="0.05pt solid #000000"/>
    </style:style>
    <style:style style:name="TWSI_5f_Options.A9" style:display-name="TWSI_Options.A9" style:family="table-cell">
      <style:table-cell-properties fo:padding="0.0382in" fo:border-left="0.05pt solid #000000" fo:border-right="none" fo:border-top="none" fo:border-bottom="0.05pt solid #000000"/>
    </style:style>
    <style:style style:name="TWSI_5f_Options.B9" style:display-name="TWSI_Options.B9" style:family="table-cell">
      <style:table-cell-properties fo:padding="0.0382in" fo:border-left="0.05pt solid #000000" fo:border-right="0.05pt solid #000000" fo:border-top="none" fo:border-bottom="0.05pt solid #000000"/>
    </style:style>
    <style:style style:name="TWSI_5f_Options.A10" style:display-name="TWSI_Options.A10" style:family="table-cell">
      <style:table-cell-properties fo:padding="0.0382in" fo:border-left="0.05pt solid #000000" fo:border-right="none" fo:border-top="none" fo:border-bottom="0.05pt solid #000000"/>
    </style:style>
    <style:style style:name="TWSI_5f_Options.B10" style:display-name="TWSI_Options.B10" style:family="table-cell">
      <style:table-cell-properties fo:padding="0.0382in" fo:border-left="0.05pt solid #000000" fo:border-right="0.05pt solid #000000" fo:border-top="none" fo:border-bottom="0.05pt solid #000000"/>
    </style:style>
    <style:style style:name="TWSI_5f_Options.A11" style:display-name="TWSI_Options.A11" style:family="table-cell">
      <style:table-cell-properties fo:padding="0.0382in" fo:border-left="0.05pt solid #000000" fo:border-right="none" fo:border-top="none" fo:border-bottom="0.05pt solid #000000"/>
    </style:style>
    <style:style style:name="TWSI_5f_Options.B11" style:display-name="TWSI_Options.B11" style:family="table-cell">
      <style:table-cell-properties fo:padding="0.0382in" fo:border-left="0.05pt solid #000000" fo:border-right="0.05pt solid #000000" fo:border-top="none" fo:border-bottom="0.05pt solid #000000"/>
    </style:style>
    <style:style style:name="TWSI_5f_Options.A12" style:display-name="TWSI_Options.A12" style:family="table-cell">
      <style:table-cell-properties fo:padding="0.0382in" fo:border-left="0.05pt solid #000000" fo:border-right="none" fo:border-top="none" fo:border-bottom="0.05pt solid #000000"/>
    </style:style>
    <style:style style:name="TWSI_5f_Options.B12" style:display-name="TWSI_Options.B12" style:family="table-cell">
      <style:table-cell-properties fo:padding="0.0382in" fo:border-left="0.05pt solid #000000" fo:border-right="0.05pt solid #000000" fo:border-top="none" fo:border-bottom="0.05pt solid #000000"/>
    </style:style>
    <style:style style:name="TWSI_5f_Options.A13" style:display-name="TWSI_Options.A13" style:family="table-cell">
      <style:table-cell-properties fo:padding="0.0382in" fo:border-left="0.05pt solid #000000" fo:border-right="none" fo:border-top="none" fo:border-bottom="0.05pt solid #000000"/>
    </style:style>
    <style:style style:name="TWSI_5f_Options.B13" style:display-name="TWSI_Options.B13" style:family="table-cell">
      <style:table-cell-properties fo:padding="0.0382in" fo:border-left="0.05pt solid #000000" fo:border-right="0.05pt solid #000000" fo:border-top="none" fo:border-bottom="0.05pt solid #000000"/>
    </style:style>
    <style:style style:name="TWSI_5f_Options.A14" style:display-name="TWSI_Options.A14" style:family="table-cell">
      <style:table-cell-properties fo:padding="0.0382in" fo:border-left="0.05pt solid #000000" fo:border-right="none" fo:border-top="none" fo:border-bottom="0.05pt solid #000000"/>
    </style:style>
    <style:style style:name="TWSI_5f_Options.B14" style:display-name="TWSI_Options.B14" style:family="table-cell">
      <style:table-cell-properties fo:padding="0.0382in" fo:border-left="0.05pt solid #000000" fo:border-right="0.05pt solid #000000" fo:border-top="none" fo:border-bottom="0.05pt solid #000000"/>
    </style:style>
    <style:style style:name="TWSI_5f_Options.A15" style:display-name="TWSI_Options.A15" style:family="table-cell">
      <style:table-cell-properties fo:padding="0.0382in" fo:border-left="0.05pt solid #000000" fo:border-right="none" fo:border-top="none" fo:border-bottom="0.05pt solid #000000"/>
    </style:style>
    <style:style style:name="TWSI_5f_Options.B15" style:display-name="TWSI_Options.B15" style:family="table-cell">
      <style:table-cell-properties fo:padding="0.0382in" fo:border-left="0.05pt solid #000000" fo:border-right="0.05pt solid #000000" fo:border-top="none" fo:border-bottom="0.05pt solid #000000"/>
    </style:style>
    <style:style style:name="TWSI_5f_Options.A16" style:display-name="TWSI_Options.A16" style:family="table-cell">
      <style:table-cell-properties fo:padding="0.0382in" fo:border-left="0.05pt solid #000000" fo:border-right="none" fo:border-top="none" fo:border-bottom="0.05pt solid #000000"/>
    </style:style>
    <style:style style:name="TWSI_5f_Options.B16" style:display-name="TWSI_Options.B16" style:family="table-cell">
      <style:table-cell-properties fo:padding="0.0382in" fo:border-left="0.05pt solid #000000" fo:border-right="0.05pt solid #000000" fo:border-top="none" fo:border-bottom="0.05pt solid #000000"/>
    </style:style>
    <style:style style:name="TWSI_5f_Options.A17" style:display-name="TWSI_Options.A17" style:family="table-cell">
      <style:table-cell-properties fo:padding="0.0382in" fo:border-left="0.05pt solid #000000" fo:border-right="none" fo:border-top="none" fo:border-bottom="0.05pt solid #000000"/>
    </style:style>
    <style:style style:name="TWSI_5f_Options.B17" style:display-name="TWSI_Options.B17" style:family="table-cell">
      <style:table-cell-properties fo:padding="0.0382in" fo:border-left="0.05pt solid #000000" fo:border-right="0.05pt solid #000000" fo:border-top="none" fo:border-bottom="0.05pt solid #000000"/>
    </style:style>
    <style:style style:name="TWSI_5f_Options.A18" style:display-name="TWSI_Options.A18" style:family="table-cell">
      <style:table-cell-properties fo:padding="0.0382in" fo:border-left="0.05pt solid #000000" fo:border-right="none" fo:border-top="none" fo:border-bottom="0.05pt solid #000000"/>
    </style:style>
    <style:style style:name="TWSI_5f_Options.B18" style:display-name="TWSI_Options.B18" style:family="table-cell">
      <style:table-cell-properties fo:padding="0.0382in" fo:border-left="0.05pt solid #000000" fo:border-right="0.05pt solid #000000" fo:border-top="none" fo:border-bottom="0.05pt solid #000000"/>
    </style:style>
    <style:style style:name="TWSI_5f_Options.A19" style:display-name="TWSI_Options.A19" style:family="table-cell">
      <style:table-cell-properties fo:padding="0.0382in" fo:border-left="0.05pt solid #000000" fo:border-right="none" fo:border-top="none" fo:border-bottom="0.05pt solid #000000"/>
    </style:style>
    <style:style style:name="TWSI_5f_Options.B19" style:display-name="TWSI_Options.B19" style:family="table-cell">
      <style:table-cell-properties fo:padding="0.0382in" fo:border-left="0.05pt solid #000000" fo:border-right="0.05pt solid #000000" fo:border-top="none" fo:border-bottom="0.05pt solid #000000"/>
    </style:style>
    <style:style style:name="TWSI_5f_Options.A20" style:display-name="TWSI_Options.A20" style:family="table-cell">
      <style:table-cell-properties fo:padding="0.0382in" fo:border-left="0.05pt solid #000000" fo:border-right="none" fo:border-top="none" fo:border-bottom="0.05pt solid #000000"/>
    </style:style>
    <style:style style:name="TWSI_5f_Options.B20" style:display-name="TWSI_Options.B20" style:family="table-cell">
      <style:table-cell-properties fo:padding="0.0382in" fo:border-left="0.05pt solid #000000" fo:border-right="0.05pt solid #000000" fo:border-top="none" fo:border-bottom="0.05pt solid #000000"/>
    </style:style>
    <style:style style:name="TWSI_5f_Options.A21" style:display-name="TWSI_Options.A21" style:family="table-cell">
      <style:table-cell-properties fo:padding="0.0382in" fo:border-left="0.05pt solid #000000" fo:border-right="none" fo:border-top="none" fo:border-bottom="0.05pt solid #000000"/>
    </style:style>
    <style:style style:name="TWSI_5f_Options.B21" style:display-name="TWSI_Options.B21" style:family="table-cell">
      <style:table-cell-properties fo:padding="0.0382in" fo:border-left="0.05pt solid #000000" fo:border-right="0.05pt solid #000000" fo:border-top="none" fo:border-bottom="0.05pt solid #000000"/>
    </style:style>
    <style:style style:name="TWSI_5f_Options.A22" style:display-name="TWSI_Options.A22" style:family="table-cell">
      <style:table-cell-properties fo:padding="0.0382in" fo:border-left="0.05pt solid #000000" fo:border-right="none" fo:border-top="none" fo:border-bottom="0.05pt solid #000000"/>
    </style:style>
    <style:style style:name="TWSI_5f_Options.B22" style:display-name="TWSI_Options.B22" style:family="table-cell">
      <style:table-cell-properties fo:padding="0.0382in" fo:border-left="0.05pt solid #000000" fo:border-right="0.05pt solid #000000" fo:border-top="none" fo:border-bottom="0.05pt solid #000000"/>
    </style:style>
    <style:style style:name="Environment_5f_Options" style:display-name="Environment_Options" style:family="table">
      <style:table-properties style:width="6.65in" table:align="margins" style:writing-mode="lr-tb"/>
    </style:style>
    <style:style style:name="Environment_5f_Options.A" style:display-name="Environment_Options.A" style:family="table-column">
      <style:table-column-properties style:column-width="3.325in" style:rel-column-width="32767*"/>
    </style:style>
    <style:style style:name="Environment_5f_Options.B" style:display-name="Environment_Options.B" style:family="table-column">
      <style:table-column-properties style:column-width="3.325in" style:rel-column-width="32768*"/>
    </style:style>
    <style:style style:name="Environment_5f_Options.A1" style:display-name="Environment_Options.A1" style:family="table-cell">
      <style:table-cell-properties fo:background-color="#0066cc" fo:padding="0.0382in" fo:border="0.05pt solid #000000">
        <style:background-image/>
      </style:table-cell-properties>
    </style:style>
    <style:style style:name="Environment_5f_Options.A2" style:display-name="Environment_Options.A2" style:family="table-cell">
      <style:table-cell-properties fo:padding="0.0382in" fo:border-left="0.05pt solid #000000" fo:border-right="none" fo:border-top="none" fo:border-bottom="0.05pt solid #000000"/>
    </style:style>
    <style:style style:name="Environment_5f_Options.B2" style:display-name="Environment_Options.B2" style:family="table-cell">
      <style:table-cell-properties fo:padding="0.0382in" fo:border-left="0.05pt solid #000000" fo:border-right="0.05pt solid #000000" fo:border-top="none" fo:border-bottom="0.05pt solid #000000"/>
    </style:style>
    <style:style style:name="Environment_5f_Options.A3" style:display-name="Environment_Options.A3" style:family="table-cell">
      <style:table-cell-properties fo:padding="0.0382in" fo:border-left="0.05pt solid #000000" fo:border-right="none" fo:border-top="none" fo:border-bottom="0.05pt solid #000000"/>
    </style:style>
    <style:style style:name="Environment_5f_Options.B3" style:display-name="Environment_Options.B3" style:family="table-cell">
      <style:table-cell-properties fo:padding="0.0382in" fo:border-left="0.05pt solid #000000" fo:border-right="0.05pt solid #000000" fo:border-top="none" fo:border-bottom="0.05pt solid #000000"/>
    </style:style>
    <style:style style:name="Environment_5f_Options.A4" style:display-name="Environment_Options.A4" style:family="table-cell">
      <style:table-cell-properties fo:padding="0.0382in" fo:border-left="0.05pt solid #000000" fo:border-right="none" fo:border-top="none" fo:border-bottom="0.05pt solid #000000"/>
    </style:style>
    <style:style style:name="Environment_5f_Options.B4" style:display-name="Environment_Options.B4" style:family="table-cell">
      <style:table-cell-properties fo:padding="0.0382in" fo:border-left="0.05pt solid #000000" fo:border-right="0.05pt solid #000000" fo:border-top="none" fo:border-bottom="0.05pt solid #000000"/>
    </style:style>
    <style:style style:name="Environment_5f_Options.A5" style:display-name="Environment_Options.A5" style:family="table-cell">
      <style:table-cell-properties fo:padding="0.0382in" fo:border-left="0.05pt solid #000000" fo:border-right="none" fo:border-top="none" fo:border-bottom="0.05pt solid #000000"/>
    </style:style>
    <style:style style:name="Environment_5f_Options.B5" style:display-name="Environment_Options.B5" style:family="table-cell">
      <style:table-cell-properties fo:padding="0.0382in" fo:border-left="0.05pt solid #000000" fo:border-right="0.05pt solid #000000" fo:border-top="none" fo:border-bottom="0.05pt solid #000000"/>
    </style:style>
    <style:style style:name="Environment_5f_Options.A6" style:display-name="Environment_Options.A6" style:family="table-cell">
      <style:table-cell-properties fo:padding="0.0382in" fo:border-left="0.05pt solid #000000" fo:border-right="none" fo:border-top="none" fo:border-bottom="0.05pt solid #000000"/>
    </style:style>
    <style:style style:name="Environment_5f_Options.B6" style:display-name="Environment_Options.B6" style:family="table-cell">
      <style:table-cell-properties fo:padding="0.0382in" fo:border-left="0.05pt solid #000000" fo:border-right="0.05pt solid #000000" fo:border-top="none" fo:border-bottom="0.05pt solid #000000"/>
    </style:style>
    <style:style style:name="Environment_5f_Options.A7" style:display-name="Environment_Options.A7" style:family="table-cell">
      <style:table-cell-properties fo:padding="0.0382in" fo:border-left="0.05pt solid #000000" fo:border-right="none" fo:border-top="none" fo:border-bottom="0.05pt solid #000000"/>
    </style:style>
    <style:style style:name="Environment_5f_Options.B7" style:display-name="Environment_Options.B7" style:family="table-cell">
      <style:table-cell-properties fo:padding="0.0382in" fo:border-left="0.05pt solid #000000" fo:border-right="0.05pt solid #000000" fo:border-top="none" fo:border-bottom="0.05pt solid #000000"/>
    </style:style>
    <style:style style:name="Environment_5f_Options.A8" style:display-name="Environment_Options.A8" style:family="table-cell">
      <style:table-cell-properties fo:padding="0.0382in" fo:border-left="0.05pt solid #000000" fo:border-right="none" fo:border-top="none" fo:border-bottom="0.05pt solid #000000"/>
    </style:style>
    <style:style style:name="Environment_5f_Options.B8" style:display-name="Environment_Options.B8" style:family="table-cell">
      <style:table-cell-properties fo:padding="0.0382in" fo:border-left="0.05pt solid #000000" fo:border-right="0.05pt solid #000000" fo:border-top="none" fo:border-bottom="0.05pt solid #000000"/>
    </style:style>
    <style:style style:name="Environment_5f_Options.A9" style:display-name="Environment_Options.A9" style:family="table-cell">
      <style:table-cell-properties fo:padding="0.0382in" fo:border-left="0.05pt solid #000000" fo:border-right="none" fo:border-top="none" fo:border-bottom="0.05pt solid #000000"/>
    </style:style>
    <style:style style:name="Environment_5f_Options.B9" style:display-name="Environment_Options.B9" style:family="table-cell">
      <style:table-cell-properties fo:padding="0.0382in" fo:border-left="0.05pt solid #000000" fo:border-right="0.05pt solid #000000" fo:border-top="none" fo:border-bottom="0.05pt solid #000000"/>
    </style:style>
    <style:style style:name="Environment_5f_Options.A10" style:display-name="Environment_Options.A10" style:family="table-cell">
      <style:table-cell-properties fo:padding="0.0382in" fo:border-left="0.05pt solid #000000" fo:border-right="none" fo:border-top="none" fo:border-bottom="0.05pt solid #000000"/>
    </style:style>
    <style:style style:name="Environment_5f_Options.B10" style:display-name="Environment_Options.B10" style:family="table-cell">
      <style:table-cell-properties fo:padding="0.0382in" fo:border-left="0.05pt solid #000000" fo:border-right="0.05pt solid #000000" fo:border-top="none" fo:border-bottom="0.05pt solid #000000"/>
    </style:style>
    <style:style style:name="Flash_5f_Options" style:display-name="Flash_Options" style:family="table">
      <style:table-properties style:width="6.65in" table:align="margins" style:writing-mode="lr-tb"/>
    </style:style>
    <style:style style:name="Flash_5f_Options.A" style:display-name="Flash_Options.A" style:family="table-column">
      <style:table-column-properties style:column-width="2.5924in" style:rel-column-width="25547*"/>
    </style:style>
    <style:style style:name="Flash_5f_Options.B" style:display-name="Flash_Options.B" style:family="table-column">
      <style:table-column-properties style:column-width="4.0576in" style:rel-column-width="39988*"/>
    </style:style>
    <style:style style:name="Flash_5f_Options.A1" style:display-name="Flash_Options.A1" style:family="table-cell">
      <style:table-cell-properties fo:background-color="#0066cc" fo:padding="0.0382in" fo:border="0.05pt solid #000000">
        <style:background-image/>
      </style:table-cell-properties>
    </style:style>
    <style:style style:name="Flash_5f_Options.A2" style:display-name="Flash_Options.A2" style:family="table-cell">
      <style:table-cell-properties fo:padding="0.0382in" fo:border-left="0.05pt solid #000000" fo:border-right="none" fo:border-top="0.05pt solid #000000" fo:border-bottom="0.05pt solid #000000"/>
    </style:style>
    <style:style style:name="Flash_5f_Options.B2" style:display-name="Flash_Options.B2" style:family="table-cell">
      <style:table-cell-properties fo:padding="0.0382in" fo:border="0.05pt solid #000000"/>
    </style:style>
    <style:style style:name="Flash_5f_Options.A3" style:display-name="Flash_Options.A3" style:family="table-cell">
      <style:table-cell-properties fo:padding="0.0382in" fo:border-left="0.05pt solid #000000" fo:border-right="none" fo:border-top="none" fo:border-bottom="0.05pt solid #000000"/>
    </style:style>
    <style:style style:name="Flash_5f_Options.B3" style:display-name="Flash_Options.B3" style:family="table-cell">
      <style:table-cell-properties fo:padding="0.0382in" fo:border-left="0.05pt solid #000000" fo:border-right="0.05pt solid #000000" fo:border-top="none" fo:border-bottom="0.05pt solid #000000"/>
    </style:style>
    <style:style style:name="Flash_5f_Options.A4" style:display-name="Flash_Options.A4" style:family="table-cell">
      <style:table-cell-properties fo:padding="0.0382in" fo:border-left="0.05pt solid #000000" fo:border-right="none" fo:border-top="none" fo:border-bottom="0.05pt solid #000000"/>
    </style:style>
    <style:style style:name="Flash_5f_Options.B4" style:display-name="Flash_Options.B4" style:family="table-cell">
      <style:table-cell-properties fo:padding="0.0382in" fo:border-left="0.05pt solid #000000" fo:border-right="0.05pt solid #000000" fo:border-top="none" fo:border-bottom="0.05pt solid #000000"/>
    </style:style>
    <style:style style:name="Flash_5f_Options.A5" style:display-name="Flash_Options.A5" style:family="table-cell">
      <style:table-cell-properties fo:padding="0.0382in" fo:border-left="0.05pt solid #000000" fo:border-right="none" fo:border-top="none" fo:border-bottom="0.05pt solid #000000"/>
    </style:style>
    <style:style style:name="Flash_5f_Options.B5" style:display-name="Flash_Options.B5" style:family="table-cell">
      <style:table-cell-properties fo:padding="0.0382in" fo:border-left="0.05pt solid #000000" fo:border-right="0.05pt solid #000000" fo:border-top="none" fo:border-bottom="0.05pt solid #000000"/>
    </style:style>
    <style:style style:name="Flash_5f_Options.A6" style:display-name="Flash_Options.A6" style:family="table-cell">
      <style:table-cell-properties fo:padding="0.0382in" fo:border-left="0.05pt solid #000000" fo:border-right="none" fo:border-top="none" fo:border-bottom="0.05pt solid #000000"/>
    </style:style>
    <style:style style:name="Flash_5f_Options.B6" style:display-name="Flash_Options.B6" style:family="table-cell">
      <style:table-cell-properties fo:padding="0.0382in" fo:border-left="0.05pt solid #000000" fo:border-right="0.05pt solid #000000" fo:border-top="none" fo:border-bottom="0.05pt solid #000000"/>
    </style:style>
    <style:style style:name="Flash_5f_Options.A7" style:display-name="Flash_Options.A7" style:family="table-cell">
      <style:table-cell-properties fo:padding="0.0382in" fo:border-left="0.05pt solid #000000" fo:border-right="none" fo:border-top="none" fo:border-bottom="0.05pt solid #000000"/>
    </style:style>
    <style:style style:name="Flash_5f_Options.B7" style:display-name="Flash_Options.B7" style:family="table-cell">
      <style:table-cell-properties fo:padding="0.0382in" fo:border-left="0.05pt solid #000000" fo:border-right="0.05pt solid #000000" fo:border-top="none" fo:border-bottom="0.05pt solid #000000"/>
    </style:style>
    <style:style style:name="Flash_5f_Options.A8" style:display-name="Flash_Options.A8" style:family="table-cell">
      <style:table-cell-properties fo:padding="0.0382in" fo:border-left="0.05pt solid #000000" fo:border-right="none" fo:border-top="none" fo:border-bottom="0.05pt solid #000000"/>
    </style:style>
    <style:style style:name="Flash_5f_Options.B8" style:display-name="Flash_Options.B8" style:family="table-cell">
      <style:table-cell-properties fo:padding="0.0382in" fo:border-left="0.05pt solid #000000" fo:border-right="0.05pt solid #000000" fo:border-top="none" fo:border-bottom="0.05pt solid #000000"/>
    </style:style>
    <style:style style:name="Flash_5f_Options.A9" style:display-name="Flash_Options.A9" style:family="table-cell">
      <style:table-cell-properties fo:padding="0.0382in" fo:border-left="0.05pt solid #000000" fo:border-right="none" fo:border-top="none" fo:border-bottom="0.05pt solid #000000"/>
    </style:style>
    <style:style style:name="Flash_5f_Options.B9" style:display-name="Flash_Options.B9" style:family="table-cell">
      <style:table-cell-properties fo:padding="0.0382in" fo:border-left="0.05pt solid #000000" fo:border-right="0.05pt solid #000000" fo:border-top="none" fo:border-bottom="0.05pt solid #000000"/>
    </style:style>
    <style:style style:name="Flash_5f_Options.A10" style:display-name="Flash_Options.A10" style:family="table-cell">
      <style:table-cell-properties fo:padding="0.0382in" fo:border-left="0.05pt solid #000000" fo:border-right="none" fo:border-top="none" fo:border-bottom="0.05pt solid #000000"/>
    </style:style>
    <style:style style:name="Flash_5f_Options.B10" style:display-name="Flash_Options.B10" style:family="table-cell">
      <style:table-cell-properties fo:padding="0.0382in" fo:border-left="0.05pt solid #000000" fo:border-right="0.05pt solid #000000" fo:border-top="none" fo:border-bottom="0.05pt solid #000000"/>
    </style:style>
    <style:style style:name="Flash_5f_Options.A11" style:display-name="Flash_Options.A11" style:family="table-cell">
      <style:table-cell-properties fo:padding="0.0382in" fo:border-left="0.05pt solid #000000" fo:border-right="none" fo:border-top="none" fo:border-bottom="0.05pt solid #000000"/>
    </style:style>
    <style:style style:name="Flash_5f_Options.B11" style:display-name="Flash_Options.B11" style:family="table-cell">
      <style:table-cell-properties fo:padding="0.0382in" fo:border-left="0.05pt solid #000000" fo:border-right="0.05pt solid #000000" fo:border-top="none" fo:border-bottom="0.05pt solid #000000"/>
    </style:style>
    <style:style style:name="Flash_5f_Options.A12" style:display-name="Flash_Options.A12" style:family="table-cell">
      <style:table-cell-properties fo:padding="0.0382in" fo:border-left="0.05pt solid #000000" fo:border-right="none" fo:border-top="none" fo:border-bottom="0.05pt solid #000000"/>
    </style:style>
    <style:style style:name="Flash_5f_Options.B12" style:display-name="Flash_Options.B12" style:family="table-cell">
      <style:table-cell-properties fo:padding="0.0382in" fo:border-left="0.05pt solid #000000" fo:border-right="0.05pt solid #000000" fo:border-top="none" fo:border-bottom="0.05pt solid #000000"/>
    </style:style>
    <style:style style:name="Flash_5f_Options.A13" style:display-name="Flash_Options.A13" style:family="table-cell">
      <style:table-cell-properties fo:padding="0.0382in" fo:border-left="0.05pt solid #000000" fo:border-right="none" fo:border-top="none" fo:border-bottom="0.05pt solid #000000"/>
    </style:style>
    <style:style style:name="Flash_5f_Options.B13" style:display-name="Flash_Options.B13" style:family="table-cell">
      <style:table-cell-properties fo:padding="0.0382in" fo:border-left="0.05pt solid #000000" fo:border-right="0.05pt solid #000000" fo:border-top="none" fo:border-bottom="0.05pt solid #000000"/>
    </style:style>
    <style:style style:name="Flash_5f_Options.A14" style:display-name="Flash_Options.A14" style:family="table-cell">
      <style:table-cell-properties fo:padding="0.0382in" fo:border-left="0.05pt solid #000000" fo:border-right="none" fo:border-top="none" fo:border-bottom="0.05pt solid #000000"/>
    </style:style>
    <style:style style:name="Flash_5f_Options.B14" style:display-name="Flash_Options.B14" style:family="table-cell">
      <style:table-cell-properties fo:padding="0.0382in" fo:border-left="0.05pt solid #000000" fo:border-right="0.05pt solid #000000" fo:border-top="none" fo:border-bottom="0.05pt solid #000000"/>
    </style:style>
    <style:style style:name="Flash_5f_Options.A15" style:display-name="Flash_Options.A15" style:family="table-cell">
      <style:table-cell-properties fo:padding="0.0382in" fo:border-left="0.05pt solid #000000" fo:border-right="none" fo:border-top="none" fo:border-bottom="0.05pt solid #000000"/>
    </style:style>
    <style:style style:name="Flash_5f_Options.B15" style:display-name="Flash_Options.B15" style:family="table-cell">
      <style:table-cell-properties fo:padding="0.0382in" fo:border-left="0.05pt solid #000000" fo:border-right="0.05pt solid #000000" fo:border-top="none" fo:border-bottom="0.05pt solid #000000"/>
    </style:style>
    <style:style style:name="Flash_5f_Options.A16" style:display-name="Flash_Options.A16" style:family="table-cell">
      <style:table-cell-properties fo:padding="0.0382in" fo:border-left="0.05pt solid #000000" fo:border-right="none" fo:border-top="none" fo:border-bottom="0.05pt solid #000000"/>
    </style:style>
    <style:style style:name="Flash_5f_Options.B16" style:display-name="Flash_Options.B16" style:family="table-cell">
      <style:table-cell-properties fo:padding="0.0382in" fo:border-left="0.05pt solid #000000" fo:border-right="0.05pt solid #000000" fo:border-top="none" fo:border-bottom="0.05pt solid #000000"/>
    </style:style>
    <style:style style:name="Flash_5f_Options.A17" style:display-name="Flash_Options.A17" style:family="table-cell">
      <style:table-cell-properties fo:padding="0.0382in" fo:border-left="0.05pt solid #000000" fo:border-right="none" fo:border-top="none" fo:border-bottom="0.05pt solid #000000"/>
    </style:style>
    <style:style style:name="Flash_5f_Options.B17" style:display-name="Flash_Options.B17" style:family="table-cell">
      <style:table-cell-properties fo:padding="0.0382in" fo:border-left="0.05pt solid #000000" fo:border-right="0.05pt solid #000000" fo:border-top="none" fo:border-bottom="0.05pt solid #000000"/>
    </style:style>
    <style:style style:name="Flash_5f_Options.A18" style:display-name="Flash_Options.A18" style:family="table-cell">
      <style:table-cell-properties fo:padding="0.0382in" fo:border-left="0.05pt solid #000000" fo:border-right="none" fo:border-top="none" fo:border-bottom="0.05pt solid #000000"/>
    </style:style>
    <style:style style:name="Flash_5f_Options.B18" style:display-name="Flash_Options.B18" style:family="table-cell">
      <style:table-cell-properties fo:padding="0.0382in" fo:border-left="0.05pt solid #000000" fo:border-right="0.05pt solid #000000" fo:border-top="none" fo:border-bottom="0.05pt solid #000000"/>
    </style:style>
    <style:style style:name="Flash_5f_Options.A19" style:display-name="Flash_Options.A19" style:family="table-cell">
      <style:table-cell-properties fo:padding="0.0382in" fo:border-left="0.05pt solid #000000" fo:border-right="none" fo:border-top="none" fo:border-bottom="0.05pt solid #000000"/>
    </style:style>
    <style:style style:name="Flash_5f_Options.B19" style:display-name="Flash_Options.B19" style:family="table-cell">
      <style:table-cell-properties fo:padding="0.0382in" fo:border-left="0.05pt solid #000000" fo:border-right="0.05pt solid #000000" fo:border-top="none" fo:border-bottom="0.05pt solid #000000"/>
    </style:style>
    <style:style style:name="Flash_5f_Options.A20" style:display-name="Flash_Options.A20" style:family="table-cell">
      <style:table-cell-properties fo:padding="0.0382in" fo:border-left="0.05pt solid #000000" fo:border-right="none" fo:border-top="none" fo:border-bottom="0.05pt solid #000000"/>
    </style:style>
    <style:style style:name="Flash_5f_Options.B20" style:display-name="Flash_Options.B20" style:family="table-cell">
      <style:table-cell-properties fo:padding="0.0382in" fo:border-left="0.05pt solid #000000" fo:border-right="0.05pt solid #000000" fo:border-top="none" fo:border-bottom="0.05pt solid #000000"/>
    </style:style>
    <style:style style:name="Flash_5f_Options.A21" style:display-name="Flash_Options.A21" style:family="table-cell">
      <style:table-cell-properties fo:padding="0.0382in" fo:border-left="0.05pt solid #000000" fo:border-right="none" fo:border-top="none" fo:border-bottom="0.05pt solid #000000"/>
    </style:style>
    <style:style style:name="Flash_5f_Options.B21" style:display-name="Flash_Options.B21" style:family="table-cell">
      <style:table-cell-properties fo:padding="0.0382in" fo:border-left="0.05pt solid #000000" fo:border-right="0.05pt solid #000000" fo:border-top="none" fo:border-bottom="0.05pt solid #000000"/>
    </style:style>
    <style:style style:name="Flash_5f_Options.A22" style:display-name="Flash_Options.A22" style:family="table-cell">
      <style:table-cell-properties fo:padding="0.0382in" fo:border-left="0.05pt solid #000000" fo:border-right="none" fo:border-top="none" fo:border-bottom="0.05pt solid #000000"/>
    </style:style>
    <style:style style:name="Flash_5f_Options.B22" style:display-name="Flash_Options.B22" style:family="table-cell">
      <style:table-cell-properties fo:padding="0.0382in" fo:border-left="0.05pt solid #000000" fo:border-right="0.05pt solid #000000" fo:border-top="none" fo:border-bottom="0.05pt solid #000000"/>
    </style:style>
    <style:style style:name="Flash_5f_Options.A23" style:display-name="Flash_Options.A23" style:family="table-cell">
      <style:table-cell-properties fo:padding="0.0382in" fo:border-left="0.05pt solid #000000" fo:border-right="none" fo:border-top="none" fo:border-bottom="0.05pt solid #000000"/>
    </style:style>
    <style:style style:name="Flash_5f_Options.B23" style:display-name="Flash_Options.B23" style:family="table-cell">
      <style:table-cell-properties fo:padding="0.0382in" fo:border-left="0.05pt solid #000000" fo:border-right="0.05pt solid #000000" fo:border-top="none" fo:border-bottom="0.05pt solid #000000"/>
    </style:style>
    <style:style style:name="Flash_5f_Options.A24" style:display-name="Flash_Options.A24" style:family="table-cell">
      <style:table-cell-properties fo:padding="0.0382in" fo:border-left="0.05pt solid #000000" fo:border-right="none" fo:border-top="none" fo:border-bottom="0.05pt solid #000000"/>
    </style:style>
    <style:style style:name="Flash_5f_Options.B24" style:display-name="Flash_Options.B24" style:family="table-cell">
      <style:table-cell-properties fo:padding="0.0382in" fo:border-left="0.05pt solid #000000" fo:border-right="0.05pt solid #000000" fo:border-top="none" fo:border-bottom="0.05pt solid #000000"/>
    </style:style>
    <style:style style:name="Flash_5f_Options.A25" style:display-name="Flash_Options.A25" style:family="table-cell">
      <style:table-cell-properties fo:padding="0.0382in" fo:border-left="0.05pt solid #000000" fo:border-right="none" fo:border-top="none" fo:border-bottom="0.05pt solid #000000"/>
    </style:style>
    <style:style style:name="Flash_5f_Options.B25" style:display-name="Flash_Options.B25" style:family="table-cell">
      <style:table-cell-properties fo:padding="0.0382in" fo:border-left="0.05pt solid #000000" fo:border-right="0.05pt solid #000000" fo:border-top="none" fo:border-bottom="0.05pt solid #000000"/>
    </style:style>
    <style:style style:name="Flash_5f_Options.A26" style:display-name="Flash_Options.A26" style:family="table-cell">
      <style:table-cell-properties fo:padding="0.0382in" fo:border-left="0.05pt solid #000000" fo:border-right="none" fo:border-top="none" fo:border-bottom="0.05pt solid #000000"/>
    </style:style>
    <style:style style:name="Flash_5f_Options.B26" style:display-name="Flash_Options.B26" style:family="table-cell">
      <style:table-cell-properties fo:padding="0.0382in" fo:border-left="0.05pt solid #000000" fo:border-right="0.05pt solid #000000" fo:border-top="none" fo:border-bottom="0.05pt solid #000000"/>
    </style:style>
    <style:style style:name="Flash_5f_Options.A27" style:display-name="Flash_Options.A27" style:family="table-cell">
      <style:table-cell-properties fo:padding="0.0382in" fo:border-left="0.05pt solid #000000" fo:border-right="none" fo:border-top="none" fo:border-bottom="0.05pt solid #000000"/>
    </style:style>
    <style:style style:name="Flash_5f_Options.B27" style:display-name="Flash_Options.B27" style:family="table-cell">
      <style:table-cell-properties fo:padding="0.0382in" fo:border-left="0.05pt solid #000000" fo:border-right="0.05pt solid #000000" fo:border-top="none" fo:border-bottom="0.05pt solid #000000"/>
    </style:style>
    <style:style style:name="Flash_5f_Options.A28" style:display-name="Flash_Options.A28" style:family="table-cell">
      <style:table-cell-properties fo:padding="0.0382in" fo:border-left="0.05pt solid #000000" fo:border-right="none" fo:border-top="none" fo:border-bottom="0.05pt solid #000000"/>
    </style:style>
    <style:style style:name="Flash_5f_Options.B28" style:display-name="Flash_Options.B28" style:family="table-cell">
      <style:table-cell-properties fo:padding="0.0382in" fo:border-left="0.05pt solid #000000" fo:border-right="0.05pt solid #000000" fo:border-top="none" fo:border-bottom="0.05pt solid #000000"/>
    </style:style>
    <style:style style:name="Flash_5f_Options.A29" style:display-name="Flash_Options.A29" style:family="table-cell">
      <style:table-cell-properties fo:padding="0.0382in" fo:border-left="0.05pt solid #000000" fo:border-right="none" fo:border-top="none" fo:border-bottom="0.05pt solid #000000"/>
    </style:style>
    <style:style style:name="Flash_5f_Options.B29" style:display-name="Flash_Options.B29" style:family="table-cell">
      <style:table-cell-properties fo:padding="0.0382in" fo:border-left="0.05pt solid #000000" fo:border-right="0.05pt solid #000000" fo:border-top="none" fo:border-bottom="0.05pt solid #000000"/>
    </style:style>
    <style:style style:name="Flash_5f_Options.A30" style:display-name="Flash_Options.A30" style:family="table-cell">
      <style:table-cell-properties fo:padding="0.0382in" fo:border-left="0.05pt solid #000000" fo:border-right="none" fo:border-top="none" fo:border-bottom="0.05pt solid #000000"/>
    </style:style>
    <style:style style:name="Flash_5f_Options.B30" style:display-name="Flash_Options.B30" style:family="table-cell">
      <style:table-cell-properties fo:padding="0.0382in" fo:border-left="0.05pt solid #000000" fo:border-right="0.05pt solid #000000" fo:border-top="none" fo:border-bottom="0.05pt solid #000000"/>
    </style:style>
    <style:style style:name="Flash_5f_Options.A31" style:display-name="Flash_Options.A31" style:family="table-cell">
      <style:table-cell-properties fo:padding="0.0382in" fo:border-left="0.05pt solid #000000" fo:border-right="none" fo:border-top="none" fo:border-bottom="0.05pt solid #000000"/>
    </style:style>
    <style:style style:name="Flash_5f_Options.B31" style:display-name="Flash_Options.B31" style:family="table-cell">
      <style:table-cell-properties fo:padding="0.0382in" fo:border-left="0.05pt solid #000000" fo:border-right="0.05pt solid #000000" fo:border-top="none" fo:border-bottom="0.05pt solid #000000"/>
    </style:style>
    <style:style style:name="Flash_5f_Options.A32" style:display-name="Flash_Options.A32" style:family="table-cell">
      <style:table-cell-properties fo:padding="0.0382in" fo:border-left="0.05pt solid #000000" fo:border-right="none" fo:border-top="none" fo:border-bottom="0.05pt solid #000000"/>
    </style:style>
    <style:style style:name="Flash_5f_Options.B32" style:display-name="Flash_Options.B32" style:family="table-cell">
      <style:table-cell-properties fo:padding="0.0382in" fo:border-left="0.05pt solid #000000" fo:border-right="0.05pt solid #000000" fo:border-top="none" fo:border-bottom="0.05pt solid #000000"/>
    </style:style>
    <style:style style:name="Flash_5f_Options.A33" style:display-name="Flash_Options.A33" style:family="table-cell">
      <style:table-cell-properties fo:padding="0.0382in" fo:border-left="0.05pt solid #000000" fo:border-right="none" fo:border-top="none" fo:border-bottom="0.05pt solid #000000"/>
    </style:style>
    <style:style style:name="Flash_5f_Options.B33" style:display-name="Flash_Options.B33" style:family="table-cell">
      <style:table-cell-properties fo:padding="0.0382in" fo:border-left="0.05pt solid #000000" fo:border-right="0.05pt solid #000000" fo:border-top="none" fo:border-bottom="0.05pt solid #000000"/>
    </style:style>
    <style:style style:name="Flash_5f_Options.A34" style:display-name="Flash_Options.A34" style:family="table-cell">
      <style:table-cell-properties fo:padding="0.0382in" fo:border-left="0.05pt solid #000000" fo:border-right="none" fo:border-top="none" fo:border-bottom="0.05pt solid #000000"/>
    </style:style>
    <style:style style:name="Flash_5f_Options.B34" style:display-name="Flash_Options.B34" style:family="table-cell">
      <style:table-cell-properties fo:padding="0.0382in" fo:border-left="0.05pt solid #000000" fo:border-right="0.05pt solid #000000" fo:border-top="none" fo:border-bottom="0.05pt solid #000000"/>
    </style:style>
    <style:style style:name="Flash_5f_Options.A35" style:display-name="Flash_Options.A35" style:family="table-cell">
      <style:table-cell-properties fo:padding="0.0382in" fo:border-left="0.05pt solid #000000" fo:border-right="none" fo:border-top="none" fo:border-bottom="0.05pt solid #000000"/>
    </style:style>
    <style:style style:name="Flash_5f_Options.B35" style:display-name="Flash_Options.B35" style:family="table-cell">
      <style:table-cell-properties fo:padding="0.0382in" fo:border-left="0.05pt solid #000000" fo:border-right="0.05pt solid #000000" fo:border-top="none" fo:border-bottom="0.05pt solid #000000"/>
    </style:style>
    <style:style style:name="Flash_5f_Options.A36" style:display-name="Flash_Options.A36" style:family="table-cell">
      <style:table-cell-properties fo:padding="0.0382in" fo:border-left="0.05pt solid #000000" fo:border-right="none" fo:border-top="none" fo:border-bottom="0.05pt solid #000000"/>
    </style:style>
    <style:style style:name="Flash_5f_Options.B36" style:display-name="Flash_Options.B36" style:family="table-cell">
      <style:table-cell-properties fo:padding="0.0382in" fo:border-left="0.05pt solid #000000" fo:border-right="0.05pt solid #000000" fo:border-top="none" fo:border-bottom="0.05pt solid #000000"/>
    </style:style>
    <style:style style:name="Flash_5f_Options.A37" style:display-name="Flash_Options.A37" style:family="table-cell">
      <style:table-cell-properties fo:padding="0.0382in" fo:border-left="0.05pt solid #000000" fo:border-right="none" fo:border-top="none" fo:border-bottom="0.05pt solid #000000"/>
    </style:style>
    <style:style style:name="Flash_5f_Options.B37" style:display-name="Flash_Options.B37" style:family="table-cell">
      <style:table-cell-properties fo:padding="0.0382in" fo:border-left="0.05pt solid #000000" fo:border-right="0.05pt solid #000000" fo:border-top="none" fo:border-bottom="0.05pt solid #000000"/>
    </style:style>
    <style:style style:name="Flash_5f_Options.A38" style:display-name="Flash_Options.A38" style:family="table-cell">
      <style:table-cell-properties fo:padding="0.0382in" fo:border-left="0.05pt solid #000000" fo:border-right="none" fo:border-top="none" fo:border-bottom="0.05pt solid #000000"/>
    </style:style>
    <style:style style:name="Flash_5f_Options.B38" style:display-name="Flash_Options.B38" style:family="table-cell">
      <style:table-cell-properties fo:padding="0.0382in" fo:border-left="0.05pt solid #000000" fo:border-right="0.05pt solid #000000" fo:border-top="none" fo:border-bottom="0.05pt solid #000000"/>
    </style:style>
    <style:style style:name="Flash_5f_Options.A39" style:display-name="Flash_Options.A39" style:family="table-cell">
      <style:table-cell-properties fo:padding="0.0382in" fo:border-left="0.05pt solid #000000" fo:border-right="none" fo:border-top="none" fo:border-bottom="0.05pt solid #000000"/>
    </style:style>
    <style:style style:name="Flash_5f_Options.B39" style:display-name="Flash_Options.B39" style:family="table-cell">
      <style:table-cell-properties fo:padding="0.0382in" fo:border-left="0.05pt solid #000000" fo:border-right="0.05pt solid #000000" fo:border-top="none" fo:border-bottom="0.05pt solid #000000"/>
    </style:style>
    <style:style style:name="Flash_5f_Options.A40" style:display-name="Flash_Options.A40" style:family="table-cell">
      <style:table-cell-properties fo:padding="0.0382in" fo:border-left="0.05pt solid #000000" fo:border-right="none" fo:border-top="none" fo:border-bottom="0.05pt solid #000000"/>
    </style:style>
    <style:style style:name="Flash_5f_Options.B40" style:display-name="Flash_Options.B40" style:family="table-cell">
      <style:table-cell-properties fo:padding="0.0382in" fo:border-left="0.05pt solid #000000" fo:border-right="0.05pt solid #000000" fo:border-top="none" fo:border-bottom="0.05pt solid #000000"/>
    </style:style>
    <style:style style:name="Flash_5f_Options.A41" style:display-name="Flash_Options.A41" style:family="table-cell">
      <style:table-cell-properties fo:padding="0.0382in" fo:border-left="0.05pt solid #000000" fo:border-right="none" fo:border-top="none" fo:border-bottom="0.05pt solid #000000"/>
    </style:style>
    <style:style style:name="Flash_5f_Options.B41" style:display-name="Flash_Options.B41" style:family="table-cell">
      <style:table-cell-properties fo:padding="0.0382in" fo:border-left="0.05pt solid #000000" fo:border-right="0.05pt solid #000000" fo:border-top="none" fo:border-bottom="0.05pt solid #000000"/>
    </style:style>
    <style:style style:name="MMC_5f_settings" style:display-name="MMC_settings" style:family="table">
      <style:table-properties style:width="6.634in" table:align="right" style:writing-mode="lr-tb"/>
    </style:style>
    <style:style style:name="MMC_5f_settings.A" style:display-name="MMC_settings.A" style:family="table-column">
      <style:table-column-properties style:column-width="3.3125in"/>
    </style:style>
    <style:style style:name="MMC_5f_settings.B" style:display-name="MMC_settings.B" style:family="table-column">
      <style:table-column-properties style:column-width="3.3215in"/>
    </style:style>
    <style:style style:name="MMC_5f_settings.A1" style:display-name="MMC_settings.A1" style:family="table-cell">
      <style:table-cell-properties fo:background-color="#0066cc" fo:padding="0.0382in" fo:border="0.05pt solid #000000">
        <style:background-image/>
      </style:table-cell-properties>
    </style:style>
    <style:style style:name="MMC_5f_settings.A2" style:display-name="MMC_settings.A2" style:family="table-cell">
      <style:table-cell-properties fo:padding="0.0382in" fo:border-left="0.05pt solid #000000" fo:border-right="none" fo:border-top="none" fo:border-bottom="0.05pt solid #000000"/>
    </style:style>
    <style:style style:name="MMC_5f_settings.B2" style:display-name="MMC_settings.B2" style:family="table-cell">
      <style:table-cell-properties fo:padding="0.0382in" fo:border-left="0.05pt solid #000000" fo:border-right="0.05pt solid #000000" fo:border-top="none" fo:border-bottom="0.05pt solid #000000"/>
    </style:style>
    <style:style style:name="MMC_5f_settings.A3" style:display-name="MMC_settings.A3" style:family="table-cell">
      <style:table-cell-properties fo:padding="0.0382in" fo:border-left="0.05pt solid #000000" fo:border-right="none" fo:border-top="none" fo:border-bottom="0.05pt solid #000000"/>
    </style:style>
    <style:style style:name="MMC_5f_settings.B3" style:display-name="MMC_settings.B3" style:family="table-cell">
      <style:table-cell-properties fo:padding="0.0382in" fo:border-left="0.05pt solid #000000" fo:border-right="0.05pt solid #000000" fo:border-top="none" fo:border-bottom="0.05pt solid #000000"/>
    </style:style>
    <style:style style:name="MMC_5f_settings.A4" style:display-name="MMC_settings.A4" style:family="table-cell">
      <style:table-cell-properties fo:padding="0.0382in" fo:border-left="0.05pt solid #000000" fo:border-right="none" fo:border-top="none" fo:border-bottom="0.05pt solid #000000"/>
    </style:style>
    <style:style style:name="MMC_5f_settings.B4" style:display-name="MMC_settings.B4" style:family="table-cell">
      <style:table-cell-properties fo:padding="0.0382in" fo:border-left="0.05pt solid #000000" fo:border-right="0.05pt solid #000000" fo:border-top="none" fo:border-bottom="0.05pt solid #000000"/>
    </style:style>
    <style:style style:name="MMC_5f_settings.A5" style:display-name="MMC_settings.A5" style:family="table-cell">
      <style:table-cell-properties fo:padding="0.0382in" fo:border-left="0.05pt solid #000000" fo:border-right="none" fo:border-top="none" fo:border-bottom="0.05pt solid #000000"/>
    </style:style>
    <style:style style:name="MMC_5f_settings.B5" style:display-name="MMC_settings.B5" style:family="table-cell">
      <style:table-cell-properties fo:padding="0.0382in" fo:border-left="0.05pt solid #000000" fo:border-right="0.05pt solid #000000" fo:border-top="none" fo:border-bottom="0.05pt solid #000000"/>
    </style:style>
    <style:style style:name="DFM_5f_Options" style:display-name="DFM_Options" style:family="table">
      <style:table-properties style:width="6.6472in" table:align="left" style:writing-mode="lr-tb"/>
    </style:style>
    <style:style style:name="DFM_5f_Options.A" style:display-name="DFM_Options.A" style:family="table-column">
      <style:table-column-properties style:column-width="2.7278in"/>
    </style:style>
    <style:style style:name="DFM_5f_Options.B" style:display-name="DFM_Options.B" style:family="table-column">
      <style:table-column-properties style:column-width="3.9194in"/>
    </style:style>
    <style:style style:name="DFM_5f_Options.A1" style:display-name="DFM_Options.A1" style:family="table-cell">
      <style:table-cell-properties fo:background-color="#0066cc" fo:padding="0.0382in" fo:border="0.05pt solid #000000">
        <style:background-image/>
      </style:table-cell-properties>
    </style:style>
    <style:style style:name="DFM_5f_Options.A2" style:display-name="DFM_Options.A2" style:family="table-cell">
      <style:table-cell-properties fo:padding="0.0382in" fo:border-left="0.05pt solid #000000" fo:border-right="none" fo:border-top="none" fo:border-bottom="0.05pt solid #000000"/>
    </style:style>
    <style:style style:name="DFM_5f_Options.B2" style:display-name="DFM_Options.B2" style:family="table-cell">
      <style:table-cell-properties fo:padding="0.0382in" fo:border-left="0.05pt solid #000000" fo:border-right="0.05pt solid #000000" fo:border-top="none" fo:border-bottom="0.05pt solid #000000"/>
    </style:style>
    <style:style style:name="DFM_5f_Options.A3" style:display-name="DFM_Options.A3" style:family="table-cell">
      <style:table-cell-properties fo:padding="0.0382in" fo:border-left="0.05pt solid #000000" fo:border-right="none" fo:border-top="none" fo:border-bottom="0.05pt solid #000000"/>
    </style:style>
    <style:style style:name="DFM_5f_Options.B3" style:display-name="DFM_Options.B3" style:family="table-cell">
      <style:table-cell-properties fo:padding="0.0382in" fo:border-left="0.05pt solid #000000" fo:border-right="0.05pt solid #000000" fo:border-top="none" fo:border-bottom="0.05pt solid #000000"/>
    </style:style>
    <style:style style:name="DFM_5f_Options.A4" style:display-name="DFM_Options.A4" style:family="table-cell">
      <style:table-cell-properties fo:padding="0.0382in" fo:border-left="0.05pt solid #000000" fo:border-right="none" fo:border-top="none" fo:border-bottom="0.05pt solid #000000"/>
    </style:style>
    <style:style style:name="DFM_5f_Options.B4" style:display-name="DFM_Options.B4" style:family="table-cell">
      <style:table-cell-properties fo:padding="0.0382in" fo:border-left="0.05pt solid #000000" fo:border-right="0.05pt solid #000000" fo:border-top="none" fo:border-bottom="0.05pt solid #000000"/>
    </style:style>
    <style:style style:name="DFM_5f_Options.A5" style:display-name="DFM_Options.A5" style:family="table-cell">
      <style:table-cell-properties fo:padding="0.0382in" fo:border-left="0.05pt solid #000000" fo:border-right="none" fo:border-top="none" fo:border-bottom="0.05pt solid #000000"/>
    </style:style>
    <style:style style:name="DFM_5f_Options.B5" style:display-name="DFM_Options.B5" style:family="table-cell">
      <style:table-cell-properties fo:padding="0.0382in" fo:border-left="0.05pt solid #000000" fo:border-right="0.05pt solid #000000" fo:border-top="none" fo:border-bottom="0.05pt solid #000000"/>
    </style:style>
    <style:style style:name="DFM_5f_Options.A6" style:display-name="DFM_Options.A6" style:family="table-cell">
      <style:table-cell-properties fo:padding="0.0382in" fo:border-left="0.05pt solid #000000" fo:border-right="none" fo:border-top="none" fo:border-bottom="0.05pt solid #000000"/>
    </style:style>
    <style:style style:name="DFM_5f_Options.B6" style:display-name="DFM_Options.B6" style:family="table-cell">
      <style:table-cell-properties fo:padding="0.0382in" fo:border-left="0.05pt solid #000000" fo:border-right="0.05pt solid #000000" fo:border-top="none" fo:border-bottom="0.05pt solid #000000"/>
    </style:style>
    <style:style style:name="DFM_5f_Options.A7" style:display-name="DFM_Options.A7" style:family="table-cell">
      <style:table-cell-properties fo:padding="0.0382in" fo:border-left="0.05pt solid #000000" fo:border-right="none" fo:border-top="none" fo:border-bottom="0.05pt solid #000000"/>
    </style:style>
    <style:style style:name="DFM_5f_Options.B7" style:display-name="DFM_Options.B7" style:family="table-cell">
      <style:table-cell-properties fo:padding="0.0382in" fo:border-left="0.05pt solid #000000" fo:border-right="0.05pt solid #000000" fo:border-top="none" fo:border-bottom="0.05pt solid #000000"/>
    </style:style>
    <style:style style:name="DFM_5f_Options.A8" style:display-name="DFM_Options.A8" style:family="table-cell">
      <style:table-cell-properties fo:padding="0.0382in" fo:border-left="0.05pt solid #000000" fo:border-right="none" fo:border-top="none" fo:border-bottom="0.05pt solid #000000"/>
    </style:style>
    <style:style style:name="DFM_5f_Options.B8" style:display-name="DFM_Options.B8" style:family="table-cell">
      <style:table-cell-properties fo:padding="0.0382in" fo:border-left="0.05pt solid #000000" fo:border-right="0.05pt solid #000000" fo:border-top="none" fo:border-bottom="0.05pt solid #000000"/>
    </style:style>
    <style:style style:name="DFM_5f_Options.A9" style:display-name="DFM_Options.A9" style:family="table-cell">
      <style:table-cell-properties fo:padding="0.0382in" fo:border-left="0.05pt solid #000000" fo:border-right="none" fo:border-top="none" fo:border-bottom="0.05pt solid #000000"/>
    </style:style>
    <style:style style:name="DFM_5f_Options.B9" style:display-name="DFM_Options.B9" style:family="table-cell">
      <style:table-cell-properties fo:padding="0.0382in" fo:border-left="0.05pt solid #000000" fo:border-right="0.05pt solid #000000" fo:border-top="none" fo:border-bottom="0.05pt solid #000000"/>
    </style:style>
    <style:style style:name="DFM_5f_Options.A10" style:display-name="DFM_Options.A10" style:family="table-cell">
      <style:table-cell-properties fo:padding="0.0382in" fo:border-left="0.05pt solid #000000" fo:border-right="none" fo:border-top="none" fo:border-bottom="0.05pt solid #000000"/>
    </style:style>
    <style:style style:name="DFM_5f_Options.B10" style:display-name="DFM_Options.B10" style:family="table-cell">
      <style:table-cell-properties fo:padding="0.0382in" fo:border-left="0.05pt solid #000000" fo:border-right="0.05pt solid #000000" fo:border-top="none" fo:border-bottom="0.05pt solid #000000"/>
    </style:style>
    <style:style style:name="DFM_5f_Options.A11" style:display-name="DFM_Options.A11" style:family="table-cell">
      <style:table-cell-properties fo:padding="0.0382in" fo:border-left="0.05pt solid #000000" fo:border-right="none" fo:border-top="none" fo:border-bottom="0.05pt solid #000000"/>
    </style:style>
    <style:style style:name="DFM_5f_Options.B11" style:display-name="DFM_Options.B11" style:family="table-cell">
      <style:table-cell-properties fo:padding="0.0382in" fo:border-left="0.05pt solid #000000" fo:border-right="0.05pt solid #000000" fo:border-top="none" fo:border-bottom="0.05pt solid #000000"/>
    </style:style>
    <style:style style:name="DFM_5f_Options.A12" style:display-name="DFM_Options.A12" style:family="table-cell">
      <style:table-cell-properties fo:padding="0.0382in" fo:border-left="0.05pt solid #000000" fo:border-right="none" fo:border-top="none" fo:border-bottom="0.05pt solid #000000"/>
    </style:style>
    <style:style style:name="DFM_5f_Options.B12" style:display-name="DFM_Options.B12" style:family="table-cell">
      <style:table-cell-properties fo:padding="0.0382in" fo:border-left="0.05pt solid #000000" fo:border-right="0.05pt solid #000000" fo:border-top="none" fo:border-bottom="0.05pt solid #000000"/>
    </style:style>
    <style:style style:name="DFM_5f_Options.A13" style:display-name="DFM_Options.A13" style:family="table-cell">
      <style:table-cell-properties fo:padding="0.0382in" fo:border-left="0.05pt solid #000000" fo:border-right="none" fo:border-top="none" fo:border-bottom="0.05pt solid #000000"/>
    </style:style>
    <style:style style:name="DFM_5f_Options.B13" style:display-name="DFM_Options.B13" style:family="table-cell">
      <style:table-cell-properties fo:padding="0.0382in" fo:border-left="0.05pt solid #000000" fo:border-right="0.05pt solid #000000" fo:border-top="none" fo:border-bottom="0.05pt solid #000000"/>
    </style:style>
    <style:style style:name="DFM_5f_Options.A14" style:display-name="DFM_Options.A14" style:family="table-cell">
      <style:table-cell-properties fo:padding="0.0382in" fo:border-left="0.05pt solid #000000" fo:border-right="none" fo:border-top="none" fo:border-bottom="0.05pt solid #000000"/>
    </style:style>
    <style:style style:name="DFM_5f_Options.B14" style:display-name="DFM_Options.B14" style:family="table-cell">
      <style:table-cell-properties fo:padding="0.0382in" fo:border-left="0.05pt solid #000000" fo:border-right="0.05pt solid #000000" fo:border-top="none" fo:border-bottom="0.05pt solid #000000"/>
    </style:style>
    <style:style style:name="DFM_5f_Options.A15" style:display-name="DFM_Options.A15" style:family="table-cell">
      <style:table-cell-properties fo:padding="0.0382in" fo:border-left="0.05pt solid #000000" fo:border-right="none" fo:border-top="none" fo:border-bottom="0.05pt solid #000000"/>
    </style:style>
    <style:style style:name="DFM_5f_Options.B15" style:display-name="DFM_Options.B15" style:family="table-cell">
      <style:table-cell-properties fo:padding="0.0382in" fo:border-left="0.05pt solid #000000" fo:border-right="0.05pt solid #000000" fo:border-top="none" fo:border-bottom="0.05pt solid #000000"/>
    </style:style>
    <style:style style:name="DFM_5f_Options.A16" style:display-name="DFM_Options.A16" style:family="table-cell">
      <style:table-cell-properties fo:padding="0.0382in" fo:border-left="0.05pt solid #000000" fo:border-right="none" fo:border-top="none" fo:border-bottom="0.05pt solid #000000"/>
    </style:style>
    <style:style style:name="DFM_5f_Options.B16" style:display-name="DFM_Options.B16" style:family="table-cell">
      <style:table-cell-properties fo:padding="0.0382in" fo:border-left="0.05pt solid #000000" fo:border-right="0.05pt solid #000000" fo:border-top="none" fo:border-bottom="0.05pt solid #000000"/>
    </style:style>
    <style:style style:name="DFM_5f_Options.A17" style:display-name="DFM_Options.A17" style:family="table-cell">
      <style:table-cell-properties fo:padding="0.0382in" fo:border-left="0.05pt solid #000000" fo:border-right="none" fo:border-top="none" fo:border-bottom="0.05pt solid #000000"/>
    </style:style>
    <style:style style:name="DFM_5f_Options.B17" style:display-name="DFM_Options.B17" style:family="table-cell">
      <style:table-cell-properties fo:padding="0.0382in" fo:border-left="0.05pt solid #000000" fo:border-right="0.05pt solid #000000" fo:border-top="none" fo:border-bottom="0.05pt solid #000000"/>
    </style:style>
    <style:style style:name="DFM_5f_Options.A18" style:display-name="DFM_Options.A18" style:family="table-cell">
      <style:table-cell-properties fo:padding="0.0382in" fo:border-left="0.05pt solid #000000" fo:border-right="none" fo:border-top="none" fo:border-bottom="0.05pt solid #000000"/>
    </style:style>
    <style:style style:name="DFM_5f_Options.B18" style:display-name="DFM_Options.B18" style:family="table-cell">
      <style:table-cell-properties fo:padding="0.0382in" fo:border-left="0.05pt solid #000000" fo:border-right="0.05pt solid #000000" fo:border-top="none" fo:border-bottom="0.05pt solid #000000"/>
    </style:style>
    <style:style style:name="DFM_5f_Options.A19" style:display-name="DFM_Options.A19" style:family="table-cell">
      <style:table-cell-properties fo:padding="0.0382in" fo:border-left="0.05pt solid #000000" fo:border-right="none" fo:border-top="none" fo:border-bottom="0.05pt solid #000000"/>
    </style:style>
    <style:style style:name="DFM_5f_Options.B19" style:display-name="DFM_Options.B19" style:family="table-cell">
      <style:table-cell-properties fo:padding="0.0382in" fo:border-left="0.05pt solid #000000" fo:border-right="0.05pt solid #000000" fo:border-top="none" fo:border-bottom="0.05pt solid #000000"/>
    </style:style>
    <style:style style:name="DFM_5f_Options.A20" style:display-name="DFM_Options.A20" style:family="table-cell">
      <style:table-cell-properties fo:padding="0.0382in" fo:border-left="0.05pt solid #000000" fo:border-right="none" fo:border-top="none" fo:border-bottom="0.05pt solid #000000"/>
    </style:style>
    <style:style style:name="DFM_5f_Options.B20" style:display-name="DFM_Options.B20" style:family="table-cell">
      <style:table-cell-properties fo:padding="0.0382in" fo:border-left="0.05pt solid #000000" fo:border-right="0.05pt solid #000000" fo:border-top="none" fo:border-bottom="0.05pt solid #000000"/>
    </style:style>
    <style:style style:name="DFM_5f_Options.A21" style:display-name="DFM_Options.A21" style:family="table-cell">
      <style:table-cell-properties fo:padding="0.0382in" fo:border-left="0.05pt solid #000000" fo:border-right="none" fo:border-top="none" fo:border-bottom="0.05pt solid #000000"/>
    </style:style>
    <style:style style:name="DFM_5f_Options.B21" style:display-name="DFM_Options.B21" style:family="table-cell">
      <style:table-cell-properties fo:padding="0.0382in" fo:border-left="0.05pt solid #000000" fo:border-right="0.05pt solid #000000" fo:border-top="none" fo:border-bottom="0.05pt solid #000000"/>
    </style:style>
    <style:style style:name="DFM_5f_Options.A22" style:display-name="DFM_Options.A22" style:family="table-cell">
      <style:table-cell-properties fo:padding="0.0382in" fo:border-left="0.05pt solid #000000" fo:border-right="none" fo:border-top="none" fo:border-bottom="0.05pt solid #000000"/>
    </style:style>
    <style:style style:name="DFM_5f_Options.B22" style:display-name="DFM_Options.B22" style:family="table-cell">
      <style:table-cell-properties fo:padding="0.0382in" fo:border-left="0.05pt solid #000000" fo:border-right="0.05pt solid #000000" fo:border-top="none" fo:border-bottom="0.05pt solid #000000"/>
    </style:style>
    <style:style style:name="DFM_5f_Options.A23" style:display-name="DFM_Options.A23" style:family="table-cell">
      <style:table-cell-properties fo:padding="0.0382in" fo:border-left="0.05pt solid #000000" fo:border-right="none" fo:border-top="none" fo:border-bottom="0.05pt solid #000000"/>
    </style:style>
    <style:style style:name="DFM_5f_Options.B23" style:display-name="DFM_Options.B23" style:family="table-cell">
      <style:table-cell-properties fo:padding="0.0382in" fo:border-left="0.05pt solid #000000" fo:border-right="0.05pt solid #000000" fo:border-top="none" fo:border-bottom="0.05pt solid #000000"/>
    </style:style>
    <style:style style:name="PCI_5f_Options" style:display-name="PCI_Options" style:family="table">
      <style:table-properties style:width="6.6431in" table:align="left" style:writing-mode="lr-tb"/>
    </style:style>
    <style:style style:name="PCI_5f_Options.A" style:display-name="PCI_Options.A" style:family="table-column">
      <style:table-column-properties style:column-width="2.9681in"/>
    </style:style>
    <style:style style:name="PCI_5f_Options.B" style:display-name="PCI_Options.B" style:family="table-column">
      <style:table-column-properties style:column-width="3.675in"/>
    </style:style>
    <style:style style:name="PCI_5f_Options.A1" style:display-name="PCI_Options.A1" style:family="table-cell">
      <style:table-cell-properties fo:background-color="#0066cc" fo:padding="0.0382in" fo:border="0.05pt solid #000000">
        <style:background-image/>
      </style:table-cell-properties>
    </style:style>
    <style:style style:name="PCI_5f_Options.A2" style:display-name="PCI_Options.A2" style:family="table-cell">
      <style:table-cell-properties fo:padding="0.0382in" fo:border-left="0.05pt solid #000000" fo:border-right="none" fo:border-top="none" fo:border-bottom="0.05pt solid #000000"/>
    </style:style>
    <style:style style:name="PCI_5f_Options.B2" style:display-name="PCI_Options.B2" style:family="table-cell">
      <style:table-cell-properties fo:padding="0.0382in" fo:border-left="0.05pt solid #000000" fo:border-right="0.05pt solid #000000" fo:border-top="none" fo:border-bottom="0.05pt solid #000000"/>
    </style:style>
    <style:style style:name="PCI_5f_Options.A3" style:display-name="PCI_Options.A3" style:family="table-cell">
      <style:table-cell-properties fo:padding="0.0382in" fo:border-left="0.05pt solid #000000" fo:border-right="none" fo:border-top="none" fo:border-bottom="0.05pt solid #000000"/>
    </style:style>
    <style:style style:name="PCI_5f_Options.B3" style:display-name="PCI_Options.B3" style:family="table-cell">
      <style:table-cell-properties fo:padding="0.0382in" fo:border-left="0.05pt solid #000000" fo:border-right="0.05pt solid #000000" fo:border-top="none" fo:border-bottom="0.05pt solid #000000"/>
    </style:style>
    <style:style style:name="PCI_5f_Options.A4" style:display-name="PCI_Options.A4" style:family="table-cell">
      <style:table-cell-properties fo:padding="0.0382in" fo:border-left="0.05pt solid #000000" fo:border-right="none" fo:border-top="none" fo:border-bottom="0.05pt solid #000000"/>
    </style:style>
    <style:style style:name="PCI_5f_Options.B4" style:display-name="PCI_Options.B4" style:family="table-cell">
      <style:table-cell-properties fo:padding="0.0382in" fo:border-left="0.05pt solid #000000" fo:border-right="0.05pt solid #000000" fo:border-top="none" fo:border-bottom="0.05pt solid #000000"/>
    </style:style>
    <style:style style:name="PCI_5f_Options.A5" style:display-name="PCI_Options.A5" style:family="table-cell">
      <style:table-cell-properties fo:padding="0.0382in" fo:border-left="0.05pt solid #000000" fo:border-right="none" fo:border-top="none" fo:border-bottom="0.05pt solid #000000"/>
    </style:style>
    <style:style style:name="PCI_5f_Options.B5" style:display-name="PCI_Options.B5" style:family="table-cell">
      <style:table-cell-properties fo:padding="0.0382in" fo:border-left="0.05pt solid #000000" fo:border-right="0.05pt solid #000000" fo:border-top="none" fo:border-bottom="0.05pt solid #000000"/>
    </style:style>
    <style:style style:name="PCI_5f_Options.A6" style:display-name="PCI_Options.A6" style:family="table-cell">
      <style:table-cell-properties fo:padding="0.0382in" fo:border-left="0.05pt solid #000000" fo:border-right="none" fo:border-top="none" fo:border-bottom="0.05pt solid #000000"/>
    </style:style>
    <style:style style:name="PCI_5f_Options.B6" style:display-name="PCI_Options.B6" style:family="table-cell">
      <style:table-cell-properties fo:padding="0.0382in" fo:border-left="0.05pt solid #000000" fo:border-right="0.05pt solid #000000" fo:border-top="none" fo:border-bottom="0.05pt solid #000000"/>
    </style:style>
    <style:style style:name="PCI_5f_Options.A7" style:display-name="PCI_Options.A7" style:family="table-cell">
      <style:table-cell-properties fo:padding="0.0382in" fo:border-left="0.05pt solid #000000" fo:border-right="none" fo:border-top="none" fo:border-bottom="0.05pt solid #000000"/>
    </style:style>
    <style:style style:name="PCI_5f_Options.B7" style:display-name="PCI_Options.B7" style:family="table-cell">
      <style:table-cell-properties fo:padding="0.0382in" fo:border-left="0.05pt solid #000000" fo:border-right="0.05pt solid #000000" fo:border-top="none" fo:border-bottom="0.05pt solid #000000"/>
    </style:style>
    <style:style style:name="PCI_5f_Options.A8" style:display-name="PCI_Options.A8" style:family="table-cell">
      <style:table-cell-properties fo:padding="0.0382in" fo:border-left="0.05pt solid #000000" fo:border-right="none" fo:border-top="none" fo:border-bottom="0.05pt solid #000000"/>
    </style:style>
    <style:style style:name="PCI_5f_Options.B8" style:display-name="PCI_Options.B8" style:family="table-cell">
      <style:table-cell-properties fo:padding="0.0382in" fo:border-left="0.05pt solid #000000" fo:border-right="0.05pt solid #000000" fo:border-top="none" fo:border-bottom="0.05pt solid #000000"/>
    </style:style>
    <style:style style:name="PCI_5f_Options.A9" style:display-name="PCI_Options.A9" style:family="table-cell">
      <style:table-cell-properties fo:padding="0.0382in" fo:border-left="0.05pt solid #000000" fo:border-right="none" fo:border-top="none" fo:border-bottom="0.05pt solid #000000"/>
    </style:style>
    <style:style style:name="PCI_5f_Options.B9" style:display-name="PCI_Options.B9" style:family="table-cell">
      <style:table-cell-properties fo:padding="0.0382in" fo:border-left="0.05pt solid #000000" fo:border-right="0.05pt solid #000000" fo:border-top="none" fo:border-bottom="0.05pt solid #000000"/>
    </style:style>
    <style:style style:name="PCI_5f_Options.A10" style:display-name="PCI_Options.A10" style:family="table-cell">
      <style:table-cell-properties fo:padding="0.0382in" fo:border-left="0.05pt solid #000000" fo:border-right="none" fo:border-top="none" fo:border-bottom="0.05pt solid #000000"/>
    </style:style>
    <style:style style:name="PCI_5f_Options.B10" style:display-name="PCI_Options.B10" style:family="table-cell">
      <style:table-cell-properties fo:padding="0.0382in" fo:border-left="0.05pt solid #000000" fo:border-right="0.05pt solid #000000" fo:border-top="none" fo:border-bottom="0.05pt solid #000000"/>
    </style:style>
    <style:style style:name="PCI_5f_Options.A11" style:display-name="PCI_Options.A11" style:family="table-cell">
      <style:table-cell-properties fo:padding="0.0382in" fo:border-left="0.05pt solid #000000" fo:border-right="none" fo:border-top="none" fo:border-bottom="0.05pt solid #000000"/>
    </style:style>
    <style:style style:name="PCI_5f_Options.B11" style:display-name="PCI_Options.B11" style:family="table-cell">
      <style:table-cell-properties fo:padding="0.0382in" fo:border-left="0.05pt solid #000000" fo:border-right="0.05pt solid #000000" fo:border-top="none" fo:border-bottom="0.05pt solid #000000"/>
    </style:style>
    <style:style style:name="PCI_5f_Options.A12" style:display-name="PCI_Options.A12" style:family="table-cell">
      <style:table-cell-properties fo:padding="0.0382in" fo:border-left="0.05pt solid #000000" fo:border-right="none" fo:border-top="none" fo:border-bottom="0.05pt solid #000000"/>
    </style:style>
    <style:style style:name="PCI_5f_Options.B12" style:display-name="PCI_Options.B12" style:family="table-cell">
      <style:table-cell-properties fo:padding="0.0382in" fo:border-left="0.05pt solid #000000" fo:border-right="0.05pt solid #000000" fo:border-top="none" fo:border-bottom="0.05pt solid #000000"/>
    </style:style>
    <style:style style:name="PCI_5f_Options.A13" style:display-name="PCI_Options.A13" style:family="table-cell">
      <style:table-cell-properties fo:padding="0.0382in" fo:border-left="0.05pt solid #000000" fo:border-right="none" fo:border-top="none" fo:border-bottom="0.05pt solid #000000"/>
    </style:style>
    <style:style style:name="PCI_5f_Options.B13" style:display-name="PCI_Options.B13" style:family="table-cell">
      <style:table-cell-properties fo:padding="0.0382in" fo:border-left="0.05pt solid #000000" fo:border-right="0.05pt solid #000000" fo:border-top="none" fo:border-bottom="0.05pt solid #000000"/>
    </style:style>
    <style:style style:name="PCI_5f_Options.A14" style:display-name="PCI_Options.A14" style:family="table-cell">
      <style:table-cell-properties fo:padding="0.0382in" fo:border-left="0.05pt solid #000000" fo:border-right="none" fo:border-top="none" fo:border-bottom="0.05pt solid #000000"/>
    </style:style>
    <style:style style:name="PCI_5f_Options.B14" style:display-name="PCI_Options.B14" style:family="table-cell">
      <style:table-cell-properties fo:padding="0.0382in" fo:border-left="0.05pt solid #000000" fo:border-right="0.05pt solid #000000" fo:border-top="none" fo:border-bottom="0.05pt solid #000000"/>
    </style:style>
    <style:style style:name="PCI_5f_Options.A15" style:display-name="PCI_Options.A15" style:family="table-cell">
      <style:table-cell-properties fo:padding="0.0382in" fo:border-left="0.05pt solid #000000" fo:border-right="none" fo:border-top="none" fo:border-bottom="0.05pt solid #000000"/>
    </style:style>
    <style:style style:name="PCI_5f_Options.B15" style:display-name="PCI_Options.B15" style:family="table-cell">
      <style:table-cell-properties fo:padding="0.0382in" fo:border-left="0.05pt solid #000000" fo:border-right="0.05pt solid #000000" fo:border-top="none" fo:border-bottom="0.05pt solid #000000"/>
    </style:style>
    <style:style style:name="PCI_5f_Options.A16" style:display-name="PCI_Options.A16" style:family="table-cell">
      <style:table-cell-properties fo:padding="0.0382in" fo:border-left="0.05pt solid #000000" fo:border-right="none" fo:border-top="none" fo:border-bottom="0.05pt solid #000000"/>
    </style:style>
    <style:style style:name="PCI_5f_Options.B16" style:display-name="PCI_Options.B16" style:family="table-cell">
      <style:table-cell-properties fo:padding="0.0382in" fo:border-left="0.05pt solid #000000" fo:border-right="0.05pt solid #000000" fo:border-top="none" fo:border-bottom="0.05pt solid #000000"/>
    </style:style>
    <style:style style:name="Disk_5f_Filesystem_5f_Options" style:display-name="Disk_Filesystem_Options" style:family="table">
      <style:table-properties style:width="6.65in" table:align="margins" style:writing-mode="lr-tb"/>
    </style:style>
    <style:style style:name="Disk_5f_Filesystem_5f_Options.A" style:display-name="Disk_Filesystem_Options.A" style:family="table-column">
      <style:table-column-properties style:column-width="1.7493in" style:rel-column-width="17239*"/>
    </style:style>
    <style:style style:name="Disk_5f_Filesystem_5f_Options.B" style:display-name="Disk_Filesystem_Options.B" style:family="table-column">
      <style:table-column-properties style:column-width="4.9007in" style:rel-column-width="48296*"/>
    </style:style>
    <style:style style:name="Disk_5f_Filesystem_5f_Options.A1" style:display-name="Disk_Filesystem_Options.A1" style:family="table-cell">
      <style:table-cell-properties fo:background-color="#0066cc" fo:padding="0.0382in" fo:border="0.05pt solid #000000">
        <style:background-image/>
      </style:table-cell-properties>
    </style:style>
    <style:style style:name="Disk_5f_Filesystem_5f_Options.A2" style:display-name="Disk_Filesystem_Options.A2" style:family="table-cell">
      <style:table-cell-properties fo:padding="0.0382in" fo:border-left="0.05pt solid #000000" fo:border-right="none" fo:border-top="none" fo:border-bottom="0.05pt solid #000000"/>
    </style:style>
    <style:style style:name="Disk_5f_Filesystem_5f_Options.B2" style:display-name="Disk_Filesystem_Options.B2" style:family="table-cell">
      <style:table-cell-properties fo:padding="0.0382in" fo:border-left="0.05pt solid #000000" fo:border-right="0.05pt solid #000000" fo:border-top="none" fo:border-bottom="0.05pt solid #000000"/>
    </style:style>
    <style:style style:name="Disk_5f_Filesystem_5f_Options.A3" style:display-name="Disk_Filesystem_Options.A3" style:family="table-cell">
      <style:table-cell-properties fo:padding="0.0382in" fo:border-left="0.05pt solid #000000" fo:border-right="none" fo:border-top="none" fo:border-bottom="0.05pt solid #000000"/>
    </style:style>
    <style:style style:name="Disk_5f_Filesystem_5f_Options.B3" style:display-name="Disk_Filesystem_Options.B3" style:family="table-cell">
      <style:table-cell-properties fo:padding="0.0382in" fo:border-left="0.05pt solid #000000" fo:border-right="0.05pt solid #000000" fo:border-top="none" fo:border-bottom="0.05pt solid #000000"/>
    </style:style>
    <style:style style:name="Disk_5f_Filesystem_5f_Options.A4" style:display-name="Disk_Filesystem_Options.A4" style:family="table-cell">
      <style:table-cell-properties fo:padding="0.0382in" fo:border-left="0.05pt solid #000000" fo:border-right="none" fo:border-top="none" fo:border-bottom="0.05pt solid #000000"/>
    </style:style>
    <style:style style:name="Disk_5f_Filesystem_5f_Options.B4" style:display-name="Disk_Filesystem_Options.B4" style:family="table-cell">
      <style:table-cell-properties fo:padding="0.0382in" fo:border-left="0.05pt solid #000000" fo:border-right="0.05pt solid #000000" fo:border-top="none" fo:border-bottom="0.05pt solid #000000"/>
    </style:style>
    <style:style style:name="Disk_5f_Filesystem_5f_Options.A5" style:display-name="Disk_Filesystem_Options.A5" style:family="table-cell">
      <style:table-cell-properties fo:padding="0.0382in" fo:border-left="0.05pt solid #000000" fo:border-right="none" fo:border-top="none" fo:border-bottom="0.05pt solid #000000"/>
    </style:style>
    <style:style style:name="Disk_5f_Filesystem_5f_Options.B5" style:display-name="Disk_Filesystem_Options.B5"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in" style:type="center"/>
          <style:tab-stop style:position="6.6252in" style:type="right"/>
        </style:tab-stops>
      </style:paragraph-properties>
    </style:style>
    <style:style style:name="P2" style:family="paragraph" style:parent-style-name="Standard">
      <style:paragraph-properties fo:text-align="start" style:justify-single-word="false" style:text-autospace="none" style:writing-mode="lr-tb"/>
    </style:style>
    <style:style style:name="P3" style:family="paragraph" style:parent-style-name="Standard">
      <style:paragraph-properties fo:text-align="start" style:justify-single-word="false" style:text-autospace="none" style:writing-mode="lr-tb"/>
      <style:text-properties fo:color="#000000" style:text-outline="false" style:text-line-through-style="none" style:font-name="Courier New2" fo:font-size="9pt" fo:font-style="normal" fo:text-shadow="none" style:text-underline-style="none" fo:font-weight="normal" style:font-name-asian="Courier New2" style:font-size-asian="9pt" style:font-style-asian="normal" style:font-weight-asian="normal" style:font-name-complex="Courier New2" style:font-size-complex="9pt" style:font-style-complex="normal" style:font-weight-complex="normal" style:text-emphasize="none" style:text-overline-style="none" style:text-overline-color="font-color"/>
    </style:style>
    <style:style style:name="P4" style:family="paragraph" style:parent-style-name="Standard">
      <style:paragraph-properties fo:text-align="start" style:justify-single-word="false" style:text-autospace="none" style:writing-mode="lr-tb"/>
      <style:text-properties fo:color="#000000" style:text-outline="false" style:text-line-through-style="none" style:font-name="Courier New2" fo:font-size="9pt" fo:font-style="normal" fo:text-shadow="none" style:text-underline-style="none" fo:font-weight="normal" style:font-name-asian="Times New Roman2" style:font-size-asian="9pt" style:font-style-asian="normal" style:font-weight-asian="normal" style:font-name-complex="Times New Roman2" style:font-size-complex="9pt"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ext-autospace="none" style:writing-mode="lr-tb"/>
      <style:text-properties fo:color="#000000" style:text-outline="false" style:text-line-through-style="none" style:font-name="Courier New2" fo:font-size="10pt" fo:font-style="normal" fo:text-shadow="none"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P6" style:family="paragraph" style:parent-style-name="Standard">
      <style:paragraph-properties fo:text-align="start" style:justify-single-word="false" style:text-autospace="none" style:writing-mode="lr-tb"/>
      <style:text-properties fo:color="#000000" style:text-outline="false" style:text-line-through-style="none" style:font-name="Times New Roman1"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P7" style:family="paragraph" style:parent-style-name="Standard">
      <style:paragraph-properties fo:text-align="start" style:justify-single-word="false" style:text-autospace="none" style:writing-mode="lr-tb"/>
      <style:text-properties fo:color="#000000" style:text-outline="false" style:text-line-through-style="none" style:font-name="Times New Roman1" fo:font-size="9pt" fo:font-style="normal" fo:text-shadow="none"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autospace="none" style:writing-mode="lr-tb"/>
      <style:text-properties fo:color="#000000" style:text-outline="false" style:text-line-through-style="none" style:font-name="Times New Roman2" fo:font-size="10pt" fo:font-style="normal" fo:text-shadow="none"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P9" style:family="paragraph" style:parent-style-name="Standard">
      <style:paragraph-properties fo:text-align="start" style:justify-single-word="false" style:text-autospace="none" style:writing-mode="lr-tb"/>
      <style:text-properties fo:color="#ffffff" style:text-outline="false" style:text-line-through-style="none" style:font-name="Times New Roman1" fo:font-size="12pt" fo:font-style="normal" fo:text-shadow="none"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overline-style="none" style:text-overline-color="font-color"/>
    </style:style>
    <style:style style:name="P10" style:family="paragraph" style:parent-style-name="Standard">
      <style:paragraph-properties fo:text-align="start" style:justify-single-word="false" style:text-autospace="none" style:writing-mode="lr-tb"/>
      <style:text-properties style:text-outline="false" style:text-line-through-style="none" style:font-name="Courier New2" fo:font-size="9pt" fo:font-style="normal" fo:text-shadow="none" style:text-underline-style="none" fo:font-weight="normal" style:font-name-asian="Courier New2" style:font-size-asian="9pt" style:font-style-asian="normal" style:font-weight-asian="normal" style:font-name-complex="Courier New2" style:font-size-complex="9pt" style:font-style-complex="normal" style:font-weight-complex="normal" style:text-emphasize="none" style:text-overline-style="none" style:text-overline-color="font-color"/>
    </style:style>
    <style:style style:name="P11" style:family="paragraph" style:parent-style-name="Standard">
      <style:paragraph-properties fo:text-align="start" style:justify-single-word="false" style:text-autospace="none" style:writing-mode="lr-tb"/>
      <style:text-properties fo:font-size="10pt" style:font-size-asian="10pt" style:font-size-complex="10pt"/>
    </style:style>
    <style:style style:name="P12" style:family="paragraph" style:parent-style-name="Standard">
      <style:paragraph-properties fo:text-align="start" style:justify-single-word="false" style:text-autospace="none" style:writing-mode="lr-tb"/>
      <style:text-properties fo:color="#181615" style:text-outline="false" style:text-line-through-style="none" style:font-name="Courier New2" fo:font-size="9pt" fo:font-style="normal" fo:text-shadow="none" style:text-underline-style="none" fo:font-weight="normal" style:font-name-asian="Courier New2" style:font-size-asian="9pt" style:font-style-asian="normal" style:font-weight-asian="normal" style:font-name-complex="Courier New2" style:font-size-complex="9pt" style:font-style-complex="normal" style:font-weight-complex="normal" style:text-emphasize="none" style:text-overline-style="none" style:text-overline-color="font-color"/>
    </style:style>
    <style:style style:name="P13" style:family="paragraph" style:parent-style-name="Standard">
      <style:paragraph-properties fo:text-align="start" style:justify-single-word="false" style:text-autospace="none" style:writing-mode="lr-tb"/>
      <style:text-properties fo:color="#181615" style:text-outline="false" style:text-line-through-style="none" style:font-name="Times New Roman2" fo:font-size="10pt" fo:font-style="normal" fo:text-shadow="none"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P14" style:family="paragraph" style:parent-style-name="Standard">
      <style:paragraph-properties fo:text-align="start" style:justify-single-word="false" style:text-autospace="none" style:writing-mode="lr-tb"/>
      <style:text-properties fo:color="#181615" style:text-outline="false" style:text-line-through-style="none" style:font-name="Times New Roman2" fo:font-size="12pt" fo:font-style="normal" fo:text-shadow="none" style:text-underline-style="none" fo:font-weight="normal" style:font-name-asian="Times New Roman2" style:font-size-asian="12pt" style:font-style-asian="normal" style:font-weight-asian="normal" style:font-name-complex="Times New Roman2" style:font-size-complex="12pt" style:font-style-complex="normal" style:font-weight-complex="normal" style:text-emphasize="none" style:text-overline-style="none" style:text-overline-color="font-color"/>
    </style:style>
    <style:style style:name="P15" style:family="paragraph" style:parent-style-name="Standard">
      <style:paragraph-properties fo:text-align="center" style:justify-single-word="false"/>
      <style:text-properties fo:font-size="28pt" style:font-size-asian="28pt" style:font-size-complex="28pt"/>
    </style:style>
    <style:style style:name="P16" style:family="paragraph" style:parent-style-name="Standard">
      <style:text-properties fo:color="#000000" style:text-outline="false" style:text-line-through-style="none" style:font-name="Courier New2" fo:font-size="9pt" fo:font-style="normal" fo:text-shadow="none" style:text-underline-style="none" fo:font-weight="normal" style:font-name-asian="Courier New2" style:font-size-asian="9pt" style:font-style-asian="normal" style:font-weight-asian="normal" style:font-name-complex="Courier New2" style:font-size-complex="9pt" style:font-style-complex="normal" style:font-weight-complex="normal" style:text-emphasize="none" style:text-overline-style="none" style:text-overline-color="font-color"/>
    </style:style>
    <style:style style:name="P17" style:family="paragraph" style:parent-style-name="Standard">
      <style:text-properties fo:color="#000000" style:text-outline="false" style:text-line-through-style="none" style:font-name="Times New Roman2" fo:font-size="10pt" fo:font-style="normal" fo:text-shadow="none"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P18" style:family="paragraph" style:parent-style-name="Standard">
      <style:text-properties style:text-position="0% 100%" style:font-name="Times New Roman1" style:font-name-asian="Times New Roman" style:font-name-complex="Times New Roman"/>
    </style:style>
    <style:style style:name="P19" style:family="paragraph" style:parent-style-name="Standard">
      <style:text-properties style:use-window-font-color="true"/>
    </style:style>
    <style:style style:name="P20" style:family="paragraph" style:parent-style-name="Standard">
      <style:text-properties style:font-name="Times New Roman"/>
    </style:style>
    <style:style style:name="P21" style:family="paragraph" style:parent-style-name="Standard">
      <style:text-properties style:font-name="Times New Roman" fo:font-size="12pt" style:font-size-asian="10.5pt" style:font-size-complex="12pt"/>
    </style:style>
    <style:style style:name="P22" style:family="paragraph" style:parent-style-name="Standard">
      <style:text-properties fo:color="#ffffff" style:text-outline="false" style:text-line-through-style="none" style:font-name="Times New Roman" fo:font-size="12pt" fo:font-style="normal" fo:text-shadow="none" style:text-underline-style="none" fo:font-weight="bold" style:font-name-asian="Courier New2" style:font-size-asian="12pt" style:font-style-asian="normal" style:font-weight-asian="bold" style:font-name-complex="Courier New2" style:font-size-complex="12pt" style:font-style-complex="normal" style:font-weight-complex="bold" style:text-emphasize="none" style:text-overline-style="none" style:text-overline-color="font-color"/>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ize="12pt" style:font-size-asian="10.5pt"/>
    </style:style>
    <style:style style:name="P25" style:family="paragraph" style:parent-style-name="Standard">
      <style:text-properties fo:font-size="12pt" style:font-size-asian="10.5pt" style:font-size-complex="12pt"/>
    </style:style>
    <style:style style:name="P26" style:family="paragraph" style:parent-style-name="Table_20_Contents">
      <style:text-properties fo:color="#ffffff" fo:font-weight="bold" style:font-weight-asian="bold" style:font-weight-complex="bold"/>
    </style:style>
    <style:style style:name="P27" style:family="paragraph" style:parent-style-name="Table_20_Contents">
      <style:paragraph-properties style:snap-to-layout-grid="false"/>
      <style:text-properties fo:color="#ffffff" fo:font-weight="bold" style:font-weight-asian="bold" style:font-weight-complex="bold"/>
    </style:style>
    <style:style style:name="P28" style:family="paragraph" style:parent-style-name="Table_20_Contents">
      <style:text-properties fo:color="#ffffff" style:font-name="Times New Roman" fo:font-size="12pt" fo:font-weight="bold" style:font-size-asian="10.5pt" style:font-weight-asian="bold" style:font-size-complex="12pt" style:font-weight-complex="bold"/>
    </style:style>
    <style:style style:name="P29" style:family="paragraph" style:parent-style-name="Table_20_Contents">
      <style:text-properties style:font-name="Courier New2"/>
    </style:style>
    <style:style style:name="P30" style:family="paragraph" style:parent-style-name="Table_20_Contents">
      <style:text-properties style:font-name="Courier New2" fo:font-size="9pt" style:font-size-asian="9pt" style:font-size-complex="9pt"/>
    </style:style>
    <style:style style:name="P31" style:family="paragraph" style:parent-style-name="Table_20_Contents">
      <style:paragraph-properties fo:text-align="start" style:justify-single-word="false"/>
      <style:text-properties style:font-name="Courier New2" fo:font-size="9pt" style:font-size-asian="9pt" style:font-size-complex="9pt"/>
    </style:style>
    <style:style style:name="P32" style:family="paragraph" style:parent-style-name="Table_20_Contents">
      <style:text-properties style:font-name="Courier New2" fo:font-size="10pt" style:font-size-asian="10pt" style:font-size-complex="10pt"/>
    </style:style>
    <style:style style:name="P33" style:family="paragraph" style:parent-style-name="Table_20_Contents">
      <style:paragraph-properties fo:text-align="start" style:justify-single-word="false"/>
      <style:text-properties style:font-name="Courier New2" fo:font-size="10pt" style:font-size-asian="10pt" style:font-size-complex="10pt"/>
    </style:style>
    <style:style style:name="P34" style:family="paragraph" style:parent-style-name="Table_20_Contents">
      <style:text-properties fo:font-size="10pt" style:font-size-asian="10pt" style:font-size-complex="10pt"/>
    </style:style>
    <style:style style:name="P35" style:family="paragraph" style:parent-style-name="Table_20_Contents">
      <style:paragraph-properties style:snap-to-layout-grid="false"/>
      <style:text-properties fo:font-size="10pt" style:font-size-asian="10pt" style:font-size-complex="10pt"/>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text-properties fo:font-size="10pt" fo:font-weight="normal" style:font-size-asian="10pt" style:font-weight-asian="normal" style:font-size-complex="10pt" style:font-weight-complex="normal"/>
    </style:style>
    <style:style style:name="P38" style:family="paragraph" style:parent-style-name="Table_20_Contents">
      <style:paragraph-properties style:snap-to-layout-grid="false"/>
    </style:style>
    <style:style style:name="P39" style:family="paragraph" style:parent-style-name="Table_20_Contents">
      <style:paragraph-properties fo:text-align="start" style:justify-single-word="false"/>
      <style:text-properties fo:font-size="9pt" style:font-size-asian="9pt" style:font-size-complex="9pt"/>
    </style:style>
    <style:style style:name="P40" style:family="paragraph" style:parent-style-name="Table_20_Contents">
      <style:paragraph-properties fo:background-color="#0066cc">
        <style:background-image/>
      </style:paragraph-properties>
      <style:text-properties fo:color="#ffffff" fo:font-weight="bold" style:font-weight-asian="bold" style:font-weight-complex="bold"/>
    </style:style>
    <style:style style:name="P41" style:family="paragraph" style:parent-style-name="Table_20_Heading">
      <style:paragraph-properties fo:text-align="start" style:justify-single-word="false" fo:background-color="#0066cc">
        <style:background-image/>
      </style:paragraph-properties>
      <style:text-properties fo:color="#ffffff"/>
    </style:style>
    <style:style style:name="P42" style:family="paragraph" style:parent-style-name="My_5f_Tables_5f_Title">
      <style:paragraph-properties fo:break-before="page"/>
    </style:style>
    <style:style style:name="P43" style:family="paragraph" style:parent-style-name="Standard">
      <style:paragraph-properties fo:margin-left="0in" fo:margin-right="0in" fo:text-indent="0in" style:auto-text-indent="false"/>
    </style:style>
    <style:style style:name="P44" style:family="paragraph" style:parent-style-name="Standard">
      <style:paragraph-properties fo:margin-left="0in" fo:margin-right="0in" fo:line-height="100%" fo:text-indent="0in" style:auto-text-indent="false"/>
    </style:style>
    <style:style style:name="P45" style:family="paragraph" style:parent-style-name="Standard">
      <style:paragraph-properties fo:margin-left="0.5in" fo:margin-right="0in" fo:text-indent="0in" style:auto-text-indent="false"/>
    </style:style>
    <style:style style:name="P46" style:family="paragraph" style:parent-style-name="Standard">
      <style:paragraph-properties fo:margin-left="0.5in" fo:margin-right="0in" fo:line-height="100%" fo:text-indent="0in" style:auto-text-indent="false"/>
    </style:style>
    <style:style style:name="P47" style:family="paragraph" style:parent-style-name="Standard">
      <style:paragraph-properties fo:margin-left="0.5in" fo:margin-right="0in" fo:text-indent="0in" style:auto-text-indent="false"/>
      <style:text-properties style:font-name="Times New Roman" fo:font-weight="normal" style:font-weight-asian="normal" style:font-weight-complex="normal"/>
    </style:style>
    <style:style style:name="P48" style:family="paragraph" style:parent-style-name="List">
      <style:paragraph-properties fo:margin-left="0.5in" fo:margin-right="0in" fo:text-indent="0in" style:auto-text-indent="false"/>
    </style:style>
    <style:style style:name="P49" style:family="paragraph" style:parent-style-name="List_20_Indent">
      <style:paragraph-properties fo:margin-left="0.5in" fo:margin-right="0in" fo:text-align="start" style:justify-single-word="false" fo:text-indent="0in" style:auto-text-indent="false"/>
    </style:style>
    <style:style style:name="P50" style:family="paragraph" style:parent-style-name="Standard">
      <style:paragraph-properties fo:margin-top="0.1665in" fo:margin-bottom="0.0835in" style:contextual-spacing="false" fo:text-align="center" style:justify-single-word="false"/>
    </style:style>
    <style:style style:name="P51" style:family="paragraph" style:parent-style-name="My_5f_code">
      <style:text-properties style:font-name="Times New Roman"/>
    </style:style>
    <style:style style:name="P52" style:family="paragraph" style:parent-style-name="My_5f_code">
      <style:text-properties style:font-name="Times New Roman" fo:font-size="12pt" style:font-size-asian="12pt" style:font-size-complex="12pt"/>
    </style:style>
    <style:style style:name="P53" style:family="paragraph" style:parent-style-name="Table_20_Heading">
      <style:text-properties fo:color="#ffffff"/>
    </style:style>
    <style:style style:name="P54" style:family="paragraph" style:parent-style-name="Table_20_Heading">
      <style:paragraph-properties fo:text-align="start" style:justify-single-word="false"/>
      <style:text-properties fo:color="#ffffff"/>
    </style:style>
    <style:style style:name="P55" style:family="paragraph" style:parent-style-name="Table_20_Heading">
      <style:paragraph-properties fo:text-align="start" style:justify-single-word="false"/>
      <style:text-properties fo:color="#ffffff" fo:font-size="9pt" style:font-size-asian="9pt" style:font-size-complex="9pt"/>
    </style:style>
    <style:style style:name="P56" style:family="paragraph" style:parent-style-name="Table_20_Heading">
      <style:text-properties fo:color="#ffffff" fo:background-color="transparent"/>
    </style:style>
    <style:style style:name="P57" style:family="paragraph" style:parent-style-name="Table_20_Heading">
      <style:paragraph-properties fo:text-align="start" style:justify-single-word="false"/>
      <style:text-properties fo:color="#ffffff" fo:font-weight="bold" style:font-weight-asian="bold" style:font-weight-complex="bold"/>
    </style:style>
    <style:style style:name="P58" style:family="paragraph" style:parent-style-name="Table_20_Heading">
      <style:paragraph-properties fo:text-align="start" style:justify-single-word="false"/>
      <style:text-properties fo:color="#ffffff" fo:font-size="12pt" fo:font-weight="bold" style:font-size-asian="12pt" style:font-weight-asian="bold" style:font-size-complex="12pt" style:font-weight-complex="bold"/>
    </style:style>
    <style:style style:name="P59" style:family="paragraph" style:parent-style-name="Table_20_Heading">
      <style:paragraph-properties fo:text-align="start" style:justify-single-word="false"/>
    </style:style>
    <style:style style:name="P60"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61" style:family="paragraph" style:parent-style-name="Frame_20_contents">
      <style:paragraph-properties fo:margin-top="0in" fo:margin-bottom="0in" style:contextual-spacing="false" fo:background-color="#ffffcc">
        <style:background-image/>
      </style:paragraph-properties>
    </style:style>
    <style:style style:name="P62" style:family="paragraph" style:parent-style-name="Standard">
      <style:paragraph-properties fo:margin-top="0in" fo:margin-bottom="0in" style:contextual-spacing="false"/>
    </style:style>
    <style:style style:name="P63" style:family="paragraph" style:parent-style-name="Standard">
      <style:paragraph-properties fo:margin-left="-0.4917in" fo:margin-right="0in" fo:margin-top="0in" fo:margin-bottom="0in" style:contextual-spacing="false" fo:text-indent="0in" style:auto-text-indent="false"/>
    </style:style>
    <style:style style:name="P64" style:family="paragraph" style:parent-style-name="Standard" style:master-page-name="Standard">
      <style:paragraph-properties style:page-number="auto"/>
    </style:style>
    <style:style style:name="P65" style:family="paragraph" style:parent-style-name="Standard" style:list-style-name="L1"/>
    <style:style style:name="P66" style:family="paragraph" style:parent-style-name="Standard" style:list-style-name="L2"/>
    <style:style style:name="P67" style:family="paragraph" style:parent-style-name="Standard" style:list-style-name="L3">
      <style:text-properties officeooo:paragraph-rsid="000a2ed3"/>
    </style:style>
    <style:style style:name="P68" style:family="paragraph" style:parent-style-name="Standard" style:list-style-name="L3">
      <style:text-properties officeooo:paragraph-rsid="000bbd8b"/>
    </style:style>
    <style:style style:name="P69" style:family="paragraph" style:parent-style-name="Standard" style:list-style-name="L3">
      <style:text-properties officeooo:paragraph-rsid="001167ca"/>
    </style:style>
    <style:style style:name="P70" style:family="paragraph" style:parent-style-name="Standard" style:list-style-name="L3">
      <style:text-properties officeooo:paragraph-rsid="002637bc"/>
    </style:style>
    <style:style style:name="P71" style:family="paragraph" style:parent-style-name="Standard" style:list-style-name="L3">
      <style:text-properties officeooo:rsid="000a2ed3" officeooo:paragraph-rsid="000a2ed3"/>
    </style:style>
    <style:style style:name="P72" style:family="paragraph" style:parent-style-name="Standard" style:list-style-name="L3">
      <style:text-properties officeooo:rsid="000bbd8b" officeooo:paragraph-rsid="000bbd8b"/>
    </style:style>
    <style:style style:name="P73" style:family="paragraph" style:parent-style-name="Standard" style:list-style-name="L3">
      <style:text-properties officeooo:rsid="000bbd8b" officeooo:paragraph-rsid="00124d49"/>
    </style:style>
    <style:style style:name="P74" style:family="paragraph" style:parent-style-name="Standard" style:list-style-name="L3">
      <style:text-properties officeooo:rsid="000bbd8b" officeooo:paragraph-rsid="00285b6b"/>
    </style:style>
    <style:style style:name="P75" style:family="paragraph" style:parent-style-name="Standard" style:list-style-name="L3">
      <style:text-properties officeooo:rsid="000bbd8b" officeooo:paragraph-rsid="002af545"/>
    </style:style>
    <style:style style:name="P76" style:family="paragraph" style:parent-style-name="Standard" style:list-style-name="L3">
      <style:text-properties officeooo:rsid="000bbd8b" officeooo:paragraph-rsid="002b5d4b"/>
    </style:style>
    <style:style style:name="P77" style:family="paragraph" style:parent-style-name="Standard" style:list-style-name="L3">
      <style:text-properties officeooo:rsid="000bbd8b" officeooo:paragraph-rsid="002c8cc1"/>
    </style:style>
    <style:style style:name="P78" style:family="paragraph" style:parent-style-name="Standard" style:list-style-name="L3">
      <style:text-properties officeooo:rsid="000da350" officeooo:paragraph-rsid="000da350"/>
    </style:style>
    <style:style style:name="P79" style:family="paragraph" style:parent-style-name="Standard" style:list-style-name="L3">
      <style:text-properties officeooo:rsid="000da350" officeooo:paragraph-rsid="00276641"/>
    </style:style>
    <style:style style:name="P80" style:family="paragraph" style:parent-style-name="Standard" style:list-style-name="WW8Num23"/>
    <style:style style:name="P81" style:family="paragraph" style:parent-style-name="Standard" style:list-style-name="WW8Num23">
      <style:text-properties style:font-name="Times New Roman" fo:font-weight="normal" style:font-weight-asian="normal" style:font-weight-complex="normal"/>
    </style:style>
    <style:style style:name="P82" style:family="paragraph" style:parent-style-name="Standard" style:list-style-name="WW8Num15"/>
    <style:style style:name="P83" style:family="paragraph" style:parent-style-name="Standard">
      <style:text-properties officeooo:rsid="000fac0e" officeooo:paragraph-rsid="000fac0e"/>
    </style:style>
    <style:style style:name="P84" style:family="paragraph" style:parent-style-name="Standard">
      <style:text-properties officeooo:rsid="000fac0e" officeooo:paragraph-rsid="00108647"/>
    </style:style>
    <style:style style:name="P85" style:family="paragraph" style:parent-style-name="Standard">
      <style:text-properties officeooo:rsid="000fac0e" officeooo:paragraph-rsid="002d04dd"/>
    </style:style>
    <style:style style:name="P86" style:family="paragraph" style:parent-style-name="Standard" style:list-style-name="WW8Num24"/>
    <style:style style:name="P87" style:family="paragraph" style:parent-style-name="Standard" style:list-style-name="WW8Num24">
      <style:text-properties officeooo:paragraph-rsid="001b2ffb"/>
    </style:style>
    <style:style style:name="P88" style:family="paragraph" style:parent-style-name="Standard" style:list-style-name="WW8Num16"/>
    <style:style style:name="P89" style:family="paragraph" style:parent-style-name="Standard" style:list-style-name="WW8Num10"/>
    <style:style style:name="P90" style:family="paragraph" style:parent-style-name="Standard" style:list-style-name="WW8Num21"/>
    <style:style style:name="P91" style:family="paragraph" style:parent-style-name="Standard" style:list-style-name="L8"/>
    <style:style style:name="P92" style:family="paragraph" style:parent-style-name="Standard" style:list-style-name="L9"/>
    <style:style style:name="P93" style:family="paragraph" style:parent-style-name="Standard" style:list-style-name="L10"/>
    <style:style style:name="P94" style:family="paragraph" style:parent-style-name="Standard">
      <style:text-properties officeooo:paragraph-rsid="0015299e"/>
    </style:style>
    <style:style style:name="P95" style:family="paragraph" style:parent-style-name="Standard">
      <style:text-properties officeooo:paragraph-rsid="00158378"/>
    </style:style>
    <style:style style:name="P96" style:family="paragraph" style:parent-style-name="Standard">
      <style:text-properties officeooo:paragraph-rsid="0018e3d2"/>
    </style:style>
    <style:style style:name="P97" style:family="paragraph" style:parent-style-name="Standard">
      <style:text-properties officeooo:paragraph-rsid="001902e1"/>
    </style:style>
    <style:style style:name="P98" style:family="paragraph" style:parent-style-name="Standard">
      <style:text-properties officeooo:paragraph-rsid="001c331b"/>
    </style:style>
    <style:style style:name="P99" style:family="paragraph" style:parent-style-name="Standard">
      <style:text-properties officeooo:paragraph-rsid="001d9b4d"/>
    </style:style>
    <style:style style:name="P100" style:family="paragraph" style:parent-style-name="Standard">
      <style:text-properties officeooo:paragraph-rsid="001e503f"/>
    </style:style>
    <style:style style:name="P101" style:family="paragraph" style:parent-style-name="Standard">
      <style:text-properties fo:color="#000000" style:text-outline="false" style:text-line-through-style="none" style:font-name="Courier New2" fo:font-size="9pt" fo:font-style="normal" fo:text-shadow="none" style:text-underline-style="none" fo:font-weight="normal" officeooo:paragraph-rsid="002034bb" style:font-name-asian="Courier New2" style:font-size-asian="9pt" style:font-style-asian="normal" style:font-weight-asian="normal" style:font-name-complex="Courier New2" style:font-size-complex="9pt" style:font-style-complex="normal" style:font-weight-complex="normal" style:text-emphasize="none" style:text-overline-style="none" style:text-overline-color="font-color"/>
    </style:style>
    <style:style style:name="P102" style:family="paragraph" style:parent-style-name="Standard">
      <style:text-properties officeooo:paragraph-rsid="0022109a"/>
    </style:style>
    <style:style style:name="P103" style:family="paragraph" style:parent-style-name="Standard" style:list-style-name="L12">
      <style:text-properties officeooo:paragraph-rsid="0022109a"/>
    </style:style>
    <style:style style:name="P104" style:family="paragraph" style:parent-style-name="Standard" style:list-style-name="L12">
      <style:text-properties officeooo:paragraph-rsid="0023ea28"/>
    </style:style>
    <style:style style:name="P105" style:family="paragraph" style:parent-style-name="Standard">
      <style:text-properties officeooo:paragraph-rsid="0023ea28"/>
    </style:style>
    <style:style style:name="P106" style:family="paragraph" style:parent-style-name="Standard" style:list-style-name="WW8Num16">
      <style:paragraph-properties fo:margin-left="0.9846in" fo:margin-right="0in" fo:text-indent="-0.25in" style:auto-text-indent="false"/>
    </style:style>
    <style:style style:name="P107" style:family="paragraph" style:parent-style-name="Standard" style:list-style-name="WW8Num16">
      <style:paragraph-properties fo:margin-left="1in" fo:margin-right="0in" fo:text-indent="-0.2654in" style:auto-text-indent="false"/>
    </style:style>
    <style:style style:name="P108" style:family="paragraph" style:parent-style-name="Standard">
      <style:paragraph-properties fo:margin-left="0.5in" fo:margin-right="0in" fo:text-indent="0in" style:auto-text-indent="false"/>
    </style:style>
    <style:style style:name="P109" style:family="paragraph" style:parent-style-name="Standard">
      <style:paragraph-properties fo:margin-left="0.5in" fo:margin-right="0in" fo:text-indent="0in" style:auto-text-indent="false"/>
      <style:text-properties officeooo:paragraph-rsid="001771ac"/>
    </style:style>
    <style:style style:name="P110" style:family="paragraph" style:parent-style-name="Standard">
      <style:paragraph-properties fo:margin-left="0.5in" fo:margin-right="0in" fo:text-indent="0in" style:auto-text-indent="false"/>
      <style:text-properties officeooo:paragraph-rsid="001d9b4d"/>
    </style:style>
    <style:style style:name="P111" style:family="paragraph" style:parent-style-name="Standard">
      <style:paragraph-properties fo:text-align="start" style:justify-single-word="false" style:text-autospace="none" style:writing-mode="lr-tb"/>
      <style:text-properties fo:color="#000000" style:text-outline="false" style:text-line-through-style="none" style:font-name="Times New Roman2" fo:font-size="10pt" fo:font-style="normal" fo:text-shadow="none"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P112" style:family="paragraph" style:parent-style-name="Standard">
      <style:paragraph-properties fo:text-align="start" style:justify-single-word="false" style:text-autospace="none" style:writing-mode="lr-tb"/>
      <style:text-properties fo:color="#000000" style:text-outline="false" style:text-line-through-style="none" style:font-name="Times New Roman2" fo:font-size="10pt" fo:font-style="normal" fo:text-shadow="none" style:text-underline-style="none" fo:font-weight="normal" officeooo:paragraph-rsid="001f9b3b"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P113" style:family="paragraph" style:parent-style-name="Standard">
      <style:paragraph-properties fo:text-align="start" style:justify-single-word="false" style:text-autospace="none" style:writing-mode="lr-tb"/>
      <style:text-properties fo:color="#000000" style:text-outline="false" style:text-line-through-style="none" style:font-name="Times New Roman2" fo:font-size="10pt" fo:font-style="normal" fo:text-shadow="none" style:text-underline-style="none" fo:font-weight="normal" officeooo:paragraph-rsid="002034bb"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P114" style:family="paragraph" style:parent-style-name="Standard">
      <style:paragraph-properties fo:text-align="start" style:justify-single-word="false" style:text-autospace="none" style:writing-mode="lr-tb"/>
      <style:text-properties fo:color="#000000" style:text-outline="false" style:text-line-through-style="none" style:font-name="Times New Roman2" fo:font-size="10pt" fo:font-style="normal" fo:text-shadow="none" style:text-underline-style="none" fo:font-weight="normal" officeooo:paragraph-rsid="00219430"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P115" style:family="paragraph" style:parent-style-name="Standard">
      <style:paragraph-properties fo:text-align="start" style:justify-single-word="false" style:text-autospace="none" style:writing-mode="lr-tb"/>
      <style:text-properties fo:color="#000000" style:text-outline="false" style:text-line-through-style="none" style:font-name="Times New Roman2" fo:font-size="10pt" fo:font-style="normal" fo:text-shadow="none" style:text-underline-style="none" fo:font-weight="normal" officeooo:paragraph-rsid="0022109a"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P116" style:family="paragraph" style:parent-style-name="Standard">
      <style:paragraph-properties fo:text-align="start" style:justify-single-word="false" style:text-autospace="none" style:writing-mode="lr-tb"/>
      <style:text-properties fo:color="#000000" style:text-outline="false" style:text-line-through-style="none" style:font-name="Times New Roman2" fo:font-size="10pt" fo:font-style="normal" fo:text-shadow="none" style:text-underline-style="none" fo:font-weight="normal" officeooo:paragraph-rsid="002e11a3"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P117" style:family="paragraph" style:parent-style-name="Standard">
      <style:paragraph-properties fo:text-align="start" style:justify-single-word="false" style:text-autospace="none" style:writing-mode="lr-tb"/>
      <style:text-properties fo:color="#000000" style:text-outline="false" style:text-line-through-style="none" style:font-name="Courier New2" fo:font-size="9pt" fo:font-style="normal" fo:text-shadow="none" style:text-underline-style="none" fo:font-weight="normal" officeooo:paragraph-rsid="002034bb" style:font-name-asian="Courier New2" style:font-size-asian="9pt" style:font-style-asian="normal" style:font-weight-asian="normal" style:font-name-complex="Courier New2" style:font-size-complex="9pt" style:font-style-complex="normal" style:font-weight-complex="normal" style:text-emphasize="none" style:text-overline-style="none" style:text-overline-color="font-color"/>
    </style:style>
    <style:style style:name="P118" style:family="paragraph" style:parent-style-name="Standard">
      <style:paragraph-properties fo:text-align="start" style:justify-single-word="false" style:text-autospace="none" style:writing-mode="lr-tb"/>
      <style:text-properties fo:color="#000000" style:text-outline="false" style:text-line-through-style="none" style:font-name="Courier New2" fo:font-size="9pt" fo:font-style="normal" fo:text-shadow="none" style:text-underline-style="none" fo:font-weight="normal" officeooo:paragraph-rsid="0022109a" style:font-name-asian="Courier New2" style:font-size-asian="9pt" style:font-style-asian="normal" style:font-weight-asian="normal" style:font-name-complex="Courier New2" style:font-size-complex="9pt" style:font-style-complex="normal" style:font-weight-complex="normal" style:text-emphasize="none" style:text-overline-style="none" style:text-overline-color="font-color"/>
    </style:style>
    <style:style style:name="P119" style:family="paragraph" style:parent-style-name="Standard">
      <style:paragraph-properties fo:text-align="start" style:justify-single-word="false" style:text-autospace="none" style:writing-mode="lr-tb"/>
      <style:text-properties fo:color="#000000" style:text-outline="false" style:text-line-through-style="none" style:font-name="Courier New2" fo:font-size="9pt" fo:font-style="normal" fo:text-shadow="none" style:text-underline-style="none" fo:font-weight="normal" officeooo:paragraph-rsid="002e11a3" style:font-name-asian="Courier New2" style:font-size-asian="9pt" style:font-style-asian="normal" style:font-weight-asian="normal" style:font-name-complex="Courier New2" style:font-size-complex="9pt" style:font-style-complex="normal" style:font-weight-complex="normal" style:text-emphasize="none" style:text-overline-style="none" style:text-overline-color="font-color"/>
    </style:style>
    <style:style style:name="P120" style:family="paragraph" style:parent-style-name="Standard">
      <style:paragraph-properties fo:text-align="start" style:justify-single-word="false" style:text-autospace="none" style:writing-mode="lr-tb"/>
      <style:text-properties fo:color="#000000" style:text-outline="false" style:text-line-through-style="none" style:font-name="Times New Roman1" fo:font-size="10pt" fo:font-style="normal" fo:text-shadow="none" style:text-underline-style="none" fo:font-weight="normal" officeooo:paragraph-rsid="00219430"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P121" style:family="paragraph" style:parent-style-name="Standard">
      <style:paragraph-properties fo:text-align="start" style:justify-single-word="false" style:text-autospace="none" style:writing-mode="lr-tb"/>
      <style:text-properties fo:font-size="10pt" officeooo:paragraph-rsid="00219430" style:font-size-asian="10pt" style:font-size-complex="10pt"/>
    </style:style>
    <style:style style:name="P122" style:family="paragraph" style:parent-style-name="Heading_20_2">
      <style:text-properties officeooo:rsid="000a2ed3" officeooo:paragraph-rsid="000a2ed3"/>
    </style:style>
    <style:style style:name="P123" style:family="paragraph" style:parent-style-name="Heading_20_2">
      <style:text-properties officeooo:rsid="000fac0e" officeooo:paragraph-rsid="000fac0e"/>
    </style:style>
    <style:style style:name="P124" style:family="paragraph" style:parent-style-name="Heading_20_2">
      <style:text-properties style:font-name="Courier New2"/>
    </style:style>
    <style:style style:name="P125" style:family="paragraph" style:parent-style-name="Heading_20_2">
      <style:text-properties officeooo:paragraph-rsid="0022109a"/>
    </style:style>
    <style:style style:name="P126" style:family="paragraph" style:parent-style-name="Contents_20_3">
      <style:paragraph-properties>
        <style:tab-stops>
          <style:tab-stop style:position="6.65in" style:type="right" style:leader-style="dotted" style:leader-text="."/>
        </style:tab-stops>
      </style:paragraph-properties>
    </style:style>
    <style:style style:name="P127" style:family="paragraph" style:parent-style-name="Heading_20_1">
      <style:text-properties style:font-name="Arial" fo:font-size="16pt" style:font-size-asian="14pt" style:font-size-complex="16pt"/>
    </style:style>
    <style:style style:name="P128" style:family="paragraph" style:parent-style-name="Heading_20_1">
      <style:paragraph-properties fo:margin-left="0in" fo:margin-right="0in" fo:text-indent="0in" style:auto-text-indent="false" fo:break-before="page"/>
    </style:style>
    <style:style style:name="P129" style:family="paragraph" style:parent-style-name="Heading_20_3">
      <style:text-properties officeooo:paragraph-rsid="001c331b"/>
    </style:style>
    <style:style style:name="P130" style:family="paragraph" style:parent-style-name="Heading_20_3">
      <style:text-properties officeooo:paragraph-rsid="001d9b4d"/>
    </style:style>
    <style:style style:name="P131" style:family="paragraph" style:parent-style-name="Heading_20_3">
      <style:paragraph-properties fo:margin-left="0.5in" fo:margin-right="0in" fo:text-indent="-0.5in" style:auto-text-indent="false"/>
    </style:style>
    <style:style style:name="P132" style:family="paragraph" style:parent-style-name="Contents_20_1">
      <style:paragraph-properties>
        <style:tab-stops>
          <style:tab-stop style:position="6.65in" style:type="right" style:leader-style="dotted" style:leader-text="."/>
        </style:tab-stops>
      </style:paragraph-properties>
    </style:style>
    <style:style style:name="P133" style:family="paragraph" style:parent-style-name="Contents_20_2">
      <style:paragraph-properties>
        <style:tab-stops>
          <style:tab-stop style:position="6.65in" style:type="right" style:leader-style="dotted" style:leader-text="."/>
        </style:tab-stops>
      </style:paragraph-properties>
    </style:style>
    <style:style style:name="P134" style:family="paragraph" style:parent-style-name="My_5f_code" style:list-style-name="L8"/>
    <style:style style:name="P135" style:family="paragraph" style:parent-style-name="List_20_Indent" style:list-style-name="List_20_1"/>
    <style:style style:name="P136" style:family="paragraph" style:parent-style-name="List_20_Indent" style:list-style-name="List_20_1">
      <style:text-properties officeooo:paragraph-rsid="002584f1"/>
    </style:style>
    <style:style style:name="P137" style:family="paragraph" style:parent-style-name="List_20_Indent" style:list-style-name="List_20_1">
      <style:text-properties officeooo:paragraph-rsid="0029b77e"/>
    </style:style>
    <style:style style:name="P138" style:family="paragraph" style:parent-style-name="List_20_Indent" style:list-style-name="L4"/>
    <style:style style:name="P139" style:family="paragraph" style:parent-style-name="List_20_Indent" style:list-style-name="L5"/>
    <style:style style:name="P140" style:family="paragraph" style:parent-style-name="List_20_Indent" style:list-style-name="L6"/>
    <style:style style:name="P141" style:family="paragraph" style:parent-style-name="List_20_Indent" style:list-style-name="L6">
      <style:text-properties officeooo:paragraph-rsid="001433d8"/>
    </style:style>
    <style:style style:name="P142" style:family="paragraph" style:parent-style-name="List_20_Indent" style:list-style-name="L7"/>
    <style:style style:name="P143" style:family="paragraph" style:parent-style-name="List_20_Indent" style:list-style-name="L11"/>
    <style:style style:name="P144" style:family="paragraph" style:parent-style-name="Table_20_Contents">
      <style:text-properties style:font-name="Courier New2" officeooo:paragraph-rsid="001902e1"/>
    </style:style>
    <style:style style:name="P145" style:family="paragraph" style:parent-style-name="Table_20_Contents">
      <style:paragraph-properties fo:text-align="start" style:justify-single-word="false"/>
      <style:text-properties style:font-name="Courier New2" fo:font-size="10pt" officeooo:paragraph-rsid="001c9acf" style:font-size-asian="10pt" style:font-size-complex="10pt"/>
    </style:style>
    <style:style style:name="P146" style:family="paragraph" style:parent-style-name="Table_20_Contents">
      <style:paragraph-properties fo:text-align="start" style:justify-single-word="false"/>
      <style:text-properties style:font-name="Courier New2" fo:font-size="10pt" officeooo:paragraph-rsid="001cdaf5" style:font-size-asian="10pt" style:font-size-complex="10pt"/>
    </style:style>
    <style:style style:name="P147" style:family="paragraph" style:parent-style-name="Table_20_Contents">
      <style:paragraph-properties fo:text-align="start" style:justify-single-word="false"/>
      <style:text-properties style:font-name="Courier New2" fo:font-size="10pt" officeooo:paragraph-rsid="001ce2a3" style:font-size-asian="10pt" style:font-size-complex="10pt"/>
    </style:style>
    <style:style style:name="P148" style:family="paragraph" style:parent-style-name="Table_20_Contents">
      <style:paragraph-properties fo:text-align="start" style:justify-single-word="false"/>
      <style:text-properties style:font-name="Courier New2" fo:font-size="9pt" officeooo:paragraph-rsid="0022109a" style:font-size-asian="9pt" style:font-size-complex="9pt"/>
    </style:style>
    <style:style style:name="P149" style:family="paragraph" style:parent-style-name="Table_20_Contents">
      <style:text-properties fo:font-size="10pt" officeooo:paragraph-rsid="001902e1" style:font-size-asian="10pt" style:font-size-complex="10pt"/>
    </style:style>
    <style:style style:name="P150" style:family="paragraph" style:parent-style-name="Table_20_Contents">
      <style:text-properties fo:font-size="10pt" officeooo:paragraph-rsid="001a1272" style:font-size-asian="10pt" style:font-size-complex="10pt"/>
    </style:style>
    <style:style style:name="P151" style:family="paragraph" style:parent-style-name="Table_20_Contents">
      <style:paragraph-properties style:snap-to-layout-grid="false"/>
      <style:text-properties fo:font-size="10pt" style:font-size-asian="10pt" style:font-size-complex="10pt"/>
    </style:style>
    <style:style style:name="P152" style:family="paragraph" style:parent-style-name="Table_20_Contents">
      <style:paragraph-properties style:snap-to-layout-grid="false"/>
      <style:text-properties fo:font-size="10pt" officeooo:paragraph-rsid="001b2ffb" style:font-size-asian="10pt" style:font-size-complex="10pt"/>
    </style:style>
    <style:style style:name="P153" style:family="paragraph" style:parent-style-name="Table_20_Contents">
      <style:paragraph-properties fo:text-align="start" style:justify-single-word="false"/>
      <style:text-properties fo:font-size="10pt" officeooo:paragraph-rsid="001c9acf" style:font-size-asian="10pt" style:font-size-complex="10pt"/>
    </style:style>
    <style:style style:name="P154" style:family="paragraph" style:parent-style-name="Table_20_Contents">
      <style:paragraph-properties fo:text-align="start" style:justify-single-word="false"/>
      <style:text-properties fo:font-size="10pt" officeooo:paragraph-rsid="001cdaf5" style:font-size-asian="10pt" style:font-size-complex="10pt"/>
    </style:style>
    <style:style style:name="P155" style:family="paragraph" style:parent-style-name="Table_20_Contents">
      <style:paragraph-properties fo:text-align="start" style:justify-single-word="false"/>
      <style:text-properties fo:font-size="10pt" officeooo:paragraph-rsid="001ce2a3" style:font-size-asian="10pt" style:font-size-complex="10pt"/>
    </style:style>
    <style:style style:name="P156" style:family="paragraph" style:parent-style-name="Table_20_Contents">
      <style:text-properties fo:font-size="10pt" officeooo:paragraph-rsid="001a1272" style:font-size-asian="8.75pt" style:font-size-complex="10pt"/>
    </style:style>
    <style:style style:name="P157" style:family="paragraph" style:parent-style-name="Table_20_Contents">
      <style:text-properties officeooo:paragraph-rsid="001a1272"/>
    </style:style>
    <style:style style:name="P158" style:family="paragraph" style:parent-style-name="Table_20_Contents">
      <style:paragraph-properties fo:text-align="start" style:justify-single-word="false"/>
      <style:text-properties fo:font-size="9pt" officeooo:paragraph-rsid="0022109a" style:font-size-asian="9pt" style:font-size-complex="9pt"/>
    </style:style>
    <style:style style:name="P159" style:family="paragraph" style:parent-style-name="List_20_2" style:list-style-name="WW8Num23">
      <style:text-properties style:font-name="Times New Roman"/>
    </style:style>
    <style:style style:name="P160" style:family="paragraph" style:parent-style-name="Table_20_index_20_1">
      <style:paragraph-properties>
        <style:tab-stops>
          <style:tab-stop style:position="6.65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style:text-position="super 58%"/>
    </style:style>
    <style:style style:name="T3" style:family="text">
      <style:text-properties style:text-position="super 58%" style:font-name="Times New Roman1" style:font-name-asian="Times New Roman" style:font-name-complex="Times New Roman"/>
    </style:style>
    <style:style style:name="T4" style:family="text">
      <style:text-properties style:text-position="super 58%" officeooo:rsid="001c331b"/>
    </style:style>
    <style:style style:name="T5" style:family="text">
      <style:text-properties style:text-position="super 58%" officeooo:rsid="002034bb"/>
    </style:style>
    <style:style style:name="T6" style:family="text">
      <style:text-properties style:font-name="Courier New" style:font-name-complex="Courier New"/>
    </style:style>
    <style:style style:name="T7" style:family="text">
      <style:text-properties fo:color="#000000" style:text-outline="false" style:text-line-through-style="none" style:font-name="Courier New2" fo:font-size="12pt" fo:font-style="italic" fo:text-shadow="none" style:text-underline-style="none" fo:font-weight="normal" style:font-name-asian="Courier New2" style:font-size-asian="12pt" style:font-style-asian="italic" style:font-weight-asian="normal" style:font-name-complex="Courier New2" style:font-size-complex="12pt" style:font-style-complex="italic" style:font-weight-complex="normal" style:text-emphasize="none" style:text-overline-style="none" style:text-overline-color="font-color"/>
    </style:style>
    <style:style style:name="T8" style:family="text">
      <style:text-properties fo:color="#000000" style:text-outline="false" style:text-line-through-style="none" style:font-name="Courier New2" fo:font-style="normal" fo:text-shadow="none" style:text-underline-style="none" fo:font-weight="normal" style:font-name-asian="Courier New2" style:font-style-asian="normal" style:font-weight-asian="normal" style:font-name-complex="Courier New2"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font-name="Courier New2" fo:font-size="10pt" fo:font-style="normal" fo:text-shadow="none" style:text-underline-style="none" fo:font-weight="normal" style:font-name-asian="Courier New2" style:font-size-asian="10pt" style:font-style-asian="normal" style:font-weight-asian="normal" style:font-name-complex="Courier New2" style:font-size-complex="10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Times New Roman2" fo:font-style="normal" fo:text-shadow="none" style:text-underline-style="none" fo:font-weight="normal" style:font-name-asian="Times New Roman2" style:font-style-asian="normal" style:font-weight-asian="normal" style:font-name-complex="Times New Roman2"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Times New Roman2" fo:font-style="normal" fo:text-shadow="none" style:text-underline-style="none" fo:font-weight="normal" officeooo:rsid="00219430" style:font-name-asian="Times New Roman2" style:font-style-asian="normal" style:font-weight-asian="normal" style:font-name-complex="Times New Roman2"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Times New Roman2" fo:font-size="10pt" fo:font-style="normal" fo:text-shadow="none"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Times New Roman1"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14" style:family="text">
      <style:text-properties fo:color="#000000" style:text-outline="false" style:text-line-through-style="none" style:font-name="Times New Roman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overline-style="none" style:text-overline-color="font-color"/>
    </style:style>
    <style:style style:name="T15" style:family="text">
      <style:text-properties fo:color="#000000" style:text-outline="false" style:text-line-through-style="none" style:text-position="41% 100%" style:font-name="Times New Roman2" fo:font-style="normal" fo:text-shadow="none" style:text-underline-style="none" fo:font-weight="normal" style:font-name-asian="Times New Roman2" style:font-style-asian="normal" style:font-weight-asian="normal" style:font-name-complex="Times New Roman2" style:font-style-complex="normal" style:font-weight-complex="normal" style:text-emphasize="none" style:text-overline-style="none" style:text-overline-color="font-color"/>
    </style:style>
    <style:style style:name="T16" style:family="text">
      <style:text-properties fo:color="#000000" style:text-outline="false" style:text-line-through-style="none" style:font-name="Times New Roman" fo:font-size="10pt" fo:font-style="normal" fo:text-shadow="none" style:text-underline-style="none" fo:font-weight="normal" style:font-name-asian="Courier New2" style:font-size-asian="10pt" style:font-style-asian="normal" style:font-weight-asian="normal" style:font-name-complex="Courier New2" style:font-size-complex="10pt" style:font-style-complex="normal" style:font-weight-complex="normal" style:text-emphasize="none" style:text-overline-style="none" style:text-overline-color="font-color"/>
    </style:style>
    <style:style style:name="T17" style:family="text">
      <style:text-properties fo:color="#000000"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18" style:family="text">
      <style:text-properties fo:color="#000000" style:text-outline="false" style:text-line-through-style="none" fo:font-size="10pt" fo:font-style="normal" fo:text-shadow="none" style:text-underline-style="none" fo:font-weight="normal" style:font-name-asian="Times New Roman2" style:font-size-asian="10pt" style:font-style-asian="normal" style:font-weight-asian="normal" style:font-size-complex="10pt" style:font-style-complex="normal" style:font-weight-complex="normal" style:text-emphasize="none" style:text-overline-style="none" style:text-overline-color="font-color"/>
    </style:style>
    <style:style style:name="T19" style:family="text">
      <style:text-properties fo:color="#000000" style:text-outline="false" style:text-line-through-style="none" fo:font-size="10pt" fo:font-style="normal" fo:text-shadow="none" style:text-underline-style="none" fo:font-weight="normal" style:font-name-asian="Times New Roman1" style:font-size-asian="10pt" style:font-style-asian="normal" style:font-weight-asian="normal" style:font-size-complex="10pt" style:font-style-complex="normal" style:font-weight-complex="normal" style:text-emphasize="none" style:text-overline-style="none" style:text-overline-color="font-color"/>
    </style:style>
    <style:style style:name="T20" style:family="text">
      <style:text-properties fo:color="#000000" style:text-outline="false" style:text-line-through-style="none" fo:font-size="10pt" fo:font-style="normal" fo:text-shadow="none" style:text-underline-style="none" fo:font-weight="normal" style:font-name-asian="Courier New2" style:font-size-asian="10pt" style:font-style-asian="normal" style:font-weight-asian="normal" style:font-size-complex="10pt" style:font-style-complex="normal" style:font-weight-complex="normal" style:text-emphasize="none" style:text-overline-style="none" style:text-overline-color="font-color"/>
    </style:style>
    <style:style style:name="T21" style:family="text">
      <style:text-properties fo:color="#000000" style:text-outline="false" style:text-line-through-style="none" fo:font-style="normal" fo:text-shadow="none" style:text-underline-style="none" fo:font-weight="normal" style:font-name-asian="Times New Roman2" style:font-style-asian="normal" style:font-weight-asian="normal" style:font-style-complex="normal" style:font-weight-complex="normal" style:text-emphasize="none" style:text-overline-style="none" style:text-overline-color="font-color"/>
    </style:style>
    <style:style style:name="T22" style:family="text">
      <style:text-properties style:font-name="Times New Roman"/>
    </style:style>
    <style:style style:name="T23" style:family="text">
      <style:text-properties style:font-name="Times New Roman" style:font-name-complex="Courier New"/>
    </style:style>
    <style:style style:name="T24" style:family="text">
      <style:text-properties style:font-name="Times New Roman" fo:font-weight="bold" style:font-weight-asian="bold" style:font-weight-complex="bold"/>
    </style:style>
    <style:style style:name="T25" style:family="text">
      <style:text-properties style:font-name="Times New Roman" fo:font-weight="normal" style:font-weight-asian="normal" style:font-weight-complex="normal"/>
    </style:style>
    <style:style style:name="T26" style:family="text">
      <style:text-properties style:font-name="Times New Roman" officeooo:rsid="001433d8"/>
    </style:style>
    <style:style style:name="T27" style:family="text">
      <style:text-properties style:text-outline="false" style:text-line-through-style="none" style:font-name="Times New Roman1"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28" style:family="text">
      <style:text-properties style:text-outline="false" style:text-line-through-style="none" style:font-name="Courier New2" fo:font-size="12pt" fo:font-style="italic" fo:text-shadow="none" style:text-underline-style="none" fo:font-weight="normal" style:font-name-asian="Courier New2" style:font-size-asian="12pt" style:font-style-asian="italic" style:font-weight-asian="normal" style:font-name-complex="Courier New2" style:font-size-complex="12pt" style:font-style-complex="italic" style:font-weight-complex="normal" style:text-emphasize="none" style:text-overline-style="none" style:text-overline-color="font-color"/>
    </style:style>
    <style:style style:name="T29" style:family="text">
      <style:text-properties style:text-position="0% 100%" style:font-name="Times New Roman1" style:font-name-asian="Times New Roman" style:font-name-complex="Times New Roman"/>
    </style:style>
    <style:style style:name="T30" style:family="text">
      <style:text-properties fo:font-size="9pt" fo:font-style="normal" style:font-size-asian="9pt" style:font-style-asian="normal" style:font-style-complex="normal"/>
    </style:style>
    <style:style style:name="T31" style:family="text">
      <style:text-properties fo:font-size="9pt" style:font-size-asian="9pt" style:font-size-complex="9pt"/>
    </style:style>
    <style:style style:name="T32" style:family="text">
      <style:text-properties fo:color="#181615" style:text-outline="false" style:text-line-through-style="none" style:font-name="Courier New2" fo:font-style="normal" fo:text-shadow="none" style:text-underline-style="none" fo:font-weight="normal" style:font-name-asian="Courier New2" style:font-style-asian="normal" style:font-weight-asian="normal" style:font-name-complex="Courier New2" style:font-style-complex="normal" style:font-weight-complex="normal" style:text-emphasize="none" style:text-overline-style="none" style:text-overline-color="font-color"/>
    </style:style>
    <style:style style:name="T33" style:family="text">
      <style:text-properties fo:color="#181615" style:text-outline="false" style:text-line-through-style="none" style:font-name="Courier New2" fo:font-style="normal" fo:text-shadow="none" style:text-underline-style="none" fo:font-weight="normal" style:font-name-asian="Times New Roman2" style:font-style-asian="normal" style:font-weight-asian="normal" style:font-name-complex="Times New Roman2" style:font-style-complex="normal" style:font-weight-complex="normal" style:text-emphasize="none" style:text-overline-style="none" style:text-overline-color="font-color"/>
    </style:style>
    <style:style style:name="T34" style:family="text">
      <style:text-properties fo:color="#181615" style:text-outline="false" style:text-line-through-style="none" style:font-name="Times New Roman2" fo:font-style="normal" fo:text-shadow="none" style:text-underline-style="none" fo:font-weight="normal" style:font-name-asian="Times New Roman2" style:font-style-asian="normal" style:font-weight-asian="normal" style:font-name-complex="Times New Roman2" style:font-style-complex="normal" style:font-weight-complex="normal" style:text-emphasize="none" style:text-overline-style="none" style:text-overline-color="font-color"/>
    </style:style>
    <style:style style:name="T35" style:family="text">
      <style:text-properties style:font-name="Courier New2"/>
    </style:style>
    <style:style style:name="T36" style:family="text">
      <style:text-properties style:font-name="Courier New2" style:font-name-asian="Courier New2" style:font-name-complex="Courier New2"/>
    </style:style>
    <style:style style:name="T37" style:family="text">
      <style:text-properties style:font-name="Courier New2" fo:font-size="10pt" style:font-size-asian="10pt" style:font-size-complex="10pt"/>
    </style:style>
    <style:style style:name="T38" style:family="text">
      <style:text-properties style:font-name="Courier New2" fo:font-size="10pt" fo:font-weight="normal" style:font-size-asian="10pt" style:font-weight-asian="normal" style:font-size-complex="10pt" style:font-weight-complex="normal"/>
    </style:style>
    <style:style style:name="T39" style:family="text">
      <style:text-properties style:font-name="Courier New2" fo:font-style="normal" style:font-style-asian="normal" style:font-style-complex="normal"/>
    </style:style>
    <style:style style:name="T40" style:family="text">
      <style:text-properties style:font-name="Courier New2" fo:font-style="normal" fo:font-weight="bold" style:font-style-asian="normal" style:font-weight-asian="bold" style:font-style-complex="normal" style:font-weight-complex="bold"/>
    </style:style>
    <style:style style:name="T41" style:family="text">
      <style:text-properties style:font-name="Courier New2" fo:font-size="12pt" style:font-size-asian="10.5pt" style:font-size-complex="10pt"/>
    </style:style>
    <style:style style:name="T42" style:family="text">
      <style:text-properties fo:font-size="12pt" style:font-size-asian="12pt" style:font-size-complex="12pt"/>
    </style:style>
    <style:style style:name="T43" style:family="text">
      <style:text-properties fo:font-size="12pt" style:font-size-asian="10.5pt"/>
    </style:style>
    <style:style style:name="T44" style:family="text">
      <style:text-properties fo:font-size="12pt" style:font-size-asian="10.5pt" style:font-size-complex="12pt"/>
    </style:style>
    <style:style style:name="T45" style:family="text">
      <style:text-properties fo:font-size="12pt" fo:font-style="italic" style:font-size-asian="10.5pt" style:font-style-asian="italic" style:font-style-complex="italic"/>
    </style:style>
    <style:style style:name="T46" style:family="text">
      <style:text-properties fo:font-size="12pt" style:text-underline-style="none" style:font-size-asian="10.5pt"/>
    </style:style>
    <style:style style:name="T47" style:family="text">
      <style:text-properties fo:font-size="10pt" style:font-size-asian="10pt"/>
    </style:style>
    <style:style style:name="T48" style:family="text">
      <style:text-properties fo:font-size="10pt" style:font-size-asian="10pt" style:font-size-complex="10pt"/>
    </style:style>
    <style:style style:name="T49" style:family="text">
      <style:text-properties fo:font-size="10pt" officeooo:rsid="001a1272" style:font-size-asian="10pt" style:font-size-complex="10pt"/>
    </style:style>
    <style:style style:name="T50" style:family="text">
      <style:text-properties fo:font-size="10pt" fo:font-weight="normal" style:font-size-asian="10pt" style:font-weight-asian="normal" style:font-size-complex="10pt" style:font-weight-complex="normal"/>
    </style:style>
    <style:style style:name="T51" style:family="text">
      <style:text-properties style:font-size-complex="10pt"/>
    </style:style>
    <style:style style:name="T52" style:family="text">
      <style:text-properties fo:font-style="italic" style:font-style-asian="italic" style:font-style-complex="italic"/>
    </style:style>
    <style:style style:name="T53" style:family="text">
      <style:text-properties fo:font-style="italic" style:text-underline-style="solid" style:text-underline-width="auto" style:text-underline-color="font-color" style:font-style-asian="italic" style:font-style-complex="italic"/>
    </style:style>
    <style:style style:name="T54" style:family="text">
      <style:text-properties fo:font-weight="bold" style:font-weight-asian="bold" style:font-weight-complex="bold"/>
    </style:style>
    <style:style style:name="T55" style:family="text">
      <style:text-properties fo:font-weight="bold" officeooo:rsid="001167ca" style:font-weight-asian="bold" style:font-weight-complex="bold"/>
    </style:style>
    <style:style style:name="T56" style:family="text">
      <style:text-properties fo:font-weight="normal" style:font-weight-asian="normal" style:font-weight-complex="normal"/>
    </style:style>
    <style:style style:name="T57" style:family="text">
      <style:text-properties style:font-name-asian="Courier New2"/>
    </style:style>
    <style:style style:name="T58" style:family="text">
      <style:text-properties fo:color="#ffffff" fo:font-weight="bold" style:font-weight-asian="bold" style:font-weight-complex="bold"/>
    </style:style>
    <style:style style:name="T59" style:family="text">
      <style:text-properties officeooo:rsid="000a2ed3"/>
    </style:style>
    <style:style style:name="T60" style:family="text">
      <style:text-properties officeooo:rsid="000bbd8b"/>
    </style:style>
    <style:style style:name="T61" style:family="text">
      <style:text-properties officeooo:rsid="000c92b7"/>
    </style:style>
    <style:style style:name="T62" style:family="text">
      <style:text-properties officeooo:rsid="000e8ab1"/>
    </style:style>
    <style:style style:name="T63" style:family="text">
      <style:text-properties officeooo:rsid="000fac0e"/>
    </style:style>
    <style:style style:name="T64" style:family="text">
      <style:text-properties officeooo:rsid="00108647"/>
    </style:style>
    <style:style style:name="T65" style:family="text">
      <style:text-properties officeooo:rsid="001167ca"/>
    </style:style>
    <style:style style:name="T66" style:family="text">
      <style:text-properties officeooo:rsid="00124d49"/>
    </style:style>
    <style:style style:name="T67" style:family="text">
      <style:text-properties officeooo:rsid="0014042b"/>
    </style:style>
    <style:style style:name="T68" style:family="text">
      <style:text-properties officeooo:rsid="001433d8"/>
    </style:style>
    <style:style style:name="T69" style:family="text">
      <style:text-properties officeooo:rsid="0015299e"/>
    </style:style>
    <style:style style:name="T70" style:family="text">
      <style:text-properties officeooo:rsid="00158378"/>
    </style:style>
    <style:style style:name="T71" style:family="text">
      <style:text-properties officeooo:rsid="001771ac"/>
    </style:style>
    <style:style style:name="T72" style:family="text">
      <style:text-properties officeooo:rsid="0018e3d2"/>
    </style:style>
    <style:style style:name="T73" style:family="text">
      <style:text-properties officeooo:rsid="001902e1"/>
    </style:style>
    <style:style style:name="T74" style:family="text">
      <style:text-properties officeooo:rsid="001a1272"/>
    </style:style>
    <style:style style:name="T75" style:family="text">
      <style:text-properties officeooo:rsid="001b2ffb"/>
    </style:style>
    <style:style style:name="T76" style:family="text">
      <style:text-properties style:font-name="Courier New2"/>
    </style:style>
    <style:style style:name="T77" style:family="text">
      <style:text-properties style:font-name="Courier New2" officeooo:rsid="001b2ffb"/>
    </style:style>
    <style:style style:name="T78" style:family="text">
      <style:text-properties officeooo:rsid="001c331b"/>
    </style:style>
    <style:style style:name="T79" style:family="text">
      <style:text-properties officeooo:rsid="001c9acf"/>
    </style:style>
    <style:style style:name="T80" style:family="text">
      <style:text-properties officeooo:rsid="001cdaf5"/>
    </style:style>
    <style:style style:name="T81" style:family="text">
      <style:text-properties officeooo:rsid="001ce2a3"/>
    </style:style>
    <style:style style:name="T82" style:family="text">
      <style:text-properties officeooo:rsid="001d9b4d"/>
    </style:style>
    <style:style style:name="T83" style:family="text">
      <style:text-properties officeooo:rsid="001e503f"/>
    </style:style>
    <style:style style:name="T84" style:family="text">
      <style:text-properties officeooo:rsid="001f9b3b"/>
    </style:style>
    <style:style style:name="T85" style:family="text">
      <style:text-properties officeooo:rsid="002034bb"/>
    </style:style>
    <style:style style:name="T86" style:family="text">
      <style:text-properties officeooo:rsid="00219430"/>
    </style:style>
    <style:style style:name="T87" style:family="text">
      <style:text-properties style:font-name="Times New Roman2" officeooo:rsid="00219430" style:font-name-asian="Times New Roman2" style:font-name-complex="Times New Roman2"/>
    </style:style>
    <style:style style:name="T88" style:family="text">
      <style:text-properties officeooo:rsid="0022109a"/>
    </style:style>
    <style:style style:name="T89" style:family="text">
      <style:text-properties officeooo:rsid="0023ea28"/>
    </style:style>
    <style:style style:name="T90" style:family="text">
      <style:text-properties officeooo:rsid="00249cd6"/>
    </style:style>
    <style:style style:name="T91" style:family="text">
      <style:text-properties officeooo:rsid="0024dee5"/>
    </style:style>
    <style:style style:name="T92" style:family="text">
      <style:text-properties officeooo:rsid="002584f1"/>
    </style:style>
    <style:style style:name="T93" style:family="text">
      <style:text-properties officeooo:rsid="002637bc"/>
    </style:style>
    <style:style style:name="T94" style:family="text">
      <style:text-properties officeooo:rsid="00276641"/>
    </style:style>
    <style:style style:name="T95" style:family="text">
      <style:text-properties officeooo:rsid="00285b6b"/>
    </style:style>
    <style:style style:name="T96" style:family="text">
      <style:text-properties officeooo:rsid="0029b77e"/>
    </style:style>
    <style:style style:name="T97" style:family="text">
      <style:text-properties officeooo:rsid="002af545"/>
    </style:style>
    <style:style style:name="T98" style:family="text">
      <style:text-properties officeooo:rsid="002b5d4b"/>
    </style:style>
    <style:style style:name="T99" style:family="text">
      <style:text-properties officeooo:rsid="002c8cc1"/>
    </style:style>
    <style:style style:name="T100" style:family="text">
      <style:text-properties officeooo:rsid="002d04dd"/>
    </style:style>
    <style:style style:name="T101" style:family="text">
      <style:text-properties officeooo:rsid="002e11a3"/>
    </style:style>
    <style:style style:name="T102" style:family="text"/>
    <style:style style:name="fr1" style:family="graphic" style:parent-style-name="Graphics">
      <style:graphic-properties fo:margin-left="0in" fo:margin-right="0in" fo:margin-top="0in" fo:margin-bottom="0in" style:run-through="foreground" style:wrap="none" style:vertical-pos="from-top" style:vertical-rel="paragraph" style:horizontal-pos="outside"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background-color="#ffffcc" text:dont-balance-text-columns="false" fo:margin-left="0.5in" fo:margin-right="0in" style:editable="false">
        <style:columns fo:column-count="1" fo:column-gap="0in"/>
        <style:background-image/>
      </style:section-properties>
    </style:style>
    <style:style style:name="Sect3" style:family="section">
      <style:section-properties fo:background-color="#ffffcc" text:dont-balance-text-columns="false"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4"/>
      <text:p text:style-name="Standard"/>
      <text:p text:style-name="P15"><text:subject>U-Boot Porting Guide</text:subject></text:p>
      <text:p text:style-name="P50"><text:date style:data-style-name="N37" text:date-value="2013-01-15T20:36:35.99">01/15/13</text:date></text:p>
      <text:p text:style-name="P50">Revision <text:editing-cycles>347</text:editing-cycles></text:p>
      <text:p text:style-name="My_5f_Tables_5f_Title"/>
      <text:p text:style-name="P42"><text:bookmark-start text:name="__RefHeading__523_614445243"/><text:bookmark-end text:name="__RefHeading__523_614445243"/></text:p>
      <text:table-of-content text:style-name="Sect1"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My_5f_Tables_5f_Title"/>
            <text:index-source-style text:style-name="Heding_20_2"/>
            <text:index-source-style text:style-name="My-title"/>
          </text:index-source-styles>
        </text:table-of-content-source>
        <text:index-body>
          <text:index-title text:style-name="Sect5" text:name="Table of Contents1_Head">
            <text:p text:style-name="Contents_20_Heading">TABLE OF CONTENTS</text:p>
          </text:index-title>
          <text:p text:style-name="P132"><text:a xlink:type="simple" xlink:href="#__RefHeading__26113_1203916773">1 Introduction<text:tab/>6</text:a></text:p>
          <text:p text:style-name="P133"><text:a xlink:type="simple" xlink:href="#__RefHeading__5349_1667947339">1.1 What is contained in this document?<text:tab/>6</text:a></text:p>
          <text:p text:style-name="P133"><text:a xlink:type="simple" xlink:href="#__RefHeading__5520_1401470807">1.2 Note to the Reader<text:tab/>6</text:a></text:p>
          <text:p text:style-name="P133"><text:a xlink:type="simple" xlink:href="#__RefHeading__5351_1667947339">1.3 What is U-Boot?<text:tab/>6</text:a></text:p>
          <text:p text:style-name="P133"><text:a xlink:type="simple" xlink:href="#__RefHeading__5353_1667947339">1.4 Assumptions<text:tab/>6</text:a></text:p>
          <text:p text:style-name="P133"><text:a xlink:type="simple" xlink:href="#__RefHeading__533_614445243">1.5 What has changed since SDK 2.0?<text:tab/>7</text:a></text:p>
          <text:p text:style-name="P133"><text:a xlink:type="simple" xlink:href="#__RefHeading__17085_1594723121">1.6 What has changed since SDK 2.1<text:tab/>9</text:a></text:p>
          <text:p text:style-name="P133"><text:a xlink:type="simple" xlink:href="#__RefHeading__9966_1479245494">1.7 What Has Changed Since SDK 2.2<text:tab/>10</text:a></text:p>
          <text:p text:style-name="P133"><text:a xlink:type="simple" xlink:href="#__RefHeading__13471_322103360">1.8 What Has Changed Since SDK 2.3<text:tab/>10</text:a></text:p>
          <text:p text:style-name="P133"><text:a xlink:type="simple" xlink:href="#__RefHeading__26115_1203916773">1.9 Further Information<text:tab/>12</text:a></text:p>
          <text:p text:style-name="P133"><text:a xlink:type="simple" xlink:href="#__RefHeading__5928_297229213">1.10 Feedback<text:tab/>13</text:a></text:p>
          <text:p text:style-name="P132"><text:a xlink:type="simple" xlink:href="#__RefHeading__26117_1203916773">2 Before you begin<text:tab/>13</text:a></text:p>
          <text:p text:style-name="P132"><text:a xlink:type="simple" xlink:href="#__RefHeading__26119_1203916773">3 Things NOT to do<text:tab/>13</text:a></text:p>
          <text:p text:style-name="P132"><text:a xlink:type="simple" xlink:href="#__RefHeading__5357_1667947339">4 Virtual Memory Support in U-Boot<text:tab/>14</text:a></text:p>
          <text:p text:style-name="P133"><text:a xlink:type="simple" xlink:href="#__RefHeading__26123_1203916773">4.1 Introduction to Virtual Memory<text:tab/>15</text:a></text:p>
          <text:p text:style-name="P133"><text:a xlink:type="simple" xlink:href="#__RefHeading__26125_1203916773">4.2 MIPS Translation Look-Aside Buffer<text:tab/>15</text:a></text:p>
          <text:p text:style-name="P133"><text:a xlink:type="simple" xlink:href="#__RefHeading__26127_1203916773">4.3 Relocation and 64-bit Addressing<text:tab/>16</text:a></text:p>
          <text:p text:style-name="P133"><text:a xlink:type="simple" xlink:href="#__RefHeading__26129_1203916773">4.4 Virtual Memory Effect on Device Drivers<text:tab/>16</text:a></text:p>
          <text:p text:style-name="P133"><text:a xlink:type="simple" xlink:href="#__RefHeading__26131_1203916773">4.5 Virtual Memory Example<text:tab/>17</text:a></text:p>
          <text:p text:style-name="P132"><text:a xlink:type="simple" xlink:href="#__RefHeading__27609_1203916773">5 Quick Summary of Files and Directories to be Modified<text:tab/>17</text:a></text:p>
          <text:p text:style-name="P132"><text:a xlink:type="simple" xlink:href="#__RefHeading__537_614445243">6 Porting U-Boot to New Hardware<text:tab/>18</text:a></text:p>
          <text:p text:style-name="P133"><text:a xlink:type="simple" xlink:href="#__RefHeading__5689_1007970605">6.1 PCI and PCIe Target Boards<text:tab/>21</text:a></text:p>
          <text:p text:style-name="P132"><text:a xlink:type="simple" xlink:href="#__RefHeading__17087_1594723121">7 Porting from Earlier U-Boot Versions<text:tab/>21</text:a></text:p>
          <text:p text:style-name="P133"><text:a xlink:type="simple" xlink:href="#__RefHeading__541_614445243">7.1 Porting from U-Boot 1.1.1 (SDK 2.0) to U-Boot 2011.03 (SDK 2.1)<text:tab/>21</text:a></text:p>
          <text:p text:style-name="P133"><text:a xlink:type="simple" xlink:href="#__RefHeading__17089_1594723121">7.2 Porting from SDK 2.1 to SDK 2.2<text:tab/>21</text:a></text:p>
          <text:p text:style-name="P133"><text:a xlink:type="simple" xlink:href="#__RefHeading__13473_322103360">7.3 Porting from SDK 2.2 to SDK 2.3<text:tab/>22</text:a></text:p>
          <text:p text:style-name="P133"><text:a xlink:type="simple" xlink:href="#__RefHeading__13475_322103360">7.4 Porting from SDK 2.3 to SDK 3.0<text:tab/>22</text:a></text:p>
          <text:p text:style-name="P132"><text:a xlink:type="simple" xlink:href="#__RefHeading__545_614445243">8 Porting Details<text:tab/>22</text:a></text:p>
          <text:p text:style-name="P133"><text:a xlink:type="simple" xlink:href="#__RefHeading__5824_77752684">8.1 DRAM Configuration<text:tab/>24</text:a></text:p>
          <text:p text:style-name="P126"><text:a xlink:type="simple" xlink:href="#__RefHeading__6606_1693977588">8.1.1 Editing include/configs/octeon_&lt;board_name&gt;_shared.h<text:tab/>24</text:a></text:p>
          <text:p text:style-name="P133"><text:a xlink:type="simple" xlink:href="#__RefHeading__5831_297229213">8.2 Editing include/configs/octeon_&lt;board_name&gt;.h<text:tab/>24</text:a></text:p>
          <text:p text:style-name="P132"><text:a xlink:type="simple" xlink:href="#__RefHeading__26135_1203916773">9 Building U-Boot<text:tab/>24</text:a></text:p>
          <text:p text:style-name="P132"><text:a xlink:type="simple" xlink:href="#__RefHeading__26137_1203916773">10 Debugging<text:tab/>25</text:a></text:p>
          <text:p text:style-name="P133"><text:a xlink:type="simple" xlink:href="#__RefHeading__4996_1401470807">10.1 Trap Dumps<text:tab/>26</text:a></text:p>
          <text:p text:style-name="P133"><text:a xlink:type="simple" xlink:href="#__RefHeading__6608_1693977588">10.2 NULL Pointers<text:tab/>26</text:a></text:p>
          <text:p text:style-name="P133"><text:a xlink:type="simple" xlink:href="#__RefHeading__4998_1401470807">10.3 Debugging Memory<text:tab/>26</text:a></text:p>
          <text:p text:style-name="P126"><text:a xlink:type="simple" xlink:href="#__RefHeading__5691_1007970605">10.3.1 Debugging Memory over PCI or EJTAG<text:tab/>27</text:a></text:p>
          <text:p text:style-name="P132"><text:soft-page-break/><text:a xlink:type="simple" xlink:href="#__RefHeading__26139_1203916773">11 Important Files and Directories<text:tab/>27</text:a></text:p>
          <text:p text:style-name="P133"><text:a xlink:type="simple" xlink:href="#__RefHeading__26141_1203916773">11.1 Board-Specific Files and Directories<text:tab/>27</text:a></text:p>
          <text:p text:style-name="P133"><text:a xlink:type="simple" xlink:href="#__RefHeading__4671_1401470807">11.2 The common Directory<text:tab/>28</text:a></text:p>
          <text:p text:style-name="P133"><text:a xlink:type="simple" xlink:href="#__RefHeading__4673_1401470807">11.3 The drivers directory<text:tab/>28</text:a></text:p>
          <text:p text:style-name="P133"><text:a xlink:type="simple" xlink:href="#__RefHeading__18845_1594723121">11.4 The lib directory<text:tab/>28</text:a></text:p>
          <text:p text:style-name="P133"><text:a xlink:type="simple" xlink:href="#__RefHeading__4675_1401470807">11.5 The disk Directory<text:tab/>29</text:a></text:p>
          <text:p text:style-name="P133"><text:a xlink:type="simple" xlink:href="#__RefHeading__4677_1401470807">11.6 The fs Directory<text:tab/>29</text:a></text:p>
          <text:p text:style-name="P133"><text:a xlink:type="simple" xlink:href="#__RefHeading__4679_1401470807">11.7 The include directories<text:tab/>29</text:a></text:p>
          <text:p text:style-name="P126"><text:a xlink:type="simple" xlink:href="#__RefHeading__4681_1401470807">11.7.1 arch/mips/include/asm<text:tab/>29</text:a></text:p>
          <text:p text:style-name="P126"><text:a xlink:type="simple" xlink:href="#__RefHeading__4683_1401470807">11.7.2 arch/mips/include/asm/arch-octeon<text:tab/>29</text:a></text:p>
          <text:p text:style-name="P126"><text:a xlink:type="simple" xlink:href="#__RefHeading__4685_1401470807">11.7.3 include<text:tab/>29</text:a></text:p>
          <text:p text:style-name="P126"><text:a xlink:type="simple" xlink:href="#__RefHeading__4687_1401470807">11.7.4 include/configs<text:tab/>29</text:a></text:p>
          <text:p text:style-name="P133"><text:a xlink:type="simple" xlink:href="#__RefHeading__4667_1401470807">11.8 Architecture-Specific Files and Directories<text:tab/>30</text:a></text:p>
          <text:p text:style-name="P132"><text:a xlink:type="simple" xlink:href="#__RefHeading__26766_1203916773">12 Memory Map<text:tab/>33</text:a></text:p>
          <text:p text:style-name="P132"><text:a xlink:type="simple" xlink:href="#__RefHeading__549_614445243">13 Boot Sequence<text:tab/>35</text:a></text:p>
          <text:p text:style-name="P133"><text:a xlink:type="simple" xlink:href="#__RefHeading__6609_378206495">13.1 Reset sequence in start.s<text:tab/>35</text:a></text:p>
          <text:p text:style-name="P133"><text:a xlink:type="simple" xlink:href="#__RefHeading__5826_77752684">13.2 board_init_f()<text:tab/>36</text:a></text:p>
          <text:p text:style-name="P133"><text:a xlink:type="simple" xlink:href="#__RefHeading__5828_77752684">13.3 relocate_code_octeon()<text:tab/>38</text:a></text:p>
          <text:p text:style-name="P133"><text:a xlink:type="simple" xlink:href="#__RefHeading__5830_77752684">13.4 board_init_r()<text:tab/>38</text:a></text:p>
          <text:p text:style-name="P132"><text:a xlink:type="simple" xlink:href="#__RefHeading__4659_1401470807">14 The Global Data gd data structure<text:tab/>40</text:a></text:p>
          <text:p text:style-name="P132"><text:a xlink:type="simple" xlink:href="#__RefHeading__553_614445243">15 Porting U-Boot PCI Drivers<text:tab/>40</text:a></text:p>
          <text:p text:style-name="P132"><text:a xlink:type="simple" xlink:href="#__RefHeading__26768_1203916773">16 USB EHCI Support<text:tab/>41</text:a></text:p>
          <text:p text:style-name="P132"><text:a xlink:type="simple" xlink:href="#__RefHeading__26770_1203916773">17 Adding New Commands<text:tab/>41</text:a></text:p>
          <text:p text:style-name="P132"><text:a xlink:type="simple" xlink:href="#__RefHeading__26964_1203916773">18 U-Boot Networking and TCP/IP<text:tab/>42</text:a></text:p>
          <text:p text:style-name="P132"><text:a xlink:type="simple" xlink:href="#__RefHeading__7085_352174040">19 Flat Device Tree<text:tab/>42</text:a></text:p>
          <text:p text:style-name="P126"><text:a xlink:type="simple" xlink:href="#__RefHeading__17091_1594723121">19.1.1 soc – System on Chip<text:tab/>43</text:a></text:p>
          <text:p text:style-name="P133"><text:a xlink:type="simple" xlink:href="#__RefHeading__17093_1594723121">19.2 Boot Bus Definitions in the Flat Device Tree<text:tab/>43</text:a></text:p>
          <text:p text:style-name="P126"><text:a xlink:type="simple" xlink:href="#__RefHeading__17095_1594723121">19.2.1 Compact Flash<text:tab/>49</text:a></text:p>
          <text:p text:style-name="P126"><text:a xlink:type="simple" xlink:href="#__RefHeading__10681_1479245494">19.2.2 Custom Boot Bus Devices<text:tab/>51</text:a></text:p>
          <text:p text:style-name="P133"><text:a xlink:type="simple" xlink:href="#__RefHeading__17097_1594723121">19.3 TWSI Bus Definitions<text:tab/>51</text:a></text:p>
          <text:p text:style-name="P126"><text:a xlink:type="simple" xlink:href="#__RefHeading__17099_1594723121">19.3.1 Temperature Sensors<text:tab/>51</text:a></text:p>
          <text:p text:style-name="P126"><text:a xlink:type="simple" xlink:href="#__RefHeading__17101_1594723121">19.3.2 Real-Time Clock<text:tab/>51</text:a></text:p>
          <text:p text:style-name="P126"><text:a xlink:type="simple" xlink:href="#__RefHeading__17103_1594723121">19.3.3 Board Serial EEPROM<text:tab/>52</text:a></text:p>
          <text:p text:style-name="P126"><text:a xlink:type="simple" xlink:href="#__RefHeading__17105_1594723121">19.3.4 General Purpose I/O Controllers<text:tab/>52</text:a></text:p>
          <text:p text:style-name="P126"><text:a xlink:type="simple" xlink:href="#__RefHeading__17107_1594723121">19.3.5 I2C Muxes and Switches<text:tab/>52</text:a></text:p>
          <text:p text:style-name="P126"><text:a xlink:type="simple" xlink:href="#__RefHeading__13477_322103360">19.3.6 SFP+ Modules<text:tab/>52</text:a></text:p>
          <text:p text:style-name="P133"><text:a xlink:type="simple" xlink:href="#__RefHeading__17109_1594723121">19.4 The System Management Interface (SMI)<text:tab/>52</text:a></text:p>
          <text:p text:style-name="P133"><text:a xlink:type="simple" xlink:href="#__RefHeading__17111_1594723121">19.5 PHY Configuration<text:tab/>52</text:a></text:p>
          <text:p text:style-name="P126"><text:a xlink:type="simple" xlink:href="#__RefHeading__17113_1594723121">19.5.1 Example PHY Configuration from the Embedded Planet EP6300C<text:tab/>54</text:a></text:p>
          <text:p text:style-name="P126"><text:a xlink:type="simple" xlink:href="#__RefHeading__17115_1594723121">19.5.2 Run-time PHY Pruning<text:tab/>56</text:a></text:p>
          <text:p text:style-name="P126"><text:a xlink:type="simple" xlink:href="#__RefHeading__13479_322103360">19.5.3 Vitesse PHY Initialization<text:tab/>56</text:a></text:p>
          <text:p text:style-name="P126"><text:a xlink:type="simple" xlink:href="#__RefHeading__17117_1594723121">19.5.4 Marvell PHY Initialization<text:tab/>56</text:a></text:p>
          <text:p text:style-name="P126"><text:soft-page-break/><text:a xlink:type="simple" xlink:href="#__RefHeading__17119_1594723121">19.5.5 Broadcom PHY Initialization<text:tab/>57</text:a></text:p>
          <text:p text:style-name="P133"><text:a xlink:type="simple" xlink:href="#__RefHeading__17121_1594723121">19.6 The MIX Definitions<text:tab/>57</text:a></text:p>
          <text:p text:style-name="P133"><text:a xlink:type="simple" xlink:href="#__RefHeading__17123_1594723121">19.7 The Packet Input Processor Interface (pip) Definitions<text:tab/>57</text:a></text:p>
          <text:p text:style-name="P133"><text:a xlink:type="simple" xlink:href="#__RefHeading__17125_1594723121">19.8 MDIO MUX Support<text:tab/>59</text:a></text:p>
          <text:p text:style-name="P133"><text:a xlink:type="simple" xlink:href="#__RefHeading__17127_1594723121">19.9 The UART Definitions<text:tab/>61</text:a></text:p>
          <text:p text:style-name="P133"><text:a xlink:type="simple" xlink:href="#__RefHeading__17129_1594723121">19.10 The USB Control (uctl and usbn) Definitions<text:tab/>61</text:a></text:p>
          <text:p text:style-name="P133"><text:a xlink:type="simple" xlink:href="#__RefHeading__9968_1479245494">19.11 MMC (mmc) Definitions<text:tab/>61</text:a></text:p>
          <text:p text:style-name="P132"><text:a xlink:type="simple" xlink:href="#__RefHeading__26966_1203916773">20 Command Configuration Variables<text:tab/>62</text:a></text:p>
          <text:p text:style-name="P132"><text:a xlink:type="simple" xlink:href="#__RefHeading__559_614445243">21 Configuration Variables<text:tab/>65</text:a></text:p>
          <text:p text:style-name="P132"><text:a xlink:type="simple" xlink:href="#__RefHeading__5363_1667947339">22 OCTEON Development Board Details<text:tab/>83</text:a></text:p>
          <text:p text:style-name="P133"><text:a xlink:type="simple" xlink:href="#__RefHeading__5365_1667947339">22.1 OCTEON EBB6800 Development Board<text:tab/>83</text:a></text:p>
          <text:p text:style-name="P133"><text:a xlink:type="simple" xlink:href="#__RefHeading__17131_1594723121">22.2 OCTEON EBB6600 Development Board<text:tab/>84</text:a></text:p>
          <text:p text:style-name="P126"><text:a xlink:type="simple" xlink:href="#__RefHeading__17133_1594723121">22.2.1 Special Notes<text:tab/>84</text:a></text:p>
          <text:p text:style-name="P133"><text:a xlink:type="simple" xlink:href="#__RefHeading__10683_1479245494">22.3 OCTEON EBB6100 Development Board<text:tab/>84</text:a></text:p>
          <text:p text:style-name="P133"><text:a xlink:type="simple" xlink:href="#__RefHeading__5369_1667947339">22.4 Embedded Planet EP6300C Development Board<text:tab/>85</text:a></text:p>
          <text:p text:style-name="P126"><text:a xlink:type="simple" xlink:href="#__RefHeading__5371_1667947339">22.4.1 Special Notes<text:tab/>85</text:a></text:p>
          <text:p text:style-name="P133"><text:a xlink:type="simple" xlink:href="#__RefHeading__5373_1667947339">22.5 OCTEON EBB6300 Development Board<text:tab/>86</text:a></text:p>
          <text:p text:style-name="P126"><text:a xlink:type="simple" xlink:href="#__RefHeading__5375_1667947339">22.5.1 Special Notes<text:tab/>86</text:a></text:p>
          <text:p text:style-name="P133"><text:a xlink:type="simple" xlink:href="#__RefHeading__13481_322103360">22.6 OCTEON SFF6100<text:tab/>86</text:a></text:p>
          <text:p text:style-name="P133"><text:a xlink:type="simple" xlink:href="#__RefHeading__5377_1667947339">22.7 OCTEON NIC10e_66<text:tab/>87</text:a></text:p>
          <text:p text:style-name="P126"><text:a xlink:type="simple" xlink:href="#__RefHeading__5379_1667947339">22.7.1 Special Notes<text:tab/>87</text:a></text:p>
          <text:p text:style-name="P133"><text:a xlink:type="simple" xlink:href="#__RefHeading__5002_1401470807">22.8 OCTEON NIC4e<text:tab/>87</text:a></text:p>
          <text:p text:style-name="P126"><text:a xlink:type="simple" xlink:href="#__RefHeading__5379_16679473391">22.8.1 Special Notes<text:tab/>88</text:a></text:p>
          <text:p text:style-name="P133"><text:a xlink:type="simple" xlink:href="#__RefHeading__17998_1203916773">22.9 OCTEON NIC2e<text:tab/>88</text:a></text:p>
          <text:p text:style-name="P126"><text:a xlink:type="simple" xlink:href="#__RefHeading__5379_166794733911">22.9.1 Special Notes<text:tab/>88</text:a></text:p>
          <text:p text:style-name="P133"><text:a xlink:type="simple" xlink:href="#__RefHeading__5381_1667947339">22.10 Octeon EBT5800 Development Board<text:tab/>88</text:a></text:p>
          <text:p text:style-name="P133"><text:a xlink:type="simple" xlink:href="#__RefHeading__5383_1667947339">22.11 OCTEON NICPro2<text:tab/>89</text:a></text:p>
          <text:p text:style-name="P126"><text:a xlink:type="simple" xlink:href="#__RefHeading__5385_1667947339">22.11.1 Special Notes<text:tab/>89</text:a></text:p>
          <text:p text:style-name="P133"><text:a xlink:type="simple" xlink:href="#__RefHeading__5387_1667947339">22.12 OCTEON EBH5610 Development Board<text:tab/>89</text:a></text:p>
          <text:p text:style-name="P133"><text:a xlink:type="simple" xlink:href="#__RefHeading__5389_1667947339">22.13 OCTEON EBH5600 Development Board<text:tab/>90</text:a></text:p>
          <text:p text:style-name="P126"><text:a xlink:type="simple" xlink:href="#__RefHeading__5391_1667947339">22.13.1 Special Notes<text:tab/>90</text:a></text:p>
          <text:p text:style-name="P133"><text:a xlink:type="simple" xlink:href="#__RefHeading__18000_1203916773">22.14 OCTEON CN3010 EVB HS5 Development Board<text:tab/>91</text:a></text:p>
          <text:p text:style-name="P133"><text:a xlink:type="simple" xlink:href="#__RefHeading__5622_1448123048">22.15 OCTEON Generic RAM<text:tab/>91</text:a></text:p>
        </text:index-body>
      </text:table-of-content>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5" text:name="Index of Tables1_Head">
            <text:p text:style-name="Table_20_index_20_heading">Index of Tables</text:p>
          </text:index-title>
          <text:p text:style-name="P160">Table 11.1: Common Board-Specific Files<text:tab/>27</text:p>
          <text:p text:style-name="P160">Table 11.2: arch/mips/cpu/octeon Files<text:tab/>30</text:p>
          <text:p text:style-name="P160">Table 11.3: arch/mips/cpu/octeon/commands Files<text:tab/>32</text:p>
          <text:p text:style-name="P160">Table 12.1:U-Boot Virtual Memory Map<text:tab/>33</text:p>
          <text:p text:style-name="P160">Table 19.1:Boot Bus Timing and Mode Parameters<text:tab/>47</text:p>
          <text:p text:style-name="P160">Table 19.2:Compact Flash Device Tree Parameters<text:tab/>49</text:p>
          <text:p text:style-name="P160">Table 19.3:PHY Device Tree Properties<text:tab/>52</text:p>
          <text:p text:style-name="P160"><text:soft-page-break/>Table 19.4: MMC Chip Select to reg Value<text:tab/>62</text:p>
          <text:p text:style-name="P160">Table 20.1: Command Configuration Variables<text:tab/>63</text:p>
          <text:p text:style-name="P160">Table 21.1: General Configuration Variables<text:tab/>65</text:p>
          <text:p text:style-name="P160">Table 21.2: Boot Bus Configuration and Compact Flash<text:tab/>70</text:p>
          <text:p text:style-name="P160">Table 21.3: Networking Options<text:tab/>72</text:p>
          <text:p text:style-name="P160">Table 21.4: USB Options<text:tab/>73</text:p>
          <text:p text:style-name="P160">Table 21.5: TWSI Options<text:tab/>74</text:p>
          <text:p text:style-name="P160">Table 21.6: Environment Options<text:tab/>76</text:p>
          <text:p text:style-name="P160">Table 21.7: Flash Options<text:tab/>77</text:p>
          <text:p text:style-name="P160">Table 21.8: MMC Options<text:tab/>79</text:p>
          <text:p text:style-name="P160">Table 21.9: DFM Memory Options<text:tab/>80</text:p>
          <text:p text:style-name="P160">Table 21.10: PCI Options<text:tab/>81</text:p>
          <text:p text:style-name="P160">Table 21.11: Disk Filesystem Options<text:tab/>82</text:p>
        </text:index-body>
      </text:table-index>
      <text:h text:style-name="P128" text:outline-level="1"><text:bookmark-start text:name="__RefNumPara__25985_1203916773"/><text:bookmark-start text:name="__RefHeading__26113_1203916773"/>Introduction<text:bookmark-end text:name="__RefNumPara__25985_1203916773"/><text:bookmark-end text:name="__RefHeading__26113_1203916773"/></text:h>
      <text:h text:style-name="Heading_20_2" text:outline-level="2"><text:bookmark-start text:name="__RefHeading__5349_1667947339"/>What is contained in this document?<text:bookmark-end text:name="__RefHeading__5349_1667947339"/></text:h>
      <text:p text:style-name="Standard">This document describes the process of porting U-Boot to new OCTEON<text:span text:style-name="T3">®</text:span><text:span text:style-name="T29"> hardware. It assumes that the reader is familiar with using U-Boot commands and with using the Linux operating system. It also assumes that the reader is familiar with the C programming language and has at least a basic understanding of microprocessors, the concept of virtual memory and communicating with memory-mapped I/O devices.</text:span></text:p>
      <text:p text:style-name="P18">Familiarity with previous versions of U-Boot is helpful but it is not essential.</text:p>
      <text:h text:style-name="Heading_20_2" text:outline-level="2"><text:bookmark-start text:name="__RefHeading__5520_1401470807"/>Note to the Reader<text:bookmark-end text:name="__RefHeading__5520_1401470807"/></text:h>
      <text:p text:style-name="P20">Porting U-Boot to a new board is not difficult. Getting U-Boot to boot up on a new board will likely take one to three days at the most, assuming that the board passes the Bringup and Diagnostic Kit (BDK). The number of files that actually need to be changed is generally quite small, usually a dozen or less. Most of the work is already done, it is just a matter of picking and choosing what features to use and knowing how things are connected to the boot bus and TWSI bus. The most difficult part may be configuring memory but the BDK should help determine the proper settings for the memory.</text:p>
      <text:h text:style-name="Heading_20_2" text:outline-level="2"><text:bookmark-start text:name="__RefHeading__5351_1667947339"/>What is U-Boot?<text:bookmark-end text:name="__RefHeading__5351_1667947339"/></text:h>
      <text:p text:style-name="P43">U-Boot is an open-source multi-platform boot loader maintained by Wolfgang Denk at DENX Software Engineering. It provides a command line interface for performing various operations and support for booting various operating systems. </text:p>
      <text:p text:style-name="P43">It has support for various filesystems, flash media and various I/O devices.</text:p>
      <text:p text:style-name="P43">Think of it as being equivalent to the BIOS in a PC or Macintosh.</text:p>
      <text:h text:style-name="Heading_20_2" text:outline-level="2"><text:bookmark-start text:name="__RefHeading__5353_1667947339"/>Assumptions<text:bookmark-end text:name="__RefHeading__5353_1667947339"/></text:h>
      <text:p text:style-name="Standard">This document assumes that a command is a command that is entered on the U-Boot command line and not the Linux command line unless otherwise specified.</text:p>
      <text:p text:style-name="Standard">Environment variables are specific to the U-Boot environment, not the host environment.</text:p>
      <text:p text:style-name="Standard">This document also assumes that the reader is proficient with the C programming language and has some knowledge about hardware as well as a basic understanding of the MIPS platform. It is assumed that the reader is able to understand hardware datasheets and board schematics.</text:p>
      <text:p text:style-name="Standard">All directory references are from the U-Boot directory (<text:span text:style-name="My_5f_directory_20_Char">bootloader/u-boot</text:span>) unless otherwise specified.</text:p>
      <text:h text:style-name="Heading_20_2" text:outline-level="2"><text:bookmark-start text:name="__RefHeading__533_614445243"/><text:soft-page-break/>What has changed since SDK 2.0?<text:bookmark-end text:name="__RefHeading__533_614445243"/></text:h>
      <text:p text:style-name="Standard">Many of the changes were in moving files around as a result of moving OCTEON functionality out of the core U-Boot directories. Most of the OCTEON-specific files can now be found under <text:span text:style-name="My_5f_directory_20_Char">arch/mips/cpu/octeon</text:span> and <text:span text:style-name="My_5f_directory_20_Char">arch/mips/include/asm/arch-octeon</text:span>. All of the board specific code is under <text:span text:style-name="My_5f_directory_20_Char">board/octeon</text:span> with common board specific code under <text:span text:style-name="My_5f_directory_20_Char">board/octeon/common</text:span>.</text:p>
      <text:list xml:id="list686050948" text:style-name="List_20_1">
        <text:list-item>
          <text:p text:style-name="P135">U-Boot has been upgraded from version 1.1.1 to version 2011.03. Note that U-Boot version numbers have changed. U-Boot is now released quarterly from the community with the version containing the year and month of release.</text:p>
        </text:list-item>
        <text:list-item>
          <text:p text:style-name="P135">Numerous files have been reformatted in order to support the U-Boot coding style guidelines. The U-Boot coding style is basically the same as the Linux kernel coding style. This reformatting is not yet complete and more files will likely be updated in the future. When writing code, please use the following coding style:</text:p>
          <text:list>
            <text:list-item>
              <text:p text:style-name="P135">Indentation is 8 characters, using tabs, not spaces.</text:p>
            </text:list-item>
            <text:list-item>
              <text:p text:style-name="P135">Block braces start on the same line as if/else/for/while statements.</text:p>
            </text:list-item>
            <text:list-item>
              <text:p text:style-name="P135">Lines are limited to 80 columns where it makes sense to do so.</text:p>
            </text:list-item>
          </text:list>
        </text:list-item>
      </text:list>
      <text:p text:style-name="P49">To format existing code to the U-Boot coding style, use the <text:span text:style-name="My_5f_Command_20_Char">Lindent</text:span> script included with the Linux kernel in the <text:span text:style-name="My_5f_directory_20_Char">scripts</text:span> directory.</text:p>
      <text:list xml:id="list889817038" text:continue-numbering="true" text:style-name="List_20_1">
        <text:list-item>
          <text:p text:style-name="P135">The Simple Executive source files have moved. Instead of being located in the <text:span text:style-name="My_5f_code_20_Char">lib_mips</text:span> directory, the c files are now located in <text:span text:style-name="T6">arch/mips/cpu/octeon/cvmx</text:span> and the h files are now linked under <text:span text:style-name="T6">arch/mips/include/asm/arch-octeon</text:span>. When including simple exec header files, use <text:span text:style-name="T6">&lt;asm/arch/cvmx-xxxx.h&gt;</text:span>. The <text:span text:style-name="T6">arch</text:span> directory is a symbolic link to the <text:span text:style-name="T6">arch-octeon</text:span> directory.</text:p>
        </text:list-item>
        <text:list-item>
          <text:p text:style-name="P135">The .c files for OCTEON-specific commands are now placed in the <text:span text:style-name="T6">arch/mips/cpu/octeon/</text:span><text:span text:style-name="My_5f_code_20_Char">commands</text:span><text:span text:style-name="T6"> </text:span>directory instead of the <text:span text:style-name="My_5f_code_20_Char">common</text:span> directory. New OCTEON or board specific commands should <text:span text:style-name="T52">not</text:span> be placed in the <text:span text:style-name="My_5f_code_20_Char">common</text:span> directory. Board-specific commands should be placed in the <text:span text:style-name="My_5f_directory_20_Char">board/octeon/&lt;board_name&gt;</text:span> directory. Currently there are no board-specific commands defined.</text:p>
        </text:list-item>
        <text:list-item>
          <text:p text:style-name="P135">The only OCTEON-specific file not located in these directories is <text:span text:style-name="T6">arch/mips/lib/board_octeon.c</text:span>. All of the other library files used are common to all MIPS CPUs. In the future there will be additional cleanup of <text:span text:style-name="My_5f_directory_20_Char">board_octeon.c</text:span> to make it more portable with the eventual goal of merging it with <text:span text:style-name="My_5f_code_20_Char">board.c </text:span>which is generic for all MIPS platforms. The file <text:span text:style-name="My_5f_code_20_Char">arch/mips/lib/board.c</text:span> is not used. If there were changes made to the old U-Boot <text:span text:style-name="T6">lib_mips/board.c</text:span> they may need to be applied to <text:span text:style-name="T6">arch/mips/lib/board_octeon.c</text:span><text:span text:style-name="T23"> instead.</text:span></text:p>
        </text:list-item>
        <text:list-item>
          <text:p text:style-name="P135">Support for non-OCTEON MIPS products has been removed from all of the OCTEON MIPS code. There is no longer any reason to keep it. This includes support for boards like PURPLE and INCAIP.</text:p>
        </text:list-item>
        <text:list-item>
          <text:p text:style-name="P135"><text:soft-page-break/><text:span text:style-name="My_5f_code_20_Char">CFG_CMD_&lt;command&gt;</text:span> is no longer a bitmask. Command definitions have been renamed <text:span text:style-name="My_5f_code_20_Char">CONFIG_CMD_&lt;command&gt;</text:span>. Each command must be defined individually. Command options also often control whether different files are compiled by the Makefiles.</text:p>
        </text:list-item>
        <text:list-item>
          <text:p text:style-name="P135"><text:span text:style-name="My_5f_code_20_Char">CFG_&lt;OPTION&gt;</text:span> is no longer used. Instead it is now <text:span text:style-name="My_5f_code_20_Char">CONFIG_SYS_&lt;OPTION&gt;</text:span> or <text:span text:style-name="My_5f_code_20_Char">CONFIG_&lt;OPTION&gt;</text:span> depending on what option it is. For example, <text:span text:style-name="My_5f_code_20_Char">CFG_CMD_PING</text:span> is now <text:span text:style-name="My_5f_code_20_Char">CONFIG_CMD_PING</text:span>.</text:p>
        </text:list-item>
        <text:list-item>
          <text:p text:style-name="P135">The <text:span text:style-name="My_5f_directory_20_Char">Makefile</text:span> no longer contains OCTEON board products in it. OCTEON boards are now configured in <text:span text:style-name="My_5f_directory_20_Char">boards.cfg</text:span>. There should be no reason to edit the main <text:span text:style-name="My_5f_directory_20_Char">Makefile</text:span> for adding additional boards.</text:p>
        </text:list-item>
        <text:list-item>
          <text:p text:style-name="P135">The board configuration header files have changed. Most of the common functionality is now located in <text:span text:style-name="My_5f_directory_20_Char">include/configs/octeon_common.h.</text:span> If a particular board needs to override any of these settings, it can use <text:span text:style-name="My_5f_code_20_Char">#undef &lt;OPTION&gt;</text:span> and redefine it. Some defines have been removed as they are no longer needed and many have changed, see <text:span text:style-name="My_5f_code_20_Char">CFG_&lt;OPTION&gt;</text:span> above.</text:p>
        </text:list-item>
        <text:list-item>
          <text:p text:style-name="P135">OCTEON-specific fields besides the flags have changed in <text:span text:style-name="T6">gd</text:span>. Now all OCTEON-specific fields are under <text:span text:style-name="T6">gd-&gt;ogd</text:span>. Many previous board files can be imported with minimal change, mostly changing <text:span text:style-name="T6">gd-&gt;xxx</text:span> to <text:span text:style-name="T6">gd-&gt;ogd.xxx</text:span> for OCTEON-specific fields. For example, <text:span text:style-name="My_5f_code_20_Char">gd-&gt;board_desc</text:span> is now <text:span text:style-name="My_5f_code_20_Char">gd-&gt;ogd.board_desc</text:span>.</text:p>
        </text:list-item>
        <text:list-item>
          <text:p text:style-name="P135">Additional flags have been added to <text:span text:style-name="My_5f_code_20_Char">gd-&gt;flags</text:span> and the defines have changed. These are translated into the old U-Boot format before executing simple executive applications and the Linux kernel to maintain backwards compatibility. Expect this to change in the future when U-Boot for OCTEON will be migrated to use the flat device tree. This translation occurs at run-time in the function <text:span text:style-name="My_5f_code_20_Char">octeon_translate_gd_to_linux_app_global_data()</text:span> in <text:span text:style-name="My_5f_code_20_Char">arch/mips/cpu/octeon/octeon_boot.c</text:span><text:span text:style-name="My_5f_code_20_Char"><text:span text:style-name="T22">. This function is called by the </text:span></text:span><text:span text:style-name="My_5f_Command_20_Char">bootoct</text:span><text:span text:style-name="My_5f_code_20_Char"><text:span text:style-name="T22"> and </text:span></text:span><text:span text:style-name="My_5f_Command_20_Char">bootoctlinux</text:span><text:span text:style-name="My_5f_code_20_Char"><text:span text:style-name="T22"> commands.</text:span></text:span></text:p>
        </text:list-item>
        <text:list-item>
          <text:p text:style-name="P135">Common board functions use <text:span text:style-name="My_5f_code_20_Char">__attribute__((__weak__))</text:span> so that individual boards can replace the functions without requiring <text:span text:style-name="My_5f_code_20_Char">#ifdefs</text:span>. This reduces the number of files that need to be modified when adding new boards.</text:p>
        </text:list-item>
        <text:list-item>
          <text:p text:style-name="P135">The boot bus initialization now takes place in <text:span text:style-name="T6">board/octeon/common/octeon_boot_bus.c</text:span>. The functions defined there are all defined as <text:span text:style-name="My_5f_code_20_Char">__attribute__((__weak__))</text:span> so if they need to be overridden for a specific board the function can be redefined and the linker will automatically choose it over the common function. See the NICPro2 board and the Embedded Planet EP6300C for examples. The NicPro2 board does not have any devices connected to the boot bus but still requires some minimal configuration of that bus.</text:p>
        </text:list-item>
        <text:list-item>
          <text:p text:style-name="P135">If a boot bus device needs to be initialized and is not defined in <text:span text:style-name="T6">octeon_boot_bus.c</text:span><text:span text:style-name="T23">, all that is needed</text:span> is to create a function named <text:span text:style-name="T6">octeon_boot_bus_board_init()</text:span> within the board-specific .c file. See the Embedded Planet ep6300c board as an example. This board has a FPGA called the BCSR that needs to be initialized.</text:p>
        </text:list-item>
        <text:list-item>
          <text:p text:style-name="P135"><text:soft-page-break/>PCI console and PCI bootcmd support have been moved. The main event loop no longer deals with it. U-Boot now takes advantage of the console MUX feature such that it is now possible to have the serial console, PCI console and PCI bootcmd all active simultaneously. By default only input is enabled for all three with output going only to the serial port. This can be changed by setting stdin, stdout and stderr. For example, one can connect the PCI console and type “<text:span text:style-name="My_5f_Command_20_Char">setenv stdout serial,pci; setenv stderr serial,pci</text:span>” and output will now appear simultaneously on both the serial and PCI console. Note that when typing the command in this instance that no data will be echoed until <text:span text:style-name="My_5f_Command_20_Char">stdout</text:span> has been set.</text:p>
        </text:list-item>
        <text:list-item>
          <text:p text:style-name="P135">PCI bootcmd support may be deprecated in the future and merged with PCI console support entirely. The command line utility will still be present however, but will use the PCI console interface instead of the bootcmd interface.</text:p>
        </text:list-item>
        <text:list-item>
          <text:p text:style-name="P135">For USB there are now several options. To speed up the U-Boot process, USB initialization can be disabled by setting the <text:span text:style-name="My_5f_Command_20_Char">disable_usb_scan</text:span> environment variable to any value. USB can be enabled at any point by typing the command “<text:span text:style-name="My_5f_Command_20_Char">usb start</text:span>”. Note that the scan will not add USB storage devices unless the <text:span text:style-name="My_5f_Command_20_Char">usb start</text:span> command has been issued. If configuring the USB clock without a scan is still desired then set both the <text:span text:style-name="My_5f_Command_20_Char">disable_usb_scan </text:span>and <text:span text:style-name="My_5f_Command_20_Char">enable_usb_ehci_clock</text:span> environment variables to any value.</text:p>
        </text:list-item>
        <text:list-item>
          <text:p text:style-name="P135">Support for the non-TLB case has been removed. U-Boot will now always be linked and run at address 0xC0000000. TLB remapping occurs three times. The first time in <text:span text:style-name="My_5f_directory_20_Char">start.S</text:span> 0xBFC00000 is remapped to 0xC0000000 before calling any C code. The second time is when the flash is mapped to the boot bus area of 0x1XXX0000. The final time is when U-Boot is copied to the top of memory. The TLB remapping is the same as it was in the 2.0.0 SDK release of U-Boot.</text:p>
        </text:list-item>
        <text:list-item>
          <text:p text:style-name="P135"><text:span text:style-name="My_5f_code_20_Char">DECLARE_GLOBAL_DATA_PTR </text:span>must be declared globally within each file now instead of inside each function, otherwise GCC may “optimize” the code too much and cause problems. While this has not been observed in practice, this is recommended by the U-Boot documentation.</text:p>
        </text:list-item>
        <text:list-item>
          <text:p text:style-name="P135">OCTEON-specific compact flash support has been moved to <text:span text:style-name="My_5f_code_20_Char">arch/mips/cpu/octeon/octeon_cf.c</text:span>.</text:p>
        </text:list-item>
        <text:list-item>
          <text:p text:style-name="P135">Board-specific compact flash support has been moved to <text:span text:style-name="My_5f_code_20_Char">board/octeon/common/octeon_board_cf.c</text:span> and all of the functions have been declared as weak to allow for board specific versions.</text:p>
        </text:list-item>
        <text:list-item>
          <text:p text:style-name="P135">Numerous configuration options such as command definitions control conditional compilation.</text:p>
        </text:list-item>
      </text:list>
      <text:h text:style-name="Heading_20_2" text:outline-level="2"><text:bookmark-start text:name="__RefHeading__17085_1594723121"/>What has changed since SDK 2.1<text:bookmark-end text:name="__RefHeading__17085_1594723121"/></text:h>
      <text:p text:style-name="Standard">The biggest change is the introduction of the flat device tree. When migrating from the SDK 2.1 to the SDK 2.2 a device tree file will need to be created. In many cases, if sections of the device tree are missing the settings from the configuration header files and cvmx-helper-board.c will be used. <text:soft-page-break/>It is still strongly recommended that the device tree be fully defined. Device tree support is continuing to evolve and future versions of the SDK, Linux and U-Boot will make further use of it.</text:p>
      <text:list xml:id="list1579550626" text:style-name="L1">
        <text:list-item>
          <text:p text:style-name="P65">Flat Device Tree support</text:p>
        </text:list-item>
        <text:list-item>
          <text:p text:style-name="P65">BBGW Reference board added back</text:p>
        </text:list-item>
        <text:list-item>
          <text:p text:style-name="P65">ebb6600 board added</text:p>
        </text:list-item>
        <text:list-item>
          <text:p text:style-name="P65">octbootbus command added for testing boot bus settings (disabled by default)</text:p>
        </text:list-item>
        <text:list-item>
          <text:p text:style-name="P65">Various SATA fixes, switched to new SATA driver for Silicon Image.</text:p>
        </text:list-item>
        <text:list-item>
          <text:p text:style-name="P65">Many weak functions now use aliases so replacement functions can still call them.</text:p>
        </text:list-item>
        <text:list-item>
          <text:p text:style-name="P65">Several additional functions have been added.</text:p>
        </text:list-item>
        <text:list-item>
          <text:p text:style-name="P65">More fine tuning support for memory configuration on OCTEON II processors.</text:p>
        </text:list-item>
        <text:list-item>
          <text:p text:style-name="P65">16-bit PSRAM support added</text:p>
        </text:list-item>
        <text:list-item>
          <text:p text:style-name="P65">Added “big bar” option for PCI to support 64-bit PCI devices, required for Silicon Image SIL3124.</text:p>
        </text:list-item>
        <text:list-item>
          <text:p text:style-name="P65">DFM is no longer initialized when not installed.</text:p>
        </text:list-item>
        <text:list-item>
          <text:p text:style-name="P65">QLM command expanded for ebb6600.</text:p>
        </text:list-item>
        <text:list-item>
          <text:p text:style-name="P65">QLM command can now apply changes to all lanes at once.</text:p>
        </text:list-item>
        <text:list-item>
          <text:p text:style-name="P65">Added hook functions for environment variable changes.</text:p>
        </text:list-item>
        <text:list-item>
          <text:p text:style-name="P65">Expanded trap dump support to display cause description string.</text:p>
        </text:list-item>
      </text:list>
      <text:h text:style-name="Heading_20_2" text:outline-level="2"><text:bookmark-start text:name="__RefHeading__9966_1479245494"/>What Has Changed Since SDK 2.2<text:bookmark-end text:name="__RefHeading__9966_1479245494"/></text:h>
      <text:list xml:id="list44986084" text:style-name="L2">
        <text:list-item>
          <text:p text:style-name="P66">Added EBB6100 board.</text:p>
        </text:list-item>
        <text:list-item>
          <text:p text:style-name="P66">Enhanced device tree support.</text:p>
        </text:list-item>
        <text:list-item>
          <text:p text:style-name="P66">Added MMC support.</text:p>
        </text:list-item>
      </text:list>
      <text:h text:style-name="P122" text:outline-level="2"><text:bookmark-start text:name="__RefHeading__13471_322103360"/>What Has Changed Since SDK 2.3<text:bookmark-end text:name="__RefHeading__13471_322103360"/></text:h>
      <text:list xml:id="list1118998589" text:style-name="L3">
        <text:list-item>
          <text:p text:style-name="P71">PHY support has been completely rewritten to utilize the new U-Boot PHY drivers.</text:p>
        </text:list-item>
        <text:list-item>
          <text:p text:style-name="P71">Most PHY initialization can now be defined by the flat device tree rather than the board specific C code.</text:p>
        </text:list-item>
        <text:list-item>
          <text:p text:style-name="P71">PHY APIs have changed. <text:span text:style-name="T93">Do not use the </text:span><text:span text:style-name="My_5f_code_20_Char"><text:span text:style-name="T93">cvmx_</text:span></text:span><text:span text:style-name="T93"> functions, use </text:span><text:span text:style-name="My_5f_code_20_Char"><text:span text:style-name="T93">phy_read</text:span></text:span><text:span text:style-name="T93"> and </text:span><text:span text:style-name="My_5f_code_20_Char"><text:span text:style-name="T93">phy_write</text:span></text:span><text:span text:style-name="T93"> instead.</text:span></text:p>
        </text:list-item>
        <text:list-item>
          <text:p text:style-name="P67"><text:span text:style-name="T59">Moved from using </text:span><text:span text:style-name="My_5f_code_20_Char"><text:span text:style-name="T59">cvmx_gpio</text:span></text:span><text:span text:style-name="T59"> to standard U-Boot GPIO routines.</text:span></text:p>
        </text:list-item>
        <text:list-item>
          <text:p text:style-name="P70"><text:span text:style-name="T93">Added MMC and SD support for the CN61XX and CNF71XX processors.</text:span></text:p>
        </text:list-item>
        <text:list-item>
          <text:p text:style-name="P70"><text:soft-page-break/><text:span text:style-name="T93">Added a generic MMC stage 1 and stage 2 bootloader which is also compatible with many <text:s/>SD devices.</text:span></text:p>
        </text:list-item>
        <text:list-item>
          <text:p text:style-name="P71">TWSI support has been changed to use the low-level driver. This allows support for larger transactions <text:span text:style-name="T93">and finer control</text:span>.</text:p>
        </text:list-item>
        <text:list-item>
          <text:p text:style-name="P71">More reliance on the flat device tree. All of the network settings can now be defined in the flat device tree.</text:p>
        </text:list-item>
        <text:list-item>
          <text:p text:style-name="P71">Writing files to the FAT filesystem is now supported.</text:p>
        </text:list-item>
        <text:list-item>
          <text:p text:style-name="P67"><text:span text:style-name="T59">GPIO driver has been added and </text:span><text:span text:style-name="My_5f_Command_20_Char"><text:span text:style-name="T59">gpio</text:span></text:span><text:span text:style-name="T59"> command has been enabled.</text:span></text:p>
        </text:list-item>
        <text:list-item>
          <text:p text:style-name="P67"><text:span text:style-name="T59">Ethernet driver has been moved to </text:span><text:span text:style-name="My_5f_directory_20_Char"><text:span text:style-name="T59">drivers/net/octeon_eth.c</text:span></text:span></text:p>
        </text:list-item>
        <text:list-item>
          <text:p text:style-name="P67"><text:span text:style-name="T59">TWSI driver is now </text:span><text:span text:style-name="My_5f_directory_20_Char"><text:span text:style-name="T59">drivers/i2c/octeon_i2c.c</text:span></text:span>.</text:p>
        </text:list-item>
        <text:list-item>
          <text:p text:style-name="P67"><text:span text:style-name="T59">New OCTEON MDIO driver </text:span><text:span text:style-name="My_5f_directory_20_Char"><text:span text:style-name="T59">drivers/net/octeon_mdio.c</text:span></text:span><text:span text:style-name="T59">.</text:span></text:p>
        </text:list-item>
        <text:list-item>
          <text:p text:style-name="P69"><text:span text:style-name="T65">New device tree PHY support added in </text:span><text:span text:style-name="My_5f_directory_20_Char"><text:span text:style-name="T65">board/octeon/common/octeon_board_phy.c</text:span></text:span><text:span text:style-name="T65">.</text:span></text:p>
        </text:list-item>
        <text:list-item>
          <text:p text:style-name="P71">Improved Vitesse PHY support is now unified for all boards which use it.</text:p>
        </text:list-item>
        <text:list-item>
          <text:p text:style-name="P71">USB performance improvements and bug fixes (EHCI timeout).</text:p>
        </text:list-item>
        <text:list-item>
          <text:p text:style-name="P71">New targets added: snic10e, snic10e_61, sff6100, evb7100, nic4e_66 as well as some old devices such as the Asus NAC38 and the WSX16 rack mountable devices.</text:p>
        </text:list-item>
        <text:list-item>
          <text:p text:style-name="P71">U-Boot now copies itself from flash to <text:span text:style-name="T65">the </text:span>L2 <text:span text:style-name="T65">cache </text:span>early on to speed up the boot process <text:span text:style-name="T65">as long as the L2 cache is larger than the U-Boot image</text:span>. <text:span text:style-name="T95">In many cases the speed up is significant.</text:span></text:p>
        </text:list-item>
        <text:list-item>
          <text:p text:style-name="P71">Numerous bug fixes to the FAT filesystem.</text:p>
        </text:list-item>
        <text:list-item>
          <text:p text:style-name="P72">Simplified board-specific C files by making more functions common.</text:p>
        </text:list-item>
        <text:list-item>
          <text:p text:style-name="P68"><text:span text:style-name="T60">64-bit versions of common memory functions like </text:span><text:span text:style-name="My_5f_Command_20_Char"><text:span text:style-name="T60">md64</text:span></text:span><text:span text:style-name="T60">, </text:span><text:span text:style-name="My_5f_Command_20_Char"><text:span text:style-name="T60">mw64</text:span></text:span><text:span text:style-name="T60">, </text:span><text:span text:style-name="My_5f_Command_20_Char"><text:span text:style-name="T60">mm64</text:span></text:span><text:span text:style-name="T60">, etc.</text:span></text:p>
        </text:list-item>
        <text:list-item>
          <text:p text:style-name="P68"><text:span text:style-name="T60">lzma decompression support </text:span><text:span text:style-name="T61">has been added</text:span><text:span text:style-name="T60">.</text:span></text:p>
        </text:list-item>
        <text:list-item>
          <text:p text:style-name="P72">TFTP server support.</text:p>
        </text:list-item>
        <text:list-item>
          <text:p text:style-name="P74"><text:span text:style-name="T95">TFTP put support.</text:span></text:p>
        </text:list-item>
        <text:list-item>
          <text:p text:style-name="P73"><text:span text:style-name="T66">New </text:span><text:span text:style-name="My_5f_Command_20_Char"><text:span text:style-name="T66">mdio</text:span></text:span><text:span text:style-name="T66"> command with support for clause 45 10G PHY devices.</text:span></text:p>
        </text:list-item>
        <text:list-item>
          <text:p text:style-name="P72">Improved random MAC address generation.</text:p>
        </text:list-item>
        <text:list-item>
          <text:p text:style-name="P72">Enhanced NAND ECC support to handle multi-bit ECC.</text:p>
        </text:list-item>
        <text:list-item>
          <text:p text:style-name="P72">Added support for SGMII mode for NIC68_4 rev 3 boards.</text:p>
        </text:list-item>
        <text:list-item>
          <text:p text:style-name="P78">Automatic detection if NOR flash uses ALE. <text:span text:style-name="T55">Note</text:span><text:span text:style-name="T65">: </text:span><text:span text:style-name="My_5f_code_20_Char"><text:span text:style-name="T65">cavium,ale-mode = &lt;1&gt;</text:span></text:span><text:span text:style-name="T65"> is still required in the device tree.</text:span></text:p>
        </text:list-item>
        <text:list-item>
          <text:p text:style-name="P79"><text:soft-page-break/><text:span text:style-name="T94">Moved the serial driver to </text:span><text:span text:style-name="My_5f_directory_20_Char"><text:span text:style-name="T94">drivers/serial/serial_octeon.c</text:span></text:span><text:span text:style-name="T94">.</text:span></text:p>
        </text:list-item>
        <text:list-item>
          <text:p text:style-name="P79"><text:span text:style-name="T94">Moved the TWSI driver to </text:span><text:span text:style-name="My_5f_directory_20_Char"><text:span text:style-name="T94">drivers/i2c/octeon_i2c.c</text:span></text:span><text:span text:style-name="T94">.</text:span></text:p>
        </text:list-item>
        <text:list-item>
          <text:p text:style-name="P79"><text:span text:style-name="T94">Moved the Ethernet driver to </text:span><text:span text:style-name="My_5f_directory_20_Char"><text:span text:style-name="T94">drivers/net/octeon_eth.c</text:span></text:span><text:span text:style-name="T94">.</text:span></text:p>
        </text:list-item>
        <text:list-item>
          <text:p text:style-name="P79"><text:span text:style-name="T94">New GPIO driver in </text:span><text:span text:style-name="My_5f_directory_20_Char"><text:span text:style-name="T94">drivers/gpio/octeon_gpio.c</text:span></text:span><text:span text:style-name="T94">.</text:span></text:p>
        </text:list-item>
        <text:list-item>
          <text:p text:style-name="P72">Removed the old unmaintained U-Boot version 1.1.1.</text:p>
        </text:list-item>
        <text:list-item>
          <text:p text:style-name="P73"><text:span text:style-name="T66">New </text:span><text:span text:style-name="My_5f_Command_20_Char"><text:span text:style-name="T66">octbootbus</text:span></text:span><text:span text:style-name="T66"> command to display and change boot bus device settings.</text:span></text:p>
        </text:list-item>
        <text:list-item>
          <text:p text:style-name="P75"><text:span text:style-name="My_5f_code_20_Char"><text:span text:style-name="T97">gd-&gt;ogd.fdt_addr</text:span></text:span><text:span text:style-name="T97"> is now </text:span><text:span text:style-name="My_5f_code_20_Char"><text:span text:style-name="T97">gd-&gt;fdt_blob</text:span></text:span><text:span text:style-name="T97"> in order to be more compatible with other architectures.</text:span></text:p>
        </text:list-item>
        <text:list-item>
          <text:p text:style-name="P76"><text:span text:style-name="T98">Support for redundant environment blocks in flash has been added.</text:span></text:p>
        </text:list-item>
        <text:list-item>
          <text:p text:style-name="P77"><text:span text:style-name="T99">MD5, SHA1 and SHA256 are now accelerated.</text:span></text:p>
        </text:list-item>
        <text:list-item>
          <text:p text:style-name="P77"><text:span text:style-name="T99">UART is initialized earlier to aid in debugging. Note that it is initialized to 115200 baud so any output before normal initialization will not work at other baudrates.</text:span></text:p>
        </text:list-item>
        <text:list-item>
          <text:p text:style-name="P77"><text:span text:style-name="T99">New hooks have been added. </text:span><text:span text:style-name="My_5f_code_20_Char"><text:span text:style-name="T99">board_net_preinit()</text:span></text:span><text:span text:style-name="T99">, </text:span><text:span text:style-name="My_5f_code_20_Char"><text:span text:style-name="T99">board_mdio_init()</text:span></text:span><text:span text:style-name="T99"> and </text:span><text:span text:style-name="My_5f_code_20_Char"><text:span text:style-name="T99">board_net_postinit()</text:span></text:span><text:span text:style-name="T99"> for board-specific initialization of networking related components.</text:span></text:p>
        </text:list-item>
        <text:list-item>
          <text:p text:style-name="P74"><text:span text:style-name="T95">NOTE: The octeon SPI driver is currently incomplete.</text:span></text:p>
        </text:list-item>
      </text:list>
      <text:h text:style-name="Heading_20_2" text:outline-level="2"><text:bookmark-start text:name="__RefHeading__26115_1203916773"/>Further Information<text:bookmark-end text:name="__RefHeading__26115_1203916773"/></text:h>
      <text:p text:style-name="Standard">Further information can be found in the U-Boot <text:span text:style-name="My_5f_directory_20_Char">README</text:span> and <text:span text:style-name="My_5f_directory_20_Char">README.OCTEON</text:span> files as well as in files located in the <text:span text:style-name="My_5f_code_20_Char">doc</text:span> directory.</text:p>
      <text:p text:style-name="Standard">The <text:span text:style-name="Book_20_Title">OCTEON Programmer's Guide</text:span><text:span text:style-name="T56"> is an excellent reference.</text:span></text:p>
      <text:p text:style-name="Standard">The U-Boot web site has a documentation page at <text:a xlink:type="simple" xlink:href="http://www.denx.de/wiki/U-Boot/Documentation"><text:span text:style-name="WW-Internet_20_Link">http://www.denx.de/wiki/U-Boot/Documentation</text:span></text:a>.</text:p>
      <text:p text:style-name="Standard">The U-Boot mailing list is a good source of information and a great place to ask questions about U-Boot that are not related to OCTEON processors or OCTEON-specific changes. Asking questions about OCTEON processors or boards will likely yield no positive response.</text:p>
      <text:p text:style-name="Standard">There are numerous documents available at <text:a xlink:type="simple" xlink:href="http://www.mips.com/">http://www.mips.com</text:a> such as the <text:span text:style-name="Book_20_Title">MIPS64 Architecture For Programmers Volume III: The MIPS64 Privileged Resource Architecture</text:span> document.</text:p>
      <text:p text:style-name="Standard">Documentation on the MIPS N32 ABI can be found in the <text:span text:style-name="Book_20_Title">MIPSpro N32 ABI Handbook</text:span> which can be downloaded at <text:a xlink:type="simple" xlink:href="http://techpubs.sgi.com/library/manuals/2000/007-2816-005/pdf/007-2816-005.pdf">http://techpubs.sgi.com/library/manuals/2000/007-2816-005/pdf/007-2816-005.pdf</text:a>. If not found at this link, a search should turn up other copies of this document.</text:p>
      <text:p text:style-name="Standard">The OCTEON Hardware Reference Manual contains much of the needed information about the OCTEON processor.</text:p>
      <text:p text:style-name="Standard"><text:soft-page-break/>The device tree web site at <text:s/><text:a xlink:type="simple" xlink:href="http://devicetree.org/">http://devicetree.org</text:a> provides several documents covering the usage of the flat device tree. The best documents are the <text:a xlink:type="simple" xlink:href="http://www.power.org/resources/downloads/Power_ePAPR_APPROVED_v1.0.pdf">ePARR paper</text:a> and the <text:a xlink:type="simple" xlink:href="http://www.complang.tuwien.ac.at/forth/1275.ps.gz">IEEE 1275 specification</text:a>. Another good source is the Device Tree Usage page at <text:a xlink:type="simple" xlink:href="http://devicetree.org/Device_Tree_Usage">http://devicetree.org/Device_Tree_Usage</text:a>.</text:p>
      <text:p text:style-name="Standard">There is also a section in chapter 7 in the book <text:span text:style-name="Book_20_Title">Embedded Linux Primer: A Practical, Real-World Approach, Second Edition</text:span> which covers the Flat Device Tree. This book can also be found online at <text:a xlink:type="simple" xlink:href="http://my.safaribooksonline.com/book/operating-systems-and-server-administration/embedded-linux/9780137061129">http://my.safaribooksonline.com/book/operating-systems-and-server-administration/embedded-linux/9780137061129</text:a>.</text:p>
      <text:h text:style-name="Heading_20_2" text:outline-level="2"><text:bookmark-start text:name="__RefHeading__5928_297229213"/>Feedback<text:bookmark-end text:name="__RefHeading__5928_297229213"/></text:h>
      <text:p text:style-name="Standard">Feedback on this document and the porting process is welcome and will help us make it easier in the future to port U-Boot to new hardware and to ease upgrading in the future.</text:p>
      <text:p text:style-name="Standard">Feedback can be sent to <text:a xlink:type="simple" xlink:href="mailto:u-boot@cavium.com?subject=u-boot">u-boot@cavium.com</text:a>.</text:p>
      <text:h text:style-name="Heading_20_1" text:outline-level="1"><text:bookmark-start text:name="__RefHeading__26117_1203916773"/>Before you begin<text:bookmark-end text:name="__RefHeading__26117_1203916773"/></text:h>
      <text:p text:style-name="Standard">Information on the new board is essential. The following pieces of information are required:</text:p>
      <text:list xml:id="list447241836" text:style-name="L4">
        <text:list-item>
          <text:p text:style-name="P138">If the board is based on OCTEON II the board must pass the Bringup and Diagnostic Kit (BDK) before proceeding in order to make sure all of the memory settings are correct.</text:p>
        </text:list-item>
        <text:list-item>
          <text:p text:style-name="P138">A list of TWSI devices and their addresses, this includes the serial EEPROM, temperature sensor, real-time clock (if present) and any other devices that need to be configured by U-Boot.</text:p>
        </text:list-item>
        <text:list-item>
          <text:p text:style-name="P138">Configuration for the memory used on the board from the BDK.</text:p>
        </text:list-item>
        <text:list-item>
          <text:p text:style-name="P138">The size of the CFI (Common Flash Interface) compliant flash device and sector size.</text:p>
        </text:list-item>
        <text:list-item>
          <text:p text:style-name="P138">Type of network interfaces and specifications for the PHY chips used and the PHY configuration.</text:p>
        </text:list-item>
        <text:list-item>
          <text:p text:style-name="P138">A schematic of the board is helpful.</text:p>
        </text:list-item>
        <text:list-item>
          <text:p text:style-name="P138">Various data sheets for devices used on the board should be available.</text:p>
        </text:list-item>
        <text:list-item>
          <text:p text:style-name="P138">Read and become familiar with the device tree section.</text:p>
        </text:list-item>
      </text:list>
      <text:h text:style-name="Heading_20_1" text:outline-level="1"><text:bookmark-start text:name="__RefHeading__26119_1203916773"/>Things <text:span text:style-name="T53">NOT</text:span> to do<text:bookmark-end text:name="__RefHeading__26119_1203916773"/></text:h>
      <text:p text:style-name="Standard">There are a number of things that should be avoided in order to make maintaining U-Boot easier.</text:p>
      <text:list xml:id="list1451826134" text:continue-list="list889817038" text:style-name="List_20_1">
        <text:list-item>
          <text:p text:style-name="P135"><text:span text:style-name="T54">Do not modify an existing board.</text:span> Modifying an existing board will make it impossible to test against the reference board and will create major problems with support. It will also make it much more difficult to maintain the code when newer SDKs are released which overwrite the board files. It is much easier to create a new board, especially compared to older versions of the SDK. There is now a Linux shell script called <text:span text:style-name="My_5f_Command_20_Char">new_board.sh</text:span> designed to assist adding new boards.</text:p>
        </text:list-item>
        <text:list-item>
          <text:p text:style-name="P135">Do not modify code in the common or include directories. This code will be updated with each new release to follow code released by the open source U-Boot. The original U-Boot <text:soft-page-break/>source code can be found at <text:a xlink:type="simple" xlink:href="http://www.denx.de/wiki/U-Boot/SourceCode"><text:span text:style-name="WW-Internet_20_Link">http://www.denx.de/wiki/U-Boot/SourceCode</text:span></text:a>. If there is no way to avoid updating these files the please contact CAVIUM so that future releases can provide hooks to avoid this.</text:p>
        </text:list-item>
        <text:list-item>
          <text:p text:style-name="P135">Avoid modifying code under <text:span text:style-name="My_5f_directory_20_Char">arch/mips/cpu</text:span> if possible. This code will be subject to frequent changes as new chips and features are added. The current exception is <text:span text:style-name="T6">arch/mips/cpu/lib_octeon_shared.c</text:span> for DDR2 and DDR3 memory initialization. Keep changes to this file to an absolute minimum since this file will also change in the future. Also, make sure to use <text:span text:style-name="My_5f_code_20_Char">#ifdefs</text:span> or comments to make porting to future versions of U-Boot easier. A future version of U-Boot will implement a more portable way for adding board-specific entries. Instead, place all board-specific changes in the <text:span text:style-name="My_5f_directory_20_Char">board/octeon/&lt;board_name&gt;</text:span> directory.</text:p>
        </text:list-item>
        <text:list-item>
          <text:p text:style-name="P135">Avoid making unnecessary changes to the root <text:span text:style-name="My_5f_directory_20_Char">Makefile</text:span>, modify <text:span text:style-name="My_5f_directory_20_Char">boards.cfg</text:span> instead when adding new boards.</text:p>
        </text:list-item>
        <text:list-item>
          <text:p text:style-name="P135">Do not modify the new U-Boot code to allow old code to work. Instead modify the old code to fit into the new U-Boot framework wherever possible.</text:p>
        </text:list-item>
        <text:list-item>
          <text:p text:style-name="P135">Avoid adding new defines to change functionality. Instead use <text:span text:style-name="My_5f_code_20_Char">__attribute__((__weak__))</text:span>. Please contact your FAE (field application engineer) or email <text:a xlink:type="simple" xlink:href="mailto:u-boot@cavium.com">u-boot@cavium.com</text:a> when certain areas present problems so that future versions of U-Boot can take this into account to improve the porting process.</text:p>
        </text:list-item>
        <text:list-item>
          <text:p text:style-name="P135">Do not use any global variables until after U-Boot has been relocated. Until this time, only the <text:span text:style-name="My_5f_code_20_Char">gd</text:span> data structure may be used. Attempts to use global variables before relocation will cause U-Boot to crash and debugging may be difficult. Sometimes these crashes are delayed until after DRAM is initialized making it difficult to debug.</text:p>
        </text:list-item>
        <text:list-item>
          <text:p text:style-name="P135">Do not add any significant data to the <text:span text:style-name="My_5f_code_20_Char">gd</text:span> data structure. This data structure must reside entirely within cache until U-Boot has been relocated to DRAM.</text:p>
        </text:list-item>
        <text:list-item>
          <text:p text:style-name="P135">Do not use the device tree file from a different processor. Unlike the rest of U-Boot the device tree is both chip and board specific.</text:p>
        </text:list-item>
        <text:list-item>
          <text:p text:style-name="P137"><text:span text:style-name="T96">Avoid using </text:span><text:span text:style-name="My_5f_code_20_Char"><text:span text:style-name="T96">OCTEON_IS_OCTEON2()</text:span></text:span><text:span text:style-name="T96"> and instead use </text:span><text:span text:style-name="My_5f_code_20_Char"><text:span text:style-name="T96">!OCTEON_IS_OCTEON1PLUS()</text:span></text:span><text:span text:style-name="T96"> to help make the code more future proof against future OCTEON III which will largely borrow from OCTEON II.</text:span></text:p>
        </text:list-item>
      </text:list>
      <text:h text:style-name="Heading_20_1" text:outline-level="1"><text:bookmark-start text:name="__RefHeading__5357_1667947339"/>Virtual Memory Support in U-Boot<text:bookmark-end text:name="__RefHeading__5357_1667947339"/></text:h>
      <text:p text:style-name="Standard">The OCTEON U-Boot implementation uses mapped virtual memory. This is unique to the OCTEON U-Boot and no other version does this. Mapped virtual memory is the most significant difference between the OCTEON U-Boot and standard U-Boot. Mapped memory was introduced in the SDK 2.0 and has not changed significantly in th<text:span text:style-name="T62">rough</text:span> SDK <text:span text:style-name="T62">3.0</text:span>.</text:p>
      <text:p text:style-name="Standard">The changes required to the standard U-Boot code are minimal except for device drivers which perform DMA.</text:p>
      <text:h text:style-name="Heading_20_2" text:outline-level="2"><text:bookmark-start text:name="__RefHeading__26123_1203916773"/><text:soft-page-break/>Introduction to Virtual Memory<text:bookmark-end text:name="__RefHeading__26123_1203916773"/></text:h>
      <text:p text:style-name="Standard">U-Boot is a 32-bit application that was originally designed for 32-bit processors. While it is capable of running on 64-bit processors it always executes in 32-bit mode with 32-bit pointers.</text:p>
      <text:p text:style-name="Standard">U-Boot executes in two phases. During the first phase it executes out of flash, <text:span text:style-name="T67">the L2 cache</text:span> or from a RAM address chosen by the host Linux command <text:span text:style-name="My_5f_Command_20_Char">oct-remote-boot</text:span>. After the early initialization in U-Boot is complete it relocates itself to a new RAM location and begins executing from the new location.</text:p>
      <text:p text:style-name="Standard">The standard MIPS U-Boot normally executes out of KSEG0 which consists of the address range 0x80000000 through 0x9FFFFFFF or KSEG1 which consists of the address range 0xA0000000 through 0xBFFFFFFF. Both of these address ranges maps to physical addresses 0x00000000 through 0x1FFFFFFF. On the OCTEON processor, physical addresses 0x10000000 through 0x1FFFFFFF are reserved for the boot bus. This effectively limits U-Boot to being loaded in the first 256MB of RAM.</text:p>
      <text:p text:style-name="Standard">The standard MIPS U-Boot is normally linked to the address it will begin executing out of flash memory which is 0xBFC00000 or 0xB0000000, depending on the processor, in KSEG1. After RAM has been initialized it copies itself to RAM and updates its global offset table (GOT) to the location in RAM, typically in KSEG0. The RAM address is typically defined at compile time.</text:p>
      <text:p text:style-name="Standard">The global offset table is a feature of the ELF (Executable and Linkable Format) binary format that U-Boot uses. ELF executables are designed to allow for programs to be position independent by allowing the program loader to update addresses in the executable before execution begins. Since there is no program loader when U-Boot first begins executing, it must be linked to execute at the flash address it will start executing from.</text:p>
      <text:p text:style-name="Standard">The OCTEON U-Boot is linked at address 0xC0000000 instead of its address in flash. It relies on mapped memory so that 0xC0000000 will always map to the physical address where U-Boot is executing from. By using this mapping memory the OCTEON U-Boot is not restricted to a single location in flash nor is it restricted to the lower 256MB of physical memory. In fact, OCTEON U-Boot is not limited to 32-bit physical addresses.</text:p>
      <text:p text:style-name="Standard">An in-depth discussion on how virtual memory works on the OCTEON processor can be found in the <text:span text:style-name="Book_20_Title">OCTEON Programmer's Guide</text:span> in the Software Overview chapter.</text:p>
      <text:h text:style-name="Heading_20_2" text:outline-level="2"><text:bookmark-start text:name="__RefHeading__26125_1203916773"/>MIPS Translation Look-Aside Buffer<text:bookmark-end text:name="__RefHeading__26125_1203916773"/></text:h>
      <text:p text:style-name="Standard">MIPS processors contain a small translation look-aside buffer (TLB) which is used to map virtual addresses to physical address. Most MIPS processors have between 16 and 64 entries in their TLB. <text:s/>The OCTEON can have between 32 and 128 entries. Each entry can map two contiguous virtual pages in memory to two physical pages. The physical pages do not need to be contiguous.</text:p>
      <text:p text:style-name="Standard">The OCTEON U-Boot is linked to execute out of the supervisory segment (SSEG) instead of its location in flash which is in KSEG1. SSEG consists of the address range 0xC0000000 through 0xDFFFFFFF. The OCTEON U-Boot is always linked at starting address 0xC0000000.</text:p>
      <text:p text:style-name="Standard">Before any C code executes, the assembly code in <text:span text:style-name="My_5f_directory_20_Char">arch/mips/cpu/octeon/start.S</text:span> clears the TLB and initializes the last entry to map two 4MB pages at the beginning of SSEG to the physical address U-Boot is currently executing from. The physical address can be any address in <text:soft-page-break/>flash or RAM. This allows a single binary U-Boot image to execute from any location in flash or RAM without requiring it to be linked at a specific address.</text:p>
      <text:h text:style-name="Heading_20_2" text:outline-level="2"><text:bookmark-start text:name="__RefHeading__26127_1203916773"/>Relocation and 64-bit Addressing<text:bookmark-end text:name="__RefHeading__26127_1203916773"/></text:h>
      <text:p text:style-name="Standard">After U-Boot performs some early initialization where it typically executes out of flash <text:span text:style-name="T68">or the L2 cache</text:span>, it must copy itself to RAM.</text:p>
      <text:p text:style-name="Standard">By default, the standard U-Boot copies itself to a fixed location near the bottom of physical memory then updates the ELF GOT to the new address in KSEG0.</text:p>
      <text:p text:style-name="Standard">The OCTEON U-Boot instead copies itself to the top of physical memory and updates the TLB entry to map the new physical address to the virtual address 0xC0000000 in SSEG. It does not need to modify the GOT or perform any other relocation operations except for copying the <text:span text:style-name="My_5f_code_20_Char">gd</text:span> and <text:span text:style-name="My_5f_code_20_Char">bd</text:span> data structures.</text:p>
      <text:p text:style-name="Standard">Since the TLB is used, the physical addresses can be located anywhere and are no longer restricted to the lower 256MB of RAM. This allows for more of KSEG0 to be available for other purposes.</text:p>
      <text:h text:style-name="Heading_20_2" text:outline-level="2"><text:bookmark-start text:name="__RefHeading__26129_1203916773"/>Virtual Memory Effect on Device Drivers<text:bookmark-end text:name="__RefHeading__26129_1203916773"/></text:h>
      <text:p text:style-name="Standard">While using virtual memory has almost no impact on standard U-Boot operation, any device drivers that perform DMA must be aware of the physical to virtual address mapping.</text:p>
      <text:p text:style-name="Standard">For PCI devices, drivers should use the <text:span text:style-name="My_5f_code_20_Char">virt_to_bus()</text:span> macro to convert virtual addresses to physical addresses. The Intel E1000 driver in <text:span text:style-name="My_5f_directory_20_Char">drivers/net/e1000.c</text:span> has been modified to work with the OCTEON U-Boot. All of the modifications can be found by searching for <text:span text:style-name="My_5f_code_20_Char">CONFIG_OCTEON</text:span> in the code.</text:p>
      <text:p text:style-name="Standard">On OCTEON I and OCTEON Plus processors, <text:span text:style-name="My_5f_code_20_Char">pci_virt_to_mem()</text:span> can return a 64-bit address which will cause problems if the PCI device does not support 64-bit addresses.</text:p>
      <text:p text:style-name="Standard">On OCTEON II and later if the <text:span text:style-name="My_5f_code_20_Char">CONFIG_OCTEON_PCI_ENABLE_32BIT_MAPPING</text:span> option is set then the addresses returned will be 32-bit even when the physical address is not. The OCTEON is configured to remap PCI DMA accesses to the physical memory address range used by U-Boot. If this option is not set then the physical address space occupied by U-Boot will not be remapped. It is recommended that the <text:span text:style-name="My_5f_code_20_Char">CONFIG_OCTEON_PCI_ENABLE_32BIT_MAPPING</text:span> option <text:s/>not be set unless it is required for a device that cannot perform 64-bit addressing.</text:p>
      <text:p text:style-name="Standard">For other non-PCI drivers such as the USB EHCI driver the above macro should not be used. Instead use the function <text:span text:style-name="My_5f_code_20_Char">cvmx_virt_to_phys()</text:span>. Addresses returned may be 64-bit. The <text:span text:style-name="My_5f_code_20_Char">pci_virt_to_mem()</text:span> macro cannot be used because DMA accesses will not be remapped.</text:p>
      <text:p text:style-name="Standard">Note that many U-Boot device drivers assume that the memory address stored in a pointer can be used for DMA. Even without using mapped virtual memory this will not work on MIPS unless the address is converted from KSEG0 to a physical address by stripping off the most significant bit.</text:p>
      <text:h text:style-name="Heading_20_2" text:outline-level="2"><text:bookmark-start text:name="__RefHeading__26131_1203916773"/><text:soft-page-break/>Virtual Memory Example<text:bookmark-end text:name="__RefHeading__26131_1203916773"/></text:h>
      <text:p text:style-name="Standard">For U-Boot, typically two 4MB pages are used for a total of 8MB. Most of this memory is needed by the heap, and the large heap size is needed for JFFS2 support. If JFFS2 support is removed then the heap size can be reduced down to 1MB..</text:p>
      <text:p text:style-name="Standard">The <text:span text:style-name="My_5f_Command_20_Char">octreginfo</text:span> command will display the TLB entry showing this mapping. For example, here is the output on an OCTEON EBB6800 board with 8GB of RAM installed:</text:p>
      <text:p text:style-name="P46"><text:span text:style-name="Example">127: Virtual=0xffffffffc0000000</text:span></text:p>
      <text:p text:style-name="P46"><text:span text:style-name="Example"><text:s text:c="8"/>Page0=0x20f800000,C=0,D=1,V=1,G=1,RI=0,XI=0</text:span></text:p>
      <text:p text:style-name="P46"><text:span text:style-name="Example"><text:s text:c="8"/>Page1=0x20fc00000,C=0,D=1,V=1,G=1,RI=0,XI=0</text:span></text:p>
      <text:p text:style-name="P46"><text:span text:style-name="Example"><text:s text:c="8"/>ASID= <text:s/>0 Size=4096KB</text:span></text:p>
      <text:p text:style-name="P44">In this case,the last TLB entry (127) is used and two 4MB pages are created.</text:p>
      <text:p text:style-name="P44">The flags indicate the following:</text:p>
      <text:list xml:id="list1377612648" text:style-name="L5">
        <text:list-item>
          <text:p text:style-name="P139">The C flag indicates that the page is cacheable and coherent.</text:p>
        </text:list-item>
        <text:list-item>
          <text:p text:style-name="P139">The D flag indicates that the dirty bit is set which allows the page to be writeable.</text:p>
        </text:list-item>
        <text:list-item>
          <text:p text:style-name="P139">The V flag indicates that the page is valid.</text:p>
        </text:list-item>
        <text:list-item>
          <text:p text:style-name="P139">The G flag indicates that the page is global and not restricted to an ASID.</text:p>
        </text:list-item>
        <text:list-item>
          <text:p text:style-name="P139">The RI flag indicates that the page is not read inhibited.</text:p>
        </text:list-item>
        <text:list-item>
          <text:p text:style-name="P139">The XI flag indicates that the page is not executeable inhibited.</text:p>
        </text:list-item>
      </text:list>
      <text:p text:style-name="P44">The 4MB page at 0xC0000000 is mapped to the 64-bit physical address 0x20F800000 and the address 0xC0400000 is mapped to 0x20FC00000. An in-depth discussion on how virtual memory works on the OCTEON processor can be found in the Software Overview chapter of the <text:span text:style-name="Book_20_Title">OCTEON Programmer's Guide</text:span>.</text:p>
      <text:h text:style-name="Heading_20_1" text:outline-level="1"><text:bookmark-start text:name="__RefHeading__27609_1203916773"/>Quick Summary of Files and Directories to be Modified<text:bookmark-end text:name="__RefHeading__27609_1203916773"/></text:h>
      <text:p text:style-name="Standard">The following files will need to be modified to support a new board. Use the <text:span text:style-name="My_5f_Command_20_Char">new_board.sh</text:span> script to create the new files. Most boards only require the below files and directories to be changed.</text:p>
      <text:list xml:id="list2006963642" text:style-name="L6">
        <text:list-item>
          <text:p text:style-name="P140"><text:span text:style-name="My_5f_directory_20_Char">boards.cfg</text:span><text:span text:style-name="My_5f_directory_20_Char"><text:span text:style-name="T22"> – List of boards and whether PCI host mode is supported</text:span></text:span></text:p>
        </text:list-item>
        <text:list-item>
          <text:p text:style-name="P140"><text:span text:style-name="My_5f_directory_20_Char">board/octeon/&lt;new_board&gt;</text:span><text:span text:style-name="My_5f_directory_20_Char"><text:span text:style-name="T22"> - Directory containing board-specific files</text:span></text:span></text:p>
        </text:list-item>
        <text:list-item>
          <text:p text:style-name="P140"><text:span text:style-name="My_5f_directory_20_Char">board/octeon/&lt;new_board&gt;/&lt;new_board&gt;_board.c</text:span><text:span text:style-name="My_5f_directory_20_Char"><text:span text:style-name="T22"> – Board-specific code and commands</text:span></text:span></text:p>
        </text:list-item>
        <text:list-item>
          <text:p text:style-name="P140"><text:span text:style-name="My_5f_directory_20_Char">board/octeon/&lt;new_board&gt;/&lt;new_board&gt;.dts</text:span><text:span text:style-name="My_5f_directory_20_Char"><text:span text:style-name="T22"> – Device Tree Specification.</text:span></text:span></text:p>
        </text:list-item>
        <text:list-item>
          <text:p text:style-name="P141"><text:span text:style-name="My_5f_directory_20_Char"><text:span text:style-name="T68">board/octeon/common/*.c</text:span></text:span><text:span text:style-name="My_5f_directory_20_Char"><text:span text:style-name="T26"> – Board helper functions which typically make use of the device tree for configuration purposes.</text:span></text:span></text:p>
        </text:list-item>
        <text:list-item>
          <text:p text:style-name="P140"><text:span text:style-name="My_5f_directory_20_Char">include/configs/octeon_&lt;new_board&gt;.h</text:span><text:span text:style-name="My_5f_directory_20_Char"><text:span text:style-name="T22"> – Board options and configuration</text:span></text:span></text:p>
        </text:list-item>
        <text:list-item>
          <text:p text:style-name="P140"><text:soft-page-break/><text:span text:style-name="My_5f_directory_20_Char">include/configs/octeon_&lt;new_board&gt;_shared.h</text:span><text:span text:style-name="My_5f_directory_20_Char"><text:span text:style-name="T22"> – Memory configuration and board EEPROM TWSI address (if it exists)</text:span></text:span></text:p>
        </text:list-item>
        <text:list-item>
          <text:p text:style-name="P140"><text:span text:style-name="My_5f_directory_20_Char">arch/mips/cpu/octeon/lib_octeon_shared.c</text:span><text:span text:style-name="My_5f_directory_20_Char"><text:span text:style-name="T22"> – Add memory settings for new board</text:span></text:span></text:p>
        </text:list-item>
        <text:list-item>
          <text:p text:style-name="P140"><text:span text:style-name="My_5f_directory_20_Char">cvmx-helper-board.c</text:span><text:span text:style-name="My_5f_directory_20_Char"><text:span text:style-name="T22"> – Modify to include network port information. This file is located in the Simple Executive directory (</text:span></text:span><text:span text:style-name="My_5f_directory_20_Char">OCTEON SDK/executive</text:span><text:span text:style-name="My_5f_directory_20_Char"><text:span text:style-name="T22">)</text:span></text:span></text:p>
        </text:list-item>
        <text:list-item>
          <text:p text:style-name="P140"><text:span text:style-name="My_5f_directory_20_Char">cvmx-app-init.h</text:span><text:span text:style-name="My_5f_directory_20_Char"><text:span text:style-name="T22"> – Add new board ID. File is located in the Simple Executive directory </text:span></text:span><text:span text:style-name="My_5f_directory_20_Char">(OCTEON SDK/executive)</text:span></text:p>
        </text:list-item>
        <text:list-item>
          <text:p text:style-name="P140"><text:span text:style-name="My_5f_directory_20_Char">MAKEALL</text:span><text:span text:style-name="My_5f_directory_20_Char"><text:span text:style-name="T22"> – Builds all boards to report all warnings and errors</text:span></text:span></text:p>
        </text:list-item>
      </text:list>
      <text:h text:style-name="Heading_20_1" text:outline-level="1"><text:bookmark-start text:name="__RefHeading__537_614445243"/><text:bookmark-start text:name="__UnoMark__145_407082777"/>P<text:bookmark-end text:name="__UnoMark__145_407082777"/>orting U-Boot to New Hardware<text:bookmark-end text:name="__RefHeading__537_614445243"/></text:h>
      <text:p text:style-name="Standard">The easiest method to port to a new board is to select an existing board (donor board) and create a new directory, copying the files from the existing board. Choose an existing board based on the board's features rather than the particular OCTEON model. In most cases, the OCTEON U-Boot code determines the OCTEON model at run-time. The exception to this is that it is best to stay within the same family. Choose an OCTEON II based donor board if the new board will be using an OCTEON II processor or an OCTEON I/Plus based donor board if the new board will be using an OCTEON I or OCTEON Plus processor.</text:p>
      <text:p text:style-name="Standard">Usually, a good choice is to use the evaluation board for the processor being used. The generic_ram board is quite limited and may not be a good choice. See the <text:bookmark-ref text:reference-format="text" text:ref-name="__RefNumPara__25987_1203916773">OCTEON Development Board Details</text:bookmark-ref> section on page <text:bookmark-ref text:reference-format="page" text:ref-name="__RefNumPara__25987_1203916773">83</text:bookmark-ref> for a partial list of donor boards.</text:p>
      <text:list xml:id="list1703528739" text:style-name="WW8Num23">
        <text:list-item>
          <text:p text:style-name="P80">Start with the OCTEON Bringup and Diagnostic Kit (BDK) in order to make sure that the board is fully functional. This will aid in getting the correct settings for memory. Note that as of the SDK 2.1 that the BDK only supports OCTEON II (CN6XXX) devices and not OCTEON I or Plus devices (CN5XXX and earlier).</text:p>
          <text:p text:style-name="P80">All of the memory settings used in the BDK can be applied to U-Boot since both share the same memory initialization code.</text:p>
        </text:list-item>
        <text:list-item>
          <text:p text:style-name="P80">Read and become familiar with the README file provided with U-Boot. It will answer many questions not answered in this document. The README file does not contain any <text:s text:c="2"/>changes or enhancements made by CAVIUM for the OCTEON processor.</text:p>
        </text:list-item>
        <text:list-item>
          <text:p text:style-name="P80">Run the script <text:span text:style-name="My_5f_Command_20_Char">new_board.sh</text:span><text:span text:style-name="T22"> in the main U-Boot directory from the Linux command line. Answer the questions and it will perform several steps automatically. </text:span><text:span text:style-name="T24">Do not modify an existing board.</text:span><text:span text:style-name="T25"> The script will ask the following questions:</text:span></text:p>
          <text:list>
            <text:list-item>
              <text:p text:style-name="P159">What is the source or donor board to use?</text:p>
            </text:list-item>
            <text:list-item>
              <text:p text:style-name="P81">What is the name of the target board? The target board name must only contain the letters a-z, the numbers 0 to 9 and the underscore letter '_'. The name must start with a letter a-z.</text:p>
            </text:list-item>
            <text:list-item>
              <text:p text:style-name="P81">Does the new board support PCI or PCIe host mode?</text:p>
            </text:list-item>
          </text:list>
        </text:list-item>
      </text:list>
      <text:p text:style-name="P47"><text:soft-page-break/>After answering the questions it will use the donor board as a template for the new board and perform the following operations:</text:p>
      <text:list xml:id="list707130623" text:style-name="L7">
        <text:list-item>
          <text:p text:style-name="P142"><text:span text:style-name="T22">Copies </text:span><text:span text:style-name="My_5f_directory_20_Char">include/configs/octeon_&lt;donor board&gt;.h</text:span><text:span text:style-name="T22"> to </text:span><text:span text:style-name="My_5f_directory_20_Char">include/configs/octeon_&lt;myboard&gt;.h</text:span><text:span text:style-name="My_5f_directory_20_Char"><text:span text:style-name="T22">.</text:span></text:span></text:p>
        </text:list-item>
        <text:list-item>
          <text:p text:style-name="P142"><text:span text:style-name="My_5f_directory_20_Char"><text:span text:style-name="T22">Copies </text:span></text:span><text:span text:style-name="My_5f_directory_20_Char">include/configs/octeon_&lt;donor board&gt;_shared.h</text:span><text:span text:style-name="My_5f_directory_20_Char"><text:span text:style-name="T22"> to </text:span></text:span><text:span text:style-name="My_5f_directory_20_Char">include/configs/octeon_&lt;myboard&gt;_shared.h</text:span><text:span text:style-name="My_5f_directory_20_Char"><text:span text:style-name="T22">.</text:span></text:span></text:p>
        </text:list-item>
        <text:list-item>
          <text:p text:style-name="P142"><text:span text:style-name="My_5f_directory_20_Char"><text:span text:style-name="T22">Edits </text:span></text:span><text:span text:style-name="My_5f_directory_20_Char">include/configs/octeon_&lt;myboard&gt;.h</text:span><text:span text:style-name="My_5f_directory_20_Char"><text:span text:style-name="T22"> to include </text:span></text:span><text:span text:style-name="My_5f_directory_20_Char">octeon_&lt;myboard&gt;_shared.h</text:span><text:span text:style-name="My_5f_directory_20_Char"><text:span text:style-name="T22">.</text:span></text:span></text:p>
        </text:list-item>
        <text:list-item>
          <text:p text:style-name="P142"><text:span text:style-name="My_5f_directory_20_Char"><text:span text:style-name="T22">Changes </text:span></text:span><text:span text:style-name="My_5f_code_20_Char">__CONFIG_OCTEON_&lt;DONOR BOARD&gt;_SHARED_H__</text:span><text:span text:style-name="My_5f_directory_20_Char"><text:span text:style-name="T22"> to </text:span></text:span><text:span text:style-name="My_5f_code_20_Char">__CONFIG_OCTEON_&lt;MYBOARD&gt;_SHARED_H__</text:span><text:span text:style-name="My_5f_directory_20_Char"><text:span text:style-name="T22"> in </text:span></text:span><text:span text:style-name="My_5f_directory_20_Char">include/configs/octeon_&lt;myboard&gt;_shared.h</text:span><text:span text:style-name="My_5f_directory_20_Char"><text:span text:style-name="T22">.</text:span></text:span></text:p>
        </text:list-item>
        <text:list-item>
          <text:p text:style-name="P142"><text:span text:style-name="My_5f_directory_20_Char"><text:span text:style-name="T22">Adds a line for the new board to </text:span></text:span><text:span text:style-name="My_5f_directory_20_Char">boards.cfg</text:span><text:span text:style-name="My_5f_directory_20_Char"><text:span text:style-name="T22">.</text:span></text:span></text:p>
        </text:list-item>
        <text:list-item>
          <text:p text:style-name="P142"><text:span text:style-name="My_5f_directory_20_Char"><text:span text:style-name="T22">Creates the directory </text:span></text:span><text:span text:style-name="My_5f_directory_20_Char">board/octeon/&lt;myboard&gt;</text:span><text:span text:style-name="My_5f_directory_20_Char"><text:span text:style-name="T22">.</text:span></text:span></text:p>
        </text:list-item>
        <text:list-item>
          <text:p text:style-name="P142"><text:span text:style-name="My_5f_directory_20_Char"><text:span text:style-name="T22">Copies </text:span></text:span><text:span text:style-name="My_5f_directory_20_Char">board/octeon/&lt;donor board&gt;/&lt;donor board&gt;_board.c</text:span><text:span text:style-name="My_5f_directory_20_Char"><text:span text:style-name="T22"> to </text:span></text:span><text:span text:style-name="My_5f_directory_20_Char">board/octeon/&lt;myboard&gt;/&lt;myboard&gt;_board.c</text:span><text:span text:style-name="My_5f_directory_20_Char"><text:span text:style-name="T22">.</text:span></text:span></text:p>
        </text:list-item>
        <text:list-item>
          <text:p text:style-name="P142"><text:span text:style-name="My_5f_directory_20_Char"><text:span text:style-name="T22">Copies </text:span></text:span><text:span text:style-name="My_5f_directory_20_Char">board/octeon/&lt;donor board&gt;/&lt;donor board&gt;.dts</text:span><text:span text:style-name="T22"> to</text:span><text:span text:style-name="My_5f_directory_20_Char"> </text:span><text:span text:style-name="My_5f_directory_20_Char">board/octeon/&lt;myboard&gt;/&lt;myboard.dts&gt;</text:span><text:span text:style-name="My_5f_directory_20_Char"><text:span text:style-name="T22">.</text:span></text:span></text:p>
        </text:list-item>
        <text:list-item>
          <text:p text:style-name="P142"><text:span text:style-name="My_5f_directory_20_Char"><text:span text:style-name="T22">Creates symbolic links in </text:span></text:span><text:span text:style-name="My_5f_directory_20_Char">board/octeon/&lt;myboard&gt;</text:span><text:span text:style-name="My_5f_directory_20_Char"><text:span text:style-name="T22"> for the </text:span></text:span><text:span text:style-name="My_5f_directory_20_Char">Makefile</text:span><text:span text:style-name="My_5f_directory_20_Char"><text:span text:style-name="T22">, </text:span></text:span><text:span text:style-name="My_5f_directory_20_Char">config.mk</text:span><text:span text:style-name="My_5f_directory_20_Char"><text:span text:style-name="T22"> and </text:span></text:span><text:span text:style-name="My_5f_directory_20_Char">u-boot.lds</text:span><text:span text:style-name="My_5f_directory_20_Char"><text:span text:style-name="T22">.</text:span></text:span></text:p>
        </text:list-item>
      </text:list>
      <text:p text:style-name="P48"><text:span text:style-name="My_5f_directory_20_Char"><text:span text:style-name="T22">Running </text:span></text:span><text:span text:style-name="My_5f_Command_20_Char">new_board.sh</text:span><text:span text:style-name="My_5f_directory_20_Char"><text:span text:style-name="T22"> a second time will overwrite any changes made previously.</text:span></text:span></text:p>
      <text:list xml:id="list1844629744" text:continue-list="list1703528739" text:style-name="WW8Num23">
        <text:list-item>
          <text:p text:style-name="P80">Edit <text:span text:style-name="My_5f_directory_20_Char">cvmx-app-init.h</text:span> in the simple executive directory by adding the new board to <text:span text:style-name="My_5f_code_20_Char">cvmx_board_type_enum</text:span> and the function <text:span text:style-name="My_5f_code_20_Char">cvmx_board_type_to_string()</text:span>.</text:p>
          <text:p text:style-name="P80">Use a board type between <text:span text:style-name="My_5f_code_20_Char">CVMX_BOARD_TYPE_CUST_PRIVATE_MIN</text:span> and <text:span text:style-name="My_5f_code_20_Char">CVMX_BOARD_TYPE_CUST_PRIVATE_MAX</text:span> or contact CAVIUM to obtain an entry for <text:span text:style-name="My_5f_code_20_Char">cvmx_board_types_enum</text:span>. Add an entry to <text:span text:style-name="My_5f_code_20_Char">cvmx_board_type_to_string</text:span>. Adding a string entry will allow U-Boot to automatically generate the correct prompt.</text:p>
          <text:p text:style-name="P80">Note that in SDK 2.2 and later this file will no longer need to be modified due to flat device tree support.</text:p>
        </text:list-item>
        <text:list-item>
          <text:p text:style-name="P80">Edit the device tree file <text:span text:style-name="My_5f_directory_20_Char">board/octeon/&lt;myboard&gt;/&lt;myboard&gt;.dts</text:span> to change the board name.</text:p>
        </text:list-item>
        <text:list-item>
          <text:p text:style-name="P80">Edit the file <text:span text:style-name="My_5f_directory_20_Char">cvmx-helper-board.c</text:span> <text:span text:style-name="T62">if needed </text:span>in the simple executive directory by duplicating any code for the chosen development board with the new board. <text:span text:style-name="T62">With the addition of the device tree this is often no longer required.</text:span></text:p>
          <text:p text:style-name="P80">If the network and MII parameters are not defined in the device tree, edit <text:span text:style-name="My_5f_directory_20_Char">cvmx-helper-board.c</text:span> to modify the functions <text:span text:style-name="My_5f_code_20_Char">cvmx_helper_get_mii_address()</text:span> and <text:span text:style-name="My_5f_code_20_Char">__cvmx_helper_board_link_get()</text:span>. It is possible that several other functions in this file may need to be modified. Note that this is not necessary if the device tree is edited <text:soft-page-break/>instead. The device tree is the preferred method. It is strongly recommended that instead of editing these functions that a device tree file be created instead.</text:p>
        </text:list-item>
        <text:list-item>
          <text:p text:style-name="P80">Edit <text:span text:style-name="My_5f_directory_20_Char">arch/mips/cpu/octeon/lib_octeon_shared.c</text:span> to include <text:span text:style-name="My_5f_directory_20_Char">config/octeon_&lt;myboard&gt;_shared.h</text:span> and duplicate any places where <text:span text:style-name="My_5f_code_20_Char">CONFIG_OCTEON_XXXX</text:span> is found with <text:span text:style-name="My_5f_code_20_Char">CONFIG_OCTEON_&lt;MYBOARD&gt;</text:span>. Usually this involves adding the new board to <text:span text:style-name="My_5f_code_20_Char">octeon_board_ddr_config_table[]</text:span><text:span text:style-name="T23"> near the end of the file.</text:span></text:p>
        </text:list-item>
        <text:list-item>
          <text:p text:style-name="P80">Attempt to build the new board using the Linux command <text:span text:style-name="My_5f_Command_20_Char">make octeon_&lt;myboard&gt;_config</text:span> followed by <text:span text:style-name="My_5f_Command_20_Char">make</text:span>. It should compile. If not, fix any errors until it does.</text:p>
        </text:list-item>
        <text:list-item>
          <text:p text:style-name="P80">Load the new U-Boot image onto the evaluation board, assuming that the evaluation board was chosen as <text:span text:style-name="My_5f_directory_20_Char">XXXX</text:span> above. The <text:span text:style-name="My_5f_Command_20_Char">bootloaderupdate</text:span> U-Boot command should work to install the new bootloader. Note that the file <text:span text:style-name="My_5f_directory_20_Char">u-boot-octeon_&lt;myboard&gt;.bin</text:span> should be used. If the file fails to boot when booting out of flash then boot the failsafe image by toggling the switch for GPIO 0. The failsafe position is usually the off position.</text:p>
        </text:list-item>
        <text:list-item>
          <text:p text:style-name="P80">Edit the include files to define the settings for the new board. If they conflict with the default settings in <text:span text:style-name="My_5f_directory_20_Char">include/configs/</text:span><text:span text:style-name="T6">octeon_common.h</text:span>, rather than changing <text:span text:style-name="T6">octeon_common.h</text:span>, just <text:span text:style-name="T6">#undef</text:span> then re-define the setting. Feedback is also appreciated on any problems encountered here so future versions of <text:span text:style-name="My_5f_code_20_Char">octeon_common.h</text:span> can add <text:span text:style-name="My_5f_code_20_Char">#ifdefs</text:span> if the value has been previously defined. Note that the way commands are defined has changed from previous versions of the SDK and that most other settings have also changed names.</text:p>
        </text:list-item>
        <text:list-item>
          <text:p text:style-name="P80">Edit the device tree file <text:span text:style-name="My_5f_directory_20_Char">board/octeon/&lt;myboard&gt;/myboard.dts</text:span>. See chapter <text:bookmark-ref text:reference-format="chapter" text:ref-name="__RefHeading__7085_352174040">19</text:bookmark-ref> <text:bookmark-ref text:reference-format="text" text:ref-name="__RefHeading__7085_352174040">Flat Device Tree</text:bookmark-ref> on page <text:bookmark-ref text:reference-format="page" text:ref-name="__RefHeading__7085_352174040">42</text:bookmark-ref> for details.</text:p>
        </text:list-item>
        <text:list-item>
          <text:p text:style-name="P80">Re-define any functions defined in the <text:span text:style-name="T6">board/octeon/common/</text:span> directory as needed for your board. All of the common functions have the weak attribute set so any new functions with the same name will take priority when linked. Do not edit the functions in <text:span text:style-name="T6">board/octeon/common</text:span> since this is not required. Instead replicate the needed functions in <text:span text:style-name="My_5f_directory_20_Char">board/octeon/&lt;myboard&gt;/&lt;myboard&gt;_board.c</text:span>.</text:p>
        </text:list-item>
        <text:list-item>
          <text:p text:style-name="P80">Uncomment <text:span text:style-name="My_5f_code_20_Char">PLATFORM_CPPFLAGS</text:span> in <text:span text:style-name="My_5f_code_20_Char">board/octeon/&lt;my board&gt;</text:span>. Note that this may be a symbolic link to <text:span text:style-name="My_5f_code_20_Char">board/octeon/common_make/config.mk</text:span>. This will enable address checking for all CSR register read and write operations. Remember to disable this feature before shipping since this increases the size of U-Boot and slows it down due to all of the additional checking.</text:p>
        </text:list-item>
        <text:list-item>
          <text:p text:style-name="P80">Add the new board to the MAKEALL command.</text:p>
        </text:list-item>
      </text:list>
      <text:p text:style-name="Standard">While many OCTEON boards have a MCU present, the Embedded Planet EP6300C <text:span text:style-name="T63">and SFF6100 boards</text:span> do not. Th<text:span text:style-name="T63">e EP6300C</text:span> board also demonstrates how to add a board-specific device on the boot bus that is not used by other boards. Additionally, this board uses a 16-bit CFI flash rather than 8-bits. It does not make use of the True IDE mode that other boards utilize.</text:p>
      <text:h text:style-name="Heading_20_2" text:outline-level="2"><text:bookmark-start text:name="__RefHeading__5689_1007970605"/><text:soft-page-break/>PCI and PCIe Target Boards<text:bookmark-end text:name="__RefHeading__5689_1007970605"/></text:h>
      <text:p text:style-name="Standard">If the target board supports PCI/PCIe target mode then it is easiest to start out by copying the generic_ram board. The <text:span text:style-name="My_5f_directory_20_Char">lib_octeon_shared.c</text:span> file and <text:span text:style-name="My_5f_directory_20_Char">octeon_&lt;myboard&gt;.h</text:span> and <text:span text:style-name="My_5f_directory_20_Char">octeon_&lt;myboard&gt;_shared.h</text:span> files are used by the host Linux command <text:span text:style-name="My_5f_Command_20_Char">oct-remote-boot</text:span> and other remote utilities.</text:p>
      <text:h text:style-name="Heading_20_1" text:outline-level="1"><text:bookmark-start text:name="__RefHeading__17087_1594723121"/>Porting from Earlier U-Boot Versions<text:bookmark-end text:name="__RefHeading__17087_1594723121"/></text:h>
      <text:h text:style-name="Heading_20_2" text:outline-level="2"><text:bookmark-start text:name="__RefHeading__541_614445243"/>Porting from U-Boot 1.1.1 (SDK 2.0) to U-Boot 2011.03 (SDK 2.1)<text:bookmark-end text:name="__RefHeading__541_614445243"/></text:h>
      <text:p text:style-name="Standard">Prior to the SDK 2.1, U-Boot was based on version 1.1.1 which is very old. The SDK 2.1 moved to U-Boot version 2011.03.</text:p>
      <text:list xml:id="list1940170914" text:style-name="WW8Num15">
        <text:list-item>
          <text:p text:style-name="P82">Copy the board file <text:span text:style-name="My_5f_directory_20_Char">board/octeon_&lt;board_name&gt;_board.c</text:span> from the old U-Boot to <text:span text:style-name="My_5f_directory_20_Char">board/octeon/&lt;board_name&gt;/&lt;board_name&gt;_board.c</text:span>.</text:p>
        </text:list-item>
        <text:list-item>
          <text:p text:style-name="P82">Create symbolic links from <text:span text:style-name="My_5f_directory_20_Char">board/octeon/common_make/*</text:span> into your directory for the <text:span text:style-name="My_5f_directory_20_Char">Makefile</text:span>, <text:span text:style-name="My_5f_directory_20_Char">u-boot.lds</text:span> and <text:span text:style-name="My_5f_directory_20_Char">config.mk</text:span> files. In most cases these can be used without modification. If modification is needed, then copy the file before modifying it instead of creating a symbolic link.</text:p>
        </text:list-item>
        <text:list-item>
          <text:p text:style-name="P82">In <text:span text:style-name="My_5f_directory_20_Char">&lt;board_name&gt;_board.c</text:span> use search/replace and replace <text:span text:style-name="T6">gd-&gt;xxxx</text:span> with <text:span text:style-name="T6">gd-&gt;ogd.xxxx</text:span> for all OCTEON-specific fields, which is usually everything except <text:span text:style-name="T6">gd-&gt;flags</text:span>.</text:p>
        </text:list-item>
        <text:list-item>
          <text:p text:style-name="P82">Update the include files to use <text:span text:style-name="T6">&lt;asm/arch/xxxx&gt;</text:span> for OCTEON-specific include files.</text:p>
        </text:list-item>
        <text:list-item>
          <text:p text:style-name="P82">It might be easier to create the <text:span text:style-name="My_5f_directory_20_Char">octeon_&lt;board_name&gt;.h</text:span> file from scratch under <text:span text:style-name="T6">include/configs </text:span>rather than modify the existing include file from the old U-Boot. The easiest way is to diff between the custom <text:span text:style-name="My_5f_directory_20_Char">octeon_&lt;board_name&gt;.h</text:span> file and a similar OCTEON board file then make similar changes with the new U-Boot.</text:p>
        </text:list-item>
        <text:list-item>
          <text:p text:style-name="P82">Add the appropriate <text:span text:style-name="T6">octeon_&lt;board_name&gt;_shared.h</text:span> file to <text:span text:style-name="T6">arch/mips/cpu/lib_octeon_shared.c</text:span> and support for the new board. <text:span text:style-name="T6">lib_octeon_shared.c</text:span> has not changed significantly in how configuration is handled. This will likely change in the future, however, as more portable methods are found to implement this.</text:p>
        </text:list-item>
        <text:list-item>
          <text:p text:style-name="P82">Re-do any commands that were defined in the old header file since this has changed. Note: commands are no longer defined as a bitmap.</text:p>
        </text:list-item>
      </text:list>
      <text:h text:style-name="Heading_20_2" text:outline-level="2"><text:bookmark-start text:name="__RefHeading__17089_1594723121"/>Porting from SDK 2.1 to SDK 2.2<text:bookmark-end text:name="__RefHeading__17089_1594723121"/></text:h>
      <text:p text:style-name="Standard">Several changes were made in the SDK 2.2 release. The biggest change is the introduction of the flat device tree. The flat device tree provides a method of describing the hardware on a board by using a text file. This allows the Linux kernel and simple executive applications to be able to work with new hardware without requiring recompilation.</text:p>
      <text:p text:style-name="Standard"><text:soft-page-break/>In order to migrate from SDK 2.1 to SDK 2.2 a flat device tree (.dts) file must be created under <text:span text:style-name="My_5f_directory_20_Char">board/octeon/&lt;board name&gt;</text:span>. The file should be named <text:span text:style-name="My_5f_directory_20_Char">&lt;board name&gt;.dts</text:span>.</text:p>
      <text:p text:style-name="Standard">Please see chapter <text:bookmark-ref text:reference-format="number" text:ref-name="__RefHeading__7085_352174040">19</text:bookmark-ref> <text:bookmark-ref text:reference-format="text" text:ref-name="__RefHeading__7085_352174040">Flat Device Tree</text:bookmark-ref> for details on the new device tree specification.</text:p>
      <text:p text:style-name="Standard">With the flat device tree modifications to the simple executive file <text:span text:style-name="My_5f_directory_20_Char">cvmx-helper-board.c</text:span> are no longer required.</text:p>
      <text:h text:style-name="P123" text:outline-level="2"><text:bookmark-start text:name="__RefHeading__13473_322103360"/>Porting from SDK 2.2 to SDK 2.3<text:bookmark-end text:name="__RefHeading__13473_322103360"/></text:h>
      <text:p text:style-name="P83">Very few changes were made between SDKs 2.2 and 2.3.</text:p>
      <text:h text:style-name="P123" text:outline-level="2"><text:bookmark-start text:name="__RefHeading__13475_322103360"/>Porting from SDK 2.3 to SDK 3.0<text:bookmark-end text:name="__RefHeading__13475_322103360"/></text:h>
      <text:p text:style-name="P83">The biggest change between SDK 2.3 and SDK 3.0 is how PHY devices are handled. Prior to SDK 3.0, all of the MDIO operations needed to initialize a PHY had to be performed in the board .c file. With SDK 3.0 most of these operations can now be specified in the flat device tree. U-Boot now fully utilizes the flat device tree for PHY initialization. For many boards the PHY initialization code can be completely eliminated as it can now take place automatically. <text:span text:style-name="T64">If PHY initialization is still required then it should be implemented in </text:span><text:span text:style-name="My_5f_code_20_Char"><text:span text:style-name="T64">board_mdio_init()</text:span></text:span><text:span text:style-name="T64"> instead of </text:span><text:span text:style-name="My_5f_code_20_Char"><text:span text:style-name="T64">checkboard()</text:span></text:span><text:span text:style-name="T64">. </text:span><text:span text:style-name="T100">The default </text:span><text:span text:style-name="My_5f_code_20_Char"><text:span text:style-name="T100">board_mdio_init()</text:span></text:span><text:span text:style-name="T100"> function is adequate for most boards. It makes use of the device tree to initialize the PHY devices.</text:span></text:p>
      <text:p text:style-name="P84"><text:span text:style-name="T64">Any code which previously used </text:span><text:span text:style-name="My_5f_code_20_Char"><text:span text:style-name="T64">cvmx_</text:span></text:span><text:span text:style-name="My_5f_code_20_Char"><text:span text:style-name="T100">twsi</text:span></text:span><text:span text:style-name="My_5f_code_20_Char"><text:span text:style-name="T64">_XXX</text:span></text:span><text:span text:style-name="T64"> functions should now use the </text:span><text:span text:style-name="My_5f_code_20_Char"><text:span text:style-name="T64">i2c_read</text:span></text:span><text:span text:style-name="T64">/</text:span><text:span text:style-name="My_5f_code_20_Char"><text:span text:style-name="T64">i2c_write</text:span></text:span><text:span text:style-name="T64"> functions provided by U-Boot. Be sure to set the bus using </text:span><text:span text:style-name="My_5f_code_20_Char"><text:span text:style-name="T64">i2c_set_bus_num()</text:span></text:span><text:span text:style-name="T64"> first.</text:span></text:p>
      <text:p text:style-name="P85"><text:span text:style-name="T100">Any code which uses </text:span><text:span text:style-name="My_5f_code_20_Char"><text:span text:style-name="T100">cvmx_gpio_XXX</text:span></text:span><text:span text:style-name="T100"> functions should now use the GPIO functions defined in </text:span><text:span text:style-name="My_5f_directory_20_Char"><text:span text:style-name="T100">arch/mips/include/asm/gpio.h</text:span></text:span><text:span text:style-name="T100">.</text:span></text:p>
      <text:p text:style-name="P84"><text:span text:style-name="T64">Many of the settings which were previously required for boot bus devices are now handled entirely by the device tree.</text:span></text:p>
      <text:p text:style-name="P84"><text:span text:style-name="T64">The define </text:span><text:span text:style-name="My_5f_code_20_Char"><text:span text:style-name="T64">CONFIG_FLASH_USES_ALE</text:span></text:span><text:span text:style-name="T64"> is no longer </text:span><text:span text:style-name="T101">used</text:span><text:span text:style-name="T64">. This is now automatically detected. It still must be defined in the device tree, however.</text:span></text:p>
      <text:p text:style-name="P84"><text:span text:style-name="T64">If a TLV EEPROM is present there are now helper functions to reduce the size of the code in early_board_init(). The functions are </text:span><text:span text:style-name="My_5f_code_20_Char"><text:span text:style-name="T64">octeon_board_get_clock_info()</text:span></text:span><text:span text:style-name="T64">, </text:span><text:span text:style-name="My_5f_code_20_Char"><text:span text:style-name="T64">octeon_board_get_descriptor()</text:span></text:span><text:span text:style-name="T64">, </text:span><text:span text:style-name="My_5f_code_20_Char"><text:span text:style-name="T64">octeon_board_get_mac_addr()</text:span></text:span><text:span text:style-name="T64"> and </text:span><text:span text:style-name="My_5f_code_20_Char"><text:span text:style-name="T64">octeon_get_cpu_multiplier()</text:span></text:span><text:span text:style-name="T64">. The function which generates a random MAC address has also been significantly improved if the MAC address is not defined in the TLV_EEPROM.</text:span></text:p>
      <text:h text:style-name="Heading_20_1" text:outline-level="1"><text:bookmark-start text:name="__RefHeading__545_614445243"/>Porting Details<text:bookmark-end text:name="__RefHeading__545_614445243"/></text:h>
      <text:p text:style-name="Standard">The easiest way to port to a new board is to start with an existing board and copy it. A good example board is the Embedded Planet EP6300C because this board does not have a MCU yet implements most other features. The only drawback of this board is the fact that it does not implement True IDE mode if compact flash is desired. The best choice is likely the evaluation board being used. <text:span text:style-name="T54">Do not modify the code for existing boards.</text:span></text:p>
      <text:p text:style-name="P23"><text:soft-page-break/>Most of the board specific functions are placed either within the board file or under <text:span text:style-name="T6">board/octeon/common/</text:span>. All of the predefined common functions are compiled with <text:span text:style-name="T6">__attribute__((__weak__))</text:span> to make it easy to replace the functions.</text:p>
      <text:p text:style-name="P23"><text:span text:style-name="My_5f_code_20_Char">board_fixup_fdt()</text:span>: This function performs any fixups needed to the flat device tree needed for the board. This function is optional. It is often used when certain features on a board can be changed such as pluggable networking modules. In this case based on the mode it prunes away the interfaces that are not used. In the device tree, fields that can be trimmed have the property <text:span text:style-name="My_5f_code_20_Char">“cavium,qlm-trim”</text:span> set.</text:p>
      <text:p text:style-name="Standard"><text:span text:style-name="T6">octeon_boot_bus_board_init()</text:span><text:span text:style-name="T23">:</text:span><text:span text:style-name="T22"> </text:span>This function is called to initialize any board specific boot bus devices that are not defined in <text:span text:style-name="T6">board/octeon/common/octeon_boot_bus.c</text:span>. The ep6300c has a FPGA called the BCSR which is enabled in this function. This function is optional and replaces a weakly defined function.</text:p>
      <text:p text:style-name="Standard"><text:span text:style-name="T6">octeon_cf_present()</text:span>: This function replaces a function defined in <text:span text:style-name="T6">octeon_board_cf.c</text:span> and returns if a CF card is inserted or not. It is not required. On this board the compact flash insertion status is obtained from a register on the BCSR FPGA.</text:p>
      <text:p text:style-name="Standard"><text:span text:style-name="My_5f_code_20_Char">ide_set_reset()</text:span>: Since this board uses the FPGA to reset the IDE bus rather than a GPIO line, <text:span text:style-name="T6">ide_set_reset()</text:span> is defined which replaces the default one in <text:span text:style-name="T6">octeon_board_cf.c</text:span>.</text:p>
      <text:p text:style-name="P94"><text:span text:style-name="My_5f_code_20_Char"><text:span text:style-name="T69">ide_led()</text:span></text:span><text:span text:style-name="T69">: If defined and </text:span><text:span text:style-name="My_5f_code_20_Char"><text:span text:style-name="T69">CONFIG_IDE_LED</text:span></text:span><text:span text:style-name="T69"> is defined then this function will be called to enable and disable a LED for IDE disk access.</text:span></text:p>
      <text:p text:style-name="Standard"><text:span text:style-name="T6">checkboard()</text:span>: This is a required function that is called fairly late to check if the board is OK or not. It can also perform board-specific initialization. Return 0 for success.</text:p>
      <text:p text:style-name="Standard"><text:span text:style-name="T6">board_early_init_f()</text:span>: This function is defined for the ebb6300 board to perform some initialization very early in the boot process. It is optional and not all boards provide this function. It is called before the failsafe scan and boot bus initialization. Note that because it is called before the failsafe check it can be called twice. Since DRAM is not initialized, do not use any global variables, only the <text:span text:style-name="My_5f_code_20_Char">gd</text:span> data strucsture is safe.</text:p>
      <text:p text:style-name="Standard"><text:span text:style-name="T6">early_board_init()</text:span>: This is a required function. This function is responsible for making sure any special features of the board that must be enabled early on are enabled. It also is responsible for filling in a number of required fields in the <text:span text:style-name="My_5f_code_20_Char">gd-&gt;ogd</text:span> data structure and several <text:span text:style-name="My_5f_code_20_Char">gd-&gt;flags</text:span>. It is called after the boot bus has been initialized but before the environment has been initialized. It is called before DRAM is initialized so it must not make use of any global variables.</text:p>
      <text:p text:style-name="Standard">On the EP6300C board, like all of CAVIUM's boards, there is a serial EEPROM that stores various parameters. These are read and used to fill in various fields in gd-&gt;ogd. If the board does not have a serial EEPROM or if the fields are missing then default values must be filled in. These values are typically stored in the board-specific configuration header file.</text:p>
      <text:p text:style-name="Standard"><text:span text:style-name="My_5f_code_20_Char">octeon_led_str_write()</text:span>: The last function is <text:span text:style-name="T6">octeon_led_str_write()</text:span> which on this board is just an empty function since no LED display is present. If a display is present, this function is called to display an 8 character ASCII string.</text:p>
      <text:p text:style-name="P95"><text:soft-page-break/><text:span text:style-name="My_5f_code_20_Char"><text:span text:style-name="T70">octeon_adjust_board_name</text:span></text:span><text:span text:style-name="T70">(): This function allows the name of the board which is used in the prompt to be changed at runtime. This is called fairly late after relocation to RAM has occurred. It is called for the EP6300C and EP6600C boards since the same U-Boot image is used for both boards.</text:span></text:p>
      <text:p text:style-name="P97"><text:span text:style-name="My_5f_code_20_Char"><text:span text:style-name="T73">late_board_init()</text:span></text:span><text:span text:style-name="T73">: This function is called very late in the U-Boot process shortly before the prompt is displayed. This is available as a hook to perform any late initialization.</text:span></text:p>
      <text:h text:style-name="Heading_20_2" text:outline-level="2"><text:bookmark-start text:name="__RefHeading__5824_77752684"/>DRAM Configuration<text:bookmark-end text:name="__RefHeading__5824_77752684"/></text:h>
      <text:p text:style-name="Standard">A DRAM profile must be defined. See the <text:span text:style-name="My_5f_directory_20_Char">octeon_&lt;board_name&gt;_shared.h</text:span> configuration include files for examples for various boards. If no SPD is present on the board then the SPD values will have to be added in <text:span text:style-name="T6">octeon_&lt;board_name&gt;_shared.c</text:span> near the end of the file. The <text:span text:style-name="My_5f_code_20_Char">octeon_&lt;board&gt;_shared.h</text:span> file will also have to be included into this file. The method of configuring DRAM is subject to change in future versions of U-Boot.</text:p>
      <text:p text:style-name="Standard">The DRAM configuration from the BDK should be used for U-Boot and should not require any modification.</text:p>
      <text:p text:style-name="Standard">Note that in addition to the BDK parameters that <text:span text:style-name="My_5f_code_20_Char">CONFIG_OCTEON_DDR</text:span> must be defined to be either 2 or 3. For all OCTEON I and OCTEON Plus devices this must be defined as 2. For all OCTEON II devices this must be defined as 3.</text:p>
      <text:h text:style-name="Heading_20_3" text:outline-level="3"><text:bookmark-start text:name="__RefHeading__6606_1693977588"/><text:bookmark-start text:name="__RefNumPara__6330_1693977588"/>Editing <text:span text:style-name="T35">include/configs/octeon_&lt;board_name&gt;_shared.h</text:span><text:bookmark-end text:name="__RefHeading__6606_1693977588"/><text:bookmark-end text:name="__RefNumPara__6330_1693977588"/></text:h>
      <text:p text:style-name="Standard"><text:span text:style-name="T22">Most boards have a file named </text:span><text:span text:style-name="T35">include/configs/octeon_&lt;board_name&gt;_shared.h</text:span><text:span text:style-name="T22">. This file contains all of the DDR2 and DDR3 memory settings and the board serial EEPROM </text:span><text:span text:style-name="T22">TWSI address, if present. This file is shared with the BDK and must be modified according to the board requirements. The file should be the same between the BDK and U-Boot.</text:span></text:p>
      <text:h text:style-name="Heading_20_2" text:outline-level="2"><text:bookmark-start text:name="__RefHeading__5831_297229213"/>Editing <text:span text:style-name="T35">include/configs/octeon_&lt;board_name&gt;.h</text:span><text:bookmark-end text:name="__RefHeading__5831_297229213"/></text:h>
      <text:p text:style-name="Standard">The include file <text:span text:style-name="T35">include/configs/octeon_&lt;board_name&gt;.h</text:span> contains all of the board-specific configuration options other than those listed in section <text:bookmark-ref text:reference-format="number" text:ref-name="__RefNumPara__6330_1693977588">8.1.1</text:bookmark-ref> <text:bookmark-ref text:reference-format="direction" text:ref-name="__RefNumPara__6330_1693977588">above</text:bookmark-ref>. Many options are already defined in the file <text:span text:style-name="My_5f_directory_20_Char">include/configs/octeon_common.h</text:span>. Edit this file as-needed to configure U-Boot for the target board. Most of the settings are listed in the U-Boot README file and in the <text:bookmark-ref text:reference-format="text" text:ref-name="__RefHeading__559_614445243">Configuration Variables</text:bookmark-ref> section on page <text:bookmark-ref text:reference-format="page" text:ref-name="__RefHeading__559_614445243">65</text:bookmark-ref>. The configuration files for the EP6300C, EBB6300 and EBB6800 boards are the best documented boards at this time.</text:p>
      <text:p text:style-name="Standard">If changes are required to settings defined in <text:span text:style-name="My_5f_directory_20_Char">include/configs/octeon_common.h</text:span> then use <text:span text:style-name="My_5f_code_20_Char">#undef</text:span> before redefining the settings. Do not edit <text:span text:style-name="My_5f_directory_20_Char">include/configs/octeon_common.h</text:span>.</text:p>
      <text:h text:style-name="Heading_20_1" text:outline-level="1"><text:bookmark-start text:name="__RefHeading__26135_1203916773"/>Building U-Boot<text:bookmark-end text:name="__RefHeading__26135_1203916773"/></text:h>
      <text:p text:style-name="Standard">All commands in this section are assumed to be from the Linux host command line. To build U-Boot for a particular board, type the following commands:</text:p>
      <text:p text:style-name="P45"><text:span text:style-name="My_5f_Command_20_Char">% env-setup OCTEON_CN63XX</text:span></text:p>
      <text:p text:style-name="P45"><text:soft-page-break/><text:span text:style-name="My_5f_Command_20_Char">% cd </text:span><text:span text:style-name="My_5f_directory_20_Char">bootloader/u-boot</text:span></text:p>
      <text:p text:style-name="P109"><text:span text:style-name="My_5f_directory_20_Char"><text:span text:style-name="T71">% make clean</text:span></text:span></text:p>
      <text:p text:style-name="P45"><text:span text:style-name="My_5f_Command_20_Char">% make octeon_&lt;board_name&gt;_config</text:span></text:p>
      <text:p text:style-name="P45"><text:span text:style-name="My_5f_Command_20_Char">% make</text:span></text:p>
      <text:p text:style-name="Standard">A second method is also available. <text:span text:style-name="T71">This method will configure the environment for the specified board as well as build the U-Boot binary image.</text:span></text:p>
      <text:p text:style-name="P45"><text:span text:style-name="My_5f_Command_20_Char">% make octeon_&lt;board_name&gt;</text:span></text:p>
      <text:p text:style-name="Standard">The <text:span text:style-name="My_5f_Command_20_Char">MAKEALL</text:span> command will build U-Boot for all of the boards and will display a list of all warnings and errors. Note that this does not preserve the finished binary of U-Boot.</text:p>
      <text:p text:style-name="Standard">One final method of building U-Boot is to type <text:span text:style-name="My_5f_Command_20_Char">make all</text:span> in the root SDK directory. This command will build U-Boot for all boards. The U-Boot binaries will be placed into the <text:span text:style-name="My_5f_directory_20_Char">target/bin</text:span> directory.</text:p>
      <text:p text:style-name="Standard">It is possible to perform parallel builds by adding the <text:span text:style-name="My_5f_Command_20_Char">-j</text:span> parameter to make, however it has been found that sometimes the build may fail. If an error occurs when trying to compile <text:span text:style-name="My_5f_directory_20_Char">board.c</text:span> in <text:span text:style-name="My_5f_directory_20_Char">arch/mips/lib</text:span> then the configuration has been lost or corrupted. If this happens, issue the following commands:</text:p>
      <text:p text:style-name="P45"><text:span text:style-name="My_5f_Command_20_Char">% make clean</text:span></text:p>
      <text:p text:style-name="P45"><text:span text:style-name="My_5f_Command_20_Char">% make octeon_&lt;board_name&gt;_config</text:span></text:p>
      <text:p text:style-name="P43">This will reset the configuration back.</text:p>
      <text:p text:style-name="P43">Sometimes <text:span text:style-name="My_5f_Command_20_Char">make clean</text:span> will be insufficient. If this occurs use the following commands:</text:p>
      <text:p text:style-name="P45"><text:span text:style-name="My_5f_Command_20_Char">% make distclean</text:span></text:p>
      <text:p text:style-name="P45"><text:span text:style-name="My_5f_Command_20_Char">% make octeon_&lt;board_name&gt;_config</text:span></text:p>
      <text:p text:style-name="P43">The <text:span text:style-name="My_5f_Command_20_Char">make distclean</text:span> command will clear out any configuration that exists.</text:p>
      <text:p text:style-name="P43">Before building U-Boot for a different board always<text:span text:style-name="Default_20_Paragraph_20_Font"> run <text:s/></text:span><text:span text:style-name="My_5f_Command_20_Char"><text:span text:style-name="T35">make distclean</text:span></text:span> before making the new configuration.</text:p>
      <text:h text:style-name="Heading_20_1" text:outline-level="1"><text:bookmark-start text:name="__RefHeading__26137_1203916773"/>Debugging<text:bookmark-end text:name="__RefHeading__26137_1203916773"/></text:h>
      <text:p text:style-name="Standard">Many files have debugging support. To enable it, usually all that is required is to add <text:span text:style-name="My_5f_code_20_Char">#define DEBUG</text:span> at the very beginning of the file. Note that it should be defined before <text:span text:style-name="My_5f_directory_20_Char">common.h</text:span> is included because many files use the <text:span text:style-name="My_5f_code_20_Char">debug()</text:span> function which is defined in <text:span text:style-name="My_5f_directory_20_Char">common.h</text:span>.</text:p>
      <text:p text:style-name="Standard">The core of the U-Boot startup process is in <text:span text:style-name="T6">arch/mips/lib/board_octeon.c</text:span>. Defining DEBUG here will provide a lot of useful information to help debug where the boot process is failing. In this case, change <text:span text:style-name="My_5f_code_20_Char">#undef DEBUG</text:span> to <text:span text:style-name="My_5f_code_20_Char">#define DEBUG</text:span> at the very beginning of the file.</text:p>
      <text:p text:style-name="Standard"><text:soft-page-break/>To debug issues with the boot bus consider enabling the <text:span text:style-name="My_5f_Command_20_Char">octbootbus</text:span> command and enabling debugging in <text:span text:style-name="My_5f_directory_20_Char">board/octeon/common/octeon_boot_bus.c</text:span>.</text:p>
      <text:h text:style-name="Heading_20_2" text:outline-level="2"><text:bookmark-start text:name="__RefHeading__4996_1401470807"/>Trap Dumps<text:bookmark-end text:name="__RefHeading__4996_1401470807"/></text:h>
      <text:p text:style-name="Standard">In some cases, a trap dump will be printed out the serial port if a crash occurs. Refer to the map file <text:span text:style-name="My_5f_code_20_Char">System-octeon_&lt;board&gt;.map</text:span> to determine what function caused the trap. U-Boot uses the MIPS N32 application binary interface (ABI). The CPU register 0x1F (r31) may contain the address from where the function that crashed was called from. The registers 0x4 (a0) through 0xB (a7) contain the first 8 arguments to the function.</text:p>
      <text:p text:style-name="Standard">Note that the exception handler executes out of the failsafe version of U-Boot. U-Boot prior to the 2.1 SDK will not properly display the registers. If the failsafe version of U-Boot is older than 2.1 then only the status, cause, epc and badvaddr fields will be accurate, all other registers may not be accurate.</text:p>
      <text:p text:style-name="Standard">The <text:span text:style-name="My_5f_code_20_Char">K0</text:span> and <text:span text:style-name="My_5f_code_20_Char">K1</text:span> (<text:span text:style-name="My_5f_code_20_Char">$26</text:span> and <text:span text:style-name="My_5f_code_20_Char">$27</text:span>) registers will not be accurate. These are used internally by the trap handler.</text:p>
      <text:p text:style-name="Standard">If the trap is due to a NMI or a watchdog interrupt then this will be displayed after the status value. Future releases of the SDK may expand the information displayed to make debugging easier. Note that watchdog support will likely not be available until the SDK 2.2.</text:p>
      <text:p text:style-name="Standard">A write operation to some location in DRAM before DRAM has been initialized may cause the OCTEON to lock up when the DRAM is cleared. This can be difficult to track down. This is often caused by a write to a global variable.</text:p>
      <text:p text:style-name="Standard">The status and cause fields are defined in the Coprocessor 0 Registers section in the <text:span text:style-name="Book_20_Title">MIPS64 Architecture for Programmers Volume III</text:span> PDF available from <text:a xlink:type="simple" xlink:href="http://www.mips.com/">http://www.mips.com/</text:a>. The <text:span text:style-name="My_5f_code_20_Char">badvaddr</text:span> field will display the bad virtual address that caused the exception (if due to an invalid load or store address) and <text:span text:style-name="My_5f_code_20_Char">epc</text:span> will contain the address of the failing instruction.</text:p>
      <text:p text:style-name="P96"><text:span text:style-name="T72">Note that not all cases will produce a trap. Also, since the trap handler is often contained in the failsafe bootloader, upgrading the failsafe bootloader may fix some trap dump issues.</text:span></text:p>
      <text:h text:style-name="Heading_20_2" text:outline-level="2"><text:bookmark-start text:name="__RefHeading__6608_1693977588"/>NULL Pointers<text:bookmark-end text:name="__RefHeading__6608_1693977588"/></text:h>
      <text:p text:style-name="Standard">NULL pointers are not trapped in U-Boot. This can make debugging particularly difficult since the result may not be visible until much later. For example, writing to a NULL pointer before U-Boot has been relocated to RAM can cause U-Boot to lock up when it later flushes the cache.</text:p>
      <text:h text:style-name="Heading_20_2" text:outline-level="2"><text:bookmark-start text:name="__RefHeading__4998_1401470807"/>Debugging Memory<text:bookmark-end text:name="__RefHeading__4998_1401470807"/></text:h>
      <text:p text:style-name="Standard">When debugging memory issues there are several helpful tools in U-Boot. The first is the U-Boot environment variables <text:span text:style-name="My_5f_Command_20_Char">ddr_verbose</text:span> and <text:span text:style-name="My_5f_Command_20_Char">ddr_trace_init</text:span>. Setting <text:span text:style-name="My_5f_Command_20_Char">ddr_verbose</text:span> will display verbose information during the initialization sequence and setting <text:span text:style-name="My_5f_Command_20_Char">ddr_trace_init</text:span> will display all register read and write accesses. These are used in <text:span text:style-name="My_5f_directory_20_Char">arch/mips/cpu/octeon/lib_octeon_shared.c</text:span>.</text:p>
      <text:p text:style-name="Standard"><text:soft-page-break/>Another helpful option is to change <text:span text:style-name="My_5f_code_20_Char">DO_SIMPLE_DRAM_TEST_FROM_FLASH</text:span> from 0 to 1 in <text:span text:style-name="My_5f_directory_20_Char">arch/mips/lib/board_octeon.c</text:span>. This will enable a memory test after initializing memory.</text:p>
      <text:h text:style-name="P131" text:outline-level="3"><text:bookmark-start text:name="__RefHeading__5691_1007970605"/>Debugging Memory over PCI or EJTAG<text:bookmark-end text:name="__RefHeading__5691_1007970605"/></text:h>
      <text:p text:style-name="Standard">If the board is capable of booting over the PCI or PCIe bus it will make memory bring-up easier. After making changes to <text:span text:style-name="My_5f_directory_20_Char">include/configs/octeon_&lt;myboard&gt;_shared.h</text:span> recompile the files in <text:span text:style-name="My_5f_directory_20_Char">../../host/remote-utils</text:span> and use the <text:span text:style-name="My_5f_Command_20_Char">oct-remote-ddr</text:span> and <text:span text:style-name="My_5f_Command_20_Char">oct-remote-boot</text:span> Linux programs to initialize and test the memory. These commands can also be used with EJTAG. The <text:span text:style-name="My_5f_Command_20_Char">oct-pci-ddr</text:span> and <text:span text:style-name="My_5f_Command_20_Char">oct-pci-boot</text:span> Linux programs are shortcut scripts for <text:span text:style-name="My_5f_Command_20_Char">oct-remote-ddr</text:span> and <text:span text:style-name="My_5f_Command_20_Char">oct-remote-boot</text:span> respectively. The environment variables listed above will also work with the Linux command-line tools. Using EJTAG can be very slow. It is not unusual for the memory configuration to take an hour or more on an OCTEON CN63XX board, for example<text:note text:id="ftn1" text:note-class="footnote"><text:note-citation>1</text:note-citation><text:note-body><text:p text:style-name="Footnote">CAVIUM has had seen delays of this length using a Macraigor MP Demon EJTAG device connected by Ethernet. Other devices may vary.</text:p></text:note-body></text:note>. PCI and PCIe are <text:span text:style-name="T52">much</text:span> faster.</text:p>
      <text:h text:style-name="Heading_20_1" text:outline-level="1"><text:bookmark-start text:name="__RefHeading__26139_1203916773"/>Important Files and Directories<text:bookmark-end text:name="__RefHeading__26139_1203916773"/></text:h>
      <text:h text:style-name="Heading_20_2" text:outline-level="2"><text:bookmark-start text:name="__RefHeading__26141_1203916773"/>Board-Specific Files and Directories<text:bookmark-end text:name="__RefHeading__26141_1203916773"/></text:h>
      <text:p text:style-name="Standard">All of the board-specific files are in the <text:span text:style-name="My_5f_directory_20_Char">board/octeon/&lt;board_name&gt;</text:span> directory and <text:span text:style-name="My_5f_directory_20_Char">board/octeon/common</text:span> directory. In previous versions of U-Boot these files were located in <text:span text:style-name="My_5f_directory_20_Char">board/octeon_&lt;board_name&gt;</text:span> and there was no common directory.</text:p>
      <text:p text:style-name="Standard">All of the functions in the common files have the “weak” attribute set so that any board may override the weak functions during the link stage. Rather than modify the common code, replace the function in the board-specific file. All of the files in the common directory are compiled by default. It is not recommended that these files be modified or that additional files be added here.</text:p>
      <text:p text:style-name="Table">Table <text:sequence text:ref-name="refTable0" text:name="Table" text:formula="ooow:Table+1" style:num-format="1">11.1</text:sequence>: Common Board-Specific Files</text:p>
      <table:table table:name="Common_Board_Files" table:style-name="Common_5f_Board_5f_Files">
        <table:table-column table:style-name="Common_5f_Board_5f_Files.A"/>
        <table:table-column table:style-name="Common_5f_Board_5f_Files.B"/>
        <table:table-header-rows>
          <table:table-row>
            <table:table-cell table:style-name="Common_5f_Board_5f_Files.A1" table:number-columns-spanned="2" office:value-type="string">
              <text:p text:style-name="P54">Common Board Files</text:p>
            </table:table-cell>
            <table:covered-table-cell/>
          </table:table-row>
        </table:table-header-rows>
        <table:table-row>
          <table:table-cell table:style-name="Common_5f_Board_5f_Files.A10" office:value-type="string">
            <text:p text:style-name="Table_20_Contents"><text:span text:style-name="My_5f_directory_20_Char">octeon_board_cf.c</text:span></text:p>
          </table:table-cell>
          <table:table-cell table:style-name="Common_5f_Board_5f_Files.B10" office:value-type="string">
            <text:p text:style-name="P34">Compact flash code to initialize, reset and check if a Compact Flash card is present.</text:p>
          </table:table-cell>
        </table:table-row>
        <table:table-row>
          <table:table-cell table:style-name="Common_5f_Board_5f_Files.A10" office:value-type="string">
            <text:p text:style-name="P29"><text:span text:style-name="My_5f_directory_20_Char">octeon_board_display.c</text:span></text:p>
          </table:table-cell>
          <table:table-cell table:style-name="Common_5f_Board_5f_Files.B10" office:value-type="string">
            <text:p text:style-name="P34">This code displays board information in the console.</text:p>
          </table:table-cell>
        </table:table-row>
        <table:table-row>
          <table:table-cell table:style-name="Common_5f_Board_5f_Files.A10" office:value-type="string">
            <text:p text:style-name="P29"><text:span text:style-name="My_5f_directory_20_Char">octeon_boot_bus.c</text:span></text:p>
          </table:table-cell>
          <table:table-cell table:style-name="Common_5f_Board_5f_Files.B10" office:value-type="string">
            <text:p text:style-name="P34">This code initializes devices on the boot bus. Board-specific initialization occurs in the respective board files. This file also makes extensive use of the device tree.</text:p>
            <text:p text:style-name="P34">The <text:span text:style-name="My_5f_Command_20_Char">octbootbus</text:span> command can be enabled to allow viewing and changing of boot bus parameters from the command line.</text:p>
          </table:table-cell>
        </table:table-row>
        <text:soft-page-break/>
        <table:table-row>
          <table:table-cell table:style-name="Common_5f_Board_5f_Files.A10" office:value-type="string">
            <text:p text:style-name="P144"><text:span text:style-name="T73">octeon_board_common.c</text:span></text:p>
          </table:table-cell>
          <table:table-cell table:style-name="Common_5f_Board_5f_Files.B10" office:value-type="string">
            <text:p text:style-name="P149"><text:span text:style-name="T73">This file contains many helper functions used by many boards.</text:span></text:p>
          </table:table-cell>
        </table:table-row>
        <table:table-row>
          <table:table-cell table:style-name="Common_5f_Board_5f_Files.A10" office:value-type="string">
            <text:p text:style-name="P144"><text:span text:style-name="T73">octeon_board_dhcp.c</text:span></text:p>
          </table:table-cell>
          <table:table-cell table:style-name="Common_5f_Board_5f_Files.B10" office:value-type="string">
            <text:p text:style-name="P149"><text:span text:style-name="T73">This contains the NetOurBootCommand DHCP functionality where a boot command may be specified by the DHCP server via option 224.</text:span></text:p>
          </table:table-cell>
        </table:table-row>
        <table:table-row>
          <table:table-cell table:style-name="Common_5f_Board_5f_Files.A10" office:value-type="string">
            <text:p text:style-name="P144"><text:span text:style-name="T73">octeon_board_display.c</text:span></text:p>
          </table:table-cell>
          <table:table-cell table:style-name="Common_5f_Board_5f_Files.B10" office:value-type="string">
            <text:p text:style-name="P149"><text:span text:style-name="T73">This contains the </text:span><text:span text:style-name="My_5f_code_20_Char"><text:span text:style-name="T73">display_board_info()</text:span></text:span><text:span text:style-name="T73"> function which displays board information early in the U-Boot boot process.</text:span></text:p>
          </table:table-cell>
        </table:table-row>
        <table:table-row>
          <table:table-cell table:style-name="Common_5f_Board_5f_Files.A10" office:value-type="string">
            <text:p text:style-name="P144"><text:span text:style-name="T73">octeon_board_mmc.c</text:span></text:p>
          </table:table-cell>
          <table:table-cell table:style-name="Common_5f_Board_5f_Files.B10" office:value-type="string">
            <text:p text:style-name="P149"><text:span text:style-name="T73">This file contains the function </text:span><text:span text:style-name="My_5f_code_20_Char"><text:span text:style-name="T73">octeon_boot_bus_mmc_get_info()</text:span></text:span><text:span text:style-name="T73"> which parses the device tree to configure the MMC device.</text:span></text:p>
          </table:table-cell>
        </table:table-row>
        <table:table-row>
          <table:table-cell table:style-name="Common_5f_Board_5f_Files.A10" office:value-type="string">
            <text:p text:style-name="P144"><text:span text:style-name="T73">octeon_board_pci.c</text:span></text:p>
          </table:table-cell>
          <table:table-cell table:style-name="Common_5f_Board_5f_Files.B10" office:value-type="string">
            <text:p text:style-name="P149"><text:span text:style-name="T73">This file contains code to initialize board-specific PCI or PCIe support. Currently the function </text:span><text:span text:style-name="My_5f_code_20_Char"><text:span text:style-name="T73">pci_init_board()</text:span></text:span><text:span text:style-name="T73"> just calles </text:span><text:span text:style-name="My_5f_code_20_Char"><text:span text:style-name="T73">init_octeon_pcie()</text:span></text:span><text:span text:style-name="T73"> or </text:span><text:span text:style-name="My_5f_code_20_Char"><text:span text:style-name="T73">init_octeon_pci()</text:span></text:span><text:span text:style-name="T73">.</text:span></text:p>
          </table:table-cell>
        </table:table-row>
        <table:table-row>
          <table:table-cell table:style-name="Common_5f_Board_5f_Files.A10" office:value-type="string">
            <text:p text:style-name="P144"><text:span text:style-name="T73">octeon_board_phy.c</text:span></text:p>
          </table:table-cell>
          <table:table-cell table:style-name="Common_5f_Board_5f_Files.B10" office:value-type="string">
            <text:p text:style-name="P149"><text:span text:style-name="T73">This file contains code for parsing the device tree in order to configure various PHY devices. Currently it supports the Vitesse VSC848X, Marvell 88e11xx and 88e1240, and various Broadcom PHYs.</text:span></text:p>
            <text:p text:style-name="P149"><text:span text:style-name="T73">For Vitesse PHY devices it also contains code to read the SFP+ serial EEPROM to configure the PHY device for copper or optical modules. Additionally, it also performs some QLM configuration needed for Vitesse.</text:span></text:p>
          </table:table-cell>
        </table:table-row>
      </table:table>
      <text:p text:style-name="Standard">Inside each board directory there is a file called <text:span text:style-name="My_5f_directory_20_Char">&lt;board_name&gt;_board.c</text:span>. This file contains all of the board-specific initialization code. Note that by replacing the symbolic link to the <text:span text:style-name="My_5f_directory_20_Char">Makefile</text:span> with a new <text:span text:style-name="My_5f_directory_20_Char">Makefile</text:span> it is possible to add multiple files for a given board. Another important file is the device tree file. The device tree file is named <text:span text:style-name="My_5f_directory_20_Char">&lt;board_name&gt;.dts</text:span>.</text:p>
      <text:h text:style-name="Heading_20_2" text:outline-level="2"><text:bookmark-start text:name="__RefHeading__4671_1401470807"/>The <text:span text:style-name="T39">common</text:span> Directory<text:bookmark-end text:name="__RefHeading__4671_1401470807"/></text:h>
      <text:p text:style-name="Standard">The <text:span text:style-name="My_5f_directory_20_Char">common</text:span> directory contains the standard U-Boot files. All of the commands and environment handling code is located here. Also, common code for heap management, USB, command-line parsing and other features are also located in this directory.</text:p>
      <text:h text:style-name="Heading_20_2" text:outline-level="2"><text:bookmark-start text:name="__RefHeading__4673_1401470807"/>The <text:span text:style-name="T39">drivers</text:span> directory<text:bookmark-end text:name="__RefHeading__4673_1401470807"/></text:h>
      <text:p text:style-name="Standard">The <text:span text:style-name="My_5f_directory_20_Char">drivers</text:span> directory contains most of the drivers within various subdirectories. This includes drivers for USB, the real-time clock, temperature sensors, voltage monitors, flash and more. Note that many platform-specific drivers are not located here but are in <text:span text:style-name="My_5f_directory_20_Char">arch/mips/cpu/octeon</text:span> instead.</text:p>
      <text:h text:style-name="Heading_20_2" text:outline-level="2"><text:bookmark-start text:name="__RefHeading__18845_1594723121"/>The <text:span text:style-name="My_5f_code_20_Char">lib</text:span> directory<text:bookmark-end text:name="__RefHeading__18845_1594723121"/></text:h>
      <text:p text:style-name="Standard">The <text:span text:style-name="My_5f_directory_20_Char">lib</text:span> directory contains various library files for common operations. The flat device tree library is in <text:span text:style-name="My_5f_directory_20_Char">lib/libfdt</text:span>.</text:p>
      <text:h text:style-name="Heading_20_2" text:outline-level="2"><text:bookmark-start text:name="__RefHeading__4675_1401470807"/><text:soft-page-break/>The <text:span text:style-name="T39">disk</text:span> Directory<text:bookmark-end text:name="__RefHeading__4675_1401470807"/></text:h>
      <text:p text:style-name="Standard">The <text:span text:style-name="My_5f_directory_20_Char">disk</text:span> directory contains code for handling various partition types such as dos, efi, iso and Mac. Only the MS DOS partition type is supported in the OCTEON U-Boot.</text:p>
      <text:h text:style-name="Heading_20_2" text:outline-level="2"><text:bookmark-start text:name="__RefHeading__4677_1401470807"/>The <text:span text:style-name="T39">fs</text:span> Directory<text:bookmark-end text:name="__RefHeading__4677_1401470807"/></text:h>
      <text:p text:style-name="Standard">The <text:span text:style-name="My_5f_directory_20_Char">fs</text:span> directory holds most of the filesystem code. Currently the OCTEON U-Boot uses the ext2, fat and jffs2 filesystems. Note that the partitioning code is stored in the <text:span text:style-name="My_5f_directory_20_Char">disk</text:span> directory.</text:p>
      <text:h text:style-name="Heading_20_2" text:outline-level="2"><text:bookmark-start text:name="__RefHeading__4679_1401470807"/>The <text:span text:style-name="T39">include</text:span> directories<text:bookmark-end text:name="__RefHeading__4679_1401470807"/></text:h>
      <text:p text:style-name="Standard">There are several include directories and several symbolic links to those directories.</text:p>
      <text:h text:style-name="Heading_20_3" text:outline-level="3"><text:bookmark-start text:name="__RefHeading__4681_1401470807"/><text:span text:style-name="My_5f_directory_20_Char">arch/mips/include/asm</text:span><text:bookmark-end text:name="__RefHeading__4681_1401470807"/></text:h>
      <text:p text:style-name="Standard">This directory contains the MIPS-specific include files. Most of these files are generic for MIPS, though <text:span text:style-name="My_5f_directory_20_Char">mipsregs.h</text:span> has been modified to include a number of OCTEON-specific CP0 registers and <text:span text:style-name="My_5f_directory_20_Char">global_data.h</text:span> has been slightly modified. A symbolic link to this directory is created in <text:span text:style-name="My_5f_directory_20_Char">include</text:span> so that <text:span text:style-name="My_5f_directory_20_Char">include/asm</text:span> is a symbolic link to this directory.</text:p>
      <text:p text:style-name="Standard">Do not change any files in this directory.</text:p>
      <text:h text:style-name="Heading_20_3" text:outline-level="3"><text:bookmark-start text:name="__RefHeading__4683_1401470807"/><text:span text:style-name="My_5f_directory_20_Char">arch/mips/include/asm/arch-octeon</text:span><text:bookmark-end text:name="__RefHeading__4683_1401470807"/></text:h>
      <text:p text:style-name="P20">This directory contains all of the OCTEON-specific include files including symbolic links to the simple executive include files.</text:p>
      <text:p text:style-name="Standard"><text:span text:style-name="T22">The arch directory is set up to be a symbolic link to</text:span> <text:span text:style-name="My_5f_directory_20_Char">arch-octeon</text:span><text:span text:style-name="T22">, so </text:span><text:span text:style-name="My_5f_directory_20_Char">arch/mips/include/asm/arch</text:span><text:span text:style-name="T22"> is the same as </text:span><text:span text:style-name="My_5f_directory_20_Char">arch/mips/include/asm/arch-</text:span><text:span text:style-name="My_5f_directory_20_Char">octeon</text:span><text:span text:style-name="T22">. Similarly, </text:span><text:span text:style-name="My_5f_directory_20_Char">include/asm/arch</text:span><text:span text:style-name="T22"> is the equivalent of </text:span><text:span text:style-name="My_5f_directory_20_Char">arch/mips/include/asm/arch-octeon</text:span><text:span text:style-name="T22">.</text:span></text:p>
      <text:p text:style-name="P20">Try and avoid changing any files in this directory.</text:p>
      <text:h text:style-name="Heading_20_3" text:outline-level="3"><text:bookmark-start text:name="__RefHeading__4685_1401470807"/><text:span text:style-name="My_5f_directory_20_Char">include</text:span><text:bookmark-end text:name="__RefHeading__4685_1401470807"/></text:h>
      <text:p text:style-name="Standard">This directory is the main include directory for U-Boot. Most of the common include files are located here. Avoid changing any files in this directory and all directories not part of <text:span text:style-name="My_5f_directory_20_Char">include/configs</text:span>. Adding new files for new common drivers that are not OCTEON-specific is acceptable here.</text:p>
      <text:h text:style-name="Heading_20_3" text:outline-level="3"><text:bookmark-start text:name="__RefHeading__4687_1401470807"/><text:span text:style-name="My_5f_directory_20_Char">include/configs</text:span><text:bookmark-end text:name="__RefHeading__4687_1401470807"/></text:h>
      <text:p text:style-name="Standard">This directory contains all of the board configuration files. There are two common files, <text:span text:style-name="My_5f_directory_20_Char">octeon_cmd_conf.h</text:span> and <text:span text:style-name="My_5f_directory_20_Char">octeon_common.h</text:span>. The <text:span text:style-name="My_5f_directory_20_Char">octeon_cmd_conf.h</text:span> file contains all of the common command definitions and <text:span text:style-name="My_5f_directory_20_Char">octeon_common.h</text:span> contains all of the definitions that are common to most boards.</text:p>
      <text:p text:style-name="Standard"><text:soft-page-break/>Each board typically has two configuration files. The first is <text:span text:style-name="My_5f_directory_20_Char">octeon_&lt;board_name&gt;.h</text:span> and the second is <text:span text:style-name="My_5f_directory_20_Char">octeon_&lt;board_name&gt;_shared.h</text:span>. The first file must follow this naming convention and contains all of the board-specific configuration settings. The shared file contains the memory configuration as well as the board EEPROM TWSI address. It is used by <text:span text:style-name="My_5f_directory_20_Char">lib_octeon_shared.c</text:span>. If two boards are similar in their memory settings, both may use the same shared file.</text:p>
      <text:p text:style-name="Standard">Try and avoid changing <text:span text:style-name="My_5f_directory_20_Char">octeon_cmd_conf.h</text:span> and <text:span text:style-name="My_5f_directory_20_Char">octeon_common.h</text:span> and the files belonging to other boards. Create a new file for the new board.</text:p>
      <text:h text:style-name="Heading_20_2" text:outline-level="2"><text:bookmark-start text:name="__RefHeading__4667_1401470807"/>Architecture-Specific Files and Directories<text:bookmark-end text:name="__RefHeading__4667_1401470807"/></text:h>
      <text:p text:style-name="Standard">All of the OCTEON-specific code is located in <text:span text:style-name="My_5f_directory_20_Char">arch/mips/cpu/octeon</text:span> and <text:span text:style-name="My_5f_directory_20_Char">arch/mips/include/asm/arch-octeon</text:span> directory trees.</text:p>
      <text:p text:style-name="Standard">OCTEON-specific commands are located in <text:span text:style-name="My_5f_directory_20_Char">arch/mips/cpu/octeon/commands</text:span> and symbolic links to the simple executive .c files are placed in <text:span text:style-name="My_5f_directory_20_Char">arch/mips/cpu/octeon/cvmx</text:span>.</text:p>
      <text:p text:style-name="Table">Table <text:sequence text:ref-name="refTable1" text:name="Table" text:formula="ooow:Table+1" style:num-format="1">11.2</text:sequence>: <text:span text:style-name="T35">arch/mips/cpu/octeon</text:span> Files</text:p>
      <table:table table:name="Mips_Cpu_Octeon_Files" table:style-name="Mips_5f_Cpu_5f_Octeon_5f_Files">
        <table:table-column table:style-name="Mips_5f_Cpu_5f_Octeon_5f_Files.A"/>
        <table:table-column table:style-name="Mips_5f_Cpu_5f_Octeon_5f_Files.B"/>
        <table:table-header-rows>
          <table:table-row>
            <table:table-cell table:style-name="Mips_5f_Cpu_5f_Octeon_5f_Files.A1" table:number-columns-spanned="2" office:value-type="string">
              <text:p text:style-name="P26">arch/mips/cpu/octeon Files</text:p>
            </table:table-cell>
            <table:covered-table-cell/>
          </table:table-row>
        </table:table-header-rows>
        <table:table-row>
          <table:table-cell table:style-name="Mips_5f_Cpu_5f_Octeon_5f_Files.A28" office:value-type="string">
            <text:p text:style-name="P32">cpu.c</text:p>
          </table:table-cell>
          <table:table-cell table:style-name="Mips_5f_Cpu_5f_Octeon_5f_Files.B28" office:value-type="string">
            <text:p text:style-name="P34">This file contains some CPU-specific functions for managing the translation look-aside buffer (TLB), initializing the network, flushing the cache and resetting the chip.</text:p>
          </table:table-cell>
        </table:table-row>
        <table:table-row>
          <table:table-cell table:style-name="Mips_5f_Cpu_5f_Octeon_5f_Files.A28" office:value-type="string">
            <text:p text:style-name="P32">dfm.c</text:p>
          </table:table-cell>
          <table:table-cell table:style-name="Mips_5f_Cpu_5f_Octeon_5f_Files.B28" office:value-type="string">
            <text:p text:style-name="P34">This file contains code for initializing the DFM memory.</text:p>
          </table:table-cell>
        </table:table-row>
        <table:table-row>
          <table:table-cell table:style-name="Mips_5f_Cpu_5f_Octeon_5f_Files.A28" office:value-type="string">
            <text:p text:style-name="P32">env_octeon_nand.c</text:p>
          </table:table-cell>
          <table:table-cell table:style-name="Mips_5f_Cpu_5f_Octeon_5f_Files.B28" office:value-type="string">
            <text:p text:style-name="P34">This file is used to process the environment stored in NAND flash when a NAND stage 2 bootloader is built. It is currently not yet supported.</text:p>
          </table:table-cell>
        </table:table-row>
        <table:table-row>
          <table:table-cell table:style-name="Mips_5f_Cpu_5f_Octeon_5f_Files.A28" office:value-type="string">
            <text:p text:style-name="P32">interrupts.c</text:p>
          </table:table-cell>
          <table:table-cell table:style-name="Mips_5f_Cpu_5f_Octeon_5f_Files.B28" office:value-type="string">
            <text:p text:style-name="P34">This file contains empty functions for enabling and disabling interrupts. Interrupts are not currently used.</text:p>
          </table:table-cell>
        </table:table-row>
        <table:table-row>
          <table:table-cell table:style-name="Mips_5f_Cpu_5f_Octeon_5f_Files.A28" office:value-type="string">
            <text:p text:style-name="P32">lib_octeon.c</text:p>
          </table:table-cell>
          <table:table-cell table:style-name="Mips_5f_Cpu_5f_Octeon_5f_Files.B28" office:value-type="string">
            <text:p text:style-name="P34">This contains miscellaneous functions. This file will be cleaned up in the future and the functions will be moved elsewhere.</text:p>
          </table:table-cell>
        </table:table-row>
        <table:table-row>
          <table:table-cell table:style-name="Mips_5f_Cpu_5f_Octeon_5f_Files.A28" office:value-type="string">
            <text:p text:style-name="P32">lib_octeon_shared.c</text:p>
          </table:table-cell>
          <table:table-cell table:style-name="Mips_5f_Cpu_5f_Octeon_5f_Files.B28" office:value-type="string">
            <text:p text:style-name="P34">This file is used both by U-Boot and by oct-remote-boot. Most of the functionality is related to initializing the DDR memory. This file will likely be separated into several files for handling DDR2 and DDR3 memory in the future.</text:p>
          </table:table-cell>
        </table:table-row>
        <table:table-row>
          <table:table-cell table:style-name="Mips_5f_Cpu_5f_Octeon_5f_Files.A28" office:value-type="string">
            <text:p text:style-name="P32">memcpy.c</text:p>
          </table:table-cell>
          <table:table-cell table:style-name="Mips_5f_Cpu_5f_Octeon_5f_Files.B28" office:value-type="string">
            <text:p text:style-name="P34">This contains an OCTEON-optimized version of the memcpy function.</text:p>
          </table:table-cell>
        </table:table-row>
        <table:table-row>
          <table:table-cell table:style-name="Mips_5f_Cpu_5f_Octeon_5f_Files.A28" office:value-type="string">
            <text:p text:style-name="P32">memset.c</text:p>
          </table:table-cell>
          <table:table-cell table:style-name="Mips_5f_Cpu_5f_Octeon_5f_Files.B28" office:value-type="string">
            <text:p text:style-name="P34">This contains an OCTEON-optimized version of the memset function.</text:p>
          </table:table-cell>
        </table:table-row>
        <table:table-row>
          <table:table-cell table:style-name="Mips_5f_Cpu_5f_Octeon_5f_Files.A28" office:value-type="string">
            <text:p text:style-name="P32">mips_linux.c</text:p>
          </table:table-cell>
          <table:table-cell table:style-name="Mips_5f_Cpu_5f_Octeon_5f_Files.B28" office:value-type="string">
            <text:p text:style-name="P34">This file is currently not used.</text:p>
          </table:table-cell>
        </table:table-row>
        <table:table-row>
          <table:table-cell table:style-name="Mips_5f_Cpu_5f_Octeon_5f_Files.A28" office:value-type="string">
            <text:p text:style-name="P32">octeon_bist.c</text:p>
          </table:table-cell>
          <table:table-cell table:style-name="Mips_5f_Cpu_5f_Octeon_5f_Files.B28" office:value-type="string">
            <text:p text:style-name="P34">This file contains the built-in self test functions which make use of the OCTEON <text:soft-page-break/>BIST features.</text:p>
          </table:table-cell>
        </table:table-row>
        <table:table-row>
          <table:table-cell table:style-name="Mips_5f_Cpu_5f_Octeon_5f_Files.A28" office:value-type="string">
            <text:p text:style-name="P32">octeon_boot.c</text:p>
          </table:table-cell>
          <table:table-cell table:style-name="Mips_5f_Cpu_5f_Octeon_5f_Files.B28" office:value-type="string">
            <text:p text:style-name="P34">This file contains functions used for booting simple executive applications. This file is also shared with applications other than U-Boot.</text:p>
          </table:table-cell>
        </table:table-row>
        <table:table-row>
          <table:table-cell table:style-name="Mips_5f_Cpu_5f_Octeon_5f_Files.A28" office:value-type="string">
            <text:p text:style-name="P32">octeon_cf.c</text:p>
          </table:table-cell>
          <table:table-cell table:style-name="Mips_5f_Cpu_5f_Octeon_5f_Files.B28" office:value-type="string">
            <text:p text:style-name="P34">This file contains OCTEON-specific functions for accessing the compact flash on the boot bus.</text:p>
          </table:table-cell>
        </table:table-row>
        <table:table-row>
          <table:table-cell table:style-name="Mips_5f_Cpu_5f_Octeon_5f_Files.A28" office:value-type="string">
            <text:p text:style-name="P32">octeon_crc32.c</text:p>
          </table:table-cell>
          <table:table-cell table:style-name="Mips_5f_Cpu_5f_Octeon_5f_Files.B28" office:value-type="string">
            <text:p text:style-name="P34">This contains the crc32 function optimized for the OCTEON.</text:p>
          </table:table-cell>
        </table:table-row>
        <table:table-row>
          <table:table-cell table:style-name="Mips_5f_Cpu_5f_Octeon_5f_Files.A28" office:value-type="string">
            <text:p text:style-name="P32">octeon_env.c</text:p>
          </table:table-cell>
          <table:table-cell table:style-name="Mips_5f_Cpu_5f_Octeon_5f_Files.B28" office:value-type="string">
            <text:p text:style-name="P34">This contains OCTEON environment related code. Currently it just contains a hook that gets called whenever an environment variable is changed and switches the console UART.</text:p>
          </table:table-cell>
        </table:table-row>
        <table:table-row>
          <table:table-cell table:style-name="Mips_5f_Cpu_5f_Octeon_5f_Files.A28" office:value-type="string">
            <text:p text:style-name="P32">octeon_eth.c</text:p>
          </table:table-cell>
          <table:table-cell table:style-name="Mips_5f_Cpu_5f_Octeon_5f_Files.B28" office:value-type="string">
            <text:p text:style-name="P34">This contains the OCTEON-specific Ethernet drivers.</text:p>
          </table:table-cell>
        </table:table-row>
        <table:table-row>
          <table:table-cell table:style-name="Mips_5f_Cpu_5f_Octeon_5f_Files.A28" office:value-type="string">
            <text:p text:style-name="P32">octeon_exec.c</text:p>
          </table:table-cell>
          <table:table-cell table:style-name="Mips_5f_Cpu_5f_Octeon_5f_Files.B28" office:value-type="string">
            <text:p text:style-name="P34">This contains functions that are called for go and exec commands to perform cleanup and replace the default U-Boot functions.</text:p>
          </table:table-cell>
        </table:table-row>
        <table:table-row>
          <table:table-cell table:style-name="Mips_5f_Cpu_5f_Octeon_5f_Files.A28" office:value-type="string">
            <text:p text:style-name="P32">octeon_fdt.c</text:p>
          </table:table-cell>
          <table:table-cell table:style-name="Mips_5f_Cpu_5f_Octeon_5f_Files.B28" office:value-type="string">
            <text:p text:style-name="P34">Octeon <text:s/>flat device tree support functions.</text:p>
          </table:table-cell>
        </table:table-row>
        <table:table-row>
          <table:table-cell table:style-name="Mips_5f_Cpu_5f_Octeon_5f_Files.A28" office:value-type="string">
            <text:p text:style-name="P32">octeon_flash.c</text:p>
          </table:table-cell>
          <table:table-cell table:style-name="Mips_5f_Cpu_5f_Octeon_5f_Files.B28" office:value-type="string">
            <text:p text:style-name="P34">This contains the code to initialize the environment from flash on the OCTEON processor. It differs from the common environment initialization by ignoring the environment in flash if the failsafe bootloader is booting.</text:p>
          </table:table-cell>
        </table:table-row>
        <table:table-row>
          <table:table-cell table:style-name="Mips_5f_Cpu_5f_Octeon_5f_Files.A28" office:value-type="string">
            <text:p text:style-name="P32">octeon_ipd_bp_enable.S</text:p>
          </table:table-cell>
          <table:table-cell table:style-name="Mips_5f_Cpu_5f_Octeon_5f_Files.B28" office:value-type="string">
            <text:p text:style-name="P34">This contains code to work around an errata for SPI-400 backpressure. It is currently not used.</text:p>
          </table:table-cell>
        </table:table-row>
        <table:table-row>
          <table:table-cell table:style-name="Mips_5f_Cpu_5f_Octeon_5f_Files.A28" office:value-type="string">
            <text:p text:style-name="P32">octeon_ipd_bp_verify.c</text:p>
          </table:table-cell>
          <table:table-cell table:style-name="Mips_5f_Cpu_5f_Octeon_5f_Files.B28" office:value-type="string">
            <text:p text:style-name="P34">This contains code to verify the SPI-400 backpressure work around. It is currently not used.</text:p>
          </table:table-cell>
        </table:table-row>
        <table:table-row>
          <table:table-cell table:style-name="Mips_5f_Cpu_5f_Octeon_5f_Files.A28" office:value-type="string">
            <text:p text:style-name="P32">octeon_nand.c</text:p>
          </table:table-cell>
          <table:table-cell table:style-name="Mips_5f_Cpu_5f_Octeon_5f_Files.B28" office:value-type="string">
            <text:p text:style-name="P34">This contains the OCTEON-specific NAND flash driver.</text:p>
          </table:table-cell>
        </table:table-row>
        <table:table-row>
          <table:table-cell table:style-name="Mips_5f_Cpu_5f_Octeon_5f_Files.A28" office:value-type="string">
            <text:p text:style-name="P32">octeon_pci.c</text:p>
          </table:table-cell>
          <table:table-cell table:style-name="Mips_5f_Cpu_5f_Octeon_5f_Files.B28" office:value-type="string">
            <text:p text:style-name="P34">This contains the OCTEON-specific PCI support for accessing configuration space and initializing the PCI bus.</text:p>
          </table:table-cell>
        </table:table-row>
        <table:table-row>
          <table:table-cell table:style-name="Mips_5f_Cpu_5f_Octeon_5f_Files.A28" office:value-type="string">
            <text:p text:style-name="P32">octeon_pci_console.c</text:p>
          </table:table-cell>
          <table:table-cell table:style-name="Mips_5f_Cpu_5f_Octeon_5f_Files.B28" office:value-type="string">
            <text:p text:style-name="P34">This contains the console support for the PCI and bootcmd console interfaces.</text:p>
          </table:table-cell>
        </table:table-row>
        <table:table-row>
          <table:table-cell table:style-name="Mips_5f_Cpu_5f_Octeon_5f_Files.A25" office:value-type="string">
            <text:p text:style-name="P32">octeon_pcie.c</text:p>
          </table:table-cell>
          <table:table-cell table:style-name="Mips_5f_Cpu_5f_Octeon_5f_Files.B25" office:value-type="string">
            <text:p text:style-name="P34">This contains the OCTEON-specific PCIe support for accessing configuration space and initializing the PCIe bus.</text:p>
          </table:table-cell>
        </table:table-row>
        <table:table-row>
          <table:table-cell table:style-name="Mips_5f_Cpu_5f_Octeon_5f_Files.A28" office:value-type="string">
            <text:p text:style-name="P32">octeon_wd.c</text:p>
          </table:table-cell>
          <table:table-cell table:style-name="Mips_5f_Cpu_5f_Octeon_5f_Files.B28" office:value-type="string">
            <text:p text:style-name="P37">This contains the OCTEON watchdog driver. </text:p>
          </table:table-cell>
        </table:table-row>
        <table:table-row>
          <table:table-cell table:style-name="Mips_5f_Cpu_5f_Octeon_5f_Files.A28" office:value-type="string">
            <text:p text:style-name="P32">start.S</text:p>
          </table:table-cell>
          <table:table-cell table:style-name="Mips_5f_Cpu_5f_Octeon_5f_Files.B28" office:value-type="string">
            <text:p text:style-name="P37">This contains the assembly language code called during initialization as well as several other routines used within U-Boot. The trap and NMI handler code is also <text:soft-page-break/>located in this file.</text:p>
          </table:table-cell>
        </table:table-row>
        <table:table-row>
          <table:table-cell table:style-name="Mips_5f_Cpu_5f_Octeon_5f_Files.A28" office:value-type="string">
            <text:p text:style-name="P32">uasm.c</text:p>
          </table:table-cell>
          <table:table-cell table:style-name="Mips_5f_Cpu_5f_Octeon_5f_Files.B28" office:value-type="string">
            <text:p text:style-name="P37">This contains a micro-assembler that is used by the watchdog driver to dynamically assemble a new boot vector for handling NMI interrupts.</text:p>
          </table:table-cell>
        </table:table-row>
      </table:table>
      <text:p text:style-name="Standard"/>
      <text:p text:style-name="Table">Table <text:sequence text:ref-name="refTable2" text:name="Table" text:formula="ooow:Table+1" style:num-format="1">11.3</text:sequence>: <text:span text:style-name="T35">arch/mips/cpu/octeon/commands</text:span> Files</text:p>
      <table:table table:name="Arch_Mips_Cpu_Octeon_Commands_Files" table:style-name="Arch_5f_Mips_5f_Cpu_5f_Octeon_5f_Commands_5f_Files">
        <table:table-column table:style-name="Arch_5f_Mips_5f_Cpu_5f_Octeon_5f_Commands_5f_Files.A"/>
        <table:table-column table:style-name="Arch_5f_Mips_5f_Cpu_5f_Octeon_5f_Commands_5f_Files.B"/>
        <table:table-header-rows>
          <table:table-row>
            <table:table-cell table:style-name="Arch_5f_Mips_5f_Cpu_5f_Octeon_5f_Commands_5f_Files.A1" table:number-columns-spanned="2" office:value-type="string">
              <text:p text:style-name="P54">arch/mips/cpu/octeon/commands Files</text:p>
            </table:table-cell>
            <table:covered-table-cell/>
          </table:table-row>
        </table:table-header-rows>
        <table:table-row>
          <table:table-cell table:style-name="Arch_5f_Mips_5f_Cpu_5f_Octeon_5f_Commands_5f_Files.A17" office:value-type="string">
            <text:p text:style-name="Table_20_Contents"><text:span text:style-name="My_5f_directory_20_Char"><text:span text:style-name="T48">cmd_ddr.c</text:span></text:span></text:p>
          </table:table-cell>
          <table:table-cell table:style-name="Arch_5f_Mips_5f_Cpu_5f_Octeon_5f_Commands_5f_Files.B17" office:value-type="string">
            <text:p text:style-name="P34">This is currently not used as of version 2.1.0. It is for the NAC32 board which currently is not supported.</text:p>
          </table:table-cell>
        </table:table-row>
        <table:table-row>
          <table:table-cell table:style-name="Arch_5f_Mips_5f_Cpu_5f_Octeon_5f_Commands_5f_Files.A17" office:value-type="string">
            <text:p text:style-name="Table_20_Contents"><text:span text:style-name="My_5f_directory_20_Char"><text:span text:style-name="T48">cmd_eeprom.c</text:span></text:span></text:p>
          </table:table-cell>
          <table:table-cell table:style-name="Arch_5f_Mips_5f_Cpu_5f_Octeon_5f_Commands_5f_Files.B17" office:value-type="string">
            <text:p text:style-name="P34">This is currently not used as of version 2.1.0. It has been replaced with <text:span text:style-name="T35">cmd_octeon_tlveeprom.c</text:span>.</text:p>
          </table:table-cell>
        </table:table-row>
        <table:table-row>
          <table:table-cell table:style-name="Arch_5f_Mips_5f_Cpu_5f_Octeon_5f_Commands_5f_Files.A17" office:value-type="string">
            <text:p text:style-name="Table_20_Contents"><text:span text:style-name="My_5f_directory_20_Char"><text:span text:style-name="T48">cmd_elf64.c</text:span></text:span></text:p>
          </table:table-cell>
          <table:table-cell table:style-name="Arch_5f_Mips_5f_Cpu_5f_Octeon_5f_Commands_5f_Files.B17" office:value-type="string">
            <text:p text:style-name="P34">This adds 64-bit ELF support and is based off of the common cmd_elf.c file.</text:p>
          </table:table-cell>
        </table:table-row>
        <table:table-row>
          <table:table-cell table:style-name="Arch_5f_Mips_5f_Cpu_5f_Octeon_5f_Commands_5f_Files.A17" office:value-type="string">
            <text:p text:style-name="Table_20_Contents"><text:span text:style-name="My_5f_directory_20_Char"><text:span text:style-name="T48">cmd_octeon_bootbus.c</text:span></text:span></text:p>
          </table:table-cell>
          <table:table-cell table:style-name="Arch_5f_Mips_5f_Cpu_5f_Octeon_5f_Commands_5f_Files.B17" office:value-type="string">
            <text:p text:style-name="P34">This contains support for the <text:span text:style-name="My_5f_Command_20_Char">octbootbus</text:span> command to display and modify the boot bus configuration.</text:p>
          </table:table-cell>
        </table:table-row>
        <table:table-row>
          <table:table-cell table:style-name="Arch_5f_Mips_5f_Cpu_5f_Octeon_5f_Commands_5f_Files.A17" office:value-type="string">
            <text:p text:style-name="Table_20_Contents"><text:span text:style-name="My_5f_directory_20_Char"><text:span text:style-name="T48">cmd_octeon_bootloader.c</text:span></text:span></text:p>
          </table:table-cell>
          <table:table-cell table:style-name="Arch_5f_Mips_5f_Cpu_5f_Octeon_5f_Commands_5f_Files.B17" office:value-type="string">
            <text:p text:style-name="P34">This adds support for updating and verifying the OCTEON bootloader in flash.</text:p>
          </table:table-cell>
        </table:table-row>
        <table:table-row>
          <table:table-cell table:style-name="Arch_5f_Mips_5f_Cpu_5f_Octeon_5f_Commands_5f_Files.A17" office:value-type="string">
            <text:p text:style-name="Table_20_Contents"><text:span text:style-name="My_5f_directory_20_Char"><text:span text:style-name="T48">cmd_octeon.c</text:span></text:span></text:p>
          </table:table-cell>
          <table:table-cell table:style-name="Arch_5f_Mips_5f_Cpu_5f_Octeon_5f_Commands_5f_Files.B17" office:value-type="string">
            <text:p text:style-name="Table_20_Contents"><text:span text:style-name="T48">This contains the </text:span><text:span text:style-name="My_5f_Command_20_Char"><text:span text:style-name="T48">bootoct</text:span></text:span><text:span text:style-name="T48"> and </text:span><text:span text:style-name="My_5f_Command_20_Char"><text:span text:style-name="T48">dram_init</text:span></text:span><text:span text:style-name="T48"> commands. The </text:span><text:span text:style-name="My_5f_Command_20_Char"><text:span text:style-name="T48">dram_init</text:span></text:span><text:span text:style-name="T48"> command currently is not used.</text:span></text:p>
            <text:p text:style-name="P34"/>
          </table:table-cell>
        </table:table-row>
        <table:table-row>
          <table:table-cell table:style-name="Arch_5f_Mips_5f_Cpu_5f_Octeon_5f_Commands_5f_Files.A17" office:value-type="string">
            <text:p text:style-name="Table_20_Contents"><text:span text:style-name="My_5f_directory_20_Char"><text:span text:style-name="T48">cmd_octeon_csr.c</text:span></text:span></text:p>
          </table:table-cell>
          <table:table-cell table:style-name="Arch_5f_Mips_5f_Cpu_5f_Octeon_5f_Commands_5f_Files.B17" office:value-type="string">
            <text:p text:style-name="Table_20_Contents"><text:span text:style-name="T48">This will add the </text:span><text:span text:style-name="My_5f_Command_20_Char"><text:span text:style-name="T48">octcsr</text:span></text:span><text:span text:style-name="T48"> command. Currently the command cannot be used as of version 2.1.0 because the database causes U-Boot to grow too large. Changes </text:span><text:span text:style-name="T48">to </text:span><text:span text:style-name="My_5f_directory_20_Char">cvmx-csr-db.c</text:span><text:span text:style-name="T48"> are needed in order to reduce the database size.</text:span></text:p>
          </table:table-cell>
        </table:table-row>
        <table:table-row>
          <table:table-cell table:style-name="Arch_5f_Mips_5f_Cpu_5f_Octeon_5f_Commands_5f_Files.A9" office:value-type="string">
            <text:p text:style-name="P150"><text:span text:style-name="My_5f_directory_20_Char"><text:span text:style-name="T49">cmd_octeon_eraseenv.c</text:span></text:span></text:p>
          </table:table-cell>
          <table:table-cell table:style-name="Arch_5f_Mips_5f_Cpu_5f_Octeon_5f_Commands_5f_Files.B9" office:value-type="string">
            <text:p text:style-name="P150"><text:span text:style-name="T74">This file adds the </text:span><text:span text:style-name="My_5f_Command_20_Char"><text:span text:style-name="T74">eraseenv</text:span></text:span><text:span text:style-name="T74"> command which erases the flash environment sector.</text:span></text:p>
          </table:table-cell>
        </table:table-row>
        <table:table-row>
          <table:table-cell table:style-name="Arch_5f_Mips_5f_Cpu_5f_Octeon_5f_Commands_5f_Files.A17" office:value-type="string">
            <text:p text:style-name="Table_20_Contents"><text:span text:style-name="My_5f_directory_20_Char"><text:span text:style-name="T48">cmd_octeon_linux.c</text:span></text:span></text:p>
          </table:table-cell>
          <table:table-cell table:style-name="Arch_5f_Mips_5f_Cpu_5f_Octeon_5f_Commands_5f_Files.B17" office:value-type="string">
            <text:p text:style-name="Table_20_Contents"><text:span text:style-name="T48">This implements the </text:span><text:span text:style-name="My_5f_Command_20_Char"><text:span text:style-name="T48">bootoctelf</text:span></text:span><text:span text:style-name="T48"> and </text:span><text:span text:style-name="My_5f_Command_20_Char"><text:span text:style-name="T48">bootoctlinux</text:span></text:span><text:span text:style-name="T48"> commands.</text:span></text:p>
          </table:table-cell>
        </table:table-row>
        <table:table-row>
          <table:table-cell table:style-name="Arch_5f_Mips_5f_Cpu_5f_Octeon_5f_Commands_5f_Files.A17" office:value-type="string">
            <text:p text:style-name="Table_20_Contents"><text:span text:style-name="My_5f_directory_20_Char"><text:span text:style-name="T48">cmd_octeon_mem.c</text:span></text:span></text:p>
          </table:table-cell>
          <table:table-cell table:style-name="Arch_5f_Mips_5f_Cpu_5f_Octeon_5f_Commands_5f_Files.B17" office:value-type="string">
            <text:p text:style-name="Table_20_Contents"><text:span text:style-name="T48">This implements the commands </text:span><text:span text:style-name="My_5f_Command_20_Char"><text:span text:style-name="T48">namedalloc</text:span></text:span><text:span text:style-name="T48">, </text:span><text:span text:style-name="My_5f_Command_20_Char"><text:span text:style-name="T48">namedfree</text:span></text:span><text:span text:style-name="T48">, </text:span><text:span text:style-name="My_5f_Command_20_Char"><text:span text:style-name="T48">namedprint</text:span></text:span><text:span text:style-name="T48">, </text:span><text:span text:style-name="My_5f_Command_20_Char"><text:span text:style-name="T48">freeprint</text:span></text:span><text:span text:style-name="T48">, </text:span><text:span text:style-name="My_5f_Command_20_Char"><text:span text:style-name="T48">flush_l2c</text:span></text:span><text:span text:style-name="T48">, </text:span><text:span text:style-name="My_5f_Command_20_Char"><text:span text:style-name="T48">inv_icache</text:span></text:span><text:span text:style-name="T48"> and </text:span><text:span text:style-name="My_5f_Command_20_Char"><text:span text:style-name="T48">flush_dcache</text:span></text:span><text:span text:style-name="T48"> commands.</text:span></text:p>
          </table:table-cell>
        </table:table-row>
        <table:table-row>
          <table:table-cell table:style-name="Arch_5f_Mips_5f_Cpu_5f_Octeon_5f_Commands_5f_Files.A17" office:value-type="string">
            <text:p text:style-name="P156"><text:span text:style-name="My_5f_directory_20_Char"><text:span text:style-name="T49">cmd_mem64.c</text:span></text:span></text:p>
          </table:table-cell>
          <table:table-cell table:style-name="Arch_5f_Mips_5f_Cpu_5f_Octeon_5f_Commands_5f_Files.B17" office:value-type="string">
            <text:p text:style-name="P156"><text:span text:style-name="T74">This implements 64-bit versions of various memory commands such as </text:span><text:span text:style-name="My_5f_Command_20_Char"><text:span text:style-name="T74">md64</text:span></text:span><text:span text:style-name="T74">, </text:span><text:span text:style-name="My_5f_Command_20_Char"><text:span text:style-name="T74">mw64</text:span></text:span><text:span text:style-name="T74"> and </text:span><text:span text:style-name="My_5f_Command_20_Char"><text:span text:style-name="T74">mm64</text:span></text:span><text:span text:style-name="T74">.</text:span></text:p>
          </table:table-cell>
        </table:table-row>
        <table:table-row>
          <table:table-cell table:style-name="Arch_5f_Mips_5f_Cpu_5f_Octeon_5f_Commands_5f_Files.A17" office:value-type="string">
            <text:p text:style-name="Table_20_Contents"><text:span text:style-name="My_5f_directory_20_Char"><text:span text:style-name="T48">cmd_octeon_nand.c</text:span></text:span></text:p>
          </table:table-cell>
          <table:table-cell table:style-name="Arch_5f_Mips_5f_Cpu_5f_Octeon_5f_Commands_5f_Files.B17" office:value-type="string">
            <text:p text:style-name="Table_20_Contents"><text:span text:style-name="T48">This implements the </text:span><text:span text:style-name="My_5f_Command_20_Char"><text:span text:style-name="T48">octnand</text:span></text:span><text:span text:style-name="T48"> command.</text:span><text:soft-page-break/></text:p>
          </table:table-cell>
        </table:table-row>
        <table:table-row>
          <table:table-cell table:style-name="Arch_5f_Mips_5f_Cpu_5f_Octeon_5f_Commands_5f_Files.A17" office:value-type="string">
            <text:p text:style-name="Table_20_Contents"><text:span text:style-name="My_5f_directory_20_Char"><text:span text:style-name="T48">cmd_octeon_reginfo.c</text:span></text:span></text:p>
          </table:table-cell>
          <table:table-cell table:style-name="Arch_5f_Mips_5f_Cpu_5f_Octeon_5f_Commands_5f_Files.B17" office:value-type="string">
            <text:p text:style-name="Table_20_Contents"><text:span text:style-name="T48">This implements the </text:span><text:span text:style-name="My_5f_Command_20_Char"><text:span text:style-name="T48">octreginfo</text:span></text:span><text:span text:style-name="T48"> command which displays all of the CP0 </text:span><text:span text:style-name="T48">registers and TLB entries used on core 0. It is similar to the </text:span><text:span text:style-name="My_5f_Command_20_Char"><text:span text:style-name="T48">oct-remote-core</text:span></text:span><text:span text:style-name="T48"> command on the host or in Linux.</text:span></text:p>
          </table:table-cell>
        </table:table-row>
        <table:table-row>
          <table:table-cell table:style-name="Arch_5f_Mips_5f_Cpu_5f_Octeon_5f_Commands_5f_Files.A17" office:value-type="string">
            <text:p text:style-name="Table_20_Contents"><text:span text:style-name="My_5f_directory_20_Char"><text:span text:style-name="T48">cmd_octeon_rw.c</text:span></text:span></text:p>
          </table:table-cell>
          <table:table-cell table:style-name="Arch_5f_Mips_5f_Cpu_5f_Octeon_5f_Commands_5f_Files.B17" office:value-type="string">
            <text:p text:style-name="Table_20_Contents"><text:span text:style-name="T48">This implements all of the </text:span><text:span text:style-name="My_5f_Command_20_Char"><text:span text:style-name="T48">read64</text:span></text:span><text:span text:style-name="T48"> and </text:span><text:span text:style-name="My_5f_Command_20_Char"><text:span text:style-name="T48">write64</text:span></text:span><text:span text:style-name="T48"> commands to access 64-bit </text:span><text:span text:style-name="T48">addressable memory.</text:span></text:p>
          </table:table-cell>
        </table:table-row>
        <table:table-row>
          <table:table-cell table:style-name="Arch_5f_Mips_5f_Cpu_5f_Octeon_5f_Commands_5f_Files.A17" office:value-type="string">
            <text:p text:style-name="P157"><text:span text:style-name="My_5f_directory_20_Char"><text:span text:style-name="T49">cmd_octeon_tftp.c</text:span></text:span></text:p>
          </table:table-cell>
          <table:table-cell table:style-name="Arch_5f_Mips_5f_Cpu_5f_Octeon_5f_Commands_5f_Files.B17" office:value-type="string">
            <text:p text:style-name="P156"><text:span text:style-name="T74">This adds an alias for the </text:span><text:span text:style-name="My_5f_Command_20_Char"><text:span text:style-name="T74">tftp</text:span></text:span><text:span text:style-name="T74"> command since otherwise it would be confused with the new </text:span><text:span text:style-name="My_5f_Command_20_Char"><text:span text:style-name="T74">tftpput</text:span></text:span><text:span text:style-name="T74"> and </text:span><text:span text:style-name="My_5f_Command_20_Char"><text:span text:style-name="T74">tftpserv</text:span></text:span><text:span text:style-name="T74"> commands.</text:span></text:p>
          </table:table-cell>
        </table:table-row>
        <table:table-row>
          <table:table-cell table:style-name="Arch_5f_Mips_5f_Cpu_5f_Octeon_5f_Commands_5f_Files.A17" office:value-type="string">
            <text:p text:style-name="Table_20_Contents"><text:span text:style-name="My_5f_directory_20_Char"><text:span text:style-name="T48">cmd_octeon_tlveeprom.c</text:span></text:span></text:p>
          </table:table-cell>
          <table:table-cell table:style-name="Arch_5f_Mips_5f_Cpu_5f_Octeon_5f_Commands_5f_Files.B17" office:value-type="string">
            <text:p text:style-name="Table_20_Contents"><text:span text:style-name="T48">This implements the </text:span><text:span text:style-name="My_5f_Command_20_Char"><text:span text:style-name="T48">tlv_eeprom</text:span></text:span><text:span text:style-name="T48"> command.</text:span></text:p>
          </table:table-cell>
        </table:table-row>
        <table:table-row>
          <table:table-cell table:style-name="Arch_5f_Mips_5f_Cpu_5f_Octeon_5f_Commands_5f_Files.A18" office:value-type="string">
            <text:p text:style-name="Table_20_Contents"><text:span text:style-name="My_5f_directory_20_Char"><text:span text:style-name="T48">cmd_qlm.c</text:span></text:span></text:p>
          </table:table-cell>
          <table:table-cell table:style-name="Arch_5f_Mips_5f_Cpu_5f_Octeon_5f_Commands_5f_Files.B18" office:value-type="string">
            <text:p text:style-name="Table_20_Contents"><text:span text:style-name="T48">This implements the </text:span><text:span text:style-name="My_5f_Command_20_Char"><text:span text:style-name="T48">qlm</text:span></text:span><text:span text:style-name="T48"> command.</text:span></text:p>
          </table:table-cell>
        </table:table-row>
      </table:table>
      <text:p text:style-name="Standard"/>
      <text:h text:style-name="Heading_20_1" text:outline-level="1"><text:bookmark-start text:name="__RefHeading__26766_1203916773"/>Memory Map<text:bookmark-end text:name="__RefHeading__26766_1203916773"/></text:h>
      <text:p text:style-name="Standard">There are several stages involved in U-Boot. During the first stage, U-Boot executes in place out of flash memory without access to DRAM.</text:p>
      <text:p text:style-name="Standard">The bootloader then enables the local cache of the OCTEON processor to behave as local memory and maps the flash from 0x1FC00000 to the virtual address 0xC0000000 via a TLB entry.</text:p>
      <text:p text:style-name="Standard">After <text:span text:style-name="T6">board_init_f()</text:span> completes, U-Boot is copied to the top of physical memory and the stack, heap, <text:span text:style-name="My_5f_Command_20_Char">bd </text:span>and <text:span text:style-name="My_5f_Command_20_Char">gd</text:span> data structures are set up.</text:p>
      <text:p text:style-name="Standard">Table <text:sequence-ref text:reference-format="value" text:ref-name="refTable3">12.1</text:sequence-ref> <text:sequence-ref text:reference-format="direction" text:ref-name="refTable3">below</text:sequence-ref> displays a virtual memory map as seen from within U-Boot.</text:p>
      <text:p text:style-name="Table"><text:span text:style-name="Caption_20_characters">Table </text:span><text:span text:style-name="Caption_20_characters"><text:sequence text:ref-name="refTable3" text:name="Table" text:formula="ooow:Table+1" style:num-format="1">12.1</text:sequence></text:span>:U-Boot Virtual Memory Map</text:p>
      <table:table table:name="Virtual_Memory_Map" table:style-name="Virtual_5f_Memory_5f_Map">
        <table:table-column table:style-name="Virtual_5f_Memory_5f_Map.A"/>
        <table:table-header-rows>
          <table:table-row>
            <table:table-cell table:style-name="Virtual_5f_Memory_5f_Map.A1" office:value-type="string">
              <text:p text:style-name="P27">U-Boot Virtual Memory Map</text:p>
            </table:table-cell>
          </table:table-row>
        </table:table-header-rows>
        <table:table-row>
          <table:table-cell table:style-name="Virtual_5f_Memory_5f_Map.A31" office:value-type="string">
            <text:p text:style-name="P35">0xF0000000 – 0xFFFFFFFF PCI/PCIe configuration address space (port 1)</text:p>
          </table:table-cell>
        </table:table-row>
        <table:table-row>
          <table:table-cell table:style-name="Virtual_5f_Memory_5f_Map.A31" office:value-type="string">
            <text:p text:style-name="P35">0xE0000000 - 0xEFFFFFFF PCI/PCIe configuration address space (port 0)</text:p>
          </table:table-cell>
        </table:table-row>
        <table:table-row>
          <table:table-cell table:style-name="Virtual_5f_Memory_5f_Map.A31" office:value-type="string">
            <text:p text:style-name="P35">Unused</text:p>
          </table:table-cell>
        </table:table-row>
        <table:table-row>
          <table:table-cell table:style-name="Virtual_5f_Memory_5f_Map.A31" office:value-type="string">
            <text:p text:style-name="P38"><text:span text:style-name="T48">0xC0XXXXXX Board Data (</text:span><text:span text:style-name="My_5f_code_20_Char"><text:span text:style-name="T48">bd</text:span></text:span><text:span text:style-name="T48">) data structure</text:span></text:p>
          </table:table-cell>
        </table:table-row>
        <table:table-row>
          <table:table-cell table:style-name="Virtual_5f_Memory_5f_Map.A31" office:value-type="string">
            <text:p text:style-name="P38"><text:span text:style-name="T48">0xC0XXXXXX U-Boot Global Data (</text:span><text:span text:style-name="My_5f_code_20_Char"><text:span text:style-name="T48">gd</text:span></text:span><text:span text:style-name="T48">) data structure</text:span></text:p>
          </table:table-cell>
        </table:table-row>
        <table:table-row>
          <table:table-cell table:style-name="Virtual_5f_Memory_5f_Map.A31" office:value-type="string">
            <text:p text:style-name="P35">0xC0XXXXXX U-Boot parameters (128K)<text:soft-page-break/></text:p>
          </table:table-cell>
        </table:table-row>
        <table:table-row>
          <table:table-cell table:style-name="Virtual_5f_Memory_5f_Map.A31" office:value-type="string">
            <text:p text:style-name="P35">0xC0XXXXXX U-Boot Stack (16K)</text:p>
          </table:table-cell>
        </table:table-row>
        <table:table-row>
          <table:table-cell table:style-name="Virtual_5f_Memory_5f_Map.A31" office:value-type="string">
            <text:p text:style-name="P35">0xC0XXXXXX U-Boot Heap (4MB)</text:p>
          </table:table-cell>
        </table:table-row>
        <table:table-row>
          <table:table-cell table:style-name="Virtual_5f_Memory_5f_Map.A31" office:value-type="string">
            <text:p text:style-name="P35">0xC0000500+ U-Boot Code</text:p>
          </table:table-cell>
        </table:table-row>
        <table:table-row>
          <table:table-cell table:style-name="Virtual_5f_Memory_5f_Map.A31" office:value-type="string">
            <text:p text:style-name="P38"><text:span text:style-name="T37">0xC0000500</text:span><text:span text:style-name="T48"> U-Boot reset (</text:span><text:span text:style-name="My_5f_directory_20_Char"><text:span text:style-name="T48">start.S</text:span></text:span><text:span text:style-name="T48">)</text:span></text:p>
          </table:table-cell>
        </table:table-row>
        <table:table-row>
          <table:table-cell table:style-name="Virtual_5f_Memory_5f_Map.A31" office:value-type="string">
            <text:p text:style-name="P35"><text:span text:style-name="T35">0xC0000000</text:span> U-Boot Code _start</text:p>
          </table:table-cell>
        </table:table-row>
        <table:table-row>
          <table:table-cell table:style-name="Virtual_5f_Memory_5f_Map.A31" office:value-type="string">
            <text:p text:style-name="P35">Available</text:p>
          </table:table-cell>
        </table:table-row>
        <table:table-row>
          <table:table-cell table:style-name="Virtual_5f_Memory_5f_Map.A31" office:value-type="string">
            <text:p text:style-name="P35"><text:span text:style-name="T35">0x20000000</text:span> Load Address</text:p>
          </table:table-cell>
        </table:table-row>
        <table:table-row>
          <table:table-cell table:style-name="Virtual_5f_Memory_5f_Map.A31" office:value-type="string">
            <text:p text:style-name="P35"><text:span text:style-name="T35">0x1FC00000 - 0x1FFFFFFF</text:span> 4MB initial NOR flash boot block</text:p>
          </table:table-cell>
        </table:table-row>
        <table:table-row>
          <table:table-cell table:style-name="Virtual_5f_Memory_5f_Map.A31" office:value-type="string">
            <text:p text:style-name="P35"><text:span text:style-name="T35">0x10000000 - 0x1FFFFFFF</text:span> Boot Bus (256MB)</text:p>
          </table:table-cell>
        </table:table-row>
        <table:table-row>
          <table:table-cell table:style-name="Virtual_5f_Memory_5f_Map.A31" office:value-type="string">
            <text:p text:style-name="P35"><text:span text:style-name="T35">0x081000000 – 0x0FFFFFFF</text:span> Available</text:p>
          </table:table-cell>
        </table:table-row>
        <table:table-row>
          <table:table-cell table:style-name="Virtual_5f_Memory_5f_Map.A18" office:value-type="string">
            <text:p text:style-name="P35"><text:span text:style-name="T35">0x00100000 – 0x080FFFFF</text:span> Linux Reserved Address (128KB)</text:p>
          </table:table-cell>
        </table:table-row>
        <table:table-row>
          <table:table-cell table:style-name="Virtual_5f_Memory_5f_Map.A31" office:value-type="string">
            <text:p text:style-name="P152"><text:span text:style-name="T77">0x000FFFF0 – 0x000FFFFF</text:span><text:span text:style-name="T75"> Idle Core Loop</text:span></text:p>
          </table:table-cell>
        </table:table-row>
        <table:table-row>
          <table:table-cell table:style-name="Virtual_5f_Memory_5f_Map.A31" office:value-type="string">
            <text:p text:style-name="P152"><text:span text:style-name="T77">0x000A0000 – 0x000BFFFF</text:span><text:span text:style-name="T75"> Little Endian Flat Device Tree</text:span></text:p>
          </table:table-cell>
        </table:table-row>
        <table:table-row>
          <table:table-cell table:style-name="Virtual_5f_Memory_5f_Map.A31" office:value-type="string">
            <text:p text:style-name="P35"><text:span text:style-name="T35">0x00080000 – 0x000</text:span><text:span text:style-name="T77">9FFFF</text:span> Flat Device Tree</text:p>
          </table:table-cell>
        </table:table-row>
        <table:table-row>
          <table:table-cell table:style-name="Virtual_5f_Memory_5f_Map.A31" office:value-type="string">
            <text:p text:style-name="P35"><text:span text:style-name="T35">0x48108 - 0x0007FFFF</text:span> Reserved low memory (~223k)</text:p>
          </table:table-cell>
        </table:table-row>
        <table:table-row>
          <table:table-cell table:style-name="Virtual_5f_Memory_5f_Map.A23" office:value-type="string">
            <text:p text:style-name="P35"><text:span text:style-name="T35">0x48100 - 0x48107</text:span> Bootmem Descriptor Address</text:p>
          </table:table-cell>
        </table:table-row>
        <table:table-row>
          <table:table-cell table:style-name="Virtual_5f_Memory_5f_Map.A31" office:value-type="string">
            <text:p text:style-name="P35"><text:span text:style-name="T35">0x48000 - 0x480FF</text:span> PCI Console Read Buffer</text:p>
          </table:table-cell>
        </table:table-row>
        <table:table-row>
          <table:table-cell table:style-name="Virtual_5f_Memory_5f_Map.A31" office:value-type="string">
            <text:p text:style-name="P35"><text:span text:style-name="T35">0x40000 - 0x47FFF</text:span> Debug Stack Area (32K) (32 * 1K)</text:p>
          </table:table-cell>
        </table:table-row>
        <table:table-row>
          <table:table-cell table:style-name="Virtual_5f_Memory_5f_Map.A31" office:value-type="string">
            <text:p text:style-name="P35"><text:span text:style-name="T35">0x20000 - 0x3FFFF</text:span> Debug Save Area (128K) (32 * 512 * 8)</text:p>
          </table:table-cell>
        </table:table-row>
        <table:table-row>
          <table:table-cell table:style-name="Virtual_5f_Memory_5f_Map.A31" office:value-type="string">
            <text:p text:style-name="P35"><text:span text:style-name="T35">0x3000 - 0x1FFFF</text:span> (reserved)</text:p>
          </table:table-cell>
        </table:table-row>
        <table:table-row>
          <table:table-cell table:style-name="Virtual_5f_Memory_5f_Map.A31" office:value-type="string">
            <text:p text:style-name="P35"><text:span text:style-name="T35">0x2000 - 0x2FFF</text:span> U-Boot temporary environment copy for oct-remote-boot</text:p>
          </table:table-cell>
        </table:table-row>
        <text:soft-page-break/>
        <table:table-row>
          <table:table-cell table:style-name="Virtual_5f_Memory_5f_Map.A31" office:value-type="string">
            <text:p text:style-name="P35"><text:span text:style-name="T35">0x1000 - 0x1FFF</text:span> U-Boot Environment passed from oct-remote-boot</text:p>
          </table:table-cell>
        </table:table-row>
        <table:table-row>
          <table:table-cell table:style-name="Virtual_5f_Memory_5f_Map.A31" office:value-type="string">
            <text:p text:style-name="P35"><text:span text:style-name="T35">0x00000C00</text:span> Debug Trampoline</text:p>
          </table:table-cell>
        </table:table-row>
        <table:table-row>
          <table:table-cell table:style-name="Virtual_5f_Memory_5f_Map.A31" office:value-type="string">
            <text:p text:style-name="P35"><text:span text:style-name="T35">0x00000800</text:span> Boot Vector Base (1K)</text:p>
          </table:table-cell>
        </table:table-row>
        <table:table-row>
          <table:table-cell table:style-name="Virtual_5f_Memory_5f_Map.A32" office:value-type="string">
            <text:p text:style-name="P35"><text:span text:style-name="T35">0x00000000</text:span> - <text:span text:style-name="T35">0x000007FF</text:span> Reserved</text:p>
          </table:table-cell>
        </table:table-row>
      </table:table>
      <text:h text:style-name="Heading_20_1" text:outline-level="1"><text:bookmark-start text:name="__RefHeading__549_614445243"/>Boot Sequence<text:bookmark-end text:name="__RefHeading__549_614445243"/></text:h>
      <text:p text:style-name="Standard">Immediately out of reset, the CPU will branch to reset in <text:span text:style-name="My_5f_code_20_Char">start.S</text:span>.</text:p>
      <text:h text:style-name="Heading_20_2" text:outline-level="2"><text:bookmark-start text:name="__RefHeading__6609_378206495"/>Reset sequence in <text:span text:style-name="T40">start.s</text:span><text:bookmark-end text:name="__RefHeading__6609_378206495"/></text:h>
      <text:list xml:id="list1378468538" text:style-name="WW8Num24">
        <text:list-item>
          <text:p text:style-name="P86">Enable 64-bit mode for CSR access.</text:p>
        </text:list-item>
        <text:list-item>
          <text:p text:style-name="P86">Speed up the flash.</text:p>
        </text:list-item>
        <text:list-item>
          <text:p text:style-name="P87"><text:span text:style-name="T75">Disable Authentik ROM.</text:span></text:p>
        </text:list-item>
        <text:list-item>
          <text:p text:style-name="P86">Initialize the local <text:span text:style-name="T75">L1 </text:span>cache for scratch memory.</text:p>
        </text:list-item>
        <text:list-item>
          <text:p text:style-name="P86">Initialize various CP0 registers</text:p>
        </text:list-item>
        <text:list-item>
          <text:p text:style-name="P86">Initialize all of the TLB entries</text:p>
        </text:list-item>
        <text:list-item>
          <text:p text:style-name="P86">Enable COP0 and COP2</text:p>
        </text:list-item>
        <text:list-item>
          <text:p text:style-name="P86">Enable all read hardware locations</text:p>
        </text:list-item>
        <text:list-item>
          <text:p text:style-name="P86">Enable unaligned memory access fixups</text:p>
        </text:list-item>
        <text:list-item>
          <text:p text:style-name="P86">Set up scratch memory for stack and global data</text:p>
        </text:list-item>
        <text:list-item>
          <text:p text:style-name="P86">Clear performance counters</text:p>
        </text:list-item>
        <text:list-item>
          <text:p text:style-name="P86">Calculate GP address</text:p>
        </text:list-item>
        <text:list-item>
          <text:p text:style-name="P86">Calculate address of <text:span text:style-name="My_5f_code_20_Char">_start</text:span></text:p>
        </text:list-item>
        <text:list-item>
          <text:p text:style-name="P86">Check if running out of flash, <text:span text:style-name="T75">cache</text:span> or RAM.</text:p>
        </text:list-item>
        <text:list-item>
          <text:p text:style-name="P87"><text:span text:style-name="T75">If flash, check if OCTEON II and if the L2 cache is bigger than the U-Boot image.</text:span></text:p>
        </text:list-item>
        <text:list-item>
          <text:p text:style-name="P87"><text:span text:style-name="T75">If L2 cache is large enough and OCTEON II then write memcpy code to L2 cache then copy U-Boot to L2 cache.</text:span></text:p>
        </text:list-item>
        <text:list-item>
          <text:p text:style-name="P86">Calculate physical and virtual address of U-Boot.</text:p>
        </text:list-item>
        <text:list-item>
          <text:p text:style-name="P86">Add a TLB entry to map virtual address 0xC0000000 to the 4MB aligned physical address of U-Boot, whether that is in flash or RAM.</text:p>
        </text:list-item>
        <text:list-item>
          <text:p text:style-name="P86"><text:soft-page-break/>If running out of flash, configure the boot bus mapping for flash to 0x10000000 so it is aligned for a 4 megabyte physical page.</text:p>
        </text:list-item>
        <text:list-item>
          <text:p text:style-name="P86">If not core 0, DRAM has been set up so branch to boot vector address.</text:p>
        </text:list-item>
        <text:list-item>
          <text:p text:style-name="P86">Initialize the GOT (global offset table) pointer so global symbols can be used rather than PC relative addressing.</text:p>
        </text:list-item>
        <text:list-item>
          <text:p text:style-name="P86">Branch to <text:span text:style-name="My_5f_code_20_Char">board_init_f()</text:span> in <text:span text:style-name="My_5f_directory_20_Char">arch/mips/lib/board_octeon.c</text:span></text:p>
        </text:list-item>
      </text:list>
      <text:h text:style-name="P124" text:outline-level="2"><text:bookmark-start text:name="__RefHeading__5826_77752684"/>board_init_f()<text:bookmark-end text:name="__RefHeading__5826_77752684"/></text:h>
      <text:p text:style-name="Standard">The <text:span text:style-name="My_5f_code_20_Char">board_init_f()</text:span> function is the first C function called from the assembly language start code in <text:span text:style-name="My_5f_directory_20_Char">start.S.</text:span> At this point execution can be either out of flash or RAM depending on if the board is being booted remotely or not. This function assumes that execution is out of flash but it works the same if it is running out of RAM. It performs all of the initialization prior to relocating to RAM.</text:p>
      <text:list xml:id="list1308977668" text:style-name="WW8Num16">
        <text:list-item>
          <text:p text:style-name="P88">Initialize the <text:span text:style-name="My_5f_Command_20_Char">gd</text:span> data structure</text:p>
        </text:list-item>
        <text:list-item>
          <text:p text:style-name="P88">Initialize the TWSI bus</text:p>
        </text:list-item>
        <text:list-item>
          <text:p text:style-name="P88">Start BIST testing</text:p>
        </text:list-item>
        <text:list-item>
          <text:p text:style-name="P88">Run through the <text:span text:style-name="My_5f_Command_20_Char">init_sequence</text:span> array. If any function returns non-zero then an error is assumed to have occurred and the board will be reset.</text:p>
        </text:list-item>
        <text:list-item>
          <text:p text:style-name="P106"><text:span text:style-name="My_5f_Command_20_Char">board_early_init_f()</text:span> – this is an optional function to perform early board initialization. It should be implemented in <text:span text:style-name="My_5f_Command_20_Char">board/octeon/xxxx/xxxx_board.c</text:span>. The default function does not do anything.</text:p>
        </text:list-item>
        <text:list-item>
          <text:p text:style-name="P106"><text:span text:style-name="My_5f_code_20_Char">board_fdt_init_f()</text:span> - This performs any early flat device tree operations that are board specific. Note that only read-only operations can be performed at this time because the device tree is stored in flash. The default function does not do anything.</text:p>
        </text:list-item>
        <text:list-item>
          <text:p text:style-name="P106"><text:span text:style-name="My_5f_Command_20_Char">failsafe_scan()</text:span> – This looks for a second image after the current one if running out of FLASH. If it is found then it branches to the normal image, otherwise it is assumed we are running in failsafe mode.</text:p>
        </text:list-item>
        <text:list-item>
          <text:p text:style-name="P106"><text:span text:style-name="My_5f_Command_20_Char">octeon_boot_bus_init()</text:span> initializes the boot bus. This is defined in <text:span text:style-name="My_5f_Command_20_Char">board/octeon/common/octeon_boot_bus.c</text:span> and is defined to be a weak function and may be replaced for specific boards.</text:p>
        </text:list-item>
        <text:list-item>
          <text:p text:style-name="P106"><text:span text:style-name="My_5f_Command_20_Char">octeon_boot_bus_moveable_init</text:span><text:span text:style-name="My_5f_code_20_Char">()</text:span> sets up support for the debugger and reset vectors by writing to local memory mapped to the boot bus for all of the additional cores.</text:p>
        </text:list-item>
        <text:list-item>
          <text:p text:style-name="P106"><text:span text:style-name="My_5f_Command_20_Char">timer_init()</text:span> initializes timer support. Note that this is the standard U-Boot MIPS code with only minor changes to not use global variables since DRAM may not be initialized.</text:p>
        </text:list-item>
        <text:list-item>
          <text:p text:style-name="P106"><text:soft-page-break/><text:span text:style-name="My_5f_Command_20_Char">early_board_init()</text:span> performs early board initialization. This is defined in <text:span text:style-name="My_5f_Command_20_Char">board/octeon/xxxx/xxxx_board.c</text:span>. It initializes fields in <text:span text:style-name="My_5f_code_20_Char">gd</text:span>, sets up voltages, clock values among other things.</text:p>
        </text:list-item>
        <text:list-item>
          <text:p text:style-name="P106"><text:span text:style-name="My_5f_Command_20_Char">env_init()</text:span> initializes the environment variables. It will try and obtain the environment variables from either flash or RAM and depends on <text:span text:style-name="My_5f_Command_20_Char">CONFIG_ENV_IS_IN_FLASH, CONFIG_ENV_IS_IN_RAM</text:span> or <text:span text:style-name="My_5f_Command_20_Char">CONFIG_ENV_IS_NOWHERE</text:span>. If it cannot obtain the environment variables it will use the default environment variables.</text:p>
        </text:list-item>
        <text:list-item>
          <text:p text:style-name="P106"><text:span text:style-name="My_5f_Command_20_Char">import_ram_env()</text:span> reads any environment variables passed via <text:span text:style-name="My_5f_Command_20_Char">oct-</text:span><text:span text:style-name="My_5f_Command_20_Char">remote-boot</text:span>. If not booting out of RAM this function does not do anything, otherwise it will pre-pend any RAM environment variables to override existing environment variables.</text:p>
        </text:list-item>
        <text:list-item>
          <text:p text:style-name="P106"><text:span text:style-name="My_5f_Command_20_Char">init_baudrate()</text:span> initializes the serial port baud rate to the default baud rate or the rate set in the environment.</text:p>
        </text:list-item>
        <text:list-item>
          <text:p text:style-name="P106"><text:span text:style-name="My_5f_Command_20_Char">serial_init()</text:span> initializes the serial port.</text:p>
        </text:list-item>
        <text:list-item>
          <text:p text:style-name="P106"><text:span text:style-name="My_5f_Command_20_Char">console_init_f()</text:span> enables console support.</text:p>
        </text:list-item>
        <text:list-item>
          <text:p text:style-name="P106"><text:span text:style-name="My_5f_Command_20_Char">display_banner()</text:span> displays the U-Boot version information. The “version” command will display the same string.</text:p>
        </text:list-item>
        <text:list-item>
          <text:p text:style-name="P106"><text:span text:style-name="My_5f_Command_20_Char">octeon_bist()</text:span> performs most of the OCTEON Built-In Self Test with the exception of PCI and USB. USB BIST tests occur later when USB is initialized.</text:p>
        </text:list-item>
        <text:list-item>
          <text:p text:style-name="P106"><text:span text:style-name="My_5f_Command_20_Char">init_dram()</text:span> initializes DRAM and zeros it out if not booting remotely. It does not zero out the address used by oct-remote-boot to pass environment information if booting remotely.</text:p>
        </text:list-item>
        <text:list-item>
          <text:p text:style-name="P106"><text:span text:style-name="My_5f_Command_20_Char">init_dfm()</text:span> initializes DFM memory if it exists.</text:p>
        </text:list-item>
        <text:list-item>
          <text:p text:style-name="P106"><text:span text:style-name="My_5f_Command_20_Char">checkboard()</text:span> is defined in <text:span text:style-name="My_5f_Command_20_Char">board/octeon/xxxx/xxxx_board.c</text:span> and is used for late initialization and checking if a board is valid or not.</text:p>
        </text:list-item>
        <text:list-item>
          <text:p text:style-name="P107"><text:span text:style-name="My_5f_Command_20_Char">display_board_info()</text:span> is defined in <text:span text:style-name="My_5f_Command_20_Char">board/octeon/common/octeon_board_display.c</text:span> and is a weak function that displays the board name, revision, serial number, core clock, I/O clock and DDR clock information.</text:p>
        </text:list-item>
        <text:list-item>
          <text:p text:style-name="P88">Calculate top of memory now that DRAM is initialized.</text:p>
        </text:list-item>
        <text:list-item>
          <text:p text:style-name="P88">Calculate amount of memory to reserve for U-Boot.</text:p>
        </text:list-item>
        <text:list-item>
          <text:p text:style-name="P88">Zero out memory where U-Boot will be placed.</text:p>
        </text:list-item>
        <text:list-item>
          <text:p text:style-name="P88">Calculate addresses for stack and heap.</text:p>
        </text:list-item>
        <text:list-item>
          <text:p text:style-name="P88">Allocate space for <text:span text:style-name="My_5f_Command_20_Char">gd</text:span> and <text:span text:style-name="My_5f_Command_20_Char">gd-&gt;bd</text:span>.</text:p>
        </text:list-item>
        <text:list-item>
          <text:p text:style-name="P88">Initialize <text:span text:style-name="My_5f_Command_20_Char">bd</text:span> structure.</text:p>
        </text:list-item>
        <text:list-item>
          <text:p text:style-name="P88"><text:soft-page-break/>Copy <text:span text:style-name="My_5f_Command_20_Char">bd</text:span> and <text:span text:style-name="My_5f_Command_20_Char">gd</text:span> structures to their future location.</text:p>
        </text:list-item>
        <text:list-item>
          <text:p text:style-name="P88">Branch to assembly code to relocate U-Boot to the top of memory via <text:span text:style-name="My_5f_Command_20_Char">relocate_code_octeon</text:span> in <text:span text:style-name="My_5f_Command_20_Char">start.S</text:span>.</text:p>
        </text:list-item>
      </text:list>
      <text:p text:style-name="Standard">This function will likely change in the future and more functionality will hopefully be moved into the<text:span text:style-name="My_5f_Command_20_Char"> init_sequence</text:span> array.</text:p>
      <text:h text:style-name="P124" text:outline-level="2"><text:bookmark-start text:name="__RefHeading__5828_77752684"/>relocate_code_octeon()<text:bookmark-end text:name="__RefHeading__5828_77752684"/></text:h>
      <text:p text:style-name="Standard">This assembly function is defined in <text:span text:style-name="My_5f_Command_20_Char">start.S</text:span>. It is the same as <text:span text:style-name="My_5f_Command_20_Char">relocate_code()</text:span> except that the TLB page size is also passed as a parameter. It performs the following operations:</text:p>
      <text:list xml:id="list2121194868" text:style-name="WW8Num10">
        <text:list-item>
          <text:p text:style-name="P89">Copies code from current location to the new location at the top of memory.</text:p>
        </text:list-item>
        <text:list-item>
          <text:p text:style-name="P89">Adds a TLB entry to map U-Boot's virtual address 0xC0000000 to the new physical location.</text:p>
        </text:list-item>
        <text:list-item>
          <text:p text:style-name="P89">Branches to <text:span text:style-name="My_5f_Command_20_Char">board_init_r()</text:span> in <text:span text:style-name="My_5f_Command_20_Char">arch/mips/lib/board_octeon.c</text:span></text:p>
        </text:list-item>
      </text:list>
      <text:h text:style-name="P124" text:outline-level="2"><text:bookmark-start text:name="__RefHeading__5830_77752684"/>board_init_r()<text:bookmark-end text:name="__RefHeading__5830_77752684"/></text:h>
      <text:p text:style-name="P20">The <text:span text:style-name="My_5f_code_20_Char">board_init_r()</text:span> function continues initializing the board after U-Boot has been relocated to RAM. At this point global variables are available for use.</text:p>
      <text:list xml:id="list2004660397" text:style-name="WW8Num21">
        <text:list-item>
          <text:p text:style-name="P90">Set <text:span text:style-name="My_5f_code_20_Char">gd</text:span> pointer to the new address and indicate that relocation is done.</text:p>
        </text:list-item>
        <text:list-item>
          <text:p text:style-name="P90">Calculate relocation offset. Should be zero.</text:p>
        </text:list-item>
        <text:list-item>
          <text:p text:style-name="P90">Remap flash on boot bus back to standard location since it no longer needs to be page aligned.</text:p>
        </text:list-item>
        <text:list-item>
          <text:p text:style-name="P90">Initialize heap. After this point the heap may be used.</text:p>
        </text:list-item>
        <text:list-item>
          <text:p text:style-name="P90">Use <text:span text:style-name="My_5f_Command_20_Char">addrmap_set_entry</text:span> for mapping virtual addresses to physical addresses.</text:p>
        </text:list-item>
        <text:list-item>
          <text:p text:style-name="P90">Set up mapping for PCI BAR addresses. PCI interface 0 is mapped to 0xe0000000 and interface 1 is <text:s/>mapped to 0xf0000000. This is different than what it may have been before. Linux will remap it again later so this is only for within U-Boot.</text:p>
        </text:list-item>
        <text:list-item>
          <text:p text:style-name="P90">Disable the watchdog timers on all cores.</text:p>
        </text:list-item>
        <text:list-item>
          <text:p text:style-name="P90">Zero out all memory above <text:span text:style-name="My_5f_Command_20_Char">DRAM_LATE_ZERO_OFFSET</text:span> if <text:span text:style-name="My_5f_Command_20_Char">CONFIG_NO_CLEAR_DDR</text:span> is set. This is usually not used.</text:p>
        </text:list-item>
        <text:list-item>
          <text:p text:style-name="P90">Clear any ECC error bits in the memory controllers.</text:p>
        </text:list-item>
        <text:list-item>
          <text:p text:style-name="P90">Copy the flat device tree from flash to the low memory address reserved for it and increase the size of the flat device tree.</text:p>
        </text:list-item>
        <text:list-item>
          <text:p text:style-name="P90">Initialize the SDK physical memory freelist.</text:p>
        </text:list-item>
        <text:list-item>
          <text:p text:style-name="P90">Allocate a named block where U-Boot's code and data are located in physical memory to reserve it from the SDK.</text:p>
        </text:list-item>
        <text:list-item>
          <text:p text:style-name="P90"><text:soft-page-break/>Initialize the <text:span text:style-name="My_5f_Command_20_Char">cvmx_sysinfo</text:span> data structure, which is needed by Simple Executive functions.</text:p>
        </text:list-item>
        <text:list-item>
          <text:p text:style-name="P90">Set up the command prompt.</text:p>
        </text:list-item>
        <text:list-item>
          <text:p text:style-name="P90">If the environment is always in RAM, look for it and import it.</text:p>
        </text:list-item>
        <text:list-item>
          <text:p text:style-name="P90">If booted out of RAM, look for environment passed by boot loader and import it again to override any variables previously set from defaults or from flash. Zero out the memory when done.</text:p>
        </text:list-item>
        <text:list-item>
          <text:p text:style-name="P90">Allocate space for idle core loop for other cores.</text:p>
        </text:list-item>
        <text:list-item>
          <text:p text:style-name="P90">Calculate address for reserved load address and reserve it from SDK.</text:p>
        </text:list-item>
        <text:list-item>
          <text:p text:style-name="P90">Reserve memory for the Linux kernel.</text:p>
        </text:list-item>
        <text:list-item>
          <text:p text:style-name="P90">Initialize idle loop code with wait loop.</text:p>
        </text:list-item>
        <text:list-item>
          <text:p text:style-name="P90">Initialize pointer to bootloader bootmem descriptor.</text:p>
        </text:list-item>
        <text:list-item>
          <text:p text:style-name="P90">Initialize and start the hardware watchdog if enabled.</text:p>
        </text:list-item>
        <text:list-item>
          <text:p text:style-name="P90">Probe for NAND FLASH</text:p>
        </text:list-item>
        <text:list-item>
          <text:p text:style-name="P90">Probe NOR flash</text:p>
        </text:list-item>
        <text:list-item>
          <text:p text:style-name="P90">Initialize NAND flash and print out size.</text:p>
        </text:list-item>
        <text:list-item>
          <text:p text:style-name="P90">Perform flat device tree fixups which also initializes the fdt /memory section.</text:p>
        </text:list-item>
        <text:list-item>
          <text:p text:style-name="P90">Read <text:span text:style-name="My_5f_Command_20_Char">coremask_override</text:span> from serial EEPROM if present.</text:p>
        </text:list-item>
        <text:list-item>
          <text:p text:style-name="P90">Set <text:span text:style-name="My_5f_Command_20_Char">numcores</text:span> environment variable.</text:p>
        </text:list-item>
        <text:list-item>
          <text:p text:style-name="P90">Initialize Ethernet MAC addresses from <text:span text:style-name="My_5f_Command_20_Char">ethaddr</text:span> environment variable.</text:p>
        </text:list-item>
        <text:list-item>
          <text:p text:style-name="P90">Set IP address from <text:span text:style-name="My_5f_Command_20_Char">ipaddr</text:span> environment variable</text:p>
        </text:list-item>
        <text:list-item>
          <text:p text:style-name="P90">Initialize PCI busses and scan for devices.</text:p>
        </text:list-item>
        <text:list-item>
          <text:p text:style-name="P90">Initialize <text:span text:style-name="My_5f_Command_20_Char">stdio</text:span>.</text:p>
        </text:list-item>
        <text:list-item>
          <text:p text:style-name="P90">Configure <text:span text:style-name="My_5f_Command_20_Char">jumptable</text:span>. Note that the <text:span text:style-name="My_5f_Command_20_Char">jumptable</text:span> isn't used on OCTEON.</text:p>
        </text:list-item>
        <text:list-item>
          <text:p text:style-name="P90">Initialize console after relocation.</text:p>
        </text:list-item>
        <text:list-item>
          <text:p text:style-name="P90">Set<text:span text:style-name="My_5f_Command_20_Char"> stdin</text:span>, <text:span text:style-name="My_5f_Command_20_Char">stdout</text:span> and <text:span text:style-name="My_5f_Command_20_Char">stder</text:span> environment variables. If a PCI console is possible then <text:span text:style-name="My_5f_Command_20_Char">stdin</text:span> is initialized to support serial, pci, bootcmd so it can accept input from any of the three. <text:s text:c="2"/>Note that <text:span text:style-name="My_5f_Command_20_Char">stdout</text:span> and <text:span text:style-name="My_5f_Command_20_Char">stderr</text:span> default to only serial output.</text:p>
        </text:list-item>
        <text:list-item>
          <text:p text:style-name="P90">If <text:span text:style-name="My_5f_Command_20_Char">pci_console_active</text:span> is set, print out the board information again since the earlier output will have been lost.</text:p>
        </text:list-item>
        <text:list-item>
          <text:p text:style-name="P90">Set the load address global variable.</text:p>
        </text:list-item>
        <text:list-item>
          <text:p text:style-name="P90">Find the address and size of the environment and u-boot in flash and set the appropriate environment variables.</text:p>
        </text:list-item>
        <text:list-item>
          <text:p text:style-name="P90"><text:soft-page-break/>Initialize networking</text:p>
        </text:list-item>
        <text:list-item>
          <text:p text:style-name="P90">Perform any miscellaneous platform initialization</text:p>
        </text:list-item>
        <text:list-item>
          <text:p text:style-name="P90">Initialize and scan the IDE bus for compact flash.</text:p>
        </text:list-item>
        <text:list-item>
          <text:p text:style-name="P90">Initialize the temperature sensor.</text:p>
        </text:list-item>
        <text:list-item>
          <text:p text:style-name="P90">Initialize and scan for USB devices (does not scan for storage devices)</text:p>
        </text:list-item>
        <text:list-item>
          <text:p text:style-name="P90">Verify that the boot vector is the correct size</text:p>
        </text:list-item>
        <text:list-item>
          <text:p text:style-name="P90">Perform any late board initialization (if any).</text:p>
        </text:list-item>
        <text:list-item>
          <text:p text:style-name="P90">Initialize the <text:span text:style-name="My_5f_Command_20_Char">serial#</text:span> environment variable.</text:p>
        </text:list-item>
        <text:list-item>
          <text:p text:style-name="P90">Enter the main event loop.</text:p>
        </text:list-item>
      </text:list>
      <text:h text:style-name="Heading_20_1" text:outline-level="1"><text:bookmark-start text:name="__RefHeading__4659_1401470807"/>The Global Data <text:span text:style-name="T35">gd</text:span> data structure<text:bookmark-end text:name="__RefHeading__4659_1401470807"/></text:h>
      <text:p text:style-name="Standard">The <text:span text:style-name="My_5f_code_20_Char">gd</text:span> data structure is designed to hold global data early on before U-Boot has been relocated to RAM. Until relocation occurs, global variables may not be used so the <text:span text:style-name="My_5f_code_20_Char">gd</text:span> data structure is located in the local cache memory. After memory has been initialized the <text:span text:style-name="My_5f_code_20_Char">gd</text:span> data structure is copied into RAM. The data structure is defined in <text:span text:style-name="My_5f_directory_20_Char">arch/mips/include/asm/global_data.h</text:span> and <text:s/><text:span text:style-name="My_5f_directory_20_Char">arch/mips/include/asm/octeon_global_data.h</text:span><text:span text:style-name="My_5f_directory_20_Char"><text:span text:style-name="T22">.</text:span></text:span></text:p>
      <text:p text:style-name="Standard">Be careful about adding entries to this data structure since it is subject to change in future releases. This data structure is also limited in size since it must first be located in the L1 cache along with the stack.</text:p>
      <text:p text:style-name="Standard">The pointer to <text:span text:style-name="My_5f_code_20_Char">gd</text:span> is special and is always stored in the <text:span text:style-name="My_5f_code_20_Char">k0</text:span> register.</text:p>
      <text:p text:style-name="Standard">To use <text:span text:style-name="My_5f_code_20_Char">gd</text:span>, add the line</text:p>
      <text:p text:style-name="P45"><text:span text:style-name="My_5f_code_20_Char">DECLARE_GLOBAL_DATA_PTR;</text:span> </text:p>
      <text:p text:style-name="Standard">at the beginning of the .c file. Do not declare this within a function like it was done in previous versions of U-Boot.</text:p>
      <text:p text:style-name="Standard">All OCTEON-specific fields except flags are stored in the <text:span text:style-name="My_5f_code_20_Char">ogd</text:span> structure within gd.</text:p>
      <text:p text:style-name="Standard">Before starting Linux and simple executive applications the function <text:span text:style-name="My_5f_code_20_Char">octeon_translate_gd_to_linux_app_global_data()</text:span> in <text:span text:style-name="My_5f_directory_20_Char">arch/mips/cpu/octeon/octeon_boot.c</text:span> is called to translate it to the old <text:span text:style-name="My_5f_code_20_Char">gd</text:span> format before copying it to a special location in memory for compatibility with older applications and Linux kernels.</text:p>
      <text:h text:style-name="Heading_20_1" text:outline-level="1"><text:bookmark-start text:name="__RefHeading__553_614445243"/>Porting U-Boot PCI Drivers<text:bookmark-end text:name="__RefHeading__553_614445243"/></text:h>
      <text:p text:style-name="Standard">Unlike other platforms, virtual memory is used in U-Boot so that U-Boot can be loaded at the top of memory. This means that when programming addresses for DMA operations that the addresses must be translated. The macro <text:span text:style-name="T6">pci_virt_to_mem()</text:span> should be used.</text:p>
      <text:p text:style-name="Standard"><text:soft-page-break/>On OCTEON II processors, memory used by U-Boot's code, stack and heap will be mapped starting at address 0 so that 32-bit addresses will be returned. On OCTEON I processors this functionality does not currently work and is still being debugged. In order to use PCI drivers on OCTEON I processors the macro will return a 64-bit address and requires that the PCI device supports 64-bit addressing.</text:p>
      <text:p text:style-name="Standard">Currently only two PCI drivers have been modified to work on the OCTEON processor, the Intel E1000 driver and the Silicon Image sil3124 driver. The E1000 driver can be found in <text:span text:style-name="T6">drivers/net/e1000.c </text:span>and <text:span text:style-name="T6">drivers/net/e1000.h</text:span>. The Silicon Image sil3124 driver may be found in <text:span text:style-name="My_5f_directory_20_Char">drivers/block/sata_sil3124.c</text:span>. Note that as of SDK 2.1 that the Silicon Image sil3124 driver does not work with the sil3124 PCI-X chip. It does work with various Silicon Image PCIe SATA controllers such as the SIL3132 and SIL3531 chips. The sil3124 driver is still under development and is subject to future fixes and cleanup. This driver does not contain #ifdef CONFIG_OCTEON since currently it only supports the Cavium U-Boot.</text:p>
      <text:p text:style-name="Standard">The supplied E1000 driver differs from the stock U-Boot 2011.03 E1000 driver in that a patch has been applied which adds support for some newer E1000 adapters. All of the OCTEON-specific changes can be found by searching for <text:span text:style-name="T6">#ifdef CONFIG_OCTEON</text:span>. The only change required was that the addresses now use the <text:span text:style-name="T6">pci_virt_to_mem</text:span> macro for DMA addresses. The old code would not have worked on a MIPS processor anyway since it did not account for the fact that KSEG0 is not the same as a physical address.</text:p>
      <text:p text:style-name="Standard">Note that the E1000 driver suffers since it has only a single receive buffer which is sensitive to network traffic while processing transactions. This can cause packets to be dropped. It is therefore better if one of the OCTEON network interfaces is used instead for management purposes.</text:p>
      <text:h text:style-name="Heading_20_1" text:outline-level="1"><text:bookmark-start text:name="__RefHeading__26768_1203916773"/>USB EHCI Support<text:bookmark-end text:name="__RefHeading__26768_1203916773"/></text:h>
      <text:p text:style-name="Standard">The standard U-Boot EHCI driver needed to be modified in order to work on the OCTEON II processor. All of the changes are surrounded by <text:span text:style-name="T6">#ifdef CONFIG_OCTEON</text:span>.</text:p>
      <text:p text:style-name="Standard">On OCTEON, all addresses used for DMA must first be translated by using <text:span text:style-name="T6">virt_to_phys()</text:span>. This is different from the PCI driver since addresses used by PCI devices may be translated by the hardware. This is not the case for the EHCI hardware where there is no address translation layer.</text:p>
      <text:p text:style-name="Standard">The USB driver assumes that several key data structures reside within the same 4GB segment. This is a limitation of EHCI but should not present a problem. Where possible the EHCI driver has also been enhanced to support 64-bit addressing.</text:p>
      <text:h text:style-name="Heading_20_1" text:outline-level="1"><text:bookmark-start text:name="__RefHeading__26770_1203916773"/>Adding New Commands<text:bookmark-end text:name="__RefHeading__26770_1203916773"/></text:h>
      <text:p text:style-name="Standard">Adding new commands in U-Boot is relatively easy. To add a command do the following:</text:p>
      <text:list xml:id="list1607362121" text:style-name="L8">
        <text:list-item>
          <text:p text:style-name="P91">Add a file under <text:span text:style-name="My_5f_directory_20_Char">board/octeon/&lt;board_name&gt;</text:span> that will be used for the command or modify an existing file in the same directory. Try and avoid adding the command elsewhere since this command is only specific to <text:span text:style-name="My_5f_directory_20_Char">&lt;board_name&gt;</text:span>. The OCTEON-specific commands in <text:span text:style-name="My_5f_directory_20_Char">arch/mips/cpu/octeon/commands</text:span> are used for multiple OCTEON boards and are not specific to any one board or vendor. The commands in the <text:span text:style-name="My_5f_directory_20_Char">common</text:span> <text:soft-page-break/>directory are supplied with the open-source U-Boot release and also should not be modified.</text:p>
        </text:list-item>
        <text:list-item>
          <text:p text:style-name="P91">Add the new file to <text:span text:style-name="My_5f_directory_20_Char">board/octeon/&lt;board_name&gt;/Makefile</text:span>. If <text:span text:style-name="My_5f_directory_20_Char">Makefile</text:span> is a symbolic link, replace it with a copy of <text:span text:style-name="My_5f_directory_20_Char">board/octeon/common_make/Makefile</text:span>.</text:p>
        </text:list-item>
        <text:list-item>
          <text:p text:style-name="P91">Include <text:span text:style-name="My_5f_directory_20_Char">config.h</text:span>, <text:span text:style-name="My_5f_directory_20_Char">command.h</text:span>, <text:span text:style-name="My_5f_directory_20_Char">common.h</text:span> and any other needed include files.</text:p>
        </text:list-item>
        <text:list-item>
          <text:p text:style-name="P91">Create a new function with the function prototype:</text:p>
          <text:p text:style-name="P134">int do_mycommand(cmd_tbl_t *cmdtp, int flag,</text:p>
          <text:p text:style-name="P134"><text:s text:c="17"/>int argc, char * const argv[]);</text:p>
        </text:list-item>
        <text:list-item>
          <text:p text:style-name="P91">Fill in the macro U_BOOT_CMD, for example:</text:p>
          <text:p text:style-name="P134">U_BOOT_CMD(my_command, 1, 1, do_mycommand,</text:p>
          <text:p text:style-name="P134"><text:s text:c="11"/>“short help for my command”,</text:p>
        </text:list-item>
      </text:list>
      <text:p text:style-name="My_5f_code"><text:s text:c="17"/>“usage for my command\n”);</text:p>
      <text:p text:style-name="P51"><text:tab/><text:span text:style-name="T42">The first parameter is the string name of the command, without quotes.</text:span></text:p>
      <text:p text:style-name="P52"><text:tab/>The second parameter is the maximum number of arguments for the command.</text:p>
      <text:p text:style-name="P52"><text:tab/>The third parameter indicates whether or not the command should be repeated on enter.</text:p>
      <text:p text:style-name="P52"><text:tab/>The fourth parameter is the name of the function to call.</text:p>
      <text:h text:style-name="P127" text:outline-level="1"><text:bookmark-start text:name="__RefHeading__26964_1203916773"/>U-Boot Networking and TCP/IP<text:bookmark-end text:name="__RefHeading__26964_1203916773"/></text:h>
      <text:p text:style-name="P21">The TCP/IP networking stack in U-Boot is extremely limited. The only time packets can be received is when a response is expected. This works fine for DHCP, NFS, TFTP and other client/server type applications. Most of the functionality can be found in <text:span text:style-name="My_5f_directory_20_Char">net/net.c</text:span>.</text:p>
      <text:p text:style-name="P21">U-Boot will not respond to ICMP ping requests and currently only UDP and Cisco Discovery Protocol are supported.</text:p>
      <text:p text:style-name="P21">Cisco Discovery Protocol (CDP) is not fully configured. See the CDP options in the U-Boot <text:span text:style-name="My_5f_directory_20_Char">README</text:span> file for details.</text:p>
      <text:p text:style-name="P21">All of the network-related code can be found in the <text:span text:style-name="My_5f_directory_20_Char">net</text:span> directory. The OCTEON Ethernet drivers can be found in <text:span text:style-name="My_5f_directory_20_Char">arch/mips/cpu/octeon/octeon_eth.c</text:span>.</text:p>
      <text:p text:style-name="P21">Most network operations can be canceled by typing <text:span text:style-name="My_5f_Command_20_Char">&lt;CONTROL&gt; + C</text:span> at the command prompt.</text:p>
      <text:h text:style-name="Heading_20_1" text:outline-level="1"><text:bookmark-start text:name="__RefHeading__7085_352174040"/>Flat Device Tree<text:bookmark-end text:name="__RefHeading__7085_352174040"/></text:h>
      <text:p text:style-name="Standard">Starting in SDK 2.2, the flat device tree has been added to U-Boot. The flat device tree allows the hardware to be defined in a blob (binary large object) that is linked to U-Boot and passed to the Linux kernel and simple executive applications. It allows for new hardware to be supported without requiring that applications or the Linux kernel be recompiled.</text:p>
      <text:p text:style-name="Standard">The OCTEON device tree closely follows the <text:a xlink:type="simple" xlink:href="http://www.power.org/resources/downloads/Power_ePAPR_APPROVED_v1.0.pdf">Power.org ePAPR standard</text:a>. Note that as of the 2.2 SDK that not everything is supported and not all required fields are initialized in the tree. The OCTEON specific sections are documented in the OCTEON Linux kernel <text:span text:style-name="My_5f_directory_20_Char">Documentation/devicetree</text:span> directory.</text:p>
      <text:p text:style-name="Standard"><text:soft-page-break/>The easiest way to start working with the flat device tree is to copy a device tree file from a similar board based on the same processor. The <text:span text:style-name="My_5f_directory_20_Char">dts</text:span> file is much more sensitive to the exact processor used than other parts of U-Boot since there is no abstraction for register addresses or interrupt controllers.</text:p>
      <text:p text:style-name="Standard">The basic unit of the device tree is a cell. A cell contains a 32-bit value. For 64-bit addresses and values two cells are used.</text:p>
      <text:p text:style-name="Standard">The most common sections of the device tree that need to be edited are the boot bus, twsi bus, mdio bus, USB and pip interfaces. NAND flash and PCI are not currently defined or used in the flat device tree.</text:p>
      <text:p text:style-name="Standard">At the beginning of the flat device tree is the model. The model is set to the manufacturer and board name separated by a comma. For example, the Cavium ebb6600 board has <text:span text:style-name="My_5f_code_20_Char">model=”cavium,ebb6600”;</text:span> set. The <text:span text:style-name="My_5f_code_20_Char">compatible</text:span> field should also be set and should be set to the same name as the <text:span text:style-name="My_5f_code_20_Char">model</text:span>.</text:p>
      <text:p text:style-name="Standard">The <text:span text:style-name="My_5f_code_20_Char">#address-cells </text:span>field specifies the number of cells required to contain an address in all children. The default is two cells for 64-bit addressing. The <text:span text:style-name="My_5f_code_20_Char">#size-cells</text:span> field specifies how many cells are needed to contain a size. Again, two cells are needed to contain 64-bit sizes.</text:p>
      <text:p text:style-name="Standard">The <text:span text:style-name="My_5f_code_20_Char">interrupt-parent</text:span> field specifies the interrupt controller used. Most OCTEON devices use the <text:span text:style-name="My_5f_code_20_Char">ciu</text:span> unit but the CN6800 uses the <text:span text:style-name="My_5f_code_20_Char">ciu2</text:span> unit. The ciu or ciu2 section will be defined later. The <text:span text:style-name="My_5f_code_20_Char">&amp;ciu</text:span> and <text:span text:style-name="My_5f_code_20_Char">&amp;ciu2</text:span> values are references to labels used later.</text:p>
      <text:h text:style-name="Heading_20_3" text:outline-level="3"><text:bookmark-start text:name="__RefHeading__17091_1594723121"/>soc – System on Chip<text:bookmark-end text:name="__RefHeading__17091_1594723121"/></text:h>
      <text:p text:style-name="Standard">The <text:a xlink:type="simple" xlink:href="mailto:soc@0f"><text:span text:style-name="My_5f_code_20_Char">soc@0</text:span></text:a> field refers to the system on chip. All other OCTEON parameters are stored within this.</text:p>
      <text:p text:style-name="Standard">The <text:span text:style-name="My_5f_code_20_Char">compatible</text:span> field should be set to <text:span text:style-name="My_5f_code_20_Char">“simple-bus”</text:span>.</text:p>
      <text:h text:style-name="Heading_20_2" text:outline-level="2"><text:bookmark-start text:name="__RefHeading__17093_1594723121"/>Boot Bus Definitions in the Flat Device Tree<text:bookmark-end text:name="__RefHeading__17093_1594723121"/></text:h>
      <text:p text:style-name="Standard">The boot bus defines the addresses for all of the chip enables as well as the timing parameters for various devices.</text:p>
      <text:p text:style-name="Standard">The easiest way to describe the boot bus section of the flat device tree is by example.</text:p>
      <text:p text:style-name="Standard">The following is an example of the flat device tree section from the Embedded Planet EP6300c board:</text:p>
      <text:section text:style-name="Sect2" text:name="Flat_Device_Tree_Boot_Bus">
        <text:p text:style-name="P62"><text:span text:style-name="My_5f_code_20_Char"><text:span text:style-name="T48"><text:tab/><text:tab/>bootbus: bootbus@1180000000000 {</text:span></text:span></text:p>
        <text:p text:style-name="P62"><text:span text:style-name="My_5f_code_20_Char"><text:span text:style-name="T48"><text:tab/><text:tab/><text:tab/>compatible = "cavium,octeon-3860-bootbus";</text:span></text:span></text:p>
        <text:p text:style-name="P62"><text:span text:style-name="My_5f_code_20_Char"><text:span text:style-name="T48"><text:tab/><text:tab/><text:tab/>reg = &lt;0x11800 0x00000000 0x0 0x200&gt;;</text:span></text:span></text:p>
        <text:p text:style-name="P62"><text:span text:style-name="My_5f_code_20_Char"><text:span text:style-name="T48"><text:tab/><text:tab/><text:tab/>/* The chip select number and offset */</text:span></text:span></text:p>
        <text:p text:style-name="P63"><text:span text:style-name="My_5f_code_20_Char"><text:span text:style-name="T48"><text:tab/><text:tab/><text:tab/>#address-cells = &lt;2&gt;;</text:span></text:span></text:p>
        <text:p text:style-name="P62"><text:span text:style-name="My_5f_code_20_Char"><text:span text:style-name="T48"><text:tab/><text:tab/><text:tab/>/* The size of the chip select region */</text:span></text:span></text:p>
        <text:p text:style-name="P62"><text:span text:style-name="My_5f_code_20_Char"><text:span text:style-name="T48"><text:tab/><text:tab/><text:tab/>#size-cells = &lt;1&gt;;</text:span></text:span></text:p>
        <text:p text:style-name="P62"><text:span text:style-name="My_5f_code_20_Char"><text:span text:style-name="T48"><text:tab/><text:tab/><text:tab/>ranges = &lt;0 0 <text:s/>0 <text:s text:c="6"/>0x1bc00000 <text:s/>0x4400000&gt;, /*CFI*/</text:span></text:span></text:p>
        <text:p text:style-name="P62"><text:span text:style-name="My_5f_code_20_Char"><text:span text:style-name="T48"><text:tab/><text:tab/><text:tab/><text:tab/> &lt;1 0 <text:s/>0x10000 0x20000000 <text:s/>0&gt;,</text:span></text:span></text:p>
        <text:p text:style-name="P62"><text:span text:style-name="My_5f_code_20_Char"><text:span text:style-name="T48"><text:tab/><text:tab/><text:tab/><text:tab/> &lt;2 0 <text:s/>0 <text:s text:c="6"/>0x1b020000 <text:s/>0x10000&gt;, /* BCSR */</text:span></text:span></text:p>
        <text:p text:style-name="P62"><text:soft-page-break/><text:span text:style-name="My_5f_code_20_Char"><text:span text:style-name="T48"><text:tab/><text:tab/><text:tab/><text:tab/> &lt;3 0 <text:s/>0 <text:s text:c="6"/>0x1b040000 <text:s/>0x10000&gt;, /* CF */</text:span></text:span></text:p>
        <text:p text:style-name="P62"><text:span text:style-name="My_5f_code_20_Char"><text:span text:style-name="T48"><text:tab/><text:tab/><text:tab/><text:tab/> &lt;4 0 <text:s/>0x10000 0x30000000 <text:s/>0&gt;, <text:s text:c="2"/>/* NAND */</text:span></text:span></text:p>
        <text:p text:style-name="P62"><text:span text:style-name="My_5f_code_20_Char"><text:span text:style-name="T48"><text:tab/><text:tab/><text:tab/><text:tab/> &lt;5 0 <text:s/>0x10000 0x40000000 <text:s/>0&gt;,</text:span></text:span></text:p>
        <text:p text:style-name="P62"><text:span text:style-name="My_5f_code_20_Char"><text:span text:style-name="T48"><text:tab/><text:tab/><text:tab/><text:tab/> &lt;6 0 <text:s/>0x10000 0x50000000 <text:s/>0&gt;,</text:span></text:span></text:p>
        <text:p text:style-name="P62"><text:span text:style-name="My_5f_code_20_Char"><text:span text:style-name="T48"><text:tab/><text:tab/><text:tab/><text:tab/> &lt;7 0 <text:s/>0x10000 0x60000000 <text:s/>0&gt;;</text:span></text:span></text:p>
        <text:p text:style-name="P62"><text:span text:style-name="My_5f_code_20_Char"><text:span text:style-name="T48"/></text:span></text:p>
        <text:p text:style-name="P62"><text:span text:style-name="My_5f_code_20_Char"><text:span text:style-name="T48"><text:tab/><text:tab/><text:tab/>cavium,cs-config@0 {<text:tab/>/* CFI flash */</text:span></text:span></text:p>
        <text:p text:style-name="P62"><text:span text:style-name="My_5f_code_20_Char"><text:span text:style-name="T48"><text:tab/><text:tab/><text:tab/><text:tab/>compatible = "cavium,octeon-3860-bootbus-config";</text:span></text:span></text:p>
        <text:p text:style-name="P62"><text:span text:style-name="My_5f_code_20_Char"><text:span text:style-name="T48"><text:tab/><text:tab/><text:tab/><text:tab/>cavium,cs-index <text:s/>= &lt;0&gt;;</text:span></text:span></text:p>
        <text:p text:style-name="P62"><text:span text:style-name="My_5f_code_20_Char"><text:span text:style-name="T48"><text:tab/><text:tab/><text:tab/><text:tab/>cavium,t-adr <text:s text:c="4"/>= &lt;10&gt;;</text:span></text:span></text:p>
        <text:p text:style-name="P62"><text:span text:style-name="My_5f_code_20_Char"><text:span text:style-name="T48"><text:tab/><text:tab/><text:tab/><text:tab/>cavium,t-ale <text:s text:c="4"/>= &lt;34&gt;;</text:span></text:span></text:p>
        <text:p text:style-name="P62"><text:span text:style-name="My_5f_code_20_Char"><text:span text:style-name="T48"><text:tab/><text:tab/><text:tab/><text:tab/>cavium,t-ce <text:s text:c="5"/>= &lt;50&gt;;</text:span></text:span></text:p>
        <text:p text:style-name="P62"><text:span text:style-name="My_5f_code_20_Char"><text:span text:style-name="T48"><text:tab/><text:tab/><text:tab/><text:tab/>cavium,t-oe <text:s text:c="5"/>= &lt;50&gt;;</text:span></text:span></text:p>
        <text:p text:style-name="P62"><text:span text:style-name="My_5f_code_20_Char"><text:span text:style-name="T48"><text:tab/><text:tab/><text:tab/><text:tab/>cavium,t-we <text:s text:c="5"/>= &lt;35&gt;;</text:span></text:span></text:p>
        <text:p text:style-name="P62"><text:span text:style-name="My_5f_code_20_Char"><text:span text:style-name="T48"><text:tab/><text:tab/><text:tab/><text:tab/>cavium,t-rd-hld <text:s/>= &lt;25&gt;;</text:span></text:span></text:p>
        <text:p text:style-name="P62"><text:span text:style-name="My_5f_code_20_Char"><text:span text:style-name="T48"><text:tab/><text:tab/><text:tab/><text:tab/>cavium,t-wr-hld <text:s/>= &lt;35&gt;;</text:span></text:span></text:p>
        <text:p text:style-name="P62"><text:span text:style-name="My_5f_code_20_Char"><text:span text:style-name="T48"><text:tab/><text:tab/><text:tab/><text:tab/>cavium,t-pause <text:s text:c="2"/>= &lt;0&gt;;</text:span></text:span></text:p>
        <text:p text:style-name="P62"><text:span text:style-name="My_5f_code_20_Char"><text:span text:style-name="T48"><text:tab/><text:tab/><text:tab/><text:tab/>cavium,t-wait <text:s text:c="3"/>= &lt;300&gt;;</text:span></text:span></text:p>
        <text:p text:style-name="P62"><text:span text:style-name="My_5f_code_20_Char"><text:span text:style-name="T48"><text:tab/><text:tab/><text:tab/><text:tab/>cavium,t-page <text:s text:c="3"/>= &lt;25&gt;;</text:span></text:span></text:p>
        <text:p text:style-name="P62"><text:span text:style-name="My_5f_code_20_Char"><text:span text:style-name="T48"><text:tab/><text:tab/><text:tab/><text:tab/>cavium,t-rd-dly <text:s/>= &lt;0&gt;;</text:span></text:span></text:p>
        <text:p text:style-name="P62"><text:span text:style-name="My_5f_code_20_Char"><text:span text:style-name="T48"/></text:span></text:p>
        <text:p text:style-name="P62"><text:span text:style-name="My_5f_code_20_Char"><text:span text:style-name="T48"><text:tab/><text:tab/><text:tab/><text:tab/>cavium,pages <text:s text:c="4"/>= &lt;0&gt;;</text:span></text:span></text:p>
        <text:p text:style-name="P62"><text:span text:style-name="My_5f_code_20_Char"><text:span text:style-name="T48"><text:tab/><text:tab/><text:tab/><text:tab/>cavium,bus-width = &lt;16&gt;;</text:span></text:span></text:p>
        <text:p text:style-name="P62"><text:span text:style-name="My_5f_code_20_Char"><text:span text:style-name="T48"><text:tab/><text:tab/><text:tab/><text:tab/>cavium,ale-mode <text:s/>= &lt;1&gt;;</text:span></text:span></text:p>
        <text:p text:style-name="P62"><text:span text:style-name="My_5f_code_20_Char"><text:span text:style-name="T48"/></text:span></text:p>
        <text:p text:style-name="P62"><text:span text:style-name="My_5f_code_20_Char"><text:span text:style-name="T48"><text:tab/><text:tab/><text:tab/>};</text:span></text:span></text:p>
        <text:p text:style-name="P62"><text:span text:style-name="My_5f_code_20_Char"><text:span text:style-name="T48"><text:tab/><text:tab/><text:tab/>cavium,cs-config@2 {<text:tab/>/* BCSR */</text:span></text:span></text:p>
        <text:p text:style-name="P62"><text:span text:style-name="My_5f_code_20_Char"><text:span text:style-name="T48"><text:tab/><text:tab/><text:tab/><text:tab/>compatible = "cavium,octeon-3860-bootbus-config";</text:span></text:span></text:p>
        <text:p text:style-name="P62"><text:span text:style-name="My_5f_code_20_Char"><text:span text:style-name="T48"><text:tab/><text:tab/><text:tab/><text:tab/>cavium,cs-index = &lt;2&gt;;</text:span></text:span></text:p>
        <text:p text:style-name="P62"><text:span text:style-name="My_5f_code_20_Char"><text:span text:style-name="T48"><text:tab/><text:tab/><text:tab/><text:tab/>cavium,t-adr <text:s text:c="3"/>= &lt;300&gt;;</text:span></text:span></text:p>
        <text:p text:style-name="P62"><text:span text:style-name="My_5f_code_20_Char"><text:span text:style-name="T48"><text:tab/><text:tab/><text:tab/><text:tab/>cavium,t-ce <text:s text:c="4"/>= &lt;300&gt;;</text:span></text:span></text:p>
        <text:p text:style-name="P62"><text:span text:style-name="My_5f_code_20_Char"><text:span text:style-name="T48"><text:tab/><text:tab/><text:tab/><text:tab/>cavium,t-oe <text:s text:c="4"/>= &lt;300&gt;;</text:span></text:span></text:p>
        <text:p text:style-name="P62"><text:span text:style-name="My_5f_code_20_Char"><text:span text:style-name="T48"><text:tab/><text:tab/><text:tab/><text:tab/>cavium,t-we <text:s text:c="4"/>= &lt;300&gt;;</text:span></text:span></text:p>
        <text:p text:style-name="P62"><text:span text:style-name="My_5f_code_20_Char"><text:span text:style-name="T48"><text:tab/><text:tab/><text:tab/><text:tab/>cavium,t-rd-hld = &lt;300&gt;;</text:span></text:span></text:p>
        <text:p text:style-name="P62"><text:span text:style-name="My_5f_code_20_Char"><text:span text:style-name="T48"><text:tab/><text:tab/><text:tab/><text:tab/>cavium,t-wr-hld = &lt;300&gt;;</text:span></text:span></text:p>
        <text:p text:style-name="P62"><text:span text:style-name="My_5f_code_20_Char"><text:span text:style-name="T48"><text:tab/><text:tab/><text:tab/><text:tab/>cavium,t-pause <text:s/>= &lt;300&gt;;</text:span></text:span></text:p>
        <text:p text:style-name="P62"><text:span text:style-name="My_5f_code_20_Char"><text:span text:style-name="T48"><text:tab/><text:tab/><text:tab/><text:tab/>cavium,t-wait <text:s text:c="2"/>= &lt;300&gt;;</text:span></text:span></text:p>
        <text:p text:style-name="P62"><text:span text:style-name="My_5f_code_20_Char"><text:span text:style-name="T48"><text:tab/><text:tab/><text:tab/><text:tab/>cavium,t-page <text:s text:c="2"/>= &lt;300&gt;;</text:span></text:span></text:p>
        <text:p text:style-name="P62"><text:span text:style-name="My_5f_code_20_Char"><text:span text:style-name="T48"><text:tab/><text:tab/><text:tab/><text:tab/>cavium,t-rd-dly = &lt;300&gt;;</text:span></text:span></text:p>
        <text:p text:style-name="P62"><text:span text:style-name="My_5f_code_20_Char"><text:span text:style-name="T48"/></text:span></text:p>
        <text:p text:style-name="P62"><text:span text:style-name="My_5f_code_20_Char"><text:span text:style-name="T48"><text:tab/><text:tab/><text:tab/><text:tab/>cavium,pages <text:s text:c="4"/>= &lt;0&gt;;</text:span></text:span></text:p>
        <text:p text:style-name="P62"><text:span text:style-name="My_5f_code_20_Char"><text:span text:style-name="T48"><text:tab/><text:tab/><text:tab/><text:tab/>cavium,bus-width = &lt;8&gt;;</text:span></text:span></text:p>
        <text:p text:style-name="P62"><text:span text:style-name="My_5f_code_20_Char"><text:span text:style-name="T48"><text:tab/><text:tab/><text:tab/>};</text:span></text:span></text:p>
        <text:p text:style-name="P62"><text:span text:style-name="My_5f_code_20_Char"><text:span text:style-name="T48"><text:tab/><text:tab/><text:tab/>cavium,cs-config@3 {<text:tab/>/* Compact Flash */</text:span></text:span></text:p>
        <text:p text:style-name="P62"><text:span text:style-name="My_5f_code_20_Char"><text:span text:style-name="T48"><text:tab/><text:tab/><text:tab/><text:tab/>compatible = "cavium,octeon-3860-bootbus-config";</text:span></text:span></text:p>
        <text:p text:style-name="P62"><text:span text:style-name="My_5f_code_20_Char"><text:span text:style-name="T48"><text:tab/><text:tab/><text:tab/><text:tab/>cavium,cs-index = &lt;3&gt;;</text:span></text:span></text:p>
        <text:p text:style-name="P62"><text:span text:style-name="My_5f_code_20_Char"><text:span text:style-name="T48"><text:tab/><text:tab/><text:tab/><text:tab/>cavium,t-adr <text:s/>= &lt;0&gt;;</text:span></text:span></text:p>
        <text:p text:style-name="P62"><text:span text:style-name="My_5f_code_20_Char"><text:span text:style-name="T48"><text:tab/><text:tab/><text:tab/><text:tab/>cavium,t-ce <text:s text:c="2"/>= &lt;30&gt;;</text:span></text:span></text:p>
        <text:p text:style-name="P62"><text:span text:style-name="My_5f_code_20_Char"><text:span text:style-name="T48"><text:tab/><text:tab/><text:tab/><text:tab/>cavium,t-oe <text:s text:c="2"/>= &lt;125&gt;;</text:span></text:span></text:p>
        <text:p text:style-name="P62"><text:span text:style-name="My_5f_code_20_Char"><text:span text:style-name="T48"><text:tab/><text:tab/><text:tab/><text:tab/>cavium,t-we <text:s text:c="2"/>= &lt;150&gt;;</text:span></text:span></text:p>
        <text:p text:style-name="P62"><text:span text:style-name="My_5f_code_20_Char"><text:span text:style-name="T48"><text:tab/><text:tab/><text:tab/><text:tab/>cavium,t-rd-hld = &lt;100&gt;;</text:span></text:span></text:p>
        <text:p text:style-name="P62"><text:span text:style-name="My_5f_code_20_Char"><text:span text:style-name="T48"><text:tab/><text:tab/><text:tab/><text:tab/>cavium,t-wr-hld = &lt;30&gt;;</text:span></text:span></text:p>
        <text:p text:style-name="P62"><text:span text:style-name="My_5f_code_20_Char"><text:span text:style-name="T48"><text:tab/><text:tab/><text:tab/><text:tab/>cavium,t-pause <text:s/>= &lt;0&gt;;</text:span></text:span></text:p>
        <text:p text:style-name="P62"><text:span text:style-name="My_5f_code_20_Char"><text:span text:style-name="T48"><text:tab/><text:tab/><text:tab/><text:tab/>cavium,t-wait <text:s text:c="2"/>= &lt;30&gt;;</text:span></text:span></text:p>
        <text:p text:style-name="P62"><text:span text:style-name="My_5f_code_20_Char"><text:span text:style-name="T48"><text:tab/><text:tab/><text:tab/><text:tab/>cavium,t-page <text:s text:c="2"/>= &lt;300&gt;;</text:span></text:span></text:p>
        <text:p text:style-name="P62"><text:span text:style-name="My_5f_code_20_Char"><text:span text:style-name="T48"><text:tab/><text:tab/><text:tab/><text:tab/>cavium,t-rd-dly = &lt;0&gt;;</text:span></text:span></text:p>
        <text:p text:style-name="P62"><text:soft-page-break/><text:span text:style-name="My_5f_code_20_Char"><text:span text:style-name="T48"/></text:span></text:p>
        <text:p text:style-name="P62"><text:span text:style-name="My_5f_code_20_Char"><text:span text:style-name="T48"><text:tab/><text:tab/><text:tab/><text:tab/>cavium,pages <text:s text:c="4"/>= &lt;0&gt;;</text:span></text:span></text:p>
        <text:p text:style-name="P62"><text:span text:style-name="My_5f_code_20_Char"><text:span text:style-name="T48"><text:tab/><text:tab/><text:tab/><text:tab/>cavium,bus-width = &lt;16&gt;;</text:span></text:span></text:p>
        <text:p text:style-name="P62"><text:span text:style-name="My_5f_code_20_Char"><text:span text:style-name="T48"><text:tab/><text:tab/><text:tab/>};</text:span></text:span></text:p>
        <text:p text:style-name="P62"><text:span text:style-name="My_5f_code_20_Char"><text:span text:style-name="T48"/></text:span></text:p>
        <text:p text:style-name="P62"><text:span text:style-name="My_5f_code_20_Char"><text:span text:style-name="T48"><text:tab/><text:tab/><text:tab/>flash0: nor@0,0 {</text:span></text:span></text:p>
        <text:p text:style-name="P62"><text:span text:style-name="My_5f_code_20_Char"><text:span text:style-name="T48"><text:tab/><text:tab/><text:tab/><text:tab/>compatible = "cfi-flash";</text:span></text:span></text:p>
        <text:p text:style-name="P62"><text:span text:style-name="My_5f_code_20_Char"><text:span text:style-name="T48"><text:tab/><text:tab/><text:tab/><text:tab/>reg = &lt;0 0 0x4000000&gt;;</text:span></text:span></text:p>
        <text:p text:style-name="P62"><text:span text:style-name="My_5f_code_20_Char"><text:span text:style-name="T48"><text:tab/><text:tab/><text:tab/><text:tab/>cavium,bus-width = &lt;16&gt;;</text:span></text:span></text:p>
        <text:p text:style-name="P62"><text:span text:style-name="My_5f_code_20_Char"><text:span text:style-name="T48"><text:tab/><text:tab/><text:tab/><text:tab/>#address-cells = &lt;1&gt;;</text:span></text:span></text:p>
        <text:p text:style-name="P62"><text:span text:style-name="My_5f_code_20_Char"><text:span text:style-name="T48"><text:tab/><text:tab/><text:tab/><text:tab/>#size-cells = &lt;1&gt;;</text:span></text:span></text:p>
        <text:p text:style-name="P62"><text:span text:style-name="My_5f_code_20_Char"><text:span text:style-name="T48"/></text:span></text:p>
        <text:p text:style-name="P62"><text:span text:style-name="My_5f_code_20_Char"><text:span text:style-name="T48"><text:tab/><text:tab/><text:tab/><text:tab/>partition@0 {</text:span></text:span></text:p>
        <text:p text:style-name="P62"><text:span text:style-name="My_5f_code_20_Char"><text:span text:style-name="T48"><text:tab/><text:tab/><text:tab/><text:tab/><text:tab/>label = "bootloader";</text:span></text:span></text:p>
        <text:p text:style-name="P62"><text:span text:style-name="My_5f_code_20_Char"><text:span text:style-name="T48"><text:tab/><text:tab/><text:tab/><text:tab/><text:tab/>reg = &lt;0x0 0x200000&gt;;</text:span></text:span></text:p>
        <text:p text:style-name="P62"><text:span text:style-name="My_5f_code_20_Char"><text:span text:style-name="T48"><text:tab/><text:tab/><text:tab/><text:tab/><text:tab/>read-only;</text:span></text:span></text:p>
        <text:p text:style-name="P62"><text:span text:style-name="My_5f_code_20_Char"><text:span text:style-name="T48"><text:tab/><text:tab/><text:tab/><text:tab/>};</text:span></text:span></text:p>
        <text:p text:style-name="P62"><text:span text:style-name="My_5f_code_20_Char"><text:span text:style-name="T48"><text:tab/><text:tab/><text:tab/><text:tab/>partition@200000 {</text:span></text:span></text:p>
        <text:p text:style-name="P62"><text:span text:style-name="My_5f_code_20_Char"><text:span text:style-name="T48"><text:tab/><text:tab/><text:tab/><text:tab/><text:tab/>label = "kernel";</text:span></text:span></text:p>
        <text:p text:style-name="P62"><text:span text:style-name="My_5f_code_20_Char"><text:span text:style-name="T48"><text:tab/><text:tab/><text:tab/><text:tab/><text:tab/>reg = &lt;0x200000 0x400000&gt;;</text:span></text:span></text:p>
        <text:p text:style-name="P62"><text:span text:style-name="My_5f_code_20_Char"><text:span text:style-name="T48"><text:tab/><text:tab/><text:tab/><text:tab/>};</text:span></text:span></text:p>
        <text:p text:style-name="P62"><text:span text:style-name="My_5f_code_20_Char"><text:span text:style-name="T48"><text:tab/><text:tab/><text:tab/><text:tab/>partition@600000 {</text:span></text:span></text:p>
        <text:p text:style-name="P62"><text:span text:style-name="My_5f_code_20_Char"><text:span text:style-name="T48"><text:tab/><text:tab/><text:tab/><text:tab/><text:tab/>label = "cramfs";</text:span></text:span></text:p>
        <text:p text:style-name="P62"><text:span text:style-name="My_5f_code_20_Char"><text:span text:style-name="T48"><text:tab/><text:tab/><text:tab/><text:tab/><text:tab/>reg = &lt;0x600000 0x800000&gt;;</text:span></text:span></text:p>
        <text:p text:style-name="P62"><text:span text:style-name="My_5f_code_20_Char"><text:span text:style-name="T48"><text:tab/><text:tab/><text:tab/><text:tab/>};</text:span></text:span></text:p>
        <text:p text:style-name="P62"><text:span text:style-name="My_5f_code_20_Char"><text:span text:style-name="T48"><text:tab/><text:tab/><text:tab/><text:tab/>partition@e00000 {</text:span></text:span></text:p>
        <text:p text:style-name="P62"><text:span text:style-name="My_5f_code_20_Char"><text:span text:style-name="T48"><text:tab/><text:tab/><text:tab/><text:tab/><text:tab/>label = "jffs2big";</text:span></text:span></text:p>
        <text:p text:style-name="P62"><text:span text:style-name="My_5f_code_20_Char"><text:span text:style-name="T48"><text:tab/><text:tab/><text:tab/><text:tab/><text:tab/>reg = &lt;0xe00000 0x31e0000&gt;;</text:span></text:span></text:p>
        <text:p text:style-name="P62"><text:span text:style-name="My_5f_code_20_Char"><text:span text:style-name="T48"><text:tab/><text:tab/><text:tab/><text:tab/>};</text:span></text:span></text:p>
        <text:p text:style-name="P62"><text:span text:style-name="My_5f_code_20_Char"><text:span text:style-name="T48"><text:tab/><text:tab/><text:tab/><text:tab/>partition@3fe0000 {</text:span></text:span></text:p>
        <text:p text:style-name="P62"><text:span text:style-name="My_5f_code_20_Char"><text:span text:style-name="T48"><text:tab/><text:tab/><text:tab/><text:tab/><text:tab/>label = "environment";</text:span></text:span></text:p>
        <text:p text:style-name="P62"><text:span text:style-name="My_5f_code_20_Char"><text:span text:style-name="T48"><text:tab/><text:tab/><text:tab/><text:tab/><text:tab/>reg = &lt;0x3fe0000 0x20000&gt;;</text:span></text:span></text:p>
        <text:p text:style-name="P62"><text:span text:style-name="My_5f_code_20_Char"><text:span text:style-name="T48"><text:tab/><text:tab/><text:tab/><text:tab/><text:tab/>read-only;</text:span></text:span></text:p>
        <text:p text:style-name="P62"><text:span text:style-name="My_5f_code_20_Char"><text:span text:style-name="T48"><text:tab/><text:tab/><text:tab/><text:tab/>};</text:span></text:span></text:p>
        <text:p text:style-name="P62"><text:span text:style-name="My_5f_code_20_Char"><text:span text:style-name="T48"><text:tab/><text:tab/><text:tab/>};</text:span></text:span></text:p>
        <text:p text:style-name="P62"><text:span text:style-name="My_5f_code_20_Char"><text:span text:style-name="T48"/></text:span></text:p>
        <text:p text:style-name="P62"><text:span text:style-name="My_5f_code_20_Char"><text:span text:style-name="T48"><text:tab/><text:tab/><text:tab/>bcsr-fpga@2,0 {</text:span></text:span></text:p>
        <text:p text:style-name="P62"><text:span text:style-name="My_5f_code_20_Char"><text:span text:style-name="T48"><text:tab/><text:tab/><text:tab/><text:tab/>compatible = "embedded-planet,bcsr";</text:span></text:span></text:p>
        <text:p text:style-name="P62"><text:span text:style-name="My_5f_code_20_Char"><text:span text:style-name="T48"><text:tab/><text:tab/><text:tab/><text:tab/>reg = &lt;2 0 0x10000&gt;;</text:span></text:span></text:p>
        <text:p text:style-name="P62"><text:span text:style-name="My_5f_code_20_Char"><text:span text:style-name="T48"><text:tab/><text:tab/><text:tab/><text:tab/>cavium,bus-width = &lt;8&gt;;</text:span></text:span></text:p>
        <text:p text:style-name="P62"><text:span text:style-name="My_5f_code_20_Char"><text:span text:style-name="T48"><text:tab/><text:tab/><text:tab/>};</text:span></text:span></text:p>
        <text:p text:style-name="P62"><text:span text:style-name="My_5f_code_20_Char"><text:span text:style-name="T48"/></text:span></text:p>
        <text:p text:style-name="P62"><text:span text:style-name="My_5f_code_20_Char"><text:span text:style-name="T48"><text:tab/><text:tab/><text:tab/>compact-flash@3,0 {</text:span></text:span></text:p>
        <text:p text:style-name="P62"><text:span text:style-name="My_5f_code_20_Char"><text:span text:style-name="T48"><text:tab/><text:tab/><text:tab/><text:tab/>compatible = "cavium,ebt3000-compact-flash";</text:span></text:span></text:p>
        <text:p text:style-name="P62"><text:span text:style-name="My_5f_code_20_Char"><text:span text:style-name="T48"><text:tab/><text:tab/><text:tab/><text:tab/>reg = &lt;3 0 0x10000&gt;;</text:span></text:span></text:p>
        <text:p text:style-name="P62"><text:span text:style-name="My_5f_code_20_Char"><text:span text:style-name="T48"><text:tab/><text:tab/><text:tab/><text:tab/>cavium,bus-width = &lt;16&gt;;</text:span></text:span></text:p>
        <text:p text:style-name="P62"><text:span text:style-name="My_5f_code_20_Char"><text:span text:style-name="T48"><text:tab/><text:tab/><text:tab/>};</text:span></text:span></text:p>
        <text:p text:style-name="P62"><text:span text:style-name="My_5f_code_20_Char"><text:span text:style-name="T48"><text:tab/><text:tab/>};</text:span></text:span></text:p>
      </text:section>
      <text:p text:style-name="Standard"/>
      <text:p text:style-name="Standard">If one looks at the boot bus, section it starts with the line:</text:p>
      <text:p text:style-name="Standard"><text:span text:style-name="My_5f_code_20_Char"><text:s/><text:tab/>bootbus: bootbus@1180000000000 {</text:span></text:p>
      <text:p text:style-name="Standard">This indicates that the boot bus registers start at physical address 0x0001180000000000.</text:p>
      <text:p text:style-name="Standard"><text:soft-page-break/>The next line says:</text:p>
      <text:p text:style-name="Standard"><text:span text:style-name="My_5f_code_20_Char"><text:tab/><text:tab/>compatible = "cavium,octeon-3860-bootbus";</text:span></text:p>
      <text:p text:style-name="Standard">This is used for all boot bus implementations. All of them are compatible with the CN3860 boot bus.</text:p>
      <text:p text:style-name="Standard">The next line says:</text:p>
      <text:p text:style-name="Standard"><text:span text:style-name="My_5f_code_20_Char"><text:tab/><text:tab/>reg = &lt;0x11800 0x00000000 0x0 0x200&gt;;</text:span></text:p>
      <text:p text:style-name="Standard">This provides the 64-bit address of the boot bus registers and the size of the block of registers. The address should match the above. Note that the address and size are made up of 2 words each to form 64-bit values by using pairs of 32-bit values.</text:p>
      <text:p text:style-name="Standard"><text:tab/><text:tab/><text:span text:style-name="My_5f_code_20_Char">#address-cells = &lt;2&gt;;</text:span></text:p>
      <text:p text:style-name="Standard">This indicates that all future addresses will be made of two 32-bit cells.</text:p>
      <text:p text:style-name="Standard"><text:span text:style-name="My_5f_code_20_Char"><text:tab/><text:tab/>#size-cells = &lt;1&gt;;</text:span></text:p>
      <text:p text:style-name="Standard">This indicates that all future sizes will be made up of a single 32-bit cell.</text:p>
      <text:p text:style-name="My_5f_code"><text:span text:style-name="Example"><text:span text:style-name="T47"><text:tab/><text:tab/><text:tab/>ranges = &lt;0 0 <text:s/>0 <text:s text:c="6"/>0x1bc00000 <text:s/>0x4400000&gt;,</text:span></text:span></text:p>
      <text:p text:style-name="My_5f_code"><text:span text:style-name="Example"><text:span text:style-name="T47"><text:tab/><text:tab/><text:tab/><text:tab/> &lt;1 0 <text:s/>0x10000 0x20000000 <text:s/>0&gt;,</text:span></text:span></text:p>
      <text:p text:style-name="My_5f_code"><text:span text:style-name="Example"><text:span text:style-name="T47"><text:tab/><text:tab/><text:tab/><text:tab/> &lt;2 0 <text:s/>0 <text:s text:c="6"/>0x1b020000 <text:s/>0x10000&gt;, /* BCSR */</text:span></text:span></text:p>
      <text:p text:style-name="My_5f_code"><text:span text:style-name="Example"><text:span text:style-name="T47"><text:tab/><text:tab/><text:tab/><text:tab/> &lt;3 0 <text:s/>0 <text:s text:c="6"/>0x1b040000 <text:s/>0x10000&gt;, /* CF */</text:span></text:span></text:p>
      <text:p text:style-name="My_5f_code"><text:span text:style-name="Example"><text:span text:style-name="T47"><text:tab/><text:tab/><text:tab/><text:tab/> &lt;4 0 <text:s/>0x10000 0x30000000 <text:s/>0&gt;, <text:s text:c="2"/>/* NAND */</text:span></text:span></text:p>
      <text:p text:style-name="My_5f_code"><text:span text:style-name="Example"><text:span text:style-name="T47"><text:tab/><text:tab/><text:tab/><text:tab/> &lt;5 0 <text:s/>0x10000 0x40000000 <text:s/>0&gt;,</text:span></text:span></text:p>
      <text:p text:style-name="My_5f_code"><text:span text:style-name="Example"><text:span text:style-name="T47"><text:tab/><text:tab/><text:tab/><text:tab/> &lt;6 0 <text:s/>0x10000 0x50000000 <text:s/>0&gt;,</text:span></text:span></text:p>
      <text:p text:style-name="My_5f_code"><text:span text:style-name="Example"><text:span text:style-name="T47"><text:tab/><text:tab/><text:tab/><text:tab/> &lt;7 0 <text:s/>0x10000 0x60000000 <text:s/>0&gt;;</text:span></text:span></text:p>
      <text:p text:style-name="My_5f_code"><text:span text:style-name="Example"><text:span text:style-name="T47"/></text:span></text:p>
      <text:p text:style-name="P25">The ranges section has several fields. The first field which occupies the first two cells is the child bus address. In this case the high order address specifies the chip enable and the low order address is not used and should be zero. The next two fields are the parent bus address, the physical address to be assigned to the chip enable. The last field is the 32-bit length.</text:p>
      <text:p text:style-name="P25">Chip enable 0 is usually connected to a NOR (CFI) flash device. On the EP6300C board this is a 64MB device. An extra 4MB is always added to the range for the NOR flash in order for it to properly wrap around so that address 0x1fc00000 always contains the first 4MB of the flash device. No extra space should be added to any other devices. The NOR flash is mapped to address 0x1bc00000 which occupies 68MB of space at the end of the 32-bit boot bus and the length indicates the size of 68MB.</text:p>
      <text:p text:style-name="P25">Chip enables 1, 5, 6 and 7 are not used on this board. They are assigned addresses from the 4GB boot bus window starting at address 0x10000000000000 but have their lengths set to 0 to indicate that they are not used.</text:p>
      <text:p text:style-name="P25">Chip enable 2 is connected to a FPGA called the BCSR on this board and it is assigned to address 0x1b020000 and assigned a length of 64KB. Note that the length should be specified in multiples of 64KB since that is what the boot bus address decoder supports.</text:p>
      <text:p text:style-name="P25">Chip enable 3 is used by the compact-flash. On this board it does not support true-IDE mode. For compact flash it should not specify the offset since the compact-flash driver will automatically add it.</text:p>
      <text:p text:style-name="P25"><text:soft-page-break/>Chip enable 4 is connected to a NAND flash. It is treated as if it does not exist because NAND flash uses a separate mechanism for access. NAND flash is autodiscovered and is currently not defined in the flat device tree. This may change at a later date.</text:p>
      <text:p text:style-name="Standard"><text:span text:style-name="T44">The next section starting with </text:span><text:span text:style-name="My_5f_code_20_Char"><text:span text:style-name="T43">cavium,cs-config@0</text:span></text:span><text:span text:style-name="T44"> contains timing and mode information for chip select 0. On the EP6300C board the NOR flash uses ALE mode and a bus width of 16. Most OCTEON development boards do not use ALE mode and use a bus width of 8. The </text:span><text:span text:style-name="My_5f_code_20_Char"><text:span text:style-name="T43">@0</text:span></text:span><text:span text:style-name="T44"> indicates that this is for chip select 0.</text:span></text:p>
      <text:p text:style-name="P25">Details of the timing parameters can be found in the OCTEON Hardware Reference Manual in the section covering the MIO_BOOT_REG_TIM0 register.</text:p>
      <text:p text:style-name="P25">Unlike this register, however, timing values are specified in nanoseconds. Make sure that the values chosen are not too large or too small. Values that are too large will be truncated to 63 clock cycles.</text:p>
      <text:p text:style-name="Standard"><text:span text:style-name="T44">See </text:span><text:span text:style-name="T44"><text:sequence-ref text:reference-format="text" text:ref-name="refTable4">Table 19.1:Boot Bus Timing and Mode Parameters</text:sequence-ref></text:span><text:span text:style-name="T44"> </text:span><text:span text:style-name="T44"><text:sequence-ref text:reference-format="direction" text:ref-name="refTable4">below</text:sequence-ref></text:span><text:span text:style-name="T44"> on page </text:span><text:span text:style-name="T44"><text:sequence-ref text:reference-format="page" text:ref-name="refTable4">47</text:sequence-ref></text:span><text:span text:style-name="T44"> for a list of timing and mode parameters available for the boot bus.</text:span></text:p>
      <text:p text:style-name="Table"><text:span text:style-name="Caption_20_characters">Table </text:span><text:span text:style-name="Caption_20_characters"><text:sequence text:ref-name="refTable4" text:name="Table" text:formula="ooow:Table+1" style:num-format="1">19.1</text:sequence></text:span>:Boot Bus Timing and Mode Parameters</text:p>
      <table:table table:name="Table1" table:style-name="Table1">
        <table:table-column table:style-name="Table1.A"/>
        <table:table-column table:style-name="Table1.B"/>
        <table:table-header-rows>
          <table:table-row>
            <table:table-cell table:style-name="Table1.A1" office:value-type="string">
              <text:p text:style-name="P59"><text:span text:style-name="My_5f_code_20_Char"><text:span text:style-name="T50">cavium,t-adr</text:span></text:span></text:p>
            </table:table-cell>
            <table:table-cell table:style-name="Table1.B1" office:value-type="string">
              <text:p text:style-name="P60">Address time.</text:p>
            </table:table-cell>
          </table:table-row>
        </table:table-header-rows>
        <table:table-row>
          <table:table-cell table:style-name="Table1.A13" office:value-type="string">
            <text:p text:style-name="Table_20_Contents"><text:span text:style-name="My_5f_code_20_Char"><text:span text:style-name="T48">cavium,t-ale</text:span></text:span></text:p>
          </table:table-cell>
          <table:table-cell table:style-name="Table1.B13" office:value-type="string">
            <text:p text:style-name="P36">Address latch enable time.</text:p>
          </table:table-cell>
        </table:table-row>
        <table:table-row>
          <table:table-cell table:style-name="Table1.A13" office:value-type="string">
            <text:p text:style-name="Table_20_Contents"><text:span text:style-name="My_5f_code_20_Char"><text:span text:style-name="T48">cavium,t-ce</text:span></text:span></text:p>
          </table:table-cell>
          <table:table-cell table:style-name="Table1.B13" office:value-type="string">
            <text:p text:style-name="P36">Chip enable time.</text:p>
          </table:table-cell>
        </table:table-row>
        <table:table-row>
          <table:table-cell table:style-name="Table1.A13" office:value-type="string">
            <text:p text:style-name="Table_20_Contents"><text:span text:style-name="My_5f_code_20_Char"><text:span text:style-name="T48">cavium,t-oe</text:span></text:span></text:p>
          </table:table-cell>
          <table:table-cell table:style-name="Table1.B13" office:value-type="string">
            <text:p text:style-name="P36">Output enable time.</text:p>
          </table:table-cell>
        </table:table-row>
        <table:table-row>
          <table:table-cell table:style-name="Table1.A13" office:value-type="string">
            <text:p text:style-name="Table_20_Contents"><text:span text:style-name="My_5f_code_20_Char"><text:span text:style-name="T48">cavium,t-we</text:span></text:span></text:p>
          </table:table-cell>
          <table:table-cell table:style-name="Table1.B13" office:value-type="string">
            <text:p text:style-name="P36">Write enable time.</text:p>
          </table:table-cell>
        </table:table-row>
        <table:table-row>
          <table:table-cell table:style-name="Table1.A13" office:value-type="string">
            <text:p text:style-name="Table_20_Contents"><text:span text:style-name="My_5f_code_20_Char"><text:span text:style-name="T48">cavium,t-rd-hld</text:span></text:span></text:p>
          </table:table-cell>
          <table:table-cell table:style-name="Table1.B13" office:value-type="string">
            <text:p text:style-name="P36">Read hold time.</text:p>
          </table:table-cell>
        </table:table-row>
        <table:table-row>
          <table:table-cell table:style-name="Table1.A13" office:value-type="string">
            <text:p text:style-name="Table_20_Contents"><text:span text:style-name="My_5f_code_20_Char"><text:span text:style-name="T48">cavium,t-wr-hld</text:span></text:span></text:p>
          </table:table-cell>
          <table:table-cell table:style-name="Table1.B13" office:value-type="string">
            <text:p text:style-name="P36">Write hold time.</text:p>
          </table:table-cell>
        </table:table-row>
        <table:table-row>
          <table:table-cell table:style-name="Table1.A13" office:value-type="string">
            <text:p text:style-name="Table_20_Contents"><text:span text:style-name="My_5f_code_20_Char"><text:span text:style-name="T48">cavium,t-pause</text:span></text:span></text:p>
          </table:table-cell>
          <table:table-cell table:style-name="Table1.B13" office:value-type="string">
            <text:p text:style-name="P36">Pause time.</text:p>
          </table:table-cell>
        </table:table-row>
        <table:table-row>
          <table:table-cell table:style-name="Table1.A13" office:value-type="string">
            <text:p text:style-name="Table_20_Contents"><text:span text:style-name="My_5f_code_20_Char"><text:span text:style-name="T48">cavium,t-wait</text:span></text:span></text:p>
          </table:table-cell>
          <table:table-cell table:style-name="Table1.B13" office:value-type="string">
            <text:p text:style-name="P36">Wait time. Must be non-zero when wait-mode is 1.</text:p>
          </table:table-cell>
        </table:table-row>
        <table:table-row>
          <table:table-cell table:style-name="Table1.A13" office:value-type="string">
            <text:p text:style-name="Table_20_Contents"><text:span text:style-name="My_5f_code_20_Char"><text:span text:style-name="T48">cavium,pages</text:span></text:span></text:p>
          </table:table-cell>
          <table:table-cell table:style-name="Table1.B13" office:value-type="string">
            <text:p text:style-name="P36">Page Size. 0 = 8 bytes, 1 = 2 bytes, 2 = 4 bytes and 3 = 8 bytes.</text:p>
          </table:table-cell>
        </table:table-row>
        <table:table-row>
          <table:table-cell table:style-name="Table1.A13" office:value-type="string">
            <text:p text:style-name="Table_20_Contents"><text:span text:style-name="My_5f_code_20_Char"><text:span text:style-name="T48">cavium,bus-width</text:span></text:span></text:p>
          </table:table-cell>
          <table:table-cell table:style-name="Table1.B13" office:value-type="string">
            <text:p text:style-name="P36">Set to 8 or 16 to specify the bus width.</text:p>
          </table:table-cell>
        </table:table-row>
        <table:table-row>
          <table:table-cell table:style-name="Table1.A13" office:value-type="string">
            <text:p text:style-name="Table_20_Contents"><text:span text:style-name="My_5f_code_20_Char"><text:span text:style-name="T48">cavium,wait-mode</text:span></text:span></text:p>
          </table:table-cell>
          <table:table-cell table:style-name="Table1.B13" office:value-type="string">
            <text:p text:style-name="P36">Set to 1 to enable wait mode or 0 to disable wait mode.</text:p>
          </table:table-cell>
        </table:table-row>
        <table:table-row>
          <table:table-cell table:style-name="Table1.A13" office:value-type="string">
            <text:p text:style-name="Table_20_Contents"><text:span text:style-name="My_5f_code_20_Char"><text:span text:style-name="T48">cavium,page-mode</text:span></text:span></text:p>
          </table:table-cell>
          <table:table-cell table:style-name="Table1.B13" office:value-type="string">
            <text:p text:style-name="P36">Set to 1 to enable page mode or 0 to disable page mode.</text:p>
          </table:table-cell>
        </table:table-row>
      </table:table>
      <text:p text:style-name="P25"/>
      <text:p text:style-name="P25"><text:soft-page-break/>There are two more timing sections so that the BCSR and compact-flash are also covered by the timing parameters.</text:p>
      <text:p text:style-name="P25">For NOR flash timing parameters it is best to choose those from a board with a similar device and copy it. Currently only two sets of values are chosen. One set is chosen for boards which use an 8-bit NOR flash without ALE. Most boards fall into this category. The other values are used by boards which use ALE such as the EP6300C board.</text:p>
      <text:p text:style-name="P25">The next chip select configuration is for the BCSR FPGA. Due to lack of information from Embedded Planet regarding the timing information conservative values of 300ns are used. These should be close to the values used by default in MIO_BOOT_REG_TIM2.</text:p>
      <text:p text:style-name="P25">The last chip select is for the compact-flash. There are several different sets of values defined for various boards based on how it is implemented. The EP6300C board does not use True-IDE mode and also uses only a single chip select for the compact-flash. Other boards may use two chip selects and may use a bus width of 8 or 16.</text:p>
      <text:p text:style-name="P25">The next three sections define the various devices on the boot bus and are device specific.</text:p>
      <text:p text:style-name="P25">The following defines the beginning of the NOR flash section:</text:p>
      <text:p text:style-name="My_5f_code"><text:span text:style-name="My_5f_code_20_Char"><text:span text:style-name="T37"><text:tab/><text:tab/><text:tab/>flash0: nor@0,0 {</text:span></text:span></text:p>
      <text:p text:style-name="My_5f_code"><text:span text:style-name="My_5f_code_20_Char"><text:span text:style-name="T37"/></text:span></text:p>
      <text:p text:style-name="Standard"><text:span text:style-name="T43">It is defined to be compatible with </text:span><text:span text:style-name="My_5f_code_20_Char"><text:span text:style-name="T43">“cfi-flash”</text:span></text:span><text:span text:style-name="T43">. The exact wording in the compatible section is important.</text:span></text:p>
      <text:p text:style-name="My_5f_code"><text:span text:style-name="My_5f_code_20_Char"><text:span text:style-name="T37"><text:tab/><text:tab/><text:tab/><text:tab/>reg = &lt;0 0 0x4000000&gt;;</text:span></text:span></text:p>
      <text:p text:style-name="My_5f_code"><text:span text:style-name="My_5f_code_20_Char"><text:span text:style-name="T41"/></text:span></text:p>
      <text:p text:style-name="Standard"><text:span text:style-name="T43">The first cell contains the chip select, in this case 0. The second cell is unused and should also be defined as zero. The third cell contains the length in bytes. In this case it is set to 64MB and </text:span><text:span text:style-name="T45">does not</text:span><text:span text:style-name="T43"> contain the extra 4MB in the </text:span><text:span text:style-name="My_5f_code_20_Char"><text:span text:style-name="T43">ranges</text:span></text:span><text:span text:style-name="T43"> section above.</text:span></text:p>
      <text:p text:style-name="My_5f_code"><text:span text:style-name="My_5f_code_20_Char"><text:span text:style-name="T37"><text:tab/><text:tab/><text:tab/><text:tab/>cavium,bus-width = &lt;16&gt;;</text:span></text:span></text:p>
      <text:p text:style-name="My_5f_code"><text:span text:style-name="My_5f_code_20_Char"><text:span text:style-name="T37"><text:tab/><text:tab/><text:tab/><text:tab/>#address-cells = &lt;1&gt;;</text:span></text:span></text:p>
      <text:p text:style-name="My_5f_code"><text:span text:style-name="My_5f_code_20_Char"><text:span text:style-name="T37"><text:tab/><text:tab/><text:tab/><text:tab/>#size-cells = &lt;1&gt;;</text:span></text:span></text:p>
      <text:p text:style-name="My_5f_code"><text:span text:style-name="My_5f_code_20_Char"><text:span text:style-name="T37"/></text:span></text:p>
      <text:p text:style-name="My_5f_code"><text:span text:style-name="T43">This defines the width of the bus. It must match the width defined in the </text:span><text:span text:style-name="My_5f_code_20_Char"><text:span text:style-name="T43">cavium,cs-config@0</text:span></text:span><text:span text:style-name="T43"> section above it.</text:span></text:p>
      <text:p text:style-name="P24">All following address and size cells contain a single 32-bit value.</text:p>
      <text:p text:style-name="Standard"><text:span text:style-name="T43">Below this are the flash partitions. The partitions should match the values used in the configuration header file in </text:span><text:span text:style-name="My_5f_code_20_Char"><text:span text:style-name="T43">MTDPARTS_DEFAULT</text:span></text:span><text:span text:style-name="T43">.</text:span></text:p>
      <text:p text:style-name="My_5f_code"><text:span text:style-name="My_5f_code_20_Char"><text:span text:style-name="T37"><text:tab/><text:tab/><text:tab/><text:tab/></text:span></text:span><text:span text:style-name="My_5f_code_20_Char"><text:span text:style-name="T47">partition@0 {</text:span></text:span></text:p>
      <text:p text:style-name="My_5f_code"><text:span text:style-name="My_5f_code_20_Char"><text:span text:style-name="T47"><text:tab/><text:tab/><text:tab/><text:tab/><text:tab/>label = "bootloader";</text:span></text:span></text:p>
      <text:p text:style-name="My_5f_code"><text:span text:style-name="My_5f_code_20_Char"><text:span text:style-name="T47"><text:tab/><text:tab/><text:tab/><text:tab/><text:tab/>reg = &lt;0x0 0x200000&gt;;</text:span></text:span></text:p>
      <text:p text:style-name="My_5f_code"><text:span text:style-name="My_5f_code_20_Char"><text:span text:style-name="T47"><text:tab/><text:tab/><text:tab/><text:tab/><text:tab/>read-only;</text:span></text:span></text:p>
      <text:p text:style-name="My_5f_code"><text:span text:style-name="My_5f_code_20_Char"><text:span text:style-name="T47"><text:tab/><text:tab/><text:tab/><text:tab/>};</text:span></text:span></text:p>
      <text:p text:style-name="Standard"><text:span text:style-name="T43">The </text:span><text:span text:style-name="My_5f_code_20_Char"><text:span text:style-name="T43">partition@0</text:span></text:span><text:span text:style-name="T43"> declares that the partition starts at offset 0 in the flash. The </text:span><text:span text:style-name="My_5f_code_20_Char"><text:span text:style-name="T43">label</text:span></text:span><text:span text:style-name="T43"> provides a text label to the partition. The </text:span><text:span text:style-name="My_5f_code_20_Char"><text:span text:style-name="T43">reg</text:span></text:span><text:span text:style-name="T43"> parameter specifies the start offset and the size of the partition in the flash and</text:span><text:span text:style-name="Internet_20_link"><text:span text:style-name="T46"> </text:span></text:span><text:span text:style-name="My_5f_code_20_Char"><text:span text:style-name="T43">read-only</text:span></text:span><text:span text:style-name="T43"> indicates that this partition is read-only. Four additional partitions are also defined.</text:span></text:p>
      <text:p text:style-name="P24"><text:soft-page-break/>The first partition should be read-only and be large enough to contain both the failsafe and standard versions of U-Boot and the last partition should be defined at the end where the environment is stored. Both of these partitions should be read-only. Typically the first partition is configured to be 2 megabytes in size in order to store both a failsafe and a standard copy of U-Boot.</text:p>
      <text:h text:style-name="Heading_20_3" text:outline-level="3"><text:bookmark-start text:name="__RefHeading__17095_1594723121"/>Compact Flash<text:bookmark-end text:name="__RefHeading__17095_1594723121"/></text:h>
      <text:p text:style-name="Standard">There are a number of options specific to compact flash.</text:p>
      <text:p text:style-name="Standard">The parameters described in table <text:sequence-ref text:reference-format="value" text:ref-name="refTable5">19.2</text:sequence-ref> <text:sequence-ref text:reference-format="direction" text:ref-name="refTable5">below</text:sequence-ref> are used in the <text:span text:style-name="My_5f_code_20_Char">compact-flash@&lt;chip select&gt;,0</text:span> section where <text:span text:style-name="My_5f_code_20_Char">&lt;chip select&gt;</text:span> is either chip select 0 for True IDE mode or the common chip select in the traditional mode.</text:p>
      <text:p text:style-name="Table"><text:span text:style-name="Caption_20_characters">Table </text:span><text:span text:style-name="Caption_20_characters"><text:sequence text:ref-name="refTable5" text:name="Table" text:formula="ooow:Table+1" style:num-format="1">19.2</text:sequence></text:span>:Compact Flash Device Tree Parameters</text:p>
      <table:table table:name="CompactFlashDTParameters" table:style-name="CompactFlashDTParameters">
        <table:table-column table:style-name="CompactFlashDTParameters.A"/>
        <table:table-column table:style-name="CompactFlashDTParameters.B"/>
        <table:table-header-rows>
          <table:table-row>
            <table:table-cell table:style-name="CompactFlashDTParameters.A1" office:value-type="string">
              <text:p text:style-name="P56">Parameter Name</text:p>
            </table:table-cell>
            <table:table-cell table:style-name="CompactFlashDTParameters.B1" office:value-type="string">
              <text:p text:style-name="P53">Description</text:p>
            </table:table-cell>
          </table:table-row>
        </table:table-header-rows>
        <table:table-row>
          <table:table-cell table:style-name="CompactFlashDTParameters.A5" office:value-type="string">
            <text:p text:style-name="Table_20_Contents"><text:span text:style-name="My_5f_code_20_Char"><text:span text:style-name="T48">compatible</text:span></text:span></text:p>
          </table:table-cell>
          <table:table-cell table:style-name="CompactFlashDTParameters.B5" office:value-type="string">
            <text:p text:style-name="Table_20_Contents"><text:span text:style-name="T48">This should be set to </text:span><text:span text:style-name="My_5f_code_20_Char"><text:span text:style-name="T48">“cavium,ebt3000-compact-flash”</text:span></text:span><text:span text:style-name="T48">.</text:span></text:p>
          </table:table-cell>
        </table:table-row>
        <table:table-row>
          <table:table-cell table:style-name="CompactFlashDTParameters.A5" office:value-type="string">
            <text:p text:style-name="Table_20_Contents"><text:span text:style-name="My_5f_code_20_Char"><text:span text:style-name="T48">reg</text:span></text:span></text:p>
          </table:table-cell>
          <table:table-cell table:style-name="CompactFlashDTParameters.B5" office:value-type="string">
            <text:p text:style-name="Table_20_Contents"><text:span text:style-name="T48">Reg can take either one or two triplets depending on how many chip selects are used. In True-IDE mode the first triplet should be </text:span><text:span text:style-name="My_5f_code_20_Char"><text:span text:style-name="T48">&lt;chip_select0 0 </text:span></text:span><text:span text:style-name="My_5f_code_20_Char"><text:span text:style-name="T48">0x10000&gt;</text:span></text:span><text:span text:style-name="T48"> and the second, if present, should be </text:span><text:span text:style-name="My_5f_code_20_Char"><text:span text:style-name="T48">&lt;chip_select1 0 0x10000&gt;</text:span></text:span><text:span text:style-name="T48">.</text:span></text:p>
            <text:p text:style-name="P34">In the traditional mode the first triplet is the common chip select and the optional second chip select is the attribute chip select.</text:p>
          </table:table-cell>
        </table:table-row>
        <table:table-row>
          <table:table-cell table:style-name="CompactFlashDTParameters.A5" office:value-type="string">
            <text:p text:style-name="Table_20_Contents"><text:span text:style-name="My_5f_code_20_Char"><text:span text:style-name="T48">cavium,bus-width</text:span></text:span></text:p>
          </table:table-cell>
          <table:table-cell table:style-name="CompactFlashDTParameters.B5" office:value-type="string">
            <text:p text:style-name="Table_20_Contents"><text:span text:style-name="T48">This can be either </text:span><text:span text:style-name="My_5f_code_20_Char"><text:span text:style-name="T48">&lt;8&gt;</text:span></text:span><text:span text:style-name="T48"> or </text:span><text:span text:style-name="My_5f_code_20_Char"><text:span text:style-name="T48">&lt;16&gt;</text:span></text:span><text:span text:style-name="T48">. In True-IDE mode this must be </text:span><text:span text:style-name="My_5f_code_20_Char"><text:span text:style-name="T48">&lt;16&gt;</text:span></text:span><text:span text:style-name="T48">. Note that all of the compact flash </text:span><text:span text:style-name="My_5f_code_20_Char"><text:span text:style-name="T48">cavium,cs-config@&lt;chip select&gt;</text:span></text:span><text:span text:style-name="T48"> sections must match this value.</text:span></text:p>
          </table:table-cell>
        </table:table-row>
        <table:table-row>
          <table:table-cell table:style-name="CompactFlashDTParameters.A5" office:value-type="string">
            <text:p text:style-name="Table_20_Contents"><text:span text:style-name="My_5f_code_20_Char"><text:span text:style-name="T48">cavium,true-ide</text:span></text:span></text:p>
          </table:table-cell>
          <table:table-cell table:style-name="CompactFlashDTParameters.B5" office:value-type="string">
            <text:p text:style-name="P34">Add this property if True-IDE mode is supported. <text:span text:style-name="T75">This enables DMA support.</text:span></text:p>
          </table:table-cell>
        </table:table-row>
        <table:table-row>
          <table:table-cell table:style-name="CompactFlashDTParameters.A6" office:value-type="string">
            <text:p text:style-name="Table_20_Contents"><text:span text:style-name="My_5f_code_20_Char"><text:span text:style-name="T48">cavium,dma-engine-handle</text:span></text:span></text:p>
          </table:table-cell>
          <table:table-cell table:style-name="CompactFlashDTParameters.B6" office:value-type="string">
            <text:p text:style-name="Table_20_Contents"><text:span text:style-name="T48">Set this to the DMA engine to use for True-IDE mode. Typically this is set to </text:span><text:span text:style-name="My_5f_code_20_Char"><text:span text:style-name="T48">&lt;@dma0&gt;</text:span></text:span><text:span text:style-name="T48">.</text:span></text:p>
          </table:table-cell>
        </table:table-row>
      </table:table>
      <text:p text:style-name="Standard"/>
      <text:p text:style-name="Standard">Here is an example of what would be present for a True-IDE mode compact flash, taken from the EBB6600 board:</text:p>
      <text:p text:style-name="Standard"/>
      <text:section text:style-name="Sect3" text:name="Compact_Flash_True_IDE_FDT">
        <text:p text:style-name="P61"><text:span text:style-name="My_5f_code_20_Char"><text:span text:style-name="T48"><text:tab/><text:tab/>bootbus: bootbus@1180000000000 {</text:span></text:span></text:p>
        <text:p text:style-name="P61"><text:span text:style-name="My_5f_code_20_Char"><text:span text:style-name="T48"><text:tab/><text:tab/><text:tab/>compatible = "cavium,octeon-3860-bootbus";</text:span></text:span></text:p>
        <text:p text:style-name="P61"><text:span text:style-name="My_5f_code_20_Char"><text:span text:style-name="T48"><text:tab/><text:tab/><text:tab/>reg = &lt;0x11800 0x00000000 0x0 0x200&gt;;</text:span></text:span></text:p>
        <text:p text:style-name="P61"><text:span text:style-name="My_5f_code_20_Char"><text:span text:style-name="T48"><text:tab/><text:tab/><text:tab/>/* The chip select number and offset */</text:span></text:span></text:p>
        <text:p text:style-name="P61"><text:span text:style-name="My_5f_code_20_Char"><text:span text:style-name="T48"><text:tab/><text:tab/><text:tab/>#address-cells = &lt;2&gt;;</text:span></text:span></text:p>
        <text:p text:style-name="P61"><text:span text:style-name="My_5f_code_20_Char"><text:span text:style-name="T48"><text:tab/><text:tab/><text:tab/>/* The size of the chip select region */</text:span></text:span></text:p>
        <text:p text:style-name="P61"><text:span text:style-name="My_5f_code_20_Char"><text:span text:style-name="T48"><text:tab/><text:tab/><text:tab/>#size-cells = &lt;1&gt;;</text:span></text:span></text:p>
        <text:p text:style-name="P61"><text:span text:style-name="My_5f_code_20_Char"><text:span text:style-name="T48"><text:tab/><text:tab/><text:tab/>/* Chip Select, offset (always 0), 64-bit address, length</text:span></text:span></text:p>
        <text:p text:style-name="P61"><text:soft-page-break/><text:span text:style-name="My_5f_code_20_Char"><text:span text:style-name="T48"><text:tab/><text:tab/><text:tab/> * Use 0 length to disable chip select.</text:span></text:span></text:p>
        <text:p text:style-name="P61"><text:span text:style-name="My_5f_code_20_Char"><text:span text:style-name="T48"><text:tab/><text:tab/><text:tab/> */</text:span></text:span></text:p>
        <text:p text:style-name="P61"><text:span text:style-name="My_5f_code_20_Char"><text:span text:style-name="T48"><text:tab/><text:tab/><text:tab/>ranges = &lt;0 0 <text:s/>0 <text:s text:c="6"/>0x1f400000 <text:s/>0xc00000&gt;,</text:span></text:span></text:p>
        <text:p text:style-name="P61"><text:span text:style-name="My_5f_code_20_Char"><text:span text:style-name="T48"><text:tab/><text:tab/><text:tab/><text:tab/> &lt;1 0 <text:s/>0x10000 0x30000000 <text:s/>0&gt;,</text:span></text:span></text:p>
        <text:p text:style-name="P61"><text:span text:style-name="My_5f_code_20_Char"><text:span text:style-name="T48"><text:tab/><text:tab/><text:tab/><text:tab/> &lt;2 0 <text:s/>0x10000 0x40000000 <text:s/>0&gt;,</text:span></text:span></text:p>
        <text:p text:style-name="P61"><text:span text:style-name="My_5f_code_20_Char"><text:span text:style-name="T48"><text:tab/><text:tab/><text:tab/><text:tab/> &lt;3 0 <text:s/>0x10000 0x50000000 <text:s/>0&gt;,</text:span></text:span></text:p>
        <text:p text:style-name="P61"><text:span text:style-name="My_5f_code_20_Char"><text:span text:style-name="T48"><text:tab/><text:tab/><text:tab/><text:tab/> &lt;4 0 <text:s/>0 <text:s text:c="6"/>0x1d020000 <text:s/>0x10000&gt;,</text:span></text:span></text:p>
        <text:p text:style-name="P61"><text:span text:style-name="My_5f_code_20_Char"><text:span text:style-name="T48"><text:tab/><text:tab/><text:tab/><text:tab/> &lt;5 0 <text:s/>0 <text:s text:c="6"/>0x1d040000 <text:s/>0x10000&gt;,</text:span></text:span></text:p>
        <text:p text:style-name="P61"><text:span text:style-name="My_5f_code_20_Char"><text:span text:style-name="T48"><text:tab/><text:tab/><text:tab/><text:tab/> &lt;6 0 <text:s/>0 <text:s text:c="6"/>0x1d050000 <text:s/>0x10000&gt;,</text:span></text:span></text:p>
        <text:p text:style-name="P61"><text:span text:style-name="My_5f_code_20_Char"><text:span text:style-name="T48"><text:tab/><text:tab/><text:tab/><text:tab/> &lt;7 0 <text:s/>0x10000 0x90000000 <text:s/>0&gt;;</text:span></text:span></text:p>
        <text:p text:style-name="P61"><text:span text:style-name="My_5f_code_20_Char"><text:span text:style-name="T48"><text:tab/><text:tab/><text:tab/>cavium,cs-config@5 {</text:span></text:span></text:p>
        <text:p text:style-name="P61"><text:span text:style-name="My_5f_code_20_Char"><text:span text:style-name="T48"><text:tab/><text:tab/><text:tab/><text:tab/>compatible = "cavium,octeon-3860-bootbus-config";</text:span></text:span></text:p>
        <text:p text:style-name="P61"><text:span text:style-name="My_5f_code_20_Char"><text:span text:style-name="T48"><text:tab/><text:tab/><text:tab/><text:tab/>cavium,cs-index = &lt;5&gt;;</text:span></text:span></text:p>
        <text:p text:style-name="P61"><text:span text:style-name="My_5f_code_20_Char"><text:span text:style-name="T48"><text:tab/><text:tab/><text:tab/><text:tab/>cavium,t-adr <text:s/>= &lt;0&gt;;</text:span></text:span></text:p>
        <text:p text:style-name="P61"><text:span text:style-name="My_5f_code_20_Char"><text:span text:style-name="T48"><text:tab/><text:tab/><text:tab/><text:tab/>cavium,t-ce <text:s text:c="2"/>= &lt;300&gt;;</text:span></text:span></text:p>
        <text:p text:style-name="P61"><text:span text:style-name="My_5f_code_20_Char"><text:span text:style-name="T48"><text:tab/><text:tab/><text:tab/><text:tab/>cavium,t-oe <text:s text:c="2"/>= &lt;125&gt;;</text:span></text:span></text:p>
        <text:p text:style-name="P61"><text:span text:style-name="My_5f_code_20_Char"><text:span text:style-name="T48"><text:tab/><text:tab/><text:tab/><text:tab/>cavium,t-we <text:s text:c="2"/>= &lt;150&gt;;</text:span></text:span></text:p>
        <text:p text:style-name="P61"><text:span text:style-name="My_5f_code_20_Char"><text:span text:style-name="T48"><text:tab/><text:tab/><text:tab/><text:tab/>cavium,t-rd-hld = &lt;100&gt;;</text:span></text:span></text:p>
        <text:p text:style-name="P61"><text:span text:style-name="My_5f_code_20_Char"><text:span text:style-name="T48"><text:tab/><text:tab/><text:tab/><text:tab/>cavium,t-wr-hld = &lt;300&gt;;</text:span></text:span></text:p>
        <text:p text:style-name="P61"><text:span text:style-name="My_5f_code_20_Char"><text:span text:style-name="T48"><text:tab/><text:tab/><text:tab/><text:tab/>cavium,t-pause <text:s/>= &lt;0&gt;;</text:span></text:span></text:p>
        <text:p text:style-name="P61"><text:span text:style-name="My_5f_code_20_Char"><text:span text:style-name="T48"><text:tab/><text:tab/><text:tab/><text:tab/>cavium,t-wait <text:s text:c="2"/>= &lt;300&gt;;</text:span></text:span></text:p>
        <text:p text:style-name="P61"><text:span text:style-name="My_5f_code_20_Char"><text:span text:style-name="T48"><text:tab/><text:tab/><text:tab/><text:tab/>cavium,t-page <text:s text:c="2"/>= &lt;300&gt;;</text:span></text:span></text:p>
        <text:p text:style-name="P61"><text:span text:style-name="My_5f_code_20_Char"><text:span text:style-name="T48"><text:tab/><text:tab/><text:tab/><text:tab/>cavium,t-rd-dly = &lt;0&gt;;</text:span></text:span></text:p>
        <text:p text:style-name="P61"><text:span text:style-name="My_5f_code_20_Char"><text:span text:style-name="T48"/></text:span></text:p>
        <text:p text:style-name="P61"><text:span text:style-name="My_5f_code_20_Char"><text:span text:style-name="T48"><text:tab/><text:tab/><text:tab/><text:tab/>cavium,pages <text:s text:c="4"/>= &lt;0&gt;;</text:span></text:span></text:p>
        <text:p text:style-name="P61"><text:span text:style-name="My_5f_code_20_Char"><text:span text:style-name="T48"><text:tab/><text:tab/><text:tab/><text:tab/>cavium,bus-width = &lt;16&gt;;</text:span></text:span></text:p>
        <text:p text:style-name="P61"><text:span text:style-name="My_5f_code_20_Char"><text:span text:style-name="T48"><text:tab/><text:tab/><text:tab/>};</text:span></text:span></text:p>
        <text:p text:style-name="P61"><text:span text:style-name="My_5f_code_20_Char"><text:span text:style-name="T48"><text:tab/><text:tab/><text:tab/>cavium,cs-config@6 {</text:span></text:span></text:p>
        <text:p text:style-name="P61"><text:span text:style-name="My_5f_code_20_Char"><text:span text:style-name="T48"><text:tab/><text:tab/><text:tab/><text:tab/>compatible = "cavium,octeon-3860-bootbus-config";</text:span></text:span></text:p>
        <text:p text:style-name="P61"><text:span text:style-name="My_5f_code_20_Char"><text:span text:style-name="T48"><text:tab/><text:tab/><text:tab/><text:tab/>cavium,cs-index = &lt;6&gt;;</text:span></text:span></text:p>
        <text:p text:style-name="P61"><text:span text:style-name="My_5f_code_20_Char"><text:span text:style-name="T48"><text:tab/><text:tab/><text:tab/><text:tab/>cavium,t-adr <text:s/>= &lt;0&gt;;</text:span></text:span></text:p>
        <text:p text:style-name="P61"><text:span text:style-name="My_5f_code_20_Char"><text:span text:style-name="T48"><text:tab/><text:tab/><text:tab/><text:tab/>cavium,t-ce <text:s text:c="2"/>= &lt;30&gt;;</text:span></text:span></text:p>
        <text:p text:style-name="P61"><text:span text:style-name="My_5f_code_20_Char"><text:span text:style-name="T48"><text:tab/><text:tab/><text:tab/><text:tab/>cavium,t-oe <text:s text:c="2"/>= &lt;125&gt;;</text:span></text:span></text:p>
        <text:p text:style-name="P61"><text:span text:style-name="My_5f_code_20_Char"><text:span text:style-name="T48"><text:tab/><text:tab/><text:tab/><text:tab/>cavium,t-we <text:s text:c="2"/>= &lt;150&gt;;</text:span></text:span></text:p>
        <text:p text:style-name="P61"><text:span text:style-name="My_5f_code_20_Char"><text:span text:style-name="T48"><text:tab/><text:tab/><text:tab/><text:tab/>cavium,t-rd-hld = &lt;100&gt;;</text:span></text:span></text:p>
        <text:p text:style-name="P61"><text:span text:style-name="My_5f_code_20_Char"><text:span text:style-name="T48"><text:tab/><text:tab/><text:tab/><text:tab/>cavium,t-wr-hld = &lt;30&gt;;</text:span></text:span></text:p>
        <text:p text:style-name="P61"><text:span text:style-name="My_5f_code_20_Char"><text:span text:style-name="T48"><text:tab/><text:tab/><text:tab/><text:tab/>cavium,t-pause <text:s/>= &lt;0&gt;;</text:span></text:span></text:p>
        <text:p text:style-name="P61"><text:span text:style-name="My_5f_code_20_Char"><text:span text:style-name="T48"><text:tab/><text:tab/><text:tab/><text:tab/>cavium,t-wait <text:s text:c="2"/>= &lt;30&gt;;</text:span></text:span></text:p>
        <text:p text:style-name="P61"><text:span text:style-name="My_5f_code_20_Char"><text:span text:style-name="T48"><text:tab/><text:tab/><text:tab/><text:tab/>cavium,t-page <text:s text:c="2"/>= &lt;300&gt;;</text:span></text:span></text:p>
        <text:p text:style-name="P61"><text:span text:style-name="My_5f_code_20_Char"><text:span text:style-name="T48"><text:tab/><text:tab/><text:tab/><text:tab/>cavium,t-rd-dly = &lt;0&gt;;</text:span></text:span></text:p>
        <text:p text:style-name="P61"><text:span text:style-name="My_5f_code_20_Char"><text:span text:style-name="T48"/></text:span></text:p>
        <text:p text:style-name="P61"><text:span text:style-name="My_5f_code_20_Char"><text:span text:style-name="T48"><text:tab/><text:tab/><text:tab/><text:tab/>cavium,pages <text:s text:c="4"/>= &lt;0&gt;;</text:span></text:span></text:p>
        <text:p text:style-name="P61"><text:span text:style-name="My_5f_code_20_Char"><text:span text:style-name="T48"><text:tab/><text:tab/><text:tab/><text:tab/>cavium,wait-mode;</text:span></text:span></text:p>
        <text:p text:style-name="P61"><text:span text:style-name="My_5f_code_20_Char"><text:span text:style-name="T48"><text:tab/><text:tab/><text:tab/><text:tab/>cavium,bus-width = &lt;16&gt;;</text:span></text:span></text:p>
        <text:p text:style-name="P61"><text:span text:style-name="My_5f_code_20_Char"><text:span text:style-name="T48"><text:tab/><text:tab/><text:tab/>};</text:span></text:span></text:p>
        <text:p text:style-name="P61"><text:span text:style-name="My_5f_code_20_Char"><text:span text:style-name="T48"><text:tab/><text:tab/><text:tab/>compact-flash@5,0 {</text:span></text:span></text:p>
        <text:p text:style-name="P61"><text:span text:style-name="My_5f_code_20_Char"><text:span text:style-name="T48"><text:tab/><text:tab/><text:tab/><text:tab/>compatible = "cavium,ebt3000-compact-flash";</text:span></text:span></text:p>
        <text:p text:style-name="P61"><text:span text:style-name="My_5f_code_20_Char"><text:span text:style-name="T48"><text:tab/><text:tab/><text:tab/><text:tab/>reg = &lt;5 0 0x10000&gt;, &lt;6 0 0x10000&gt;;</text:span></text:span></text:p>
        <text:p text:style-name="P61"><text:span text:style-name="My_5f_code_20_Char"><text:span text:style-name="T48"><text:tab/><text:tab/><text:tab/><text:tab/>cavium,bus-width = &lt;16&gt;;</text:span></text:span></text:p>
        <text:p text:style-name="P61"><text:span text:style-name="My_5f_code_20_Char"><text:span text:style-name="T48"><text:tab/><text:tab/><text:tab/><text:tab/>cavium,true-ide;</text:span></text:span></text:p>
        <text:p text:style-name="P61"><text:span text:style-name="My_5f_code_20_Char"><text:span text:style-name="T48"><text:tab/><text:tab/><text:tab/><text:tab/>cavium,dma-engine-handle = &lt;&amp;dma0&gt;;</text:span></text:span></text:p>
        <text:p text:style-name="P61"><text:span text:style-name="My_5f_code_20_Char"><text:span text:style-name="T48"><text:tab/><text:tab/><text:tab/>};</text:span></text:span></text:p>
        <text:p text:style-name="P61"><text:span text:style-name="My_5f_code_20_Char"><text:span text:style-name="T48"><text:tab/><text:tab/>};</text:span></text:span></text:p>
      </text:section>
      <text:p text:style-name="Standard">For the timing parameters it is best to use the settings for an existing board. The difference between this and a non-True-IDE configuration is the timing parameters are different and the <text:soft-page-break/><text:span text:style-name="My_5f_code_20_Char">cavium,true-ide</text:span> and <text:span text:style-name="My_5f_code_20_Char">cavium,dma-engine-handle</text:span> parameters are missing and that the bus width might be 8 bits instead of 16 bits.</text:p>
      <text:h text:style-name="Heading_20_3" text:outline-level="3"><text:bookmark-start text:name="__RefHeading__10681_1479245494"/>Custom Boot Bus Devices<text:bookmark-end text:name="__RefHeading__10681_1479245494"/></text:h>
      <text:p text:style-name="Standard">Support has been enhanced in SDK 2.3 in order to support additional boot bus devices. One example of this is the Embedded Planet EP6300c board which has a FPGA called the BCSR. During the latter initialization stages a user-defined function called <text:span text:style-name="My_5f_code_20_Char">octeon_add_user_boot_bus_fdt_devices()</text:span> is called. If defined, this function should call <text:span text:style-name="My_5f_code_20_Char">octeon_boot_bus_add_fdt_handler()</text:span> with the name of the device in the boot bus flat device tree section, a parameter and a function to call to initialize it.</text:p>
      <text:p text:style-name="Standard">A generic function has been created called <text:span text:style-name="My_5f_code_20_Char">octeon_boot_bus_generic_init()</text:span> which is able to handle many common devices. If this function is used, the parameter should be either NULL or a NULL-terminated array of compatible strings.</text:p>
      <text:p text:style-name="Standard">Immediately after all of the devices on the boot bus have been configured a user-defined function called <text:span text:style-name="My_5f_code_20_Char">octeon_boot_bus_board_post_init()</text:span> is called. The purpose of this function is to perform any post initialization of board-specific devices.</text:p>
      <text:p text:style-name="Standard">A function called <text:span text:style-name="My_5f_code_20_Char">octeon_boot_bus_get_dev_info()</text:span> has been defined which will output the address and optionally size of a device on the boot bus which is useful for addressing devices. By using this function it is no longer necessary to use defines to hard-code addresses in the configuration header file and instead use just the device tree.</text:p>
      <text:h text:style-name="Heading_20_2" text:outline-level="2"><text:bookmark-start text:name="__RefHeading__17097_1594723121"/>TWSI Bus Definitions<text:bookmark-end text:name="__RefHeading__17097_1594723121"/></text:h>
      <text:p text:style-name="Standard">The flat device tree supports multiple TWSI buses as well as I<text:span text:style-name="T2">2</text:span>C muxes, switches, temperature sensors, real-time clocks, GPIOs, <text:span text:style-name="T78">eeproms</text:span> and more.</text:p>
      <text:p text:style-name="Standard">It is safe to copy the TWSI sections from any other OCTEON device tree file. Currently U-Boot does not use these sections. The Linux kernel, however, does use this to define the devices used and their addresses on the bus. Additionally, the Linux kernel supports devices behind I<text:span text:style-name="T2">2</text:span>c muxes.</text:p>
      <text:h text:style-name="Heading_20_3" text:outline-level="3"><text:bookmark-start text:name="__RefHeading__17099_1594723121"/>Temperature Sensors<text:bookmark-end text:name="__RefHeading__17099_1594723121"/></text:h>
      <text:p text:style-name="Standard">Temperature sensors should always be called “<text:span text:style-name="My_5f_code_20_Char">tmp@&lt;hex address&gt;</text:span>”. For example, a TI TMP421 will typically be called “<text:span text:style-name="My_5f_code_20_Char">tmp@4c</text:span>”. The compatible field should specify the manufacturer and part number, for example, <text:span text:style-name="My_5f_code_20_Char">compatible = “ti,tmp421”;</text:span> specifies that the temperature sensor is compatible with a Texas Instruments TMP421 device. The <text:span text:style-name="My_5f_code_20_Char">reg</text:span> field specifies the I2C address of the device.</text:p>
      <text:h text:style-name="Heading_20_3" text:outline-level="3"><text:bookmark-start text:name="__RefHeading__17101_1594723121"/>Real-Time Clock<text:bookmark-end text:name="__RefHeading__17101_1594723121"/></text:h>
      <text:p text:style-name="Standard">Real-time clocks should always be called “<text:span text:style-name="My_5f_code_20_Char">rtc@&lt;hex address&gt;</text:span>”. For example, a Dallas Semiconductor DS1337 would likely be called “<text:span text:style-name="My_5f_code_20_Char">rtc@68</text:span>”. Like the temperature sensor, the compatible field should specify the manufacturer and part number. If there are multiple <text:soft-page-break/>manufacturers, it should specify the most common or original manufacturer. The <text:span text:style-name="My_5f_code_20_Char">reg</text:span> field should specify the address of the device.</text:p>
      <text:h text:style-name="Heading_20_3" text:outline-level="3"><text:bookmark-start text:name="__RefHeading__17103_1594723121"/>Board Serial EEPROM<text:bookmark-end text:name="__RefHeading__17103_1594723121"/></text:h>
      <text:p text:style-name="Standard">Currently the board serial EEPROM is called “tlv-eeprom@&lt;hex address&gt;”. This name may change in the future as more device types are standardized for the device tree. Currently all OCTEON boards use a device compatible with the Atmel AT24C256 device. The <text:span text:style-name="My_5f_code_20_Char">compatible</text:span> and <text:span text:style-name="My_5f_code_20_Char">reg</text:span> fields are similar to other device types.</text:p>
      <text:h text:style-name="Heading_20_3" text:outline-level="3"><text:bookmark-start text:name="__RefHeading__17105_1594723121"/>General Purpose I/O Controllers<text:bookmark-end text:name="__RefHeading__17105_1594723121"/></text:h>
      <text:p text:style-name="Standard">I2C GPIO controllers are supported in the device tree. These can be used by U-Boot, the Linux kernel as well as by Simple Executive applications. There are cases where they can be used to control MDIO muxes, for example with the EBB6600 board.</text:p>
      <text:p text:style-name="Standard"/>
      <text:h text:style-name="Heading_20_3" text:outline-level="3"><text:bookmark-start text:name="__RefHeading__17107_1594723121"/>I<text:span text:style-name="T2">2</text:span>C Muxes and Switches<text:bookmark-end text:name="__RefHeading__17107_1594723121"/></text:h>
      <text:p text:style-name="Standard">Currently I2C muxes and switches are handled the same way within the Linux kernel where only a single output will be enabled at any given time. An example of using an I<text:span text:style-name="T2">2</text:span>C switch can be found by looking at the device tree file for the EBB6600 board. The NXP PCA9548 I<text:span text:style-name="T2">2</text:span>C switch is located at address 0x70 and has 8 outputs. Outputs 3 and 4 are each connected to NXP PCA8574 I<text:span text:style-name="T2">2</text:span>C GPIO devices, output 3 using address 0x38 and output for using address 0x3e. The gpio1 device is used elsewhere in the device tree to control a MDIO MUX.</text:p>
      <text:h text:style-name="P129" text:outline-level="3"><text:bookmark-start text:name="__RefHeading__13477_322103360"/><text:span text:style-name="T78">SFP+ Modules</text:span><text:bookmark-end text:name="__RefHeading__13477_322103360"/></text:h>
      <text:p text:style-name="P98"><text:span text:style-name="T78">On boards which use the Vitesse 10G Ethernet PHY devices U-Boot and Linux are responsible for reading the SFP+ EEPROM module connected to the I</text:span><text:span text:style-name="T4">2</text:span><text:span text:style-name="T78">C bus. An example of this can be found in the snic10e, snic10e_61 and nic10e_66 device tree files.</text:span></text:p>
      <text:h text:style-name="Heading_20_2" text:outline-level="2"><text:bookmark-start text:name="__RefHeading__17109_1594723121"/>The System Management Interface (SMI)<text:bookmark-end text:name="__RefHeading__17109_1594723121"/></text:h>
      <text:p text:style-name="Standard">The SMI/MDIO interface is used to communicate with PHY devices. The total number of SMI devices varies depending on the OCTEON model chosen. The best choice is to copy all of the parameters from a board based on the same or a similar OCTEON chip.</text:p>
      <text:h text:style-name="Heading_20_2" text:outline-level="2"><text:bookmark-start text:name="__RefHeading__17111_1594723121"/>PHY Configuration<text:bookmark-end text:name="__RefHeading__17111_1594723121"/></text:h>
      <text:p text:style-name="Standard">There are a number of different options available for PHY configuration. Usually PHYs are added under the smi mdio section. A PHY can have several properties:</text:p>
      <text:p text:style-name="Table"><text:span text:style-name="Caption_20_characters">Table </text:span><text:span text:style-name="Caption_20_characters"><text:sequence text:ref-name="refTable6" text:name="Table" text:formula="ooow:Table+1" style:num-format="1">19.3</text:sequence></text:span>:PHY Device Tree Properties</text:p>
      <table:table table:name="PhyProperties" table:style-name="PhyProperties">
        <table:table-column table:style-name="PhyProperties.A"/>
        <table:table-column table:style-name="PhyProperties.B"/>
        <table:table-header-rows>
          <table:table-row>
            <table:table-cell table:style-name="PhyProperties.A1" office:value-type="string">
              <text:p text:style-name="P57">Property</text:p>
            </table:table-cell>
            <table:table-cell table:style-name="PhyProperties.B1" office:value-type="string">
              <text:p text:style-name="P58">Description</text:p>
            </table:table-cell>
          </table:table-row>
        </table:table-header-rows>
        <table:table-row>
          <table:table-cell table:style-name="PhyProperties.A18" office:value-type="string">
            <text:p text:style-name="P59"><text:span text:style-name="My_5f_code_20_Char"><text:span text:style-name="T38">reg</text:span></text:span></text:p>
          </table:table-cell>
          <table:table-cell table:style-name="PhyProperties.B18" office:value-type="string">
            <text:p text:style-name="P60">5-bit MDIO address of PHY or 16-bit address for clause 45 PHYs. Note that it is possible <text:soft-page-break/>for multiple PHYs to use the same address if they are connected to a MUX so that only one can be active at a time.</text:p>
          </table:table-cell>
        </table:table-row>
        <table:table-row>
          <table:table-cell table:style-name="PhyProperties.A18" office:value-type="string">
            <text:p text:style-name="P33">compatible</text:p>
          </table:table-cell>
          <table:table-cell table:style-name="PhyProperties.B18" office:value-type="string">
            <text:p text:style-name="P36">Manufacturer and model of the PHY. For example, <text:span text:style-name="My_5f_code_20_Char">“marvell,88e1149r”</text:span> or <text:span text:style-name="My_5f_code_20_Char">“broadcom,bcm8706”</text:span>.</text:p>
          </table:table-cell>
        </table:table-row>
        <table:table-row>
          <table:table-cell table:style-name="PhyProperties.A18" office:value-type="string">
            <text:p text:style-name="P33">interrupt-parent</text:p>
          </table:table-cell>
          <table:table-cell table:style-name="PhyProperties.B18" office:value-type="string">
            <text:p text:style-name="P36">Interrupt handler. This is usually set to &lt;&amp;gpio&gt;.</text:p>
          </table:table-cell>
        </table:table-row>
        <table:table-row>
          <table:table-cell table:style-name="PhyProperties.A18" office:value-type="string">
            <text:p text:style-name="P33">interrupts</text:p>
          </table:table-cell>
          <table:table-cell table:style-name="PhyProperties.B18" office:value-type="string">
            <text:p text:style-name="P36">GPIO pin and flag. The flag is usually set to 8 to indicate that the interrupt is active low. If a PHY device has multiple interrupt lines, they can all be defined here.</text:p>
          </table:table-cell>
        </table:table-row>
        <table:table-row>
          <table:table-cell table:style-name="PhyProperties.A18" office:value-type="string">
            <text:p text:style-name="P33">marvell,reg-init</text:p>
          </table:table-cell>
          <table:table-cell table:style-name="PhyProperties.B18" office:value-type="string">
            <text:p text:style-name="P36">List of operations to perform to initialize a <text:s/>PHY device. This can configure the LEDs and clock, for example. For Marvell, the first field is the register address. The second is the page number, the third is a mask to AND with the register and the last field is the value to OR with the register.</text:p>
          </table:table-cell>
        </table:table-row>
        <table:table-row>
          <table:table-cell table:style-name="PhyProperties.A18" office:value-type="string">
            <text:p text:style-name="P33">broadcom,reg-init</text:p>
          </table:table-cell>
          <table:table-cell table:style-name="PhyProperties.B18" office:value-type="string">
            <text:p text:style-name="P36">List of operations to perform to initialize a <text:s/>PHY device. This can configure the LEDs and clock, for example. For Broadcom, the first field is the register address. The second is a mask to AND with the register and the last field is the value to OR with the register.</text:p>
          </table:table-cell>
        </table:table-row>
        <table:table-row>
          <table:table-cell table:style-name="PhyProperties.A18" office:value-type="string">
            <text:p text:style-name="P33">cavium,qlm-trim</text:p>
          </table:table-cell>
          <table:table-cell table:style-name="PhyProperties.B18" office:value-type="string">
            <text:p text:style-name="P36">This contains a field used to trim the device tree during run-time. Some boards can have different types of interfaces that are determined during boot-up. In these cases all of the possible interface types are defined and during boot-up any trim parameter that does not match is removed from the device tree. For an example where this is performed, see the EP6300C board or any of the EBB boards. <text:s/>The function that performs this operation is called <text:span text:style-name="My_5f_code_20_Char"><text:span text:style-name="T51">board_fixup_fdt()</text:span></text:span> which is defined in the appropriate board file, for example in <text:span text:style-name="My_5f_directory_20_Char"><text:span text:style-name="T48">board/octeon/ep6300c/ep6300c_board.c</text:span></text:span>.</text:p>
          </table:table-cell>
        </table:table-row>
        <table:table-row>
          <table:table-cell table:style-name="PhyProperties.A18" office:value-type="string">
            <text:p text:style-name="P145"><text:span text:style-name="T79">mod_abs</text:span></text:p>
          </table:table-cell>
          <table:table-cell table:style-name="PhyProperties.B18" office:value-type="string">
            <text:p text:style-name="P153"><text:span text:style-name="T79">This indicates the Vitesse GPIO signal used for the mod_abs signal.</text:span></text:p>
          </table:table-cell>
        </table:table-row>
        <table:table-row>
          <table:table-cell table:style-name="PhyProperties.A18" office:value-type="string">
            <text:p text:style-name="P145"><text:span text:style-name="T79">tx_fault</text:span></text:p>
          </table:table-cell>
          <table:table-cell table:style-name="PhyProperties.B18" office:value-type="string">
            <text:p text:style-name="P153"><text:span text:style-name="T79">This is the Vitesse GPIO signal used for the tx_fault signal.</text:span></text:p>
          </table:table-cell>
        </table:table-row>
        <table:table-row>
          <table:table-cell table:style-name="PhyProperties.A18" office:value-type="string">
            <text:p text:style-name="P145"><text:span text:style-name="T79">txon</text:span></text:p>
          </table:table-cell>
          <table:table-cell table:style-name="PhyProperties.B18" office:value-type="string">
            <text:p text:style-name="P153"><text:span text:style-name="T79">This is the Vitesse GPIO signal that enables the laser for optical modules.</text:span></text:p>
          </table:table-cell>
        </table:table-row>
        <table:table-row>
          <table:table-cell table:style-name="PhyProperties.A18" office:value-type="string">
            <text:p text:style-name="P145"><text:span text:style-name="T80">i</text:span><text:span text:style-name="T79">nta</text:span></text:p>
          </table:table-cell>
          <table:table-cell table:style-name="PhyProperties.B18" office:value-type="string">
            <text:p text:style-name="P153"><text:span text:style-name="T79">This is the Vitesse GPIO signal </text:span><text:span text:style-name="T80">connected to inta.</text:span></text:p>
          </table:table-cell>
        </table:table-row>
        <table:table-row>
          <table:table-cell table:style-name="PhyProperties.A18" office:value-type="string">
            <text:p text:style-name="P146"><text:span text:style-name="T80">rx_equalization</text:span></text:p>
          </table:table-cell>
          <table:table-cell table:style-name="PhyProperties.B18" office:value-type="string">
            <text:p text:style-name="P154"><text:span text:style-name="T80">This is used to adjust the rx equalization between the Vitesse PHY and the OCTEON chip. The values used for the snic boards are for short trace lengths.</text:span></text:p>
          </table:table-cell>
        </table:table-row>
        <table:table-row>
          <table:table-cell table:style-name="PhyProperties.A18" office:value-type="string">
            <text:p text:style-name="P146"><text:span text:style-name="T80">tx_preemphasis</text:span></text:p>
          </table:table-cell>
          <table:table-cell table:style-name="PhyProperties.B18" office:value-type="string">
            <text:p text:style-name="P154"><text:span text:style-name="T80">This is used to adjust the tx preemphasis between the Vitesse PHY and the OCTEON chip. The values used for the snic boards are for short trace lengths.</text:span></text:p>
          </table:table-cell>
        </table:table-row>
        <table:table-row>
          <table:table-cell table:style-name="PhyProperties.A18" office:value-type="string">
            <text:p text:style-name="P146"><text:span text:style-name="T80">txout_driver_ctrl1</text:span></text:p>
          </table:table-cell>
          <table:table-cell table:style-name="PhyProperties.B18" office:value-type="string">
            <text:p text:style-name="P154"><text:span text:style-name="T80">This is used to adjust the transmit driver slew rate between the Vitesse PHY and the OCTEON chip. The values used for the snic boards are for short trace lengths.</text:span></text:p>
          </table:table-cell>
        </table:table-row>
        <text:soft-page-break/>
        <table:table-row>
          <table:table-cell table:style-name="PhyProperties.A18" office:value-type="string">
            <text:p text:style-name="P146"><text:span text:style-name="T81">s</text:span><text:span text:style-name="T80">fp-eeprom</text:span></text:p>
          </table:table-cell>
          <table:table-cell table:style-name="PhyProperties.B18" office:value-type="string">
            <text:p text:style-name="P154"><text:span text:style-name="T80">This is used to indicate which I2C SFP EEPROM is associated with the Vitesse PHY.</text:span></text:p>
          </table:table-cell>
        </table:table-row>
        <table:table-row>
          <table:table-cell table:style-name="PhyProperties.A18" office:value-type="string">
            <text:p text:style-name="P147"><text:span text:style-name="T81">reset</text:span></text:p>
          </table:table-cell>
          <table:table-cell table:style-name="PhyProperties.B18" office:value-type="string">
            <text:p text:style-name="P155"><text:span text:style-name="T81">If a GPIO line can be used to reset a PHY then reset may be defined.</text:span></text:p>
          </table:table-cell>
        </table:table-row>
        <table:table-row>
          <table:table-cell table:style-name="PhyProperties.A18" office:value-type="string">
            <text:p text:style-name="P147"><text:span text:style-name="T81">vitesse,reg-init</text:span></text:p>
          </table:table-cell>
          <table:table-cell table:style-name="PhyProperties.B18" office:value-type="string">
            <text:p text:style-name="P155"><text:span text:style-name="T81">This contains a series of MDIO operations to initialize the PHY. The first field is the device ID, typically 1 – 7 or in some cases 0x1e. The next field is the register address. The third field is a mask to preserve and the last field is the value to or with it after the mask.</text:span></text:p>
          </table:table-cell>
        </table:table-row>
      </table:table>
      <text:h text:style-name="Heading_20_3" text:outline-level="3"><text:bookmark-start text:name="__RefHeading__17113_1594723121"/>Example PHY Configuration from the Embedded Planet EP6300C<text:bookmark-end text:name="__RefHeading__17113_1594723121"/></text:h>
      <text:p text:style-name="Standard">The EP6300C board has a rather simple PHY configuration. The two management ports are connected to SMI0 and the four SGMII ports and XAUI port are connected to SMI1.</text:p>
      <text:section text:style-name="Sect4" text:name="EP6300C_PHY_Example">
        <text:p text:style-name="My_5f_code"><text:span text:style-name="My_5f_code_20_Char"><text:tab/><text:tab/>smi0: mdio@1180000001800 {</text:span></text:p>
        <text:p text:style-name="My_5f_code"><text:span text:style-name="My_5f_code_20_Char"><text:tab/><text:tab/><text:tab/>compatible = "cavium,octeon-3860-mdio";</text:span></text:p>
        <text:p text:style-name="My_5f_code"><text:span text:style-name="My_5f_code_20_Char"><text:tab/><text:tab/><text:tab/>#address-cells = &lt;1&gt;;</text:span></text:p>
        <text:p text:style-name="My_5f_code"><text:span text:style-name="My_5f_code_20_Char"><text:tab/><text:tab/><text:tab/>#size-cells = &lt;0&gt;;</text:span></text:p>
        <text:p text:style-name="My_5f_code"><text:span text:style-name="My_5f_code_20_Char"><text:tab/><text:tab/><text:tab/>reg = &lt;0x11800 0x00001800 0x0 0x40&gt;;</text:span></text:p>
        <text:p text:style-name="My_5f_code"><text:span text:style-name="My_5f_code_20_Char"/></text:p>
        <text:p text:style-name="My_5f_code"><text:span text:style-name="My_5f_code_20_Char"><text:tab/><text:tab/><text:tab/>phy0: ethernet-phy@1 {</text:span></text:p>
        <text:p text:style-name="My_5f_code"><text:span text:style-name="My_5f_code_20_Char"><text:tab/><text:tab/><text:tab/><text:tab/>compatible = "broadcom,bcm5482";</text:span></text:p>
        <text:p text:style-name="My_5f_code"><text:span text:style-name="My_5f_code_20_Char"><text:tab/><text:tab/><text:tab/><text:tab/>reg = &lt;1&gt;;</text:span></text:p>
        <text:p text:style-name="My_5f_code"><text:span text:style-name="My_5f_code_20_Char"><text:tab/><text:tab/><text:tab/><text:tab/>broadcom,reg-init =</text:span></text:p>
        <text:p text:style-name="My_5f_code"><text:span text:style-name="My_5f_code_20_Char"><text:tab/><text:tab/><text:tab/><text:tab/><text:tab/>&lt;0x18 0 0xf0e7&gt;,</text:span></text:p>
        <text:p text:style-name="My_5f_code"><text:span text:style-name="My_5f_code_20_Char"><text:tab/><text:tab/><text:tab/><text:tab/><text:tab/>&lt;0x1c 0 0x8c00&gt;,</text:span></text:p>
        <text:p text:style-name="My_5f_code"><text:span text:style-name="My_5f_code_20_Char"><text:tab/><text:tab/><text:tab/><text:tab/><text:tab/>/* Adjust LED drive. */</text:span></text:p>
        <text:p text:style-name="My_5f_code"><text:span text:style-name="My_5f_code_20_Char"><text:tab/><text:tab/><text:tab/><text:tab/><text:tab/>&lt;0x0d 0 0xb431&gt;,</text:span></text:p>
        <text:p text:style-name="My_5f_code"><text:span text:style-name="My_5f_code_20_Char"><text:tab/><text:tab/><text:tab/><text:tab/><text:tab/>&lt;0x0e 0 0xb860&gt;;</text:span></text:p>
        <text:p text:style-name="My_5f_code"><text:span text:style-name="My_5f_code_20_Char"><text:tab/><text:tab/><text:tab/><text:tab/><text:tab/>interrupt-parent = &lt;&amp;gpio&gt;;</text:span></text:p>
        <text:p text:style-name="My_5f_code"><text:span text:style-name="My_5f_code_20_Char"><text:tab/><text:tab/><text:tab/><text:tab/><text:tab/>interrupts = &lt;1 8&gt;;</text:span></text:p>
        <text:p text:style-name="My_5f_code"><text:span text:style-name="My_5f_code_20_Char"><text:tab/><text:tab/><text:tab/>};</text:span></text:p>
        <text:p text:style-name="My_5f_code"><text:span text:style-name="My_5f_code_20_Char"/></text:p>
        <text:p text:style-name="My_5f_code"><text:span text:style-name="My_5f_code_20_Char"><text:tab/><text:tab/><text:tab/>phy1: ethernet-phy2@ {</text:span></text:p>
        <text:p text:style-name="My_5f_code"><text:span text:style-name="My_5f_code_20_Char"><text:tab/><text:tab/><text:tab/><text:tab/>compatible = "broadcom,bcm5482";</text:span></text:p>
        <text:p text:style-name="My_5f_code"><text:span text:style-name="My_5f_code_20_Char"><text:tab/><text:tab/><text:tab/><text:tab/>reg = &lt;2&gt;;</text:span></text:p>
        <text:p text:style-name="My_5f_code"><text:span text:style-name="My_5f_code_20_Char"><text:tab/><text:tab/><text:tab/><text:tab/>broadcom,reg-init =</text:span></text:p>
        <text:p text:style-name="My_5f_code"><text:span text:style-name="My_5f_code_20_Char"><text:tab/><text:tab/><text:tab/><text:tab/><text:tab/>&lt;0x18 0 0xf0e7&gt;,</text:span></text:p>
        <text:p text:style-name="My_5f_code"><text:span text:style-name="My_5f_code_20_Char"><text:tab/><text:tab/><text:tab/><text:tab/><text:tab/>&lt;0x1c 0 0x8c00&gt;,</text:span></text:p>
        <text:p text:style-name="My_5f_code"><text:span text:style-name="My_5f_code_20_Char"><text:tab/><text:tab/><text:tab/><text:tab/><text:tab/>/* Adjust LED drive. */</text:span></text:p>
        <text:p text:style-name="My_5f_code"><text:span text:style-name="My_5f_code_20_Char"><text:tab/><text:tab/><text:tab/><text:tab/><text:tab/>&lt;0x0d 0 0xb4ae&gt;, </text:span></text:p>
        <text:p text:style-name="My_5f_code"><text:span text:style-name="My_5f_code_20_Char"><text:tab/><text:tab/><text:tab/><text:tab/><text:tab/>&lt;0x0e 0 0xb863&gt;;</text:span></text:p>
        <text:p text:style-name="My_5f_code"><text:span text:style-name="My_5f_code_20_Char"><text:tab/><text:tab/><text:tab/><text:tab/><text:tab/>interrupt-parent = &lt;&amp;gpio&gt;;</text:span></text:p>
        <text:p text:style-name="My_5f_code"><text:span text:style-name="My_5f_code_20_Char"><text:tab/><text:tab/><text:tab/><text:tab/><text:tab/>interrupts = &lt;1 8&gt;; /* Pin 1, active low */</text:span></text:p>
        <text:p text:style-name="My_5f_code"><text:span text:style-name="My_5f_code_20_Char"><text:tab/><text:tab/><text:tab/>};</text:span></text:p>
        <text:p text:style-name="My_5f_code"><text:span text:style-name="My_5f_code_20_Char"><text:tab/><text:tab/>};</text:span></text:p>
      </text:section>
      <text:p text:style-name="Standard">In the above example, the two management PHYs are connected to SMI0 and are labeled phy0 and phy1. Phy0 uses MDIO address 1 and phy1 uses MDIO address 2.</text:p>
      <text:p text:style-name="Standard">The <text:span text:style-name="My_5f_code_20_Char">compatible</text:span> field says that both phys are Broadcom BCM5482s although they are both integrated into the same dual-phy chip.</text:p>
      <text:p text:style-name="Standard"><text:soft-page-break/>The <text:span text:style-name="My_5f_code_20_Char">reg</text:span> field gives the MDIO address of each phy, with phy0 being 1 and phy1 being 2.</text:p>
      <text:p text:style-name="Standard">The <text:span text:style-name="My_5f_code_20_Char">broadcom,reg-init</text:span> parameter specifies how each PHY is to be initialized before being used. For phy0, the first operation writes the value 0xf0e7 to PHY register 0x18, 0x8c00 to register 0x1c, 0xb431 to register 0x0d and 0xb860 to register 0x0e. If a read-modify-write operation were to be performed, the mask would contain a value other than zero. The phy1 initialization is similar though the LED configuration is slightly different due to how the connector is wired up.</text:p>
      <text:p text:style-name="Standard">The <text:span text:style-name="My_5f_code_20_Char">interrupt-parent</text:span> field specifies that interrupts are handled by GPIO and the <text:span text:style-name="My_5f_code_20_Char">interrupt</text:span> field indicates the GPIO pin number and flag. In this case both PHYs are connected to GPIO pin 1 and interrupts are active low (8).</text:p>
      <text:p text:style-name="Standard">The second SMI interface handles either four SGMII ports or a single XAUI port depending on how jumper J3 is set.</text:p>
      <text:section text:style-name="Sect4" text:name="EP6300C_PHY_Example2">
        <text:p text:style-name="My_5f_code"><text:span text:style-name="My_5f_code_20_Char"><text:tab/><text:tab/>smi1: mdio@1180000001900 {</text:span></text:p>
        <text:p text:style-name="My_5f_code"><text:span text:style-name="My_5f_code_20_Char"><text:tab/><text:tab/><text:tab/>compatible = "cavium,octeon-3860-mdio";</text:span></text:p>
        <text:p text:style-name="My_5f_code"><text:span text:style-name="My_5f_code_20_Char"><text:tab/><text:tab/><text:tab/>#address-cells = &lt;1&gt;;</text:span></text:p>
        <text:p text:style-name="My_5f_code"><text:span text:style-name="My_5f_code_20_Char"><text:tab/><text:tab/><text:tab/>#size-cells = &lt;0&gt;;</text:span></text:p>
        <text:p text:style-name="My_5f_code"><text:span text:style-name="My_5f_code_20_Char"><text:tab/><text:tab/><text:tab/>reg = &lt;0x11800 0x00001900 0x0 0x40&gt;;</text:span></text:p>
        <text:p text:style-name="My_5f_code"><text:span text:style-name="My_5f_code_20_Char"><text:tab/><text:tab/><text:tab/>/* XAUI */</text:span></text:p>
        <text:p text:style-name="My_5f_code"><text:span text:style-name="My_5f_code_20_Char"><text:tab/><text:tab/><text:tab/>phy6: ethernet-phy@7 {</text:span></text:p>
        <text:p text:style-name="My_5f_code"><text:span text:style-name="My_5f_code_20_Char"><text:tab/><text:tab/><text:tab/><text:tab/>reg = &lt;7&gt;;</text:span></text:p>
        <text:p text:style-name="My_5f_code"><text:span text:style-name="My_5f_code_20_Char"><text:tab/><text:tab/><text:tab/><text:tab/>compatible = "broadcom,bcm8706";</text:span></text:p>
        <text:p text:style-name="My_5f_code"><text:span text:style-name="My_5f_code_20_Char"><text:tab/><text:tab/><text:tab/><text:tab/>interrupt-parent = &lt;&amp;gpio&gt;;</text:span></text:p>
        <text:p text:style-name="My_5f_code"><text:span text:style-name="My_5f_code_20_Char"><text:tab/><text:tab/><text:tab/><text:tab/>interrupts = &lt;2 8&gt;, &lt;3 8&gt;; /* Pin 2 &amp; 3, active low */</text:span></text:p>
        <text:p text:style-name="My_5f_code"><text:span text:style-name="My_5f_code_20_Char"><text:tab/><text:tab/><text:tab/><text:tab/>cavium,qlm-trim = "0,xaui";</text:span></text:p>
        <text:p text:style-name="My_5f_code"><text:span text:style-name="My_5f_code_20_Char"><text:tab/><text:tab/><text:tab/>};</text:span></text:p>
        <text:p text:style-name="My_5f_code"><text:span text:style-name="My_5f_code_20_Char"><text:tab/><text:tab/><text:tab/>phy2: ethernet-phy@3 {</text:span></text:p>
        <text:p text:style-name="My_5f_code"><text:span text:style-name="My_5f_code_20_Char"><text:tab/><text:tab/><text:tab/><text:tab/>reg = &lt;3&gt;;</text:span></text:p>
        <text:p text:style-name="My_5f_code"><text:span text:style-name="My_5f_code_20_Char"><text:tab/><text:tab/><text:tab/><text:tab/>compatible = "broadcom,bcm5466";</text:span></text:p>
        <text:p text:style-name="My_5f_code"><text:span text:style-name="My_5f_code_20_Char"><text:tab/><text:tab/><text:tab/><text:tab/>interrupt-parent = &lt;&amp;gpio&gt;;</text:span></text:p>
        <text:p text:style-name="My_5f_code"><text:span text:style-name="My_5f_code_20_Char"><text:tab/><text:tab/><text:tab/><text:tab/>interrupts = &lt;1 8&gt;; /* Pin 1, active low */</text:span></text:p>
        <text:p text:style-name="My_5f_code"><text:span text:style-name="My_5f_code_20_Char"><text:tab/><text:tab/><text:tab/><text:tab/>cavium,qlm-trim = "0,sgmii";</text:span></text:p>
        <text:p text:style-name="My_5f_code"><text:span text:style-name="My_5f_code_20_Char"><text:tab/><text:tab/><text:tab/>};</text:span></text:p>
        <text:p text:style-name="My_5f_code"><text:span text:style-name="My_5f_code_20_Char"><text:tab/><text:tab/><text:tab/>phy3: ethernet-phy@4 {</text:span></text:p>
        <text:p text:style-name="My_5f_code"><text:span text:style-name="My_5f_code_20_Char"><text:tab/><text:tab/><text:tab/><text:tab/>reg = &lt;4&gt;;</text:span></text:p>
        <text:p text:style-name="My_5f_code"><text:span text:style-name="My_5f_code_20_Char"><text:tab/><text:tab/><text:tab/><text:tab/>compatible = "broadcom,bcm5466";</text:span></text:p>
        <text:p text:style-name="My_5f_code"><text:span text:style-name="My_5f_code_20_Char"><text:tab/><text:tab/><text:tab/><text:tab/>interrupt-parent = &lt;&amp;gpio&gt;;</text:span></text:p>
        <text:p text:style-name="My_5f_code"><text:span text:style-name="My_5f_code_20_Char"><text:tab/><text:tab/><text:tab/><text:tab/>interrupts = &lt;1 8&gt;; /* Pin 1, active low */</text:span></text:p>
        <text:p text:style-name="My_5f_code"><text:span text:style-name="My_5f_code_20_Char"><text:tab/><text:tab/><text:tab/><text:tab/>cavium,qlm-trim = "0,sgmii";</text:span></text:p>
        <text:p text:style-name="My_5f_code"><text:span text:style-name="My_5f_code_20_Char"><text:tab/><text:tab/><text:tab/>};</text:span></text:p>
        <text:p text:style-name="My_5f_code"><text:span text:style-name="My_5f_code_20_Char"><text:tab/><text:tab/><text:tab/>phy4: ethernet-phy@5 {</text:span></text:p>
        <text:p text:style-name="My_5f_code"><text:span text:style-name="My_5f_code_20_Char"><text:tab/><text:tab/><text:tab/><text:tab/>reg = &lt;5&gt;;</text:span></text:p>
        <text:p text:style-name="My_5f_code"><text:span text:style-name="My_5f_code_20_Char"><text:tab/><text:tab/><text:tab/><text:tab/>compatible = "broadcom,bcm5466";</text:span></text:p>
        <text:p text:style-name="My_5f_code"><text:span text:style-name="My_5f_code_20_Char"><text:tab/><text:tab/><text:tab/><text:tab/>interrupt-parent = &lt;&amp;gpio&gt;;</text:span></text:p>
        <text:p text:style-name="My_5f_code"><text:span text:style-name="My_5f_code_20_Char"><text:tab/><text:tab/><text:tab/><text:tab/>interrupts = &lt;1 8&gt;; /* Pin 1, active low */</text:span></text:p>
        <text:p text:style-name="My_5f_code"><text:span text:style-name="My_5f_code_20_Char"><text:tab/><text:tab/><text:tab/><text:tab/>cavium,qlm-trim = "0,sgmii";</text:span></text:p>
        <text:p text:style-name="My_5f_code"><text:span text:style-name="My_5f_code_20_Char"><text:tab/><text:tab/><text:tab/>};</text:span></text:p>
        <text:p text:style-name="My_5f_code"><text:span text:style-name="My_5f_code_20_Char"><text:tab/><text:tab/><text:tab/>phy5: ethernet-phy@6 {</text:span></text:p>
        <text:p text:style-name="My_5f_code"><text:span text:style-name="My_5f_code_20_Char"><text:tab/><text:tab/><text:tab/><text:tab/>reg = &lt;6&gt;;</text:span></text:p>
        <text:p text:style-name="My_5f_code"><text:span text:style-name="My_5f_code_20_Char"><text:tab/><text:tab/><text:tab/><text:tab/>compatible = "broadcom,bcm5466";</text:span></text:p>
        <text:p text:style-name="My_5f_code"><text:span text:style-name="My_5f_code_20_Char"><text:tab/><text:tab/><text:tab/><text:tab/>interrupt-parent = &lt;&amp;gpio&gt;;</text:span></text:p>
        <text:p text:style-name="My_5f_code"><text:span text:style-name="My_5f_code_20_Char"><text:tab/><text:tab/><text:tab/><text:tab/>interrupts = &lt;1 8&gt;; /* Pin 1, active low */</text:span></text:p>
        <text:p text:style-name="My_5f_code"><text:span text:style-name="My_5f_code_20_Char"><text:tab/><text:tab/><text:tab/><text:tab/>cavium,qlm-trim = "0,sgmii";</text:span></text:p>
        <text:p text:style-name="My_5f_code"><text:soft-page-break/><text:span text:style-name="My_5f_code_20_Char"><text:tab/><text:tab/><text:tab/>};</text:span></text:p>
        <text:p text:style-name="My_5f_code"><text:span text:style-name="My_5f_code_20_Char"><text:tab/><text:tab/>};</text:span></text:p>
      </text:section>
      <text:p text:style-name="Standard">In the above example, PHYs 2 through 5 are the SGMII ports and PHY 6 is the XAUI port. PHYs 2 through 5 are assigned MDIO addresses 3 through 6 respectively. Unlike the management ports, the Broadcom BCM5466 quad-PHY does not require any initialization.</text:p>
      <text:p text:style-name="Standard">The <text:span text:style-name="My_5f_code_20_Char">interrupt-parent</text:span> and <text:span text:style-name="My_5f_code_20_Char">interrupts</text:span> fields are the same for the SGMII ports as the management ports. The XAUI port uses two other GPIO lines for interrupts.</text:p>
      <text:p text:style-name="Standard">The <text:span text:style-name="My_5f_code_20_Char">cavium,qlm-trim = “0,sgmii”;</text:span> and c<text:span text:style-name="My_5f_code_20_Char">avium,qlm-trim = “0,xaui”;</text:span> parameters are used at run-time to remove the PHYs that are not used. The trimming occurs in the function <text:span text:style-name="My_5f_code_20_Char">board_fixup_fdt()</text:span> in <text:span text:style-name="My_5f_directory_20_Char">board/octeon/ep6300c/ep6300c_board.c</text:span>.</text:p>
      <text:h text:style-name="Heading_20_3" text:outline-level="3"><text:bookmark-start text:name="__RefHeading__17115_1594723121"/>Run-time PHY Pruning<text:bookmark-end text:name="__RefHeading__17115_1594723121"/></text:h>
      <text:p text:style-name="Standard">In some cases the type of PHY is not known until run-time. In this case a parameter called cavium,qlm-trim is used. If a board supports multiple types of PHYs on an interface then the function board_fixup_fdt() should be defined in the board c file. Several OCTEON development boards support this feature including the Embedded Planet EP6300C and all of the EBB boards such as the EBB6300.</text:p>
      <text:h text:style-name="P130" text:outline-level="3"><text:bookmark-start text:name="__RefHeading__13479_322103360"/><text:span text:style-name="T82">Vitesse PHY Initialization</text:span><text:bookmark-end text:name="__RefHeading__13479_322103360"/></text:h>
      <text:p text:style-name="P99"><text:span text:style-name="T82">Vitesse PHYs are a bit different than the other PHY devices in that some registers are common between multiple PHYs on the same chip. Due to this, these must be placed under an </text:span><text:span text:style-name="My_5f_code_20_Char"><text:span text:style-name="T82">ethernet-phy-nexus</text:span></text:span><text:span text:style-name="T82"> node in the device tree.</text:span></text:p>
      <text:p text:style-name="P99"><text:span text:style-name="T82">In addition to the numerous PHY parameters defined for the Vitesse PHY initialization can include a sequence of PHY register operations using the </text:span><text:span text:style-name="My_5f_code_20_Char"><text:span text:style-name="T82">vitesse,reg-init</text:span></text:span><text:span text:style-name="T82"> property. Each operation is defined by four tuples. The first is the device ID. The second is the register address. The third tuple is a mask to be applied and the last is the value to be applied. Each operation looks something like:</text:span></text:p>
      <text:p text:style-name="P110"><text:span text:style-name="T82">reg[id,address] = (reg[id,address] &amp; mask) | value</text:span></text:p>
      <text:h text:style-name="Heading_20_3" text:outline-level="3"><text:bookmark-start text:name="__RefHeading__17117_1594723121"/>Marvell PHY Initialization<text:bookmark-end text:name="__RefHeading__17117_1594723121"/></text:h>
      <text:p text:style-name="Standard">Many Marvell PHYs require initialization operations before they work properly. It is possible to define these initialization operations from within the device tree file.</text:p>
      <text:p text:style-name="Standard">Initialization is performed with the <text:span text:style-name="My_5f_code_20_Char">marvell,reg-init</text:span> property. Each operation is defined by four tuples.</text:p>
      <text:p text:style-name="Standard">The first tuple defines the register number. The second tuple defines the page number. The third defines a mask operation to AND with the register and the fourth defines the value to OR with the register. The Marvell PHY is described on the device tree web site at <text:a xlink:type="simple" xlink:href="http://devicetree.org/Compatible%3Dmarvell,88e1149r">http://devicetree.org/Compatible%3Dmarvell,88e1149r</text:a>.</text:p>
      <text:h text:style-name="Heading_20_3" text:outline-level="3"><text:bookmark-start text:name="__RefHeading__17119_1594723121"/><text:soft-page-break/>Broadcom PHY Initialization<text:bookmark-end text:name="__RefHeading__17119_1594723121"/></text:h>
      <text:p text:style-name="Standard">Broadcom PHYs can be far more complicated than Marvell PHYs and have multiple sub-registers. Due to this a simpler initialization method was chosen. For Broadcom PHYs the broadcom,reg-init property takes only three tuples. The first tuple is the register number. The second tuple contains the mask to AND with the register and the third contains the value to OR with the register.</text:p>
      <text:p text:style-name="Standard"/>
      <text:h text:style-name="Heading_20_2" text:outline-level="2"><text:bookmark-start text:name="__RefHeading__17121_1594723121"/>The MIX Definitions<text:bookmark-end text:name="__RefHeading__17121_1594723121"/></text:h>
      <text:p text:style-name="Standard">The MIX interface handles management Ethernet ports. Only the CN52XX, CN56XX and CN6XXX devices have a MIX interface. The CN52XX, CN63XX and CN66XX devices support up to two MIX interfaces and the CN56XX and CN68XX devices support one MIX interface.</text:p>
      <text:p text:style-name="Standard">It is best to copy this section from the device tree for a board which uses the same processor. The only parameter that may need to be changed is <text:span text:style-name="My_5f_code_20_Char">phy-handle</text:span>.</text:p>
      <text:p text:style-name="Standard">The following is an example mix section from the EBB6600 board:</text:p>
      <text:section text:style-name="Sect3" text:name="MIX_Device_Tree_Example">
        <text:p text:style-name="My_5f_code"><text:span text:style-name="My_5f_code_20_Char"><text:tab/><text:tab/>mix0: ethernet@1070000100000 {</text:span></text:p>
        <text:p text:style-name="My_5f_code"><text:span text:style-name="My_5f_code_20_Char"><text:tab/><text:tab/><text:tab/>compatible = "cavium,octeon-5750-mix";</text:span></text:p>
        <text:p text:style-name="My_5f_code"><text:span text:style-name="My_5f_code_20_Char"><text:tab/><text:tab/><text:tab/>reg = &lt;0x10700 0x00100000 0x0 0x100&gt;, /* MIX */</text:span></text:p>
        <text:p text:style-name="My_5f_code"><text:span text:style-name="My_5f_code_20_Char"><text:tab/><text:tab/><text:tab/> <text:s text:c="5"/>&lt;0x11800 0xE0000000 0x0 0x300&gt;, /* AGL */</text:span></text:p>
        <text:p text:style-name="My_5f_code"><text:span text:style-name="My_5f_code_20_Char"><text:tab/><text:tab/><text:tab/> <text:s text:c="5"/>&lt;0x11800 0xE0000400 0x0 0x400&gt;, /* AGL_SHARED <text:s/>*/</text:span></text:p>
        <text:p text:style-name="My_5f_code"><text:span text:style-name="My_5f_code_20_Char"><text:tab/><text:tab/><text:tab/> <text:s text:c="5"/>&lt;0x11800 0xE0002000 0x0 0x8&gt;; <text:s text:c="2"/>/* AGL_PRT_CTL */</text:span></text:p>
        <text:p text:style-name="My_5f_code"><text:span text:style-name="My_5f_code_20_Char"><text:tab/><text:tab/><text:tab/>cell-index = &lt;0&gt;;</text:span></text:p>
        <text:p text:style-name="My_5f_code"><text:span text:style-name="My_5f_code_20_Char"><text:tab/><text:tab/><text:tab/>interrupts = &lt;0 62&gt;, &lt;1 46&gt;;</text:span></text:p>
        <text:p text:style-name="My_5f_code"><text:span text:style-name="My_5f_code_20_Char"><text:tab/><text:tab/><text:tab/>local-mac-address = [ 00 00 00 00 00 00 ];</text:span></text:p>
        <text:p text:style-name="My_5f_code"><text:span text:style-name="My_5f_code_20_Char"><text:tab/><text:tab/><text:tab/>phy-handle = &lt;&amp;phy0&gt;;</text:span></text:p>
        <text:p text:style-name="My_5f_code"><text:span text:style-name="My_5f_code_20_Char"><text:tab/><text:tab/>};</text:span></text:p>
        <text:p text:style-name="My_5f_code"><text:span text:style-name="My_5f_code_20_Char"/></text:p>
        <text:p text:style-name="My_5f_code"><text:span text:style-name="My_5f_code_20_Char"><text:tab/><text:tab/>mix1: ethernet@1070000100800 {</text:span></text:p>
        <text:p text:style-name="My_5f_code"><text:span text:style-name="My_5f_code_20_Char"><text:tab/><text:tab/><text:tab/>compatible = "cavium,octeon-5750-mix";</text:span></text:p>
        <text:p text:style-name="My_5f_code"><text:span text:style-name="My_5f_code_20_Char"><text:tab/><text:tab/><text:tab/>reg = &lt;0x10700 0x00100800 0x0 0x100&gt;, /* MIX */</text:span></text:p>
        <text:p text:style-name="My_5f_code"><text:span text:style-name="My_5f_code_20_Char"><text:tab/><text:tab/><text:tab/> <text:s text:c="5"/>&lt;0x11800 0xE0000800 0x0 0x300&gt;, /* AGL */</text:span></text:p>
        <text:p text:style-name="My_5f_code"><text:span text:style-name="My_5f_code_20_Char"><text:tab/><text:tab/><text:tab/> <text:s text:c="5"/>&lt;0x11800 0xE0000400 0x0 0x400&gt;, /* AGL_SHARED <text:s/>*/</text:span></text:p>
        <text:p text:style-name="My_5f_code"><text:span text:style-name="My_5f_code_20_Char"><text:tab/><text:tab/><text:tab/> <text:s text:c="5"/>&lt;0x11800 0xE0002008 0x0 0x8&gt;; <text:s text:c="2"/>/* AGL_PRT_CTL */</text:span></text:p>
        <text:p text:style-name="My_5f_code"><text:span text:style-name="My_5f_code_20_Char"><text:tab/><text:tab/><text:tab/>cell-index = &lt;1&gt;;</text:span></text:p>
        <text:p text:style-name="My_5f_code"><text:span text:style-name="My_5f_code_20_Char"><text:tab/><text:tab/><text:tab/>interrupts = &lt;1 18&gt;, &lt; 1 46&gt;;</text:span></text:p>
        <text:p text:style-name="My_5f_code"><text:span text:style-name="My_5f_code_20_Char"><text:tab/><text:tab/><text:tab/>local-mac-address = [ 00 00 00 00 00 00 ];</text:span></text:p>
        <text:p text:style-name="My_5f_code"><text:span text:style-name="My_5f_code_20_Char"><text:tab/><text:tab/><text:tab/>phy-handle = &lt;&amp;phy1&gt;;</text:span></text:p>
        <text:p text:style-name="My_5f_code"><text:span text:style-name="My_5f_code_20_Char"><text:tab/><text:tab/>};</text:span></text:p>
      </text:section>
      <text:p text:style-name="Standard"/>
      <text:p text:style-name="Standard">The above example should work for any CN6300 or CN6600 OCTEON. The only parameter that may need changing is the <text:span text:style-name="My_5f_code_20_Char">phy-handle</text:span> parameter. Note that the interrupts are different for the CN68XX compared to the other OCTEON devices.</text:p>
      <text:h text:style-name="Heading_20_2" text:outline-level="2"><text:bookmark-start text:name="__RefHeading__17123_1594723121"/>The Packet Input Processor Interface (pip) Definitions<text:bookmark-end text:name="__RefHeading__17123_1594723121"/></text:h>
      <text:p text:style-name="Standard">The pip section defines all of the network interfaces for a chip other than management ports. Each interface represents a different QLM or port type.</text:p>
      <text:p text:style-name="Standard"><text:soft-page-break/>The Embedded Planet EP6300C is a good example and is shown below:</text:p>
      <text:section text:style-name="Sect4" text:name="EP6300C_PIP_Example">
        <text:p text:style-name="My_5f_code"><text:tab/><text:tab/>pip: pip@11800a0000000 {</text:p>
        <text:p text:style-name="My_5f_code"><text:tab/><text:tab/><text:tab/>compatible = "cavium,octeon-3860-pip";</text:p>
        <text:p text:style-name="My_5f_code"><text:tab/><text:tab/><text:tab/>#address-cells = &lt;1&gt;;</text:p>
        <text:p text:style-name="My_5f_code"><text:tab/><text:tab/><text:tab/>#size-cells = &lt;0&gt;;</text:p>
        <text:p text:style-name="My_5f_code"><text:tab/><text:tab/><text:tab/>reg = &lt;0x11800 0xa0000000 0x0 0x2000&gt;;</text:p>
        <text:p text:style-name="My_5f_code"/>
        <text:p text:style-name="My_5f_code"><text:tab/><text:tab/><text:tab/>interface@X {</text:p>
        <text:p text:style-name="My_5f_code"><text:tab/><text:tab/><text:tab/><text:tab/>cavium,qlm-trim = "0,sgmii";</text:p>
        <text:p text:style-name="My_5f_code"><text:tab/><text:tab/><text:tab/><text:tab/>compatible = "cavium,octeon-3860-pip-interface";</text:p>
        <text:p text:style-name="My_5f_code"><text:tab/><text:tab/><text:tab/><text:tab/>#address-cells = &lt;1&gt;;</text:p>
        <text:p text:style-name="My_5f_code"><text:tab/><text:tab/><text:tab/><text:tab/>#size-cells = &lt;0&gt;;</text:p>
        <text:p text:style-name="My_5f_code"><text:tab/><text:tab/><text:tab/><text:tab/>reg = &lt;0&gt;; /* interface */</text:p>
        <text:p text:style-name="My_5f_code"/>
        <text:p text:style-name="My_5f_code"><text:tab/><text:tab/><text:tab/><text:tab/>ethernet@0 {</text:p>
        <text:p text:style-name="My_5f_code"><text:tab/><text:tab/><text:tab/><text:tab/><text:tab/>compatible = "cavium,octeon-3860-pip-port";</text:p>
        <text:p text:style-name="My_5f_code"><text:tab/><text:tab/><text:tab/><text:tab/><text:tab/>reg = &lt;0x0&gt;; /* Port */</text:p>
        <text:p text:style-name="My_5f_code"><text:tab/><text:tab/><text:tab/><text:tab/><text:tab/>local-mac-address = [ 00 00 00 00 00 00 ];</text:p>
        <text:p text:style-name="My_5f_code"><text:tab/><text:tab/><text:tab/><text:tab/><text:tab/>phy-handle = &lt;&amp;phy2&gt;;</text:p>
        <text:p text:style-name="My_5f_code"><text:tab/><text:tab/><text:tab/><text:tab/>};</text:p>
        <text:p text:style-name="My_5f_code"><text:tab/><text:tab/><text:tab/><text:tab/>ethernet@1 {</text:p>
        <text:p text:style-name="My_5f_code"><text:tab/><text:tab/><text:tab/><text:tab/><text:tab/>compatible = "cavium,octeon-3860-pip-port";</text:p>
        <text:p text:style-name="My_5f_code"><text:tab/><text:tab/><text:tab/><text:tab/><text:tab/>reg = &lt;0x1&gt;; /* Port */</text:p>
        <text:p text:style-name="My_5f_code"><text:tab/><text:tab/><text:tab/><text:tab/><text:tab/>local-mac-address = [ 00 00 00 00 00 00 ];</text:p>
        <text:p text:style-name="My_5f_code"><text:tab/><text:tab/><text:tab/><text:tab/><text:tab/>phy-handle = &lt;&amp;phy3&gt;;</text:p>
        <text:p text:style-name="My_5f_code"><text:tab/><text:tab/><text:tab/><text:tab/>};</text:p>
        <text:p text:style-name="My_5f_code"><text:tab/><text:tab/><text:tab/><text:tab/>ethernet@2 {</text:p>
        <text:p text:style-name="My_5f_code"><text:tab/><text:tab/><text:tab/><text:tab/><text:tab/>compatible = "cavium,octeon-3860-pip-port";</text:p>
        <text:p text:style-name="My_5f_code"><text:tab/><text:tab/><text:tab/><text:tab/><text:tab/>reg = &lt;0x2&gt;; /* Port */</text:p>
        <text:p text:style-name="My_5f_code"><text:tab/><text:tab/><text:tab/><text:tab/><text:tab/>local-mac-address = [ 00 00 00 00 00 00 ];</text:p>
        <text:p text:style-name="My_5f_code"><text:tab/><text:tab/><text:tab/><text:tab/><text:tab/>phy-handle = &lt;&amp;phy4&gt;;</text:p>
        <text:p text:style-name="My_5f_code"><text:tab/><text:tab/><text:tab/><text:tab/>};</text:p>
        <text:p text:style-name="My_5f_code"><text:tab/><text:tab/><text:tab/><text:tab/>ethernet@3 {</text:p>
        <text:p text:style-name="My_5f_code"><text:tab/><text:tab/><text:tab/><text:tab/><text:tab/>compatible = "cavium,octeon-3860-pip-port";</text:p>
        <text:p text:style-name="My_5f_code"><text:tab/><text:tab/><text:tab/><text:tab/><text:tab/>reg = &lt;0x3&gt;; /* Port */</text:p>
        <text:p text:style-name="My_5f_code"><text:tab/><text:tab/><text:tab/><text:tab/><text:tab/>local-mac-address = [ 00 00 00 00 00 00 ];</text:p>
        <text:p text:style-name="My_5f_code"><text:tab/><text:tab/><text:tab/><text:tab/><text:tab/>phy-handle = &lt;&amp;phy5&gt;;</text:p>
        <text:p text:style-name="My_5f_code"><text:tab/><text:tab/><text:tab/><text:tab/>};</text:p>
        <text:p text:style-name="My_5f_code"><text:tab/><text:tab/><text:tab/>};</text:p>
        <text:p text:style-name="My_5f_code"/>
        <text:p text:style-name="My_5f_code"><text:tab/><text:tab/><text:tab/>interface@Y {</text:p>
        <text:p text:style-name="My_5f_code"><text:tab/><text:tab/><text:tab/><text:tab/>cavium,qlm-trim = "0,xaui";</text:p>
        <text:p text:style-name="My_5f_code"><text:tab/><text:tab/><text:tab/><text:tab/>compatible = "cavium,octeon-3860-pip-interface";</text:p>
        <text:p text:style-name="My_5f_code"><text:tab/><text:tab/><text:tab/><text:tab/>#address-cells = &lt;1&gt;;</text:p>
        <text:p text:style-name="My_5f_code"><text:tab/><text:tab/><text:tab/><text:tab/>#size-cells = &lt;0&gt;;</text:p>
        <text:p text:style-name="My_5f_code"><text:tab/><text:tab/><text:tab/><text:tab/>reg = &lt;0&gt;; /* interface */</text:p>
        <text:p text:style-name="My_5f_code"/>
        <text:p text:style-name="My_5f_code"><text:tab/><text:tab/><text:tab/><text:tab/>ethernet@0 {</text:p>
        <text:p text:style-name="My_5f_code"><text:tab/><text:tab/><text:tab/><text:tab/><text:tab/>compatible = "cavium,octeon-3860-pip-port";</text:p>
        <text:p text:style-name="My_5f_code"><text:tab/><text:tab/><text:tab/><text:tab/><text:tab/>reg = &lt;0x0&gt;; /* Port */</text:p>
        <text:p text:style-name="My_5f_code"><text:tab/><text:tab/><text:tab/><text:tab/><text:tab/>local-mac-address = [ 00 00 00 00 00 00 ];</text:p>
        <text:p text:style-name="My_5f_code"><text:tab/><text:tab/><text:tab/><text:tab/><text:tab/>phy-handle = &lt;&amp;phy6&gt;;</text:p>
        <text:p text:style-name="My_5f_code"><text:tab/><text:tab/><text:tab/><text:tab/>};</text:p>
        <text:p text:style-name="My_5f_code"><text:tab/><text:tab/><text:tab/>};</text:p>
        <text:p text:style-name="My_5f_code"><text:tab/><text:tab/>};</text:p>
      </text:section>
      <text:p text:style-name="Standard"><text:soft-page-break/></text:p>
      <text:p text:style-name="Standard">The Embedded Planet 6300C board is based on an OCTEON CN6300 with either four SGMII gigabit Ethernet ports or a single XAUI port depending on if jumper J3 is removed or not.</text:p>
      <text:p text:style-name="Standard">The pip section should be copied from the device tree file for a board using the same processor.</text:p>
      <text:p text:style-name="Standard">The <text:span text:style-name="My_5f_code_20_Char">compatible</text:span>, <text:span text:style-name="My_5f_code_20_Char">#address-cells</text:span>, <text:span text:style-name="My_5f_code_20_Char">#size-cells</text:span> and <text:span text:style-name="My_5f_code_20_Char">reg</text:span> parameter should not be changed.</text:p>
      <text:p text:style-name="Standard">The <text:span text:style-name="My_5f_code_20_Char">interface@X</text:span> section is used to define all of the SGMII ports on QLM 2 which is considered interface 0 for the CN6300 and CN6600.</text:p>
      <text:p text:style-name="Standard">The <text:span text:style-name="My_5f_code_20_Char">cavium,qlm-trim = “0,sgmii”;</text:span> parameter is used to remove the interface if the SGMII module is not connected to the QLM. It is used the same way as it is for the MDIO sections. The zero indicates that this is connected to interface 0 of the PIP.</text:p>
      <text:p text:style-name="Standard">The <text:span text:style-name="My_5f_code_20_Char">compatible</text:span> field should always be set to <text:span text:style-name="My_5f_code_20_Char">"cavium,octeon-3860-pip-interface"</text:span>.</text:p>
      <text:p text:style-name="Standard">Similarly, the <text:span text:style-name="My_5f_code_20_Char">#address-cells</text:span> and <text:span text:style-name="My_5f_code_20_Char">#size-cells</text:span> should not be changed.</text:p>
      <text:p text:style-name="Standard">The <text:span text:style-name="My_5f_code_20_Char">reg = &lt;0&gt;;</text:span> parameter indicates that <text:span text:style-name="My_5f_code_20_Char">interface@X</text:span> is connected to interface 0 of the PIP.</text:p>
      <text:p text:style-name="Standard">Next, all of the Ethernet ports for <text:span text:style-name="My_5f_code_20_Char">interface@X</text:span> are defined. The naming convention is e<text:span text:style-name="My_5f_code_20_Char">thernet@&lt;port number&gt;</text:span>.</text:p>
      <text:p text:style-name="Standard">The <text:span text:style-name="My_5f_code_20_Char">compatible</text:span> parameter should always be set to <text:span text:style-name="My_5f_code_20_Char">"cavium,octeon-3860-pip-interface"</text:span>.</text:p>
      <text:p text:style-name="Standard">The <text:span text:style-name="My_5f_code_20_Char">reg</text:span> parameter should be set to the port number.</text:p>
      <text:p text:style-name="Standard">The <text:span text:style-name="My_5f_code_20_Char">local-mac-address</text:span> parameter allows for a MAC address to be defined for the port. If no MAC address is defined then the MAC address will be assigned using the information stored in the gd data structure which is typically initialized in <text:span text:style-name="My_5f_code_20_Char">early_board_init()</text:span> in <text:span text:style-name="My_5f_directory_20_Char">board/octeon/&lt;board name&gt;/&lt;board name&gt;_board.c</text:span>.</text:p>
      <text:p text:style-name="Standard">The <text:span text:style-name="My_5f_code_20_Char">phy-handle</text:span> parameter indicates which PHY to use for the port. The <text:span text:style-name="My_5f_code_20_Char">phy</text:span> labels are assigned in the mdio/smi sections. In this case, <text:span text:style-name="My_5f_code_20_Char">ethernet@0</text:span> through <text:span text:style-name="My_5f_code_20_Char">ethernet@3</text:span> use <text:span text:style-name="My_5f_code_20_Char">phy2</text:span> through <text:span text:style-name="My_5f_code_20_Char">phy5</text:span>.</text:p>
      <text:p text:style-name="Standard">The <text:span text:style-name="My_5f_code_20_Char">interface@Y</text:span> section covers the case when a XAUI module is connected to QLM 2.</text:p>
      <text:p text:style-name="Standard">To see an example where two QLMs are used see the EBB6600 or EBB6800 device tree files.</text:p>
      <text:h text:style-name="Heading_20_2" text:outline-level="2"><text:bookmark-start text:name="__RefHeading__17125_1594723121"/>MDIO MUX Support<text:bookmark-end text:name="__RefHeading__17125_1594723121"/></text:h>
      <text:p text:style-name="Standard">There are cases where a MUX may be required on the MDIO bus. Currently the only board which uses this is the EBB6600 board where a MUX was required due to the large number of MDIO devices.</text:p>
      <text:p text:style-name="Standard">In the case of the EBB6600, a MUX is used to select between QLM1 and QLM2. The MDIO addresses are the same for both QLMs.</text:p>
      <text:p text:style-name="Standard"><text:soft-page-break/>The MUX is controlled by two GPIO lines coming off of an I2C GPIO device.</text:p>
      <text:p text:style-name="Standard">The following example is taken from the EBB6600 device tree. The only difference is that three of the four SGMII PHYs have been removed from each QLM to reduce the size of the example.</text:p>
      <text:section text:style-name="Sect4" text:name="EBB6600_MDIO_MUX_Example">
        <text:p text:style-name="My_5f_code"><text:tab/>mdio-mux {</text:p>
        <text:p text:style-name="My_5f_code"><text:tab/><text:tab/>compatible = "cavium,mdio-mux-sn74cbtlv3253", "cavium,mdio-mux";</text:p>
        <text:p text:style-name="My_5f_code"><text:tab/><text:tab/>gpios = &lt;&amp;gpio1 3 0&gt;, &lt;&amp;gpio1 4 0&gt;;</text:p>
        <text:p text:style-name="My_5f_code"><text:tab/><text:tab/>parent-bus = &lt;&amp;smi1&gt;;</text:p>
        <text:p text:style-name="My_5f_code"/>
        <text:p text:style-name="My_5f_code"><text:tab/><text:tab/>mdio@2 {</text:p>
        <text:p text:style-name="My_5f_code"><text:tab/><text:tab/><text:tab/>cell-index = &lt;2&gt;;</text:p>
        <text:p text:style-name="My_5f_code"><text:tab/><text:tab/><text:tab/>#address-cells = &lt;1&gt;;</text:p>
        <text:p text:style-name="My_5f_code"><text:tab/><text:tab/><text:tab/>#size-cells = &lt;0&gt;;</text:p>
        <text:p text:style-name="My_5f_code"/>
        <text:p text:style-name="My_5f_code"><text:tab/><text:tab/><text:tab/>phy21: ethernet-phy@1 {</text:p>
        <text:p text:style-name="My_5f_code"><text:tab/><text:tab/><text:tab/><text:tab/>reg = &lt;1&gt;;</text:p>
        <text:p text:style-name="My_5f_code"><text:tab/><text:tab/><text:tab/><text:tab/>compatible = "marvell,88e1149r";</text:p>
        <text:p text:style-name="My_5f_code"><text:tab/><text:tab/><text:tab/><text:tab/>marvell,reg-init = &lt;3 0x10 0 0x5777&gt;,</text:p>
        <text:p text:style-name="My_5f_code"><text:tab/><text:tab/><text:tab/><text:tab/><text:tab/>&lt;3 0x11 0 0x00aa&gt;,</text:p>
        <text:p text:style-name="My_5f_code"><text:tab/><text:tab/><text:tab/><text:tab/><text:tab/>&lt;3 0x12 0 0x4105&gt;,</text:p>
        <text:p text:style-name="My_5f_code"><text:tab/><text:tab/><text:tab/><text:tab/><text:tab/>&lt;3 0x13 0 0x0a60&gt;;</text:p>
        <text:p text:style-name="My_5f_code"><text:tab/><text:tab/><text:tab/><text:tab/>interrupt-parent = &lt;&amp;gpio&gt;;</text:p>
        <text:p text:style-name="My_5f_code"><text:tab/><text:tab/><text:tab/><text:tab/>interrupts = &lt;10 8&gt;; /* Pin 10, active low */</text:p>
        <text:p text:style-name="My_5f_code"><text:tab/><text:tab/><text:tab/><text:tab/>cavium,qlm-trim = "1,sgmii";</text:p>
        <text:p text:style-name="My_5f_code"><text:tab/><text:tab/><text:tab/>};</text:p>
        <text:p text:style-name="My_5f_code"/>
        <text:p text:style-name="My_5f_code"><text:tab/><text:tab/><text:tab/>phy25: ethernet-phy@5 {</text:p>
        <text:p text:style-name="My_5f_code"><text:tab/><text:tab/><text:tab/><text:tab/>reg = &lt;5&gt;;</text:p>
        <text:p text:style-name="My_5f_code"><text:tab/><text:tab/><text:tab/><text:tab/>compatible = "broadcom,bcm8706";</text:p>
        <text:p text:style-name="My_5f_code"><text:tab/><text:tab/><text:tab/><text:tab/>interrupt-parent = &lt;&amp;gpio&gt;;</text:p>
        <text:p text:style-name="My_5f_code"><text:tab/><text:tab/><text:tab/><text:tab/>interrupts = &lt;9 8&gt;; /* Pin 9, active low */</text:p>
        <text:p text:style-name="My_5f_code"><text:tab/><text:tab/><text:tab/><text:tab/>cavium,qlm-trim = "1,xaui";</text:p>
        <text:p text:style-name="My_5f_code"><text:tab/><text:tab/><text:tab/>};</text:p>
        <text:p text:style-name="My_5f_code"><text:tab/><text:tab/>};</text:p>
        <text:p text:style-name="My_5f_code"/>
        <text:p text:style-name="My_5f_code"><text:tab/><text:tab/>mdio@3 {</text:p>
        <text:p text:style-name="My_5f_code"><text:tab/><text:tab/><text:tab/>cell-index = &lt;3&gt;;</text:p>
        <text:p text:style-name="My_5f_code"><text:tab/><text:tab/><text:tab/>#address-cells = &lt;1&gt;;</text:p>
        <text:p text:style-name="My_5f_code"><text:tab/><text:tab/><text:tab/>#size-cells = &lt;0&gt;;</text:p>
        <text:p text:style-name="My_5f_code"/>
        <text:p text:style-name="My_5f_code"><text:tab/><text:tab/><text:tab/>phy11: ethernet-phy@1 {</text:p>
        <text:p text:style-name="My_5f_code"><text:tab/><text:tab/><text:tab/><text:tab/>reg = &lt;1&gt;;</text:p>
        <text:p text:style-name="My_5f_code"><text:tab/><text:tab/><text:tab/><text:tab/>compatible = "marvell,88e1149r";</text:p>
        <text:p text:style-name="My_5f_code"><text:tab/><text:tab/><text:tab/><text:tab/>marvell,reg-init = &lt;3 0x10 0 0x5777&gt;,</text:p>
        <text:p text:style-name="My_5f_code"><text:tab/><text:tab/><text:tab/><text:tab/><text:tab/>&lt;3 0x11 0 0x00aa&gt;,</text:p>
        <text:p text:style-name="My_5f_code"><text:tab/><text:tab/><text:tab/><text:tab/><text:tab/>&lt;3 0x12 0 0x4105&gt;,</text:p>
        <text:p text:style-name="My_5f_code"><text:tab/><text:tab/><text:tab/><text:tab/><text:tab/>&lt;3 0x13 0 0x0a60&gt;;</text:p>
        <text:p text:style-name="My_5f_code"><text:tab/><text:tab/><text:tab/><text:tab/>interrupt-parent = &lt;&amp;gpio&gt;;</text:p>
        <text:p text:style-name="My_5f_code"><text:tab/><text:tab/><text:tab/><text:tab/>interrupts = &lt;12 8&gt;; /* Pin 12, active low */</text:p>
        <text:p text:style-name="My_5f_code"><text:tab/><text:tab/><text:tab/><text:tab/>cavium,qlm-trim = "0,sgmii";</text:p>
        <text:p text:style-name="My_5f_code"><text:tab/><text:tab/><text:tab/>};</text:p>
        <text:p text:style-name="My_5f_code"/>
        <text:p text:style-name="My_5f_code"><text:tab/><text:tab/><text:tab/>phy15: ethernet-phy@5 {</text:p>
        <text:p text:style-name="My_5f_code"><text:soft-page-break/><text:tab/><text:tab/><text:tab/><text:tab/>reg = &lt;5&gt;;</text:p>
        <text:p text:style-name="My_5f_code"><text:tab/><text:tab/><text:tab/><text:tab/>compatible = "broadcom,bcm8706";</text:p>
        <text:p text:style-name="My_5f_code"><text:tab/><text:tab/><text:tab/><text:tab/>interrupt-parent = &lt;&amp;gpio&gt;;</text:p>
        <text:p text:style-name="My_5f_code"><text:tab/><text:tab/><text:tab/><text:tab/>interrupts = &lt;11 8&gt;; /* Pin 11, active low */</text:p>
        <text:p text:style-name="My_5f_code"><text:tab/><text:tab/><text:tab/><text:tab/>cavium,qlm-trim = "0,xaui";</text:p>
        <text:p text:style-name="My_5f_code"><text:tab/><text:tab/><text:tab/>};</text:p>
        <text:p text:style-name="My_5f_code"><text:tab/><text:tab/>};</text:p>
        <text:p text:style-name="My_5f_code"><text:tab/>};</text:p>
      </text:section>
      <text:p text:style-name="Standard"/>
      <text:h text:style-name="Heading_20_2" text:outline-level="2"><text:bookmark-start text:name="__RefHeading__17127_1594723121"/>The UART Definitions<text:bookmark-end text:name="__RefHeading__17127_1594723121"/></text:h>
      <text:p text:style-name="Standard">It is safe to copy the UART definition from any other OCTEON device tree file. The only field that should be changed is <text:span text:style-name="My_5f_code_20_Char">current-speed</text:span>. Most OCTEON devices only support two UART interfaces, but the CN5200 supports up to three. It is recommended that this section be copied from a board with the same processor.</text:p>
      <text:h text:style-name="Heading_20_2" text:outline-level="2"><text:bookmark-start text:name="__RefHeading__17129_1594723121"/>The USB Control (<text:span text:style-name="My_5f_code_20_Char">uctl</text:span> and <text:span text:style-name="My_5f_code_20_Char">usbn</text:span>) Definitions<text:bookmark-end text:name="__RefHeading__17129_1594723121"/></text:h>
      <text:p text:style-name="Standard">For OCTEON II devices the uctl section must be filled in. For older OCTEON devices the section is called usbn. This section should be copied from an existing OCTEON II board. There are only two settings that need to be changed. The <text:span text:style-name="My_5f_code_20_Char">refclk-frequency</text:span> property must be set to the frequency used for the USB clock. If an external oscillator is used it can be 12000000, 24000000 or 48000000. If a crystal is used it must be 12000000.</text:p>
      <text:p text:style-name="Standard">The other property is <text:span text:style-name="My_5f_code_20_Char">refclk-type</text:span>. This can be set to either “<text:span text:style-name="My_5f_code_20_Char">crystal</text:span>” or “<text:span text:style-name="My_5f_code_20_Char">external</text:span>”. No other values are allowed.</text:p>
      <text:p text:style-name="Standard">All other fields should be left alone.</text:p>
      <text:h text:style-name="Heading_20_2" text:outline-level="2"><text:bookmark-start text:name="__RefHeading__9968_1479245494"/>MMC (<text:span text:style-name="My_5f_code_20_Char">mmc</text:span>) Definitions<text:bookmark-end text:name="__RefHeading__9968_1479245494"/></text:h>
      <text:p text:style-name="Standard">Starting with the OCTEON CN61XX support has been added for MMC memory.</text:p>
      <text:p text:style-name="Standard">It is suggested to copy this section from an existing device tree such as the EBB6100 device tree and modify the slot information as needed.</text:p>
      <text:p text:style-name="Standard">Up to four slots are supported.</text:p>
      <text:p text:style-name="Standard">The reg parameter should be set as shown in Table <text:sequence-ref text:reference-format="value" text:ref-name="refTable7">19.4</text:sequence-ref> <text:sequence-ref text:reference-format="direction" text:ref-name="refTable7">below</text:sequence-ref> according to the chip select used for the slot.</text:p>
      <text:p text:style-name="Table"><text:soft-page-break/>Table <text:sequence text:ref-name="refTable7" text:name="Table" text:formula="ooow:Table+1" style:num-format="1">19.4</text:sequence>: MMC Chip Select to <text:span text:style-name="My_5f_code_20_Char">reg</text:span> Value</text:p>
      <table:table table:name="mmc_chip_select" table:style-name="mmc_5f_chip_5f_select">
        <table:table-column table:style-name="mmc_5f_chip_5f_select.A"/>
        <table:table-column table:style-name="mmc_5f_chip_5f_select.B"/>
        <table:table-row>
          <table:table-cell table:style-name="mmc_5f_chip_5f_select.A1" office:value-type="string">
            <text:p text:style-name="P26">Chip Selects</text:p>
          </table:table-cell>
          <table:table-cell table:style-name="mmc_5f_chip_5f_select.B1" office:value-type="string">
            <text:p text:style-name="Table_20_Contents"><text:span text:style-name="My_5f_code_20_Char"><text:span text:style-name="T58">reg</text:span></text:span><text:span text:style-name="T58"> Value</text:span></text:p>
          </table:table-cell>
        </table:table-row>
        <table:table-row>
          <table:table-cell table:style-name="mmc_5f_chip_5f_select.A4" office:value-type="string">
            <text:p text:style-name="P34">1 and 5</text:p>
          </table:table-cell>
          <table:table-cell table:style-name="mmc_5f_chip_5f_select.B2" office:value-type="string">
            <text:p text:style-name="P34">0</text:p>
          </table:table-cell>
        </table:table-row>
        <table:table-row>
          <table:table-cell table:style-name="mmc_5f_chip_5f_select.A4" office:value-type="string">
            <text:p text:style-name="P34">2 and 5</text:p>
          </table:table-cell>
          <table:table-cell table:style-name="mmc_5f_chip_5f_select.B3" office:value-type="string">
            <text:p text:style-name="P34">1</text:p>
          </table:table-cell>
        </table:table-row>
        <table:table-row>
          <table:table-cell table:style-name="mmc_5f_chip_5f_select.A4" office:value-type="string">
            <text:p text:style-name="P34">3 and 5</text:p>
          </table:table-cell>
          <table:table-cell table:style-name="mmc_5f_chip_5f_select.B4" office:value-type="string">
            <text:p text:style-name="P34">2</text:p>
          </table:table-cell>
        </table:table-row>
        <table:table-row>
          <table:table-cell table:style-name="mmc_5f_chip_5f_select.A5" office:value-type="string">
            <text:p text:style-name="P34">4 and 5</text:p>
          </table:table-cell>
          <table:table-cell table:style-name="mmc_5f_chip_5f_select.B5" office:value-type="string">
            <text:p text:style-name="P34">3</text:p>
          </table:table-cell>
        </table:table-row>
      </table:table>
      <text:p text:style-name="Table"/>
      <text:p text:style-name="Standard">The <text:span text:style-name="My_5f_code_20_Char">spi-max-frequency</text:span> field specifies the maximum frequency the MMC bus can be run for the board. The EBB6100 board is limited to 2<text:span text:style-name="T83">6</text:span>MHz due to the number of devices and layout of the board. For boards with fewer devices on the boot bus higher speeds can be used, <text:span text:style-name="T83">up to 52MHz</text:span>.</text:p>
      <text:p text:style-name="Standard">The <text:span text:style-name="My_5f_code_20_Char">cavium,bus-max-width</text:span> field indicates the maximum bus width supported. This can be 1, 4 or 8. Note that the CN61XX revision 1.0 does not properly calculate checksum values if the bus width of the device is not 8 and pull-down resistors are not present. Revision 1.1 and later do not have this limitation.</text:p>
      <text:p text:style-name="P100"><text:span text:style-name="T83">The voltage-ranges property should be set to &lt;3300 3300&gt;.</text:span></text:p>
      <text:p text:style-name="P100"><text:span text:style-name="T83">The </text:span><text:span text:style-name="My_5f_code_20_Char"><text:span text:style-name="T83">wp-gpios</text:span></text:span><text:span text:style-name="T83"> property specifies the GPIOs used to read the write-protect switch. On the ebb6100 board this is not hooked up and the sff6100 board is missing a pull-up resistor. The second tuple is the GPIO line and the last tuple is 1 if the signal is active low or 0 if active high.</text:span></text:p>
      <text:p text:style-name="P100"><text:span text:style-name="T83">The </text:span><text:span text:style-name="My_5f_code_20_Char"><text:span text:style-name="T83">cd-gpios</text:span></text:span><text:span text:style-name="T83"> property specifies the GPIOs used to read if a card is present or not. On the ebb6100 board this is not hooked up and the sff6100 board is missing a pull-up resistor. The second item is the GPIO line and the last item is 1 if the signal is active low or 0 if active high.</text:span></text:p>
      <text:p text:style-name="P100"><text:span text:style-name="T83">The </text:span><text:span text:style-name="My_5f_code_20_Char"><text:span text:style-name="T83">power-gpios</text:span></text:span><text:span text:style-name="T83"> property specifies the GPIO lines that control the power or reset line going to the MMC/SD slot. Typically this would be GPIO 8 for the first slot. The second item is the GPIO line and the last is whether it is active low (1) or active high (0). Typically this would be active high.</text:span></text:p>
      <text:h text:style-name="Heading_20_1" text:outline-level="1"><text:bookmark-start text:name="__RefHeading__26966_1203916773"/>Command Configuration Variables<text:bookmark-end text:name="__RefHeading__26966_1203916773"/></text:h>
      <text:p text:style-name="Standard">The following configuration variables are used to enable various commands in the U-Boot shell. For more information on the usage of the commands, use the built-in help command in the U-Boot shell. All of the command source code can be found in the <text:span text:style-name="My_5f_directory_20_Char">common</text:span> and <text:span text:style-name="My_5f_directory_20_Char">arch/mips/cpu/octeon/commands</text:span> directories. Many of the U-Boot commands are also documented in the <text:span text:style-name="My_5f_directory_20_Char">README</text:span> file.</text:p>
      <text:p text:style-name="Table"><text:soft-page-break/>Table <text:sequence text:ref-name="refTable8" text:name="Table" text:formula="ooow:Table+1" style:num-format="1">20.1</text:sequence>: Command Configuration Variables</text:p>
      <table:table table:name="Command_Options" table:style-name="Command_5f_Options">
        <table:table-column table:style-name="Command_5f_Options.A"/>
        <table:table-column table:style-name="Command_5f_Options.B"/>
        <table:table-header-rows>
          <table:table-row>
            <table:table-cell table:style-name="Command_5f_Options.A1" table:number-columns-spanned="2" office:value-type="string">
              <text:p text:style-name="P54">Command Definitions</text:p>
            </table:table-cell>
            <table:covered-table-cell/>
          </table:table-row>
        </table:table-header-rows>
        <table:table-row>
          <table:table-cell table:style-name="Command_5f_Options.A55" office:value-type="string">
            <text:p text:style-name="P12">CONFIG_CMD_ASKENV</text:p>
          </table:table-cell>
          <table:table-cell table:style-name="Command_5f_Options.B55" office:value-type="string">
            <text:p text:style-name="P11"><text:span text:style-name="T34">Enables the </text:span><text:span text:style-name="T32">askenv</text:span><text:span text:style-name="T34"> command to get environment variables from stdin.</text:span></text:p>
          </table:table-cell>
        </table:table-row>
        <table:table-row>
          <table:table-cell table:style-name="Command_5f_Options.A55" office:value-type="string">
            <text:p text:style-name="P12">CONFIG_CMD_BDI</text:p>
          </table:table-cell>
          <table:table-cell table:style-name="Command_5f_Options.B55" office:value-type="string">
            <text:p text:style-name="P11"><text:span text:style-name="T34">Prints the Board Info data structure in </text:span><text:span text:style-name="T33">gd-&gt;bd</text:span><text:span text:style-name="T34">.</text:span></text:p>
          </table:table-cell>
        </table:table-row>
        <table:table-row>
          <table:table-cell table:style-name="Command_5f_Options.A55" office:value-type="string">
            <text:p text:style-name="P12">CONFIG_CMD_CONSOLE</text:p>
          </table:table-cell>
          <table:table-cell table:style-name="Command_5f_Options.B55" office:value-type="string">
            <text:p text:style-name="P11"><text:span text:style-name="T34">Enables the </text:span><text:span text:style-name="T32">coninfo</text:span><text:span text:style-name="T34"> command.</text:span></text:p>
          </table:table-cell>
        </table:table-row>
        <table:table-row>
          <table:table-cell table:style-name="Command_5f_Options.A55" office:value-type="string">
            <text:p text:style-name="P12">CONFIG_CMD_CRAMFS</text:p>
          </table:table-cell>
          <table:table-cell table:style-name="Command_5f_Options.B55" office:value-type="string">
            <text:p text:style-name="P11">Enables the <text:span text:style-name="My_5f_Command_20_Char">cramfsls</text:span> and <text:span text:style-name="My_5f_Command_20_Char">cramfsload</text:span> commands. Note that <text:span text:style-name="My_5f_code_20_Char">CONFIG_CRAMFS_CMDLINE</text:span> must also be defined.</text:p>
          </table:table-cell>
        </table:table-row>
        <table:table-row>
          <table:table-cell table:style-name="Command_5f_Options.A55" office:value-type="string">
            <text:p text:style-name="P12">CONFIG_CMD_DATE</text:p>
          </table:table-cell>
          <table:table-cell table:style-name="Command_5f_Options.B55" office:value-type="string">
            <text:p text:style-name="P11"><text:span text:style-name="T34">Enables the </text:span><text:span text:style-name="T32">date</text:span><text:span text:style-name="T34"> command to display and set the time and date on the real-time clock chip.</text:span></text:p>
          </table:table-cell>
        </table:table-row>
        <table:table-row>
          <table:table-cell table:style-name="Command_5f_Options.A55" office:value-type="string">
            <text:p text:style-name="P12">CONFIG_CMD_DHCP</text:p>
          </table:table-cell>
          <table:table-cell table:style-name="Command_5f_Options.B55" office:value-type="string">
            <text:p text:style-name="P11"><text:span text:style-name="T34">Enables the </text:span><text:span text:style-name="T32">dhcp</text:span><text:span text:style-name="T34"> command to configure the network.</text:span></text:p>
          </table:table-cell>
        </table:table-row>
        <table:table-row>
          <table:table-cell table:style-name="Command_5f_Options.A55" office:value-type="string">
            <text:p text:style-name="P12">CONFIG_CMD_DNS</text:p>
          </table:table-cell>
          <table:table-cell table:style-name="Command_5f_Options.B55" office:value-type="string">
            <text:p text:style-name="P13">Looks up the IP address of a hostname</text:p>
          </table:table-cell>
        </table:table-row>
        <table:table-row>
          <table:table-cell table:style-name="Command_5f_Options.A55" office:value-type="string">
            <text:p text:style-name="P12">CONFIG_CMD_DTT</text:p>
          </table:table-cell>
          <table:table-cell table:style-name="Command_5f_Options.B55" office:value-type="string">
            <text:p text:style-name="P11">Displays temperature information</text:p>
          </table:table-cell>
        </table:table-row>
        <table:table-row>
          <table:table-cell table:style-name="Command_5f_Options.A55" office:value-type="string">
            <text:p text:style-name="P12">CONFIG_CMD_ECHO</text:p>
          </table:table-cell>
          <table:table-cell table:style-name="Command_5f_Options.B55" office:value-type="string">
            <text:p text:style-name="P11">Echos any parameters to stdout.</text:p>
          </table:table-cell>
        </table:table-row>
        <table:table-row>
          <table:table-cell table:style-name="Command_5f_Options.A55" office:value-type="string">
            <text:p text:style-name="P12">CONFIG_CMD_EDITENV</text:p>
          </table:table-cell>
          <table:table-cell table:style-name="Command_5f_Options.B55" office:value-type="string">
            <text:p text:style-name="P13">Allows editing of environment variables.</text:p>
          </table:table-cell>
        </table:table-row>
        <table:table-row>
          <table:table-cell table:style-name="Command_5f_Options.A55" office:value-type="string">
            <text:p text:style-name="P12">CONFIG_CMD_EEPROM</text:p>
          </table:table-cell>
          <table:table-cell table:style-name="Command_5f_Options.B55" office:value-type="string">
            <text:p text:style-name="P13">Allows reading and writing to an EEPROM.</text:p>
          </table:table-cell>
        </table:table-row>
        <table:table-row>
          <table:table-cell table:style-name="Command_5f_Options.A55" office:value-type="string">
            <text:p text:style-name="P12">CONFIG_CMD_ENV</text:p>
          </table:table-cell>
          <table:table-cell table:style-name="Command_5f_Options.B55" office:value-type="string">
            <text:p text:style-name="P13">Enables various environment variable commands.</text:p>
          </table:table-cell>
        </table:table-row>
        <table:table-row>
          <table:table-cell table:style-name="Command_5f_Options.A55" office:value-type="string">
            <text:p text:style-name="P12">CONFIG_CMD_EXT2</text:p>
          </table:table-cell>
          <table:table-cell table:style-name="Command_5f_Options.B55" office:value-type="string">
            <text:p text:style-name="P11"><text:span text:style-name="T34">Enables support for accessing files on the EXT2 filesystem. Note that files larger than 70MB may have problems in U-Boot. This enables commands such as </text:span><text:span text:style-name="T32">ext2ls</text:span><text:span text:style-name="T34"> and </text:span><text:span text:style-name="T32">ext2load</text:span><text:span text:style-name="T34">.</text:span></text:p>
          </table:table-cell>
        </table:table-row>
        <table:table-row>
          <table:table-cell table:style-name="Command_5f_Options.A55" office:value-type="string">
            <text:p text:style-name="P12">CONFIG_CMD_FAT</text:p>
          </table:table-cell>
          <table:table-cell table:style-name="Command_5f_Options.B55" office:value-type="string">
            <text:p text:style-name="P11"><text:span text:style-name="T34">Enables support for accessing files on FAT16 and FAT32 filesystems. This enables commands such as </text:span><text:span text:style-name="T32">fatls</text:span><text:span text:style-name="T34"> and </text:span><text:span text:style-name="T32">fatload</text:span><text:span text:style-name="T34">..</text:span></text:p>
          </table:table-cell>
        </table:table-row>
        <table:table-row>
          <table:table-cell table:style-name="Command_5f_Options.A55" office:value-type="string">
            <text:p text:style-name="P12">CONFIG_CMD_FLASH</text:p>
          </table:table-cell>
          <table:table-cell table:style-name="Command_5f_Options.B55" office:value-type="string">
            <text:p text:style-name="P11"><text:span text:style-name="T34">Enables the </text:span><text:span text:style-name="T32">flinfo</text:span><text:span text:style-name="T34"> command.</text:span></text:p>
          </table:table-cell>
        </table:table-row>
        <table:table-row>
          <table:table-cell table:style-name="Command_5f_Options.A55" office:value-type="string">
            <text:p text:style-name="P12">CONFIG_CMD_I2C</text:p>
          </table:table-cell>
          <table:table-cell table:style-name="Command_5f_Options.B55" office:value-type="string">
            <text:p text:style-name="P11"><text:span text:style-name="T34">This enables the</text:span><text:span text:style-name="T32"> i2c</text:span><text:span text:style-name="T34"> command for accessing the TWSI bus.</text:span></text:p>
          </table:table-cell>
        </table:table-row>
        <table:table-row>
          <table:table-cell table:style-name="Command_5f_Options.A55" office:value-type="string">
            <text:p text:style-name="P12">CONFIG_CMD_IDE</text:p>
          </table:table-cell>
          <table:table-cell table:style-name="Command_5f_Options.B55" office:value-type="string">
            <text:p text:style-name="P11"><text:span text:style-name="T34">This enables the</text:span><text:span text:style-name="T32"> ide</text:span><text:span text:style-name="T34"> command.</text:span></text:p>
          </table:table-cell>
        </table:table-row>
        <table:table-row>
          <table:table-cell table:style-name="Command_5f_Options.A55" office:value-type="string">
            <text:p text:style-name="P12">CONFIG_CMD_IMLS</text:p>
          </table:table-cell>
          <table:table-cell table:style-name="Command_5f_Options.B55" office:value-type="string">
            <text:p text:style-name="P11"><text:span text:style-name="T34">This enables the </text:span><text:span text:style-name="T32">imls</text:span><text:span text:style-name="T34"> command to list all images found in flash.</text:span></text:p>
          </table:table-cell>
        </table:table-row>
        <table:table-row>
          <table:table-cell table:style-name="Command_5f_Options.A55" office:value-type="string">
            <text:p text:style-name="P12">CONFIG_CMD_ITEST</text:p>
          </table:table-cell>
          <table:table-cell table:style-name="Command_5f_Options.B55" office:value-type="string">
            <text:p text:style-name="P13">This enables the <text:span text:style-name="T36">itest</text:span> command (integer test) that returns true or false on an integer compare.</text:p>
          </table:table-cell>
        </table:table-row>
        <table:table-row>
          <table:table-cell table:style-name="Command_5f_Options.A55" office:value-type="string">
            <text:p text:style-name="P12">CONFIG_CMD_JFFS2</text:p>
          </table:table-cell>
          <table:table-cell table:style-name="Command_5f_Options.B55" office:value-type="string">
            <text:p text:style-name="P13">This enables support for the JFFS2 filesystem.</text:p>
          </table:table-cell>
        </table:table-row>
        <table:table-row>
          <table:table-cell table:style-name="Command_5f_Options.A55" office:value-type="string">
            <text:p text:style-name="P12">CONFIG_CMD_KGDB</text:p>
          </table:table-cell>
          <table:table-cell table:style-name="Command_5f_Options.B55" office:value-type="string">
            <text:p text:style-name="P13">This enables support for using KGDB with U-Boot. This is not supported as of <text:soft-page-break/>the 2.1 release but may be supported in a later release.</text:p>
          </table:table-cell>
        </table:table-row>
        <table:table-row>
          <table:table-cell table:style-name="Command_5f_Options.A55" office:value-type="string">
            <text:p text:style-name="P12">CONFIG_CMD_LOADB</text:p>
          </table:table-cell>
          <table:table-cell table:style-name="Command_5f_Options.B55" office:value-type="string">
            <text:p text:style-name="P13">This enables the <text:span text:style-name="T36">loadb</text:span> and loady commands to load images over the serial port using kermet and y-modem.</text:p>
          </table:table-cell>
        </table:table-row>
        <table:table-row>
          <table:table-cell table:style-name="Command_5f_Options.A55" office:value-type="string">
            <text:p text:style-name="P12">CONFIG_CMD_LOADS</text:p>
          </table:table-cell>
          <table:table-cell table:style-name="Command_5f_Options.B55" office:value-type="string">
            <text:p text:style-name="P13">This enables the<text:span text:style-name="T36"> loads</text:span> command to load S-records over the serial port.</text:p>
          </table:table-cell>
        </table:table-row>
        <table:table-row>
          <table:table-cell table:style-name="Command_5f_Options.A55" office:value-type="string">
            <text:p text:style-name="P12">CONFIG_CMD_MD5SUM</text:p>
          </table:table-cell>
          <table:table-cell table:style-name="Command_5f_Options.B55" office:value-type="string">
            <text:p text:style-name="P13">This enables the <text:span text:style-name="T36">md5sum</text:span> command.</text:p>
          </table:table-cell>
        </table:table-row>
        <table:table-row>
          <table:table-cell table:style-name="Command_5f_Options.A55" office:value-type="string">
            <text:p text:style-name="P12">CONFIG_CMD_MEMORY</text:p>
          </table:table-cell>
          <table:table-cell table:style-name="Command_5f_Options.B55" office:value-type="string">
            <text:p text:style-name="P13">This enables most memory-related commands such as <text:span text:style-name="My_5f_Command_20_Char"><text:span text:style-name="T51">md</text:span></text:span> and <text:span text:style-name="My_5f_Command_20_Char"><text:span text:style-name="T51">mm</text:span></text:span> and more.</text:p>
          </table:table-cell>
        </table:table-row>
        <table:table-row>
          <table:table-cell table:style-name="Command_5f_Options.A55" office:value-type="string">
            <text:p text:style-name="P12">CONFIG_CMD_MII</text:p>
          </table:table-cell>
          <table:table-cell table:style-name="Command_5f_Options.B55" office:value-type="string">
            <text:p text:style-name="P13">This enables the <text:span text:style-name="T36">mii</text:span> command. This command may have issues as of the 2.1 release and does not work on all interface types. This command will be enhanced in a later release.</text:p>
          </table:table-cell>
        </table:table-row>
        <table:table-row>
          <table:table-cell table:style-name="Command_5f_Options.A55" office:value-type="string">
            <text:p text:style-name="P12">CONFIG_CMD_MISC</text:p>
          </table:table-cell>
          <table:table-cell table:style-name="Command_5f_Options.B55" office:value-type="string">
            <text:p text:style-name="P13">This enables the <text:span text:style-name="T36">sleep</text:span> command.</text:p>
          </table:table-cell>
        </table:table-row>
        <table:table-row>
          <table:table-cell table:style-name="Command_5f_Options.A55" office:value-type="string">
            <text:p text:style-name="P12">CONFIG_CMD_MMC</text:p>
          </table:table-cell>
          <table:table-cell table:style-name="Command_5f_Options.B55" office:value-type="string">
            <text:p text:style-name="P13">This enables the <text:span text:style-name="My_5f_Command_20_Char">mmc</text:span> command to support MMC devices.</text:p>
          </table:table-cell>
        </table:table-row>
        <table:table-row>
          <table:table-cell table:style-name="Command_5f_Options.A55" office:value-type="string">
            <text:p text:style-name="P12">CONFIG_CMD_MTDPARTS</text:p>
          </table:table-cell>
          <table:table-cell table:style-name="Command_5f_Options.B55" office:value-type="string">
            <text:p text:style-name="P13">This command defines flash partitions.</text:p>
          </table:table-cell>
        </table:table-row>
        <table:table-row>
          <table:table-cell table:style-name="Command_5f_Options.A55" office:value-type="string">
            <text:p text:style-name="P12">CONFIG_CMD_NAND</text:p>
          </table:table-cell>
          <table:table-cell table:style-name="Command_5f_Options.B55" office:value-type="string">
            <text:p text:style-name="P13">This enables the <text:span text:style-name="T36">nand</text:span> command to work with the NAND subsystem.</text:p>
          </table:table-cell>
        </table:table-row>
        <table:table-row>
          <table:table-cell table:style-name="Command_5f_Options.A55" office:value-type="string">
            <text:p text:style-name="P12">CONFIG_CMD_NET</text:p>
          </table:table-cell>
          <table:table-cell table:style-name="Command_5f_Options.B55" office:value-type="string">
            <text:p text:style-name="P13">This enables numerous network-related commands such as <text:span text:style-name="T36">bootp</text:span>, <text:span text:style-name="T36">tftpboot</text:span>, <text:span text:style-name="T36">dhcp</text:span>, <text:span text:style-name="T36">nfs</text:span>, <text:span text:style-name="T36">ping</text:span>, <text:span text:style-name="T36">cdp</text:span>, <text:span text:style-name="T36">etc</text:span>. Note that additional defines are needed for individual commands. Most network-related options are documented in the U-Boot <text:span text:style-name="T35">README</text:span> file.</text:p>
          </table:table-cell>
        </table:table-row>
        <table:table-row>
          <table:table-cell table:style-name="Command_5f_Options.A55" office:value-type="string">
            <text:p text:style-name="P12">CONFIG_CMD_NFS</text:p>
          </table:table-cell>
          <table:table-cell table:style-name="Command_5f_Options.B55" office:value-type="string">
            <text:p text:style-name="P13">This enables NFS support for loading files.</text:p>
          </table:table-cell>
        </table:table-row>
        <table:table-row>
          <table:table-cell table:style-name="Command_5f_Options.A55" office:value-type="string">
            <text:p text:style-name="P12">CONFIG_CMD_OCTEON_BOOTBUS</text:p>
          </table:table-cell>
          <table:table-cell table:style-name="Command_5f_Options.B55" office:value-type="string">
            <text:p text:style-name="P13">This enables the <text:span text:style-name="My_5f_Command_20_Char">octbootbus</text:span> command. This command can be used to display or modify boot bus settings. It should be used only for board bringup and diagnostic purposes.</text:p>
          </table:table-cell>
        </table:table-row>
        <table:table-row>
          <table:table-cell table:style-name="Command_5f_Options.A55" office:value-type="string">
            <text:p text:style-name="P12">CONFIG_CMD_OCTEON_ERASEENV</text:p>
          </table:table-cell>
          <table:table-cell table:style-name="Command_5f_Options.B55" office:value-type="string">
            <text:p text:style-name="P13">This enables the eraseenv command to erase the environment stored in NOR flash.</text:p>
          </table:table-cell>
        </table:table-row>
        <table:table-row>
          <table:table-cell table:style-name="Command_5f_Options.A55" office:value-type="string">
            <text:p text:style-name="P12">CONFIG_CMD_OCTEON_NAND</text:p>
          </table:table-cell>
          <table:table-cell table:style-name="Command_5f_Options.B55" office:value-type="string">
            <text:p text:style-name="P13">This enables the OCTEON-specific <text:span text:style-name="T36">octnand</text:span> command.</text:p>
          </table:table-cell>
        </table:table-row>
        <table:table-row>
          <table:table-cell table:style-name="Command_5f_Options.A55" office:value-type="string">
            <text:p text:style-name="P12">CONFIG_CMD_OCTEON_REGINFO</text:p>
          </table:table-cell>
          <table:table-cell table:style-name="Command_5f_Options.B55" office:value-type="string">
            <text:p text:style-name="P13">This enables the OCTEON-specific <text:s/><text:span text:style-name="T36">octreginfo</text:span> command.</text:p>
          </table:table-cell>
        </table:table-row>
        <table:table-row>
          <table:table-cell table:style-name="Command_5f_Options.A55" office:value-type="string">
            <text:p text:style-name="P12">CONFIG_CMD_OCTEON_TLVEEPROM</text:p>
          </table:table-cell>
          <table:table-cell table:style-name="Command_5f_Options.B55" office:value-type="string">
            <text:p text:style-name="P13">This enables the OCTEON-specific <text:span text:style-name="T36">tlv_eeprom</text:span> command.</text:p>
          </table:table-cell>
        </table:table-row>
        <table:table-row>
          <table:table-cell table:style-name="Command_5f_Options.A55" office:value-type="string">
            <text:p text:style-name="P12">CONFIG_CMD_PCI</text:p>
          </table:table-cell>
          <table:table-cell table:style-name="Command_5f_Options.B55" office:value-type="string">
            <text:p text:style-name="P14"><text:span text:style-name="T48">This enables the </text:span><text:span text:style-name="My_5f_Command_20_Char"><text:span text:style-name="T48">pci</text:span></text:span><text:span text:style-name="T48"> command. It should only be added if </text:span><text:span text:style-name="My_5f_code_20_Char"><text:span text:style-name="T48">OCTEON_PCI_HOST=1</text:span></text:span><text:span text:style-name="T48">.</text:span></text:p>
          </table:table-cell>
        </table:table-row>
        <table:table-row>
          <table:table-cell table:style-name="Command_5f_Options.A55" office:value-type="string">
            <text:p text:style-name="P12">CONFIG_CMD_PING</text:p>
          </table:table-cell>
          <table:table-cell table:style-name="Command_5f_Options.B55" office:value-type="string">
            <text:p text:style-name="P13">This enables the <text:span text:style-name="T36">ping</text:span> command.</text:p>
          </table:table-cell>
        </table:table-row>
        <table:table-row>
          <table:table-cell table:style-name="Command_5f_Options.A55" office:value-type="string">
            <text:p text:style-name="P12">CONFIG_CMD_QLM</text:p>
          </table:table-cell>
          <table:table-cell table:style-name="Command_5f_Options.B55" office:value-type="string">
            <text:p text:style-name="P13">This enables the OCTEON <text:span text:style-name="T36">qlm</text:span> command to display or modify Quad-Lane <text:soft-page-break/>Module (QLM) settings. This command is dangerous and should be disabled for end-users.</text:p>
          </table:table-cell>
        </table:table-row>
        <table:table-row>
          <table:table-cell table:style-name="Command_5f_Options.A55" office:value-type="string">
            <text:p text:style-name="P12">CONFIG_CMD_RUN</text:p>
          </table:table-cell>
          <table:table-cell table:style-name="Command_5f_Options.B55" office:value-type="string">
            <text:p text:style-name="P13">This will run a command in the specified environment variable. </text:p>
          </table:table-cell>
        </table:table-row>
        <table:table-row>
          <table:table-cell table:style-name="Command_5f_Options.A55" office:value-type="string">
            <text:p text:style-name="P12">CONFIG_CMD_SATA</text:p>
          </table:table-cell>
          <table:table-cell table:style-name="Command_5f_Options.B55" office:value-type="string">
            <text:p text:style-name="P13">This will add the <text:span text:style-name="My_5f_Command_20_Char">sata</text:span> command and enable SATA support for commands such as <text:span text:style-name="My_5f_Command_20_Char">ext2ls</text:span>, <text:span text:style-name="My_5f_Command_20_Char">ext2load</text:span>, <text:span text:style-name="My_5f_Command_20_Char">fatls</text:span> and <text:span text:style-name="My_5f_Command_20_Char">fatload</text:span>. This must be defined if SATA support is enabled.</text:p>
          </table:table-cell>
        </table:table-row>
        <table:table-row>
          <table:table-cell table:style-name="Command_5f_Options.A55" office:value-type="string">
            <text:p text:style-name="P12">CONFIG_CMD_SAVEENV</text:p>
          </table:table-cell>
          <table:table-cell table:style-name="Command_5f_Options.B55" office:value-type="string">
            <text:p text:style-name="P13">This saves the environment to flash. </text:p>
          </table:table-cell>
        </table:table-row>
        <table:table-row>
          <table:table-cell table:style-name="Command_5f_Options.A55" office:value-type="string">
            <text:p text:style-name="P12">CONFIG_CMD_SAVES</text:p>
          </table:table-cell>
          <table:table-cell table:style-name="Command_5f_Options.B55" office:value-type="string">
            <text:p text:style-name="P13">Save data as an S-record over the serial line to the host.</text:p>
          </table:table-cell>
        </table:table-row>
        <table:table-row>
          <table:table-cell table:style-name="Command_5f_Options.A55" office:value-type="string">
            <text:p text:style-name="P12">CONFIG_CMD_SDRAM</text:p>
          </table:table-cell>
          <table:table-cell table:style-name="Command_5f_Options.B55" office:value-type="string">
            <text:p text:style-name="P13">This will print out all of the SPD information for a memory DIMM. Note that it currently does not work for DDR3 DIMMs and will be updated when U-Boot enables DDR3 support for this command.</text:p>
          </table:table-cell>
        </table:table-row>
        <table:table-row>
          <table:table-cell table:style-name="Command_5f_Options.A55" office:value-type="string">
            <text:p text:style-name="P12">CONFIG_CMD_SETEXPR</text:p>
          </table:table-cell>
          <table:table-cell table:style-name="Command_5f_Options.B55" office:value-type="string">
            <text:p text:style-name="P13">This enables the <text:span text:style-name="T36">setexpr</text:span> command.</text:p>
          </table:table-cell>
        </table:table-row>
        <table:table-row>
          <table:table-cell table:style-name="Command_5f_Options.A55" office:value-type="string">
            <text:p text:style-name="P12">CONFIG_CMD_SHA1SUM</text:p>
          </table:table-cell>
          <table:table-cell table:style-name="Command_5f_Options.B55" office:value-type="string">
            <text:p text:style-name="P13">This enables the <text:span text:style-name="T36">sha1sum</text:span> command.</text:p>
          </table:table-cell>
        </table:table-row>
        <table:table-row>
          <table:table-cell table:style-name="Command_5f_Options.A55" office:value-type="string">
            <text:p text:style-name="P12">CONFIG_CMD_SNTP</text:p>
          </table:table-cell>
          <table:table-cell table:style-name="Command_5f_Options.B55" office:value-type="string">
            <text:p text:style-name="P13">This enables the <text:span text:style-name="T36">sntp</text:span> command to set the time of the real-time clock from a Network Time Protocol (NTP) server.</text:p>
          </table:table-cell>
        </table:table-row>
        <table:table-row>
          <table:table-cell table:style-name="Command_5f_Options.A55" office:value-type="string">
            <text:p text:style-name="P12">CONFIG_CMD_SOURCE</text:p>
          </table:table-cell>
          <table:table-cell table:style-name="Command_5f_Options.B55" office:value-type="string">
            <text:p text:style-name="P13">This enables the <text:span text:style-name="T36">source</text:span> command.</text:p>
          </table:table-cell>
        </table:table-row>
        <table:table-row>
          <table:table-cell table:style-name="Command_5f_Options.A55" office:value-type="string">
            <text:p text:style-name="P12">CONFIG_CMD_STRINGS</text:p>
          </table:table-cell>
          <table:table-cell table:style-name="Command_5f_Options.B55" office:value-type="string">
            <text:p text:style-name="P13">This enables the <text:span text:style-name="T36">strings</text:span> command to display strings located in memory.</text:p>
          </table:table-cell>
        </table:table-row>
        <table:table-row>
          <table:table-cell table:style-name="Command_5f_Options.A55" office:value-type="string">
            <text:p text:style-name="P12">CONFIG_CMD_UBI</text:p>
          </table:table-cell>
          <table:table-cell table:style-name="Command_5f_Options.B55" office:value-type="string">
            <text:p text:style-name="P13">This enables the <text:span text:style-name="My_5f_Command_20_Char">ubi</text:span> command which is used for UBI volume management.</text:p>
          </table:table-cell>
        </table:table-row>
        <table:table-row>
          <table:table-cell table:style-name="Command_5f_Options.A55" office:value-type="string">
            <text:p text:style-name="P12">CONFIG_CMD_UBIFS</text:p>
          </table:table-cell>
          <table:table-cell table:style-name="Command_5f_Options.B55" office:value-type="string">
            <text:p text:style-name="P13">This enables the <text:span text:style-name="My_5f_Command_20_Char">ubifs</text:span> command used for mounting and accessing UBIFS volumes.</text:p>
          </table:table-cell>
        </table:table-row>
        <table:table-row>
          <table:table-cell table:style-name="Command_5f_Options.A55" office:value-type="string">
            <text:p text:style-name="P12">CONFIG_CMD_UNZIP</text:p>
          </table:table-cell>
          <table:table-cell table:style-name="Command_5f_Options.B55" office:value-type="string">
            <text:p text:style-name="P13">This enables the <text:span text:style-name="T36">unzip</text:span> command. Additionally, it also enables the deprecated <text:span text:style-name="My_5f_Command_20_Char">gunzip</text:span> command.</text:p>
          </table:table-cell>
        </table:table-row>
        <table:table-row>
          <table:table-cell table:style-name="Command_5f_Options.A55" office:value-type="string">
            <text:p text:style-name="P12">CONFIG_CMD_USB</text:p>
          </table:table-cell>
          <table:table-cell table:style-name="Command_5f_Options.B55" office:value-type="string">
            <text:p text:style-name="P13">This enables the <text:span text:style-name="My_5f_Command_20_Char"><text:span text:style-name="T57">usb</text:span></text:span> command, and is required for USB support.</text:p>
          </table:table-cell>
        </table:table-row>
        <table:table-row>
          <table:table-cell table:style-name="Command_5f_Options.A56" office:value-type="string">
            <text:p text:style-name="P12">CONFIG_CMD_XIMG</text:p>
          </table:table-cell>
          <table:table-cell table:style-name="Command_5f_Options.B56" office:value-type="string">
            <text:p text:style-name="P13">This enables the <text:span text:style-name="My_5f_Command_20_Char">imgxtract</text:span> command for extracting a part of a multi-part image such as a FIT image.</text:p>
          </table:table-cell>
        </table:table-row>
      </table:table>
      <text:h text:style-name="Heading_20_1" text:outline-level="1"><text:bookmark-start text:name="__RefHeading__559_614445243"/>Configuration Variables<text:bookmark-end text:name="__RefHeading__559_614445243"/></text:h>
      <text:p text:style-name="Table"><text:span text:style-name="Caption_20_characters">Table </text:span><text:span text:style-name="Caption_20_characters"><text:sequence text:ref-name="refTable9" text:name="Table" text:formula="ooow:Table+1" style:num-format="1">21.1</text:sequence></text:span><text:span text:style-name="Caption_20_characters">: </text:span>General Configuration Variables</text:p>
      <table:table table:name="General_Options" table:style-name="General_5f_Options">
        <table:table-column table:style-name="General_5f_Options.A"/>
        <table:table-column table:style-name="General_5f_Options.B"/>
        <table:table-row>
          <table:table-cell table:style-name="General_5f_Options.A1" table:number-columns-spanned="2" office:value-type="string">
            <text:p text:style-name="P19"><text:span text:style-name="T27">In many cases there are two board-specific files, </text:span><text:span text:style-name="T28">octeon_&lt;board&gt;.h</text:span><text:span text:style-name="T27"> and </text:span><text:span text:style-name="T28">octeon_&lt;board&gt;_shared.h</text:span><text:span text:style-name="T27">. The shared file contains memory settings used by the board and in some cases SPD values. It also contains the board EEPROM TWSI address. Most of the </text:span><text:soft-page-break/><text:span text:style-name="T27">settings below are part of the standard U-Boot distribution and are documented there. Note that </text:span><text:span text:style-name="T27">some of these defines are used only by the Makefiles for conditional compilation, this is especially true for commands.</text:span></text:p>
          </table:table-cell>
          <table:covered-table-cell/>
        </table:table-row>
        <table:table-row>
          <table:table-cell table:style-name="General_5f_Options.A2" table:number-columns-spanned="2" office:value-type="string">
            <text:p text:style-name="P40">General Options</text:p>
          </table:table-cell>
          <table:covered-table-cell/>
        </table:table-row>
        <table:table-row>
          <table:table-cell table:style-name="General_5f_Options.A70" office:value-type="string">
            <text:p text:style-name="P3">__HAVE_ARCH_CRC32</text:p>
          </table:table-cell>
          <table:table-cell table:style-name="General_5f_Options.B70" office:value-type="string">
            <text:p text:style-name="P8">Use the OCTEON-specific CRC32 functions to improve speed and reduce memory.</text:p>
          </table:table-cell>
        </table:table-row>
        <table:table-row>
          <table:table-cell table:style-name="General_5f_Options.A70" office:value-type="string">
            <text:p text:style-name="P3">__HAVE_ARCH_MEMCPY</text:p>
          </table:table-cell>
          <table:table-cell table:style-name="General_5f_Options.B70" office:value-type="string">
            <text:p text:style-name="P8">Use architecture specific memcpy. This will speed up memcpy on the OCTEON.</text:p>
          </table:table-cell>
        </table:table-row>
        <table:table-row>
          <table:table-cell table:style-name="General_5f_Options.A70" office:value-type="string">
            <text:p text:style-name="P3">__HAVE_ARCH_MEMSET</text:p>
          </table:table-cell>
          <table:table-cell table:style-name="General_5f_Options.B70" office:value-type="string">
            <text:p text:style-name="P8">Use architecture specific memset. This will speed up memset on the OCTEON.</text:p>
          </table:table-cell>
        </table:table-row>
        <table:table-row>
          <table:table-cell table:style-name="General_5f_Options.A70" office:value-type="string">
            <text:p text:style-name="P3">BOARD_MCU_AVAILABLE</text:p>
          </table:table-cell>
          <table:table-cell table:style-name="General_5f_Options.B70" office:value-type="string">
            <text:p text:style-name="P11"><text:span text:style-name="T10">This indicates if a MCU is available on the board. The TWSI address </text:span><text:span text:style-name="T10">is specified in </text:span><text:span text:style-name="T8">BOARD_MCU_TWSI_ADDR</text:span><text:span text:style-name="T10">.</text:span></text:p>
          </table:table-cell>
        </table:table-row>
        <table:table-row>
          <table:table-cell table:style-name="General_5f_Options.A70" office:value-type="string">
            <text:p text:style-name="P4">CONFIG_64BIT</text:p>
          </table:table-cell>
          <table:table-cell table:style-name="General_5f_Options.B70" office:value-type="string">
            <text:p text:style-name="P8">This should always be defined. It enables 64-bit support for ELF images and 64-bit register support.</text:p>
          </table:table-cell>
        </table:table-row>
        <table:table-row>
          <table:table-cell table:style-name="General_5f_Options.A70" office:value-type="string">
            <text:p text:style-name="P4">CONFIG_64BIT_PHYS_ADDR</text:p>
          </table:table-cell>
          <table:table-cell table:style-name="General_5f_Options.B70" office:value-type="string">
            <text:p text:style-name="P11"><text:span text:style-name="T10">This defines </text:span><text:span text:style-name="T8">phys_t</text:span><text:span text:style-name="T10"> in </text:span><text:span text:style-name="My_5f_directory_20_Char"><text:span text:style-name="T21">arch/mips/include/asm/types.h</text:span></text:span><text:span text:style-name="T10"> to be 64-bit.</text:span></text:p>
          </table:table-cell>
        </table:table-row>
        <table:table-row>
          <table:table-cell table:style-name="General_5f_Options.A70" office:value-type="string">
            <text:p text:style-name="P4">CONFIG_ADDR_MAP</text:p>
          </table:table-cell>
          <table:table-cell table:style-name="General_5f_Options.B70" office:value-type="string">
            <text:p text:style-name="P2"><text:span text:style-name="T12">This enables address mapping support with </text:span><text:span text:style-name="My_5f_code_20_Char"><text:span text:style-name="T18">addrmap_phys_to_virt()</text:span></text:span><text:span text:style-name="T12">, </text:span><text:span text:style-name="My_5f_code_20_Char"><text:span text:style-name="T18">addrmap_set_entry()</text:span></text:span><text:span text:style-name="T12"> and </text:span><text:span text:style-name="My_5f_code_20_Char"><text:span text:style-name="T18">addrmap_virt_to_phys()</text:span></text:span><text:span text:style-name="T12">.</text:span></text:p>
          </table:table-cell>
        </table:table-row>
        <table:table-row>
          <table:table-cell table:style-name="General_5f_Options.A70" office:value-type="string">
            <text:p text:style-name="P3">CONFIG_ADDR_MAP_BOOT_BUS_IDX</text:p>
          </table:table-cell>
          <table:table-cell table:style-name="General_5f_Options.B70" office:value-type="string">
            <text:p text:style-name="P8">This is used to map the boot bus to a physical address.</text:p>
          </table:table-cell>
        </table:table-row>
        <table:table-row>
          <table:table-cell table:style-name="General_5f_Options.A70" office:value-type="string">
            <text:p text:style-name="P3">CONFIG_ADDR_MAP_CODE_IDX</text:p>
          </table:table-cell>
          <table:table-cell table:style-name="General_5f_Options.B70" office:value-type="string">
            <text:p text:style-name="P8">This is used to map the virtual U-Boot address to a physical address.</text:p>
          </table:table-cell>
        </table:table-row>
        <table:table-row>
          <table:table-cell table:style-name="General_5f_Options.A70" office:value-type="string">
            <text:p text:style-name="P3">CONFIG_ADDR_MAP_FIRST_256MB_IDX</text:p>
          </table:table-cell>
          <table:table-cell table:style-name="General_5f_Options.B70" office:value-type="string">
            <text:p text:style-name="P8">This is used to map the first 256MB to a physical address.</text:p>
          </table:table-cell>
        </table:table-row>
        <table:table-row>
          <table:table-cell table:style-name="General_5f_Options.A70" office:value-type="string">
            <text:p text:style-name="P3">CONFIG_ADDR_MAP_PCI0_BASE</text:p>
          </table:table-cell>
          <table:table-cell table:style-name="General_5f_Options.B70" office:value-type="string">
            <text:p text:style-name="P8">This maps the first PCI configuration space to a physical address. The virtual address is typically 0xE0000000 to 0xEFFFFFFF</text:p>
          </table:table-cell>
        </table:table-row>
        <table:table-row>
          <table:table-cell table:style-name="General_5f_Options.A70" office:value-type="string">
            <text:p text:style-name="P3">CONFIG_ADDR_MAP_PCI1_BASE</text:p>
          </table:table-cell>
          <table:table-cell table:style-name="General_5f_Options.B70" office:value-type="string">
            <text:p text:style-name="P8">This maps the second PCI configuration space to a physical address. The virtual address is typically 0xF0000000 to 0xFFFFFFFF</text:p>
          </table:table-cell>
        </table:table-row>
        <table:table-row>
          <table:table-cell table:style-name="General_5f_Options.A70" office:value-type="string">
            <text:p text:style-name="P3">CONFIG_ADDR_MAP_REST_MEM_IDX</text:p>
          </table:table-cell>
          <table:table-cell table:style-name="General_5f_Options.B70" office:value-type="string">
            <text:p text:style-name="P8">This maps the virtual addresses 0x20000000 to 0x7FFFFFFF to physical addresses.</text:p>
          </table:table-cell>
        </table:table-row>
        <table:table-row>
          <table:table-cell table:style-name="General_5f_Options.A70" office:value-type="string">
            <text:p text:style-name="P4">CONFIG_AUTO_COMPLETE</text:p>
          </table:table-cell>
          <table:table-cell table:style-name="General_5f_Options.B70" office:value-type="string">
            <text:p text:style-name="P8">This enables autocomplete support on the command line by pressing tab.</text:p>
          </table:table-cell>
        </table:table-row>
        <table:table-row>
          <table:table-cell table:style-name="General_5f_Options.A70" office:value-type="string">
            <text:p text:style-name="P3">CONFIG_BAUDRATE</text:p>
          </table:table-cell>
          <table:table-cell table:style-name="General_5f_Options.B70" office:value-type="string">
            <text:p text:style-name="P8">This defines the default baudrate to use. This is usually set to 115200.</text:p>
          </table:table-cell>
        </table:table-row>
        <table:table-row>
          <table:table-cell table:style-name="General_5f_Options.A70" office:value-type="string">
            <text:p text:style-name="P3">CONFIG_BOOTDELAY</text:p>
          </table:table-cell>
          <table:table-cell table:style-name="General_5f_Options.B70" office:value-type="string">
            <text:p text:style-name="P8">This specifies a default delay before booting the default application or operating system. This allows the operator to interrupt the boot sequence in order to issue commands. Even if zero, an operator can <text:soft-page-break/>still interrupt boot-up by pressing a key before this check takes place if <text:s/>CONFIG_ZERO_BOOTDELAY_CHECK is defined.</text:p>
          </table:table-cell>
        </table:table-row>
        <table:table-row>
          <table:table-cell table:style-name="General_5f_Options.A70" office:value-type="string">
            <text:p text:style-name="P3">CONFIG_BZIP2</text:p>
          </table:table-cell>
          <table:table-cell table:style-name="General_5f_Options.B70" office:value-type="string">
            <text:p text:style-name="P8">Enables BZIP2 compression support for the <text:span text:style-name="My_5f_Command_20_Char">bootm</text:span> command.</text:p>
          </table:table-cell>
        </table:table-row>
        <table:table-row>
          <table:table-cell table:style-name="General_5f_Options.A70" office:value-type="string">
            <text:p text:style-name="P3">CONFIG_CRAMFS_CMDLINE</text:p>
          </table:table-cell>
          <table:table-cell table:style-name="General_5f_Options.B70" office:value-type="string">
            <text:p text:style-name="P8">This enables the <text:span text:style-name="My_5f_Command_20_Char">cramfsls</text:span> and <text:span text:style-name="My_5f_Command_20_Char">cramfsload</text:span> commands. This is in addition to <text:span text:style-name="My_5f_code_20_Char">CONFIG_CMD_CRAMFS</text:span>.</text:p>
          </table:table-cell>
        </table:table-row>
        <table:table-row>
          <table:table-cell table:style-name="General_5f_Options.A70" office:value-type="string">
            <text:p text:style-name="P3">CONFIG_CONSOLE_IS_IN_ENV</text:p>
          </table:table-cell>
          <table:table-cell table:style-name="General_5f_Options.B70" office:value-type="string">
            <text:p text:style-name="P8">Console information is stored in the environment.</text:p>
          </table:table-cell>
        </table:table-row>
        <table:table-row>
          <table:table-cell table:style-name="General_5f_Options.A70" office:value-type="string">
            <text:p text:style-name="P3">CONFIG_DOWNLOAD_BAUDRATE</text:p>
          </table:table-cell>
          <table:table-cell table:style-name="General_5f_Options.B70" office:value-type="string">
            <text:p text:style-name="P8">This defines the default baudrate to use when downloading files.</text:p>
          </table:table-cell>
        </table:table-row>
        <table:table-row>
          <table:table-cell table:style-name="General_5f_Options.A70" office:value-type="string">
            <text:p text:style-name="P3">CONFIG_ENV_OVERWRITE</text:p>
          </table:table-cell>
          <table:table-cell table:style-name="General_5f_Options.B70" office:value-type="string">
            <text:p text:style-name="P8">Set this to 1 to allow the Ethernet address and other values to be overwritten during the boot process.</text:p>
          </table:table-cell>
        </table:table-row>
        <table:table-row>
          <table:table-cell table:style-name="General_5f_Options.A70" office:value-type="string">
            <text:p text:style-name="P3">CONFIG_FIT</text:p>
          </table:table-cell>
          <table:table-cell table:style-name="General_5f_Options.B70" office:value-type="string">
            <text:p text:style-name="P8">Enables FIT images for command scripts</text:p>
          </table:table-cell>
        </table:table-row>
        <table:table-row>
          <table:table-cell table:style-name="General_5f_Options.A70" office:value-type="string">
            <text:p text:style-name="P3">CONFIG_GZIP</text:p>
          </table:table-cell>
          <table:table-cell table:style-name="General_5f_Options.B70" office:value-type="string">
            <text:p text:style-name="P8">Enables GZIP compression support. Note that it currently is not accelerated. This is required for the unzip command.</text:p>
          </table:table-cell>
        </table:table-row>
        <table:table-row>
          <table:table-cell table:style-name="General_5f_Options.A70" office:value-type="string">
            <text:p text:style-name="P3">CONFIG_L2_ONLY</text:p>
          </table:table-cell>
          <table:table-cell table:style-name="General_5f_Options.B70" office:value-type="string">
            <text:p text:style-name="P8">This configures U-Boot to use the layer 2 cache for memory and disables using DRAM. This option is currently not used or tested.</text:p>
          </table:table-cell>
        </table:table-row>
        <table:table-row>
          <table:table-cell table:style-name="General_5f_Options.A70" office:value-type="string">
            <text:p text:style-name="P3">CONFIG_OF_LIBFDT</text:p>
          </table:table-cell>
          <table:table-cell table:style-name="General_5f_Options.B70" office:value-type="string">
            <text:p text:style-name="P8">This enables flat device tree support. This option is required.</text:p>
          </table:table-cell>
        </table:table-row>
        <table:table-row>
          <table:table-cell table:style-name="General_5f_Options.A70" office:value-type="string">
            <text:p text:style-name="P3">CONFIG_LMB</text:p>
          </table:table-cell>
          <table:table-cell table:style-name="General_5f_Options.B70" office:value-type="string">
            <text:p text:style-name="P8">Enables procedures for maintaining information about logical memory blocks.</text:p>
          </table:table-cell>
        </table:table-row>
        <table:table-row>
          <table:table-cell table:style-name="General_5f_Options.A70" office:value-type="string">
            <text:p text:style-name="P3">CONFIG_LZMA</text:p>
          </table:table-cell>
          <table:table-cell table:style-name="General_5f_Options.B70" office:value-type="string">
            <text:p text:style-name="P8">Enables LZMA compression support for the <text:span text:style-name="My_5f_Command_20_Char">bootm</text:span> command.</text:p>
          </table:table-cell>
        </table:table-row>
        <table:table-row>
          <table:table-cell table:style-name="General_5f_Options.A70" office:value-type="string">
            <text:p text:style-name="P3">CONFIG_LZO</text:p>
          </table:table-cell>
          <table:table-cell table:style-name="General_5f_Options.B70" office:value-type="string">
            <text:p text:style-name="P8">Enables LZO compression support required for UBIFS.</text:p>
          </table:table-cell>
        </table:table-row>
        <table:table-row>
          <table:table-cell table:style-name="General_5f_Options.A70" office:value-type="string">
            <text:p text:style-name="P3">CONFIG_MD5</text:p>
          </table:table-cell>
          <table:table-cell table:style-name="General_5f_Options.B70" office:value-type="string">
            <text:p text:style-name="P8">Enables MD5 hashing support</text:p>
          </table:table-cell>
        </table:table-row>
        <table:table-row>
          <table:table-cell table:style-name="General_5f_Options.A70" office:value-type="string">
            <text:p text:style-name="P3">CONFIG_MEMSIZE_IN_BYTES</text:p>
          </table:table-cell>
          <table:table-cell table:style-name="General_5f_Options.B70" office:value-type="string">
            <text:p text:style-name="P8">This defines whether to pass the memory size in megabytes or bytes to the Linux kernel. If defined then the size is passed in bytes. This is the default.</text:p>
          </table:table-cell>
        </table:table-row>
        <table:table-row>
          <table:table-cell table:style-name="General_5f_Options.A70" office:value-type="string">
            <text:p text:style-name="P3">CONFIG_MMC</text:p>
          </table:table-cell>
          <table:table-cell table:style-name="General_5f_Options.B70" office:value-type="string">
            <text:p text:style-name="P8">This enables support for MMC devices.</text:p>
          </table:table-cell>
        </table:table-row>
        <table:table-row>
          <table:table-cell table:style-name="General_5f_Options.A70" office:value-type="string">
            <text:p text:style-name="P3">CONFIG_MMC_MBLOCK</text:p>
          </table:table-cell>
          <table:table-cell table:style-name="General_5f_Options.B70" office:value-type="string">
            <text:p text:style-name="P8">This enables support for multi-block MMC commands.</text:p>
          </table:table-cell>
        </table:table-row>
        <table:table-row>
          <table:table-cell table:style-name="General_5f_Options.A70" office:value-type="string">
            <text:p text:style-name="P3">CONFIG_OCTEON_DEFAULT_CONSOLE_UART</text:p>
          </table:table-cell>
          <table:table-cell table:style-name="General_5f_Options.B70" office:value-type="string">
            <text:p text:style-name="P11">This defines the default console UART. It defaults to 0 and is defined in <text:span text:style-name="My_5f_directory_20_Char"><text:span text:style-name="T48">include/configs/octeon_common.h</text:span></text:span>.</text:p>
          </table:table-cell>
        </table:table-row>
        <table:table-row>
          <table:table-cell table:style-name="General_5f_Options.A70" office:value-type="string">
            <text:p text:style-name="P3">CONFIG_OCTEON_DISABLE_FAILSAFE_SCAN</text:p>
          </table:table-cell>
          <table:table-cell table:style-name="General_5f_Options.B70" office:value-type="string">
            <text:p text:style-name="P8">Disables scanning the NOR flash for a non-failsafe version of U-Boot.</text:p>
          </table:table-cell>
        </table:table-row>
        <table:table-row>
          <table:table-cell table:style-name="General_5f_Options.A70" office:value-type="string">
            <text:p text:style-name="P3">CONFIG_OCTEON_DDR</text:p>
          </table:table-cell>
          <table:table-cell table:style-name="General_5f_Options.B70" office:value-type="string">
            <text:p text:style-name="P8">This defines the version of DDR memory. For all OCTEON I and OCTEON Plus devices set this to 2. For all OCTEON II devices set this to 3.</text:p>
          </table:table-cell>
        </table:table-row>
        <table:table-row>
          <table:table-cell table:style-name="General_5f_Options.A70" office:value-type="string">
            <text:p text:style-name="P3">CONFIG_OCTEON_L2_RAM_SIZE</text:p>
          </table:table-cell>
          <table:table-cell table:style-name="General_5f_Options.B70" office:value-type="string">
            <text:p text:style-name="P8">This defines the amount of L2 RAM that is available. It is typically <text:soft-page-break/>2MB though on the OCTEON CN68XX this increases to 5MB. This is only used if CONFIG_L2_ONLY is defined which disables DRAM support to only execute out of L2 memory. CONFIG_L2_ONLY is not tested or supported at this time.</text:p>
          </table:table-cell>
        </table:table-row>
        <table:table-row>
          <table:table-cell table:style-name="General_5f_Options.A70" office:value-type="string">
            <text:p text:style-name="P3">CONFIG_OCTEON_MIN_CONSOLE_UART</text:p>
          </table:table-cell>
          <table:table-cell table:style-name="General_5f_Options.B70" office:value-type="string">
            <text:p text:style-name="P11">This sets the minimum console UART number supported. It defaults to 0 and is defined in <text:span text:style-name="My_5f_directory_20_Char">include/configs/octeon_common.h</text:span>.</text:p>
          </table:table-cell>
        </table:table-row>
        <table:table-row>
          <table:table-cell table:style-name="General_5f_Options.A70" office:value-type="string">
            <text:p text:style-name="P3">CONFIG_OCTEON_MAX_CONSOLE_UART</text:p>
          </table:table-cell>
          <table:table-cell table:style-name="General_5f_Options.B70" office:value-type="string">
            <text:p text:style-name="P11">This sets the maximum console UART number supported. It defaults to 0 and is defined in <text:span text:style-name="My_5f_directory_20_Char"><text:span text:style-name="T48">include/configs/octeon_common.h</text:span></text:span>.</text:p>
          </table:table-cell>
        </table:table-row>
        <table:table-row>
          <table:table-cell table:style-name="General_5f_Options.A70" office:value-type="string">
            <text:p text:style-name="P3">CONFIG_OCTEON_MMC</text:p>
          </table:table-cell>
          <table:table-cell table:style-name="General_5f_Options.B70" office:value-type="string">
            <text:p text:style-name="P11">This enables the OCTEON MMC driver.</text:p>
          </table:table-cell>
        </table:table-row>
        <table:table-row>
          <table:table-cell table:style-name="General_5f_Options.A70" office:value-type="string">
            <text:p text:style-name="P3">CONFIG_RBTREE</text:p>
          </table:table-cell>
          <table:table-cell table:style-name="General_5f_Options.B70" office:value-type="string">
            <text:p text:style-name="P11">This enables red-black tree library support. It is required for UBIFS.</text:p>
          </table:table-cell>
        </table:table-row>
        <table:table-row>
          <table:table-cell table:style-name="General_5f_Options.A70" office:value-type="string">
            <text:p text:style-name="P3">CONFIG_RTC_DS1337</text:p>
          </table:table-cell>
          <table:table-cell table:style-name="General_5f_Options.B70" office:value-type="string">
            <text:p text:style-name="P11"><text:span text:style-name="T10">This enables support for the Dallas Semiconductor DS1337 real-time </text:span><text:span text:style-name="T10">clock chip. Other RTC chips can be defined as well if they are used. If a RTC is present, define </text:span><text:span text:style-name="T8">CONFIG_CMD_DATE</text:span><text:span text:style-name="T10"> and </text:span><text:span text:style-name="T8">CONFIG_BOOTP_NTPSERVER</text:span><text:span text:style-name="T10"> to add support for accessing the RTC and using a NTP server. If no RTC chip is present, do not define </text:span><text:span text:style-name="T8">CONFIG_CMD_DATE</text:span><text:span text:style-name="T10">.</text:span></text:p>
          </table:table-cell>
        </table:table-row>
        <table:table-row>
          <table:table-cell table:style-name="General_5f_Options.A70" office:value-type="string">
            <text:p text:style-name="P3">CONFIG_SHA1</text:p>
          </table:table-cell>
          <table:table-cell table:style-name="General_5f_Options.B70" office:value-type="string">
            <text:p text:style-name="P8">Enables SHA1 hashing support.</text:p>
          </table:table-cell>
        </table:table-row>
        <table:table-row>
          <table:table-cell table:style-name="General_5f_Options.A70" office:value-type="string">
            <text:p text:style-name="P3">CONFIG_SHA256</text:p>
          </table:table-cell>
          <table:table-cell table:style-name="General_5f_Options.B70" office:value-type="string">
            <text:p text:style-name="P8">Enables SHA256 hashing support</text:p>
          </table:table-cell>
        </table:table-row>
        <table:table-row>
          <table:table-cell table:style-name="General_5f_Options.A70" office:value-type="string">
            <text:p text:style-name="P3">CONFIG_SYS_BAUDRATE_TABLE</text:p>
          </table:table-cell>
          <table:table-cell table:style-name="General_5f_Options.B70" office:value-type="string">
            <text:p text:style-name="P8">This defines the table of baudrates that are supported.</text:p>
          </table:table-cell>
        </table:table-row>
        <table:table-row>
          <table:table-cell table:style-name="General_5f_Options.A70" office:value-type="string">
            <text:p text:style-name="P3">CONFIG_SYS_BIITMAPSZ</text:p>
          </table:table-cell>
          <table:table-cell table:style-name="General_5f_Options.B70" office:value-type="string">
            <text:p text:style-name="P8">Memory mapped by startup code of the Linux kernel where boot arguments, the flat device tree and other data needed by the kernel is stored. It should be the same as <text:span text:style-name="My_5f_code_20_Char">OCTEON_RESERVED_LOW_MEM_SIZE</text:span>.</text:p>
          </table:table-cell>
        </table:table-row>
        <table:table-row>
          <table:table-cell table:style-name="General_5f_Options.A70" office:value-type="string">
            <text:p text:style-name="P3">CONFIG_SYS_BOOTPARAMS_LEN</text:p>
          </table:table-cell>
          <table:table-cell table:style-name="General_5f_Options.B70" office:value-type="string">
            <text:p text:style-name="P8">Amount of memory allocated for storing parameters for the Linux kernel. This is currently set to 128 kilobytes.</text:p>
          </table:table-cell>
        </table:table-row>
        <table:table-row>
          <table:table-cell table:style-name="General_5f_Options.A70" office:value-type="string">
            <text:p text:style-name="P3">CONFIG_SYS_CACHELINE_SIZE</text:p>
          </table:table-cell>
          <table:table-cell table:style-name="General_5f_Options.B70" office:value-type="string">
            <text:p text:style-name="P8">Size of a cache line. Always 128 for OCTEON.</text:p>
          </table:table-cell>
        </table:table-row>
        <table:table-row>
          <table:table-cell table:style-name="General_5f_Options.A70" office:value-type="string">
            <text:p text:style-name="P3">CONFIG_SYS_CBSIZE</text:p>
          </table:table-cell>
          <table:table-cell table:style-name="General_5f_Options.B70" office:value-type="string">
            <text:p text:style-name="P8">Console I/O buffer size.</text:p>
          </table:table-cell>
        </table:table-row>
        <table:table-row>
          <table:table-cell table:style-name="General_5f_Options.A70" office:value-type="string">
            <text:p text:style-name="P3">CONFIG_SYS_CONSOLE_INFO_QUIET</text:p>
          </table:table-cell>
          <table:table-cell table:style-name="General_5f_Options.B70" office:value-type="string">
            <text:p text:style-name="P8">Do not display console information when booting up.</text:p>
          </table:table-cell>
        </table:table-row>
        <table:table-row>
          <table:table-cell table:style-name="General_5f_Options.A70" office:value-type="string">
            <text:p text:style-name="P3">CONFIG_SYS_DCACHE_SIZE</text:p>
          </table:table-cell>
          <table:table-cell table:style-name="General_5f_Options.B70" office:value-type="string">
            <text:p text:style-name="P8">Size of data cache. This is not currently used with OCTEON.</text:p>
          </table:table-cell>
        </table:table-row>
        <table:table-row>
          <table:table-cell table:style-name="General_5f_Options.A70" office:value-type="string">
            <text:p text:style-name="P3">CONFIG_SYS_HZ</text:p>
          </table:table-cell>
          <table:table-cell table:style-name="General_5f_Options.B70" office:value-type="string">
            <text:p text:style-name="P8">Default timer rate. Currently set to 1000.</text:p>
          </table:table-cell>
        </table:table-row>
        <table:table-row>
          <table:table-cell table:style-name="General_5f_Options.A70" office:value-type="string">
            <text:p text:style-name="P3">CONFIG_SYS_ICACHE_SIZE</text:p>
          </table:table-cell>
          <table:table-cell table:style-name="General_5f_Options.B70" office:value-type="string">
            <text:p text:style-name="P8">Size of instruction cache. This is not currently used with OCTEON.</text:p>
            <text:p text:style-name="P34"/>
          </table:table-cell>
        </table:table-row>
        <table:table-row>
          <table:table-cell table:style-name="General_5f_Options.A70" office:value-type="string">
            <text:p text:style-name="P3">CONFIG_SYS_LOAD_ADDR</text:p>
          </table:table-cell>
          <table:table-cell table:style-name="General_5f_Options.B70" office:value-type="string">
            <text:p text:style-name="P8">Default load address to use. Usually set to 0x20000000.</text:p>
          </table:table-cell>
        </table:table-row>
        <text:soft-page-break/>
        <table:table-row>
          <table:table-cell table:style-name="General_5f_Options.A70" office:value-type="string">
            <text:p text:style-name="P3">CONFIG_SYS_MALLOC_LEN</text:p>
          </table:table-cell>
          <table:table-cell table:style-name="General_5f_Options.B70" office:value-type="string">
            <text:p text:style-name="P8">Amount of memory to allocate for the heap in bytes. Currently 4MB is allocated for JFFS2 which can require a significant amount of memory.</text:p>
          </table:table-cell>
        </table:table-row>
        <table:table-row>
          <table:table-cell table:style-name="General_5f_Options.A70" office:value-type="string">
            <text:p text:style-name="P4">CONFIG_SYS_MAX_PROMPT_LEN</text:p>
          </table:table-cell>
          <table:table-cell table:style-name="General_5f_Options.B70" office:value-type="string">
            <text:p text:style-name="P8">This defines the maximum size of the prompt.</text:p>
          </table:table-cell>
        </table:table-row>
        <table:table-row>
          <table:table-cell table:style-name="General_5f_Options.A70" office:value-type="string">
            <text:p text:style-name="P3">CONFIG_SYS_MAXARGS</text:p>
          </table:table-cell>
          <table:table-cell table:style-name="General_5f_Options.B70" office:value-type="string">
            <text:p text:style-name="P8">Maximum number of command-line arguments to support</text:p>
          </table:table-cell>
        </table:table-row>
        <table:table-row>
          <table:table-cell table:style-name="General_5f_Options.A70" office:value-type="string">
            <text:p text:style-name="P3">CONFIG_SYS_MEMTEST_END</text:p>
          </table:table-cell>
          <table:table-cell table:style-name="General_5f_Options.B70" office:value-type="string">
            <text:p text:style-name="P11"><text:span text:style-name="T10">Ending address for the </text:span><text:span text:style-name="T8">mtest</text:span><text:span text:style-name="T10"> command.</text:span></text:p>
          </table:table-cell>
        </table:table-row>
        <table:table-row>
          <table:table-cell table:style-name="General_5f_Options.A70" office:value-type="string">
            <text:p text:style-name="P3">CONFIG_SYS_MEMTEST_START</text:p>
          </table:table-cell>
          <table:table-cell table:style-name="General_5f_Options.B70" office:value-type="string">
            <text:p text:style-name="P11"><text:span text:style-name="T10">Starting address for the </text:span><text:span text:style-name="T8">mtest</text:span><text:span text:style-name="T10"> command.</text:span></text:p>
          </table:table-cell>
        </table:table-row>
        <table:table-row>
          <table:table-cell table:style-name="General_5f_Options.A70" office:value-type="string">
            <text:p text:style-name="P4">CONFIG_SYS_MIPS_TIMER_FREQ</text:p>
          </table:table-cell>
          <table:table-cell table:style-name="General_5f_Options.B70" office:value-type="string">
            <text:p text:style-name="P8">This defines the MIPS timer frequency. It should not be changed. It is currently defined as </text:p>
            <text:p text:style-name="P5">(gd-&gt;ogd.cpu_clock_mhz * 1000000)</text:p>
          </table:table-cell>
        </table:table-row>
        <table:table-row>
          <table:table-cell table:style-name="General_5f_Options.A70" office:value-type="string">
            <text:p text:style-name="P4">CONFIG_SYS_MMC_SET_DEV</text:p>
          </table:table-cell>
          <table:table-cell table:style-name="General_5f_Options.B70" office:value-type="string">
            <text:p text:style-name="P8">This enables support for multiple MMC devices.</text:p>
          </table:table-cell>
        </table:table-row>
        <table:table-row>
          <table:table-cell table:style-name="General_5f_Options.A70" office:value-type="string">
            <text:p text:style-name="P4">CONFIG_SYS_NUM_ADDR_MAP</text:p>
          </table:table-cell>
          <table:table-cell table:style-name="General_5f_Options.B70" office:value-type="string">
            <text:p text:style-name="P8">This defines the maximum number of address maps to support.</text:p>
          </table:table-cell>
        </table:table-row>
        <table:table-row>
          <table:table-cell table:style-name="General_5f_Options.A70" office:value-type="string">
            <text:p text:style-name="P3">CONFIG_SYS_PBSIZE</text:p>
          </table:table-cell>
          <table:table-cell table:style-name="General_5f_Options.B70" office:value-type="string">
            <text:p text:style-name="P8">Print buffer size.</text:p>
          </table:table-cell>
        </table:table-row>
        <table:table-row>
          <table:table-cell table:style-name="General_5f_Options.A70" office:value-type="string">
            <text:p text:style-name="P30">CONFIG_SYS_PROMPT</text:p>
          </table:table-cell>
          <table:table-cell table:style-name="General_5f_Options.B70" office:value-type="string">
            <text:p text:style-name="P34">This defines the prompt to use. If not defined then the prompt will be computed automatically.</text:p>
          </table:table-cell>
        </table:table-row>
        <table:table-row>
          <table:table-cell table:style-name="General_5f_Options.A70" office:value-type="string">
            <text:p text:style-name="P3">CONFIG_SYS_SDRAM_BASE</text:p>
          </table:table-cell>
          <table:table-cell table:style-name="General_5f_Options.B70" office:value-type="string">
            <text:p text:style-name="P8">This is the base address for memory. It should be set to the beginning of KSEG0, 0x80000000.</text:p>
          </table:table-cell>
        </table:table-row>
        <table:table-row>
          <table:table-cell table:style-name="General_5f_Options.A70" office:value-type="string">
            <text:p text:style-name="P4">CONFIG_TIMESTAMP</text:p>
          </table:table-cell>
          <table:table-cell table:style-name="General_5f_Options.B70" office:value-type="string">
            <text:p text:style-name="P8">This displays the time stampof when U-Boot was compiled when displaying the version information.</text:p>
          </table:table-cell>
        </table:table-row>
        <table:table-row>
          <table:table-cell table:style-name="General_5f_Options.A70" office:value-type="string">
            <text:p text:style-name="P4">CONFIG_ZERO_BOOTDELAY_CHECK</text:p>
          </table:table-cell>
          <table:table-cell table:style-name="General_5f_Options.B70" office:value-type="string">
            <text:p text:style-name="P8">This allows a keystroke to interrupt the bootcmd even when the boot delay is set to zero.</text:p>
          </table:table-cell>
        </table:table-row>
        <table:table-row>
          <table:table-cell table:style-name="General_5f_Options.A70" office:value-type="string">
            <text:p text:style-name="P3">DEFAULT_CPU_REF_FREQUENCY_MHZ</text:p>
          </table:table-cell>
          <table:table-cell table:style-name="General_5f_Options.B70" office:value-type="string">
            <text:p text:style-name="P8">This is the CPU reference clock frequency if it cannot be determined automatically. It is usually set to 50.</text:p>
          </table:table-cell>
        </table:table-row>
        <table:table-row>
          <table:table-cell table:style-name="General_5f_Options.A70" office:value-type="string">
            <text:p text:style-name="P16">DEFAULT_ECLK_FREQ_MHZ</text:p>
          </table:table-cell>
          <table:table-cell table:style-name="General_5f_Options.B70" office:value-type="string">
            <text:p text:style-name="P17">This is the default DRAM refresh clock if the speed cannot be auto-detected. For DDR3 boards this is typically set to 400 or 533. The simulator uses the value of 600 to improve performance.</text:p>
          </table:table-cell>
        </table:table-row>
        <table:table-row>
          <table:table-cell table:style-name="General_5f_Options.A72" office:value-type="string">
            <text:p text:style-name="P3">&lt;board&gt;_DEF_DRAM_FREQ</text:p>
          </table:table-cell>
          <table:table-cell table:style-name="General_5f_Options.B72" office:value-type="string">
            <text:p text:style-name="P8">This is the default frequency to use for the DDR memory if it is not set in the board EEPROM. This is used in <text:span text:style-name="My_5f_directory_20_Char">board/octeon/&lt;board&gt;/&lt;board&gt;_board.c</text:span><text:span text:style-name="My_5f_directory_20_Char"><text:span text:style-name="T22">.</text:span></text:span></text:p>
          </table:table-cell>
        </table:table-row>
        <table:table-row>
          <table:table-cell table:style-name="General_5f_Options.A72" office:value-type="string">
            <text:p text:style-name="P118"><text:span text:style-name="T88">CONFIG_OCTEON_SERIAL</text:span></text:p>
          </table:table-cell>
          <table:table-cell table:style-name="General_5f_Options.B72" office:value-type="string">
            <text:p text:style-name="P115"><text:span text:style-name="T88">Enables the OCTEON serial port driver. This is required.</text:span></text:p>
          </table:table-cell>
        </table:table-row>
      </table:table>
      <text:p text:style-name="Caption"><text:soft-page-break/></text:p>
      <text:p text:style-name="Table"><text:span text:style-name="Caption_20_characters">Table </text:span><text:span text:style-name="Caption_20_characters"><text:sequence text:ref-name="refTable10" text:name="Table" text:formula="ooow:Table+1" style:num-format="1">21.2</text:sequence></text:span><text:span text:style-name="Caption_20_characters">: </text:span>Boot Bus Configuration and Compact Flash</text:p>
      <table:table table:name="Boot_Bus_and_Compact_Flash_Options" table:style-name="Boot_5f_Bus_5f_and_5f_Compact_5f_Flash_5f_Options">
        <table:table-column table:style-name="Boot_5f_Bus_5f_and_5f_Compact_5f_Flash_5f_Options.A"/>
        <table:table-column table:style-name="Boot_5f_Bus_5f_and_5f_Compact_5f_Flash_5f_Options.B"/>
        <table:table-header-rows>
          <table:table-row>
            <table:table-cell table:style-name="Boot_5f_Bus_5f_and_5f_Compact_5f_Flash_5f_Options.A1" table:number-columns-spanned="2" office:value-type="string">
              <text:p text:style-name="P26">Boot Bus Configuration</text:p>
            </table:table-cell>
            <table:covered-table-cell/>
          </table:table-row>
        </table:table-header-rows>
        <table:table-row>
          <table:table-cell table:style-name="Boot_5f_Bus_5f_and_5f_Compact_5f_Flash_5f_Options.A27" table:number-columns-spanned="2" office:value-type="string">
            <text:p text:style-name="P6">There are a number of common devices defined in the OCTEON U-Boot for the boot bus. Other than flash these are Compact Flash, an 8 character LED display and a PAL, though some boards may have additional features such as the Embedded Planet EP6300C. Some boards have no boot bus devices such as the NicPRO2 board. NOTE that the PAL, Compact Flash, BCSR </text:p>
          </table:table-cell>
          <table:covered-table-cell/>
        </table:table-row>
        <table:table-row>
          <table:table-cell table:style-name="Boot_5f_Bus_5f_and_5f_Compact_5f_Flash_5f_Options.A27" table:number-columns-spanned="2" office:value-type="string">
            <text:p text:style-name="P6">All of these devices must have their base address and chip select defined.</text:p>
          </table:table-cell>
          <table:covered-table-cell/>
        </table:table-row>
        <table:table-row>
          <table:table-cell table:style-name="Boot_5f_Bus_5f_and_5f_Compact_5f_Flash_5f_Options.A33" office:value-type="string">
            <text:p text:style-name="P6"><text:span text:style-name="My_5f_code_20_Char"><text:span text:style-name="T30">OCTEON_CHAR_LED_CHIP_SEL</text:span></text:span></text:p>
          </table:table-cell>
          <table:table-cell table:style-name="Boot_5f_Bus_5f_and_5f_Compact_5f_Flash_5f_Options.B33" office:value-type="string">
            <text:p text:style-name="P120">Boot bus chip select number connected to the 8 character alpha-numeric LED display. <text:span text:style-name="T87">NOTE: This is deprecated and should now be defined in the device tree.</text:span></text:p>
          </table:table-cell>
        </table:table-row>
        <table:table-row>
          <table:table-cell table:style-name="Boot_5f_Bus_5f_and_5f_Compact_5f_Flash_5f_Options.A33" office:value-type="string">
            <text:p text:style-name="P7"><text:span text:style-name="My_5f_code_20_Char">OCTEON_CHAR_LED_BASE_ADDR</text:span></text:p>
          </table:table-cell>
          <table:table-cell table:style-name="Boot_5f_Bus_5f_and_5f_Compact_5f_Flash_5f_Options.B33" office:value-type="string">
            <text:p text:style-name="P120">Base address for the 8-character alpha-numeric LED display on the boot bus. <text:span text:style-name="T87">NOTE: This is deprecated and should now be defined in the device tree.</text:span></text:p>
          </table:table-cell>
        </table:table-row>
        <table:table-row>
          <table:table-cell table:style-name="Boot_5f_Bus_5f_and_5f_Compact_5f_Flash_5f_Options.A33" office:value-type="string">
            <text:p text:style-name="P7"><text:span text:style-name="My_5f_code_20_Char">OCTEON_PAL_CHIP_SEL</text:span></text:p>
          </table:table-cell>
          <table:table-cell table:style-name="Boot_5f_Bus_5f_and_5f_Compact_5f_Flash_5f_Options.B33" office:value-type="string">
            <text:p text:style-name="P120">Chip select number connected to the PAL device. <text:span text:style-name="T87">NOTE: This is deprecated and should now be defined in the device tree.</text:span></text:p>
          </table:table-cell>
        </table:table-row>
        <table:table-row>
          <table:table-cell table:style-name="Boot_5f_Bus_5f_and_5f_Compact_5f_Flash_5f_Options.A7" office:value-type="string">
            <text:p text:style-name="P7"><text:span text:style-name="My_5f_code_20_Char">OCTEON_PAL_BASE_ADDR</text:span></text:p>
          </table:table-cell>
          <table:table-cell table:style-name="Boot_5f_Bus_5f_and_5f_Compact_5f_Flash_5f_Options.B7" office:value-type="string">
            <text:p text:style-name="P120">Base address for the PAL device on the boot bus. <text:span text:style-name="T87">NOTE: This is deprecated and should now be defined in the device tree.</text:span></text:p>
          </table:table-cell>
        </table:table-row>
        <table:table-row>
          <table:table-cell table:style-name="Boot_5f_Bus_5f_and_5f_Compact_5f_Flash_5f_Options.A8" table:number-columns-spanned="2" office:value-type="string">
            <text:p text:style-name="P26">Compact Flash Support</text:p>
          </table:table-cell>
          <table:covered-table-cell/>
        </table:table-row>
        <table:table-row>
          <table:table-cell table:style-name="Boot_5f_Bus_5f_and_5f_Compact_5f_Flash_5f_Options.A27" table:number-columns-spanned="2" office:value-type="string">
            <text:p text:style-name="P6">There are a number of defines used for Compact Flash and it may be implemented as True IDE mode or the old CF mode. The old CF mode can be implemented as either an 8 or 16-bit interface, but most CAVIUM development boards use the 16-bit bus.</text:p>
          </table:table-cell>
          <table:covered-table-cell/>
        </table:table-row>
        <table:table-row>
          <table:table-cell table:style-name="Boot_5f_Bus_5f_and_5f_Compact_5f_Flash_5f_Options.A27" table:number-columns-spanned="2" office:value-type="string">
            <text:p text:style-name="P6">Some defines are common for both True IDE mode and the old IDE mode. Some boards also provide a method of resetting the CF adapter.</text:p>
          </table:table-cell>
          <table:covered-table-cell/>
        </table:table-row>
        <table:table-row>
          <table:table-cell table:style-name="Boot_5f_Bus_5f_and_5f_Compact_5f_Flash_5f_Options.A33" office:value-type="string">
            <text:p text:style-name="P3">CONFIG_IDE_RESET</text:p>
          </table:table-cell>
          <table:table-cell table:style-name="Boot_5f_Bus_5f_and_5f_Compact_5f_Flash_5f_Options.B33" office:value-type="string">
            <text:p text:style-name="P11"><text:span text:style-name="T10">This enables IDE reset support. If IDE reset is connected to a GPIO pin </text:span><text:span text:style-name="T10">then </text:span><text:span text:style-name="T8">OCTEON_CF_RESET_GPIO</text:span><text:span text:style-name="T10"> should be set to the GPIO number.</text:span></text:p>
          </table:table-cell>
        </table:table-row>
        <table:table-row>
          <table:table-cell table:style-name="Boot_5f_Bus_5f_and_5f_Compact_5f_Flash_5f_Options.A33" office:value-type="string">
            <text:p text:style-name="P3">CONFIG_LBA48</text:p>
          </table:table-cell>
          <table:table-cell table:style-name="Boot_5f_Bus_5f_and_5f_Compact_5f_Flash_5f_Options.B33" office:value-type="string">
            <text:p text:style-name="P8">This enables LBA 48-bit addressing. It is usually safe to enable this.</text:p>
          </table:table-cell>
        </table:table-row>
        <table:table-row>
          <table:table-cell table:style-name="Boot_5f_Bus_5f_and_5f_Compact_5f_Flash_5f_Options.A33" office:value-type="string">
            <text:p text:style-name="P3">CONFIG_OCTEON_NO_BOOT_BUS</text:p>
          </table:table-cell>
          <table:table-cell table:style-name="Boot_5f_Bus_5f_and_5f_Compact_5f_Flash_5f_Options.B33" office:value-type="string">
            <text:p text:style-name="P8">This is set if the boot bus is not used or supported.</text:p>
          </table:table-cell>
        </table:table-row>
        <table:table-row>
          <table:table-cell table:style-name="Boot_5f_Bus_5f_and_5f_Compact_5f_Flash_5f_Options.A33" office:value-type="string">
            <text:p text:style-name="P3">CONFIG_SYS_64BIT_LBA</text:p>
          </table:table-cell>
          <table:table-cell table:style-name="Boot_5f_Bus_5f_and_5f_Compact_5f_Flash_5f_Options.B33" office:value-type="string">
            <text:p text:style-name="P11"><text:span text:style-name="T10">This enables 64-bit LBA addressing. It is usually safe to enable this. It </text:span><text:span text:style-name="T10">can be enabled along with </text:span><text:span text:style-name="T8">CONFIG_LBA48</text:span><text:span text:style-name="T10">.</text:span></text:p>
          </table:table-cell>
        </table:table-row>
        <table:table-row>
          <table:table-cell table:style-name="Boot_5f_Bus_5f_and_5f_Compact_5f_Flash_5f_Options.A33" office:value-type="string">
            <text:p text:style-name="P3">CONFIG_SYS_ATA_BASE_ADDR</text:p>
          </table:table-cell>
          <table:table-cell table:style-name="Boot_5f_Bus_5f_and_5f_Compact_5f_Flash_5f_Options.B33" office:value-type="string">
            <text:p text:style-name="P8">This should be set to zero. It more or less is needed to make the compiler happy since other methods are used to determine the address.</text:p>
          </table:table-cell>
        </table:table-row>
        <table:table-row>
          <table:table-cell table:style-name="Boot_5f_Bus_5f_and_5f_Compact_5f_Flash_5f_Options.A33" office:value-type="string">
            <text:p text:style-name="P3">CONFIG_SYS_IDE_MAXBUS</text:p>
          </table:table-cell>
          <table:table-cell table:style-name="Boot_5f_Bus_5f_and_5f_Compact_5f_Flash_5f_Options.B33" office:value-type="string">
            <text:p text:style-name="P8">This is defined for the maximum number of IDE buses. Usually this is <text:soft-page-break/>set to 1. For the EBB6600 revision 2.0 this is set to 2.</text:p>
          </table:table-cell>
        </table:table-row>
        <table:table-row>
          <table:table-cell table:style-name="Boot_5f_Bus_5f_and_5f_Compact_5f_Flash_5f_Options.A33" office:value-type="string">
            <text:p text:style-name="P3">CONFIG_SYS_IDE_MAXDEVICE</text:p>
          </table:table-cell>
          <table:table-cell table:style-name="Boot_5f_Bus_5f_and_5f_Compact_5f_Flash_5f_Options.B33" office:value-type="string">
            <text:p text:style-name="P8">This should be defined to the maximum number of devices supported on the IDE bus. Usually this is set to 1.</text:p>
          </table:table-cell>
        </table:table-row>
        <table:table-row>
          <table:table-cell table:style-name="Boot_5f_Bus_5f_and_5f_Compact_5f_Flash_5f_Options.A33" office:value-type="string">
            <text:p text:style-name="P3">OCTEON_CF_16_BIT_BUS</text:p>
          </table:table-cell>
          <table:table-cell table:style-name="Boot_5f_Bus_5f_and_5f_Compact_5f_Flash_5f_Options.B33" office:value-type="string">
            <text:p text:style-name="P114">This must be defined if the IDE bus is 16-bits. In True IDE mode this must be defined. In non-True IDE mode it depends on the board. <text:span text:style-name="T86">NOTE: This is deprecated and should now be defined in the device tree.</text:span></text:p>
          </table:table-cell>
        </table:table-row>
        <table:table-row>
          <table:table-cell table:style-name="Boot_5f_Bus_5f_and_5f_Compact_5f_Flash_5f_Options.A33" office:value-type="string">
            <text:p text:style-name="P3">OCTEON_CF_RESET_GPIO</text:p>
          </table:table-cell>
          <table:table-cell table:style-name="Boot_5f_Bus_5f_and_5f_Compact_5f_Flash_5f_Options.B33" office:value-type="string">
            <text:p text:style-name="P8">This should be set to the GPIO number connected to the CF reset line. Note that on some boards, like the Embedded Planet EP6300C that the reset is handled differently and does not use a GPIO line.</text:p>
          </table:table-cell>
        </table:table-row>
        <table:table-row table:style-name="Boot_5f_Bus_5f_and_5f_Compact_5f_Flash_5f_Options.20">
          <table:table-cell table:style-name="Boot_5f_Bus_5f_and_5f_Compact_5f_Flash_5f_Options.A8" table:number-columns-spanned="2" office:value-type="string">
            <text:p text:style-name="P26">True IDE Mode</text:p>
          </table:table-cell>
          <table:covered-table-cell/>
        </table:table-row>
        <table:table-row table:style-name="Boot_5f_Bus_5f_and_5f_Compact_5f_Flash_5f_Options.21">
          <table:table-cell table:style-name="Boot_5f_Bus_5f_and_5f_Compact_5f_Flash_5f_Options.A27" table:number-columns-spanned="2" office:value-type="string">
            <text:p text:style-name="P6">True IDE mode emulates a 16-bit IDE interface and is capable of performing DMA. It is preferable to the non-IDE mode which is not capable of DMA. These fields are deprecated and should be supported entirely by the device tree.</text:p>
          </table:table-cell>
          <table:covered-table-cell/>
        </table:table-row>
        <table:table-row>
          <table:table-cell table:style-name="Boot_5f_Bus_5f_and_5f_Compact_5f_Flash_5f_Options.A33" office:value-type="string">
            <text:p text:style-name="P3">OCTEON_CF_TRUE_IDE_CS0_ADDR</text:p>
          </table:table-cell>
          <table:table-cell table:style-name="Boot_5f_Bus_5f_and_5f_Compact_5f_Flash_5f_Options.B33" office:value-type="string">
            <text:p text:style-name="P114">This should be set to the address to assign on the boot bus for the task file registers. <text:span text:style-name="T86">NOTE: This is deprecated and should now be defined in the device tree.</text:span></text:p>
          </table:table-cell>
        </table:table-row>
        <table:table-row>
          <table:table-cell table:style-name="Boot_5f_Bus_5f_and_5f_Compact_5f_Flash_5f_Options.A33" office:value-type="string">
            <text:p text:style-name="P3">OCTEON_CF_TRUE_IDE_CS0_CHIP_SEL</text:p>
          </table:table-cell>
          <table:table-cell table:style-name="Boot_5f_Bus_5f_and_5f_Compact_5f_Flash_5f_Options.B33" office:value-type="string">
            <text:p text:style-name="P114">This should be configured for the chip select used for the task file registers. <text:span text:style-name="T86">NOTE: This is deprecated and should now be defined in the device tree.</text:span></text:p>
          </table:table-cell>
        </table:table-row>
        <table:table-row>
          <table:table-cell table:style-name="Boot_5f_Bus_5f_and_5f_Compact_5f_Flash_5f_Options.A33" office:value-type="string">
            <text:p text:style-name="P3">OCTEON_CF_TRUE_IDE_CS1_ADDR</text:p>
          </table:table-cell>
          <table:table-cell table:style-name="Boot_5f_Bus_5f_and_5f_Compact_5f_Flash_5f_Options.B33" office:value-type="string">
            <text:p text:style-name="P114">This should be set to the address to assign on the boot bus for the alternate status register and device control register. <text:span text:style-name="T86">NOTE: This is deprecated and should now be defined in the device tree.</text:span></text:p>
          </table:table-cell>
        </table:table-row>
        <table:table-row>
          <table:table-cell table:style-name="Boot_5f_Bus_5f_and_5f_Compact_5f_Flash_5f_Options.A33" office:value-type="string">
            <text:p text:style-name="P3">OCTEON_CF_TRUE_IDE_CS1_CHIP_SEL</text:p>
          </table:table-cell>
          <table:table-cell table:style-name="Boot_5f_Bus_5f_and_5f_Compact_5f_Flash_5f_Options.B33" office:value-type="string">
            <text:p text:style-name="P114">This should be configured for the chip select used for the alternate status register and device control register. <text:span text:style-name="T86">NOTE: This is deprecated and should now be defined in the device tree.</text:span></text:p>
          </table:table-cell>
        </table:table-row>
        <table:table-row>
          <table:table-cell table:style-name="Boot_5f_Bus_5f_and_5f_Compact_5f_Flash_5f_Options.A8" table:number-columns-spanned="2" office:value-type="string">
            <text:p text:style-name="P9">Non-True IDE mode</text:p>
          </table:table-cell>
          <table:covered-table-cell/>
        </table:table-row>
        <table:table-row>
          <table:table-cell table:style-name="Boot_5f_Bus_5f_and_5f_Compact_5f_Flash_5f_Options.A27" table:number-columns-spanned="2" office:value-type="string">
            <text:p text:style-name="P6">Non-True IDE mode is compatible with the PC card interface defined for Compact Flash. It is slower and is unable to take advantage of DMA. All of these fields except <text:span text:style-name="My_5f_code_20_Char">CONFIG_SYS_ATA_DATA_OFFSET</text:span> and <text:span text:style-name="My_5f_code_20_Char">CONFIG_SYS_ATA_REG_OFFSET</text:span> are deprecated and no longer required due to support in the device tree.</text:p>
          </table:table-cell>
          <table:covered-table-cell/>
        </table:table-row>
        <table:table-row>
          <table:table-cell table:style-name="Boot_5f_Bus_5f_and_5f_Compact_5f_Flash_5f_Options.A33" office:value-type="string">
            <text:p text:style-name="P3">CONFIG_SYS_ATA_DATA_OFFSET</text:p>
          </table:table-cell>
          <table:table-cell table:style-name="Boot_5f_Bus_5f_and_5f_Compact_5f_Flash_5f_Options.B33" office:value-type="string">
            <text:p text:style-name="P8">Address offset from the base at which data is repeated so it can be read as a block. This is usually initialized as 0x400.</text:p>
          </table:table-cell>
        </table:table-row>
        <table:table-row>
          <table:table-cell table:style-name="Boot_5f_Bus_5f_and_5f_Compact_5f_Flash_5f_Options.A33" office:value-type="string">
            <text:p text:style-name="P3">CONFIG_SYS_ATA_REG_OFFSET</text:p>
          </table:table-cell>
          <table:table-cell table:style-name="Boot_5f_Bus_5f_and_5f_Compact_5f_Flash_5f_Options.B33" office:value-type="string">
            <text:p text:style-name="P8">Offset of IDE registers. This is usually initialized as zero.</text:p>
          </table:table-cell>
        </table:table-row>
        <table:table-row>
          <table:table-cell table:style-name="Boot_5f_Bus_5f_and_5f_Compact_5f_Flash_5f_Options.A33" office:value-type="string">
            <text:p text:style-name="P3">OCTEON_CF_ATTRIB_BASE_ADDR</text:p>
          </table:table-cell>
          <table:table-cell table:style-name="Boot_5f_Bus_5f_and_5f_Compact_5f_Flash_5f_Options.B33" office:value-type="string">
            <text:p text:style-name="P114">Base address to assign to the compact flash attribute registers. <text:span text:style-name="T86">NOTE: This is deprecated and should now be defined in the device tree.</text:span></text:p>
          </table:table-cell>
        </table:table-row>
        <text:soft-page-break/>
        <table:table-row>
          <table:table-cell table:style-name="Boot_5f_Bus_5f_and_5f_Compact_5f_Flash_5f_Options.A33" office:value-type="string">
            <text:p text:style-name="P3">OCTEON_CF_ATTRIB_CHIP_SEL</text:p>
          </table:table-cell>
          <table:table-cell table:style-name="Boot_5f_Bus_5f_and_5f_Compact_5f_Flash_5f_Options.B33" office:value-type="string">
            <text:p text:style-name="P114">This defines the GPIO connect to the compact flash attribute chip select. This may or may not be connected to the compact flash card. <text:span text:style-name="T86">NOTE: This is deprecated and should now be defined in the device tree.</text:span></text:p>
          </table:table-cell>
        </table:table-row>
        <table:table-row>
          <table:table-cell table:style-name="Boot_5f_Bus_5f_and_5f_Compact_5f_Flash_5f_Options.A33" office:value-type="string">
            <text:p text:style-name="P3">OCTEON_CF_COMMON_BASE_ADDR</text:p>
          </table:table-cell>
          <table:table-cell table:style-name="Boot_5f_Bus_5f_and_5f_Compact_5f_Flash_5f_Options.B33" office:value-type="string">
            <text:p text:style-name="P121"><text:span text:style-name="T10">Common compact flash base address. It is usually </text:span><text:span text:style-name="T8">OCTEON_CF_ATTRIB_BASE_ADDR | (1 &lt;&lt; 11)</text:span><text:span text:style-name="T10">. </text:span><text:span text:style-name="T11">NOTE: This is deprecated and should now be defined in the device tree.</text:span></text:p>
          </table:table-cell>
        </table:table-row>
        <table:table-row>
          <table:table-cell table:style-name="Boot_5f_Bus_5f_and_5f_Compact_5f_Flash_5f_Options.A33" office:value-type="string">
            <text:p text:style-name="P3">OCTEON_CF_COMMON_CHIP_SEL</text:p>
          </table:table-cell>
          <table:table-cell table:style-name="Boot_5f_Bus_5f_and_5f_Compact_5f_Flash_5f_Options.B33" office:value-type="string">
            <text:p text:style-name="P114">This defines the GPIO connect to the compact flash for the common chip select. <text:span text:style-name="T86">NOTE: This is deprecated and should now be defined in the device tree.</text:span></text:p>
          </table:table-cell>
        </table:table-row>
      </table:table>
      <text:p text:style-name="Text_20_body"/>
      <text:p text:style-name="Table">Table <text:sequence text:ref-name="refTable11" text:name="Table" text:formula="ooow:Table+1" style:num-format="1">21.3</text:sequence>: Networking Options</text:p>
      <table:table table:name="Networking_Options" table:style-name="Networking_5f_Options">
        <table:table-column table:style-name="Networking_5f_Options.A"/>
        <table:table-column table:style-name="Networking_5f_Options.B"/>
        <table:table-header-rows>
          <table:table-row>
            <table:table-cell table:style-name="Networking_5f_Options.A1" table:number-columns-spanned="2" office:value-type="string">
              <text:p text:style-name="P26">Networking Settings</text:p>
            </table:table-cell>
            <table:covered-table-cell/>
          </table:table-row>
        </table:table-header-rows>
        <table:table-row>
          <table:table-cell table:style-name="Networking_5f_Options.A32" office:value-type="string">
            <text:p text:style-name="P3">CONFIG_BOOTP_BOOTFILESIZE</text:p>
          </table:table-cell>
          <table:table-cell table:style-name="Networking_5f_Options.B32" office:value-type="string">
            <text:p text:style-name="P8">Allows the server to specify the size of the bootfile.</text:p>
          </table:table-cell>
        </table:table-row>
        <table:table-row>
          <table:table-cell table:style-name="Networking_5f_Options.A32" office:value-type="string">
            <text:p text:style-name="P3">CONFIG_BOOTP_BOOTPATH</text:p>
          </table:table-cell>
          <table:table-cell table:style-name="Networking_5f_Options.B32" office:value-type="string">
            <text:p text:style-name="P8">Allows the server to specify the boot path.</text:p>
          </table:table-cell>
        </table:table-row>
        <table:table-row>
          <table:table-cell table:style-name="Networking_5f_Options.A32" office:value-type="string">
            <text:p text:style-name="P3">CONFIG_BOOTP_DNS</text:p>
          </table:table-cell>
          <table:table-cell table:style-name="Networking_5f_Options.B32" office:value-type="string">
            <text:p text:style-name="P8">Allows BOOTP to specify the primary domain name server.</text:p>
          </table:table-cell>
        </table:table-row>
        <table:table-row>
          <table:table-cell table:style-name="Networking_5f_Options.A32" office:value-type="string">
            <text:p text:style-name="P3">CONFIG_BOOTP_DNS2</text:p>
          </table:table-cell>
          <table:table-cell table:style-name="Networking_5f_Options.B32" office:value-type="string">
            <text:p text:style-name="P8">Allows BOOTP to specify the secondary domain name server.</text:p>
          </table:table-cell>
        </table:table-row>
        <table:table-row>
          <table:table-cell table:style-name="Networking_5f_Options.A32" office:value-type="string">
            <text:p text:style-name="P3">CONFIG_BOOTP_GATEWAY</text:p>
          </table:table-cell>
          <table:table-cell table:style-name="Networking_5f_Options.B32" office:value-type="string">
            <text:p text:style-name="P8">Allows BOOTP to set the default gateway.</text:p>
          </table:table-cell>
        </table:table-row>
        <table:table-row>
          <table:table-cell table:style-name="Networking_5f_Options.A32" office:value-type="string">
            <text:p text:style-name="P3">CONFIG_BOOTP_HOSTNAME</text:p>
          </table:table-cell>
          <table:table-cell table:style-name="Networking_5f_Options.B32" office:value-type="string">
            <text:p text:style-name="P8">Allows BOOTP to assign the hostname sent from the server.</text:p>
          </table:table-cell>
        </table:table-row>
        <table:table-row>
          <table:table-cell table:style-name="Networking_5f_Options.A32" office:value-type="string">
            <text:p text:style-name="P3">CONFIG_BOOTP_MASK</text:p>
          </table:table-cell>
          <table:table-cell table:style-name="Networking_5f_Options.B32" office:value-type="string">
            <text:p text:style-name="P11"><text:span text:style-name="T10">Mask of settings for BOOTP. Usually this is set to </text:span><text:span text:style-name="T8">CONFIG_BOOTP_DEFAULT</text:span></text:p>
          </table:table-cell>
        </table:table-row>
        <table:table-row>
          <table:table-cell table:style-name="Networking_5f_Options.A32" office:value-type="string">
            <text:p text:style-name="P3">CONFIG_BOOTP_NTPSERVER</text:p>
          </table:table-cell>
          <table:table-cell table:style-name="Networking_5f_Options.B32" office:value-type="string">
            <text:p text:style-name="P8">Allows the server to specify a NTP server. This only makes sense when there is a real-time clock.</text:p>
          </table:table-cell>
        </table:table-row>
        <table:table-row>
          <table:table-cell table:style-name="Networking_5f_Options.A32" office:value-type="string">
            <text:p text:style-name="P3">CONFIG_BOOTP_SEND_HOSTNAME</text:p>
          </table:table-cell>
          <table:table-cell table:style-name="Networking_5f_Options.B32" office:value-type="string">
            <text:p text:style-name="P8">Allows the client to send the hostname to the server.</text:p>
          </table:table-cell>
        </table:table-row>
        <table:table-row>
          <table:table-cell table:style-name="Networking_5f_Options.A32" office:value-type="string">
            <text:p text:style-name="P3">CONFIG_BOOTP_SUBNETMASK</text:p>
          </table:table-cell>
          <table:table-cell table:style-name="Networking_5f_Options.B32" office:value-type="string">
            <text:p text:style-name="P8">Allows the server to set the subnet mask.</text:p>
          </table:table-cell>
        </table:table-row>
        <table:table-row>
          <table:table-cell table:style-name="Networking_5f_Options.A32" office:value-type="string">
            <text:p text:style-name="P3">CONFIG_BOOTP_TIMEOFFSET</text:p>
          </table:table-cell>
          <table:table-cell table:style-name="Networking_5f_Options.B32" office:value-type="string">
            <text:p text:style-name="P8">Allows BOOTP to set the time offset.</text:p>
          </table:table-cell>
        </table:table-row>
        <table:table-row>
          <table:table-cell table:style-name="Networking_5f_Options.A32" office:value-type="string">
            <text:p text:style-name="P3">CONFIG_CMD_NET</text:p>
          </table:table-cell>
          <table:table-cell table:style-name="Networking_5f_Options.B32" office:value-type="string">
            <text:p text:style-name="P11"><text:span text:style-name="T10">This is the main define to enable networking support. This enables </text:span><text:span text:style-name="T10">commands like </text:span><text:span text:style-name="T8">ping</text:span><text:span text:style-name="T10">, </text:span><text:span text:style-name="T8">dhcp</text:span><text:span text:style-name="T10">, </text:span><text:span text:style-name="T8">tftp</text:span><text:span text:style-name="T10">, etc.</text:span></text:p>
          </table:table-cell>
        </table:table-row>
        <table:table-row>
          <table:table-cell table:style-name="Networking_5f_Options.A32" office:value-type="string">
            <text:p text:style-name="P3">CONFIG_MII_CLAUSE_45</text:p>
          </table:table-cell>
          <table:table-cell table:style-name="Networking_5f_Options.B32" office:value-type="string">
            <text:p text:style-name="P8">Define this to enable MII clause 45 support for XAUI</text:p>
          </table:table-cell>
        </table:table-row>
        <table:table-row>
          <table:table-cell table:style-name="Networking_5f_Options.A32" office:value-type="string">
            <text:p text:style-name="P3">CONFIG_NET_MULTI</text:p>
          </table:table-cell>
          <table:table-cell table:style-name="Networking_5f_Options.B32" office:value-type="string">
            <text:p text:style-name="P8">This should always be enabled for networking support. This allows multiple network interfaces to be supported and will cause DHCP to move to the next interface if the current one does not respond.</text:p>
          </table:table-cell>
        </table:table-row>
        <text:soft-page-break/>
        <table:table-row>
          <table:table-cell table:style-name="Networking_5f_Options.A32" office:value-type="string">
            <text:p text:style-name="P3">CONFIG_NET_RETRY_COUNT</text:p>
          </table:table-cell>
          <table:table-cell table:style-name="Networking_5f_Options.B32" office:value-type="string">
            <text:p text:style-name="P8">Specify the number of times DHCP should retry before moving to the next interface. The default is 5.</text:p>
          </table:table-cell>
        </table:table-row>
        <table:table-row>
          <table:table-cell table:style-name="Networking_5f_Options.A32" office:value-type="string">
            <text:p text:style-name="P3">CONFIG_NETCONSOLE</text:p>
          </table:table-cell>
          <table:table-cell table:style-name="Networking_5f_Options.B32" office:value-type="string">
            <text:p text:style-name="P11"><text:span text:style-name="T10">Define this to enable netconsole support. “nc” must be added to </text:span><text:span text:style-name="T8">stdin</text:span><text:span text:style-name="T10">, </text:span><text:span text:style-name="T8">stdout</text:span><text:span text:style-name="T10"> and </text:span><text:span text:style-name="T8">stderr</text:span><text:span text:style-name="T10">.</text:span></text:p>
          </table:table-cell>
        </table:table-row>
        <table:table-row>
          <table:table-cell table:style-name="Networking_5f_Options.A32" office:value-type="string">
            <text:p text:style-name="P3">CONFIG_TFTP_TSIZE</text:p>
          </table:table-cell>
          <table:table-cell table:style-name="Networking_5f_Options.B32" office:value-type="string">
            <text:p text:style-name="P8">Enables support so TFTP output is dependent on the size of the file. This restricts the hash output to a single line to show progress.</text:p>
          </table:table-cell>
        </table:table-row>
        <table:table-row>
          <table:table-cell table:style-name="Networking_5f_Options.A32" office:value-type="string">
            <text:p text:style-name="P3">CONFIG_UDP_CHECKSUM</text:p>
          </table:table-cell>
          <table:table-cell table:style-name="Networking_5f_Options.B32" office:value-type="string">
            <text:p text:style-name="P8">This enables UDP checksum generation and checking.</text:p>
          </table:table-cell>
        </table:table-row>
        <table:table-row>
          <table:table-cell table:style-name="Networking_5f_Options.A32" office:value-type="string">
            <text:p text:style-name="P3">OCTEON_INTERNAL_ENET</text:p>
          </table:table-cell>
          <table:table-cell table:style-name="Networking_5f_Options.B32" office:value-type="string">
            <text:p text:style-name="P8">Define this to enable non-management Ethernet support for U-Boot.</text:p>
          </table:table-cell>
        </table:table-row>
        <table:table-row>
          <table:table-cell table:style-name="Networking_5f_Options.A32" office:value-type="string">
            <text:p text:style-name="P3">OCTEON_MGMT_ENET</text:p>
          </table:table-cell>
          <table:table-cell table:style-name="Networking_5f_Options.B32" office:value-type="string">
            <text:p text:style-name="P8">Define this to enable management Ethernet ports for devices that support this.</text:p>
          </table:table-cell>
        </table:table-row>
        <table:table-row>
          <table:table-cell table:style-name="Networking_5f_Options.A32" office:value-type="string">
            <text:p text:style-name="P3">OCTEON_NO_NETWORK</text:p>
          </table:table-cell>
          <table:table-cell table:style-name="Networking_5f_Options.B32" office:value-type="string">
            <text:p text:style-name="P8">Define this to disable all OCTEON network support including management. This is currently only used by the generic RAM version of U-Boot.</text:p>
          </table:table-cell>
        </table:table-row>
        <table:table-row>
          <table:table-cell table:style-name="Networking_5f_Options.A32" office:value-type="string">
            <text:p text:style-name="P3">OCTEON_RGMII_ENET</text:p>
          </table:table-cell>
          <table:table-cell table:style-name="Networking_5f_Options.B32" office:value-type="string">
            <text:p text:style-name="P8">Define this to enable RGMII Ethernet support</text:p>
          </table:table-cell>
        </table:table-row>
        <table:table-row>
          <table:table-cell table:style-name="Networking_5f_Options.A32" office:value-type="string">
            <text:p text:style-name="P3">OCTEON_SGMII_ENET</text:p>
          </table:table-cell>
          <table:table-cell table:style-name="Networking_5f_Options.B32" office:value-type="string">
            <text:p text:style-name="P8">Define this to enable SGMII Ethernet support</text:p>
          </table:table-cell>
        </table:table-row>
        <table:table-row>
          <table:table-cell table:style-name="Networking_5f_Options.A32" office:value-type="string">
            <text:p text:style-name="P3">OCTEON_SPI_IXF18201_ENET</text:p>
          </table:table-cell>
          <table:table-cell table:style-name="Networking_5f_Options.B32" office:value-type="string">
            <text:p text:style-name="P8">Define this to enable SPI IXF18201 support</text:p>
          </table:table-cell>
        </table:table-row>
        <table:table-row>
          <table:table-cell table:style-name="Networking_5f_Options.A32" office:value-type="string">
            <text:p text:style-name="P3">OCTEON_SPI4000_ENET</text:p>
          </table:table-cell>
          <table:table-cell table:style-name="Networking_5f_Options.B32" office:value-type="string">
            <text:p text:style-name="P8">Define this to enable SPI4000 support</text:p>
          </table:table-cell>
        </table:table-row>
        <table:table-row>
          <table:table-cell table:style-name="Networking_5f_Options.A32" office:value-type="string">
            <text:p text:style-name="P3">OCTEON_XAUI_ENET</text:p>
          </table:table-cell>
          <table:table-cell table:style-name="Networking_5f_Options.B32" office:value-type="string">
            <text:p text:style-name="P8">Define this to enable XAUI 10Gbps Ethernet support</text:p>
          </table:table-cell>
        </table:table-row>
        <table:table-row>
          <table:table-cell table:style-name="Networking_5f_Options.A32" office:value-type="string">
            <text:p text:style-name="P117"><text:span text:style-name="T85">CONFIG_PHY_GIGE</text:span></text:p>
          </table:table-cell>
          <table:table-cell table:style-name="Networking_5f_Options.B32" office:value-type="string">
            <text:p text:style-name="P113"><text:span text:style-name="T85">Enables support for gigabit PHY devices.</text:span></text:p>
          </table:table-cell>
        </table:table-row>
        <table:table-row>
          <table:table-cell table:style-name="Networking_5f_Options.A32" office:value-type="string">
            <text:p text:style-name="P117"><text:span text:style-name="T85">CONFIG_PHYLIB_10G</text:span></text:p>
          </table:table-cell>
          <table:table-cell table:style-name="Networking_5f_Options.B32" office:value-type="string">
            <text:p text:style-name="P113"><text:span text:style-name="T85">Enables support for clause 4510G PHY devices.</text:span></text:p>
          </table:table-cell>
        </table:table-row>
        <table:table-row>
          <table:table-cell table:style-name="Networking_5f_Options.A32" office:value-type="string">
            <text:p text:style-name="P117"><text:span text:style-name="T85">CONFIG_PHYLIB</text:span></text:p>
          </table:table-cell>
          <table:table-cell table:style-name="Networking_5f_Options.B32" office:value-type="string">
            <text:p text:style-name="P113"><text:span text:style-name="T85">Enables new PHY support. This is required for networking.</text:span></text:p>
          </table:table-cell>
        </table:table-row>
        <table:table-row>
          <table:table-cell table:style-name="Networking_5f_Options.A32" office:value-type="string">
            <text:p text:style-name="P117"><text:span text:style-name="T85">CONFIG_PHY_MARVELL</text:span></text:p>
          </table:table-cell>
          <table:table-cell table:style-name="Networking_5f_Options.B32" office:value-type="string">
            <text:p text:style-name="P113"><text:span text:style-name="T85">Enables the Marvell PHY driver.</text:span></text:p>
          </table:table-cell>
        </table:table-row>
        <table:table-row>
          <table:table-cell table:style-name="Networking_5f_Options.A32" office:value-type="string">
            <text:p text:style-name="P117"><text:span text:style-name="T85">CONFIG_PHY_BROADCOM</text:span></text:p>
          </table:table-cell>
          <table:table-cell table:style-name="Networking_5f_Options.B32" office:value-type="string">
            <text:p text:style-name="P113"><text:span text:style-name="T85">Enables the Broadcom PHY driver.</text:span></text:p>
          </table:table-cell>
        </table:table-row>
      </table:table>
      <text:p text:style-name="Text_20_body"/>
      <text:p text:style-name="Table">Table <text:sequence text:ref-name="refTable12" text:name="Table" text:formula="ooow:Table+1" style:num-format="1">21.4</text:sequence>: USB Options</text:p>
      <table:table table:name="USB_Options" table:style-name="USB_5f_Options">
        <table:table-column table:style-name="USB_5f_Options.A"/>
        <table:table-column table:style-name="USB_5f_Options.B"/>
        <table:table-header-rows>
          <table:table-row>
            <table:table-cell table:style-name="USB_5f_Options.A1" table:number-columns-spanned="2" office:value-type="string">
              <text:p text:style-name="P26">USB Options</text:p>
            </table:table-cell>
            <table:covered-table-cell/>
          </table:table-row>
        </table:table-header-rows>
        <table:table-row>
          <table:table-cell table:style-name="USB_5f_Options.A12" office:value-type="string">
            <text:p text:style-name="P16">CONFIG_OCTEON_USB_OCTEON</text:p>
          </table:table-cell>
          <table:table-cell table:style-name="USB_5f_Options.B12" office:value-type="string">
            <text:p text:style-name="P11">If this is defined before including octeon_common.h then all of the default options to enable USB support including storage support will be defined. This should only be defined for OCTEON I devices such as the CN3XXX or CN5XXX families.</text:p>
          </table:table-cell>
        </table:table-row>
        <table:table-row>
          <table:table-cell table:style-name="USB_5f_Options.A12" office:value-type="string">
            <text:p text:style-name="P16">CONFIG_OCTEON_USB_OCTEON2</text:p>
          </table:table-cell>
          <table:table-cell table:style-name="USB_5f_Options.B12" office:value-type="string">
            <text:p text:style-name="P11">If this is defined before including octeon_common.h then all of the <text:soft-page-break/>default options to enable USB support including storage support will be defined. This should only be defined for OCTEON II devices such as the CN6XXX family.</text:p>
          </table:table-cell>
        </table:table-row>
        <table:table-row>
          <table:table-cell table:style-name="USB_5f_Options.A12" office:value-type="string">
            <text:p text:style-name="P3">CONFIG_USB_BIN_FIXUP</text:p>
          </table:table-cell>
          <table:table-cell table:style-name="USB_5f_Options.B12" office:value-type="string">
            <text:p text:style-name="P8">Fixes output from some USB storage devices whose binary output can cause some consoles to freeze.</text:p>
          </table:table-cell>
        </table:table-row>
        <table:table-row>
          <table:table-cell table:style-name="USB_5f_Options.A12" office:value-type="string">
            <text:p text:style-name="P3">CONFIG_USB_STORAGE</text:p>
          </table:table-cell>
          <table:table-cell table:style-name="USB_5f_Options.B12" office:value-type="string">
            <text:p text:style-name="P8">Enables support for USB storage devices.</text:p>
          </table:table-cell>
        </table:table-row>
        <table:table-row>
          <table:table-cell table:style-name="USB_5f_Options.A8" table:number-columns-spanned="2" office:value-type="string">
            <text:p text:style-name="P2"><text:span text:style-name="T13">For the CN5XXX and earlier parts, the following should be defined in addition to </text:span><text:span text:style-name="T7">CONFIG_CMD_USB</text:span><text:span text:style-name="T13">:</text:span></text:p>
          </table:table-cell>
          <table:covered-table-cell/>
        </table:table-row>
        <table:table-row>
          <table:table-cell table:style-name="USB_5f_Options.A12" office:value-type="string">
            <text:p text:style-name="P3">CONFIG_USB_OCTEON</text:p>
          </table:table-cell>
          <table:table-cell table:style-name="USB_5f_Options.B12" office:value-type="string">
            <text:p text:style-name="P8">Enables the Octeon USB driver for CN5XXX and earlier devices.</text:p>
          </table:table-cell>
        </table:table-row>
        <table:table-row>
          <table:table-cell table:style-name="USB_5f_Options.A8" table:number-columns-spanned="2" office:value-type="string">
            <text:p text:style-name="P2"><text:span text:style-name="T13">Octeon II and later devices include both an OHCI and EHCI compliant controller. Since U-Boot can only support either OHCI or EHCI and not both, the decision was made to support EHCI </text:span><text:span text:style-name="T13">since virtually all modern USB storage devices support EHCI. For the CN6XXX series of Octeon CPUs, do not define </text:span><text:span text:style-name="T7">CONFIG_USB_OCTEON</text:span><text:span text:style-name="T13"> but define the following instead:</text:span></text:p>
          </table:table-cell>
          <table:covered-table-cell/>
        </table:table-row>
        <table:table-row>
          <table:table-cell table:style-name="USB_5f_Options.A12" office:value-type="string">
            <text:p text:style-name="P3">CONFIG_EHCI_DESC_BIG_ENDIAN</text:p>
          </table:table-cell>
          <table:table-cell table:style-name="USB_5f_Options.B12" office:value-type="string">
            <text:p text:style-name="P8">This variable is defined for big endian descriptors and should be defined for OCTEON.</text:p>
          </table:table-cell>
        </table:table-row>
        <table:table-row>
          <table:table-cell table:style-name="USB_5f_Options.A12" office:value-type="string">
            <text:p text:style-name="P3">CONFIG_SYS_USB_EHCI_MAX_ROOT_PORTS</text:p>
          </table:table-cell>
          <table:table-cell table:style-name="USB_5f_Options.B12" office:value-type="string">
            <text:p text:style-name="P11"><text:span text:style-name="T10">Defines the number of root ports. This should be set to 1 or </text:span><text:span text:style-name="T10">2, depending on the number of ports available.</text:span></text:p>
          </table:table-cell>
        </table:table-row>
        <table:table-row>
          <table:table-cell table:style-name="USB_5f_Options.A12" office:value-type="string">
            <text:p text:style-name="P3">CONFIG_USB_EHCI</text:p>
          </table:table-cell>
          <table:table-cell table:style-name="USB_5f_Options.B12" office:value-type="string">
            <text:p text:style-name="P8">Enables the generic EHCI driver. This driver has been slightly modified in order to support virtual memory and the 64-bit physical addresses used in the Octeon U-Boot.</text:p>
          </table:table-cell>
        </table:table-row>
        <table:table-row>
          <table:table-cell table:style-name="USB_5f_Options.A12" office:value-type="string">
            <text:p text:style-name="P3">CONFIG_USB_EHCI_OCTEON2</text:p>
          </table:table-cell>
          <table:table-cell table:style-name="USB_5f_Options.B12" office:value-type="string">
            <text:p text:style-name="P8">Enables the low-level Octeon II USB support. This driver enables the clock and performs configuration that is not in the EHCI driver.</text:p>
          </table:table-cell>
        </table:table-row>
      </table:table>
      <text:p text:style-name="Text_20_body"/>
      <text:p text:style-name="Table">Table <text:sequence text:ref-name="refTable13" text:name="Table" text:formula="ooow:Table+1" style:num-format="1">21.5</text:sequence>: TWSI Options</text:p>
      <table:table table:name="TWSI_Options" table:style-name="TWSI_5f_Options">
        <table:table-column table:style-name="TWSI_5f_Options.A"/>
        <table:table-column table:style-name="TWSI_5f_Options.B"/>
        <table:table-header-rows>
          <table:table-row>
            <table:table-cell table:style-name="TWSI_5f_Options.A1" table:number-columns-spanned="2" office:value-type="string">
              <text:p text:style-name="P26">TWSI Options</text:p>
            </table:table-cell>
            <table:covered-table-cell/>
          </table:table-row>
        </table:table-header-rows>
        <table:table-row>
          <table:table-cell table:style-name="TWSI_5f_Options.A21" office:value-type="string">
            <text:p text:style-name="P117"><text:span text:style-name="T85">CONFIG_OCTEON_I2C</text:span></text:p>
          </table:table-cell>
          <table:table-cell table:style-name="TWSI_5f_Options.B21" office:value-type="string">
            <text:p text:style-name="P113"><text:span text:style-name="T85">Enables the OCTEON I</text:span><text:span text:style-name="T5">2</text:span><text:span text:style-name="T85">C (TWSI) driver.</text:span></text:p>
          </table:table-cell>
        </table:table-row>
        <table:table-row>
          <table:table-cell table:style-name="TWSI_5f_Options.A21" office:value-type="string">
            <text:p text:style-name="P3">BOARD_ISP_TWSI_ADDR</text:p>
          </table:table-cell>
          <table:table-cell table:style-name="TWSI_5f_Options.B21" office:value-type="string">
            <text:p text:style-name="P8">Address of ispPAC POWR1220AT8 In-System Programmable Power Supply Monitoring, Sequencing and Margining Controller.</text:p>
          </table:table-cell>
        </table:table-row>
        <table:table-row>
          <table:table-cell table:style-name="TWSI_5f_Options.A21" office:value-type="string">
            <text:p text:style-name="P3">BOARD_MCU_TWSI_ADDR</text:p>
          </table:table-cell>
          <table:table-cell table:style-name="TWSI_5f_Options.B21" office:value-type="string">
            <text:p text:style-name="P8">TWSI address of the MCU, if present.</text:p>
          </table:table-cell>
        </table:table-row>
        <table:table-row>
          <table:table-cell table:style-name="TWSI_5f_Options.A21" office:value-type="string">
            <text:p text:style-name="P3">CONFIG_CMD_OCTEON_TLVEEPROM</text:p>
          </table:table-cell>
          <table:table-cell table:style-name="TWSI_5f_Options.B21" office:value-type="string">
            <text:p text:style-name="P8">This enables the tlv_eeprom command which displays and sets the TLV fields stored in the board EEPROM.</text:p>
          </table:table-cell>
        </table:table-row>
        <table:table-row>
          <table:table-cell table:style-name="TWSI_5f_Options.A21" office:value-type="string">
            <text:p text:style-name="P3">CONFIG_DTT_SENSORS</text:p>
          </table:table-cell>
          <table:table-cell table:style-name="TWSI_5f_Options.B21" office:value-type="string">
            <text:p text:style-name="P8">This defines which sensors are active and the order to display <text:soft-page-break/>them.</text:p>
          </table:table-cell>
        </table:table-row>
        <table:table-row>
          <table:table-cell table:style-name="TWSI_5f_Options.A21" office:value-type="string">
            <text:p text:style-name="P3">CONFIG_DTT_TMP42X</text:p>
          </table:table-cell>
          <table:table-cell table:style-name="TWSI_5f_Options.B21" office:value-type="string">
            <text:p text:style-name="P8">This enables support for the Texas Instruments TMP421, TMP422 or TMP423 temperature sensor.</text:p>
          </table:table-cell>
        </table:table-row>
        <table:table-row>
          <table:table-cell table:style-name="TWSI_5f_Options.A21" office:value-type="string">
            <text:p text:style-name="P3">CONFIG_I2C_MULTI_BUS</text:p>
          </table:table-cell>
          <table:table-cell table:style-name="TWSI_5f_Options.B21" office:value-type="string">
            <text:p text:style-name="P11"><text:span text:style-name="T10">Define this if more than one TWSI bus is used. </text:span><text:span text:style-name="T8">CONFIG_SYS_MAX_I2C_BUS</text:span><text:span text:style-name="T10"> must also be defined.</text:span></text:p>
          </table:table-cell>
        </table:table-row>
        <table:table-row>
          <table:table-cell table:style-name="TWSI_5f_Options.A21" office:value-type="string">
            <text:p text:style-name="P3">CONFIG_I2C_MUX</text:p>
          </table:table-cell>
          <table:table-cell table:style-name="TWSI_5f_Options.B21" office:value-type="string">
            <text:p text:style-name="P8">Define this if a TWSI MUX is present and should be supported by the I2C command. Currently this is not tested or supported.</text:p>
          </table:table-cell>
        </table:table-row>
        <table:table-row>
          <table:table-cell table:style-name="TWSI_5f_Options.A21" office:value-type="string">
            <text:p text:style-name="P3">CONFIG_ISPPAC_POWER</text:p>
          </table:table-cell>
          <table:table-cell table:style-name="TWSI_5f_Options.B21" office:value-type="string">
            <text:p text:style-name="P8">Defined if an ispPAC POWR1220AT8 is present.</text:p>
          </table:table-cell>
        </table:table-row>
        <table:table-row>
          <table:table-cell table:style-name="TWSI_5f_Options.A21" office:value-type="string">
            <text:p text:style-name="P3">CONFIG_SYS_DEF_EEPROM_ADDR</text:p>
          </table:table-cell>
          <table:table-cell table:style-name="TWSI_5f_Options.B21" office:value-type="string">
            <text:p text:style-name="P11"><text:span text:style-name="T10">This should be set to </text:span><text:span text:style-name="T8">CONFIG_SYS_I2C_EEPROM_ADDR</text:span><text:span text:style-name="T10">.</text:span></text:p>
          </table:table-cell>
        </table:table-row>
        <table:table-row>
          <table:table-cell table:style-name="TWSI_5f_Options.A21" office:value-type="string">
            <text:p text:style-name="P3">CONFIG_SYS_DTT_BUS_NUM</text:p>
          </table:table-cell>
          <table:table-cell table:style-name="TWSI_5f_Options.B21" office:value-type="string">
            <text:p text:style-name="P8">TWSI bus number if not zero.</text:p>
          </table:table-cell>
        </table:table-row>
        <table:table-row>
          <table:table-cell table:style-name="TWSI_5f_Options.A21" office:value-type="string">
            <text:p text:style-name="P3">CONFIG_SYS_DTT_TMP42X</text:p>
          </table:table-cell>
          <table:table-cell table:style-name="TWSI_5f_Options.B21" office:value-type="string">
            <text:p text:style-name="P8">This is used to contain the initialization values for the TMP42X temperature sensor. See one of the include files like octeon_ebb6800.h for details.</text:p>
          </table:table-cell>
        </table:table-row>
        <table:table-row>
          <table:table-cell table:style-name="TWSI_5f_Options.A21" office:value-type="string">
            <text:p text:style-name="P3">CONFIG_SYS_EEPROM_PAGE_WRITE_BITS</text:p>
          </table:table-cell>
          <table:table-cell table:style-name="TWSI_5f_Options.B21" office:value-type="string">
            <text:p text:style-name="P11"><text:span text:style-name="T10">Defines the number of bytes that can be written at once </text:span><text:span text:style-name="T10">into a page of TWSI EEPROM. The name is a bit misleading. The value </text:span><text:span text:style-name="T10">of 5 specifies 2</text:span><text:span text:style-name="T15">5</text:span><text:span text:style-name="T10"> or 32 bytes. Check the manufacturer data sheet for details. Do not define this if page writes are not supported. It is not required and only speeds up write operations.</text:span></text:p>
          </table:table-cell>
        </table:table-row>
        <table:table-row>
          <table:table-cell table:style-name="TWSI_5f_Options.A21" office:value-type="string">
            <text:p text:style-name="P3">CONFIG_SYS_EEPROM_PAGE_WRITE_DELAY_MS</text:p>
          </table:table-cell>
          <table:table-cell table:style-name="TWSI_5f_Options.B21" office:value-type="string">
            <text:p text:style-name="P8">Defines the delay required after writing a page to the TWSI EEPROM. It is device dependent. The default value is 5ms which should be adequate for most devices.</text:p>
          </table:table-cell>
        </table:table-row>
        <table:table-row>
          <table:table-cell table:style-name="TWSI_5f_Options.A21" office:value-type="string">
            <text:p text:style-name="P3">CONFIG_SYS_I2C_DTT_ADDR</text:p>
          </table:table-cell>
          <table:table-cell table:style-name="TWSI_5f_Options.B21" office:value-type="string">
            <text:p text:style-name="P8">TWSI address of <text:s/>the temperature sensor, if present</text:p>
          </table:table-cell>
        </table:table-row>
        <table:table-row>
          <table:table-cell table:style-name="TWSI_5f_Options.A21" office:value-type="string">
            <text:p text:style-name="P3">CONFIG_SYS_I2C_EEPROM_ADDR</text:p>
          </table:table-cell>
          <table:table-cell table:style-name="TWSI_5f_Options.B21" office:value-type="string">
            <text:p text:style-name="Standard"><text:span text:style-name="T12">This should be set to</text:span><text:span text:style-name="T14"> </text:span><text:span text:style-name="My_5f_code_20_Char"><text:span text:style-name="T19">OCTEON_XXXX</text:span></text:span><text:span text:style-name="My_5f_code_20_Char"><text:span text:style-name="T20">_EEPROM_TWSI_ADDR </text:span></text:span><text:span text:style-name="T16">where</text:span><text:span text:style-name="T9"> </text:span><text:span text:style-name="My_5f_code_20_Char"><text:span text:style-name="T20">XXXX</text:span></text:span><text:span text:style-name="T9"> </text:span><text:span text:style-name="T16">is the board name. This is typically defined in</text:span><text:span text:style-name="T9"> </text:span><text:span text:style-name="My_5f_code_20_Char"><text:span text:style-name="T20">octeon_xxxx_shared.h</text:span></text:span><text:span text:style-name="T12">.</text:span></text:p>
          </table:table-cell>
        </table:table-row>
        <table:table-row>
          <table:table-cell table:style-name="TWSI_5f_Options.A21" office:value-type="string">
            <text:p text:style-name="P3">CONFIG_SYS_I2C_EEPROM_ADDR_LEN</text:p>
          </table:table-cell>
          <table:table-cell table:style-name="TWSI_5f_Options.B21" office:value-type="string">
            <text:p text:style-name="P8">This defines the number of bytes to use for the address when communicating with the board serial EEPROM. This is set to 2 for the 24LC256 which is used on all CAVIUM OCTEON development boards.</text:p>
          </table:table-cell>
        </table:table-row>
        <table:table-row>
          <table:table-cell table:style-name="TWSI_5f_Options.A21" office:value-type="string">
            <text:p text:style-name="P3">CONFIG_SYS_I2C_RTC_ADDR</text:p>
          </table:table-cell>
          <table:table-cell table:style-name="TWSI_5f_Options.B21" office:value-type="string">
            <text:p text:style-name="P8">This specifies the I2C (TWSI) address of the RTC chip if one is present. If no RTC chip is present then do not define this.</text:p>
          </table:table-cell>
        </table:table-row>
        <table:table-row>
          <table:table-cell table:style-name="TWSI_5f_Options.A21" office:value-type="string">
            <text:p text:style-name="P10">CONFIG_SYS_I2C_SPEED</text:p>
          </table:table-cell>
          <table:table-cell table:style-name="TWSI_5f_Options.B21" office:value-type="string">
            <text:p text:style-name="P8">This defines the default TWSI bus speed. It is usually initialized to 100000.</text:p>
          </table:table-cell>
        </table:table-row>
        <table:table-row>
          <table:table-cell table:style-name="TWSI_5f_Options.A21" office:value-type="string">
            <text:p text:style-name="P3">CONFIG_SYS_MAX_I2C_BUS</text:p>
          </table:table-cell>
          <table:table-cell table:style-name="TWSI_5f_Options.B21" office:value-type="string">
            <text:p text:style-name="P11"><text:span text:style-name="T10">Maximum supported TWSI bus. This must be defined if </text:span><text:soft-page-break/><text:span text:style-name="T8">CONFIG_I2C_MULTI_BUS</text:span><text:span text:style-name="T10"> is defined.</text:span></text:p>
          </table:table-cell>
        </table:table-row>
        <table:table-row>
          <table:table-cell table:style-name="TWSI_5f_Options.A22" office:value-type="string">
            <text:p text:style-name="P3">CONFIG_SYS_RTC_BUS_NUM</text:p>
          </table:table-cell>
          <table:table-cell table:style-name="TWSI_5f_Options.B22" office:value-type="string">
            <text:p text:style-name="P8">If multiple TWSI buses are used, this specifies the bus number used for the real-time clock if it is non-zero.</text:p>
          </table:table-cell>
        </table:table-row>
      </table:table>
      <text:p text:style-name="Text_20_body"/>
      <text:p text:style-name="Table"><text:span text:style-name="Caption_20_characters">Table </text:span><text:span text:style-name="Caption_20_characters"><text:sequence text:ref-name="refTable14" text:name="Table" text:formula="ooow:Table+1" style:num-format="1">21.6</text:sequence></text:span>: Environment Options</text:p>
      <table:table table:name="Environment_Options" table:style-name="Environment_5f_Options">
        <table:table-column table:style-name="Environment_5f_Options.A"/>
        <table:table-column table:style-name="Environment_5f_Options.B"/>
        <table:table-header-rows>
          <table:table-row>
            <table:table-cell table:style-name="Environment_5f_Options.A1" table:number-columns-spanned="2" office:value-type="string">
              <text:p text:style-name="P22">Environment Settings</text:p>
            </table:table-cell>
            <table:covered-table-cell/>
          </table:table-row>
        </table:table-header-rows>
        <table:table-row>
          <table:table-cell table:style-name="Environment_5f_Options.A10" office:value-type="string">
            <text:p text:style-name="P16">CONFIG_ENV_ADDR</text:p>
          </table:table-cell>
          <table:table-cell table:style-name="Environment_5f_Options.B10" office:value-type="string">
            <text:p text:style-name="P2"><text:span text:style-name="T12">This contains the address of the environment. For the environment stored in flash it should be set to </text:span><text:span text:style-name="My_5f_code_20_Char"><text:span text:style-name="T20">(CONFIG_SYS_FLASH_BASE + CONFIG_SYS_FLASH_SIZE – </text:span></text:span><text:span text:style-name="My_5f_code_20_Char"><text:span text:style-name="T20">CONFIG_ENV_SIZE)</text:span></text:span><text:span text:style-name="T17">. For the environment stored in </text:span><text:span text:style-name="T17">RAM it should be set to </text:span><text:span text:style-name="T9">U_BOOT_RAM_ENV_ADDR</text:span><text:span text:style-name="T17">.</text:span></text:p>
          </table:table-cell>
        </table:table-row>
        <table:table-row>
          <table:table-cell table:style-name="Environment_5f_Options.A10" office:value-type="string">
            <text:p text:style-name="P16">CONFIG_ENV_IS_IN_FLASH</text:p>
          </table:table-cell>
          <table:table-cell table:style-name="Environment_5f_Options.B10" office:value-type="string">
            <text:p text:style-name="P8">Define this to 1 if the environment is stored in flash. The environment will usually be stored in the last sector. If this is selected then <text:span text:style-name="My_5f_code_20_Char">CONFIG_ENV_IS_IN_RAM</text:span> and <text:span text:style-name="My_5f_code_20_Char">CONFIG_ENV_IS_NOWHERE</text:span> cannot be selected.</text:p>
          </table:table-cell>
        </table:table-row>
        <table:table-row>
          <table:table-cell table:style-name="Environment_5f_Options.A10" office:value-type="string">
            <text:p text:style-name="P16">CONFIG_ENV_IS_IN_NAND</text:p>
          </table:table-cell>
          <table:table-cell table:style-name="Environment_5f_Options.B10" office:value-type="string">
            <text:p text:style-name="P8">Define this if the environment is stored in NAND flash. If set then <text:span text:style-name="My_5f_code_20_Char">CONFIG_ENV_OFFSET</text:span>, <text:span text:style-name="My_5f_code_20_Char">CONFIG_ENV_SIZE</text:span> and <text:span text:style-name="My_5f_code_20_Char">CONFIG_ENV_RANGE</text:span> must be set. <text:span text:style-name="My_5f_code_20_Char">CONFIG_ENV_RANGE</text:span> should be the size of two blocks.</text:p>
          </table:table-cell>
        </table:table-row>
        <table:table-row>
          <table:table-cell table:style-name="Environment_5f_Options.A10" office:value-type="string">
            <text:p text:style-name="P30">CONFIG_ENV_IS_IN_RAM</text:p>
          </table:table-cell>
          <table:table-cell table:style-name="Environment_5f_Options.B10" office:value-type="string">
            <text:p text:style-name="P34">Define this to 1 if the environment is stored in RAM. This should only be defined on boards that always boot remotely with oct-remote-boot. <text:span text:style-name="T10"><text:s/>If this is selected then </text:span><text:span text:style-name="My_5f_code_20_Char"><text:span text:style-name="T21">CONFIG_ENV_IS_IN_FLASH</text:span></text:span><text:span text:style-name="T10"> and </text:span><text:span text:style-name="My_5f_code_20_Char"><text:span text:style-name="T21">CONFIG_ENV_IS_NOWHERE</text:span></text:span><text:span text:style-name="T10"> cannot be selected.</text:span></text:p>
          </table:table-cell>
        </table:table-row>
        <table:table-row>
          <table:table-cell table:style-name="Environment_5f_Options.A10" office:value-type="string">
            <text:p text:style-name="P16">CONFIG_ENV_IS_NOWHERE</text:p>
          </table:table-cell>
          <table:table-cell table:style-name="Environment_5f_Options.B10" office:value-type="string">
            <text:p text:style-name="P8">Define this as 1 if the environment is not defined in flash or RAM. <text:s/>If this is selected then <text:span text:style-name="My_5f_code_20_Char">CONFIG_ENV_IS_IN_RAM</text:span> and <text:span text:style-name="My_5f_code_20_Char">CONFIG_ENV_IS_IN_FLASH</text:span> cannot be selected.</text:p>
          </table:table-cell>
        </table:table-row>
        <table:table-row>
          <table:table-cell table:style-name="Environment_5f_Options.A10" office:value-type="string">
            <text:p text:style-name="P16">CONFIG_ENV_OFFSET</text:p>
          </table:table-cell>
          <table:table-cell table:style-name="Environment_5f_Options.B10" office:value-type="string">
            <text:p text:style-name="P8">This is the offset in flash where the environment is stored. For NAND flash this should be at least 4MB.</text:p>
          </table:table-cell>
        </table:table-row>
        <table:table-row>
          <table:table-cell table:style-name="Environment_5f_Options.A10" office:value-type="string">
            <text:p text:style-name="P16">CONFIG_ENV_RANGE</text:p>
          </table:table-cell>
          <table:table-cell table:style-name="Environment_5f_Options.B10" office:value-type="string">
            <text:p text:style-name="P8">This defines the size of the range of NAND that can be used to store the environment. It should be a minimum of the size of two blocks.</text:p>
          </table:table-cell>
        </table:table-row>
        <table:table-row>
          <table:table-cell table:style-name="Environment_5f_Options.A10" office:value-type="string">
            <text:p text:style-name="P16">CONFIG_ENV_SIZE</text:p>
          </table:table-cell>
          <table:table-cell table:style-name="Environment_5f_Options.B10" office:value-type="string">
            <text:p text:style-name="P2"><text:span text:style-name="T12">Define this to be the maximum size of the environment. For flash devices this is usually defined to be the size of </text:span><text:span text:style-name="T12">the last sector. If </text:span><text:span text:style-name="My_5f_code_20_Char"><text:span text:style-name="T18">CONFIG_ENV_IS_IN_RAM</text:span></text:span><text:span text:style-name="T12"> is defined </text:span><text:soft-page-break/><text:span text:style-name="T12">then this must be set to </text:span><text:span text:style-name="T9">U_BOOT_RAM_ENV_SIZE</text:span><text:span text:style-name="T12">.</text:span></text:p>
            <text:p text:style-name="P8">For NAND flash this should be smaller than the block size.</text:p>
          </table:table-cell>
        </table:table-row>
        <table:table-row>
          <table:table-cell table:style-name="Environment_5f_Options.A10" office:value-type="string">
            <text:p text:style-name="P3">CONFIG_VERSION_VARIABLE</text:p>
          </table:table-cell>
          <table:table-cell table:style-name="Environment_5f_Options.B10" office:value-type="string">
            <text:p text:style-name="P8">Enables the ver environment variable which contains the version information.</text:p>
          </table:table-cell>
        </table:table-row>
      </table:table>
      <text:p text:style-name="Text_20_body"/>
      <text:p text:style-name="Table">Table <text:sequence text:ref-name="refTable15" text:name="Table" text:formula="ooow:Table+1" style:num-format="1">21.7</text:sequence>: Flash Options</text:p>
      <table:table table:name="Flash_Options" table:style-name="Flash_5f_Options">
        <table:table-column table:style-name="Flash_5f_Options.A"/>
        <table:table-column table:style-name="Flash_5f_Options.B"/>
        <table:table-header-rows>
          <table:table-row>
            <table:table-cell table:style-name="Flash_5f_Options.A1" table:number-columns-spanned="2" office:value-type="string">
              <text:p text:style-name="P26">Flash Settings</text:p>
            </table:table-cell>
            <table:covered-table-cell/>
          </table:table-row>
        </table:table-header-rows>
        <table:table-row>
          <table:table-cell table:style-name="Flash_5f_Options.A2" office:value-type="string">
            <text:p text:style-name="P3">CONFIG_FLASH_CFI_DRIVER</text:p>
          </table:table-cell>
          <table:table-cell table:style-name="Flash_5f_Options.B2" office:value-type="string">
            <text:p text:style-name="P8">Define this to add the CFI flash driver. This must be defined to use CFI.</text:p>
          </table:table-cell>
        </table:table-row>
        <table:table-row>
          <table:table-cell table:style-name="Flash_5f_Options.A3" office:value-type="string">
            <text:p text:style-name="P119"><text:span text:style-name="T101">CONFIG_OCTEON_ENABLE_DT_FLASH_CHECKS</text:span></text:p>
          </table:table-cell>
          <table:table-cell table:style-name="Flash_5f_Options.B3" office:value-type="string">
            <text:p text:style-name="P116"><text:span text:style-name="T101">This enables U-Boot to verify that all of the flash settings are correct. Since the flash settings are split between the configuration header file and the flat device tree it is a common mistake for at least one of these to be misconfigured. If this is set then a number of consistency checks are made.</text:span></text:p>
          </table:table-cell>
        </table:table-row>
        <table:table-row>
          <table:table-cell table:style-name="Flash_5f_Options.A40" office:value-type="string">
            <text:p text:style-name="P16">CONFIG_FLASH_CFI_MTD</text:p>
          </table:table-cell>
          <table:table-cell table:style-name="Flash_5f_Options.B40" office:value-type="string">
            <text:p text:style-name="P8">This enables MTD partitioning for CFI flash devices.</text:p>
          </table:table-cell>
        </table:table-row>
        <table:table-row>
          <table:table-cell table:style-name="Flash_5f_Options.A40" office:value-type="string">
            <text:p text:style-name="P16">CONFIG_JFFS2_LZO</text:p>
          </table:table-cell>
          <table:table-cell table:style-name="Flash_5f_Options.B40" office:value-type="string">
            <text:p text:style-name="P8">Enables JFFS2 LZO compression support</text:p>
          </table:table-cell>
        </table:table-row>
        <table:table-row>
          <table:table-cell table:style-name="Flash_5f_Options.A40" office:value-type="string">
            <text:p text:style-name="P16">CONFIG_JFFS2_NAND</text:p>
          </table:table-cell>
          <table:table-cell table:style-name="Flash_5f_Options.B40" office:value-type="string">
            <text:p text:style-name="P8">Enables NAND support for JFFS2</text:p>
          </table:table-cell>
        </table:table-row>
        <table:table-row>
          <table:table-cell table:style-name="Flash_5f_Options.A40" office:value-type="string">
            <text:p text:style-name="P16">CONFIG_JFFS2_SUMMARY</text:p>
          </table:table-cell>
          <table:table-cell table:style-name="Flash_5f_Options.B40" office:value-type="string">
            <text:p text:style-name="P8">Define this to enable JFFS2 summary support. Note that this is somewhat broken in U-Boot but should be fixed in the near future.</text:p>
          </table:table-cell>
        </table:table-row>
        <table:table-row>
          <table:table-cell table:style-name="Flash_5f_Options.A40" office:value-type="string">
            <text:p text:style-name="P16">CONFIG_MTD_DEVICE</text:p>
          </table:table-cell>
          <table:table-cell table:style-name="Flash_5f_Options.B40" office:value-type="string">
            <text:p text:style-name="P8">This enables MTD partitioning support</text:p>
          </table:table-cell>
        </table:table-row>
        <table:table-row>
          <table:table-cell table:style-name="Flash_5f_Options.A40" office:value-type="string">
            <text:p text:style-name="P16">CONFIG_MTD_NAND_ECC_JFFS2</text:p>
          </table:table-cell>
          <table:table-cell table:style-name="Flash_5f_Options.B40" office:value-type="string">
            <text:p text:style-name="P8">Enables ECC support for JFFS2</text:p>
          </table:table-cell>
        </table:table-row>
        <table:table-row>
          <table:table-cell table:style-name="Flash_5f_Options.A40" office:value-type="string">
            <text:p text:style-name="P16">CONFIG_MTD_PARTITIONS</text:p>
          </table:table-cell>
          <table:table-cell table:style-name="Flash_5f_Options.B40" office:value-type="string">
            <text:p text:style-name="P8">This enables MTD partitions that are compatible with Linux</text:p>
          </table:table-cell>
        </table:table-row>
        <table:table-row>
          <table:table-cell table:style-name="Flash_5f_Options.A40" office:value-type="string">
            <text:p text:style-name="P16">CONFIG_MTD_UBI</text:p>
          </table:table-cell>
          <table:table-cell table:style-name="Flash_5f_Options.B40" office:value-type="string">
            <text:p text:style-name="P8">Enables MTD support for UBI volumes in NAND flash.</text:p>
          </table:table-cell>
        </table:table-row>
        <table:table-row>
          <table:table-cell table:style-name="Flash_5f_Options.A40" office:value-type="string">
            <text:p text:style-name="P16">CONFIG_OCTEON_DISABLE_JFFS2</text:p>
          </table:table-cell>
          <table:table-cell table:style-name="Flash_5f_Options.B40" office:value-type="string">
            <text:p text:style-name="P8">When including <text:span text:style-name="My_5f_directory_20_Char">config_octeon_nand.h</text:span> this disables support for the JFFS2 filesystem. JFFS2 has been superceded with UBIFS.</text:p>
          </table:table-cell>
        </table:table-row>
        <table:table-row>
          <table:table-cell table:style-name="Flash_5f_Options.A40" office:value-type="string">
            <text:p text:style-name="P16">CONFIG_OCTEON_DISABLE_UBI</text:p>
          </table:table-cell>
          <table:table-cell table:style-name="Flash_5f_Options.B40" office:value-type="string">
            <text:p text:style-name="P8">When including <text:span text:style-name="My_5f_directory_20_Char">config_octeon_nand.h</text:span> this disables the UBI filesystem and volume support.</text:p>
          </table:table-cell>
        </table:table-row>
        <table:table-row>
          <table:table-cell table:style-name="Flash_5f_Options.A40" office:value-type="string">
            <text:p text:style-name="P16">CONFIG_OCTEON_EEPROM_TUPLES</text:p>
          </table:table-cell>
          <table:table-cell table:style-name="Flash_5f_Options.B40" office:value-type="string">
            <text:p text:style-name="P8">Set to 1 if there is a serial EEPROM which holds OCTEON board information. <text:s/>Undefine if a board serial EEPROM is not present.</text:p>
          </table:table-cell>
        </table:table-row>
        <table:table-row>
          <table:table-cell table:style-name="Flash_5f_Options.A40" office:value-type="string">
            <text:p text:style-name="P3">CONFIG_OCTEON_FLASH</text:p>
          </table:table-cell>
          <table:table-cell table:style-name="Flash_5f_Options.B40" office:value-type="string">
            <text:p text:style-name="P8">This enables OCTEON flash support via conditional compilation.<text:soft-page-break/></text:p>
          </table:table-cell>
        </table:table-row>
        <table:table-row>
          <table:table-cell table:style-name="Flash_5f_Options.A40" office:value-type="string">
            <text:p text:style-name="P16">CONFIG_OCTEON_FLASH_USES_ALE</text:p>
          </table:table-cell>
          <table:table-cell table:style-name="Flash_5f_Options.B40" office:value-type="string">
            <text:p text:style-name="P8">Define this if the flash is wired to use ALE. This prevents the U-Boot startup code from speeding up the ALE time which would otherwise fail. This is used on the Embedded Planet EP6300C board.</text:p>
            <text:p text:style-name="P112"><text:span text:style-name="T84">This configuration option was removed in the 3.0 SDK and it is now detected at run-time.</text:span></text:p>
          </table:table-cell>
        </table:table-row>
        <table:table-row>
          <table:table-cell table:style-name="Flash_5f_Options.A40" office:value-type="string">
            <text:p text:style-name="P30">CONFIG_SYS_CFI_FLASH_STATUS_POLL</text:p>
          </table:table-cell>
          <table:table-cell table:style-name="Flash_5f_Options.B40" office:value-type="string">
            <text:p text:style-name="P8">This enables polling support for the flash. This can speed up certain operations and is compatible with most flash devices.</text:p>
          </table:table-cell>
        </table:table-row>
        <table:table-row>
          <table:table-cell table:style-name="Flash_5f_Options.A40" office:value-type="string">
            <text:p text:style-name="P3">CONFIG_SYS_FLASH_BASE</text:p>
          </table:table-cell>
          <table:table-cell table:style-name="Flash_5f_Options.B40" office:value-type="string">
            <text:p text:style-name="P11"><text:span text:style-name="T10">This defines the base address to use for flash. It is usually set to </text:span><text:span text:style-name="T8">0x1FC00000 – CONFIG_SYS_FLASH_SIZE</text:span><text:span text:style-name="T10">.</text:span></text:p>
          </table:table-cell>
        </table:table-row>
        <table:table-row>
          <table:table-cell table:style-name="Flash_5f_Options.A40" office:value-type="string">
            <text:p text:style-name="P3">CONFIG_SYS_FLASH_CFI</text:p>
          </table:table-cell>
          <table:table-cell table:style-name="Flash_5f_Options.B40" office:value-type="string">
            <text:p text:style-name="P8">Define this to 1 if a CFI flash is present. This must be defined to use CFI.</text:p>
          </table:table-cell>
        </table:table-row>
        <table:table-row>
          <table:table-cell table:style-name="Flash_5f_Options.A40" office:value-type="string">
            <text:p text:style-name="P3">CONFIG_SYS_FLASH_CFI_WIDTH</text:p>
          </table:table-cell>
          <table:table-cell table:style-name="Flash_5f_Options.B40" office:value-type="string">
            <text:p text:style-name="P8">Can be set to FLASH_CFI_8BIT or FLASH_CFI_16BIT. This defines which bus width to start with when detecting the CFI flash. It is optional and the CFI driver should automatically detect the correct width. It might offer a minor performance increase when set.</text:p>
          </table:table-cell>
        </table:table-row>
        <table:table-row>
          <table:table-cell table:style-name="Flash_5f_Options.A40" office:value-type="string">
            <text:p text:style-name="P3">CONFIG_SYS_FLASH_EMPTY_INFO</text:p>
          </table:table-cell>
          <table:table-cell table:style-name="Flash_5f_Options.B40" office:value-type="string">
            <text:p text:style-name="P11"><text:span text:style-name="T10">This makes the </text:span><text:span text:style-name="T8">flinfo</text:span><text:span text:style-name="T10"> command print out whether a </text:span><text:span text:style-name="T10">sector is empty or not. It can slow down the print command significantly if the flash is slow.</text:span></text:p>
          </table:table-cell>
        </table:table-row>
        <table:table-row>
          <table:table-cell table:style-name="Flash_5f_Options.A40" office:value-type="string">
            <text:p text:style-name="P16">CONFIG_SYS_FLASH_ERASE_TOUT</text:p>
          </table:table-cell>
          <table:table-cell table:style-name="Flash_5f_Options.B40" office:value-type="string">
            <text:p text:style-name="P8">This defines the flash erase timeout</text:p>
          </table:table-cell>
        </table:table-row>
        <table:table-row>
          <table:table-cell table:style-name="Flash_5f_Options.A40" office:value-type="string">
            <text:p text:style-name="P16">CONFIG_SYS_FLASH_PROTECTION</text:p>
          </table:table-cell>
          <table:table-cell table:style-name="Flash_5f_Options.B40" office:value-type="string">
            <text:p text:style-name="P8">This causes the portions of flash containing the bootloader and environment to be protected by default.</text:p>
          </table:table-cell>
        </table:table-row>
        <table:table-row>
          <table:table-cell table:style-name="Flash_5f_Options.A40" office:value-type="string">
            <text:p text:style-name="P3">CONFIG_SYS_FLASH_SIZE</text:p>
          </table:table-cell>
          <table:table-cell table:style-name="Flash_5f_Options.B40" office:value-type="string">
            <text:p text:style-name="P8">This defines the size of the CFI flash in bytes.</text:p>
          </table:table-cell>
        </table:table-row>
        <table:table-row>
          <table:table-cell table:style-name="Flash_5f_Options.A40" office:value-type="string">
            <text:p text:style-name="P3">CONFIG_SYS_FLASH_USE_BUFFER_WRITE</text:p>
          </table:table-cell>
          <table:table-cell table:style-name="Flash_5f_Options.B40" office:value-type="string">
            <text:p text:style-name="P8">This enables buffered write support for CFI flash. This significantly speeds up write operations and all modern CFI flash chips should support this.</text:p>
          </table:table-cell>
        </table:table-row>
        <table:table-row>
          <table:table-cell table:style-name="Flash_5f_Options.A40" office:value-type="string">
            <text:p text:style-name="P16">CONFIG_SYS_FLASH_WRITE_TOUT</text:p>
          </table:table-cell>
          <table:table-cell table:style-name="Flash_5f_Options.B40" office:value-type="string">
            <text:p text:style-name="P8">This defines the flash write timeout.</text:p>
          </table:table-cell>
        </table:table-row>
        <table:table-row>
          <table:table-cell table:style-name="Flash_5f_Options.A40" office:value-type="string">
            <text:p text:style-name="P16">CONFIG_SYS_JFFS2_SORT_FRAGMENTS</text:p>
          </table:table-cell>
          <table:table-cell table:style-name="Flash_5f_Options.B40" office:value-type="string">
            <text:p text:style-name="P8">If you boot from a partition which is mounted writable, and you update your boot environment by replacing single files on that partition, you should also define CONFIG_SYS_JFFS2_SORT_FRAGMENTS. Scanning the JFFS2 filesystem takes *much* longer with this feature, though. <text:s/>Sorting is done while inserting into the fragment list, which is more or less a bubble sort. That algorithm is known to be O(n^2), thus you should really consider if you can avoid it!</text:p>
          </table:table-cell>
        </table:table-row>
        <table:table-row>
          <table:table-cell table:style-name="Flash_5f_Options.A40" office:value-type="string">
            <text:p text:style-name="P3">CONFIG_SYS_MAX_FLASH_BANKS</text:p>
          </table:table-cell>
          <table:table-cell table:style-name="Flash_5f_Options.B40" office:value-type="string">
            <text:p text:style-name="P8">Maximum number of CFI flash banks (chips) to support.</text:p>
          </table:table-cell>
        </table:table-row>
        <table:table-row>
          <table:table-cell table:style-name="Flash_5f_Options.A40" office:value-type="string">
            <text:p text:style-name="P3">CONFIG_SYS_MAX_FLASH_SECT</text:p>
          </table:table-cell>
          <table:table-cell table:style-name="Flash_5f_Options.B40" office:value-type="string">
            <text:p text:style-name="P8">Maximum number of CFI flash sectors to support</text:p>
          </table:table-cell>
        </table:table-row>
        <text:soft-page-break/>
        <table:table-row>
          <table:table-cell table:style-name="Flash_5f_Options.A40" office:value-type="string">
            <text:p text:style-name="P16">CONFIG_SYS_MAX_NAND_DEVICE</text:p>
          </table:table-cell>
          <table:table-cell table:style-name="Flash_5f_Options.B40" office:value-type="string">
            <text:p text:style-name="P8">Maximum number of NAND devices to support</text:p>
          </table:table-cell>
        </table:table-row>
        <table:table-row>
          <table:table-cell table:style-name="Flash_5f_Options.A40" office:value-type="string">
            <text:p text:style-name="P16">CONFIG_SYS_MONITOR_LENGTH</text:p>
          </table:table-cell>
          <table:table-cell table:style-name="Flash_5f_Options.B40" office:value-type="string">
            <text:p text:style-name="P8">This defines what offset U-Boot should use to start scanning for the non-failsafe bootloader. It is currently set to 192K which may be rather small for modern boards that use a recent version of U-Boot for the failsafe.</text:p>
          </table:table-cell>
        </table:table-row>
        <table:table-row>
          <table:table-cell table:style-name="Flash_5f_Options.A40" office:value-type="string">
            <text:p text:style-name="P16">CONFIG_SYS_NAND_BASE</text:p>
          </table:table-cell>
          <table:table-cell table:style-name="Flash_5f_Options.B40" office:value-type="string">
            <text:p text:style-name="P8">Base address for NAND flash. For OCTEON based boards this must be set to 0.</text:p>
          </table:table-cell>
        </table:table-row>
        <table:table-row>
          <table:table-cell table:style-name="Flash_5f_Options.A40" office:value-type="string">
            <text:p text:style-name="P16">CONFIG_SYS_NAND_FORCE_WIDTH</text:p>
          </table:table-cell>
          <table:table-cell table:style-name="Flash_5f_Options.B40" office:value-type="string">
            <text:p text:style-name="P8">This can be used to force the width of a NAND device. It can be set to 8 or 16.</text:p>
          </table:table-cell>
        </table:table-row>
        <table:table-row>
          <table:table-cell table:style-name="Flash_5f_Options.A40" office:value-type="string">
            <text:p text:style-name="P16">CONFIG_SYS_NAND_MAX_CHIPS</text:p>
          </table:table-cell>
          <table:table-cell table:style-name="Flash_5f_Options.B40" office:value-type="string">
            <text:p text:style-name="P11"><text:span text:style-name="T10">This should be the same as </text:span><text:span text:style-name="T8">CONFIG_SYS_MAX_NAND_DEVICE</text:span><text:span text:style-name="T10">. It </text:span><text:span text:style-name="T10">defaults to 1 if not set.</text:span></text:p>
          </table:table-cell>
        </table:table-row>
        <table:table-row>
          <table:table-cell table:style-name="Flash_5f_Options.A40" office:value-type="string">
            <text:p text:style-name="P16">CONFIG_SYS_NAND_ONFI_DETECTION</text:p>
          </table:table-cell>
          <table:table-cell table:style-name="Flash_5f_Options.B40" office:value-type="string">
            <text:p text:style-name="P11">This enables NAND flash ONFI detection and should be enabled for boards with ONFI compliant flash. It is safe to enable this even if the flash does not support ONFI (i.e. Samsung flash).</text:p>
          </table:table-cell>
        </table:table-row>
        <table:table-row>
          <table:table-cell table:style-name="Flash_5f_Options.A40" office:value-type="string">
            <text:p text:style-name="P16">CONFIG_SYS_NO_FLASH</text:p>
          </table:table-cell>
          <table:table-cell table:style-name="Flash_5f_Options.B40" office:value-type="string">
            <text:p text:style-name="P11">If defined this indicates that there is no CFI flash on the board. Currently this is only used for the simulator and the NIC Pro2 card.</text:p>
          </table:table-cell>
        </table:table-row>
        <table:table-row>
          <table:table-cell table:style-name="Flash_5f_Options.A40" office:value-type="string">
            <text:p text:style-name="P16">FAILSAFE_BASE</text:p>
          </table:table-cell>
          <table:table-cell table:style-name="Flash_5f_Options.B40" office:value-type="string">
            <text:p text:style-name="P11"><text:span text:style-name="T10">This is the base address to use for the failsafe U-Boot in flash. It is always initialized to 0x1FC00000. It is currently only used for the </text:span><text:span text:style-name="T8">bootloaderupdate</text:span><text:span text:style-name="T10"> command when updating the failsafe bootloader. The syntax of this command is undocumented.</text:span></text:p>
          </table:table-cell>
        </table:table-row>
        <table:table-row>
          <table:table-cell table:style-name="Flash_5f_Options.A40" office:value-type="string">
            <text:p text:style-name="P3">LOOKUP_STEP</text:p>
          </table:table-cell>
          <table:table-cell table:style-name="Flash_5f_Options.B40" office:value-type="string">
            <text:p text:style-name="P11"><text:span text:style-name="T10">Step size to use when searching for an alternative bootloader from the </text:span><text:span text:style-name="T10">failsafe. The default value is </text:span><text:span text:style-name="T8">64*1024</text:span><text:span text:style-name="T10"> and should not be changed.</text:span></text:p>
          </table:table-cell>
        </table:table-row>
        <table:table-row>
          <table:table-cell table:style-name="Flash_5f_Options.A40" office:value-type="string">
            <text:p text:style-name="P16">MTDIDS_DEFAULT</text:p>
          </table:table-cell>
          <table:table-cell table:style-name="Flash_5f_Options.B40" office:value-type="string">
            <text:p text:style-name="P8">This specifies aliases used for NAND and NOR flash partitioning. It may be passed to the Linux kernel as well.</text:p>
          </table:table-cell>
        </table:table-row>
        <table:table-row>
          <table:table-cell table:style-name="Flash_5f_Options.A40" office:value-type="string">
            <text:p text:style-name="P16">MTDPARTS_DEFAULT</text:p>
          </table:table-cell>
          <table:table-cell table:style-name="Flash_5f_Options.B40" office:value-type="string">
            <text:p text:style-name="P8">This specifies the default partitioning of the flash. It may be passed to the Linux kernel.</text:p>
          </table:table-cell>
        </table:table-row>
        <table:table-row>
          <table:table-cell table:style-name="Flash_5f_Options.A41" office:value-type="string">
            <text:p text:style-name="P101"><text:span text:style-name="T85">CONFIG_BCH</text:span></text:p>
          </table:table-cell>
          <table:table-cell table:style-name="Flash_5f_Options.B41" office:value-type="string">
            <text:p text:style-name="P113"><text:span text:style-name="T85">This enables multi-bit error correction.</text:span></text:p>
          </table:table-cell>
        </table:table-row>
      </table:table>
      <text:p text:style-name="Text_20_body"/>
      <text:p text:style-name="Table">Table <text:sequence text:ref-name="refTable16" text:name="Table" text:formula="ooow:Table+1" style:num-format="1">21.8</text:sequence>: MMC Options</text:p>
      <table:table table:name="MMC_settings" table:style-name="MMC_5f_settings">
        <table:table-column table:style-name="MMC_5f_settings.A"/>
        <table:table-column table:style-name="MMC_5f_settings.B"/>
        <table:table-header-rows>
          <table:table-row>
            <table:table-cell table:style-name="MMC_5f_settings.A1" table:number-columns-spanned="2" office:value-type="string">
              <text:p text:style-name="P41">MMC Settings</text:p>
            </table:table-cell>
            <table:covered-table-cell/>
          </table:table-row>
        </table:table-header-rows>
        <table:table-row>
          <table:table-cell table:style-name="MMC_5f_settings.A5" office:value-type="string">
            <text:p text:style-name="P39"><text:span text:style-name="My_5f_code_20_Char">CONFIG_MMC</text:span></text:p>
          </table:table-cell>
          <table:table-cell table:style-name="MMC_5f_settings.B5" office:value-type="string">
            <text:p text:style-name="P39">Enables MMC support</text:p>
          </table:table-cell>
        </table:table-row>
        <table:table-row>
          <table:table-cell table:style-name="MMC_5f_settings.A5" office:value-type="string">
            <text:p text:style-name="P39"><text:span text:style-name="My_5f_code_20_Char">CONFIG_MMC_MBLOCK</text:span></text:p>
          </table:table-cell>
          <table:table-cell table:style-name="MMC_5f_settings.B5" office:value-type="string">
            <text:p text:style-name="P39">Enables support for multi-block commands to the MMC device</text:p>
          </table:table-cell>
        </table:table-row>
        <table:table-row>
          <table:table-cell table:style-name="MMC_5f_settings.A5" office:value-type="string">
            <text:p text:style-name="P39"><text:span text:style-name="My_5f_code_20_Char">CONFIG_OCTEON_MMC</text:span></text:p>
          </table:table-cell>
          <table:table-cell table:style-name="MMC_5f_settings.B5" office:value-type="string">
            <text:p text:style-name="P39">Enables the OCTEON MMC driver</text:p>
          </table:table-cell>
        </table:table-row>
        <text:soft-page-break/>
        <table:table-row>
          <table:table-cell table:style-name="MMC_5f_settings.A5" office:value-type="string">
            <text:p text:style-name="P39"><text:span text:style-name="My_5f_code_20_Char">CONFIG_SYS_MMC_SET_DEV</text:span></text:p>
          </table:table-cell>
          <table:table-cell table:style-name="MMC_5f_settings.B5" office:value-type="string">
            <text:p text:style-name="P39">Enables support for multiple MMC devices</text:p>
          </table:table-cell>
        </table:table-row>
      </table:table>
      <text:p text:style-name="Table">Table <text:sequence text:ref-name="refTable17" text:name="Table" text:formula="ooow:Table+1" style:num-format="1">21.9</text:sequence>: DFM Memory Options</text:p>
      <table:table table:name="DFM_Options" table:style-name="DFM_5f_Options">
        <table:table-column table:style-name="DFM_5f_Options.A"/>
        <table:table-column table:style-name="DFM_5f_Options.B"/>
        <table:table-header-rows>
          <table:table-row>
            <table:table-cell table:style-name="DFM_5f_Options.A1" table:number-columns-spanned="2" office:value-type="string">
              <text:p text:style-name="P28">DFM Settings</text:p>
            </table:table-cell>
            <table:covered-table-cell/>
          </table:table-row>
        </table:table-header-rows>
        <table:table-row>
          <table:table-cell table:style-name="DFM_5f_Options.A23" office:value-type="string">
            <text:p text:style-name="P17"><text:span text:style-name="My_5f_code_20_Char"><text:span text:style-name="T31">DFM_CFG_ADDR_MIRROR</text:span></text:span></text:p>
          </table:table-cell>
          <table:table-cell table:style-name="DFM_5f_Options.B23" office:value-type="string">
            <text:p text:style-name="P8">Set to 1 to enable address mirroring</text:p>
          </table:table-cell>
        </table:table-row>
        <table:table-row>
          <table:table-cell table:style-name="DFM_5f_Options.A23" office:value-type="string">
            <text:p text:style-name="P17"><text:span text:style-name="My_5f_code_20_Char"><text:span text:style-name="T31">DFM_CFG_CAS_LATENCIES</text:span></text:span></text:p>
          </table:table-cell>
          <table:table-cell table:style-name="DFM_5f_Options.B23" office:value-type="string">
            <text:p text:style-name="P8">This contains a bitmap of the supported CAS latencies, shifted right by 4. So if bit 0 were set to 1 then a CAS latency of 4 is supported. If bit 1 then CAS 5, etc.</text:p>
          </table:table-cell>
        </table:table-row>
        <table:table-row>
          <table:table-cell table:style-name="DFM_5f_Options.A23" office:value-type="string">
            <text:p text:style-name="P17"><text:span text:style-name="My_5f_code_20_Char"><text:span text:style-name="T31">DFM_CFG_COL_BITS</text:span></text:span></text:p>
          </table:table-cell>
          <table:table-cell table:style-name="DFM_5f_Options.B23" office:value-type="string">
            <text:p text:style-name="P8">Number of column bits for DFM memory</text:p>
          </table:table-cell>
        </table:table-row>
        <table:table-row>
          <table:table-cell table:style-name="DFM_5f_Options.A23" office:value-type="string">
            <text:p text:style-name="P17"><text:span text:style-name="My_5f_code_20_Char"><text:span text:style-name="T31">DFM_CFG_DRAM_WIDTH</text:span></text:span></text:p>
          </table:table-cell>
          <table:table-cell table:style-name="DFM_5f_Options.B23" office:value-type="string">
            <text:p text:style-name="P8">Width of each DFM memory chip</text:p>
          </table:table-cell>
        </table:table-row>
        <table:table-row>
          <table:table-cell table:style-name="DFM_5f_Options.A23" office:value-type="string">
            <text:p text:style-name="P17"><text:span text:style-name="My_5f_code_20_Char"><text:span text:style-name="T31">DFM_CFG_NUM_BANKS</text:span></text:span></text:p>
          </table:table-cell>
          <table:table-cell table:style-name="DFM_5f_Options.B23" office:value-type="string">
            <text:p text:style-name="P8">Number of DFM memory banks</text:p>
          </table:table-cell>
        </table:table-row>
        <table:table-row>
          <table:table-cell table:style-name="DFM_5f_Options.A23" office:value-type="string">
            <text:p text:style-name="P17"><text:span text:style-name="My_5f_code_20_Char"><text:span text:style-name="T31">DFM_CFG_NUM_RANKS</text:span></text:span></text:p>
          </table:table-cell>
          <table:table-cell table:style-name="DFM_5f_Options.B23" office:value-type="string">
            <text:p text:style-name="P8">Number of ranks for DFM memory</text:p>
          </table:table-cell>
        </table:table-row>
        <table:table-row>
          <table:table-cell table:style-name="DFM_5f_Options.A23" office:value-type="string">
            <text:p text:style-name="P17"><text:span text:style-name="My_5f_code_20_Char"><text:span text:style-name="T31">DFM_CFG_ROW_BITS</text:span></text:span></text:p>
          </table:table-cell>
          <table:table-cell table:style-name="DFM_5f_Options.B23" office:value-type="string">
            <text:p text:style-name="P8">Number of row bits for DFM memory</text:p>
          </table:table-cell>
        </table:table-row>
        <table:table-row>
          <table:table-cell table:style-name="DFM_5f_Options.A23" office:value-type="string">
            <text:p text:style-name="P17"><text:span text:style-name="My_5f_code_20_Char"><text:span text:style-name="T31">DFM_CFG_TAAMIN</text:span></text:span></text:p>
          </table:table-cell>
          <table:table-cell table:style-name="DFM_5f_Options.B23" office:value-type="string">
            <text:p text:style-name="P34"/>
          </table:table-cell>
        </table:table-row>
        <table:table-row>
          <table:table-cell table:style-name="DFM_5f_Options.A23" office:value-type="string">
            <text:p text:style-name="P17"><text:span text:style-name="My_5f_code_20_Char"><text:span text:style-name="T31">DFM_CFG_TCKMIN</text:span></text:span></text:p>
          </table:table-cell>
          <table:table-cell table:style-name="DFM_5f_Options.B23" office:value-type="string">
            <text:p text:style-name="P34"/>
          </table:table-cell>
        </table:table-row>
        <table:table-row>
          <table:table-cell table:style-name="DFM_5f_Options.A23" office:value-type="string">
            <text:p text:style-name="P17"><text:span text:style-name="My_5f_code_20_Char"><text:span text:style-name="T31">DFM_CFG_TFAW</text:span></text:span></text:p>
          </table:table-cell>
          <table:table-cell table:style-name="DFM_5f_Options.B23" office:value-type="string">
            <text:p text:style-name="P8">tFAW minimum four activate window delay in ps</text:p>
          </table:table-cell>
        </table:table-row>
        <table:table-row>
          <table:table-cell table:style-name="DFM_5f_Options.A23" office:value-type="string">
            <text:p text:style-name="P17"><text:span text:style-name="My_5f_code_20_Char"><text:span text:style-name="T31">DFM_CFG_TRAS</text:span></text:span></text:p>
          </table:table-cell>
          <table:table-cell table:style-name="DFM_5f_Options.B23" office:value-type="string">
            <text:p text:style-name="P8">tRAS minimum active to precharge delay in ps</text:p>
          </table:table-cell>
        </table:table-row>
        <table:table-row>
          <table:table-cell table:style-name="DFM_5f_Options.A23" office:value-type="string">
            <text:p text:style-name="P17"><text:span text:style-name="My_5f_code_20_Char"><text:span text:style-name="T31">DFM_CFG_TRC</text:span></text:span></text:p>
          </table:table-cell>
          <table:table-cell table:style-name="DFM_5f_Options.B23" office:value-type="string">
            <text:p text:style-name="P8">tRC minimum active to active/refresh delay in ps</text:p>
          </table:table-cell>
        </table:table-row>
        <table:table-row>
          <table:table-cell table:style-name="DFM_5f_Options.A23" office:value-type="string">
            <text:p text:style-name="P17"><text:span text:style-name="My_5f_code_20_Char"><text:span text:style-name="T31">DFM_CFG_TRCD</text:span></text:span></text:p>
          </table:table-cell>
          <table:table-cell table:style-name="DFM_5f_Options.B23" office:value-type="string">
            <text:p text:style-name="P8">tRCD minimum RAS to CAS delay in ps</text:p>
          </table:table-cell>
        </table:table-row>
        <table:table-row>
          <table:table-cell table:style-name="DFM_5f_Options.A23" office:value-type="string">
            <text:p text:style-name="P17"><text:span text:style-name="My_5f_code_20_Char"><text:span text:style-name="T31">DFM_CFG_TRFC</text:span></text:span></text:p>
          </table:table-cell>
          <table:table-cell table:style-name="DFM_5f_Options.B23" office:value-type="string">
            <text:p text:style-name="P8">tRFC minimum refresh recovery delay in ps</text:p>
          </table:table-cell>
        </table:table-row>
        <table:table-row>
          <table:table-cell table:style-name="DFM_5f_Options.A23" office:value-type="string">
            <text:p text:style-name="P17"><text:span text:style-name="My_5f_code_20_Char"><text:span text:style-name="T31">DFM_CFG_TRP</text:span></text:span></text:p>
          </table:table-cell>
          <table:table-cell table:style-name="DFM_5f_Options.B23" office:value-type="string">
            <text:p text:style-name="P8">tRP minimum row precharge delay in ps</text:p>
          </table:table-cell>
        </table:table-row>
        <table:table-row>
          <table:table-cell table:style-name="DFM_5f_Options.A23" office:value-type="string">
            <text:p text:style-name="P17"><text:span text:style-name="My_5f_code_20_Char"><text:span text:style-name="T31">DFM_CFG_TRRD</text:span></text:span></text:p>
          </table:table-cell>
          <table:table-cell table:style-name="DFM_5f_Options.B23" office:value-type="string">
            <text:p text:style-name="P8">tRRD minimum row active to row active delay in ps</text:p>
          </table:table-cell>
        </table:table-row>
        <table:table-row>
          <table:table-cell table:style-name="DFM_5f_Options.A23" office:value-type="string">
            <text:p text:style-name="P17"><text:span text:style-name="My_5f_code_20_Char"><text:span text:style-name="T31">DFM_CFG_TRTP</text:span></text:span></text:p>
          </table:table-cell>
          <table:table-cell table:style-name="DFM_5f_Options.B23" office:value-type="string">
            <text:p text:style-name="P8">tRTP minimum internal read to precharge command delay</text:p>
          </table:table-cell>
        </table:table-row>
        <table:table-row>
          <table:table-cell table:style-name="DFM_5f_Options.A23" office:value-type="string">
            <text:p text:style-name="P17"><text:span text:style-name="My_5f_code_20_Char"><text:span text:style-name="T31">DFM_CFG_TWR</text:span></text:span></text:p>
          </table:table-cell>
          <table:table-cell table:style-name="DFM_5f_Options.B23" office:value-type="string">
            <text:p text:style-name="P8">tWR write recovery time in ps</text:p>
          </table:table-cell>
        </table:table-row>
        <table:table-row>
          <table:table-cell table:style-name="DFM_5f_Options.A23" office:value-type="string">
            <text:p text:style-name="P17"><text:span text:style-name="My_5f_code_20_Char"><text:span text:style-name="T31">DFM_CFG_TWTR</text:span></text:span></text:p>
          </table:table-cell>
          <table:table-cell table:style-name="DFM_5f_Options.B23" office:value-type="string">
            <text:p text:style-name="P8">tWTR internal write to read command delay in ps</text:p>
          </table:table-cell>
        </table:table-row>
        <table:table-row>
          <table:table-cell table:style-name="DFM_5f_Options.A23" office:value-type="string">
            <text:p text:style-name="P17"><text:span text:style-name="My_5f_code_20_Char"><text:span text:style-name="T31">DFM_EARLY_DQX</text:span></text:span></text:p>
          </table:table-cell>
          <table:table-cell table:style-name="DFM_5f_Options.B23" office:value-type="string">
            <text:p text:style-name="P8">Set to 1 in the rare case when ADD/CMD signals are routed shorter than the shortest DQS/DQ signal.</text:p>
          </table:table-cell>
        </table:table-row>
        <text:soft-page-break/>
        <table:table-row>
          <table:table-cell table:style-name="DFM_5f_Options.A23" office:value-type="string">
            <text:p text:style-name="P17"><text:span text:style-name="My_5f_code_20_Char"><text:span text:style-name="T31">OCTEON_CN63XX_DFM_ODT_CONFIGURATION</text:span></text:span></text:p>
          </table:table-cell>
          <table:table-cell table:style-name="DFM_5f_Options.B23" office:value-type="string">
            <text:p text:style-name="P8">This defines the ODT configuration to use for OCTEON CN63XX devices. It should have one entry per supported rank.</text:p>
          </table:table-cell>
        </table:table-row>
        <table:table-row>
          <table:table-cell table:style-name="DFM_5f_Options.A23" office:value-type="string">
            <text:p text:style-name="P17"><text:span text:style-name="My_5f_code_20_Char"><text:span text:style-name="T31">OCTEON_CONFIG_DFM</text:span></text:span></text:p>
          </table:table-cell>
          <table:table-cell table:style-name="DFM_5f_Options.B23" office:value-type="string">
            <text:p text:style-name="P8">Define this as 1 if the board contains DFM memory. DFM memory is supported by the OCTEON CN63XX.</text:p>
          </table:table-cell>
        </table:table-row>
      </table:table>
      <text:p text:style-name="Text_20_body"/>
      <text:p text:style-name="Table">Table <text:sequence text:ref-name="refTable18" text:name="Table" text:formula="ooow:Table+1" style:num-format="1">21.10</text:sequence>: PCI Options</text:p>
      <table:table table:name="PCI_Options" table:style-name="PCI_5f_Options">
        <table:table-column table:style-name="PCI_5f_Options.A"/>
        <table:table-column table:style-name="PCI_5f_Options.B"/>
        <table:table-header-rows>
          <table:table-row>
            <table:table-cell table:style-name="PCI_5f_Options.A1" table:number-columns-spanned="2" office:value-type="string">
              <text:p text:style-name="P28">PCI Settings</text:p>
            </table:table-cell>
            <table:covered-table-cell/>
          </table:table-row>
        </table:table-header-rows>
        <table:table-row>
          <table:table-cell table:style-name="PCI_5f_Options.A16" office:value-type="string">
            <text:p text:style-name="P16">CONFIG_CONSOLE_MUX</text:p>
          </table:table-cell>
          <table:table-cell table:style-name="PCI_5f_Options.B16" office:value-type="string">
            <text:p text:style-name="P11"><text:span text:style-name="T10">This should be defined if either </text:span><text:span text:style-name="T8">CONFIG_SYS_PCI_CONSOLE</text:span><text:span text:style-name="T10"> or </text:span><text:span text:style-name="T8">CONFIG_OCTEON_BOOTCMD</text:span><text:span text:style-name="T10"> is defined. This allows for </text:span><text:span text:style-name="T10">multiple inputs and outputs to be supported simultaneously.</text:span></text:p>
          </table:table-cell>
        </table:table-row>
        <table:table-row>
          <table:table-cell table:style-name="PCI_5f_Options.A16" office:value-type="string">
            <text:p text:style-name="P16">CONFIG_E1000</text:p>
          </table:table-cell>
          <table:table-cell table:style-name="PCI_5f_Options.B16" office:value-type="string">
            <text:p text:style-name="P8">Enables support for the Intel E1000 network adapter. Both the PCI and PCIe adapters are supported but some development boards may have issues with the PCI version.</text:p>
          </table:table-cell>
        </table:table-row>
        <table:table-row>
          <table:table-cell table:style-name="PCI_5f_Options.A16" office:value-type="string">
            <text:p text:style-name="P16">CONFIG_OCTEON_BOOTCMD</text:p>
          </table:table-cell>
          <table:table-cell table:style-name="PCI_5f_Options.B16" office:value-type="string">
            <text:p text:style-name="P8">This enables input for the oct-remote-bootcmd utility. It is also used by oct-remote-load, oct-remote-boot and several other utilities. In the future this support may be merged into the PCI console. This is another input-only method to the console.</text:p>
          </table:table-cell>
        </table:table-row>
        <table:table-row>
          <table:table-cell table:style-name="PCI_5f_Options.A16" office:value-type="string">
            <text:p text:style-name="P16">CONFIG_OCTEON_PCI_BIG_BAR</text:p>
          </table:table-cell>
          <table:table-cell table:style-name="PCI_5f_Options.B16" office:value-type="string">
            <text:p text:style-name="P8">Set this to 1 if all PCI devices support 64-bit addressing. Note that this applies to PCI and PCIX only and not PCI Express.</text:p>
            <text:p text:style-name="P8">This is required to use the Silicon Image 3124 PCI/PCIX SATA controller.</text:p>
          </table:table-cell>
        </table:table-row>
        <table:table-row>
          <table:table-cell table:style-name="PCI_5f_Options.A16" office:value-type="string">
            <text:p text:style-name="P16">CONFIG_OCTEON_PCI_ENABLE_32BIT_MAPPING</text:p>
          </table:table-cell>
          <table:table-cell table:style-name="PCI_5f_Options.B16" office:value-type="string">
            <text:p text:style-name="P8">Setting this for OCTEON II and later devices enables PCI memory mapping so that PCI devices that only support 32-bit addressing are capable of performing DMA to the physical memory addresses used by U-Boot.</text:p>
            <text:p text:style-name="P8">Setting this will prevent PCI devices from being able to DMA to memory addresses outside of U-Boot's physical address space.</text:p>
            <text:p text:style-name="P8">For example, if this is set then the Silicon Image SATA controller cannot read to the default load address 0x20000000.</text:p>
            <text:p text:style-name="P8">Only set this if needed. Most modern PCI and PCIe devices are capable of 64-bit addressing.</text:p>
          </table:table-cell>
        </table:table-row>
        <table:table-row>
          <table:table-cell table:style-name="PCI_5f_Options.A16" office:value-type="string">
            <text:p text:style-name="P16">CONFIG_OCTEON_PCI_HOST</text:p>
          </table:table-cell>
          <table:table-cell table:style-name="PCI_5f_Options.B16" office:value-type="string">
            <text:p text:style-name="P2"><text:span text:style-name="T12">This should be set to 1 or 0 depending on if the device behaves </text:span><text:span text:style-name="T12">as a PCI or PCIe host on at least one interface. If a device has no PCI devices connected or will only be in target mode then this should be set to 0. Note that this is usually set in boards.cfg. This should also be </text:span><text:span text:style-name="T12">defined before including </text:span><text:span text:style-name="My_5f_code_20_Char"><text:span text:style-name="T18">octeon_common.h</text:span></text:span><text:span text:style-name="T12">.</text:span></text:p>
          </table:table-cell>
        </table:table-row>
        <text:soft-page-break/>
        <table:table-row>
          <table:table-cell table:style-name="PCI_5f_Options.A16" office:value-type="string">
            <text:p text:style-name="P16">CONFIG_PCI</text:p>
          </table:table-cell>
          <table:table-cell table:style-name="PCI_5f_Options.B16" office:value-type="string">
            <text:p text:style-name="P8">This enables the PCI and PCIe drivers used in host mode.</text:p>
          </table:table-cell>
        </table:table-row>
        <table:table-row>
          <table:table-cell table:style-name="PCI_5f_Options.A16" office:value-type="string">
            <text:p text:style-name="P16">CONFIG_PCI_PNP</text:p>
          </table:table-cell>
          <table:table-cell table:style-name="PCI_5f_Options.B16" office:value-type="string">
            <text:p text:style-name="P8">This enables “plug-n-play” support for PCI and will allow U-Boot to automatically assign resources. Note that usually the operating system will re-assign the PCI resources.</text:p>
          </table:table-cell>
        </table:table-row>
        <table:table-row>
          <table:table-cell table:style-name="PCI_5f_Options.A16" office:value-type="string">
            <text:p text:style-name="P16">CONFIG_PCI_SCAN_SHOW</text:p>
          </table:table-cell>
          <table:table-cell table:style-name="PCI_5f_Options.B16" office:value-type="string">
            <text:p text:style-name="P8">This displays all of the PCI devices found during the PCI scan during the boot process.</text:p>
            <text:p text:style-name="P8"/>
          </table:table-cell>
        </table:table-row>
        <table:table-row>
          <table:table-cell table:style-name="PCI_5f_Options.A16" office:value-type="string">
            <text:p text:style-name="P16">CONFIG_PCIAUTO_SKIP_HOST_BRIDGE</text:p>
          </table:table-cell>
          <table:table-cell table:style-name="PCI_5f_Options.B16" office:value-type="string">
            <text:p text:style-name="P8">This prevents the host bridge from being auto-configured.</text:p>
          </table:table-cell>
        </table:table-row>
        <table:table-row>
          <table:table-cell table:style-name="PCI_5f_Options.A16" office:value-type="string">
            <text:p text:style-name="P16">CONFIG_SATA_SIL</text:p>
          </table:table-cell>
          <table:table-cell table:style-name="PCI_5f_Options.B16" office:value-type="string">
            <text:p text:style-name="P8">Enables support for the Silicon Image SIL3132 and related PCIe SATA controllers. Note that for OCTEON devices with PCI and not PCIe that <text:span text:style-name="My_5f_code_20_Char">CONFIG_OCTEON_PCI_BIG_BAR</text:span> must be defined as 1.</text:p>
          </table:table-cell>
        </table:table-row>
        <table:table-row>
          <table:table-cell table:style-name="PCI_5f_Options.A16" office:value-type="string">
            <text:p text:style-name="P16">CONFIG_SYS_PCI_64BIT</text:p>
          </table:table-cell>
          <table:table-cell table:style-name="PCI_5f_Options.B16" office:value-type="string">
            <text:p text:style-name="P8">This enables 64-bit addressing for the BAR address space.</text:p>
          </table:table-cell>
        </table:table-row>
        <table:table-row>
          <table:table-cell table:style-name="PCI_5f_Options.A16" office:value-type="string">
            <text:p text:style-name="P16">CONFIG_SYS_PCI_CONSOLE</text:p>
          </table:table-cell>
          <table:table-cell table:style-name="PCI_5f_Options.B16" office:value-type="string">
            <text:p text:style-name="P8">This adds support for directing stdin, stdout and stderr to the PCI console. By default, boards that can be PCI targets have this defined and stdin is enabled for the PCI console as well as the serial console. By default stdout and stderr are not assigned to the PCI console since they will block until a PCI console is connected.</text:p>
          </table:table-cell>
        </table:table-row>
        <table:table-row>
          <table:table-cell table:style-name="PCI_5f_Options.A16" office:value-type="string">
            <text:p text:style-name="P16">CONFIG_SYS_SATA_MAX_DEVICE</text:p>
          </table:table-cell>
          <table:table-cell table:style-name="PCI_5f_Options.B16" office:value-type="string">
            <text:p text:style-name="P8">This specifies the maximum number of SATA devices supported. For the Silicon Image PCI express SATA controllers this is typically set to 1 or 2.</text:p>
          </table:table-cell>
        </table:table-row>
        <table:table-row>
          <table:table-cell table:style-name="PCI_5f_Options.A16" office:value-type="string">
            <text:p text:style-name="P16">OCTEON_FIRST_PCIE_BUSNO</text:p>
          </table:table-cell>
          <table:table-cell table:style-name="PCI_5f_Options.B16" office:value-type="string">
            <text:p text:style-name="P8">This defines the starting PCIE bus number. It is usually initialized to 0 in <text:span text:style-name="My_5f_directory_20_Char">include/configs/octeon_common.h</text:span>. For boards using IDT switches this should be set to 1.</text:p>
          </table:table-cell>
        </table:table-row>
      </table:table>
      <text:p text:style-name="Text_20_body"/>
      <text:p text:style-name="Table">Table <text:sequence text:ref-name="refTable19" text:name="Table" text:formula="ooow:Table+1" style:num-format="1">21.11</text:sequence>: Disk Filesystem Options</text:p>
      <table:table table:name="Disk_Filesystem_Options" table:style-name="Disk_5f_Filesystem_5f_Options">
        <table:table-column table:style-name="Disk_5f_Filesystem_5f_Options.A"/>
        <table:table-column table:style-name="Disk_5f_Filesystem_5f_Options.B"/>
        <table:table-header-rows>
          <table:table-row>
            <table:table-cell table:style-name="Disk_5f_Filesystem_5f_Options.A1" table:number-columns-spanned="2" office:value-type="string">
              <text:p text:style-name="P55">Disk Filesystem Settings</text:p>
            </table:table-cell>
            <table:covered-table-cell/>
          </table:table-row>
        </table:table-header-rows>
        <table:table-row>
          <table:table-cell table:style-name="Disk_5f_Filesystem_5f_Options.A5" office:value-type="string">
            <text:p text:style-name="P31">CONFIG_DOS_PARTITION</text:p>
          </table:table-cell>
          <table:table-cell table:style-name="Disk_5f_Filesystem_5f_Options.B5" office:value-type="string">
            <text:p text:style-name="P39">This enables DOS partitioning support for compact flash and USB drives.</text:p>
          </table:table-cell>
        </table:table-row>
        <table:table-row>
          <table:table-cell table:style-name="Disk_5f_Filesystem_5f_Options.A5" office:value-type="string">
            <text:p text:style-name="P148"><text:span text:style-name="T88">CONFIG_FAT_WRITE</text:span></text:p>
          </table:table-cell>
          <table:table-cell table:style-name="Disk_5f_Filesystem_5f_Options.B5" office:value-type="string">
            <text:p text:style-name="P158"><text:span text:style-name="T88">This enables FAT write support. It allows creating new files or overwriting existing files.</text:span></text:p>
          </table:table-cell>
        </table:table-row>
        <table:table-row>
          <table:table-cell table:style-name="Disk_5f_Filesystem_5f_Options.A5" office:value-type="string">
            <text:p text:style-name="P148"><text:span text:style-name="T88">CONFIG_CMD_EXT2</text:span></text:p>
          </table:table-cell>
          <table:table-cell table:style-name="Disk_5f_Filesystem_5f_Options.B5" office:value-type="string">
            <text:p text:style-name="P158"><text:span text:style-name="T88">This enables EXT2 filesystem support.</text:span></text:p>
          </table:table-cell>
        </table:table-row>
        <table:table-row>
          <table:table-cell table:style-name="Disk_5f_Filesystem_5f_Options.A5" office:value-type="string">
            <text:p text:style-name="P148"><text:span text:style-name="T88">CONFIG_CMD_FAT</text:span></text:p>
          </table:table-cell>
          <table:table-cell table:style-name="Disk_5f_Filesystem_5f_Options.B5" office:value-type="string">
            <text:p text:style-name="P158"><text:span text:style-name="T88">This enables FAT filesystem support.</text:span></text:p>
          </table:table-cell>
        </table:table-row>
      </table:table>
      <text:h text:style-name="Heading_20_1" text:outline-level="1"><text:bookmark-start text:name="__RefHeading__5363_1667947339"/><text:bookmark-start text:name="__RefNumPara__25987_1203916773"/><text:soft-page-break/>OCTEON Development Board Details<text:bookmark-end text:name="__RefHeading__5363_1667947339"/><text:bookmark-end text:name="__RefNumPara__25987_1203916773"/></text:h>
      <text:p text:style-name="Standard">In order to choose a board to base development off of it helps to know what features existing boards offer. The top differences between boards are:</text:p>
      <text:list xml:id="list1466505386" text:style-name="L9">
        <text:list-item>
          <text:p text:style-name="P92">OCTEON I or OCTEON II</text:p>
        </text:list-item>
        <text:list-item>
          <text:p text:style-name="P92">DDR memory type</text:p>
        </text:list-item>
        <text:list-item>
          <text:p text:style-name="P92">Flash type and size</text:p>
        </text:list-item>
        <text:list-item>
          <text:p text:style-name="P92">PHY type and port configuration</text:p>
        </text:list-item>
        <text:list-item>
          <text:p text:style-name="P92">Boot bus options</text:p>
        </text:list-item>
        <text:list-item>
          <text:p text:style-name="P92">Compact Flash</text:p>
        </text:list-item>
        <text:list-item>
          <text:p text:style-name="P92">USB type</text:p>
        </text:list-item>
      </text:list>
      <text:p text:style-name="Standard">The OCTEON model is not a significant factor when porting U-Boot. Most of the OCTEON model differences are handled automatically at run-time.</text:p>
      <text:h text:style-name="Heading_20_2" text:outline-level="2"><text:bookmark-start text:name="__RefHeading__5365_1667947339"/>OCTEON EBB6800 Development Board<text:bookmark-end text:name="__RefHeading__5365_1667947339"/></text:h>
      <text:p text:style-name="Standard">This board is based around the OCTEON CN6800 processor and has the following features:</text:p>
      <text:list xml:id="list514968824" text:continue-list="list1451826134" text:style-name="List_20_1">
        <text:list-item>
          <text:p text:style-name="P135">8 DDR3 memory slots supporting 4 DDR3 memory interfaces</text:p>
        </text:list-item>
        <text:list-item>
          <text:p text:style-name="P135">CFI compliant 8MB NOR flash</text:p>
        </text:list-item>
        <text:list-item>
          <text:p text:style-name="P135">True-IDE Compact Flash port</text:p>
        </text:list-item>
        <text:list-item>
          <text:p text:style-name="P135">Two EHCI/OHCI compliant USB ports</text:p>
        </text:list-item>
        <text:list-item>
          <text:p text:style-name="P135">PCIe host mode</text:p>
        </text:list-item>
        <text:list-item>
          <text:p text:style-name="P135">PCIe target mode</text:p>
        </text:list-item>
        <text:list-item>
          <text:p text:style-name="P135">5 QLM interfaces</text:p>
        </text:list-item>
        <text:list-item>
          <text:p text:style-name="P135">8-character alpha-numeric LED display</text:p>
        </text:list-item>
        <text:list-item>
          <text:p text:style-name="P135">PAL device</text:p>
        </text:list-item>
        <text:list-item>
          <text:p text:style-name="P135">MCU</text:p>
        </text:list-item>
        <text:list-item>
          <text:p text:style-name="P135">1 gigabit Ethernet management port</text:p>
        </text:list-item>
        <text:list-item>
          <text:p text:style-name="P135">4GB NAND flash</text:p>
        </text:list-item>
        <text:list-item>
          <text:p text:style-name="P135">TMP421 temperature sensor</text:p>
        </text:list-item>
        <text:list-item>
          <text:p text:style-name="P135">Two TWSI buses with bus 1 connected to DDR3 SPDs</text:p>
        </text:list-item>
        <text:list-item>
          <text:p text:style-name="P135">TWSI Board EEPROM</text:p>
        </text:list-item>
        <text:list-item>
          <text:p text:style-name="P135">Dallas Semiconductor DS1337 real-time clock</text:p>
        </text:list-item>
        <text:list-item>
          <text:p text:style-name="P135">ispPAC POWR1220AT8 Voltage Controller Chip</text:p>
        </text:list-item>
      </text:list>
      <text:h text:style-name="Heading_20_2" text:outline-level="2"><text:bookmark-start text:name="__RefHeading__17131_1594723121"/><text:soft-page-break/>OCTEON EBB6600 Development Board<text:bookmark-end text:name="__RefHeading__17131_1594723121"/></text:h>
      <text:p text:style-name="Standard">This board is based around the OCTEON CN6600 processor and has the following features:</text:p>
      <text:list xml:id="list1063630295" text:continue-numbering="true" text:style-name="List_20_1">
        <text:list-item>
          <text:p text:style-name="P135">2 DDR3 memory slots supporting 2 DDR3 memory interfaces</text:p>
        </text:list-item>
        <text:list-item>
          <text:p text:style-name="P135">CFI compliant 8MB NOR flash</text:p>
        </text:list-item>
        <text:list-item>
          <text:p text:style-name="P135">True-IDE Compact Flash port</text:p>
        </text:list-item>
        <text:list-item>
          <text:p text:style-name="P135">Two EHCI/OHCI compliant USB ports</text:p>
        </text:list-item>
        <text:list-item>
          <text:p text:style-name="P135">PCIe host mode</text:p>
        </text:list-item>
        <text:list-item>
          <text:p text:style-name="P135">PCIe target mode</text:p>
        </text:list-item>
        <text:list-item>
          <text:p text:style-name="P135">3 QLM interfaces, two which may be used for SGMII and XAUI.</text:p>
        </text:list-item>
        <text:list-item>
          <text:p text:style-name="P135">8-character alpha-numeric LED display</text:p>
        </text:list-item>
        <text:list-item>
          <text:p text:style-name="P135">MCU</text:p>
        </text:list-item>
        <text:list-item>
          <text:p text:style-name="P135">2 gigabit Ethernet management ports</text:p>
        </text:list-item>
        <text:list-item>
          <text:p text:style-name="P135">4GB NAND flash</text:p>
        </text:list-item>
        <text:list-item>
          <text:p text:style-name="P135">TMP421 temperature sensor</text:p>
        </text:list-item>
        <text:list-item>
          <text:p text:style-name="P135">Two TWSI buses</text:p>
        </text:list-item>
        <text:list-item>
          <text:p text:style-name="P135">TWSI Board EEPROM</text:p>
        </text:list-item>
        <text:list-item>
          <text:p text:style-name="P135">Dallas Semiconductor DS1337 real-time clock</text:p>
        </text:list-item>
        <text:list-item>
          <text:p text:style-name="P135">ispPAC POWR1220AT8 Voltage Controller Chip</text:p>
        </text:list-item>
      </text:list>
      <text:h text:style-name="Heading_20_3" text:outline-level="3"><text:bookmark-start text:name="__RefHeading__17133_1594723121"/>Special Notes<text:bookmark-end text:name="__RefHeading__17133_1594723121"/></text:h>
      <text:list xml:id="list1844935941" text:style-name="L10">
        <text:list-item>
          <text:p text:style-name="P93">The MDIO buses for QLMs 1 and 2 are selected by using a TWSI controlled GPIO line behind a TWSI switch.</text:p>
        </text:list-item>
        <text:list-item>
          <text:p text:style-name="P93">Revision 2 of this board contains two Compact Flash.</text:p>
        </text:list-item>
      </text:list>
      <text:h text:style-name="Heading_20_2" text:outline-level="2"><text:bookmark-start text:name="__RefHeading__10683_1479245494"/>OCTEON EBB6100 Development Board<text:bookmark-end text:name="__RefHeading__10683_1479245494"/></text:h>
      <text:p text:style-name="Standard">This board is based around the CN6100 OCTEON processor and has the following features:</text:p>
      <text:list xml:id="list1294502708" text:continue-list="list1063630295" text:style-name="List_20_1">
        <text:list-item>
          <text:p text:style-name="P135">2 DDR3 memory slots supporting 2 DDR3 memory interfaces</text:p>
        </text:list-item>
        <text:list-item>
          <text:p text:style-name="P135">CFI compliant 8MB NOR flash</text:p>
        </text:list-item>
        <text:list-item>
          <text:p text:style-name="P135">True-IDE Compact Flash port</text:p>
        </text:list-item>
        <text:list-item>
          <text:p text:style-name="P135">Two EHCI/OHCI compliant USB ports</text:p>
        </text:list-item>
        <text:list-item>
          <text:p text:style-name="P135">PCIe host mode</text:p>
        </text:list-item>
        <text:list-item>
          <text:p text:style-name="P135">PCIe target mode</text:p>
        </text:list-item>
        <text:list-item>
          <text:p text:style-name="P135">3 QLM interfaces, two which may be used for SGMII and PCIe, and one for XAUI.</text:p>
        </text:list-item>
        <text:list-item>
          <text:p text:style-name="P135">8-character alpha-numeric LED display</text:p>
        </text:list-item>
        <text:list-item>
          <text:p text:style-name="P135"><text:soft-page-break/>MCU</text:p>
        </text:list-item>
        <text:list-item>
          <text:p text:style-name="P135">2 gigabit Ethernet management ports</text:p>
        </text:list-item>
        <text:list-item>
          <text:p text:style-name="P135">TMP421 temperature sensor</text:p>
        </text:list-item>
        <text:list-item>
          <text:p text:style-name="P135">Two TWSI buses</text:p>
        </text:list-item>
        <text:list-item>
          <text:p text:style-name="P135">TWSI Board EEPROM</text:p>
        </text:list-item>
        <text:list-item>
          <text:p text:style-name="P135">Dallas Semiconductor DS1337 real-time clock</text:p>
        </text:list-item>
        <text:list-item>
          <text:p text:style-name="P135">8-bit MMC Slot</text:p>
        </text:list-item>
        <text:list-item>
          <text:p text:style-name="P135">ispPAC POWR1220AT8 Voltage Controller Chip</text:p>
        </text:list-item>
      </text:list>
      <text:h text:style-name="Heading_20_2" text:outline-level="2"><text:bookmark-start text:name="__RefHeading__5369_1667947339"/>Embedded Planet EP6300C Development Board<text:bookmark-end text:name="__RefHeading__5369_1667947339"/></text:h>
      <text:p text:style-name="Standard">This board is based around the OCTEON CN6300 and has the following features:</text:p>
      <text:list xml:id="list2009607079" text:continue-numbering="true" text:style-name="List_20_1">
        <text:list-item>
          <text:p text:style-name="P135">2 DDR3 slots with 1 memory interfaces</text:p>
        </text:list-item>
        <text:list-item>
          <text:p text:style-name="P135">CFI compliant 64MB NOR flash configured in 16-bit mode.</text:p>
        </text:list-item>
        <text:list-item>
          <text:p text:style-name="P135">PCIe host mode</text:p>
        </text:list-item>
        <text:list-item>
          <text:p text:style-name="P135">PCIe target mode</text:p>
        </text:list-item>
        <text:list-item>
          <text:p text:style-name="P135">16-bit compact flash interface that does <text:span text:style-name="T52">not</text:span> use the True IDE mode</text:p>
        </text:list-item>
        <text:list-item>
          <text:p text:style-name="P135">BCSR FPGA on boot bus</text:p>
        </text:list-item>
        <text:list-item>
          <text:p text:style-name="P135">Two EHCI/OHCI compliant USB ports</text:p>
        </text:list-item>
        <text:list-item>
          <text:p text:style-name="P135">2 gigabit Ethernet management ports</text:p>
        </text:list-item>
        <text:list-item>
          <text:p text:style-name="P135">2 serial ports</text:p>
        </text:list-item>
        <text:list-item>
          <text:p text:style-name="P135">4GB NAND flash</text:p>
        </text:list-item>
        <text:list-item>
          <text:p text:style-name="P135">TMP421 temperature sensor</text:p>
        </text:list-item>
        <text:list-item>
          <text:p text:style-name="P135">TWSI Board EEPROM</text:p>
        </text:list-item>
        <text:list-item>
          <text:p text:style-name="P135">4 SGMII ports</text:p>
        </text:list-item>
        <text:list-item>
          <text:p text:style-name="P135">1 XAUI port</text:p>
        </text:list-item>
        <text:list-item>
          <text:p text:style-name="P135">DFM memory</text:p>
        </text:list-item>
      </text:list>
      <text:h text:style-name="Heading_20_3" text:outline-level="3"><text:bookmark-start text:name="__RefHeading__5371_1667947339"/>Special Notes<text:bookmark-end text:name="__RefHeading__5371_1667947339"/></text:h>
      <text:list xml:id="list104415602" text:continue-numbering="true" text:style-name="List_20_1">
        <text:list-item>
          <text:p text:style-name="P135">This board lacks a MCU.</text:p>
        </text:list-item>
        <text:list-item>
          <text:p text:style-name="P135">The compact flash detection and reset is handled by the BCSR FPGA. This is initialized in <text:span text:style-name="My_5f_directory_20_Char">board/octeon/ep6300c/ep6300c_board.c</text:span> by <text:span text:style-name="My_5f_code_20_Char">octeon_boot_bus_board_init()</text:span>. The compact flash presence is detected by the function <text:span text:style-name="My_5f_code_20_Char">octeon_cf_present()</text:span> in the same file. Reset is handled by <text:span text:style-name="My_5f_code_20_Char">ide_set_reset()</text:span> and a LED is lit during access to the compact flash with <text:span text:style-name="My_5f_code_20_Char">ide_led()</text:span>, also in the same file.</text:p>
        </text:list-item>
        <text:list-item>
          <text:p text:style-name="P135"><text:soft-page-break/>This board is capable of booting from NAND flash. The OCTEON U-Boot as of SDK version 2.1.0 does not yet support this.</text:p>
        </text:list-item>
        <text:list-item>
          <text:p text:style-name="P136"><text:span text:style-name="T92">There is a CN66XX version of this board. It is identical except for the CPU.</text:span></text:p>
        </text:list-item>
      </text:list>
      <text:h text:style-name="Heading_20_2" text:outline-level="2"><text:bookmark-start text:name="__RefHeading__5373_1667947339"/>OCTEON EBB6300 Development Board<text:bookmark-end text:name="__RefHeading__5373_1667947339"/></text:h>
      <text:p text:style-name="Standard">This board is based around the OCTEON CN6300 processor and has the following features:</text:p>
      <text:list xml:id="list1967623794" text:continue-numbering="true" text:style-name="List_20_1">
        <text:list-item>
          <text:p text:style-name="P135">2 DDR3 memory slots supporting 1 DDR3 memory interface</text:p>
        </text:list-item>
        <text:list-item>
          <text:p text:style-name="P135">CFI compliant 4MB NOR flash</text:p>
        </text:list-item>
        <text:list-item>
          <text:p text:style-name="P135">PCIe host mode</text:p>
        </text:list-item>
        <text:list-item>
          <text:p text:style-name="P135">PCIe target mode</text:p>
        </text:list-item>
        <text:list-item>
          <text:p text:style-name="P135">3 QLM interfaces</text:p>
        </text:list-item>
        <text:list-item>
          <text:p text:style-name="P135">8-character alpha-numeric LED display</text:p>
        </text:list-item>
        <text:list-item>
          <text:p text:style-name="P135">PAL device</text:p>
        </text:list-item>
        <text:list-item>
          <text:p text:style-name="P135">MCU</text:p>
        </text:list-item>
        <text:list-item>
          <text:p text:style-name="P135">True-IDE Compact Flash port</text:p>
        </text:list-item>
        <text:list-item>
          <text:p text:style-name="P135">Two EHCI/OHCI compliant USB ports</text:p>
        </text:list-item>
        <text:list-item>
          <text:p text:style-name="P135">2 gigabit Ethernet management ports</text:p>
        </text:list-item>
        <text:list-item>
          <text:p text:style-name="P135">2 serial ports</text:p>
        </text:list-item>
        <text:list-item>
          <text:p text:style-name="P135">4GB NAND flash</text:p>
        </text:list-item>
        <text:list-item>
          <text:p text:style-name="P135">TMP421 temperature sensor</text:p>
        </text:list-item>
        <text:list-item>
          <text:p text:style-name="P135">TWSI Board EEPROM</text:p>
        </text:list-item>
        <text:list-item>
          <text:p text:style-name="P135">Dallas Semiconductor DS1337 real-time clock</text:p>
        </text:list-item>
        <text:list-item>
          <text:p text:style-name="P135">rapidIO support via QLM</text:p>
        </text:list-item>
        <text:list-item>
          <text:p text:style-name="P135">XAUI via QLM</text:p>
        </text:list-item>
        <text:list-item>
          <text:p text:style-name="P135">SGMII via QLM</text:p>
        </text:list-item>
      </text:list>
      <text:h text:style-name="Heading_20_3" text:outline-level="3"><text:bookmark-start text:name="__RefHeading__5375_1667947339"/>Special Notes<text:bookmark-end text:name="__RefHeading__5375_1667947339"/></text:h>
      <text:p text:style-name="Standard">On this board the MCU must be notified early on that the OCTEON is running. This is performed in the function <text:span text:style-name="My_5f_code_20_Char">board_early_init_f()</text:span> in the file <text:span text:style-name="My_5f_directory_20_Char">board/octeon/ebb6300/ebb6300_board.c</text:span>.</text:p>
      <text:h text:style-name="P125" text:outline-level="2"><text:bookmark-start text:name="__RefHeading__13481_322103360"/><text:span text:style-name="T88">OCTEON SFF6100</text:span><text:bookmark-end text:name="__RefHeading__13481_322103360"/></text:h>
      <text:p text:style-name="P102"><text:span text:style-name="T88">This board is based around the OCTEON CN6100 and has the following features:</text:span></text:p>
      <text:list xml:id="list1496544297" text:style-name="L12">
        <text:list-item>
          <text:p text:style-name="P103"><text:span text:style-name="T88">PCIe 4x host slot (requires bracket removal for cards)</text:span></text:p>
        </text:list-item>
        <text:list-item>
          <text:p text:style-name="P103"><text:span text:style-name="T88">Two mini PCIe 1x slots (NOTE: there is a work-around for a mis-wired reset line)</text:span></text:p>
        </text:list-item>
        <text:list-item>
          <text:p text:style-name="P103"><text:soft-page-break/><text:span text:style-name="T88">8 SGMII ports</text:span></text:p>
        </text:list-item>
        <text:list-item>
          <text:p text:style-name="P103"><text:span text:style-name="T88">2 SATA 2 ports with integrated Silicon Image SIL3132.</text:span></text:p>
        </text:list-item>
        <text:list-item>
          <text:p text:style-name="P104"><text:span text:style-name="T89">USB 2.0 port.</text:span></text:p>
        </text:list-item>
        <text:list-item>
          <text:p text:style-name="P104"><text:span text:style-name="T89">Management Ethernet Port</text:span></text:p>
        </text:list-item>
        <text:list-item>
          <text:p text:style-name="P104"><text:span text:style-name="T89">Real-time Clock</text:span></text:p>
        </text:list-item>
        <text:list-item>
          <text:p text:style-name="P104"><text:span text:style-name="T89">MMC/SD slot with power controlled by GPIO.</text:span></text:p>
        </text:list-item>
      </text:list>
      <text:p text:style-name="P105"><text:span text:style-name="T89">Note: </text:span><text:span text:style-name="T90">n</text:span><text:span text:style-name="T89">ot all combinations of features may be active at the same time.</text:span></text:p>
      <text:h text:style-name="Heading_20_2" text:outline-level="2"><text:bookmark-start text:name="__RefHeading__5377_1667947339"/>OCTEON NIC10e_<text:span text:style-name="T91">66</text:span><text:bookmark-end text:name="__RefHeading__5377_1667947339"/></text:h>
      <text:p text:style-name="Standard">This board is based around the OCTEON CN6<text:span text:style-name="T91">6</text:span>00 and has the following features:</text:p>
      <text:list xml:id="list1285421681" text:continue-list="list1967623794" text:style-name="List_20_1">
        <text:list-item>
          <text:p text:style-name="P135">PCIe target mode</text:p>
        </text:list-item>
        <text:list-item>
          <text:p text:style-name="P135">1 DDR3 memory interface</text:p>
        </text:list-item>
        <text:list-item>
          <text:p text:style-name="P135">1 serial port</text:p>
        </text:list-item>
        <text:list-item>
          <text:p text:style-name="P135">4GB NAND flash</text:p>
        </text:list-item>
        <text:list-item>
          <text:p text:style-name="P135">CFI compliant 8MB NOR flash</text:p>
        </text:list-item>
        <text:list-item>
          <text:p text:style-name="P135">SAA56004X temperature sensor</text:p>
        </text:list-item>
        <text:list-item>
          <text:p text:style-name="P135">TWSI bus</text:p>
        </text:list-item>
        <text:list-item>
          <text:p text:style-name="P135">TWSI Board EEPROM</text:p>
        </text:list-item>
        <text:list-item>
          <text:p text:style-name="P135">2 XAUI ports <text:span text:style-name="T91">connected to a Vitesse VSC8488 dual 10G PHY</text:span></text:p>
        </text:list-item>
        <text:list-item>
          <text:p text:style-name="P135">DFM memory</text:p>
        </text:list-item>
      </text:list>
      <text:h text:style-name="Heading_20_3" text:outline-level="3"><text:bookmark-start text:name="__RefHeading__5379_1667947339"/>Special Notes<text:bookmark-end text:name="__RefHeading__5379_1667947339"/></text:h>
      <text:list xml:id="list1769497895" text:continue-numbering="true" text:style-name="List_20_1">
        <text:list-item>
          <text:p text:style-name="P135">This board lacks a MCU. </text:p>
        </text:list-item>
        <text:list-item>
          <text:p text:style-name="P135">The NIC10e_<text:span text:style-name="T91">66</text:span> is designed to boot over the PCIe bus</text:p>
        </text:list-item>
      </text:list>
      <text:h text:style-name="Heading_20_2" text:outline-level="2"><text:bookmark-start text:name="__RefHeading__5002_1401470807"/>OCTEON NIC4e<text:bookmark-end text:name="__RefHeading__5002_1401470807"/></text:h>
      <text:p text:style-name="Standard">This board is based around the OCTEON CN6300 and is very similar to the NIC10e card. The major difference is that it has four gigabit Ethernet ports instead of two XAUI ports. It has the following features:</text:p>
      <text:list xml:id="list1257245191" text:continue-numbering="true" text:style-name="List_20_1">
        <text:list-item>
          <text:p text:style-name="P135">PCIe target mode</text:p>
        </text:list-item>
        <text:list-item>
          <text:p text:style-name="P135">1 DDR3 memory interface</text:p>
        </text:list-item>
        <text:list-item>
          <text:p text:style-name="P135">One EHCI/OHCI compliant USB port</text:p>
        </text:list-item>
        <text:list-item>
          <text:p text:style-name="P135">1 serial port</text:p>
        </text:list-item>
        <text:list-item>
          <text:p text:style-name="P135">4GB NAND flash</text:p>
        </text:list-item>
        <text:list-item>
          <text:p text:style-name="P135"><text:soft-page-break/>CFI compliant 8MB NOR flash</text:p>
        </text:list-item>
        <text:list-item>
          <text:p text:style-name="P135">SAA56004X temperature sensor</text:p>
        </text:list-item>
        <text:list-item>
          <text:p text:style-name="P135">TWSI bus</text:p>
        </text:list-item>
        <text:list-item>
          <text:p text:style-name="P135">TWSI Board EEPROM</text:p>
        </text:list-item>
        <text:list-item>
          <text:p text:style-name="P135">4 gigabit Ethernet ports</text:p>
        </text:list-item>
        <text:list-item>
          <text:p text:style-name="P135">DFM memory</text:p>
        </text:list-item>
      </text:list>
      <text:h text:style-name="Heading_20_3" text:outline-level="3"><text:bookmark-start text:name="__RefHeading__5379_16679473391"/>Special Notes<text:bookmark-end text:name="__RefHeading__5379_16679473391"/></text:h>
      <text:list xml:id="list1416214874" text:continue-numbering="true" text:style-name="List_20_1">
        <text:list-item>
          <text:p text:style-name="P135">This board lacks a MCU. </text:p>
        </text:list-item>
        <text:list-item>
          <text:p text:style-name="P135">The NIC4e is designed to boot over the PCIe bus</text:p>
        </text:list-item>
        <text:list-item>
          <text:p text:style-name="P135">This board does not have an alpha-numeric LED so <text:span text:style-name="My_5f_code_20_Char">octeon_led_str_write()</text:span> is empty.</text:p>
        </text:list-item>
      </text:list>
      <text:h text:style-name="Heading_20_2" text:outline-level="2"><text:bookmark-start text:name="__RefHeading__17998_1203916773"/>OCTEON NIC2e<text:bookmark-end text:name="__RefHeading__17998_1203916773"/></text:h>
      <text:p text:style-name="Standard">This board is based around the OCTEON CN6300 and is very similar to the NIC10e and NIC4e cards. The major difference is that it has two gigabit Ethernet ports instead of two XAUI ports or four gigabit Ethernet ports. It has the following features:</text:p>
      <text:list xml:id="list774230041" text:continue-numbering="true" text:style-name="List_20_1">
        <text:list-item>
          <text:p text:style-name="P135">PCIe target mode</text:p>
        </text:list-item>
        <text:list-item>
          <text:p text:style-name="P135">1 DDR3 memory interface</text:p>
        </text:list-item>
        <text:list-item>
          <text:p text:style-name="P135">One EHCI/OHCI compliant USB port</text:p>
        </text:list-item>
        <text:list-item>
          <text:p text:style-name="P135">1 serial port</text:p>
        </text:list-item>
        <text:list-item>
          <text:p text:style-name="P135">4GB NAND flash</text:p>
        </text:list-item>
        <text:list-item>
          <text:p text:style-name="P135">CFI compliant 8MB NOR flash</text:p>
        </text:list-item>
        <text:list-item>
          <text:p text:style-name="P135">SAA56004X temperature sensor</text:p>
        </text:list-item>
        <text:list-item>
          <text:p text:style-name="P135">TWSI bus</text:p>
        </text:list-item>
        <text:list-item>
          <text:p text:style-name="P135">TWSI Board EEPROM</text:p>
        </text:list-item>
        <text:list-item>
          <text:p text:style-name="P135">4 gigabit Ethernet ports</text:p>
        </text:list-item>
        <text:list-item>
          <text:p text:style-name="P135">DFM memory</text:p>
        </text:list-item>
      </text:list>
      <text:h text:style-name="Heading_20_3" text:outline-level="3"><text:bookmark-start text:name="__RefHeading__5379_166794733911"/>Special Notes<text:bookmark-end text:name="__RefHeading__5379_166794733911"/></text:h>
      <text:list xml:id="list1320833281" text:continue-numbering="true" text:style-name="List_20_1">
        <text:list-item>
          <text:p text:style-name="P135">This board lacks a MCU. </text:p>
        </text:list-item>
        <text:list-item>
          <text:p text:style-name="P135">The NIC2e is designed to boot over the PCIe bus</text:p>
        </text:list-item>
      </text:list>
      <text:h text:style-name="Heading_20_2" text:outline-level="2"><text:bookmark-start text:name="__RefHeading__5381_1667947339"/>Octeon EBT5800 Development Board<text:bookmark-end text:name="__RefHeading__5381_1667947339"/></text:h>
      <text:p text:style-name="Standard">The EBT5800 board is based on the Octeon CN5800 and has the following features:</text:p>
      <text:list xml:id="list1776232895" text:continue-numbering="true" text:style-name="List_20_1">
        <text:list-item>
          <text:p text:style-name="P135">2 DDR2 slots</text:p>
        </text:list-item>
        <text:list-item>
          <text:p text:style-name="P135"><text:soft-page-break/>8MB CFI compliant NOR flash</text:p>
        </text:list-item>
        <text:list-item>
          <text:p text:style-name="P135">PCI-X target mode</text:p>
        </text:list-item>
        <text:list-item>
          <text:p text:style-name="P135">4 SGMII gigabit Ethernet interfaces</text:p>
        </text:list-item>
        <text:list-item>
          <text:p text:style-name="P135">MCU</text:p>
        </text:list-item>
        <text:list-item>
          <text:p text:style-name="P135">16-bit Compact Flash (not True-IDE)</text:p>
        </text:list-item>
        <text:list-item>
          <text:p text:style-name="P135">8 character alpha-numeric display</text:p>
        </text:list-item>
        <text:list-item>
          <text:p text:style-name="P135">2 serial ports</text:p>
        </text:list-item>
        <text:list-item>
          <text:p text:style-name="P135">TWSI bus</text:p>
        </text:list-item>
        <text:list-item>
          <text:p text:style-name="P135">TWSI bus serial EEPROM</text:p>
        </text:list-item>
        <text:list-item>
          <text:p text:style-name="P135">PAL</text:p>
        </text:list-item>
      </text:list>
      <text:h text:style-name="Heading_20_2" text:outline-level="2"><text:bookmark-start text:name="__RefHeading__5383_1667947339"/>OCTEON NICPro2<text:bookmark-end text:name="__RefHeading__5383_1667947339"/></text:h>
      <text:p text:style-name="Standard">The NICPro2 board is based on the Octeon CN5800 and has the following features:</text:p>
      <text:list xml:id="list1078500786" text:continue-numbering="true" text:style-name="List_20_1">
        <text:list-item>
          <text:p text:style-name="P135">PCI-X target mode</text:p>
        </text:list-item>
        <text:list-item>
          <text:p text:style-name="P135">4 DDR2 slots with 2 memory interfaces</text:p>
        </text:list-item>
        <text:list-item>
          <text:p text:style-name="P135">4 RGMII gigabit Ethernet interfaces</text:p>
        </text:list-item>
        <text:list-item>
          <text:p text:style-name="P135">2 serial ports</text:p>
        </text:list-item>
        <text:list-item>
          <text:p text:style-name="P135">TWSI bus</text:p>
        </text:list-item>
        <text:list-item>
          <text:p text:style-name="P135">TWSI bus serial EEPROM</text:p>
        </text:list-item>
        <text:list-item>
          <text:p text:style-name="P135">LM83 temperature sensor</text:p>
        </text:list-item>
      </text:list>
      <text:h text:style-name="Heading_20_3" text:outline-level="3"><text:bookmark-start text:name="__RefHeading__5385_1667947339"/>Special Notes<text:bookmark-end text:name="__RefHeading__5385_1667947339"/></text:h>
      <text:p text:style-name="Standard">The NICPro2 board does not have any devices connected to the boot bus. It does not have any flash. It can only be booted remotely over the PCI-X bus.</text:p>
      <text:h text:style-name="Heading_20_2" text:outline-level="2"><text:bookmark-start text:name="__RefHeading__5387_1667947339"/>OCTEON EBH5610 Development Board<text:bookmark-end text:name="__RefHeading__5387_1667947339"/></text:h>
      <text:p text:style-name="Standard">The EBH5610 board is based on the Octeon CN5600 or CN5700 and has the following features:</text:p>
      <text:list xml:id="list1752612925" text:continue-numbering="true" text:style-name="List_20_1">
        <text:list-item>
          <text:p text:style-name="P135">4 DDR2 memory slots with 2 memory interfaces</text:p>
        </text:list-item>
        <text:list-item>
          <text:p text:style-name="P135">8MB CFI compliant NOR flash</text:p>
        </text:list-item>
        <text:list-item>
          <text:p text:style-name="P135">True-IDE compact flash port</text:p>
        </text:list-item>
        <text:list-item>
          <text:p text:style-name="P135">PCIe host mode</text:p>
        </text:list-item>
        <text:list-item>
          <text:p text:style-name="P135">PCIe target mode</text:p>
        </text:list-item>
        <text:list-item>
          <text:p text:style-name="P135">1 management Ethernet port</text:p>
        </text:list-item>
        <text:list-item>
          <text:p text:style-name="P135">4 SGMII gigabit Ethernet ports</text:p>
        </text:list-item>
        <text:list-item>
          <text:p text:style-name="P135">1 XAUI port</text:p>
        </text:list-item>
        <text:list-item>
          <text:p text:style-name="P135"><text:soft-page-break/>2 serial ports</text:p>
        </text:list-item>
        <text:list-item>
          <text:p text:style-name="P135">1 non-EHCI compliant USB port</text:p>
        </text:list-item>
        <text:list-item>
          <text:p text:style-name="P135">TWSI bus</text:p>
        </text:list-item>
        <text:list-item>
          <text:p text:style-name="P135">TWSI bus serial EEPROM</text:p>
        </text:list-item>
        <text:list-item>
          <text:p text:style-name="P135">MCU</text:p>
        </text:list-item>
        <text:list-item>
          <text:p text:style-name="P135">Dallas Semiconductor DS1337 real-time clock</text:p>
        </text:list-item>
        <text:list-item>
          <text:p text:style-name="P135">PAL</text:p>
        </text:list-item>
        <text:list-item>
          <text:p text:style-name="P135">ispPAC POWR1220AT8 Voltage Controller</text:p>
        </text:list-item>
        <text:list-item>
          <text:p text:style-name="P135">8 character alpha-numeric LED display</text:p>
        </text:list-item>
      </text:list>
      <text:h text:style-name="Heading_20_2" text:outline-level="2"><text:bookmark-start text:name="__RefHeading__5389_1667947339"/>OCTEON EBH5600 Development Board<text:bookmark-end text:name="__RefHeading__5389_1667947339"/></text:h>
      <text:p text:style-name="Standard">The EBH5600 is based on the OCTEON CN5600 or CN5700 and has the following features:</text:p>
      <text:list xml:id="list1240624253" text:continue-numbering="true" text:style-name="List_20_1">
        <text:list-item>
          <text:p text:style-name="P135">4 DDR2 memory slots with 2 memory interfaces</text:p>
        </text:list-item>
        <text:list-item>
          <text:p text:style-name="P135">8MB CFI compliant NOR flash</text:p>
        </text:list-item>
        <text:list-item>
          <text:p text:style-name="P135">PCIe host connector</text:p>
        </text:list-item>
        <text:list-item>
          <text:p text:style-name="P135">2 PCI-X host connectors via PLX PEX8114 PCIe to PCI-X bridge</text:p>
        </text:list-item>
        <text:list-item>
          <text:p text:style-name="P135">1 management Ethernet port</text:p>
        </text:list-item>
        <text:list-item>
          <text:p text:style-name="P135">12 SGMII gigabit Ethernet ports</text:p>
        </text:list-item>
        <text:list-item>
          <text:p text:style-name="P135">2 serial ports</text:p>
        </text:list-item>
        <text:list-item>
          <text:p text:style-name="P135">1 non-EHCI compliant USB port</text:p>
        </text:list-item>
        <text:list-item>
          <text:p text:style-name="P135">TWSI bus</text:p>
        </text:list-item>
        <text:list-item>
          <text:p text:style-name="P135">TWSI bus serial EEPROM</text:p>
        </text:list-item>
        <text:list-item>
          <text:p text:style-name="P135">MCU</text:p>
        </text:list-item>
        <text:list-item>
          <text:p text:style-name="P135">Dallas Semiconductor DS1337 real-time clock</text:p>
        </text:list-item>
        <text:list-item>
          <text:p text:style-name="P135">PAL</text:p>
        </text:list-item>
        <text:list-item>
          <text:p text:style-name="P135">ispPAC POWR1220AT8 Voltage Controller</text:p>
        </text:list-item>
        <text:list-item>
          <text:p text:style-name="P135">True-IDE compact flash port</text:p>
        </text:list-item>
        <text:list-item>
          <text:p text:style-name="P135">8 character alpha-numeric LED display</text:p>
        </text:list-item>
      </text:list>
      <text:h text:style-name="Heading_20_3" text:outline-level="3"><text:bookmark-start text:name="__RefHeading__5391_1667947339"/>Special Notes<text:bookmark-end text:name="__RefHeading__5391_1667947339"/></text:h>
      <text:p text:style-name="Standard">The PCI-X connectors on this board have problems with some devices, notably the Intel E1000 PCI gigabit Ethernet card. This card may work if two PCI devices are connected. This is caused by an incorrect resistor value.</text:p>
      <text:h text:style-name="Heading_20_2" text:outline-level="2"><text:bookmark-start text:name="__RefHeading__18000_1203916773"/><text:soft-page-break/>OCTEON CN3010 EVB HS5 Development Board<text:bookmark-end text:name="__RefHeading__18000_1203916773"/></text:h>
      <text:p text:style-name="Standard">This development board can have either a CN3010 or a CN5010 OCTEON processor. It has the following features:</text:p>
      <text:list xml:id="list746562976" text:style-name="L11">
        <text:list-item>
          <text:p text:style-name="P143">1 DDR2 memory connector (note that only half of the memory is used since only 32-bits are used).</text:p>
        </text:list-item>
        <text:list-item>
          <text:p text:style-name="P143">Compact flash (non-True-IDE mode)</text:p>
        </text:list-item>
        <text:list-item>
          <text:p text:style-name="P143">Two PCI connectors</text:p>
        </text:list-item>
        <text:list-item>
          <text:p text:style-name="P143">One mini-PCI connectors</text:p>
        </text:list-item>
        <text:list-item>
          <text:p text:style-name="P143">2 serial ports</text:p>
        </text:list-item>
        <text:list-item>
          <text:p text:style-name="P143">1 non-EHCI compliant USB port</text:p>
        </text:list-item>
        <text:list-item>
          <text:p text:style-name="P143">5 1 Gigabit Ethernet ports</text:p>
        </text:list-item>
        <text:list-item>
          <text:p text:style-name="P143">PCM telephone support</text:p>
        </text:list-item>
        <text:list-item>
          <text:p text:style-name="P143">Real-time clock</text:p>
        </text:list-item>
        <text:list-item>
          <text:p text:style-name="P143">8-character alpha-numeric display</text:p>
        </text:list-item>
        <text:list-item>
          <text:p text:style-name="P143">MCU</text:p>
        </text:list-item>
      </text:list>
      <text:h text:style-name="Heading_20_2" text:outline-level="2"><text:bookmark-start text:name="__RefHeading__5622_1448123048"/>OCTEON Generic RAM<text:bookmark-end text:name="__RefHeading__5622_1448123048"/></text:h>
      <text:p text:style-name="Standard">The OCTEON generic RAM U-Boot is designed to work on most OCTEON boards when booted remotely. It is a very stripped-down version of U-Boot that lacks support for networking, USB, flash, TWSI and anything on the boot bus. It requires using <text:span text:style-name="My_5f_Command_20_Char">oct-remote-boot</text:span> to initialize memory and load.</text:p>
      <text:p text:style-name="Standard">It supports the UART and the PCI console only.</text:p>
      <text:p text:style-name="Standard">It does not perform any memory initialization. It relies on external tools to initialize memory. If <text:span text:style-name="My_5f_Command_20_Char">oct-pci-boot</text:span> is unable to initialize the memory then the generic RAM U-Boot cannot be used.</text:p>
      <text:p text:style-name="Standard">It does not initialize the HFA memory on the CN63XX or CN66XX OCTEON processors. It also does not support any temperature sensors, real-time clock chips or any other peripherals.</text:p>
      <text:p text:style-name="Standard">By not initializing the temperature sensor on some OCTEON boards such as the NIC 10E, NIC4E , NIC2E and NICPro2 the boards will not shut down if they overheat which <text:span text:style-name="T54">may void the warranty</text:span>.</text:p>
      <text:p text:style-name="Standard"><text:span text:style-name="T54">Networking is not supported.</text:span> Networking will not work in the Linux driver or in simple executive applications due to the fact that the MII addresses and PHY types are unknown and not initialized. There is no easy way to obtain this information at run-time.</text:p>
      <text:p text:style-name="Standard">Boot bus devices are not initialized. This means that compact flash will not work in Linux. Similarly, neither NOR nor NAND flash will work in simple executive or in Linux.</text:p>
      <text:p text:style-name="Standard">There is no guarantee that the generic RAM U-Boot will be maintained for future devices or in future versions of the SDK. This version of U-Boot is designed more for testing purposes and <text:soft-page-break/>should not be used as a basis for a new board. <text:s/>It is only tested occasionally since it is not an official U-Boot version.</text:p>
      <text:p text:style-name="Standard">Currently the OCTEON specific portion of U-Boot is able to determine which device is being used at run-time so that it is able to seamlessly support various OCTEON processors, however, this may not hold in the future when new devices are released.</text:p>
      <text:p text:style-name="Standard">Additionally, if certain work-arounds or fixes are required for specific boards then they cannot be supported by this version of U-Boot.</text:p>
      <text:p text:style-name="Standard">Device Tree support may introduce further problems in later releases of U-Boot which may prevent the generic RAM version from being supported. The device tree used by the Linux kernel is very board-specific.</text:p>
      <text:p text:style-name="Standard">Future OCTEON processors may not work with the generic RAM version.</text:p>
      <text:p text:style-name="Standard">Finally, the generic RAM version of U-Boot is not well tested or supported compared to the board-specific versions of U-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Courier New" svg:font-family="'Courier New'" style:font-family-generic="modern"/>
    <style:font-face style:name="MS Mincho" svg:font-family="'MS Mincho', 'ＭＳ 明朝'" style:font-family-generic="modern"/>
    <style:font-face style:name="Droid Sans Fallback1" svg:font-family="'Droid Sans Fallback'" style:font-family-generic="roman"/>
    <style:font-face style:name="OpenSymbol" svg:font-family="OpenSymbol, 'Times New Roman'" style:font-family-generic="roman"/>
    <style:font-face style:name="Times New Roman1" svg:font-family="'Times New Roman'" style:font-family-generic="roman"/>
    <style:font-face style:name="Arial2" svg:font-family="Arial" style:font-adornments="Normal" style:font-family-generic="swiss"/>
    <style:font-face style:name="Times New Roman2" svg:font-family="'Times New Roman'"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Droid Sans Fallback2" svg:font-family="'Droid Sans Fallback'"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style:contextual-spacing="false" fo:orphans="2" fo:widows="2" style:page-number="auto" style:shadow="none"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text-align="center" style:justify-single-word="false" fo:padding-left="0in" fo:padding-right="0in" fo:padding-top="0.139in" fo:padding-bottom="0.2083in" fo:border-left="none" fo:border-right="none" fo:border-top="0.99pt solid #c0c0c0" fo:border-bottom="2.49pt solid #808080"/>
      <style:text-properties fo:color="#32515c" style:font-name="Cambria" fo:font-size="30pt" fo:font-style="italic" style:font-size-asian="30pt" style:font-style-asian="italic" style:font-name-complex="Cambria" style:font-size-complex="30pt" style:language-complex="en" style:country-complex="US" style:font-style-complex="italic"/>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style style:name="Caption" style:family="paragraph" style:parent-style-name="Standard" style:next-style-name="Standard" style:class="extra">
      <style:paragraph-properties fo:text-align="center" style:justify-single-word="false" fo:keep-with-next="always"/>
      <style:text-properties style:font-name="Arial" fo:font-size="13pt" fo:font-weight="bold" style:font-size-asian="13pt" style:font-weight-asian="bold" style:font-name-complex="Arial" style:font-size-complex="13pt" style:font-weight-complex="bold"/>
    </style:style>
    <style:style style:name="Index" style:family="paragraph" style:parent-style-name="Standard" style:class="index">
      <style:paragraph-properties fo:margin-top="0in" fo:margin-bottom="0.139in" style:contextual-spacing="false" fo:line-height="115%" fo:orphans="0" fo:widows="0" fo:hyphenation-ladder-count="no-limit" text:number-lines="false" text:line-number="0" style:punctuation-wrap="simple">
        <style:tab-stops>
          <style:tab-stop style:position="0.4925in"/>
        </style:tab-stops>
      </style:paragraph-properties>
      <style:text-properties fo:color="#00000a" style:font-name-asian="Droid Sans Fallback1" style:language-asian="zh" style:country-asian="CN" style:font-name-complex="Arial" style:language-complex="hi" style:country-complex="IN"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style:contextual-spacing="false" fo:text-indent="0in" style:auto-text-indent="tru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in" fo:margin-right="0in" fo:margin-top="0.1665in" fo:margin-bottom="0.0417in" style:contextual-spacing="false" fo:text-indent="0in" style:auto-text-indent="true" style:page-number="auto" fo:background-color="transparent" style:shadow="none" fo:keep-with-next="always">
        <style:tab-stops/>
        <style:background-image/>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11pt" style:font-size-asian="11pt" style:font-name-complex="Arial" style:font-size-complex="11pt"/>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List_20_Bullet_20_2" style:display-name="List Bullet 2" style:family="paragraph" style:parent-style-name="Standard"/>
    <style:style style:name="List_20_Bullet_20_3" style:display-name="List Bullet 3" style:family="paragraph" style:parent-style-name="Standard" style:list-style-name="WW8Num7"/>
    <style:style style:name="Body_20_Text_20_First_20_Indent" style:display-name="Body Text First Indent" style:family="paragraph" style:parent-style-name="Text_20_body">
      <style:paragraph-properties fo:margin="100%" fo:margin-left="0in" fo:margin-right="0in" fo:margin-top="0in" fo:margin-bottom="0in" style:contextual-spacing="false" fo:text-indent="0.1457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5in" style:type="center"/>
          <style:tab-stop style:position="4.25in" style:type="center"/>
          <style:tab-stop style:position="6.6252in" style:type="right"/>
        </style:tab-stops>
      </style:paragraph-properties>
      <style:text-properties fo:font-size="10pt" style:font-size-asian="10pt" style:font-size-complex="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style:contextual-spacing="false"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My_5f_caption" style:display-name="My_caption" style:family="paragraph" style:parent-style-name="Caption">
      <style:paragraph-properties fo:line-height="200%"/>
      <style:text-properties fo:font-size="12pt" style:font-size-asian="12pt"/>
    </style:style>
    <style:style style:name="My_5f_Command" style:display-name="My_Command" style:family="paragraph" style:parent-style-name="Standard">
      <style:text-properties style:font-name="Courier New" fo:font-size="10pt" style:font-size-asian="10pt" style:font-name-complex="Courier New"/>
    </style:style>
    <style:style style:name="Table_20_of_20_Figures" style:display-name="Table of Figures" style:family="paragraph" style:parent-style-name="Standard" style:next-style-name="Standard"/>
    <style:style style:name="Style_20_Caption_20__2b__20_12_20_pt" style:display-name="Style Caption + 12 pt" style:family="paragraph" style:parent-style-name="Caption">
      <style:text-properties fo:font-size="12pt" style:font-size-asian="12pt"/>
    </style:style>
    <style:style style:name="My_5f_write" style:display-name="My_write" style:family="paragraph" style:parent-style-name="Standard">
      <style:text-properties fo:font-style="italic" style:font-style-asian="italic"/>
    </style:style>
    <style:style style:name="My_5f_checklist" style:display-name="My_checklist" style:family="paragraph" style:parent-style-name="Standard" style:list-style-name="WW8Num27"/>
    <style:style style:name="My_5f_source_5f_file" style:display-name="My_source_file" style:family="paragraph" style:parent-style-name="Standard">
      <style:text-properties style:font-name="Courier New" style:font-name-complex="Courier New"/>
    </style:style>
    <style:style style:name="My_5f_function" style:display-name="My_function" style:family="paragraph" style:parent-style-name="Standard">
      <style:text-properties style:font-name="Courier New" style:font-name-complex="Courier New"/>
    </style:style>
    <style:style style:name="My_5f_code" style:display-name="My_code" style:family="paragraph" style:parent-style-name="My_5f_Command" style:master-page-name="">
      <style:paragraph-properties fo:margin-top="0in" fo:margin-bottom="0in" style:contextual-spacing="false" style:page-number="auto"/>
      <style:text-properties fo:font-size="10pt" style:font-size-asian="10pt"/>
    </style:style>
    <style:style style:name="My_5f_directory" style:display-name="My_directory" style:family="paragraph" style:parent-style-name="Standard">
      <style:text-properties style:font-name="Courier New" style:font-name-complex="Courier New"/>
    </style:style>
    <style:style style:name="My_5f_argument" style:display-name="My_argument" style:family="paragraph" style:parent-style-name="Standard">
      <style:text-properties style:font-name="Courier New" style:font-name-complex="Courier New"/>
    </style:style>
    <style:style style:name="My_5f_warning" style:display-name="My_warning" style:family="paragraph" style:parent-style-name="List_20_Bullet_20_2" style:list-style-name="">
      <style:paragraph-properties fo:margin="100%" fo:margin-left="0.25in" fo:margin-right="0in" fo:margin-top="0in" fo:margin-bottom="0in" style:contextual-spacing="false" fo:text-indent="0in" style:auto-text-indent="false"/>
      <style:text-properties fo:font-style="italic" fo:font-weight="bold" style:font-style-asian="italic" style:font-weight-asian="bold"/>
    </style:style>
    <style:style style:name="Style_20_List_20_Bullet_20_2_20__2b__20_Left_3a__20__20_0_22__20_First_20_line_3a__20__20_0_22_" style:display-name="Style List Bullet 2 + Left:  0&quot; First line:  0&quot;" style:family="paragraph" style:parent-style-name="List_20_Bullet_20_2">
      <style:paragraph-properties fo:margin="100%" fo:margin-left="0.25in" fo:margin-right="0in" fo:margin-top="0in" fo:margin-bottom="0in" style:contextual-spacing="false" fo:text-indent="-0.25in" style:auto-text-indent="false">
        <style:tab-stops>
          <style:tab-stop style:position="0.25in"/>
        </style:tab-stops>
      </style:paragraph-properties>
      <style:text-properties style:font-size-complex="10pt"/>
    </style:style>
    <style:style style:name="My_5f_Tables_5f_Title" style:display-name="My_Tables_Title" style:family="paragraph" style:parent-style-name="Heading_20_1" style:default-outline-level="" style:list-style-name="">
      <style:paragraph-properties fo:margin="100%" fo:margin-left="0in" fo:margin-right="0in" fo:margin-top="0in" fo:margin-bottom="0in" style:contextual-spacing="false" fo:text-align="center" style:justify-single-word="false"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 style:family="paragraph" style:parent-style-name="Standard"/>
    <style:style style:name="Nroaml" style:family="paragraph" style:parent-style-name="Standard" style:list-style-name="WW8Num29"/>
    <style:style style:name="My_5f_Comand" style:display-name="My_Comand" style:family="paragraph" style:parent-style-name="Standard" style:list-style-name="WW8Num26"/>
    <style:style style:name="Contents_20_4" style:display-name="Contents 4" style:family="paragraph" style:parent-style-name="Standard" style:next-style-name="Standard" style:class="index">
      <style:paragraph-properties fo:margin="100%" fo:margin-left="0.5in" fo:margin-right="0in" fo:margin-top="0in" fo:margin-bottom="0in" style:contextual-spacing="false" fo:text-indent="0in" style:auto-text-indent="false"/>
      <style:text-properties style:font-name-asian="MS Mincho" style:language-asian="ja" style:country-asian="JP"/>
    </style:style>
    <style:style style:name="Contents_20_5" style:display-name="Contents 5" style:family="paragraph" style:parent-style-name="Standard" style:next-style-name="Standard" style:class="index">
      <style:paragraph-properties fo:margin="100%" fo:margin-left="0.6665in" fo:margin-right="0in" fo:margin-top="0in" fo:margin-bottom="0in" style:contextual-spacing="false" fo:text-indent="0in" style:auto-text-indent="false"/>
      <style:text-properties style:font-name-asian="MS Mincho" style:language-asian="ja" style:country-asian="JP"/>
    </style:style>
    <style:style style:name="Contents_20_6" style:display-name="Contents 6" style:family="paragraph" style:parent-style-name="Standard" style:next-style-name="Standard" style:class="index">
      <style:paragraph-properties fo:margin="100%" fo:margin-left="0.8335in" fo:margin-right="0in" fo:margin-top="0in" fo:margin-bottom="0in" style:contextual-spacing="false" fo:text-indent="0in" style:auto-text-indent="false"/>
      <style:text-properties style:font-name-asian="MS Mincho" style:language-asian="ja" style:country-asian="JP"/>
    </style:style>
    <style:style style:name="Contents_20_7" style:display-name="Contents 7" style:family="paragraph" style:parent-style-name="Standard" style:next-style-name="Standard" style:class="index">
      <style:paragraph-properties fo:margin="100%" fo:margin-left="1in" fo:margin-right="0in" fo:margin-top="0in" fo:margin-bottom="0in" style:contextual-spacing="false" fo:text-indent="0in" style:auto-text-indent="false"/>
      <style:text-properties style:font-name-asian="MS Mincho" style:language-asian="ja" style:country-asian="JP"/>
    </style:style>
    <style:style style:name="Contents_20_8" style:display-name="Contents 8" style:family="paragraph" style:parent-style-name="Standard" style:next-style-name="Standard" style:class="index">
      <style:paragraph-properties fo:margin="100%" fo:margin-left="1.1665in" fo:margin-right="0in" fo:margin-top="0in" fo:margin-bottom="0in" style:contextual-spacing="false" fo:text-indent="0in" style:auto-text-indent="false"/>
      <style:text-properties style:font-name-asian="MS Mincho" style:language-asian="ja" style:country-asian="JP"/>
    </style:style>
    <style:style style:name="Contents_20_9" style:display-name="Contents 9" style:family="paragraph" style:parent-style-name="Standard" style:next-style-name="Standard" style:class="index">
      <style:paragraph-properties fo:margin="100%" fo:margin-left="1.3335in" fo:margin-right="0in" fo:margin-top="0in" fo:margin-bottom="0in" style:contextual-spacing="false" fo:text-indent="0in" style:auto-text-indent="false"/>
      <style:text-properties style:font-name-asian="MS Mincho" style:language-asian="ja" style:country-asian="JP"/>
    </style:style>
    <style:style style:name="My_5f_Comamnd" style:display-name="My_Comamnd" style:family="paragraph" style:parent-style-name="Standard"/>
    <style:style style:name="Nromal" style:family="paragraph" style:parent-style-name="My_5f_Command">
      <style:paragraph-properties fo:margin="100%" fo:margin-left="0.5in" fo:margin-right="0in" fo:margin-top="0in" fo:margin-bottom="0in" style:contextual-spacing="false" fo:text-indent="0in" style:auto-text-indent="false"/>
    </style:style>
    <style:style style:name="Myu_5f_code" style:display-name="Myu_code" style:family="paragraph" style:parent-style-name="Standard"/>
    <style:style style:name="Document_20_Status" style:display-name="Document Status" style:family="paragraph" style:parent-style-name="Header" style:next-style-name="Standard">
      <style:paragraph-properties fo:margin-top="0.25in" fo:margin-bottom="0.25in" style:contextual-spacing="false" fo:text-align="center" style:justify-single-word="false"/>
      <style:text-properties fo:font-size="16pt" fo:font-weight="bold" style:font-size-asian="16pt" style:font-weight-asian="bold" style:font-size-complex="16pt"/>
    </style:style>
    <style:style style:name="Style_20_My_5f_Command_20__2b__20_Bold" style:display-name="Style My_Command + Bold" style:family="paragraph" style:parent-style-name="My_5f_Command">
      <style:text-properties fo:font-size="10pt" fo:font-weight="bold" style:font-size-asian="10pt" style:font-weight-asian="bold" style:font-weight-complex="bold"/>
    </style:style>
    <style:style style:name="Style_20_My_5f_Command_20__2b__20_Bold_20_Left_3a__20__20_1_22_" style:display-name="Style My_Command + Bold Left:  1&quot;" style:family="paragraph" style:parent-style-name="My_5f_Command">
      <style:paragraph-properties fo:margin="100%" fo:margin-left="1in" fo:margin-right="0in" fo:margin-top="0in" fo:margin-bottom="0in" style:contextual-spacing="false" fo:text-indent="0in" style:auto-text-indent="false"/>
      <style:text-properties fo:font-size="10pt" fo:font-weight="bold" style:font-size-asian="10pt" style:font-weight-asian="bold" style:font-name-complex="Times New Roman" style:font-size-complex="10pt" style:font-weight-complex="bold"/>
    </style:style>
    <style:style style:name="Style_20_My_5f_Command_20__2b__20_Bold1" style:display-name="Style My_Command + Bold1" style:family="paragraph" style:parent-style-name="My_5f_Command">
      <style:text-properties fo:font-size="10pt" fo:font-weight="bold" style:font-size-asian="10pt" style:font-weight-asian="bold" style:font-weight-complex="bold"/>
    </style:style>
    <style:style style:name="Noamrl" style:family="paragraph" style:parent-style-name="Header"/>
    <style:style style:name="List_20_Paragraph" style:display-name="List Paragraph" style:family="paragraph" style:parent-style-name="Standard">
      <style:paragraph-properties fo:margin="100%" fo:margin-left="0.5in" fo:margin-right="0in" fo:margin-top="0in" fo:margin-bottom="0in" style:contextual-spacing="false" fo:text-indent="0in" style:auto-text-indent="false"/>
    </style:style>
    <style:style style:name="My_5f_file" style:display-name="My_file" style:family="paragraph" style:parent-style-name="Standard">
      <style:paragraph-properties fo:keep-together="always" fo:keep-with-next="always"/>
    </style:style>
    <style:style style:name="My_5f_document_5f_name" style:display-name="My_document_name" style:family="paragraph" style:parent-style-name="Standard">
      <style:text-properties fo:font-style="italic" style:font-style-asian="italic"/>
    </style:style>
    <style:style style:name="My_5f_documn" style:display-name="My_documn" style:family="paragraph" style:parent-style-name="Standard"/>
    <style:style style:name="My_5f_aru" style:display-name="My_aru" style:family="paragraph" style:parent-style-name="Standard">
      <style:paragraph-properties fo:keep-together="always" fo:keep-with-next="always"/>
    </style:style>
    <style:style style:name="My_5f_diro" style:display-name="My_diro" style:family="paragraph" style:parent-style-name="Standard"/>
    <style:style style:name="M_5f_directory" style:display-name="M_directory" style:family="paragraph" style:parent-style-name="My_5f_diro"/>
    <style:style style:name="Normak" style:family="paragraph" style:parent-style-name="M_5f_directory"/>
    <style:style style:name="My_5f_environment_5f_variable" style:display-name="My_environment_variable" style:family="paragraph" style:parent-style-name="Standard">
      <style:text-properties style:font-name="Courier New" style:font-name-complex="Courier New"/>
    </style:style>
    <style:style style:name="My_5f_note" style:display-name="My_note" style:family="paragraph" style:parent-style-name="Standard">
      <style:paragraph-properties fo:margin="100%" fo:margin-left="0.5in" fo:margin-right="0in" fo:margin-top="0in" fo:margin-bottom="0in" style:contextual-spacing="false" fo:text-indent="0in" style:auto-text-indent="false"/>
      <style:text-properties fo:font-style="italic" fo:font-weight="bold" style:font-style-asian="italic" style:font-weight-asian="bold"/>
    </style:style>
    <style:style style:name="My-en" style:family="paragraph" style:parent-style-name="Standard"/>
    <style:style style:name="My_5f_new_5f_word" style:display-name="My_new_word" style:family="paragraph" style:parent-style-name="My-en">
      <style:text-properties fo:font-style="italic" style:font-style-asian="italic"/>
    </style:style>
    <style:style style:name="my_5f_new_5f_term" style:display-name="my_new_term" style:family="paragraph" style:parent-style-name="Standard">
      <style:text-properties fo:font-style="italic" style:font-style-asian="italic"/>
    </style:style>
    <style:style style:name="Nor" style:family="paragraph" style:parent-style-name="My_5f_code"/>
    <style:style style:name="My_5f_dier" style:display-name="My_dier" style:family="paragraph" style:parent-style-name="Standard"/>
    <style:style style:name="My_5f_system_5f_character" style:display-name="My_system_character" style:family="paragraph" style:parent-style-name="Standard">
      <style:text-properties style:font-name="System" style:font-name-complex="System"/>
    </style:style>
    <style:style style:name="My_5f_root" style:display-name="My_root" style:family="paragraph" style:parent-style-name="Standard">
      <style:text-properties style:font-name-asian="MS Mincho"/>
    </style:style>
    <style:style style:name="Subtitle" style:family="paragraph" style:parent-style-name="Standard" style:next-style-name="Standard" style:class="chapter">
      <style:paragraph-properties fo:margin-top="0.139in" fo:margin-bottom="0.6252in" style:contextual-spacing="false" fo:text-align="end" style:justify-single-word="false"/>
      <style:text-properties style:font-name="Calibri" fo:font-style="italic" style:font-style-asian="italic" style:font-name-complex="Calibri" style:language-complex="en" style:country-complex="US" style:font-style-complex="italic"/>
    </style:style>
    <style:style style:name="No_20_Spacing" style:display-name="No Spacing" style:family="paragraph" style:parent-style-name="Standard">
      <style:text-properties style:font-name="Calibri" fo:font-size="11pt" style:font-size-asian="11pt" style:font-name-complex="Calibri" style:font-size-complex="11pt" style:language-complex="en" style:country-complex="US"/>
    </style:style>
    <style:style style:name="Quote" style:family="paragraph" style:parent-style-name="Standard" style:next-style-name="Standard">
      <style:paragraph-properties fo:margin="100%" fo:margin-left="0in" fo:margin-right="0in" fo:margin-top="0in" fo:margin-bottom="0in" style:contextual-spacing="false" fo:text-indent="0.25in" style:auto-text-indent="false"/>
      <style:text-properties fo:color="#5a5a5a" style:font-name="Cambria" fo:font-size="11pt" fo:font-style="italic" style:font-size-asian="11pt" style:font-style-asian="italic" style:font-name-complex="Cambria" style:font-size-complex="11pt" style:language-complex="en" style:country-complex="US" style:font-style-complex="italic"/>
    </style:style>
    <style:style style:name="Intense_20_Quote" style:display-name="Intense Quote" style:family="paragraph" style:parent-style-name="Standard" style:next-style-name="Standard">
      <style:paragraph-properties fo:margin="100%" fo:margin-left="1in" fo:margin-right="1in" fo:margin-top="0.222in" fo:margin-bottom="0.222in" style:contextual-spacing="false" fo:line-height="125%" fo:text-indent="0.25in" style:auto-text-indent="false" fo:background-color="#6ea0b0" fo:padding-left="0.0555in" fo:padding-right="0.0555in" fo:padding-top="0.139in" fo:padding-bottom="0.139in" fo:border-left="4pt solid #808080" fo:border-right="4pt solid #808080" fo:border-top="0.99pt solid #c0c0c0" fo:border-bottom="2.49pt solid #808080">
        <style:background-image/>
      </style:paragraph-properties>
      <style:text-properties fo:color="#ffffff" style:font-name="Cambria" fo:font-style="italic" style:font-style-asian="italic" style:font-name-complex="Cambria" style:language-complex="en" style:country-complex="US" style:font-style-complex="italic"/>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4165in" fo:margin-bottom="0.0555in" style:contextual-spacing="false" fo:text-indent="0in" style:auto-text-indent="false" fo:padding-left="0in" fo:padding-right="0in" fo:padding-top="0in" fo:padding-bottom="0.0138in" fo:border-left="none" fo:border-right="none" fo:border-top="none" fo:border-bottom="0.99pt solid #808080" fo:keep-with-next="auto"/>
      <style:text-properties fo:color="#4b7b8a" style:font-name="Cambria" fo:font-size="12pt" style:letter-kerning="true" style:font-size-asian="12pt" style:font-name-complex="Times New Roman" style:font-size-complex="12pt" style:language-complex="en" style:country-complex="US"/>
    </style:style>
    <style:style style:name="search_5f_arbold10" style:display-name="search_arbold10" style:family="paragraph" style:parent-style-name="Standard">
      <style:paragraph-properties fo:margin-top="0.1945in" fo:margin-bottom="0.1945in" style:contextual-spacing="false"/>
      <style:text-properties fo:color="#ffffff" style:font-name="Verdana" fo:font-size="6pt" fo:letter-spacing="0.0047in" style:font-size-asian="6pt" style:font-name-complex="Verdana" style:font-size-complex="6pt"/>
    </style:style>
    <style:style style:name="Caption_5f_for_5f_Tables" style:display-name="Caption_for_Tables" style:family="paragraph" style:parent-style-name="Caption">
      <style:paragraph-properties fo:margin-top="0in" fo:margin-bottom="0.1665in" style:contextual-spacing="false"/>
    </style:style>
    <style:style style:name="My_5f_system" style:display-name="My_system" style:family="paragraph" style:parent-style-name="Standard"/>
    <style:style style:name="My_5f_Commands" style:display-name="My_Commands" style:family="paragraph" style:parent-style-name="Standard"/>
    <style:style style:name="Footnote" style:family="paragraph" style:parent-style-name="Standard" style:class="extra">
      <style:text-properties fo:font-size="10pt" style:font-size-asian="10pt" style:font-size-complex="10pt"/>
    </style:style>
    <style:style style:name="My_5f_functon" style:display-name="My_functon" style:family="paragraph" style:parent-style-name="Standard"/>
    <style:style style:name="Normal_20__28_Web_29_" style:display-name="Normal (Web)" style:family="paragraph" style:parent-style-name="Standard">
      <style:paragraph-properties fo:margin-top="0.1945in" fo:margin-bottom="0.1945in" style:contextual-spacing="false"/>
    </style:style>
    <style:style style:name="Nmy_5f_code" style:display-name="Nmy_code" style:family="paragraph" style:parent-style-name="Standard"/>
    <style:style style:name="My_5f_codde" style:display-name="My_codde" style:family="paragraph" style:parent-style-name="My_5f_argument"/>
    <style:style style:name="My_5f_numbered_5f_list" style:display-name="My_numbered_list" style:family="paragraph" style:parent-style-name="Text_20_body" style:list-style-name="WW8Num22">
      <style:paragraph-properties fo:margin-top="0in" fo:margin-bottom="0in" style:contextual-spacing="false"/>
    </style:style>
    <style:style style:name="My_5f_list_5f_emphasis" style:display-name="My_list_emphasis" style:family="paragraph" style:parent-style-name="Standard">
      <style:text-properties style:text-underline-style="solid" style:text-underline-width="auto" style:text-underline-color="font-color"/>
    </style:style>
    <style:style style:name="My_5f_bullet_5f_list1" style:display-name="My_bullet_list1" style:family="paragraph" style:parent-style-name="Standard" style:list-style-name="WW8Num31"/>
    <style:style style:name="My_5f_bullet_5f_list2" style:display-name="My_bullet_list2" style:family="paragraph" style:parent-style-name="Standard" style:list-style-name="WW8Num19">
      <style:paragraph-properties fo:keep-together="always" fo:keep-with-next="always"/>
    </style:style>
    <style:style style:name="WW-Heading" style:family="paragraph" style:parent-style-name="Standard">
      <style:paragraph-properties fo:margin-top="0.1665in" fo:margin-bottom="0.0835in" style:contextual-spacing="false" fo:line-height="115%" fo:orphans="0" fo:widows="0" fo:hyphenation-ladder-count="no-limit" fo:keep-with-next="always" style:punctuation-wrap="simple">
        <style:tab-stops>
          <style:tab-stop style:position="0.4925in"/>
        </style:tab-stops>
      </style:paragraph-properties>
      <style:text-properties fo:color="#00000a" style:font-name="Arial" fo:font-size="14pt" style:font-name-asian="Droid Sans Fallback1" style:font-size-asian="14pt" style:language-asian="zh" style:country-asian="CN" style:font-name-complex="Arial" style:font-size-complex="14pt" style:language-complex="hi" style:country-complex="IN" fo:hyphenate="false" fo:hyphenation-remain-char-count="2" fo:hyphenation-push-char-count="2"/>
    </style:style>
    <style:style style:name="List_20_Indent" style:display-name="List Indent" style:family="paragraph" style:parent-style-name="Standard" style:class="text">
      <style:paragraph-properties fo:margin="100%" fo:margin-left="1.9689in" fo:margin-right="0in" fo:margin-top="0in" fo:margin-bottom="0.0598in" style:contextual-spacing="false" fo:text-indent="-1.7717in" style:auto-text-indent="false">
        <style:tab-stops>
          <style:tab-stop style:position="0.4925in"/>
          <style:tab-stop style:position="3.9374in"/>
        </style:tab-stops>
      </style:paragraph-properties>
    </style:style>
    <style:style style:name="Table_20_Contents" style:display-name="Table Contents" style:family="paragraph" style:parent-style-name="Standard" style:class="extra">
      <style:paragraph-properties fo:margin-top="0in" fo:margin-bottom="0.139in" style:contextual-spacing="false" fo:line-height="115%" fo:orphans="0" fo:widows="0" fo:hyphenation-ladder-count="no-limit" text:number-lines="false" text:line-number="0" style:punctuation-wrap="simple">
        <style:tab-stops>
          <style:tab-stop style:position="0.4925in"/>
        </style:tab-stops>
      </style:paragraph-properties>
      <style:text-properties fo:color="#00000a" style:font-name-asian="Droid Sans Fallback1" style:language-asian="zh" style:country-asian="CN" style:font-name-complex="Arial"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Footnote" style:family="paragraph" style:parent-style-name="Standard">
      <style:paragraph-properties fo:margin="100%" fo:margin-left="0.1965in" fo:margin-right="0in" fo:margin-top="0in" fo:margin-bottom="0.139in" style:contextual-spacing="false" fo:line-height="115%" fo:orphans="0" fo:widows="0" fo:hyphenation-ladder-count="no-limit" fo:text-indent="-0.1965in" style:auto-text-indent="false" text:number-lines="false" text:line-number="0" style:punctuation-wrap="simple">
        <style:tab-stops>
          <style:tab-stop style:position="0.4925in"/>
        </style:tab-stops>
      </style:paragraph-properties>
      <style:text-properties fo:color="#00000a" fo:font-size="10pt" style:font-name-asian="Droid Sans Fallback1" style:font-size-asian="10pt" style:language-asian="zh" style:country-asian="CN" style:font-name-complex="Arial" style:font-size-complex="10pt" style:language-complex="hi" style:country-complex="IN" fo:hyphenate="false" fo:hyphenation-remain-char-count="2" fo:hyphenation-push-char-count="2"/>
    </style:style>
    <style:style style:name="Contents_20_Heading" style:display-name="Contents Heading" style:family="paragraph" style:parent-style-name="WW-Heading" style:class="index">
      <style:paragraph-properties fo:text-align="center" style:justify-single-word="false" text:number-lines="false" text:line-number="0"/>
      <style:text-properties fo:font-size="16pt" fo:font-weight="bold" style:font-size-asian="16pt" style:font-weight-asian="bold" style:font-size-complex="16pt" style:font-weight-complex="bold"/>
    </style:style>
    <style:style style:name="WW-Contents_20_1" style:display-name="WW-Contents 1" style:family="paragraph" style:parent-style-name="Index">
      <style:paragraph-properties>
        <style:tab-stops>
          <style:tab-stop style:position="0.4925in"/>
          <style:tab-stop style:position="6.9252in" style:type="right" style:leader-style="dotted" style:leader-text="."/>
        </style:tab-stops>
      </style:paragraph-properties>
    </style:style>
    <style:style style:name="WW-Contents_20_2" style:display-name="WW-Contents 2" style:family="paragraph" style:parent-style-name="Index">
      <style:paragraph-properties fo:margin="100%" fo:margin-left="0.1965in" fo:margin-right="0in" fo:margin-top="0in" fo:margin-bottom="0in" style:contextual-spacing="false" fo:text-indent="0in" style:auto-text-indent="false">
        <style:tab-stops>
          <style:tab-stop style:position="0.4925in"/>
          <style:tab-stop style:position="6.9252in" style:type="right" style:leader-style="dotted" style:leader-text="."/>
        </style:tab-stops>
      </style:paragraph-properties>
    </style:style>
    <style:style style:name="WW-Contents_20_5" style:display-name="WW-Contents 5" style:family="paragraph" style:parent-style-name="Index">
      <style:paragraph-properties fo:margin="100%" fo:margin-left="0.7862in" fo:margin-right="0in" fo:margin-top="0in" fo:margin-bottom="0in" style:contextual-spacing="false" fo:text-indent="0in" style:auto-text-indent="false">
        <style:tab-stops>
          <style:tab-stop style:position="0.4925in"/>
          <style:tab-stop style:position="6.9252in" style:type="right" style:leader-style="dotted" style:leader-text="."/>
        </style:tab-stops>
      </style:paragraph-properties>
    </style:style>
    <style:style style:name="WW-Contents_20_3" style:display-name="WW-Contents 3" style:family="paragraph" style:parent-style-name="Index">
      <style:paragraph-properties fo:margin="100%" fo:margin-left="0.3929in" fo:margin-right="0in" fo:margin-top="0in" fo:margin-bottom="0in" style:contextual-spacing="false" fo:text-indent="0in" style:auto-text-indent="false">
        <style:tab-stops>
          <style:tab-stop style:position="0.4925in"/>
          <style:tab-stop style:position="6.9252in" style:type="right" style:leader-style="dotted" style:leader-text="."/>
        </style:tab-stops>
      </style:paragraph-properties>
    </style:style>
    <style:style style:name="WW-Contents_20_4" style:display-name="WW-Contents 4" style:family="paragraph" style:parent-style-name="Index">
      <style:paragraph-properties fo:margin="100%" fo:margin-left="0.5898in" fo:margin-right="0in" fo:margin-top="0in" fo:margin-bottom="0in" style:contextual-spacing="false" fo:text-indent="0in" style:auto-text-indent="false">
        <style:tab-stops>
          <style:tab-stop style:position="0.4925in"/>
          <style:tab-stop style:position="6.9252in" style:type="right" style:leader-style="dotted" style:leader-text="."/>
        </style:tab-stops>
      </style:paragraph-properties>
    </style:style>
    <style:style style:name="Header_20_left" style:display-name="Header left" style:family="paragraph" style:parent-style-name="Standard" style:class="extra">
      <style:paragraph-properties fo:margin-top="0in" fo:margin-bottom="0.139in" style:contextual-spacing="false" fo:line-height="115%" fo:orphans="0" fo:widows="0" fo:hyphenation-ladder-count="no-limit" text:number-lines="false" text:line-number="0" style:punctuation-wrap="simple">
        <style:tab-stops>
          <style:tab-stop style:position="0.4925in"/>
          <style:tab-stop style:position="3.4626in" style:type="center"/>
          <style:tab-stop style:position="6.9252in" style:type="right"/>
        </style:tab-stops>
      </style:paragraph-properties>
      <style:text-properties fo:color="#00000a" style:font-name-asian="Droid Sans Fallback1" style:language-asian="zh" style:country-asian="CN" style:font-name-complex="Arial" style:language-complex="hi" style:country-complex="IN" fo:hyphenate="false" fo:hyphenation-remain-char-count="2" fo:hyphenation-push-char-count="2"/>
    </style:style>
    <style:style style:name="Header_20_right" style:display-name="Header right" style:family="paragraph" style:parent-style-name="Standard" style:class="extra">
      <style:paragraph-properties fo:margin-top="0in" fo:margin-bottom="0.139in" style:contextual-spacing="false" fo:line-height="115%" fo:orphans="0" fo:widows="0" fo:hyphenation-ladder-count="no-limit" text:number-lines="false" text:line-number="0" style:punctuation-wrap="simple">
        <style:tab-stops>
          <style:tab-stop style:position="0.4925in"/>
          <style:tab-stop style:position="3.4626in" style:type="center"/>
          <style:tab-stop style:position="6.9252in" style:type="right"/>
        </style:tab-stops>
      </style:paragraph-properties>
      <style:text-properties fo:color="#00000a" style:font-name-asian="Droid Sans Fallback1" style:language-asian="zh" style:country-asian="CN" style:font-name-complex="Arial" style:language-complex="hi" style:country-complex="IN" fo:hyphenate="false" fo:hyphenation-remain-char-count="2" fo:hyphenation-push-char-count="2"/>
    </style:style>
    <style:style style:name="Heading_20_11" style:display-name="Heading 11" style:family="paragraph" style:parent-style-name="Heading_20_3" style:default-outline-level="" style:list-style-name="WW8Num28">
      <style:paragraph-properties fo:margin-top="0.1665in" fo:margin-bottom="0.0835in" style:contextual-spacing="false" fo:line-height="115%" fo:orphans="0" fo:widows="0" fo:hyphenation-ladder-count="no-limit" style:punctuation-wrap="simple">
        <style:tab-stops>
          <style:tab-stop style:position="0.4925in"/>
        </style:tab-stops>
      </style:paragraph-properties>
      <style:text-properties fo:hyphenate="false" fo:hyphenation-remain-char-count="2" fo:hyphenation-push-char-count="2"/>
    </style:style>
    <style:style style:name="Heding_20_2" style:display-name="Heding 2" style:family="paragraph" style:parent-style-name="Heading_20_1" style:default-outline-level="" style:list-style-name="">
      <style:paragraph-properties fo:margin="100%" fo:margin-left="0.25in" fo:margin-right="0in" fo:margin-top="0.1665in" fo:margin-bottom="0.0835in" style:contextual-spacing="false" fo:line-height="115%" fo:orphans="0" fo:widows="0" fo:hyphenation-ladder-count="no-limit" fo:text-indent="-0.25in" style:auto-text-indent="false" style:punctuation-wrap="simple">
        <style:tab-stops>
          <style:tab-stop style:position="0.4925in"/>
        </style:tab-stops>
      </style:paragraph-properties>
      <style:text-properties fo:hyphenate="false" fo:hyphenation-remain-char-count="2" fo:hyphenation-push-char-count="2"/>
    </style:style>
    <style:style style:name="My-title" style:family="paragraph" style:parent-style-name="Heading_20_1" style:default-outline-level="" style:list-style-nam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Object_20_index_20_heading" style:display-name="Object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Highlight" style:display-name="Table Highlight" style:family="paragraph" style:parent-style-name="Table_20_Contents" style:next-style-name="Table_20_Contents">
      <style:paragraph-properties fo:background-color="#0066cc" style:shadow="none">
        <style:background-image/>
      </style:paragraph-properties>
      <style:text-properties fo:color="#ffffff"/>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5in" style:type="right" style:leader-style="dotted" style:leader-text="."/>
        </style:tab-stops>
      </style:paragraph-properties>
    </style:style>
    <style:style style:name="Figure" style:family="paragraph" style:parent-style-name="Caption"/>
    <style:style style:name="Table" style:family="paragraph" style:parent-style-name="Caption" style:class="extra"/>
    <style:style style:name="Illustration" style:family="paragraph" style:parent-style-name="Caption" style:class="extra"/>
    <style:style style:name="Code" style:family="paragraph" style:parent-style-name="Standard" style:master-page-name="">
      <style:paragraph-properties fo:margin-top="0in" fo:margin-bottom="0in" style:contextual-spacing="false" style:page-number="auto"/>
      <style:text-properties style:font-name="Courier New1" fo:font-size="10pt"/>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9z0" style:family="text">
      <style:text-properties style:font-name="Symbol" style:font-name-complex="Symbol"/>
    </style:style>
    <style:style style:name="WW8Num11z0" style:family="text">
      <style:text-properties style:font-name="Wingdings 2" style:font-name-complex="Wingdings 2"/>
    </style:style>
    <style:style style:name="WW8Num11z1" style:family="text">
      <style:text-properties style:font-name="OpenSymbol" style:font-name-complex="OpenSymbol"/>
    </style:style>
    <style:style style:name="WW8Num12z0" style:family="text">
      <style:text-properties style:font-name="Wingdings 2" style:font-name-complex="Wingdings 2"/>
    </style:style>
    <style:style style:name="WW8Num12z1" style:family="text">
      <style:text-properties style:font-name="OpenSymbol" style:font-name-complex="OpenSymbol"/>
    </style:style>
    <style:style style:name="WW8Num13z0" style:family="text">
      <style:text-properties style:font-name="Wingdings 2" style:font-name-complex="Wingdings 2"/>
    </style:style>
    <style:style style:name="WW8Num13z1" style:family="text">
      <style:text-properties style:font-name="OpenSymbol" style:font-name-complex="OpenSymbol"/>
    </style:style>
    <style:style style:name="WW8Num14z0" style:family="text">
      <style:text-properties style:font-name="Courier New" fo:font-size="18pt" style:font-size-asian="18pt" style:font-name-complex="Courier New" style:font-size-complex="18pt"/>
    </style:style>
    <style:style style:name="WW8Num17z1" style:family="text">
      <style:text-properties style:font-name="Arial1" fo:font-size="14pt" fo:language="en" fo:country="US" fo:font-style="italic" fo:font-weight="bold" style:font-size-asian="14pt" style:font-style-asian="italic" style:font-weight-asian="bold" style:font-name-complex="Symbol" style:font-size-complex="14pt" style:language-complex="zxx" style:country-complex="none" style:font-style-complex="italic" style:font-weight-complex="bold"/>
    </style:style>
    <style:style style:name="WW8Num18z0" style:family="text">
      <style:text-properties style:font-name="Wingdings 2" style:font-name-complex="Wingdings 2"/>
    </style:style>
    <style:style style:name="WW8Num18z1" style:family="text">
      <style:text-properties style:font-name="OpenSymbol" style:font-name-complex="Open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Wingdings 2" style:font-name-complex="Wingdings 2"/>
    </style:style>
    <style:style style:name="WW8Num20z1" style:family="text">
      <style:text-properties style:font-name="OpenSymbol" style:font-name-complex="OpenSymbol"/>
    </style:style>
    <style:style style:name="WW8Num25z0" style:family="text">
      <style:text-properties style:font-name="Wingdings 2" style:font-name-complex="Wingdings 2"/>
    </style:style>
    <style:style style:name="WW8Num25z1" style:family="text">
      <style:text-properties style:font-name="OpenSymbol" style:font-name-complex="Open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Courier New" fo:font-size="18pt" style:font-size-asian="18pt" style:font-name-complex="Courier New" style:font-size-complex="18pt"/>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style:font-name="Wingdings 2" style:font-name-complex="Wingdings 2"/>
    </style:style>
    <style:style style:name="WW8Num30z1" style:family="text">
      <style:text-properties style:font-name="OpenSymbol" style:font-name-complex="OpenSymbol"/>
    </style:style>
    <style:style style:name="WW8Num31z0" style:family="text">
      <style:text-properties style:font-name="Symbol" style:font-name-asian="Times New Roman" style:font-name-complex="Times New Roman"/>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Wingdings 2" style:font-name-complex="Wingdings 2"/>
    </style:style>
    <style:style style:name="WW8Num32z1" style:family="text">
      <style:text-properties style:font-name="OpenSymbol" style:font-name-complex="OpenSymbol"/>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My_5f_Command_20_Char" style:display-name="My_Command Char" style:family="text" style:parent-style-name="Default_20_Paragraph_20_Font">
      <style:text-properties style:font-name="Courier New" fo:language="en" fo:country="US" style:font-name-complex="Courier New" style:font-size-complex="12pt" style:language-complex="ar" style:country-complex="SA"/>
    </style:style>
    <style:style style:name="Caption_20_Char" style:display-name="Caption Char" style:family="text" style:parent-style-name="Default_20_Paragraph_20_Fon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Style_20_Caption_20__2b__20_12_20_pt_20_Char" style:display-name="Style Caption + 12 pt Char" style:family="text" style:parent-style-name="Caption_20_Char">
      <style:text-properties fo:font-size="12pt" style:font-size-asian="12pt"/>
    </style:style>
    <style:style style:name="My_5f_write_20_Char" style:display-name="My_write Char" style:family="text" style:parent-style-name="Default_20_Paragraph_20_Font">
      <style:text-properties fo:font-size="12pt" fo:language="en" fo:country="US" fo:font-style="italic" style:font-size-asian="12pt" style:font-style-asian="italic" style:font-size-complex="12pt" style:language-complex="ar" style:country-complex="SA"/>
    </style:style>
    <style:style style:name="My_5f_source_5f_file_20_Char" style:display-name="My_source_file Char" style:family="text" style:parent-style-name="Default_20_Paragraph_20_Font">
      <style:text-properties style:font-name="Courier New" fo:font-size="12pt" style:font-size-asian="12pt" style:font-name-complex="Courier New" style:font-size-complex="12pt"/>
    </style:style>
    <style:style style:name="My_5f_function_20_Char" style:display-name="My_function Char" style:family="text" style:parent-style-name="Default_20_Paragraph_20_Font">
      <style:text-properties style:font-name="Courier New" fo:font-size="12pt" style:font-size-asian="12pt" style:font-name-complex="Courier New" style:font-size-complex="12pt"/>
    </style:style>
    <style:style style:name="My_5f_code_20_Char" style:display-name="My_code Char" style:family="text" style:parent-style-name="My_5f_Command_20_Char"/>
    <style:style style:name="My_5f_directory_20_Char" style:display-name="My_directory Char" style:family="text" style:parent-style-name="Default_20_Paragraph_20_Font">
      <style:text-properties style:font-name="Courier New" fo:font-size="12pt" style:font-size-asian="12pt" style:font-name-complex="Courier New" style:font-size-complex="12pt"/>
    </style:style>
    <style:style style:name="My_5f_argument_20_Char" style:display-name="My_argument Char" style:family="text" style:parent-style-name="Default_20_Paragraph_20_Font">
      <style:text-properties style:font-name="Courier New" fo:font-size="12pt" style:font-size-asian="12pt" style:font-name-complex="Courier New" style:font-size-complex="12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y_5f_Comand_20_Char" style:display-name="My_Comand Char" style:family="text" style:parent-style-name="Default_20_Paragraph_20_Font">
      <style:text-properties fo:font-size="12pt" style:font-size-asian="12pt" style:font-size-complex="12pt"/>
    </style:style>
    <style:style style:name="My_5f_Comamnd_20_Char" style:display-name="My_Comamnd Char" style:family="text" style:parent-style-name="Default_20_Paragraph_20_Font">
      <style:text-properties fo:font-size="12pt" fo:language="en" fo:country="US" style:font-size-asian="12pt" style:font-size-complex="12pt" style:language-complex="ar" style:country-complex="SA"/>
    </style:style>
    <style:style style:name="_20_Char_20_Char4" style:display-name=" Char Char4"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fo:font-size="12pt" fo:language="en" fo:country="US" style:font-size-asian="12pt" style:font-size-complex="12pt" style:language-complex="ar" style:country-complex="SA"/>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Arial" fo:font-size="13pt" fo:font-weight="bold" style:font-size-asian="13pt" style:font-weight-asian="bold" style:font-name-complex="Arial" style:font-size-complex="13pt" style:font-weight-complex="bold"/>
    </style:style>
    <style:style style:name="Style_20_My_5f_Command_20__2b__20_Bold_20_Char" style:display-name="Style My_Command + Bold Char" style:family="text" style:parent-style-name="My_5f_Command_20_Char">
      <style:text-properties fo:font-weight="bold" style:font-weight-asian="bold" style:font-weight-complex="bold"/>
    </style:style>
    <style:style style:name="Style_20_My_5f_Command_20__2b__20_Bold1_20_Char" style:display-name="Style My_Command + Bold1 Char" style:family="text" style:parent-style-name="My_5f_Command_20_Char">
      <style:text-properties fo:font-weight="bold" style:font-weight-asian="bold" style:font-weight-complex="bold"/>
    </style:style>
    <style:style style:name="My_5f_document_5f_name_20_Char" style:display-name="My_document_name Char" style:family="text" style:parent-style-name="Default_20_Paragraph_20_Font">
      <style:text-properties fo:font-size="12pt" fo:font-style="italic" style:font-size-asian="12pt" style:font-style-asian="italic" style:font-size-complex="12pt"/>
    </style:style>
    <style:style style:name="My_5f_environment_5f_variable_20_Char" style:display-name="My_environment_variable Char" style:family="text" style:parent-style-name="Default_20_Paragraph_20_Font">
      <style:text-properties style:font-name="Courier New" fo:font-size="12pt" style:font-size-asian="12pt" style:font-name-complex="Courier New" style:font-size-complex="12pt"/>
    </style:style>
    <style:style style:name="My_5f_note_20_Char" style:display-name="My_note Char" style:family="text" style:parent-style-name="Default_20_Paragraph_20_Font">
      <style:text-properties fo:font-size="12pt" fo:font-style="italic" fo:font-weight="bold" style:font-size-asian="12pt" style:font-style-asian="italic" style:font-weight-asian="bold" style:font-size-complex="12pt"/>
    </style:style>
    <style:style style:name="Plain_20_Text_20_Char" style:display-name="Plain Text Char" style:family="text" style:parent-style-name="Default_20_Paragraph_20_Font">
      <style:text-properties style:font-name="Courier New" style:font-name-complex="Courier New"/>
    </style:style>
    <style:style style:name="My-en_20_Char" style:display-name="My-en Char" style:family="text" style:parent-style-name="Default_20_Paragraph_20_Font">
      <style:text-properties fo:font-size="12pt" style:font-size-asian="12pt" style:font-size-complex="12pt"/>
    </style:style>
    <style:style style:name="My_5f_new_5f_word_20_Char" style:display-name="My_new_word Char" style:family="text" style:parent-style-name="My-en_20_Char"/>
    <style:style style:name="my_5f_new_5f_term_20_Char" style:display-name="my_new_term Char" style:family="text" style:parent-style-name="Default_20_Paragraph_20_Font">
      <style:text-properties fo:font-size="12pt" fo:font-style="italic" style:font-size-asian="12pt" style:font-style-asian="italic" style:font-size-complex="12pt"/>
    </style:style>
    <style:style style:name="My_5f_system_5f_character_20_Char" style:display-name="My_system_character Char" style:family="text" style:parent-style-name="Default_20_Paragraph_20_Font">
      <style:text-properties style:font-name="System" fo:font-size="12pt" style:font-size-asian="12pt" style:font-name-complex="System" style:font-size-complex="12pt"/>
    </style:style>
    <style:style style:name="Title_20_Char" style:display-name="Title Char" style:family="text" style:parent-style-name="Default_20_Paragraph_20_Font">
      <style:text-properties fo:color="#32515c" style:font-name="Cambria" fo:font-size="30pt" fo:font-style="italic" style:font-size-asian="30pt" style:font-style-asian="italic" style:font-name-complex="Cambria" style:font-size-complex="30pt" style:language-complex="en" style:country-complex="US" style:font-style-complex="italic"/>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Arial" fo:font-size="11pt" style:font-size-asian="11pt" style:font-name-complex="Arial" style:font-size-complex="11pt"/>
    </style:style>
    <style:style style:name="Subtitle_20_Char" style:display-name="Subtitle Char" style:family="text" style:parent-style-name="Default_20_Paragraph_20_Font">
      <style:text-properties style:font-name="Calibri" fo:font-size="12pt" fo:font-style="italic" style:font-size-asian="12pt" style:font-style-asian="italic" style:font-name-complex="Calibri" style:font-size-complex="12pt" style:language-complex="en" style:country-complex="US" style:font-style-complex="italic"/>
    </style:style>
    <style:style style:name="Strong_20_Emphasis" style:display-name="Strong Emphasis" style:family="text" style:parent-style-name="Default_20_Paragraph_20_Font">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Quote_20_Char" style:display-name="Quote Char" style:family="text" style:parent-style-name="Default_20_Paragraph_20_Font">
      <style:text-properties fo:color="#5a5a5a" style:font-name="Cambria" fo:font-size="11pt" fo:font-style="italic" style:font-size-asian="11pt" style:font-style-asian="italic" style:font-name-complex="Cambria" style:font-size-complex="11pt" style:language-complex="en" style:country-complex="US" style:font-style-complex="italic"/>
    </style:style>
    <style:style style:name="Intense_20_Quote_20_Char" style:display-name="Intense Quote Char" style:family="text" style:parent-style-name="Default_20_Paragraph_20_Font">
      <style:text-properties fo:color="#ffffff" style:font-name="Cambria" fo:font-size="12pt" fo:font-style="italic" fo:background-color="#6ea0b0" style:font-size-asian="12pt" style:font-style-asian="italic" style:font-name-complex="Cambria" style:font-size-complex="12pt" style:language-complex="en" style:country-complex="US" style:font-style-complex="italic"/>
    </style:style>
    <style:style style:name="Subtle_20_Emphasis" style:display-name="Subtle Emphasis" style:family="text">
      <style:text-properties fo:color="#5a5a5a" fo:font-style="italic" style:font-style-asian="italic" style:font-style-complex="italic"/>
    </style:style>
    <style:style style:name="Intense_20_Emphasis" style:display-name="Intense Emphasis" style:family="text">
      <style:text-properties fo:color="#6ea0b0"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text-properties fo:color="#000000" style:text-underline-style="solid" style:text-underline-width="auto" style:text-underline-color="font-color"/>
    </style:style>
    <style:style style:name="Intense_20_Reference" style:display-name="Intense Reference" style:family="text" style:parent-style-name="Default_20_Paragraph_20_Font">
      <style:text-properties fo:color="#66627f"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o_20_Spacing_20_Char" style:display-name="No Spacing Char" style:family="text" style:parent-style-name="Default_20_Paragraph_20_Font">
      <style:text-properties style:font-name="Calibri" fo:font-size="11pt" style:font-size-asian="11pt" style:font-name-complex="Calibri" style:font-size-complex="11pt" style:language-complex="en" style:country-complex="US"/>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style style:name="search_5f_arbold101" style:display-name="search_arbold101" style:family="text" style:parent-style-name="Default_20_Paragraph_20_Font">
      <style:text-properties fo:color="#ffffff" style:text-line-through-style="none" style:font-name="Verdana" fo:font-size="6pt" fo:letter-spacing="0.0047in" style:text-underline-style="none" fo:font-weight="normal" style:font-size-asian="6pt" style:font-weight-asian="normal" style:font-name-complex="Verdana" style:font-size-complex="6pt" style:font-weight-complex="normal"/>
    </style:style>
    <style:style style:name="Footnote_20_Text_20_Char" style:display-name="Footnote Text Cha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My_5f_list_5f_emphasis_20_Char" style:display-name="My_list_emphasis Char" style:family="text" style:parent-style-name="Default_20_Paragraph_20_Font">
      <style:text-properties fo:font-size="12pt" style:text-underline-style="solid" style:text-underline-width="auto" style:text-underline-color="font-color" style:font-size-asian="12pt" style:font-size-complex="12pt"/>
    </style:style>
    <style:style style:name="My_5f_bullet_5f_list1_20_Char" style:display-name="My_bullet_list1 Ch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My_5f_bullet_5f_list2_20_Char" style:display-name="My_bullet_list2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WW-Footnote_20_Characters" style:display-name="WW-Footnote Characters" style:family="text"/>
    <style:style style:name="Endnote_20_anchor" style:display-name="Endnote anchor" style:family="text">
      <style:text-properties style:text-position="super 58%"/>
    </style:style>
    <style:style style:name="Endnote_20_Symbol" style:display-name="Endnote Symbol" style:family="text"/>
    <style:style style:name="WW-Internet_20_Link" style:display-name="WW-Internet Link" style:family="text">
      <style:text-properties fo:color="#000080" fo:language="en" fo:country="US" style:text-underline-style="solid" style:text-underline-width="auto" style:text-underline-color="font-color" style:language-complex="en" style:country-complex="US"/>
    </style:style>
    <style:style style:name="Line_20_numbering" style:display-name="Line numbering" style:family="text"/>
    <style:style style:name="Source_20_Text" style:display-name="Source Text" style:family="text">
      <style:text-properties style:font-name="DejaVu Sans Mono" style:font-name-asian="Droid Sans Fallback2" style:font-name-complex="DejaVu Sans Mono"/>
    </style:style>
    <style:style style:name="Example" style:family="text">
      <style:text-properties style:font-name="DejaVu Sans Mono" style:font-name-asian="Droid Sans Fallback2" style:font-name-complex="DejaVu Sans Mono"/>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252in" fo:text-indent="-0.3in" fo:margin-left="0.4252in"/>
        </style:list-level-properties>
      </text:outline-level-style>
      <text:outline-level-style text:level="2" text:style-name="WW8Num17z1" style:num-format="1" text:display-levels="2">
        <style:list-level-properties text:list-level-position-and-space-mode="label-alignment">
          <style:list-level-label-alignment text:label-followed-by="listtab" text:list-tab-stop-position="0.5252in" fo:text-indent="-0.4in" fo:margin-left="0.5252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3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in" fo:text-indent="-0.8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1.0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1.3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1.5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1.8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2.0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2.3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2.55in" fo:margin-left="2.75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8Num11z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8Num11z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8Num11z1"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Bullet_20_Symbols" text:bullet-char="●">
        <style:list-level-properties text:list-level-position-and-space-mode="label-alignment">
          <style:list-level-label-alignment text:label-followed-by="listtab" fo:text-indent="-0.25in" fo:margin-left="0.7425in"/>
        </style:list-level-properties>
        <style:text-properties style:font-name="StarSymbol"/>
      </text:list-level-style-bullet>
      <text:list-level-style-bullet text:level="2" text:style-name="WW8Num12z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25in" fo:margin-left="1.4925in"/>
        </style:list-level-properties>
        <style:text-properties style:font-name="Wingdings 2"/>
      </text:list-level-style-bullet>
      <text:list-level-style-bullet text:level="5" text:style-name="WW8Num12z1"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25in" fo:margin-left="2.2425in"/>
        </style:list-level-properties>
        <style:text-properties style:font-name="Wingdings 2"/>
      </text:list-level-style-bullet>
      <text:list-level-style-bullet text:level="8" text:style-name="WW8Num12z1"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My_5f_bullet_5f_list1_20_Char"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8Num13z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8Num13z1"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Courier New2"/>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format="1">
        <style:list-level-properties text:list-level-position-and-space-mode="label-alignment">
          <style:list-level-label-alignment text:label-followed-by="listtab" text:list-tab-stop-position="0.4252in" fo:text-indent="-0.3in" fo:margin-left="0.4252in"/>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0.5252in" fo:text-indent="-0.4in" fo:margin-left="0.5252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8Num18z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8Num18z1"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1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1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1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8Num20z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8Num20z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8Num20z1"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8Num25z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8Num25z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8Num25z1"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0.5in" fo:text-indent="-0.25in" fo:margin-left="0.5in"/>
        </style:list-level-properties>
        <style:text-properties style:font-name="Courier New2"/>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2"/>
      </text:list-level-style-bullet>
      <text:list-level-style-bullet text:level="3" text:style-name="WW8Num29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2"/>
      </text:list-level-style-bullet>
      <text:list-level-style-bullet text:level="6" text:style-name="WW8Num29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2"/>
      </text:list-level-style-bullet>
      <text:list-level-style-bullet text:level="9" text:style-name="WW8Num29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8Num30z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30z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8Num30z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30z1"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8Num30z1"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30z1"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31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31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1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31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8Num32z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8Num32z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8Num32z1"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in" style:type="center"/>
          <style:tab-stop style:position="6.6252in" style:type="right"/>
        </style:tab-stops>
      </style:paragraph-properties>
    </style:style>
    <style:style style:name="MT1" style:family="text">
      <style:text-properties fo:font-size="14pt" style:font-size-asian="14pt" style:font-size-complex="14pt"/>
    </style:style>
    <style:style style:name="Mfr1" style:family="graphic" style:parent-style-name="Graphics">
      <style:graphic-properties fo:margin-left="0in" fo:margin-right="0in" fo:margin-top="0in" fo:margin-bottom="0in" style:run-through="foreground" style:wrap="none" style:vertical-pos="from-top" style:vertical-rel="paragraph" style:horizontal-pos="outside"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75in" fo:page-height="11in" style:num-format="1" style:print-orientation="portrait" fo:margin-top="0.5in" fo:margin-bottom="0.5in" fo:margin-left="1.05in" fo:margin-right="1.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75in" fo:page-height="11in" style:num-format="1" style:print-orientation="portrait" fo:margin-top="1in" fo:margin-bottom="1in" fo:margin-left="1.05in" fo:margin-right="1.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3" text:anchor-type="paragraph" svg:y="0in" svg:width="1.5291in" style:rel-width="23%" svg:height="0.4701in" style:rel-height="scale" draw:z-index="45"><draw:image xlink:href="Pictures/100000000000012F0000005E6D466E6B.jpg" xlink:type="simple" xlink:show="embed" xlink:actuate="onLoad"/></draw:frame><text:span text:style-name="MT1"><text:title>U-Boot Porting Guide</text:title></text:span><text:tab/><text:tab/></text:p>
        <text:p text:style-name="Header"/>
      </style:header>
      <style:header-left>
        <text:p text:style-name="MP1"><draw:frame draw:style-name="Mfr1" draw:name="graphics1" text:anchor-type="paragraph" svg:y="0in" svg:width="1.5291in" style:rel-width="23%" svg:height="0.4701in" style:rel-height="scale" draw:z-index="91"><draw:image xlink:href="Pictures/100000000000012F0000005E6D466E6B.jpg" xlink:type="simple" xlink:show="embed" xlink:actuate="onLoad"/></draw:frame><text:tab/><text:tab/><text:span text:style-name="MT1"><text:title>U-Boot Porting Guide</text:title></text:span></text:p>
        <text:p text:style-name="MP1"/>
      </style:header-left>
      <style:footer>
        <text:p text:style-name="Footer"><text:tab/><text:tab/>CAVIUM Proprietary and Confidential - DO NOT COPY<text:tab/>1-<text:page-number text:select-page="current">91</text:page-number></text:p>
      </style:footer>
      <style:footer-left>
        <text:p text:style-name="Footer">1-<text:page-number text:select-page="current">4</text:page-number><text:tab/>CAVIUM Proprietary and Confidential - DO NOT COPY<text:tab/><text:tab/></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U-Boot Porting Guide</dc:title>
    <meta:initial-creator>Jcurtis</meta:initial-creator>
    <meta:creation-date>2011-05-04T10:51:00</meta:creation-date>
    <dc:date>2013-01-15T20:36:36</dc:date>
    <meta:print-date>2009-06-30T12:40:00</meta:print-date>
    <meta:editing-cycles>347</meta:editing-cycles>
    <meta:editing-duration>P42DT19M26S</meta:editing-duration>
    <meta:generator>LibreOffice/3.6$Linux_X86_64 LibreOffice_project/360m1$Build-304</meta:generator>
    <dc:subject>U-Boot Porting Guide</dc:subject>
    <meta:keyword>U-Boot porting</meta:keyword>
    <dc:creator>Aaron Williams</dc:creator>
    <meta:document-statistic meta:table-count="20" meta:image-count="2" meta:object-count="0" meta:page-count="92" meta:paragraph-count="2330" meta:word-count="28004" meta:character-count="176012" meta:non-whitespace-character-count="149087"/>
    <meta:user-defined meta:name="Info 1"/>
    <meta:user-defined meta:name="Info 2"/>
    <meta:user-defined meta:name="Info 3"/>
    <meta:user-defined meta:name="Info 4"/>
  </office:meta>
</office:document-meta>
</file>